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02cm solid #000000" fo:border-left="none" fo:border-right="none" fo:border-top="none"/>
    </style:style>
    <style:style style:name="ce2" style:family="table-cell" style:parent-style-name="Default">
      <style:table-cell-properties fo:border-bottom="0.039cm double #000000" style:border-line-width-bottom="0.002cm 0.035cm 0.002cm" fo:border-left="none" fo:border-right="none" fo:border-top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c00"/>
    </style:style>
    <style:style style:name="ce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8" style:family="table-cell" style:parent-style-name="Default" style:data-style-name="N11">
      <style:table-cell-properties fo:border-bottom="0.002cm solid #000000" fo:border-left="none" fo:border-right="none" fo:border-top="none"/>
    </style:style>
    <style:style style:name="ce9" style:family="table-cell" style:parent-style-name="Default" style:data-style-name="N11">
      <style:table-cell-properties fo:border="none"/>
    </style:style>
    <style:style style:name="ce10" style:family="table-cell" style:parent-style-name="Default">
      <style:table-cell-properties fo:border-bottom="0.039cm double #000000" style:border-line-width-bottom="0.002cm 0.035cm 0.002cm" fo:border-left="none" fo:border-right="none" fo:border-top="none"/>
      <style:text-properties style:font-name="돋움" style:font-name-asian="돋움1" style:font-name-complex="Mangal"/>
    </style:style>
    <style:style style:name="ce11" style:family="table-cell" style:parent-style-name="Default" style:data-style-name="N11"/>
    <style:style style:name="ce12" style:family="table-cell" style:parent-style-name="Default">
      <style:table-cell-properties fo:border-bottom="0.002cm solid #000000" fo:border-left="none" fo:border-right="none" fo:border-top="none"/>
      <style:text-properties style:font-name="돋움" style:font-name-asian="돋움1" style:font-name-complex="Mangal"/>
    </style:style>
    <style:style style:name="ce13" style:family="table-cell" style:parent-style-name="Default">
      <style:table-cell-properties fo:border="none"/>
      <style:text-properties style:font-name="돋움" style:font-name-asian="돋움1" style:font-name-complex="Mangal"/>
    </style:style>
    <style:style style:name="ce14" style:family="table-cell" style:parent-style-name="Default">
      <style:table-cell-properties fo:border-bottom="0.002cm solid #000000" fo:border-left="none" fo:border-right="0.002cm solid #000000" fo:border-top="none"/>
    </style:style>
    <style:style style:name="ce15" style:family="table-cell" style:parent-style-name="Default" style:data-style-name="N11">
      <style:table-cell-properties fo:border-bottom="none" fo:background-color="#ffff99" fo:border-left="none" fo:border-right="0.002cm solid #000000" fo:border-top="none"/>
    </style:style>
    <style:style style:name="ce16" style:family="table-cell" style:parent-style-name="Default" style:data-style-name="N11">
      <style:table-cell-properties fo:border-bottom="none" fo:background-color="#ffff99" fo:border-left="none" fo:border-right="0.002cm solid #000000" fo:border-top="none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fo:border-bottom="none" fo:background-color="#ffcc00" fo:border-left="none" fo:border-right="0.002cm solid #000000" fo:border-top="none"/>
    </style:style>
    <style:style style:name="ce18" style:family="table-cell" style:parent-style-name="Default" style:data-style-name="N11">
      <style:table-cell-properties fo:border-bottom="none" fo:background-color="#ffcc00" fo:border-left="none" fo:border-right="0.002cm solid #000000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9999"/>
    </style:style>
    <style:style style:name="ce20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ff9999"/>
    </style:style>
    <style:style style:name="ce22" style:family="table-cell" style:parent-style-name="Default" style:data-style-name="N0">
      <style:table-cell-properties fo:background-color="#ff9999"/>
      <style:text-properties fo:font-weight="bold" style:font-weight-asian="bold" style:font-weight-complex="bold"/>
    </style:style>
    <style:style style:name="ce23" style:family="table-cell" style:parent-style-name="Default" style:data-style-name="N11">
      <style:table-cell-properties fo:background-color="#ff9999"/>
    </style:style>
    <style:style style:name="ce24" style:family="table-cell" style:parent-style-name="Default" style:data-style-name="N11">
      <style:table-cell-properties fo:background-color="#ff9999"/>
      <style:text-properties fo:font-weight="bold" style:font-weight-asian="bold" style:font-weight-complex="bold"/>
    </style:style>
    <style:style style:name="ce25" style:family="table-cell" style:parent-style-name="Default" style:data-style-name="N11">
      <style:table-cell-properties fo:border-bottom="0.002cm solid #000000" fo:border-left="none" fo:border-right="none" fo:border-top="none"/>
      <style:map style:condition="cell-content()&gt;0" style:apply-style-name="제목_20_없음2" style:base-cell-address="시트1.H37"/>
    </style:style>
    <style:style style:name="ce26" style:family="table-cell" style:parent-style-name="Default" style:data-style-name="N11">
      <style:map style:condition="cell-content()&gt;0" style:apply-style-name="제목_20_없음2" style:base-cell-address="시트1.H37"/>
    </style:style>
    <style:style style:name="ce27" style:family="table-cell" style:parent-style-name="Default" style:data-style-name="N0">
      <style:table-cell-properties fo:border-bottom="0.002cm solid #000000" fo:border-left="none" fo:border-right="none" fo:border-top="none"/>
      <style:map style:condition="cell-content()&gt;0" style:apply-style-name="제목_20_없음2" style:base-cell-address="시트1.H37"/>
    </style:style>
    <style:style style:name="ce28" style:family="table-cell" style:parent-style-name="Default" style:data-style-name="N0">
      <style:map style:condition="cell-content()&gt;0" style:apply-style-name="제목_20_없음2" style:base-cell-address="시트1.H37"/>
    </style:style>
    <style:style style:name="ce29" style:family="table-cell" style:parent-style-name="Default" style:data-style-name="N0">
      <style:table-cell-properties fo:border="none"/>
      <style:map style:condition="cell-content()&gt;0" style:apply-style-name="제목_20_없음2" style:base-cell-address="시트1.H37"/>
    </style:style>
    <style:style style:name="ce30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 style:data-style-name="N11">
      <style:map style:condition="cell-content()&lt;=MIN([.$Q21:.$W21])" style:apply-style-name="제목_20_없음3" style:base-cell-address="시트1.Q21"/>
    </style:style>
    <style:style style:name="ce33" style:family="table-cell" style:parent-style-name="Default" style:data-style-name="N11">
      <style:table-cell-properties fo:border-bottom="0.002cm solid #000000" fo:border-left="none" fo:border-right="none" fo:border-top="none"/>
      <style:map style:condition="cell-content()&lt;=MIN([.$Q21:.$W21])" style:apply-style-name="제목_20_없음3" style:base-cell-address="시트1.Q21"/>
    </style:style>
    <style:style style:name="ce34" style:family="table-cell" style:parent-style-name="Default">
      <style:text-properties style:font-name="돋움" style:font-name-asian="돋움1" style:font-name-complex="Mangal"/>
    </style:style>
    <style:style style:name="ce35" style:family="table-cell" style:parent-style-name="Default">
      <style:table-cell-properties fo:border-bottom="none" fo:background-color="#ffcc00" fo:border-left="0.002cm solid #000000" fo:border-right="0.002cm solid #000000" fo:border-top="none"/>
    </style:style>
    <style:style style:name="ce36" style:family="table-cell" style:parent-style-name="Default">
      <style:table-cell-properties fo:background-color="#dddddd"/>
    </style:style>
    <style:style style:name="ce37" style:family="table-cell" style:parent-style-name="Default">
      <style:table-cell-properties fo:border-bottom="0.002cm solid #000000" fo:background-color="#dddddd" fo:border-left="none" fo:border-right="none" fo:border-top="none"/>
    </style:style>
    <style:style style:name="ce38" style:family="table-cell" style:parent-style-name="Default" style:data-style-name="N1">
      <style:table-cell-properties fo:background-color="#eeeeee"/>
    </style:style>
    <style:style style:name="ce39" style:family="table-cell" style:parent-style-name="Default" style:data-style-name="N1">
      <style:table-cell-properties fo:border-bottom="0.002cm solid #000000" fo:background-color="#eeeeee" fo:border-left="none" fo:border-right="none" fo:border-top="none"/>
    </style:style>
    <style:style style:name="ce40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시트1" table:style-name="ta1" table:print="false"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ce9"/>
        <table:table-column table:style-name="co1" table:number-columns-repeated="2" table:default-cell-style-name="ce3"/>
        <table:table-column table:style-name="co1" table:default-cell-style-name="ce13"/>
        <table:table-column table:style-name="co1" table:default-cell-style-name="ce3"/>
        <table:table-column table:style-name="co1" table:default-cell-style-name="ce9"/>
        <table:table-column table:style-name="co1" table:default-cell-style-name="ce3"/>
        <table:table-column table:style-name="co1" table:default-cell-style-name="Default"/>
        <table:table-column table:style-name="co1" table:default-cell-style-name="ce26"/>
        <table:table-column table:style-name="co1" table:default-cell-style-name="ce28"/>
        <table:table-column table:style-name="co1" table:default-cell-style-name="ce29"/>
        <table:table-column table:style-name="co1" table:number-columns-repeated="2" table:default-cell-style-name="Default"/>
        <table:table-column table:style-name="co1" table:number-columns-repeated="7" table:default-cell-style-name="ce32"/>
        <table:table-column table:style-name="co1" table:number-columns-repeated="7" table:default-cell-style-name="ce36"/>
        <table:table-column table:style-name="co1" table:number-columns-repeated="7" table:default-cell-style-name="ce38"/>
        <table:table-column table:style-name="co1" table:number-columns-repeated="987" table:default-cell-style-name="Default"/>
        <table:table-row table:style-name="ro1">
          <table:table-cell office:value-type="string">
            <text:p>유닛종류</text:p>
          </table:table-cell>
          <table:table-cell table:style-name="Default" office:value-type="string">
            <text:p>나쁜 시나리오: 유닛종류별 1개 할당</text:p>
          </table:table-cell>
          <table:table-cell table:style-name="Default" table:number-columns-repeated="8"/>
          <table:table-cell/>
          <table:table-cell table:style-name="Default" table:number-columns-repeated="3"/>
          <table:table-cell table:number-columns-repeated="2"/>
          <table:table-cell table:style-name="Default" table:number-columns-repeated="21"/>
          <table:table-cell table:number-columns-repeated="987"/>
        </table:table-row>
        <table:table-row table:style-name="ro1">
          <table:table-cell office:value-type="float" office:value="96">
            <text:p>96</text:p>
          </table:table-cell>
          <table:table-cell table:style-name="Default"/>
          <table:table-cell table:style-name="Default" office:value-type="string">
            <text:p>계</text:p>
          </table:table-cell>
          <table:table-cell table:style-name="Default" table:formula="of:=IF([.A2]=80; SUM([.B3:.Q7]); SUM([.B3:.Q8]))" office:value-type="float" office:value="98304">
            <text:p>98304</text:p>
          </table:table-cell>
          <table:table-cell table:style-name="Default" table:formula="of:=[.D2]/1024" office:value-type="float" office:value="96">
            <text:p>96</text:p>
          </table:table-cell>
          <table:table-cell table:style-name="Default" table:number-columns-repeated="5"/>
          <table:table-cell/>
          <table:table-cell table:style-name="Default" table:number-columns-repeated="3"/>
          <table:table-cell table:number-columns-repeated="2"/>
          <table:table-cell table:style-name="Default" table:number-columns-repeated="21"/>
          <table:table-cell table:number-columns-repeated="987"/>
        </table:table-row>
        <table:table-row table:style-name="ro1">
          <table:table-cell/>
          <table:table-cell table:style-name="Default" office:value-type="float" office:value="8">
            <text:p>8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72">
            <text:p>72</text:p>
          </table:table-cell>
          <table:table-cell office:value-type="float" office:value="80">
            <text:p>80</text:p>
          </table:table-cell>
          <table:table-cell table:style-name="Default" office:value-type="float" office:value="88">
            <text:p>88</text:p>
          </table:table-cell>
          <table:table-cell table:style-name="Default" office:value-type="float" office:value="96">
            <text:p>96</text:p>
          </table:table-cell>
          <table:table-cell table:style-name="Default" office:value-type="float" office:value="104">
            <text:p>104</text:p>
          </table:table-cell>
          <table:table-cell office:value-type="float" office:value="112">
            <text:p>112</text:p>
          </table:table-cell>
          <table:table-cell office:value-type="float" office:value="120">
            <text:p>120</text:p>
          </table:table-cell>
          <table:table-cell table:style-name="Default" office:value-type="float" office:value="128">
            <text:p>128</text:p>
          </table:table-cell>
          <table:table-cell table:style-name="Default" table:number-columns-repeated="20"/>
          <table:table-cell table:number-columns-repeated="987"/>
        </table:table-row>
        <table:table-row table:style-name="ro1">
          <table:table-cell/>
          <table:table-cell table:style-name="Default" office:value-type="float" office:value="136">
            <text:p>136</text:p>
          </table:table-cell>
          <table:table-cell table:style-name="Default" office:value-type="float" office:value="144">
            <text:p>144</text:p>
          </table:table-cell>
          <table:table-cell table:style-name="Default" office:value-type="float" office:value="152">
            <text:p>152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168">
            <text:p>168</text:p>
          </table:table-cell>
          <table:table-cell table:style-name="Default" office:value-type="float" office:value="176">
            <text:p>176</text:p>
          </table:table-cell>
          <table:table-cell table:style-name="Default" office:value-type="float" office:value="184">
            <text:p>184</text:p>
          </table:table-cell>
          <table:table-cell table:style-name="Default" office:value-type="float" office:value="192">
            <text:p>192</text:p>
          </table:table-cell>
          <table:table-cell table:style-name="Default" office:value-type="float" office:value="200">
            <text:p>200</text:p>
          </table:table-cell>
          <table:table-cell office:value-type="float" office:value="208">
            <text:p>208</text:p>
          </table:table-cell>
          <table:table-cell table:style-name="Default" office:value-type="float" office:value="216">
            <text:p>216</text:p>
          </table:table-cell>
          <table:table-cell table:style-name="Default" office:value-type="float" office:value="224">
            <text:p>224</text:p>
          </table:table-cell>
          <table:table-cell table:style-name="Default" office:value-type="float" office:value="232">
            <text:p>232</text:p>
          </table:table-cell>
          <table:table-cell office:value-type="float" office:value="240">
            <text:p>240</text:p>
          </table:table-cell>
          <table:table-cell office:value-type="float" office:value="248">
            <text:p>248</text:p>
          </table:table-cell>
          <table:table-cell table:style-name="Default" office:value-type="float" office:value="256">
            <text:p>256</text:p>
          </table:table-cell>
          <table:table-cell table:style-name="Default" table:number-columns-repeated="20"/>
          <table:table-cell table:number-columns-repeated="987"/>
        </table:table-row>
        <table:table-row table:style-name="ro1">
          <table:table-cell/>
          <table:table-cell table:style-name="Default" office:value-type="float" office:value="272">
            <text:p>272</text:p>
          </table:table-cell>
          <table:table-cell table:style-name="Default" office:value-type="float" office:value="288">
            <text:p>288</text:p>
          </table:table-cell>
          <table:table-cell table:style-name="Default" office:value-type="float" office:value="304">
            <text:p>304</text:p>
          </table:table-cell>
          <table:table-cell table:style-name="Default" office:value-type="float" office:value="320">
            <text:p>320</text:p>
          </table:table-cell>
          <table:table-cell table:style-name="Default" office:value-type="float" office:value="336">
            <text:p>336</text:p>
          </table:table-cell>
          <table:table-cell table:style-name="Default" office:value-type="float" office:value="352">
            <text:p>352</text:p>
          </table:table-cell>
          <table:table-cell table:style-name="Default" office:value-type="float" office:value="368">
            <text:p>368</text:p>
          </table:table-cell>
          <table:table-cell table:style-name="Default" office:value-type="float" office:value="384">
            <text:p>384</text:p>
          </table:table-cell>
          <table:table-cell table:style-name="Default" office:value-type="float" office:value="400">
            <text:p>400</text:p>
          </table:table-cell>
          <table:table-cell office:value-type="float" office:value="416">
            <text:p>416</text:p>
          </table:table-cell>
          <table:table-cell table:style-name="Default" office:value-type="float" office:value="432">
            <text:p>432</text:p>
          </table:table-cell>
          <table:table-cell table:style-name="Default" office:value-type="float" office:value="448">
            <text:p>448</text:p>
          </table:table-cell>
          <table:table-cell table:style-name="Default" office:value-type="float" office:value="464">
            <text:p>464</text:p>
          </table:table-cell>
          <table:table-cell office:value-type="float" office:value="480">
            <text:p>480</text:p>
          </table:table-cell>
          <table:table-cell office:value-type="float" office:value="496">
            <text:p>496</text:p>
          </table:table-cell>
          <table:table-cell table:style-name="Default" office:value-type="float" office:value="512">
            <text:p>512</text:p>
          </table:table-cell>
          <table:table-cell table:style-name="Default" table:number-columns-repeated="20"/>
          <table:table-cell table:number-columns-repeated="987"/>
        </table:table-row>
        <table:table-row table:style-name="ro1">
          <table:table-cell/>
          <table:table-cell table:style-name="Default" office:value-type="float" office:value="544">
            <text:p>544</text:p>
          </table:table-cell>
          <table:table-cell table:style-name="Default" office:value-type="float" office:value="576">
            <text:p>576</text:p>
          </table:table-cell>
          <table:table-cell table:style-name="Default" office:value-type="float" office:value="608">
            <text:p>608</text:p>
          </table:table-cell>
          <table:table-cell table:style-name="Default" office:value-type="float" office:value="640">
            <text:p>640</text:p>
          </table:table-cell>
          <table:table-cell table:style-name="Default" office:value-type="float" office:value="672">
            <text:p>672</text:p>
          </table:table-cell>
          <table:table-cell table:style-name="Default" office:value-type="float" office:value="704">
            <text:p>704</text:p>
          </table:table-cell>
          <table:table-cell table:style-name="Default" office:value-type="float" office:value="736">
            <text:p>736</text:p>
          </table:table-cell>
          <table:table-cell table:style-name="Default" office:value-type="float" office:value="768">
            <text:p>768</text:p>
          </table:table-cell>
          <table:table-cell table:style-name="Default" office:value-type="float" office:value="800">
            <text:p>800</text:p>
          </table:table-cell>
          <table:table-cell office:value-type="float" office:value="832">
            <text:p>832</text:p>
          </table:table-cell>
          <table:table-cell table:style-name="Default" office:value-type="float" office:value="864">
            <text:p>864</text:p>
          </table:table-cell>
          <table:table-cell table:style-name="Default" office:value-type="float" office:value="896">
            <text:p>896</text:p>
          </table:table-cell>
          <table:table-cell table:style-name="Default" office:value-type="float" office:value="928">
            <text:p>928</text:p>
          </table:table-cell>
          <table:table-cell office:value-type="float" office:value="960">
            <text:p>960</text:p>
          </table:table-cell>
          <table:table-cell office:value-type="float" office:value="992">
            <text:p>992</text:p>
          </table:table-cell>
          <table:table-cell table:style-name="Default" office:value-type="float" office:value="1024">
            <text:p>1024</text:p>
          </table:table-cell>
          <table:table-cell table:style-name="Default" table:number-columns-repeated="20"/>
          <table:table-cell table:number-columns-repeated="987"/>
        </table:table-row>
        <table:table-row table:style-name="ro1">
          <table:table-cell/>
          <table:table-cell table:style-name="Default" office:value-type="float" office:value="1088">
            <text:p>1088</text:p>
          </table:table-cell>
          <table:table-cell table:style-name="Default" office:value-type="float" office:value="1152">
            <text:p>1152</text:p>
          </table:table-cell>
          <table:table-cell table:style-name="Default" office:value-type="float" office:value="1216">
            <text:p>1216</text:p>
          </table:table-cell>
          <table:table-cell table:style-name="Default" office:value-type="float" office:value="1280">
            <text:p>1280</text:p>
          </table:table-cell>
          <table:table-cell table:style-name="Default" office:value-type="float" office:value="1344">
            <text:p>1344</text:p>
          </table:table-cell>
          <table:table-cell table:style-name="Default" office:value-type="float" office:value="1408">
            <text:p>1408</text:p>
          </table:table-cell>
          <table:table-cell table:style-name="Default" office:value-type="float" office:value="1472">
            <text:p>1472</text:p>
          </table:table-cell>
          <table:table-cell table:style-name="Default" office:value-type="float" office:value="1536">
            <text:p>1536</text:p>
          </table:table-cell>
          <table:table-cell table:style-name="Default" office:value-type="float" office:value="1600">
            <text:p>1600</text:p>
          </table:table-cell>
          <table:table-cell office:value-type="float" office:value="1664">
            <text:p>1664</text:p>
          </table:table-cell>
          <table:table-cell table:style-name="Default" office:value-type="float" office:value="1728">
            <text:p>1728</text:p>
          </table:table-cell>
          <table:table-cell table:style-name="Default" office:value-type="float" office:value="1792">
            <text:p>1792</text:p>
          </table:table-cell>
          <table:table-cell table:style-name="Default" office:value-type="float" office:value="1856">
            <text:p>1856</text:p>
          </table:table-cell>
          <table:table-cell office:value-type="float" office:value="1920">
            <text:p>1920</text:p>
          </table:table-cell>
          <table:table-cell office:value-type="float" office:value="1984">
            <text:p>1984</text:p>
          </table:table-cell>
          <table:table-cell table:style-name="Default" office:value-type="float" office:value="2048">
            <text:p>2048</text:p>
          </table:table-cell>
          <table:table-cell table:style-name="Default" table:number-columns-repeated="20"/>
          <table:table-cell table:number-columns-repeated="987"/>
        </table:table-row>
        <table:table-row table:style-name="ro1">
          <table:table-cell/>
          <table:table-cell table:style-name="Default" office:value-type="float" office:value="2176">
            <text:p>2176</text:p>
          </table:table-cell>
          <table:table-cell table:style-name="Default" office:value-type="float" office:value="2304">
            <text:p>2304</text:p>
          </table:table-cell>
          <table:table-cell table:style-name="Default" office:value-type="float" office:value="2432">
            <text:p>2432</text:p>
          </table:table-cell>
          <table:table-cell table:style-name="Default" office:value-type="float" office:value="2560">
            <text:p>2560</text:p>
          </table:table-cell>
          <table:table-cell table:style-name="Default" office:value-type="float" office:value="2688">
            <text:p>2688</text:p>
          </table:table-cell>
          <table:table-cell table:style-name="Default" office:value-type="float" office:value="2816">
            <text:p>2816</text:p>
          </table:table-cell>
          <table:table-cell table:style-name="Default" office:value-type="float" office:value="2944">
            <text:p>2944</text:p>
          </table:table-cell>
          <table:table-cell table:style-name="Default" office:value-type="float" office:value="3072">
            <text:p>3072</text:p>
          </table:table-cell>
          <table:table-cell table:style-name="Default" office:value-type="float" office:value="3200">
            <text:p>3200</text:p>
          </table:table-cell>
          <table:table-cell office:value-type="float" office:value="3328">
            <text:p>3328</text:p>
          </table:table-cell>
          <table:table-cell table:style-name="Default" office:value-type="float" office:value="3456">
            <text:p>3456</text:p>
          </table:table-cell>
          <table:table-cell table:style-name="Default" office:value-type="float" office:value="3584">
            <text:p>3584</text:p>
          </table:table-cell>
          <table:table-cell table:style-name="Default" office:value-type="float" office:value="3712">
            <text:p>3712</text:p>
          </table:table-cell>
          <table:table-cell office:value-type="float" office:value="3840">
            <text:p>3840</text:p>
          </table:table-cell>
          <table:table-cell office:value-type="float" office:value="3968">
            <text:p>3968</text:p>
          </table:table-cell>
          <table:table-cell table:style-name="Default" office:value-type="float" office:value="4096">
            <text:p>4096</text:p>
          </table:table-cell>
          <table:table-cell table:style-name="Default" table:number-columns-repeated="20"/>
          <table:table-cell table:number-columns-repeated="987"/>
        </table:table-row>
        <table:table-row table:style-name="ro1">
          <table:table-cell/>
          <table:table-cell table:style-name="Default" table:number-columns-repeated="5"/>
          <table:table-cell table:style-name="ce11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21"/>
          <table:table-cell table:number-columns-repeated="987"/>
        </table:table-row>
        <table:table-row table:style-name="ro1">
          <table:table-cell/>
          <table:table-cell table:style-name="Default" table:number-columns-repeated="5"/>
          <table:table-cell table:style-name="ce11"/>
          <table:table-cell table:style-name="Default" table:number-columns-repeated="2"/>
          <table:table-cell table:style-name="Default" office:value-type="string">
            <text:p>나쁜 시나리오 : 유닛종류별 단1개의 할당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21"/>
          <table:table-cell table:number-columns-repeated="987"/>
        </table:table-row>
        <table:table-row table:style-name="ro1">
          <table:table-cell table:style-name="ce1"/>
          <table:table-cell table:style-name="ce1" office:value-type="string">
            <text:p>VMEM포함</text:p>
          </table:table-cell>
          <table:table-cell table:style-name="ce1" office:value-type="string">
            <text:p>헤더크기</text:p>
          </table:table-cell>
          <table:table-cell table:style-name="ce1" office:value-type="string">
            <text:p>유닛크기</text:p>
          </table:table-cell>
          <table:table-cell table:style-name="ce1" office:value-type="string">
            <text:p>할당단위KB</text:p>
          </table:table-cell>
          <table:table-cell table:style-name="ce1" office:value-type="string">
            <text:p>가용유닛</text:p>
          </table:table-cell>
          <table:table-cell table:style-name="ce1" office:value-type="string">
            <text:p>유닛용량</text:p>
          </table:table-cell>
          <table:table-cell table:style-name="ce1" office:value-type="string">
            <text:p>낭비(B)</text:p>
          </table:table-cell>
          <table:table-cell table:style-name="ce14" office:value-type="string">
            <text:p>낭비율</text:p>
          </table:table-cell>
          <table:table-cell table:style-name="ce1" office:value-type="string">
            <text:p>낭비</text:p>
          </table:table-cell>
          <table:table-cell table:style-name="ce1" office:value-type="string">
            <text:p>낭비(KB)</text:p>
          </table:table-cell>
          <table:table-cell table:style-name="ce1" office:value-type="string">
            <text:p>낭비율</text:p>
          </table:table-cell>
          <table:table-cell table:style-name="ce1" table:number-columns-repeated="1012"/>
        </table:table-row>
        <table:table-row table:style-name="ro1">
          <table:table-cell/>
          <table:table-cell table:style-name="Default" office:value-type="float" office:value="128">
            <text:p>128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2048">
            <text:p>2048</text:p>
          </table:table-cell>
          <table:table-cell table:style-name="ce4" office:value-type="float" office:value="16">
            <text:p>16</text:p>
          </table:table-cell>
          <table:table-cell table:style-name="ce4" table:formula="of:=INT(([.E12]*1024-[.C12]-[.B12])/[.D12])" office:value-type="float" office:value="7">
            <text:p>7</text:p>
          </table:table-cell>
          <table:table-cell table:style-name="ce4" table:formula="of:=[.F12]*[.D12]" office:value-type="float" office:value="14336">
            <text:p>14336</text:p>
          </table:table-cell>
          <table:table-cell table:style-name="ce4" table:formula="of:=[.E12]*1024-[.G12]-[.C12]-[.B12]" office:value-type="float" office:value="1856">
            <text:p>1856</text:p>
          </table:table-cell>
          <table:table-cell table:style-name="ce15" table:formula="of:=[.H12]/[.G12]" office:value-type="percentage" office:value="0.129464285714286">
            <text:p>12.95%</text:p>
          </table:table-cell>
          <table:table-cell table:style-name="ce19" table:formula="of:=[.$A$2]*[.E12]*1024-[.$A$2]*([.C12]+[.B12])-[.$D$2]" office:value-type="float" office:value="1456128">
            <text:p>1456128</text:p>
          </table:table-cell>
          <table:table-cell table:style-name="ce21" table:formula="of:=[.J12]/1024" office:value-type="float" office:value="1422">
            <text:p>1422</text:p>
          </table:table-cell>
          <table:table-cell table:style-name="ce23" table:formula="of:=([.J12])/([.$A$2]*[.E12]*1024)" office:value-type="percentage" office:value="0.92578125">
            <text:p>92.58%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1"/>
          <table:table-cell table:number-columns-repeated="987"/>
        </table:table-row>
        <table:table-row table:style-name="ro1">
          <table:table-cell/>
          <table:table-cell table:style-name="Default" office:value-type="float" office:value="128">
            <text:p>128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2048">
            <text:p>2048</text:p>
          </table:table-cell>
          <table:table-cell table:style-name="ce4" office:value-type="float" office:value="32">
            <text:p>32</text:p>
          </table:table-cell>
          <table:table-cell table:style-name="ce4" table:formula="of:=INT(([.E13]*1024-[.C13]-[.B13])/[.D13])" office:value-type="float" office:value="15">
            <text:p>15</text:p>
          </table:table-cell>
          <table:table-cell table:style-name="ce4" table:formula="of:=[.F13]*[.D13]" office:value-type="float" office:value="30720">
            <text:p>30720</text:p>
          </table:table-cell>
          <table:table-cell table:style-name="ce4" table:formula="of:=[.E13]*1024-[.G13]-[.C13]-[.B13]" office:value-type="float" office:value="1856">
            <text:p>1856</text:p>
          </table:table-cell>
          <table:table-cell table:style-name="ce15" table:formula="of:=[.H13]/[.G13]" office:value-type="percentage" office:value="0.0604166666666667">
            <text:p>6.04%</text:p>
          </table:table-cell>
          <table:table-cell table:style-name="ce19" table:formula="of:=[.$A$2]*[.E13]*1024-[.$A$2]*([.C13]+[.B13])-[.$D$2]" office:value-type="float" office:value="3028992">
            <text:p>3028992</text:p>
          </table:table-cell>
          <table:table-cell table:style-name="ce21" table:formula="of:=[.J13]/1024" office:value-type="float" office:value="2958">
            <text:p>2958</text:p>
          </table:table-cell>
          <table:table-cell table:style-name="ce23" table:formula="of:=([.J13])/([.$A$2]*[.E13]*1024)" office:value-type="percentage" office:value="0.962890625">
            <text:p>96.29%</text:p>
          </table:table-cell>
          <table:table-cell table:style-name="Default" table:number-columns-repeated="2"/>
          <table:table-cell/>
          <table:table-cell office:value-type="string">
            <text:p>, 256</text:p>
          </table:table-cell>
          <table:table-cell table:style-name="Default" office:value-type="string">
            <text:p>, 512</text:p>
          </table:table-cell>
          <table:table-cell table:style-name="Default" office:value-type="string">
            <text:p>, 768</text:p>
          </table:table-cell>
          <table:table-cell table:style-name="Default" office:value-type="string">
            <text:p>, 1024</text:p>
          </table:table-cell>
          <table:table-cell table:style-name="Default" office:value-type="string">
            <text:p>, 1280</text:p>
          </table:table-cell>
          <table:table-cell table:style-name="Default" office:value-type="string">
            <text:p>, 1536</text:p>
          </table:table-cell>
          <table:table-cell table:style-name="Default" office:value-type="string">
            <text:p>, 1792</text:p>
          </table:table-cell>
          <table:table-cell table:style-name="Default" office:value-type="string">
            <text:p>, 2048</text:p>
          </table:table-cell>
          <table:table-cell table:style-name="Default" office:value-type="string">
            <text:p>, 2304</text:p>
          </table:table-cell>
          <table:table-cell table:style-name="Default" office:value-type="string">
            <text:p>, 2560</text:p>
          </table:table-cell>
          <table:table-cell table:style-name="Default" office:value-type="string">
            <text:p>, 2816</text:p>
          </table:table-cell>
          <table:table-cell table:style-name="Default" office:value-type="string">
            <text:p>, 3072</text:p>
          </table:table-cell>
          <table:table-cell table:style-name="Default" office:value-type="string">
            <text:p>, 3328</text:p>
          </table:table-cell>
          <table:table-cell table:style-name="Default" office:value-type="string">
            <text:p>, 3584</text:p>
          </table:table-cell>
          <table:table-cell table:style-name="Default" office:value-type="string">
            <text:p>, 3840</text:p>
          </table:table-cell>
          <table:table-cell table:style-name="Default" office:value-type="string">
            <text:p>, 4096</text:p>
          </table:table-cell>
          <table:table-cell table:style-name="Default" table:number-columns-repeated="6"/>
          <table:table-cell table:number-columns-repeated="987"/>
        </table:table-row>
        <table:table-row table:style-name="ro1">
          <table:table-cell/>
          <table:table-cell table:style-name="Default" office:value-type="float" office:value="128">
            <text:p>128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2048">
            <text:p>2048</text:p>
          </table:table-cell>
          <table:table-cell table:style-name="ce4" office:value-type="float" office:value="64">
            <text:p>64</text:p>
          </table:table-cell>
          <table:table-cell table:style-name="ce4" table:formula="of:=INT(([.E14]*1024-[.C14]-[.B14])/[.D14])" office:value-type="float" office:value="31">
            <text:p>31</text:p>
          </table:table-cell>
          <table:table-cell table:style-name="ce4" table:formula="of:=[.F14]*[.D14]" office:value-type="float" office:value="63488">
            <text:p>63488</text:p>
          </table:table-cell>
          <table:table-cell table:style-name="ce4" table:formula="of:=[.E14]*1024-[.G14]-[.C14]-[.B14]" office:value-type="float" office:value="1856">
            <text:p>1856</text:p>
          </table:table-cell>
          <table:table-cell table:style-name="ce15" table:formula="of:=[.H14]/[.G14]" office:value-type="percentage" office:value="0.0292338709677419">
            <text:p>2.92%</text:p>
          </table:table-cell>
          <table:table-cell table:style-name="ce19" table:formula="of:=[.$A$2]*[.E14]*1024-[.$A$2]*([.C14]+[.B14])-[.$D$2]" office:value-type="float" office:value="6174720">
            <text:p>6174720</text:p>
          </table:table-cell>
          <table:table-cell table:style-name="ce21" table:formula="of:=[.J14]/1024" office:value-type="float" office:value="6030">
            <text:p>6030</text:p>
          </table:table-cell>
          <table:table-cell table:style-name="ce23" table:formula="of:=([.J14])/([.$A$2]*[.E14]*1024)" office:value-type="percentage" office:value="0.9814453125">
            <text:p>98.14%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1"/>
          <table:table-cell table:number-columns-repeated="987"/>
        </table:table-row>
        <table:table-row table:style-name="ro1">
          <table:table-cell/>
          <table:table-cell table:style-name="Default" office:value-type="float" office:value="128">
            <text:p>128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2048">
            <text:p>2048</text:p>
          </table:table-cell>
          <table:table-cell table:style-name="ce4" office:value-type="float" office:value="128">
            <text:p>128</text:p>
          </table:table-cell>
          <table:table-cell table:style-name="ce4" table:formula="of:=INT(([.E15]*1024-[.C15]-[.B15])/[.D15])" office:value-type="float" office:value="63">
            <text:p>63</text:p>
          </table:table-cell>
          <table:table-cell table:style-name="ce4" table:formula="of:=[.F15]*[.D15]" office:value-type="float" office:value="129024">
            <text:p>129024</text:p>
          </table:table-cell>
          <table:table-cell table:style-name="ce4" table:formula="of:=[.E15]*1024-[.G15]-[.C15]-[.B15]" office:value-type="float" office:value="1856">
            <text:p>1856</text:p>
          </table:table-cell>
          <table:table-cell table:style-name="ce15" table:formula="of:=[.H15]/[.G15]" office:value-type="percentage" office:value="0.0143849206349206">
            <text:p>1.44%</text:p>
          </table:table-cell>
          <table:table-cell table:style-name="ce19" table:formula="of:=[.$A$2]*[.E15]*1024-[.$A$2]*([.C15]+[.B15])-[.$D$2]" office:value-type="float" office:value="12466176">
            <text:p>12466176</text:p>
          </table:table-cell>
          <table:table-cell table:style-name="ce21" table:formula="of:=[.J15]/1024" office:value-type="float" office:value="12174">
            <text:p>12174</text:p>
          </table:table-cell>
          <table:table-cell table:style-name="ce23" table:formula="of:=([.J15])/([.$A$2]*[.E15]*1024)" office:value-type="percentage" office:value="0.99072265625">
            <text:p>99.07%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1"/>
          <table:table-cell table:number-columns-repeated="987"/>
        </table:table-row>
        <table:table-row table:style-name="ro1">
          <table:table-cell/>
          <table:table-cell table:style-name="Default" office:value-type="float" office:value="128">
            <text:p>128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2048">
            <text:p>2048</text:p>
          </table:table-cell>
          <table:table-cell table:style-name="ce5" office:value-type="float" office:value="256">
            <text:p>256</text:p>
          </table:table-cell>
          <table:table-cell table:style-name="ce5" table:formula="of:=INT(([.E16]*1024-[.C16]-[.B16])/[.D16])" office:value-type="float" office:value="127">
            <text:p>127</text:p>
          </table:table-cell>
          <table:table-cell table:style-name="ce5" table:formula="of:=[.F16]*[.D16]" office:value-type="float" office:value="260096">
            <text:p>260096</text:p>
          </table:table-cell>
          <table:table-cell table:style-name="ce5" table:formula="of:=[.E16]*1024-[.G16]-[.C16]-[.B16]" office:value-type="float" office:value="1856">
            <text:p>1856</text:p>
          </table:table-cell>
          <table:table-cell table:style-name="ce16" table:formula="of:=[.H16]/[.G16]" office:value-type="percentage" office:value="0.00713582677165354">
            <text:p>0.71%</text:p>
          </table:table-cell>
          <table:table-cell table:style-name="ce20" table:formula="of:=[.$A$2]*[.E16]*1024-[.$A$2]*([.C16]+[.B16])-[.$D$2]" office:value-type="float" office:value="25049088">
            <text:p>25049088</text:p>
          </table:table-cell>
          <table:table-cell table:style-name="ce22" table:formula="of:=[.J16]/1024" office:value-type="float" office:value="24462">
            <text:p>24462</text:p>
          </table:table-cell>
          <table:table-cell table:style-name="ce24" table:formula="of:=([.J16])/([.$A$2]*[.E16]*1024)" office:value-type="percentage" office:value="0.995361328125">
            <text:p>99.54%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1"/>
          <table:table-cell table:number-columns-repeated="987"/>
        </table:table-row>
        <table:table-row table:style-name="ro1">
          <table:table-cell/>
          <table:table-cell table:style-name="Default" office:value-type="float" office:value="128">
            <text:p>128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2048">
            <text:p>2048</text:p>
          </table:table-cell>
          <table:table-cell table:style-name="ce4" office:value-type="float" office:value="512">
            <text:p>512</text:p>
          </table:table-cell>
          <table:table-cell table:style-name="ce4" table:formula="of:=INT(([.E17]*1024-[.C17]-[.B17])/[.D17])" office:value-type="float" office:value="255">
            <text:p>255</text:p>
          </table:table-cell>
          <table:table-cell table:style-name="ce4" table:formula="of:=[.F17]*[.D17]" office:value-type="float" office:value="522240">
            <text:p>522240</text:p>
          </table:table-cell>
          <table:table-cell table:style-name="ce4" table:formula="of:=[.E17]*1024-[.G17]-[.C17]-[.B17]" office:value-type="float" office:value="1856">
            <text:p>1856</text:p>
          </table:table-cell>
          <table:table-cell table:style-name="ce15" table:formula="of:=[.H17]/[.G17]" office:value-type="percentage" office:value="0.00355392156862745">
            <text:p>0.36%</text:p>
          </table:table-cell>
          <table:table-cell table:style-name="ce19" table:formula="of:=[.$A$2]*[.E17]*1024-[.$A$2]*([.C17]+[.B17])-[.$D$2]" office:value-type="float" office:value="50214912">
            <text:p>50214912</text:p>
          </table:table-cell>
          <table:table-cell table:style-name="ce21" table:formula="of:=[.J17]/1024" office:value-type="float" office:value="49038">
            <text:p>49038</text:p>
          </table:table-cell>
          <table:table-cell table:style-name="ce23" table:formula="of:=([.J17])/([.$A$2]*[.E17]*1024)" office:value-type="percentage" office:value="0.9976806640625">
            <text:p>99.77%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1"/>
          <table:table-cell table:number-columns-repeated="987"/>
        </table:table-row>
        <table:table-row table:style-name="ro1">
          <table:table-cell/>
          <table:table-cell table:style-name="Default" office:value-type="float" office:value="128">
            <text:p>128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2048">
            <text:p>2048</text:p>
          </table:table-cell>
          <table:table-cell table:style-name="ce4" office:value-type="float" office:value="1024">
            <text:p>1024</text:p>
          </table:table-cell>
          <table:table-cell table:style-name="ce4" table:formula="of:=INT(([.E18]*1024-[.C18]-[.B18])/[.D18])" office:value-type="float" office:value="511">
            <text:p>511</text:p>
          </table:table-cell>
          <table:table-cell table:style-name="ce4" table:formula="of:=[.F18]*[.D18]" office:value-type="float" office:value="1046528">
            <text:p>1046528</text:p>
          </table:table-cell>
          <table:table-cell table:style-name="ce4" table:formula="of:=[.E18]*1024-[.G18]-[.C18]-[.B18]" office:value-type="float" office:value="1856">
            <text:p>1856</text:p>
          </table:table-cell>
          <table:table-cell table:style-name="ce15" table:formula="of:=[.H18]/[.G18]" office:value-type="percentage" office:value="0.00177348336594912">
            <text:p>0.18%</text:p>
          </table:table-cell>
          <table:table-cell table:style-name="ce19" table:formula="of:=[.$A$2]*[.E18]*1024-[.$A$2]*([.C18]+[.B18])-[.$D$2]" office:value-type="float" office:value="100546560">
            <text:p>100546560</text:p>
          </table:table-cell>
          <table:table-cell table:style-name="ce21" table:formula="of:=[.J18]/1024" office:value-type="float" office:value="98190">
            <text:p>98190</text:p>
          </table:table-cell>
          <table:table-cell table:style-name="ce23" table:formula="of:=([.J18])/([.$A$2]*[.E18]*1024)" office:value-type="percentage" office:value="0.99884033203125">
            <text:p>99.88%</text:p>
          </table:table-cell>
          <table:table-cell table:style-name="Default" table:number-columns-repeated="2"/>
          <table:table-cell table:number-columns-repeated="2"/>
          <table:table-cell table:style-name="Default" office:value-type="string" table:number-columns-spanned="7" table:number-rows-spanned="1">
            <text:p>주소 공간의 낭비율</text:p>
          </table:table-cell>
          <table:covered-table-cell table:number-columns-repeated="6" table:style-name="Default"/>
          <table:table-cell table:style-name="Default" office:value-type="string" table:number-columns-spanned="7" table:number-rows-spanned="1">
            <text:p>가용 유닛</text:p>
          </table:table-cell>
          <table:covered-table-cell table:number-columns-repeated="6" table:style-name="Default"/>
          <table:table-cell table:style-name="Default" office:value-type="string" table:number-columns-spanned="7" table:number-rows-spanned="1">
            <text:p>남은 페이지</text:p>
          </table:table-cell>
          <table:covered-table-cell table:number-columns-repeated="6" table:style-name="Default"/>
          <table:table-cell table:number-columns-repeated="987"/>
        </table:table-row>
        <table:table-row table:style-name="ro1">
          <table:table-cell/>
          <table:table-cell table:style-name="Default" office:value-type="float" office:value="128">
            <text:p>128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4096">
            <text:p>4096</text:p>
          </table:table-cell>
          <table:table-cell table:style-name="ce6" office:value-type="float" office:value="16">
            <text:p>16</text:p>
          </table:table-cell>
          <table:table-cell table:style-name="ce6" table:formula="of:=INT(([.E19]*1024-[.C19]-[.B19])/[.D19])" office:value-type="float" office:value="3">
            <text:p>3</text:p>
          </table:table-cell>
          <table:table-cell table:style-name="ce6" table:formula="of:=[.F19]*[.D19]" office:value-type="float" office:value="12288">
            <text:p>12288</text:p>
          </table:table-cell>
          <table:table-cell table:style-name="ce6" table:formula="of:=[.E19]*1024-[.G19]-[.C19]-[.B19]" office:value-type="float" office:value="3904">
            <text:p>3904</text:p>
          </table:table-cell>
          <table:table-cell table:style-name="ce17" table:formula="of:=[.H19]/[.G19]" office:value-type="percentage" office:value="0.317708333333333">
            <text:p>31.77%</text:p>
          </table:table-cell>
          <table:table-cell table:style-name="Default"/>
          <table:table-cell/>
          <table:table-cell table:style-name="Default" table:number-columns-repeated="3"/>
          <table:table-cell office:value-type="string">
            <text:p>할당단위 계산</text:p>
          </table:table-cell>
          <table:table-cell/>
          <table:table-cell table:style-name="ce4" office:value-type="string">
            <text:p>S(KB)</text:p>
          </table:table-cell>
          <table:table-cell table:style-name="ce6" office:value-type="string">
            <text:p>N(KB)</text:p>
          </table:table-cell>
          <table:table-cell table:style-name="ce6" table:number-columns-repeated="5"/>
          <table:table-cell table:style-name="ce4" office:value-type="string">
            <text:p>S(KB)</text:p>
          </table:table-cell>
          <table:table-cell table:style-name="ce6" office:value-type="string">
            <text:p>N(KB)</text:p>
          </table:table-cell>
          <table:table-cell table:style-name="ce6" table:number-columns-repeated="5"/>
          <table:table-cell table:style-name="ce4" office:value-type="string">
            <text:p>S(KB)</text:p>
          </table:table-cell>
          <table:table-cell table:style-name="ce6" office:value-type="string">
            <text:p>N(KB)</text:p>
          </table:table-cell>
          <table:table-cell table:style-name="ce6" table:number-columns-repeated="5"/>
          <table:table-cell table:number-columns-repeated="987"/>
        </table:table-row>
        <table:table-row table:style-name="ro1">
          <table:table-cell/>
          <table:table-cell table:style-name="Default" office:value-type="float" office:value="128">
            <text:p>128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4096">
            <text:p>4096</text:p>
          </table:table-cell>
          <table:table-cell table:style-name="ce6" office:value-type="float" office:value="32">
            <text:p>32</text:p>
          </table:table-cell>
          <table:table-cell table:style-name="ce6" table:formula="of:=INT(([.E20]*1024-[.C20]-[.B20])/[.D20])" office:value-type="float" office:value="7">
            <text:p>7</text:p>
          </table:table-cell>
          <table:table-cell table:style-name="ce6" table:formula="of:=[.F20]*[.D20]" office:value-type="float" office:value="28672">
            <text:p>28672</text:p>
          </table:table-cell>
          <table:table-cell table:style-name="ce6" table:formula="of:=[.E20]*1024-[.G20]-[.C20]-[.B20]" office:value-type="float" office:value="3904">
            <text:p>3904</text:p>
          </table:table-cell>
          <table:table-cell table:style-name="ce17" table:formula="of:=[.H20]/[.G20]" office:value-type="percentage" office:value="0.136160714285714">
            <text:p>13.62%</text:p>
          </table:table-cell>
          <table:table-cell table:style-name="Default"/>
          <table:table-cell/>
          <table:table-cell table:style-name="Default" table:number-columns-repeated="3"/>
          <table:table-cell/>
          <table:table-cell office:value-type="string">
            <text:p>유닛 크기</text:p>
          </table:table-cell>
          <table:table-cell table:style-name="ce4" office:value-type="float" office:value="256">
            <text:p>256</text:p>
          </table:table-cell>
          <table:table-cell table:style-name="ce6" office:value-type="float" office:value="256">
            <text:p>256</text:p>
          </table:table-cell>
          <table:table-cell table:style-name="ce6" office:value-type="float" office:value="512">
            <text:p>512</text:p>
          </table:table-cell>
          <table:table-cell table:style-name="ce6" office:value-type="float" office:value="1024">
            <text:p>1024</text:p>
          </table:table-cell>
          <table:table-cell table:style-name="ce35" office:value-type="float" office:value="2048">
            <text:p>2048</text:p>
          </table:table-cell>
          <table:table-cell table:style-name="ce6" office:value-type="float" office:value="4096">
            <text:p>4096</text:p>
          </table:table-cell>
          <table:table-cell table:style-name="ce6" office:value-type="float" office:value="8192">
            <text:p>8192</text:p>
          </table:table-cell>
          <table:table-cell table:style-name="ce4" office:value-type="float" office:value="256">
            <text:p>256</text:p>
          </table:table-cell>
          <table:table-cell table:style-name="ce6" office:value-type="float" office:value="256">
            <text:p>256</text:p>
          </table:table-cell>
          <table:table-cell table:style-name="ce6" office:value-type="float" office:value="512">
            <text:p>512</text:p>
          </table:table-cell>
          <table:table-cell table:style-name="ce6" office:value-type="float" office:value="1024">
            <text:p>1024</text:p>
          </table:table-cell>
          <table:table-cell table:style-name="ce35" office:value-type="float" office:value="2048">
            <text:p>2048</text:p>
          </table:table-cell>
          <table:table-cell table:style-name="ce6" office:value-type="float" office:value="4096">
            <text:p>4096</text:p>
          </table:table-cell>
          <table:table-cell table:style-name="ce6" office:value-type="float" office:value="8192">
            <text:p>8192</text:p>
          </table:table-cell>
          <table:table-cell table:style-name="ce4" office:value-type="float" office:value="256">
            <text:p>256</text:p>
          </table:table-cell>
          <table:table-cell table:style-name="ce6" office:value-type="float" office:value="256">
            <text:p>256</text:p>
          </table:table-cell>
          <table:table-cell table:style-name="ce6" office:value-type="float" office:value="512">
            <text:p>512</text:p>
          </table:table-cell>
          <table:table-cell table:style-name="ce6" office:value-type="float" office:value="1024">
            <text:p>1024</text:p>
          </table:table-cell>
          <table:table-cell table:style-name="ce35" office:value-type="float" office:value="2048">
            <text:p>2048</text:p>
          </table:table-cell>
          <table:table-cell table:style-name="ce6" office:value-type="float" office:value="4096">
            <text:p>4096</text:p>
          </table:table-cell>
          <table:table-cell table:style-name="ce6" office:value-type="float" office:value="8192">
            <text:p>8192</text:p>
          </table:table-cell>
          <table:table-cell table:number-columns-repeated="987"/>
        </table:table-row>
        <table:table-row table:style-name="ro1">
          <table:table-cell/>
          <table:table-cell table:style-name="Default" office:value-type="float" office:value="128">
            <text:p>128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4096">
            <text:p>4096</text:p>
          </table:table-cell>
          <table:table-cell table:style-name="ce6" office:value-type="float" office:value="64">
            <text:p>64</text:p>
          </table:table-cell>
          <table:table-cell table:style-name="ce6" table:formula="of:=INT(([.E21]*1024-[.C21]-[.B21])/[.D21])" office:value-type="float" office:value="15">
            <text:p>15</text:p>
          </table:table-cell>
          <table:table-cell table:style-name="ce6" table:formula="of:=[.F21]*[.D21]" office:value-type="float" office:value="61440">
            <text:p>61440</text:p>
          </table:table-cell>
          <table:table-cell table:style-name="ce6" table:formula="of:=[.E21]*1024-[.G21]-[.C21]-[.B21]" office:value-type="float" office:value="3904">
            <text:p>3904</text:p>
          </table:table-cell>
          <table:table-cell table:style-name="ce17" table:formula="of:=[.H21]/[.G21]" office:value-type="percentage" office:value="0.0635416666666667">
            <text:p>6.35%</text:p>
          </table:table-cell>
          <table:table-cell table:style-name="Default"/>
          <table:table-cell/>
          <table:table-cell table:style-name="Default" table:number-columns-repeated="3"/>
          <table:table-cell/>
          <table:table-cell office:value-type="float" office:value="4352">
            <text:p>4352</text:p>
          </table:table-cell>
          <table:table-cell table:formula="of:=(([.$Q$20]*1024) - (INT(([.$Q$20]*1024-[.$B$36]-[.$C$36])/[.$P21])*[.$P21])) / ([.$Q$20]*1024)" office:value-type="percentage" office:value="0.00390625">
            <text:p>0.39%</text:p>
          </table:table-cell>
          <table:table-cell table:formula="of:=(([.R$20]*1024) - (INT(([.R$20]*1024-[.$C$36])/([.$P21]+[.$B$36]))*[.$P21])) / ([.R$20]*1024)" office:value-type="percentage" office:value="0.0205078125">
            <text:p>2.05%</text:p>
          </table:table-cell>
          <table:table-cell table:formula="of:=(([.S$20]*1024) - (INT(([.S$20]*1024-[.$C$36])/([.$P21]+[.$B$36]))*[.$P21])) / ([.S$20]*1024)" office:value-type="percentage" office:value="0.0205078125">
            <text:p>2.05%</text:p>
          </table:table-cell>
          <table:table-cell table:formula="of:=(([.T$20]*1024) - (INT(([.T$20]*1024-[.$C$36])/([.$P21]+[.$B$36]))*[.$P21])) / ([.T$20]*1024)" office:value-type="percentage" office:value="0.016357421875">
            <text:p>1.64%</text:p>
          </table:table-cell>
          <table:table-cell table:formula="of:=(([.U$20]*1024) - (INT(([.U$20]*1024-[.$C$36])/([.$P21]+[.$B$36]))*[.$P21])) / ([.U$20]*1024)" office:value-type="percentage" office:value="0.016357421875">
            <text:p>1.64%</text:p>
          </table:table-cell>
          <table:table-cell table:formula="of:=(([.V$20]*1024) - (INT(([.V$20]*1024-[.$C$36])/([.$P21]+[.$B$36]))*[.$P21])) / ([.V$20]*1024)" office:value-type="percentage" office:value="0.01531982421875">
            <text:p>1.53%</text:p>
          </table:table-cell>
          <table:table-cell table:formula="of:=(([.W$20]*1024) - (INT(([.W$20]*1024-[.$C$36])/([.$P21]+[.$B$36]))*[.$P21])) / ([.W$20]*1024)" office:value-type="percentage" office:value="0.014801025390625">
            <text:p>1.48%</text:p>
          </table:table-cell>
          <table:table-cell table:formula="of:=INT(([.X$20]*1024-[.$B$36]-[.$C$36])/[.$P21])" office:value-type="float" office:value="60">
            <text:p>60</text:p>
          </table:table-cell>
          <table:table-cell table:formula="of:=INT(([.Y$20]*1024-[.$C$36])/([.$P21]+[.$B$36]))" office:value-type="float" office:value="59">
            <text:p>59</text:p>
          </table:table-cell>
          <table:table-cell table:formula="of:=INT(([.Z$20]*1024-[.$C$36])/([.$P21]+[.$B$36]))" office:value-type="float" office:value="118">
            <text:p>118</text:p>
          </table:table-cell>
          <table:table-cell table:formula="of:=INT(([.AA$20]*1024-[.$C$36])/([.$P21]+[.$B$36]))" office:value-type="float" office:value="237">
            <text:p>237</text:p>
          </table:table-cell>
          <table:table-cell table:formula="of:=INT(([.AB$20]*1024-[.$C$36])/([.$P21]+[.$B$36]))" office:value-type="float" office:value="474">
            <text:p>474</text:p>
          </table:table-cell>
          <table:table-cell table:formula="of:=INT(([.AC$20]*1024-[.$C$36])/([.$P21]+[.$B$36]))" office:value-type="float" office:value="949">
            <text:p>949</text:p>
          </table:table-cell>
          <table:table-cell table:formula="of:=INT(([.AD$20]*1024-[.$C$36])/([.$P21]+[.$B$36]))" office:value-type="float" office:value="1899">
            <text:p>1899</text:p>
          </table:table-cell>
          <table:table-cell table:formula="of:=([.AE$20]*1024-[.$B$36]-[.$C$36]-([.$X21]*[.$P21]))/4096" office:value-type="float" office:value="0.203125">
            <text:p>0</text:p>
          </table:table-cell>
          <table:table-cell table:formula="of:=([.AF$20]*1024-[.$C$36]-([.Y21]*([.$P21]+[.$B$36])))/4096" office:value-type="float" office:value="0.359375">
            <text:p>0</text:p>
          </table:table-cell>
          <table:table-cell table:formula="of:=([.AG$20]*1024-[.$C$36]-([.Z21]*([.$P21]+[.$B$36])))/4096" office:value-type="float" office:value="0.75">
            <text:p>1</text:p>
          </table:table-cell>
          <table:table-cell table:formula="of:=([.AH$20]*1024-[.$C$36]-([.AA21]*([.$P21]+[.$B$36])))/4096" office:value-type="float" office:value="0.453125">
            <text:p>0</text:p>
          </table:table-cell>
          <table:table-cell table:formula="of:=([.AI$20]*1024-[.$C$36]-([.AB21]*([.$P21]+[.$B$36])))/4096" office:value-type="float" office:value="0.9375">
            <text:p>1</text:p>
          </table:table-cell>
          <table:table-cell table:formula="of:=([.AJ$20]*1024-[.$C$36]-([.AC21]*([.$P21]+[.$B$36])))/4096" office:value-type="float" office:value="0.828125">
            <text:p>1</text:p>
          </table:table-cell>
          <table:table-cell table:formula="of:=([.AK$20]*1024-[.$C$36]-([.AD21]*([.$P21]+[.$B$36])))/4096" office:value-type="float" office:value="0.609375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office:value-type="float" office:value="128">
            <text:p>128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4096">
            <text:p>4096</text:p>
          </table:table-cell>
          <table:table-cell table:style-name="ce6" office:value-type="float" office:value="128">
            <text:p>128</text:p>
          </table:table-cell>
          <table:table-cell table:style-name="ce6" table:formula="of:=INT(([.E22]*1024-[.C22]-[.B22])/[.D22])" office:value-type="float" office:value="31">
            <text:p>31</text:p>
          </table:table-cell>
          <table:table-cell table:style-name="ce6" table:formula="of:=[.F22]*[.D22]" office:value-type="float" office:value="126976">
            <text:p>126976</text:p>
          </table:table-cell>
          <table:table-cell table:style-name="ce6" table:formula="of:=[.E22]*1024-[.G22]-[.C22]-[.B22]" office:value-type="float" office:value="3904">
            <text:p>3904</text:p>
          </table:table-cell>
          <table:table-cell table:style-name="ce17" table:formula="of:=[.H22]/[.G22]" office:value-type="percentage" office:value="0.0307459677419355">
            <text:p>3.07%</text:p>
          </table:table-cell>
          <table:table-cell table:style-name="Default"/>
          <table:table-cell/>
          <table:table-cell table:style-name="Default" table:number-columns-repeated="3"/>
          <table:table-cell/>
          <table:table-cell office:value-type="float" office:value="4608">
            <text:p>4608</text:p>
          </table:table-cell>
          <table:table-cell table:formula="of:=(([.$Q$20]*1024) - (INT(([.$Q$20]*1024-[.$B$36]-[.$C$36])/[.$P22])*[.$P22])) / ([.$Q$20]*1024)" office:value-type="percentage" office:value="0.015625">
            <text:p>1.56%</text:p>
          </table:table-cell>
          <table:table-cell table:formula="of:=(([.R$20]*1024) - (INT(([.R$20]*1024-[.$C$36])/([.$P22]+[.$B$36]))*[.$P22])) / ([.R$20]*1024)" office:value-type="percentage" office:value="0.015625">
            <text:p>1.56%</text:p>
          </table:table-cell>
          <table:table-cell table:formula="of:=(([.S$20]*1024) - (INT(([.S$20]*1024-[.$C$36])/([.$P22]+[.$B$36]))*[.$P22])) / ([.S$20]*1024)" office:value-type="percentage" office:value="0.015625">
            <text:p>1.56%</text:p>
          </table:table-cell>
          <table:table-cell table:formula="of:=(([.T$20]*1024) - (INT(([.T$20]*1024-[.$C$36])/([.$P22]+[.$B$36]))*[.$P22])) / ([.T$20]*1024)" office:value-type="percentage" office:value="0.015625">
            <text:p>1.56%</text:p>
          </table:table-cell>
          <table:table-cell table:formula="of:=(([.U$20]*1024) - (INT(([.U$20]*1024-[.$C$36])/([.$P22]+[.$B$36]))*[.$P22])) / ([.U$20]*1024)" office:value-type="percentage" office:value="0.015625">
            <text:p>1.56%</text:p>
          </table:table-cell>
          <table:table-cell table:formula="of:=(([.V$20]*1024) - (INT(([.V$20]*1024-[.$C$36])/([.$P22]+[.$B$36]))*[.$P22])) / ([.V$20]*1024)" office:value-type="percentage" office:value="0.0145263671875">
            <text:p>1.45%</text:p>
          </table:table-cell>
          <table:table-cell table:formula="of:=(([.W$20]*1024) - (INT(([.W$20]*1024-[.$C$36])/([.$P22]+[.$B$36]))*[.$P22])) / ([.W$20]*1024)" office:value-type="percentage" office:value="0.01397705078125">
            <text:p>1.40%</text:p>
          </table:table-cell>
          <table:table-cell table:formula="of:=INT(([.X$20]*1024-[.$B$36]-[.$C$36])/[.$P22])" office:value-type="float" office:value="56">
            <text:p>56</text:p>
          </table:table-cell>
          <table:table-cell table:formula="of:=INT(([.Y$20]*1024-[.$C$36])/([.$P22]+[.$B$36]))" office:value-type="float" office:value="56">
            <text:p>56</text:p>
          </table:table-cell>
          <table:table-cell table:formula="of:=INT(([.Z$20]*1024-[.$C$36])/([.$P22]+[.$B$36]))" office:value-type="float" office:value="112">
            <text:p>112</text:p>
          </table:table-cell>
          <table:table-cell table:formula="of:=INT(([.AA$20]*1024-[.$C$36])/([.$P22]+[.$B$36]))" office:value-type="float" office:value="224">
            <text:p>224</text:p>
          </table:table-cell>
          <table:table-cell table:formula="of:=INT(([.AB$20]*1024-[.$C$36])/([.$P22]+[.$B$36]))" office:value-type="float" office:value="448">
            <text:p>448</text:p>
          </table:table-cell>
          <table:table-cell table:formula="of:=INT(([.AC$20]*1024-[.$C$36])/([.$P22]+[.$B$36]))" office:value-type="float" office:value="897">
            <text:p>897</text:p>
          </table:table-cell>
          <table:table-cell table:formula="of:=INT(([.AD$20]*1024-[.$C$36])/([.$P22]+[.$B$36]))" office:value-type="float" office:value="1795">
            <text:p>1795</text:p>
          </table:table-cell>
          <table:table-cell table:formula="of:=([.AE$20]*1024-[.$B$36]-[.$C$36]-([.$X22]*[.$P22]))/4096" office:value-type="float" office:value="0.953125">
            <text:p>1</text:p>
          </table:table-cell>
          <table:table-cell table:formula="of:=([.AF$20]*1024-[.$C$36]-([.Y22]*([.$P22]+[.$B$36])))/4096" office:value-type="float" office:value="0.09375">
            <text:p>0</text:p>
          </table:table-cell>
          <table:table-cell table:formula="of:=([.AG$20]*1024-[.$C$36]-([.Z22]*([.$P22]+[.$B$36])))/4096" office:value-type="float" office:value="0.21875">
            <text:p>0</text:p>
          </table:table-cell>
          <table:table-cell table:formula="of:=([.AH$20]*1024-[.$C$36]-([.AA22]*([.$P22]+[.$B$36])))/4096" office:value-type="float" office:value="0.46875">
            <text:p>0</text:p>
          </table:table-cell>
          <table:table-cell table:formula="of:=([.AI$20]*1024-[.$C$36]-([.AB22]*([.$P22]+[.$B$36])))/4096" office:value-type="float" office:value="0.96875">
            <text:p>1</text:p>
          </table:table-cell>
          <table:table-cell table:formula="of:=([.AJ$20]*1024-[.$C$36]-([.AC22]*([.$P22]+[.$B$36])))/4096" office:value-type="float" office:value="0.828125">
            <text:p>1</text:p>
          </table:table-cell>
          <table:table-cell table:formula="of:=([.AK$20]*1024-[.$C$36]-([.AD22]*([.$P22]+[.$B$36])))/4096" office:value-type="float" office:value="0.546875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office:value-type="float" office:value="128">
            <text:p>128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4096">
            <text:p>4096</text:p>
          </table:table-cell>
          <table:table-cell table:style-name="ce7" office:value-type="float" office:value="256">
            <text:p>256</text:p>
          </table:table-cell>
          <table:table-cell table:style-name="ce7" table:formula="of:=INT(([.E23]*1024-[.C23]-[.B23])/[.D23])" office:value-type="float" office:value="63">
            <text:p>63</text:p>
          </table:table-cell>
          <table:table-cell table:style-name="ce7" table:formula="of:=[.F23]*[.D23]" office:value-type="float" office:value="258048">
            <text:p>258048</text:p>
          </table:table-cell>
          <table:table-cell table:style-name="ce7" table:formula="of:=[.E23]*1024-[.G23]-[.C23]-[.B23]" office:value-type="float" office:value="3904">
            <text:p>3904</text:p>
          </table:table-cell>
          <table:table-cell table:style-name="ce18" table:formula="of:=[.H23]/[.G23]" office:value-type="percentage" office:value="0.0151289682539683">
            <text:p>1.51%</text:p>
          </table:table-cell>
          <table:table-cell table:style-name="Default"/>
          <table:table-cell/>
          <table:table-cell table:style-name="Default" table:number-columns-repeated="3"/>
          <table:table-cell/>
          <table:table-cell office:value-type="float" office:value="4864">
            <text:p>4864</text:p>
          </table:table-cell>
          <table:table-cell table:formula="of:=(([.$Q$20]*1024) - (INT(([.$Q$20]*1024-[.$B$36]-[.$C$36])/[.$P23])*[.$P23])) / ([.$Q$20]*1024)" office:value-type="percentage" office:value="0.0166015625">
            <text:p>1.66%</text:p>
          </table:table-cell>
          <table:table-cell table:formula="of:=(([.R$20]*1024) - (INT(([.R$20]*1024-[.$C$36])/([.$P23]+[.$B$36]))*[.$P23])) / ([.R$20]*1024)" office:value-type="percentage" office:value="0.0166015625">
            <text:p>1.66%</text:p>
          </table:table-cell>
          <table:table-cell table:formula="of:=(([.S$20]*1024) - (INT(([.S$20]*1024-[.$C$36])/([.$P23]+[.$B$36]))*[.$P23])) / ([.S$20]*1024)" office:value-type="percentage" office:value="0.0166015625">
            <text:p>1.66%</text:p>
          </table:table-cell>
          <table:table-cell table:formula="of:=(([.T$20]*1024) - (INT(([.T$20]*1024-[.$C$36])/([.$P23]+[.$B$36]))*[.$P23])) / ([.T$20]*1024)" office:value-type="percentage" office:value="0.0166015625">
            <text:p>1.66%</text:p>
          </table:table-cell>
          <table:table-cell table:formula="of:=(([.U$20]*1024) - (INT(([.U$20]*1024-[.$C$36])/([.$P23]+[.$B$36]))*[.$P23])) / ([.U$20]*1024)" office:value-type="percentage" office:value="0.0142822265625">
            <text:p>1.43%</text:p>
          </table:table-cell>
          <table:table-cell table:formula="of:=(([.V$20]*1024) - (INT(([.V$20]*1024-[.$C$36])/([.$P23]+[.$B$36]))*[.$P23])) / ([.V$20]*1024)" office:value-type="percentage" office:value="0.01312255859375">
            <text:p>1.31%</text:p>
          </table:table-cell>
          <table:table-cell table:formula="of:=(([.W$20]*1024) - (INT(([.W$20]*1024-[.$C$36])/([.$P23]+[.$B$36]))*[.$P23])) / ([.W$20]*1024)" office:value-type="percentage" office:value="0.01312255859375">
            <text:p>1.31%</text:p>
          </table:table-cell>
          <table:table-cell table:formula="of:=INT(([.X$20]*1024-[.$B$36]-[.$C$36])/[.$P23])" office:value-type="float" office:value="53">
            <text:p>53</text:p>
          </table:table-cell>
          <table:table-cell table:formula="of:=INT(([.Y$20]*1024-[.$C$36])/([.$P23]+[.$B$36]))" office:value-type="float" office:value="53">
            <text:p>53</text:p>
          </table:table-cell>
          <table:table-cell table:formula="of:=INT(([.Z$20]*1024-[.$C$36])/([.$P23]+[.$B$36]))" office:value-type="float" office:value="106">
            <text:p>106</text:p>
          </table:table-cell>
          <table:table-cell table:formula="of:=INT(([.AA$20]*1024-[.$C$36])/([.$P23]+[.$B$36]))" office:value-type="float" office:value="212">
            <text:p>212</text:p>
          </table:table-cell>
          <table:table-cell table:formula="of:=INT(([.AB$20]*1024-[.$C$36])/([.$P23]+[.$B$36]))" office:value-type="float" office:value="425">
            <text:p>425</text:p>
          </table:table-cell>
          <table:table-cell table:formula="of:=INT(([.AC$20]*1024-[.$C$36])/([.$P23]+[.$B$36]))" office:value-type="float" office:value="851">
            <text:p>851</text:p>
          </table:table-cell>
          <table:table-cell table:formula="of:=INT(([.AD$20]*1024-[.$C$36])/([.$P23]+[.$B$36]))" office:value-type="float" office:value="1702">
            <text:p>1702</text:p>
          </table:table-cell>
          <table:table-cell table:formula="of:=([.AE$20]*1024-[.$B$36]-[.$C$36]-([.$X23]*[.$P23]))/4096" office:value-type="float" office:value="1.015625">
            <text:p>1</text:p>
          </table:table-cell>
          <table:table-cell table:formula="of:=([.AF$20]*1024-[.$C$36]-([.Y23]*([.$P23]+[.$B$36])))/4096" office:value-type="float" office:value="0.203125">
            <text:p>0</text:p>
          </table:table-cell>
          <table:table-cell table:formula="of:=([.AG$20]*1024-[.$C$36]-([.Z23]*([.$P23]+[.$B$36])))/4096" office:value-type="float" office:value="0.4375">
            <text:p>0</text:p>
          </table:table-cell>
          <table:table-cell table:formula="of:=([.AH$20]*1024-[.$C$36]-([.AA23]*([.$P23]+[.$B$36])))/4096" office:value-type="float" office:value="0.90625">
            <text:p>1</text:p>
          </table:table-cell>
          <table:table-cell table:formula="of:=([.AI$20]*1024-[.$C$36]-([.AB23]*([.$P23]+[.$B$36])))/4096" office:value-type="float" office:value="0.640625">
            <text:p>1</text:p>
          </table:table-cell>
          <table:table-cell table:formula="of:=([.AJ$20]*1024-[.$C$36]-([.AC23]*([.$P23]+[.$B$36])))/4096" office:value-type="float" office:value="0.109375">
            <text:p>0</text:p>
          </table:table-cell>
          <table:table-cell table:formula="of:=([.AK$20]*1024-[.$C$36]-([.AD23]*([.$P23]+[.$B$36])))/4096" office:value-type="float" office:value="0.25">
            <text:p>0</text:p>
          </table:table-cell>
          <table:table-cell table:number-columns-repeated="987"/>
        </table:table-row>
        <table:table-row table:style-name="ro1">
          <table:table-cell/>
          <table:table-cell table:style-name="Default" office:value-type="float" office:value="128">
            <text:p>128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4096">
            <text:p>4096</text:p>
          </table:table-cell>
          <table:table-cell table:style-name="ce6" office:value-type="float" office:value="512">
            <text:p>512</text:p>
          </table:table-cell>
          <table:table-cell table:style-name="ce6" table:formula="of:=INT(([.E24]*1024-[.C24]-[.B24])/[.D24])" office:value-type="float" office:value="127">
            <text:p>127</text:p>
          </table:table-cell>
          <table:table-cell table:style-name="ce6" table:formula="of:=[.F24]*[.D24]" office:value-type="float" office:value="520192">
            <text:p>520192</text:p>
          </table:table-cell>
          <table:table-cell table:style-name="ce6" table:formula="of:=[.E24]*1024-[.G24]-[.C24]-[.B24]" office:value-type="float" office:value="3904">
            <text:p>3904</text:p>
          </table:table-cell>
          <table:table-cell table:style-name="ce17" table:formula="of:=[.H24]/[.G24]" office:value-type="percentage" office:value="0.00750492125984252">
            <text:p>0.75%</text:p>
          </table:table-cell>
          <table:table-cell table:style-name="Default"/>
          <table:table-cell/>
          <table:table-cell table:style-name="Default" table:number-columns-repeated="3"/>
          <table:table-cell/>
          <table:table-cell office:value-type="float" office:value="5120">
            <text:p>5120</text:p>
          </table:table-cell>
          <table:table-cell table:formula="of:=(([.$Q$20]*1024) - (INT(([.$Q$20]*1024-[.$B$36]-[.$C$36])/[.$P24])*[.$P24])) / ([.$Q$20]*1024)" office:value-type="percentage" office:value="0.00390625">
            <text:p>0.39%</text:p>
          </table:table-cell>
          <table:table-cell table:formula="of:=(([.R$20]*1024) - (INT(([.R$20]*1024-[.$C$36])/([.$P24]+[.$B$36]))*[.$P24])) / ([.R$20]*1024)" office:value-type="percentage" office:value="0.0234375">
            <text:p>2.34%</text:p>
          </table:table-cell>
          <table:table-cell table:formula="of:=(([.S$20]*1024) - (INT(([.S$20]*1024-[.$C$36])/([.$P24]+[.$B$36]))*[.$P24])) / ([.S$20]*1024)" office:value-type="percentage" office:value="0.013671875">
            <text:p>1.37%</text:p>
          </table:table-cell>
          <table:table-cell table:formula="of:=(([.T$20]*1024) - (INT(([.T$20]*1024-[.$C$36])/([.$P24]+[.$B$36]))*[.$P24])) / ([.T$20]*1024)" office:value-type="percentage" office:value="0.013671875">
            <text:p>1.37%</text:p>
          </table:table-cell>
          <table:table-cell table:formula="of:=(([.U$20]*1024) - (INT(([.U$20]*1024-[.$C$36])/([.$P24]+[.$B$36]))*[.$P24])) / ([.U$20]*1024)" office:value-type="percentage" office:value="0.013671875">
            <text:p>1.37%</text:p>
          </table:table-cell>
          <table:table-cell table:formula="of:=(([.V$20]*1024) - (INT(([.V$20]*1024-[.$C$36])/([.$P24]+[.$B$36]))*[.$P24])) / ([.V$20]*1024)" office:value-type="percentage" office:value="0.012451171875">
            <text:p>1.25%</text:p>
          </table:table-cell>
          <table:table-cell table:formula="of:=(([.W$20]*1024) - (INT(([.W$20]*1024-[.$C$36])/([.$P24]+[.$B$36]))*[.$P24])) / ([.W$20]*1024)" office:value-type="percentage" office:value="0.012451171875">
            <text:p>1.25%</text:p>
          </table:table-cell>
          <table:table-cell table:formula="of:=INT(([.X$20]*1024-[.$B$36]-[.$C$36])/[.$P24])" office:value-type="float" office:value="51">
            <text:p>51</text:p>
          </table:table-cell>
          <table:table-cell table:formula="of:=INT(([.Y$20]*1024-[.$C$36])/([.$P24]+[.$B$36]))" office:value-type="float" office:value="50">
            <text:p>50</text:p>
          </table:table-cell>
          <table:table-cell table:formula="of:=INT(([.Z$20]*1024-[.$C$36])/([.$P24]+[.$B$36]))" office:value-type="float" office:value="101">
            <text:p>101</text:p>
          </table:table-cell>
          <table:table-cell table:formula="of:=INT(([.AA$20]*1024-[.$C$36])/([.$P24]+[.$B$36]))" office:value-type="float" office:value="202">
            <text:p>202</text:p>
          </table:table-cell>
          <table:table-cell table:formula="of:=INT(([.AB$20]*1024-[.$C$36])/([.$P24]+[.$B$36]))" office:value-type="float" office:value="404">
            <text:p>404</text:p>
          </table:table-cell>
          <table:table-cell table:formula="of:=INT(([.AC$20]*1024-[.$C$36])/([.$P24]+[.$B$36]))" office:value-type="float" office:value="809">
            <text:p>809</text:p>
          </table:table-cell>
          <table:table-cell table:formula="of:=INT(([.AD$20]*1024-[.$C$36])/([.$P24]+[.$B$36]))" office:value-type="float" office:value="1618">
            <text:p>1618</text:p>
          </table:table-cell>
          <table:table-cell table:formula="of:=([.AE$20]*1024-[.$B$36]-[.$C$36]-([.$X24]*[.$P24]))/4096" office:value-type="float" office:value="0.203125">
            <text:p>0</text:p>
          </table:table-cell>
          <table:table-cell table:formula="of:=([.AF$20]*1024-[.$C$36]-([.Y24]*([.$P24]+[.$B$36])))/4096" office:value-type="float" office:value="0.6875">
            <text:p>1</text:p>
          </table:table-cell>
          <table:table-cell table:formula="of:=([.AG$20]*1024-[.$C$36]-([.Z24]*([.$P24]+[.$B$36])))/4096" office:value-type="float" office:value="0.140625">
            <text:p>0</text:p>
          </table:table-cell>
          <table:table-cell table:formula="of:=([.AH$20]*1024-[.$C$36]-([.AA24]*([.$P24]+[.$B$36])))/4096" office:value-type="float" office:value="0.3125">
            <text:p>0</text:p>
          </table:table-cell>
          <table:table-cell table:formula="of:=([.AI$20]*1024-[.$C$36]-([.AB24]*([.$P24]+[.$B$36])))/4096" office:value-type="float" office:value="0.65625">
            <text:p>1</text:p>
          </table:table-cell>
          <table:table-cell table:formula="of:=([.AJ$20]*1024-[.$C$36]-([.AC24]*([.$P24]+[.$B$36])))/4096" office:value-type="float" office:value="0.078125">
            <text:p>0</text:p>
          </table:table-cell>
          <table:table-cell table:formula="of:=([.AK$20]*1024-[.$C$36]-([.AD24]*([.$P24]+[.$B$36])))/4096" office:value-type="float" office:value="0.1875">
            <text:p>0</text:p>
          </table:table-cell>
          <table:table-cell table:number-columns-repeated="987"/>
        </table:table-row>
        <table:table-row table:style-name="ro1">
          <table:table-cell/>
          <table:table-cell table:style-name="Default" office:value-type="float" office:value="128">
            <text:p>128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4096">
            <text:p>4096</text:p>
          </table:table-cell>
          <table:table-cell table:style-name="ce6" office:value-type="float" office:value="1024">
            <text:p>1024</text:p>
          </table:table-cell>
          <table:table-cell table:style-name="ce6" table:formula="of:=INT(([.E25]*1024-[.C25]-[.B25])/[.D25])" office:value-type="float" office:value="255">
            <text:p>255</text:p>
          </table:table-cell>
          <table:table-cell table:style-name="ce6" table:formula="of:=[.F25]*[.D25]" office:value-type="float" office:value="1044480">
            <text:p>1044480</text:p>
          </table:table-cell>
          <table:table-cell table:style-name="ce6" table:formula="of:=[.E25]*1024-[.G25]-[.C25]-[.B25]" office:value-type="float" office:value="3904">
            <text:p>3904</text:p>
          </table:table-cell>
          <table:table-cell table:style-name="ce17" table:formula="of:=[.H25]/[.G25]" office:value-type="percentage" office:value="0.00373774509803922">
            <text:p>0.37%</text:p>
          </table:table-cell>
          <table:table-cell table:style-name="Default"/>
          <table:table-cell/>
          <table:table-cell table:style-name="Default" table:number-columns-repeated="3"/>
          <table:table-cell/>
          <table:table-cell office:value-type="float" office:value="5376">
            <text:p>5376</text:p>
          </table:table-cell>
          <table:table-cell table:formula="of:=(([.$Q$20]*1024) - (INT(([.$Q$20]*1024-[.$B$36]-[.$C$36])/[.$P25])*[.$P25])) / ([.$Q$20]*1024)" office:value-type="percentage" office:value="0.015625">
            <text:p>1.56%</text:p>
          </table:table-cell>
          <table:table-cell table:formula="of:=(([.R$20]*1024) - (INT(([.R$20]*1024-[.$C$36])/([.$P25]+[.$B$36]))*[.$P25])) / ([.R$20]*1024)" office:value-type="percentage" office:value="0.015625">
            <text:p>1.56%</text:p>
          </table:table-cell>
          <table:table-cell table:formula="of:=(([.S$20]*1024) - (INT(([.S$20]*1024-[.$C$36])/([.$P25]+[.$B$36]))*[.$P25])) / ([.S$20]*1024)" office:value-type="percentage" office:value="0.015625">
            <text:p>1.56%</text:p>
          </table:table-cell>
          <table:table-cell table:formula="of:=(([.T$20]*1024) - (INT(([.T$20]*1024-[.$C$36])/([.$P25]+[.$B$36]))*[.$P25])) / ([.T$20]*1024)" office:value-type="percentage" office:value="0.015625">
            <text:p>1.56%</text:p>
          </table:table-cell>
          <table:table-cell table:formula="of:=(([.U$20]*1024) - (INT(([.U$20]*1024-[.$C$36])/([.$P25]+[.$B$36]))*[.$P25])) / ([.U$20]*1024)" office:value-type="percentage" office:value="0.0130615234375">
            <text:p>1.31%</text:p>
          </table:table-cell>
          <table:table-cell table:formula="of:=(([.V$20]*1024) - (INT(([.V$20]*1024-[.$C$36])/([.$P25]+[.$B$36]))*[.$P25])) / ([.V$20]*1024)" office:value-type="percentage" office:value="0.0130615234375">
            <text:p>1.31%</text:p>
          </table:table-cell>
          <table:table-cell table:formula="of:=(([.W$20]*1024) - (INT(([.W$20]*1024-[.$C$36])/([.$P25]+[.$B$36]))*[.$P25])) / ([.W$20]*1024)" office:value-type="percentage" office:value="0.01177978515625">
            <text:p>1.18%</text:p>
          </table:table-cell>
          <table:table-cell table:formula="of:=INT(([.X$20]*1024-[.$B$36]-[.$C$36])/[.$P25])" office:value-type="float" office:value="48">
            <text:p>48</text:p>
          </table:table-cell>
          <table:table-cell table:formula="of:=INT(([.Y$20]*1024-[.$C$36])/([.$P25]+[.$B$36]))" office:value-type="float" office:value="48">
            <text:p>48</text:p>
          </table:table-cell>
          <table:table-cell table:formula="of:=INT(([.Z$20]*1024-[.$C$36])/([.$P25]+[.$B$36]))" office:value-type="float" office:value="96">
            <text:p>96</text:p>
          </table:table-cell>
          <table:table-cell table:formula="of:=INT(([.AA$20]*1024-[.$C$36])/([.$P25]+[.$B$36]))" office:value-type="float" office:value="192">
            <text:p>192</text:p>
          </table:table-cell>
          <table:table-cell table:formula="of:=INT(([.AB$20]*1024-[.$C$36])/([.$P25]+[.$B$36]))" office:value-type="float" office:value="385">
            <text:p>385</text:p>
          </table:table-cell>
          <table:table-cell table:formula="of:=INT(([.AC$20]*1024-[.$C$36])/([.$P25]+[.$B$36]))" office:value-type="float" office:value="770">
            <text:p>770</text:p>
          </table:table-cell>
          <table:table-cell table:formula="of:=INT(([.AD$20]*1024-[.$C$36])/([.$P25]+[.$B$36]))" office:value-type="float" office:value="1542">
            <text:p>1542</text:p>
          </table:table-cell>
          <table:table-cell table:formula="of:=([.AE$20]*1024-[.$B$36]-[.$C$36]-([.$X25]*[.$P25]))/4096" office:value-type="float" office:value="0.953125">
            <text:p>1</text:p>
          </table:table-cell>
          <table:table-cell table:formula="of:=([.AF$20]*1024-[.$C$36]-([.Y25]*([.$P25]+[.$B$36])))/4096" office:value-type="float" office:value="0.21875">
            <text:p>0</text:p>
          </table:table-cell>
          <table:table-cell table:formula="of:=([.AG$20]*1024-[.$C$36]-([.Z25]*([.$P25]+[.$B$36])))/4096" office:value-type="float" office:value="0.46875">
            <text:p>0</text:p>
          </table:table-cell>
          <table:table-cell table:formula="of:=([.AH$20]*1024-[.$C$36]-([.AA25]*([.$P25]+[.$B$36])))/4096" office:value-type="float" office:value="0.96875">
            <text:p>1</text:p>
          </table:table-cell>
          <table:table-cell table:formula="of:=([.AI$20]*1024-[.$C$36]-([.AB25]*([.$P25]+[.$B$36])))/4096" office:value-type="float" office:value="0.640625">
            <text:p>1</text:p>
          </table:table-cell>
          <table:table-cell table:formula="of:=([.AJ$20]*1024-[.$C$36]-([.AC25]*([.$P25]+[.$B$36])))/4096" office:value-type="float" office:value="1.3125">
            <text:p>1</text:p>
          </table:table-cell>
          <table:table-cell table:formula="of:=([.AK$20]*1024-[.$C$36]-([.AD25]*([.$P25]+[.$B$36])))/4096" office:value-type="float" office:value="0">
            <text:p>0</text:p>
          </table:table-cell>
          <table:table-cell table:number-columns-repeated="987"/>
        </table:table-row>
        <table:table-row table:style-name="ro1">
          <table:table-cell office:value-type="string">
            <text:p>TLS용량 계산</text:p>
          </table:table-cell>
          <table:table-cell table:style-name="Default" table:number-columns-repeated="9"/>
          <table:table-cell/>
          <table:table-cell table:style-name="Default" table:number-columns-repeated="3"/>
          <table:table-cell/>
          <table:table-cell office:value-type="float" office:value="5632">
            <text:p>5632</text:p>
          </table:table-cell>
          <table:table-cell table:formula="of:=(([.$Q$20]*1024) - (INT(([.$Q$20]*1024-[.$B$36]-[.$C$36])/[.$P26])*[.$P26])) / ([.$Q$20]*1024)" office:value-type="percentage" office:value="0.01171875">
            <text:p>1.17%</text:p>
          </table:table-cell>
          <table:table-cell table:formula="of:=(([.R$20]*1024) - (INT(([.R$20]*1024-[.$C$36])/([.$P26]+[.$B$36]))*[.$P26])) / ([.R$20]*1024)" office:value-type="percentage" office:value="0.01171875">
            <text:p>1.17%</text:p>
          </table:table-cell>
          <table:table-cell table:formula="of:=(([.S$20]*1024) - (INT(([.S$20]*1024-[.$C$36])/([.$P26]+[.$B$36]))*[.$P26])) / ([.S$20]*1024)" office:value-type="percentage" office:value="0.01171875">
            <text:p>1.17%</text:p>
          </table:table-cell>
          <table:table-cell table:formula="of:=(([.T$20]*1024) - (INT(([.T$20]*1024-[.$C$36])/([.$P26]+[.$B$36]))*[.$P26])) / ([.T$20]*1024)" office:value-type="percentage" office:value="0.01171875">
            <text:p>1.17%</text:p>
          </table:table-cell>
          <table:table-cell table:formula="of:=(([.U$20]*1024) - (INT(([.U$20]*1024-[.$C$36])/([.$P26]+[.$B$36]))*[.$P26])) / ([.U$20]*1024)" office:value-type="percentage" office:value="0.01171875">
            <text:p>1.17%</text:p>
          </table:table-cell>
          <table:table-cell table:formula="of:=(([.V$20]*1024) - (INT(([.V$20]*1024-[.$C$36])/([.$P26]+[.$B$36]))*[.$P26])) / ([.V$20]*1024)" office:value-type="percentage" office:value="0.01171875">
            <text:p>1.17%</text:p>
          </table:table-cell>
          <table:table-cell table:formula="of:=(([.W$20]*1024) - (INT(([.W$20]*1024-[.$C$36])/([.$P26]+[.$B$36]))*[.$P26])) / ([.W$20]*1024)" office:value-type="percentage" office:value="0.01171875">
            <text:p>1.17%</text:p>
          </table:table-cell>
          <table:table-cell table:formula="of:=INT(([.X$20]*1024-[.$B$36]-[.$C$36])/[.$P26])" office:value-type="float" office:value="46">
            <text:p>46</text:p>
          </table:table-cell>
          <table:table-cell table:formula="of:=INT(([.Y$20]*1024-[.$C$36])/([.$P26]+[.$B$36]))" office:value-type="float" office:value="46">
            <text:p>46</text:p>
          </table:table-cell>
          <table:table-cell table:formula="of:=INT(([.Z$20]*1024-[.$C$36])/([.$P26]+[.$B$36]))" office:value-type="float" office:value="92">
            <text:p>92</text:p>
          </table:table-cell>
          <table:table-cell table:formula="of:=INT(([.AA$20]*1024-[.$C$36])/([.$P26]+[.$B$36]))" office:value-type="float" office:value="184">
            <text:p>184</text:p>
          </table:table-cell>
          <table:table-cell table:formula="of:=INT(([.AB$20]*1024-[.$C$36])/([.$P26]+[.$B$36]))" office:value-type="float" office:value="368">
            <text:p>368</text:p>
          </table:table-cell>
          <table:table-cell table:formula="of:=INT(([.AC$20]*1024-[.$C$36])/([.$P26]+[.$B$36]))" office:value-type="float" office:value="736">
            <text:p>736</text:p>
          </table:table-cell>
          <table:table-cell table:formula="of:=INT(([.AD$20]*1024-[.$C$36])/([.$P26]+[.$B$36]))" office:value-type="float" office:value="1472">
            <text:p>1472</text:p>
          </table:table-cell>
          <table:table-cell table:formula="of:=([.AE$20]*1024-[.$B$36]-[.$C$36]-([.$X26]*[.$P26]))/4096" office:value-type="float" office:value="0.703125">
            <text:p>1</text:p>
          </table:table-cell>
          <table:table-cell table:formula="of:=([.AF$20]*1024-[.$C$36]-([.Y26]*([.$P26]+[.$B$36])))/4096" office:value-type="float" office:value="0">
            <text:p>0</text:p>
          </table:table-cell>
          <table:table-cell table:formula="of:=([.AG$20]*1024-[.$C$36]-([.Z26]*([.$P26]+[.$B$36])))/4096" office:value-type="float" office:value="0.03125">
            <text:p>0</text:p>
          </table:table-cell>
          <table:table-cell table:formula="of:=([.AH$20]*1024-[.$C$36]-([.AA26]*([.$P26]+[.$B$36])))/4096" office:value-type="float" office:value="0.09375">
            <text:p>0</text:p>
          </table:table-cell>
          <table:table-cell table:formula="of:=([.AI$20]*1024-[.$C$36]-([.AB26]*([.$P26]+[.$B$36])))/4096" office:value-type="float" office:value="0.21875">
            <text:p>0</text:p>
          </table:table-cell>
          <table:table-cell table:formula="of:=([.AJ$20]*1024-[.$C$36]-([.AC26]*([.$P26]+[.$B$36])))/4096" office:value-type="float" office:value="0.46875">
            <text:p>0</text:p>
          </table:table-cell>
          <table:table-cell table:formula="of:=([.AK$20]*1024-[.$C$36]-([.AD26]*([.$P26]+[.$B$36])))/4096" office:value-type="float" office:value="0.96875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/>
          <table:table-cell table:style-name="Default" office:value-type="string">
            <text:p>~2KB</text:p>
          </table:table-cell>
          <table:table-cell table:style-name="Default" office:value-type="string">
            <text:p>~4KB</text:p>
          </table:table-cell>
          <table:table-cell table:style-name="Default" office:value-type="string">
            <text:p>~8KB</text:p>
          </table:table-cell>
          <table:table-cell table:style-name="Default" office:value-type="string">
            <text:p>~16KB</text:p>
          </table:table-cell>
          <table:table-cell table:style-name="Default" table:number-columns-repeated="4"/>
          <table:table-cell/>
          <table:table-cell table:style-name="Default" table:number-columns-repeated="3"/>
          <table:table-cell/>
          <table:table-cell office:value-type="float" office:value="5888">
            <text:p>5888</text:p>
          </table:table-cell>
          <table:table-cell table:formula="of:=(([.$Q$20]*1024) - (INT(([.$Q$20]*1024-[.$B$36]-[.$C$36])/[.$P27])*[.$P27])) / ([.$Q$20]*1024)" office:value-type="percentage" office:value="0.01171875">
            <text:p>1.17%</text:p>
          </table:table-cell>
          <table:table-cell table:formula="of:=(([.R$20]*1024) - (INT(([.R$20]*1024-[.$C$36])/([.$P27]+[.$B$36]))*[.$P27])) / ([.R$20]*1024)" office:value-type="percentage" office:value="0.01171875">
            <text:p>1.17%</text:p>
          </table:table-cell>
          <table:table-cell table:formula="of:=(([.S$20]*1024) - (INT(([.S$20]*1024-[.$C$36])/([.$P27]+[.$B$36]))*[.$P27])) / ([.S$20]*1024)" office:value-type="percentage" office:value="0.01171875">
            <text:p>1.17%</text:p>
          </table:table-cell>
          <table:table-cell table:formula="of:=(([.T$20]*1024) - (INT(([.T$20]*1024-[.$C$36])/([.$P27]+[.$B$36]))*[.$P27])) / ([.T$20]*1024)" office:value-type="percentage" office:value="0.01171875">
            <text:p>1.17%</text:p>
          </table:table-cell>
          <table:table-cell table:formula="of:=(([.U$20]*1024) - (INT(([.U$20]*1024-[.$C$36])/([.$P27]+[.$B$36]))*[.$P27])) / ([.U$20]*1024)" office:value-type="percentage" office:value="0.01171875">
            <text:p>1.17%</text:p>
          </table:table-cell>
          <table:table-cell table:formula="of:=(([.V$20]*1024) - (INT(([.V$20]*1024-[.$C$36])/([.$P27]+[.$B$36]))*[.$P27])) / ([.V$20]*1024)" office:value-type="percentage" office:value="0.01171875">
            <text:p>1.17%</text:p>
          </table:table-cell>
          <table:table-cell table:formula="of:=(([.W$20]*1024) - (INT(([.W$20]*1024-[.$C$36])/([.$P27]+[.$B$36]))*[.$P27])) / ([.W$20]*1024)" office:value-type="percentage" office:value="0.011016845703125">
            <text:p>1.10%</text:p>
          </table:table-cell>
          <table:table-cell table:formula="of:=INT(([.X$20]*1024-[.$B$36]-[.$C$36])/[.$P27])" office:value-type="float" office:value="44">
            <text:p>44</text:p>
          </table:table-cell>
          <table:table-cell table:formula="of:=INT(([.Y$20]*1024-[.$C$36])/([.$P27]+[.$B$36]))" office:value-type="float" office:value="44">
            <text:p>44</text:p>
          </table:table-cell>
          <table:table-cell table:formula="of:=INT(([.Z$20]*1024-[.$C$36])/([.$P27]+[.$B$36]))" office:value-type="float" office:value="88">
            <text:p>88</text:p>
          </table:table-cell>
          <table:table-cell table:formula="of:=INT(([.AA$20]*1024-[.$C$36])/([.$P27]+[.$B$36]))" office:value-type="float" office:value="176">
            <text:p>176</text:p>
          </table:table-cell>
          <table:table-cell table:formula="of:=INT(([.AB$20]*1024-[.$C$36])/([.$P27]+[.$B$36]))" office:value-type="float" office:value="352">
            <text:p>352</text:p>
          </table:table-cell>
          <table:table-cell table:formula="of:=INT(([.AC$20]*1024-[.$C$36])/([.$P27]+[.$B$36]))" office:value-type="float" office:value="704">
            <text:p>704</text:p>
          </table:table-cell>
          <table:table-cell table:formula="of:=INT(([.AD$20]*1024-[.$C$36])/([.$P27]+[.$B$36]))" office:value-type="float" office:value="1409">
            <text:p>1409</text:p>
          </table:table-cell>
          <table:table-cell table:formula="of:=([.AE$20]*1024-[.$B$36]-[.$C$36]-([.$X27]*[.$P27]))/4096" office:value-type="float" office:value="0.703125">
            <text:p>1</text:p>
          </table:table-cell>
          <table:table-cell table:formula="of:=([.AF$20]*1024-[.$C$36]-([.Y27]*([.$P27]+[.$B$36])))/4096" office:value-type="float" office:value="0.03125">
            <text:p>0</text:p>
          </table:table-cell>
          <table:table-cell table:formula="of:=([.AG$20]*1024-[.$C$36]-([.Z27]*([.$P27]+[.$B$36])))/4096" office:value-type="float" office:value="0.09375">
            <text:p>0</text:p>
          </table:table-cell>
          <table:table-cell table:formula="of:=([.AH$20]*1024-[.$C$36]-([.AA27]*([.$P27]+[.$B$36])))/4096" office:value-type="float" office:value="0.21875">
            <text:p>0</text:p>
          </table:table-cell>
          <table:table-cell table:formula="of:=([.AI$20]*1024-[.$C$36]-([.AB27]*([.$P27]+[.$B$36])))/4096" office:value-type="float" office:value="0.46875">
            <text:p>0</text:p>
          </table:table-cell>
          <table:table-cell table:formula="of:=([.AJ$20]*1024-[.$C$36]-([.AC27]*([.$P27]+[.$B$36])))/4096" office:value-type="float" office:value="0.96875">
            <text:p>1</text:p>
          </table:table-cell>
          <table:table-cell table:formula="of:=([.AK$20]*1024-[.$C$36]-([.AD27]*([.$P27]+[.$B$36])))/4096" office:value-type="float" office:value="0.515625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Default" office:value-type="string">
            <text:p>슬롯당요구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96">
            <text:p>96</text:p>
          </table:table-cell>
          <table:table-cell table:style-name="Default" office:value-type="float" office:value="112">
            <text:p>112</text:p>
          </table:table-cell>
          <table:table-cell table:style-name="Default" office:value-type="float" office:value="128">
            <text:p>128</text:p>
          </table:table-cell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ce1" office:value-type="float" office:value="6144">
            <text:p>6144</text:p>
          </table:table-cell>
          <table:table-cell table:style-name="ce33" table:formula="of:=(([.$Q$20]*1024) - (INT(([.$Q$20]*1024-[.$B$36]-[.$C$36])/[.$P28])*[.$P28])) / ([.$Q$20]*1024)" office:value-type="percentage" office:value="0.015625">
            <text:p>1.56%</text:p>
          </table:table-cell>
          <table:table-cell table:style-name="ce33" table:formula="of:=(([.R$20]*1024) - (INT(([.R$20]*1024-[.$C$36])/([.$P28]+[.$B$36]))*[.$P28])) / ([.R$20]*1024)" office:value-type="percentage" office:value="0.015625">
            <text:p>1.56%</text:p>
          </table:table-cell>
          <table:table-cell table:style-name="ce33" table:formula="of:=(([.S$20]*1024) - (INT(([.S$20]*1024-[.$C$36])/([.$P28]+[.$B$36]))*[.$P28])) / ([.S$20]*1024)" office:value-type="percentage" office:value="0.015625">
            <text:p>1.56%</text:p>
          </table:table-cell>
          <table:table-cell table:style-name="ce33" table:formula="of:=(([.T$20]*1024) - (INT(([.T$20]*1024-[.$C$36])/([.$P28]+[.$B$36]))*[.$P28])) / ([.T$20]*1024)" office:value-type="percentage" office:value="0.015625">
            <text:p>1.56%</text:p>
          </table:table-cell>
          <table:table-cell table:style-name="ce33" table:formula="of:=(([.U$20]*1024) - (INT(([.U$20]*1024-[.$C$36])/([.$P28]+[.$B$36]))*[.$P28])) / ([.U$20]*1024)" office:value-type="percentage" office:value="0.0126953125">
            <text:p>1.27%</text:p>
          </table:table-cell>
          <table:table-cell table:style-name="ce33" table:formula="of:=(([.V$20]*1024) - (INT(([.V$20]*1024-[.$C$36])/([.$P28]+[.$B$36]))*[.$P28])) / ([.V$20]*1024)" office:value-type="percentage" office:value="0.01123046875">
            <text:p>1.12%</text:p>
          </table:table-cell>
          <table:table-cell table:style-name="ce33" table:formula="of:=(([.W$20]*1024) - (INT(([.W$20]*1024-[.$C$36])/([.$P28]+[.$B$36]))*[.$P28])) / ([.W$20]*1024)" office:value-type="percentage" office:value="0.010498046875">
            <text:p>1.05%</text:p>
          </table:table-cell>
          <table:table-cell table:style-name="ce37" table:formula="of:=INT(([.X$20]*1024-[.$B$36]-[.$C$36])/[.$P28])" office:value-type="float" office:value="42">
            <text:p>42</text:p>
          </table:table-cell>
          <table:table-cell table:style-name="ce37" table:formula="of:=INT(([.Y$20]*1024-[.$C$36])/([.$P28]+[.$B$36]))" office:value-type="float" office:value="42">
            <text:p>42</text:p>
          </table:table-cell>
          <table:table-cell table:style-name="ce37" table:formula="of:=INT(([.Z$20]*1024-[.$C$36])/([.$P28]+[.$B$36]))" office:value-type="float" office:value="84">
            <text:p>84</text:p>
          </table:table-cell>
          <table:table-cell table:style-name="ce37" table:formula="of:=INT(([.AA$20]*1024-[.$C$36])/([.$P28]+[.$B$36]))" office:value-type="float" office:value="168">
            <text:p>168</text:p>
          </table:table-cell>
          <table:table-cell table:style-name="ce37" table:formula="of:=INT(([.AB$20]*1024-[.$C$36])/([.$P28]+[.$B$36]))" office:value-type="float" office:value="337">
            <text:p>337</text:p>
          </table:table-cell>
          <table:table-cell table:style-name="ce37" table:formula="of:=INT(([.AC$20]*1024-[.$C$36])/([.$P28]+[.$B$36]))" office:value-type="float" office:value="675">
            <text:p>675</text:p>
          </table:table-cell>
          <table:table-cell table:style-name="ce37" table:formula="of:=INT(([.AD$20]*1024-[.$C$36])/([.$P28]+[.$B$36]))" office:value-type="float" office:value="1351">
            <text:p>1351</text:p>
          </table:table-cell>
          <table:table-cell table:style-name="ce39" table:formula="of:=([.AE$20]*1024-[.$B$36]-[.$C$36]-([.$X28]*[.$P28]))/4096" office:value-type="float" office:value="0.953125">
            <text:p>1</text:p>
          </table:table-cell>
          <table:table-cell table:style-name="ce39" table:formula="of:=([.AF$20]*1024-[.$C$36]-([.Y28]*([.$P28]+[.$B$36])))/4096" office:value-type="float" office:value="0.3125">
            <text:p>0</text:p>
          </table:table-cell>
          <table:table-cell table:style-name="ce39" table:formula="of:=([.AG$20]*1024-[.$C$36]-([.Z28]*([.$P28]+[.$B$36])))/4096" office:value-type="float" office:value="0.65625">
            <text:p>1</text:p>
          </table:table-cell>
          <table:table-cell table:style-name="ce39" table:formula="of:=([.AH$20]*1024-[.$C$36]-([.AA28]*([.$P28]+[.$B$36])))/4096" office:value-type="float" office:value="1.34375">
            <text:p>1</text:p>
          </table:table-cell>
          <table:table-cell table:style-name="ce39" table:formula="of:=([.AI$20]*1024-[.$C$36]-([.AB28]*([.$P28]+[.$B$36])))/4096" office:value-type="float" office:value="1.203125">
            <text:p>1</text:p>
          </table:table-cell>
          <table:table-cell table:style-name="ce39" table:formula="of:=([.AJ$20]*1024-[.$C$36]-([.AC28]*([.$P28]+[.$B$36])))/4096" office:value-type="float" office:value="0.921875">
            <text:p>1</text:p>
          </table:table-cell>
          <table:table-cell table:style-name="ce39" table:formula="of:=([.AK$20]*1024-[.$C$36]-([.AD28]*([.$P28]+[.$B$36])))/4096" office:value-type="float" office:value="0.359375">
            <text:p>0</text:p>
          </table:table-cell>
          <table:table-cell table:number-columns-repeated="987"/>
        </table:table-row>
        <table:table-row table:style-name="ro1">
          <table:table-cell office:value-type="string">
            <text:p>UINT32 3</text:p>
          </table:table-cell>
          <table:table-cell table:style-name="Default" office:value-type="float" office:value="12">
            <text:p>12</text:p>
          </table:table-cell>
          <table:table-cell table:style-name="Default" table:formula="of:=[.$B29]*[.C$28]" office:value-type="float" office:value="960">
            <text:p>960</text:p>
          </table:table-cell>
          <table:table-cell table:style-name="Default" table:formula="of:=[.$B29]*[.D$28]" office:value-type="float" office:value="1152">
            <text:p>1152</text:p>
          </table:table-cell>
          <table:table-cell table:style-name="Default" table:formula="of:=[.$B29]*[.E$28]" office:value-type="float" office:value="1344">
            <text:p>1344</text:p>
          </table:table-cell>
          <table:table-cell table:style-name="Default" table:formula="of:=[.$B29]*[.F$28]" office:value-type="float" office:value="1536">
            <text:p>1536</text:p>
          </table:table-cell>
          <table:table-cell table:style-name="Default" table:number-columns-repeated="4"/>
          <table:table-cell/>
          <table:table-cell table:style-name="Default" table:number-columns-repeated="3"/>
          <table:table-cell/>
          <table:table-cell office:value-type="float" office:value="6400">
            <text:p>6400</text:p>
          </table:table-cell>
          <table:table-cell table:formula="of:=(([.$Q$20]*1024) - (INT(([.$Q$20]*1024-[.$B$36]-[.$C$36])/[.$P29])*[.$P29])) / ([.$Q$20]*1024)" office:value-type="percentage" office:value="0.0234375">
            <text:p>2.34%</text:p>
          </table:table-cell>
          <table:table-cell table:formula="of:=(([.R$20]*1024) - (INT(([.R$20]*1024-[.$C$36])/([.$P29]+[.$B$36]))*[.$P29])) / ([.R$20]*1024)" office:value-type="percentage" office:value="0.0234375">
            <text:p>2.34%</text:p>
          </table:table-cell>
          <table:table-cell table:formula="of:=(([.S$20]*1024) - (INT(([.S$20]*1024-[.$C$36])/([.$P29]+[.$B$36]))*[.$P29])) / ([.S$20]*1024)" office:value-type="percentage" office:value="0.01123046875">
            <text:p>1.12%</text:p>
          </table:table-cell>
          <table:table-cell table:formula="of:=(([.T$20]*1024) - (INT(([.T$20]*1024-[.$C$36])/([.$P29]+[.$B$36]))*[.$P29])) / ([.T$20]*1024)" office:value-type="percentage" office:value="0.01123046875">
            <text:p>1.12%</text:p>
          </table:table-cell>
          <table:table-cell table:formula="of:=(([.U$20]*1024) - (INT(([.U$20]*1024-[.$C$36])/([.$P29]+[.$B$36]))*[.$P29])) / ([.U$20]*1024)" office:value-type="percentage" office:value="0.01123046875">
            <text:p>1.12%</text:p>
          </table:table-cell>
          <table:table-cell table:formula="of:=(([.V$20]*1024) - (INT(([.V$20]*1024-[.$C$36])/([.$P29]+[.$B$36]))*[.$P29])) / ([.V$20]*1024)" office:value-type="percentage" office:value="0.01123046875">
            <text:p>1.12%</text:p>
          </table:table-cell>
          <table:table-cell table:formula="of:=(([.W$20]*1024) - (INT(([.W$20]*1024-[.$C$36])/([.$P29]+[.$B$36]))*[.$P29])) / ([.W$20]*1024)" office:value-type="percentage" office:value="0.010467529296875">
            <text:p>1.05%</text:p>
          </table:table-cell>
          <table:table-cell table:formula="of:=INT(([.X$20]*1024-[.$B$36]-[.$C$36])/[.$P29])" office:value-type="float" office:value="40">
            <text:p>40</text:p>
          </table:table-cell>
          <table:table-cell table:formula="of:=INT(([.Y$20]*1024-[.$C$36])/([.$P29]+[.$B$36]))" office:value-type="float" office:value="40">
            <text:p>40</text:p>
          </table:table-cell>
          <table:table-cell table:formula="of:=INT(([.Z$20]*1024-[.$C$36])/([.$P29]+[.$B$36]))" office:value-type="float" office:value="81">
            <text:p>81</text:p>
          </table:table-cell>
          <table:table-cell table:formula="of:=INT(([.AA$20]*1024-[.$C$36])/([.$P29]+[.$B$36]))" office:value-type="float" office:value="162">
            <text:p>162</text:p>
          </table:table-cell>
          <table:table-cell table:formula="of:=INT(([.AB$20]*1024-[.$C$36])/([.$P29]+[.$B$36]))" office:value-type="float" office:value="324">
            <text:p>324</text:p>
          </table:table-cell>
          <table:table-cell table:formula="of:=INT(([.AC$20]*1024-[.$C$36])/([.$P29]+[.$B$36]))" office:value-type="float" office:value="648">
            <text:p>648</text:p>
          </table:table-cell>
          <table:table-cell table:formula="of:=INT(([.AD$20]*1024-[.$C$36])/([.$P29]+[.$B$36]))" office:value-type="float" office:value="1297">
            <text:p>1297</text:p>
          </table:table-cell>
          <table:table-cell table:formula="of:=([.AE$20]*1024-[.$B$36]-[.$C$36]-([.$X29]*[.$P29]))/4096" office:value-type="float" office:value="1.453125">
            <text:p>1</text:p>
          </table:table-cell>
          <table:table-cell table:formula="of:=([.AF$20]*1024-[.$C$36]-([.Y29]*([.$P29]+[.$B$36])))/4096" office:value-type="float" office:value="0.84375">
            <text:p>1</text:p>
          </table:table-cell>
          <table:table-cell table:formula="of:=([.AG$20]*1024-[.$C$36]-([.Z29]*([.$P29]+[.$B$36])))/4096" office:value-type="float" office:value="0.140625">
            <text:p>0</text:p>
          </table:table-cell>
          <table:table-cell table:formula="of:=([.AH$20]*1024-[.$C$36]-([.AA29]*([.$P29]+[.$B$36])))/4096" office:value-type="float" office:value="0.3125">
            <text:p>0</text:p>
          </table:table-cell>
          <table:table-cell table:formula="of:=([.AI$20]*1024-[.$C$36]-([.AB29]*([.$P29]+[.$B$36])))/4096" office:value-type="float" office:value="0.65625">
            <text:p>1</text:p>
          </table:table-cell>
          <table:table-cell table:formula="of:=([.AJ$20]*1024-[.$C$36]-([.AC29]*([.$P29]+[.$B$36])))/4096" office:value-type="float" office:value="1.34375">
            <text:p>1</text:p>
          </table:table-cell>
          <table:table-cell table:formula="of:=([.AK$20]*1024-[.$C$36]-([.AD29]*([.$P29]+[.$B$36])))/4096" office:value-type="float" office:value="1.140625">
            <text:p>1</text:p>
          </table:table-cell>
          <table:table-cell table:number-columns-repeated="987"/>
        </table:table-row>
        <table:table-row table:style-name="ro1">
          <table:table-cell office:value-type="string">
            <text:p>UINT32 4</text:p>
          </table:table-cell>
          <table:table-cell table:style-name="Default" office:value-type="float" office:value="16">
            <text:p>16</text:p>
          </table:table-cell>
          <table:table-cell table:style-name="Default" table:formula="of:=[.$B30]*[.C$28]" office:value-type="float" office:value="1280">
            <text:p>1280</text:p>
          </table:table-cell>
          <table:table-cell table:style-name="Default" table:formula="of:=[.$B30]*[.D$28]" office:value-type="float" office:value="1536">
            <text:p>1536</text:p>
          </table:table-cell>
          <table:table-cell table:style-name="Default" table:formula="of:=[.$B30]*[.E$28]" office:value-type="float" office:value="1792">
            <text:p>1792</text:p>
          </table:table-cell>
          <table:table-cell table:style-name="Default" table:formula="of:=[.$B30]*[.F$28]" office:value-type="float" office:value="2048">
            <text:p>2048</text:p>
          </table:table-cell>
          <table:table-cell table:style-name="Default" table:number-columns-repeated="4"/>
          <table:table-cell/>
          <table:table-cell table:style-name="Default" table:number-columns-repeated="3"/>
          <table:table-cell/>
          <table:table-cell office:value-type="float" office:value="6656">
            <text:p>6656</text:p>
          </table:table-cell>
          <table:table-cell table:formula="of:=(([.$Q$20]*1024) - (INT(([.$Q$20]*1024-[.$B$36]-[.$C$36])/[.$P30])*[.$P30])) / ([.$Q$20]*1024)" office:value-type="percentage" office:value="0.009765625">
            <text:p>0.98%</text:p>
          </table:table-cell>
          <table:table-cell table:formula="of:=(([.R$20]*1024) - (INT(([.R$20]*1024-[.$C$36])/([.$P30]+[.$B$36]))*[.$P30])) / ([.R$20]*1024)" office:value-type="percentage" office:value="0.03515625">
            <text:p>3.52%</text:p>
          </table:table-cell>
          <table:table-cell table:formula="of:=(([.S$20]*1024) - (INT(([.S$20]*1024-[.$C$36])/([.$P30]+[.$B$36]))*[.$P30])) / ([.S$20]*1024)" office:value-type="percentage" office:value="0.009765625">
            <text:p>0.98%</text:p>
          </table:table-cell>
          <table:table-cell table:formula="of:=(([.T$20]*1024) - (INT(([.T$20]*1024-[.$C$36])/([.$P30]+[.$B$36]))*[.$P30])) / ([.T$20]*1024)" office:value-type="percentage" office:value="0.009765625">
            <text:p>0.98%</text:p>
          </table:table-cell>
          <table:table-cell table:formula="of:=(([.U$20]*1024) - (INT(([.U$20]*1024-[.$C$36])/([.$P30]+[.$B$36]))*[.$P30])) / ([.U$20]*1024)" office:value-type="percentage" office:value="0.009765625">
            <text:p>0.98%</text:p>
          </table:table-cell>
          <table:table-cell table:formula="of:=(([.V$20]*1024) - (INT(([.V$20]*1024-[.$C$36])/([.$P30]+[.$B$36]))*[.$P30])) / ([.V$20]*1024)" office:value-type="percentage" office:value="0.009765625">
            <text:p>0.98%</text:p>
          </table:table-cell>
          <table:table-cell table:formula="of:=(([.W$20]*1024) - (INT(([.W$20]*1024-[.$C$36])/([.$P30]+[.$B$36]))*[.$P30])) / ([.W$20]*1024)" office:value-type="percentage" office:value="0.009765625">
            <text:p>0.98%</text:p>
          </table:table-cell>
          <table:table-cell table:formula="of:=INT(([.X$20]*1024-[.$B$36]-[.$C$36])/[.$P30])" office:value-type="float" office:value="39">
            <text:p>39</text:p>
          </table:table-cell>
          <table:table-cell table:formula="of:=INT(([.Y$20]*1024-[.$C$36])/([.$P30]+[.$B$36]))" office:value-type="float" office:value="38">
            <text:p>38</text:p>
          </table:table-cell>
          <table:table-cell table:formula="of:=INT(([.Z$20]*1024-[.$C$36])/([.$P30]+[.$B$36]))" office:value-type="float" office:value="78">
            <text:p>78</text:p>
          </table:table-cell>
          <table:table-cell table:formula="of:=INT(([.AA$20]*1024-[.$C$36])/([.$P30]+[.$B$36]))" office:value-type="float" office:value="156">
            <text:p>156</text:p>
          </table:table-cell>
          <table:table-cell table:formula="of:=INT(([.AB$20]*1024-[.$C$36])/([.$P30]+[.$B$36]))" office:value-type="float" office:value="312">
            <text:p>312</text:p>
          </table:table-cell>
          <table:table-cell table:formula="of:=INT(([.AC$20]*1024-[.$C$36])/([.$P30]+[.$B$36]))" office:value-type="float" office:value="624">
            <text:p>624</text:p>
          </table:table-cell>
          <table:table-cell table:formula="of:=INT(([.AD$20]*1024-[.$C$36])/([.$P30]+[.$B$36]))" office:value-type="float" office:value="1248">
            <text:p>1248</text:p>
          </table:table-cell>
          <table:table-cell table:formula="of:=([.AE$20]*1024-[.$B$36]-[.$C$36]-([.$X30]*[.$P30]))/4096" office:value-type="float" office:value="0.578125">
            <text:p>1</text:p>
          </table:table-cell>
          <table:table-cell table:formula="of:=([.AF$20]*1024-[.$C$36]-([.Y30]*([.$P30]+[.$B$36])))/4096" office:value-type="float" office:value="1.625">
            <text:p>2</text:p>
          </table:table-cell>
          <table:table-cell table:formula="of:=([.AG$20]*1024-[.$C$36]-([.Z30]*([.$P30]+[.$B$36])))/4096" office:value-type="float" office:value="0">
            <text:p>0</text:p>
          </table:table-cell>
          <table:table-cell table:formula="of:=([.AH$20]*1024-[.$C$36]-([.AA30]*([.$P30]+[.$B$36])))/4096" office:value-type="float" office:value="0.03125">
            <text:p>0</text:p>
          </table:table-cell>
          <table:table-cell table:formula="of:=([.AI$20]*1024-[.$C$36]-([.AB30]*([.$P30]+[.$B$36])))/4096" office:value-type="float" office:value="0.09375">
            <text:p>0</text:p>
          </table:table-cell>
          <table:table-cell table:formula="of:=([.AJ$20]*1024-[.$C$36]-([.AC30]*([.$P30]+[.$B$36])))/4096" office:value-type="float" office:value="0.21875">
            <text:p>0</text:p>
          </table:table-cell>
          <table:table-cell table:formula="of:=([.AK$20]*1024-[.$C$36]-([.AD30]*([.$P30]+[.$B$36])))/4096" office:value-type="float" office:value="0.46875">
            <text:p>0</text:p>
          </table:table-cell>
          <table:table-cell table:number-columns-repeated="987"/>
        </table:table-row>
        <table:table-row table:style-name="ro1">
          <table:table-cell office:value-type="string">
            <text:p>UINT32 5</text:p>
          </table:table-cell>
          <table:table-cell table:style-name="Default" office:value-type="float" office:value="20">
            <text:p>20</text:p>
          </table:table-cell>
          <table:table-cell table:style-name="Default" table:formula="of:=[.$B31]*[.C$28]" office:value-type="float" office:value="1600">
            <text:p>1600</text:p>
          </table:table-cell>
          <table:table-cell table:style-name="Default" table:formula="of:=[.$B31]*[.D$28]" office:value-type="float" office:value="1920">
            <text:p>1920</text:p>
          </table:table-cell>
          <table:table-cell table:style-name="Default" table:formula="of:=[.$B31]*[.E$28]" office:value-type="float" office:value="2240">
            <text:p>2240</text:p>
          </table:table-cell>
          <table:table-cell table:style-name="Default" table:formula="of:=[.$B31]*[.F$28]" office:value-type="float" office:value="2560">
            <text:p>2560</text:p>
          </table:table-cell>
          <table:table-cell table:style-name="Default" table:number-columns-repeated="4"/>
          <table:table-cell/>
          <table:table-cell table:style-name="Default" table:number-columns-repeated="3"/>
          <table:table-cell/>
          <table:table-cell office:value-type="float" office:value="6912">
            <text:p>6912</text:p>
          </table:table-cell>
          <table:table-cell table:formula="of:=(([.$Q$20]*1024) - (INT(([.$Q$20]*1024-[.$B$36]-[.$C$36])/[.$P31])*[.$P31])) / ([.$Q$20]*1024)" office:value-type="percentage" office:value="0.0244140625">
            <text:p>2.44%</text:p>
          </table:table-cell>
          <table:table-cell table:formula="of:=(([.R$20]*1024) - (INT(([.R$20]*1024-[.$C$36])/([.$P31]+[.$B$36]))*[.$P31])) / ([.R$20]*1024)" office:value-type="percentage" office:value="0.0244140625">
            <text:p>2.44%</text:p>
          </table:table-cell>
          <table:table-cell table:formula="of:=(([.S$20]*1024) - (INT(([.S$20]*1024-[.$C$36])/([.$P31]+[.$B$36]))*[.$P31])) / ([.S$20]*1024)" office:value-type="percentage" office:value="0.01123046875">
            <text:p>1.12%</text:p>
          </table:table-cell>
          <table:table-cell table:formula="of:=(([.T$20]*1024) - (INT(([.T$20]*1024-[.$C$36])/([.$P31]+[.$B$36]))*[.$P31])) / ([.T$20]*1024)" office:value-type="percentage" office:value="0.01123046875">
            <text:p>1.12%</text:p>
          </table:table-cell>
          <table:table-cell table:formula="of:=(([.U$20]*1024) - (INT(([.U$20]*1024-[.$C$36])/([.$P31]+[.$B$36]))*[.$P31])) / ([.U$20]*1024)" office:value-type="percentage" office:value="0.01123046875">
            <text:p>1.12%</text:p>
          </table:table-cell>
          <table:table-cell table:formula="of:=(([.V$20]*1024) - (INT(([.V$20]*1024-[.$C$36])/([.$P31]+[.$B$36]))*[.$P31])) / ([.V$20]*1024)" office:value-type="percentage" office:value="0.00958251953125">
            <text:p>0.96%</text:p>
          </table:table-cell>
          <table:table-cell table:formula="of:=(([.W$20]*1024) - (INT(([.W$20]*1024-[.$C$36])/([.$P31]+[.$B$36]))*[.$P31])) / ([.W$20]*1024)" office:value-type="percentage" office:value="0.00958251953125">
            <text:p>0.96%</text:p>
          </table:table-cell>
          <table:table-cell table:formula="of:=INT(([.X$20]*1024-[.$B$36]-[.$C$36])/[.$P31])" office:value-type="float" office:value="37">
            <text:p>37</text:p>
          </table:table-cell>
          <table:table-cell table:formula="of:=INT(([.Y$20]*1024-[.$C$36])/([.$P31]+[.$B$36]))" office:value-type="float" office:value="37">
            <text:p>37</text:p>
          </table:table-cell>
          <table:table-cell table:formula="of:=INT(([.Z$20]*1024-[.$C$36])/([.$P31]+[.$B$36]))" office:value-type="float" office:value="75">
            <text:p>75</text:p>
          </table:table-cell>
          <table:table-cell table:formula="of:=INT(([.AA$20]*1024-[.$C$36])/([.$P31]+[.$B$36]))" office:value-type="float" office:value="150">
            <text:p>150</text:p>
          </table:table-cell>
          <table:table-cell table:formula="of:=INT(([.AB$20]*1024-[.$C$36])/([.$P31]+[.$B$36]))" office:value-type="float" office:value="300">
            <text:p>300</text:p>
          </table:table-cell>
          <table:table-cell table:formula="of:=INT(([.AC$20]*1024-[.$C$36])/([.$P31]+[.$B$36]))" office:value-type="float" office:value="601">
            <text:p>601</text:p>
          </table:table-cell>
          <table:table-cell table:formula="of:=INT(([.AD$20]*1024-[.$C$36])/([.$P31]+[.$B$36]))" office:value-type="float" office:value="1202">
            <text:p>1202</text:p>
          </table:table-cell>
          <table:table-cell table:formula="of:=([.AE$20]*1024-[.$B$36]-[.$C$36]-([.$X31]*[.$P31]))/4096" office:value-type="float" office:value="1.515625">
            <text:p>2</text:p>
          </table:table-cell>
          <table:table-cell table:formula="of:=([.AF$20]*1024-[.$C$36]-([.Y31]*([.$P31]+[.$B$36])))/4096" office:value-type="float" office:value="0.953125">
            <text:p>1</text:p>
          </table:table-cell>
          <table:table-cell table:formula="of:=([.AG$20]*1024-[.$C$36]-([.Z31]*([.$P31]+[.$B$36])))/4096" office:value-type="float" office:value="0.234375">
            <text:p>0</text:p>
          </table:table-cell>
          <table:table-cell table:formula="of:=([.AH$20]*1024-[.$C$36]-([.AA31]*([.$P31]+[.$B$36])))/4096" office:value-type="float" office:value="0.5">
            <text:p>1</text:p>
          </table:table-cell>
          <table:table-cell table:formula="of:=([.AI$20]*1024-[.$C$36]-([.AB31]*([.$P31]+[.$B$36])))/4096" office:value-type="float" office:value="1.03125">
            <text:p>1</text:p>
          </table:table-cell>
          <table:table-cell table:formula="of:=([.AJ$20]*1024-[.$C$36]-([.AC31]*([.$P31]+[.$B$36])))/4096" office:value-type="float" office:value="0.390625">
            <text:p>0</text:p>
          </table:table-cell>
          <table:table-cell table:formula="of:=([.AK$20]*1024-[.$C$36]-([.AD31]*([.$P31]+[.$B$36])))/4096" office:value-type="float" office:value="0.8125">
            <text:p>1</text:p>
          </table:table-cell>
          <table:table-cell table:number-columns-repeated="987"/>
        </table:table-row>
        <table:table-row table:style-name="ro1">
          <table:table-cell office:value-type="string">
            <text:p>UINT32 6</text:p>
          </table:table-cell>
          <table:table-cell table:style-name="Default" office:value-type="float" office:value="24">
            <text:p>24</text:p>
          </table:table-cell>
          <table:table-cell table:style-name="Default" table:formula="of:=[.$B32]*[.C$28]" office:value-type="float" office:value="1920">
            <text:p>1920</text:p>
          </table:table-cell>
          <table:table-cell table:style-name="Default" table:formula="of:=[.$B32]*[.D$28]" office:value-type="float" office:value="2304">
            <text:p>2304</text:p>
          </table:table-cell>
          <table:table-cell table:style-name="Default" table:formula="of:=[.$B32]*[.E$28]" office:value-type="float" office:value="2688">
            <text:p>2688</text:p>
          </table:table-cell>
          <table:table-cell table:style-name="Default" table:formula="of:=[.$B32]*[.F$28]" office:value-type="float" office:value="3072">
            <text:p>3072</text:p>
          </table:table-cell>
          <table:table-cell table:style-name="Default" table:number-columns-repeated="4"/>
          <table:table-cell/>
          <table:table-cell table:style-name="Default" table:number-columns-repeated="3"/>
          <table:table-cell/>
          <table:table-cell office:value-type="float" office:value="7168">
            <text:p>7168</text:p>
          </table:table-cell>
          <table:table-cell table:formula="of:=(([.$Q$20]*1024) - (INT(([.$Q$20]*1024-[.$B$36]-[.$C$36])/[.$P32])*[.$P32])) / ([.$Q$20]*1024)" office:value-type="percentage" office:value="0.015625">
            <text:p>1.56%</text:p>
          </table:table-cell>
          <table:table-cell table:formula="of:=(([.R$20]*1024) - (INT(([.R$20]*1024-[.$C$36])/([.$P32]+[.$B$36]))*[.$P32])) / ([.R$20]*1024)" office:value-type="percentage" office:value="0.015625">
            <text:p>1.56%</text:p>
          </table:table-cell>
          <table:table-cell table:formula="of:=(([.S$20]*1024) - (INT(([.S$20]*1024-[.$C$36])/([.$P32]+[.$B$36]))*[.$P32])) / ([.S$20]*1024)" office:value-type="percentage" office:value="0.015625">
            <text:p>1.56%</text:p>
          </table:table-cell>
          <table:table-cell table:formula="of:=(([.T$20]*1024) - (INT(([.T$20]*1024-[.$C$36])/([.$P32]+[.$B$36]))*[.$P32])) / ([.T$20]*1024)" office:value-type="percentage" office:value="0.015625">
            <text:p>1.56%</text:p>
          </table:table-cell>
          <table:table-cell table:formula="of:=(([.U$20]*1024) - (INT(([.U$20]*1024-[.$C$36])/([.$P32]+[.$B$36]))*[.$P32])) / ([.U$20]*1024)" office:value-type="percentage" office:value="0.01220703125">
            <text:p>1.22%</text:p>
          </table:table-cell>
          <table:table-cell table:formula="of:=(([.V$20]*1024) - (INT(([.V$20]*1024-[.$C$36])/([.$P32]+[.$B$36]))*[.$P32])) / ([.V$20]*1024)" office:value-type="percentage" office:value="0.010498046875">
            <text:p>1.05%</text:p>
          </table:table-cell>
          <table:table-cell table:formula="of:=(([.W$20]*1024) - (INT(([.W$20]*1024-[.$C$36])/([.$P32]+[.$B$36]))*[.$P32])) / ([.W$20]*1024)" office:value-type="percentage" office:value="0.0096435546875">
            <text:p>0.96%</text:p>
          </table:table-cell>
          <table:table-cell table:formula="of:=INT(([.X$20]*1024-[.$B$36]-[.$C$36])/[.$P32])" office:value-type="float" office:value="36">
            <text:p>36</text:p>
          </table:table-cell>
          <table:table-cell table:formula="of:=INT(([.Y$20]*1024-[.$C$36])/([.$P32]+[.$B$36]))" office:value-type="float" office:value="36">
            <text:p>36</text:p>
          </table:table-cell>
          <table:table-cell table:formula="of:=INT(([.Z$20]*1024-[.$C$36])/([.$P32]+[.$B$36]))" office:value-type="float" office:value="72">
            <text:p>72</text:p>
          </table:table-cell>
          <table:table-cell table:formula="of:=INT(([.AA$20]*1024-[.$C$36])/([.$P32]+[.$B$36]))" office:value-type="float" office:value="144">
            <text:p>144</text:p>
          </table:table-cell>
          <table:table-cell table:formula="of:=INT(([.AB$20]*1024-[.$C$36])/([.$P32]+[.$B$36]))" office:value-type="float" office:value="289">
            <text:p>289</text:p>
          </table:table-cell>
          <table:table-cell table:formula="of:=INT(([.AC$20]*1024-[.$C$36])/([.$P32]+[.$B$36]))" office:value-type="float" office:value="579">
            <text:p>579</text:p>
          </table:table-cell>
          <table:table-cell table:formula="of:=INT(([.AD$20]*1024-[.$C$36])/([.$P32]+[.$B$36]))" office:value-type="float" office:value="1159">
            <text:p>1159</text:p>
          </table:table-cell>
          <table:table-cell table:formula="of:=([.AE$20]*1024-[.$B$36]-[.$C$36]-([.$X32]*[.$P32]))/4096" office:value-type="float" office:value="0.953125">
            <text:p>1</text:p>
          </table:table-cell>
          <table:table-cell table:formula="of:=([.AF$20]*1024-[.$C$36]-([.Y32]*([.$P32]+[.$B$36])))/4096" office:value-type="float" office:value="0.40625">
            <text:p>0</text:p>
          </table:table-cell>
          <table:table-cell table:formula="of:=([.AG$20]*1024-[.$C$36]-([.Z32]*([.$P32]+[.$B$36])))/4096" office:value-type="float" office:value="0.84375">
            <text:p>1</text:p>
          </table:table-cell>
          <table:table-cell table:formula="of:=([.AH$20]*1024-[.$C$36]-([.AA32]*([.$P32]+[.$B$36])))/4096" office:value-type="float" office:value="1.71875">
            <text:p>2</text:p>
          </table:table-cell>
          <table:table-cell table:formula="of:=([.AI$20]*1024-[.$C$36]-([.AB32]*([.$P32]+[.$B$36])))/4096" office:value-type="float" office:value="1.703125">
            <text:p>2</text:p>
          </table:table-cell>
          <table:table-cell table:formula="of:=([.AJ$20]*1024-[.$C$36]-([.AC32]*([.$P32]+[.$B$36])))/4096" office:value-type="float" office:value="1.671875">
            <text:p>2</text:p>
          </table:table-cell>
          <table:table-cell table:formula="of:=([.AK$20]*1024-[.$C$36]-([.AD32]*([.$P32]+[.$B$36])))/4096" office:value-type="float" office:value="1.609375">
            <text:p>2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office:value-type="float" office:value="7424">
            <text:p>7424</text:p>
          </table:table-cell>
          <table:table-cell table:formula="of:=(([.$Q$20]*1024) - (INT(([.$Q$20]*1024-[.$B$36]-[.$C$36])/[.$P33])*[.$P33])) / ([.$Q$20]*1024)" office:value-type="percentage" office:value="0.0087890625">
            <text:p>0.88%</text:p>
          </table:table-cell>
          <table:table-cell table:formula="of:=(([.R$20]*1024) - (INT(([.R$20]*1024-[.$C$36])/([.$P33]+[.$B$36]))*[.$P33])) / ([.R$20]*1024)" office:value-type="percentage" office:value="0.037109375">
            <text:p>3.71%</text:p>
          </table:table-cell>
          <table:table-cell table:formula="of:=(([.S$20]*1024) - (INT(([.S$20]*1024-[.$C$36])/([.$P33]+[.$B$36]))*[.$P33])) / ([.S$20]*1024)" office:value-type="percentage" office:value="0.0087890625">
            <text:p>0.88%</text:p>
          </table:table-cell>
          <table:table-cell table:formula="of:=(([.T$20]*1024) - (INT(([.T$20]*1024-[.$C$36])/([.$P33]+[.$B$36]))*[.$P33])) / ([.T$20]*1024)" office:value-type="percentage" office:value="0.0087890625">
            <text:p>0.88%</text:p>
          </table:table-cell>
          <table:table-cell table:formula="of:=(([.U$20]*1024) - (INT(([.U$20]*1024-[.$C$36])/([.$P33]+[.$B$36]))*[.$P33])) / ([.U$20]*1024)" office:value-type="percentage" office:value="0.0087890625">
            <text:p>0.88%</text:p>
          </table:table-cell>
          <table:table-cell table:formula="of:=(([.V$20]*1024) - (INT(([.V$20]*1024-[.$C$36])/([.$P33]+[.$B$36]))*[.$P33])) / ([.V$20]*1024)" office:value-type="percentage" office:value="0.0087890625">
            <text:p>0.88%</text:p>
          </table:table-cell>
          <table:table-cell table:formula="of:=(([.W$20]*1024) - (INT(([.W$20]*1024-[.$C$36])/([.$P33]+[.$B$36]))*[.$P33])) / ([.W$20]*1024)" office:value-type="percentage" office:value="0.0087890625">
            <text:p>0.88%</text:p>
          </table:table-cell>
          <table:table-cell table:formula="of:=INT(([.X$20]*1024-[.$B$36]-[.$C$36])/[.$P33])" office:value-type="float" office:value="35">
            <text:p>35</text:p>
          </table:table-cell>
          <table:table-cell table:formula="of:=INT(([.Y$20]*1024-[.$C$36])/([.$P33]+[.$B$36]))" office:value-type="float" office:value="34">
            <text:p>34</text:p>
          </table:table-cell>
          <table:table-cell table:formula="of:=INT(([.Z$20]*1024-[.$C$36])/([.$P33]+[.$B$36]))" office:value-type="float" office:value="70">
            <text:p>70</text:p>
          </table:table-cell>
          <table:table-cell table:formula="of:=INT(([.AA$20]*1024-[.$C$36])/([.$P33]+[.$B$36]))" office:value-type="float" office:value="140">
            <text:p>140</text:p>
          </table:table-cell>
          <table:table-cell table:formula="of:=INT(([.AB$20]*1024-[.$C$36])/([.$P33]+[.$B$36]))" office:value-type="float" office:value="280">
            <text:p>280</text:p>
          </table:table-cell>
          <table:table-cell table:formula="of:=INT(([.AC$20]*1024-[.$C$36])/([.$P33]+[.$B$36]))" office:value-type="float" office:value="560">
            <text:p>560</text:p>
          </table:table-cell>
          <table:table-cell table:formula="of:=INT(([.AD$20]*1024-[.$C$36])/([.$P33]+[.$B$36]))" office:value-type="float" office:value="1120">
            <text:p>1120</text:p>
          </table:table-cell>
          <table:table-cell table:formula="of:=([.AE$20]*1024-[.$B$36]-[.$C$36]-([.$X33]*[.$P33]))/4096" office:value-type="float" office:value="0.515625">
            <text:p>1</text:p>
          </table:table-cell>
          <table:table-cell table:formula="of:=([.AF$20]*1024-[.$C$36]-([.Y33]*([.$P33]+[.$B$36])))/4096" office:value-type="float" office:value="1.8125">
            <text:p>2</text:p>
          </table:table-cell>
          <table:table-cell table:formula="of:=([.AG$20]*1024-[.$C$36]-([.Z33]*([.$P33]+[.$B$36])))/4096" office:value-type="float" office:value="0">
            <text:p>0</text:p>
          </table:table-cell>
          <table:table-cell table:formula="of:=([.AH$20]*1024-[.$C$36]-([.AA33]*([.$P33]+[.$B$36])))/4096" office:value-type="float" office:value="0.03125">
            <text:p>0</text:p>
          </table:table-cell>
          <table:table-cell table:formula="of:=([.AI$20]*1024-[.$C$36]-([.AB33]*([.$P33]+[.$B$36])))/4096" office:value-type="float" office:value="0.09375">
            <text:p>0</text:p>
          </table:table-cell>
          <table:table-cell table:formula="of:=([.AJ$20]*1024-[.$C$36]-([.AC33]*([.$P33]+[.$B$36])))/4096" office:value-type="float" office:value="0.21875">
            <text:p>0</text:p>
          </table:table-cell>
          <table:table-cell table:formula="of:=([.AK$20]*1024-[.$C$36]-([.AD33]*([.$P33]+[.$B$36])))/4096" office:value-type="float" office:value="0.46875">
            <text:p>0</text:p>
          </table:table-cell>
          <table:table-cell table:number-columns-repeated="987"/>
        </table:table-row>
        <table:table-row table:style-name="ro1"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office:value-type="float" office:value="7680">
            <text:p>7680</text:p>
          </table:table-cell>
          <table:table-cell table:formula="of:=(([.$Q$20]*1024) - (INT(([.$Q$20]*1024-[.$B$36]-[.$C$36])/[.$P34])*[.$P34])) / ([.$Q$20]*1024)" office:value-type="percentage" office:value="0.00390625">
            <text:p>0.39%</text:p>
          </table:table-cell>
          <table:table-cell table:formula="of:=(([.R$20]*1024) - (INT(([.R$20]*1024-[.$C$36])/([.$P34]+[.$B$36]))*[.$P34])) / ([.R$20]*1024)" office:value-type="percentage" office:value="0.033203125">
            <text:p>3.32%</text:p>
          </table:table-cell>
          <table:table-cell table:formula="of:=(([.S$20]*1024) - (INT(([.S$20]*1024-[.$C$36])/([.$P34]+[.$B$36]))*[.$P34])) / ([.S$20]*1024)" office:value-type="percentage" office:value="0.0185546875">
            <text:p>1.86%</text:p>
          </table:table-cell>
          <table:table-cell table:formula="of:=(([.T$20]*1024) - (INT(([.T$20]*1024-[.$C$36])/([.$P34]+[.$B$36]))*[.$P34])) / ([.T$20]*1024)" office:value-type="percentage" office:value="0.01123046875">
            <text:p>1.12%</text:p>
          </table:table-cell>
          <table:table-cell table:formula="of:=(([.U$20]*1024) - (INT(([.U$20]*1024-[.$C$36])/([.$P34]+[.$B$36]))*[.$P34])) / ([.U$20]*1024)" office:value-type="percentage" office:value="0.01123046875">
            <text:p>1.12%</text:p>
          </table:table-cell>
          <table:table-cell table:formula="of:=(([.V$20]*1024) - (INT(([.V$20]*1024-[.$C$36])/([.$P34]+[.$B$36]))*[.$P34])) / ([.V$20]*1024)" office:value-type="percentage" office:value="0.0093994140625">
            <text:p>0.94%</text:p>
          </table:table-cell>
          <table:table-cell table:formula="of:=(([.W$20]*1024) - (INT(([.W$20]*1024-[.$C$36])/([.$P34]+[.$B$36]))*[.$P34])) / ([.W$20]*1024)" office:value-type="percentage" office:value="0.00848388671875">
            <text:p>0.85%</text:p>
          </table:table-cell>
          <table:table-cell table:formula="of:=INT(([.X$20]*1024-[.$B$36]-[.$C$36])/[.$P34])" office:value-type="float" office:value="34">
            <text:p>34</text:p>
          </table:table-cell>
          <table:table-cell table:formula="of:=INT(([.Y$20]*1024-[.$C$36])/([.$P34]+[.$B$36]))" office:value-type="float" office:value="33">
            <text:p>33</text:p>
          </table:table-cell>
          <table:table-cell table:formula="of:=INT(([.Z$20]*1024-[.$C$36])/([.$P34]+[.$B$36]))" office:value-type="float" office:value="67">
            <text:p>67</text:p>
          </table:table-cell>
          <table:table-cell table:formula="of:=INT(([.AA$20]*1024-[.$C$36])/([.$P34]+[.$B$36]))" office:value-type="float" office:value="135">
            <text:p>135</text:p>
          </table:table-cell>
          <table:table-cell table:formula="of:=INT(([.AB$20]*1024-[.$C$36])/([.$P34]+[.$B$36]))" office:value-type="float" office:value="270">
            <text:p>270</text:p>
          </table:table-cell>
          <table:table-cell table:formula="of:=INT(([.AC$20]*1024-[.$C$36])/([.$P34]+[.$B$36]))" office:value-type="float" office:value="541">
            <text:p>541</text:p>
          </table:table-cell>
          <table:table-cell table:formula="of:=INT(([.AD$20]*1024-[.$C$36])/([.$P34]+[.$B$36]))" office:value-type="float" office:value="1083">
            <text:p>1083</text:p>
          </table:table-cell>
          <table:table-cell table:formula="of:=([.AE$20]*1024-[.$B$36]-[.$C$36]-([.$X34]*[.$P34]))/4096" office:value-type="float" office:value="0.203125">
            <text:p>0</text:p>
          </table:table-cell>
          <table:table-cell table:formula="of:=([.AF$20]*1024-[.$C$36]-([.Y34]*([.$P34]+[.$B$36])))/4096" office:value-type="float" office:value="1.578125">
            <text:p>2</text:p>
          </table:table-cell>
          <table:table-cell table:formula="of:=([.AG$20]*1024-[.$C$36]-([.Z34]*([.$P34]+[.$B$36])))/4096" office:value-type="float" office:value="1.296875">
            <text:p>1</text:p>
          </table:table-cell>
          <table:table-cell table:formula="of:=([.AH$20]*1024-[.$C$36]-([.AA34]*([.$P34]+[.$B$36])))/4096" office:value-type="float" office:value="0.734375">
            <text:p>1</text:p>
          </table:table-cell>
          <table:table-cell table:formula="of:=([.AI$20]*1024-[.$C$36]-([.AB34]*([.$P34]+[.$B$36])))/4096" office:value-type="float" office:value="1.5">
            <text:p>2</text:p>
          </table:table-cell>
          <table:table-cell table:formula="of:=([.AJ$20]*1024-[.$C$36]-([.AC34]*([.$P34]+[.$B$36])))/4096" office:value-type="float" office:value="1.140625">
            <text:p>1</text:p>
          </table:table-cell>
          <table:table-cell table:formula="of:=([.AK$20]*1024-[.$C$36]-([.AD34]*([.$P34]+[.$B$36])))/4096" office:value-type="float" office:value="0.421875">
            <text:p>0</text:p>
          </table:table-cell>
          <table:table-cell table:number-columns-repeated="987"/>
        </table:table-row>
        <table:table-row table:style-name="ro1">
          <table:table-cell office:value-type="string">
            <text:p>할당크기KB</text:p>
          </table:table-cell>
          <table:table-cell table:style-name="Default" office:value-type="string">
            <text:p>헤더크기</text:p>
          </table:table-cell>
          <table:table-cell table:style-name="Default" office:value-type="string">
            <text:p>VEM포함크기</text:p>
          </table:table-cell>
          <table:table-cell table:style-name="Default" table:number-columns-repeated="7"/>
          <table:table-cell/>
          <table:table-cell table:style-name="Default" table:number-columns-repeated="3"/>
          <table:table-cell/>
          <table:table-cell office:value-type="float" office:value="7936">
            <text:p>7936</text:p>
          </table:table-cell>
          <table:table-cell table:formula="of:=(([.$Q$20]*1024) - (INT(([.$Q$20]*1024-[.$B$36]-[.$C$36])/[.$P35])*[.$P35])) / ([.$Q$20]*1024)" office:value-type="percentage" office:value="0.0009765625">
            <text:p>0.10%</text:p>
          </table:table-cell>
          <table:table-cell table:formula="of:=(([.R$20]*1024) - (INT(([.R$20]*1024-[.$C$36])/([.$P35]+[.$B$36]))*[.$P35])) / ([.R$20]*1024)" office:value-type="percentage" office:value="0.03125">
            <text:p>3.13%</text:p>
          </table:table-cell>
          <table:table-cell table:formula="of:=(([.S$20]*1024) - (INT(([.S$20]*1024-[.$C$36])/([.$P35]+[.$B$36]))*[.$P35])) / ([.S$20]*1024)" office:value-type="percentage" office:value="0.01611328125">
            <text:p>1.61%</text:p>
          </table:table-cell>
          <table:table-cell table:formula="of:=(([.T$20]*1024) - (INT(([.T$20]*1024-[.$C$36])/([.$P35]+[.$B$36]))*[.$P35])) / ([.T$20]*1024)" office:value-type="percentage" office:value="0.008544921875">
            <text:p>0.85%</text:p>
          </table:table-cell>
          <table:table-cell table:formula="of:=(([.U$20]*1024) - (INT(([.U$20]*1024-[.$C$36])/([.$P35]+[.$B$36]))*[.$P35])) / ([.U$20]*1024)" office:value-type="percentage" office:value="0.008544921875">
            <text:p>0.85%</text:p>
          </table:table-cell>
          <table:table-cell table:formula="of:=(([.V$20]*1024) - (INT(([.V$20]*1024-[.$C$36])/([.$P35]+[.$B$36]))*[.$P35])) / ([.V$20]*1024)" office:value-type="percentage" office:value="0.008544921875">
            <text:p>0.85%</text:p>
          </table:table-cell>
          <table:table-cell table:formula="of:=(([.W$20]*1024) - (INT(([.W$20]*1024-[.$C$36])/([.$P35]+[.$B$36]))*[.$P35])) / ([.W$20]*1024)" office:value-type="percentage" office:value="0.008544921875">
            <text:p>0.85%</text:p>
          </table:table-cell>
          <table:table-cell table:formula="of:=INT(([.X$20]*1024-[.$B$36]-[.$C$36])/[.$P35])" office:value-type="float" office:value="33">
            <text:p>33</text:p>
          </table:table-cell>
          <table:table-cell table:formula="of:=INT(([.Y$20]*1024-[.$C$36])/([.$P35]+[.$B$36]))" office:value-type="float" office:value="32">
            <text:p>32</text:p>
          </table:table-cell>
          <table:table-cell table:formula="of:=INT(([.Z$20]*1024-[.$C$36])/([.$P35]+[.$B$36]))" office:value-type="float" office:value="65">
            <text:p>65</text:p>
          </table:table-cell>
          <table:table-cell table:formula="of:=INT(([.AA$20]*1024-[.$C$36])/([.$P35]+[.$B$36]))" office:value-type="float" office:value="131">
            <text:p>131</text:p>
          </table:table-cell>
          <table:table-cell table:formula="of:=INT(([.AB$20]*1024-[.$C$36])/([.$P35]+[.$B$36]))" office:value-type="float" office:value="262">
            <text:p>262</text:p>
          </table:table-cell>
          <table:table-cell table:formula="of:=INT(([.AC$20]*1024-[.$C$36])/([.$P35]+[.$B$36]))" office:value-type="float" office:value="524">
            <text:p>524</text:p>
          </table:table-cell>
          <table:table-cell table:formula="of:=INT(([.AD$20]*1024-[.$C$36])/([.$P35]+[.$B$36]))" office:value-type="float" office:value="1048">
            <text:p>1048</text:p>
          </table:table-cell>
          <table:table-cell table:formula="of:=([.AE$20]*1024-[.$B$36]-[.$C$36]-([.$X35]*[.$P35]))/4096" office:value-type="float" office:value="0.015625">
            <text:p>0</text:p>
          </table:table-cell>
          <table:table-cell table:formula="of:=([.AF$20]*1024-[.$C$36]-([.Y35]*([.$P35]+[.$B$36])))/4096" office:value-type="float" office:value="1.46875">
            <text:p>1</text:p>
          </table:table-cell>
          <table:table-cell table:formula="of:=([.AG$20]*1024-[.$C$36]-([.Z35]*([.$P35]+[.$B$36])))/4096" office:value-type="float" office:value="1.015625">
            <text:p>1</text:p>
          </table:table-cell>
          <table:table-cell table:formula="of:=([.AH$20]*1024-[.$C$36]-([.AA35]*([.$P35]+[.$B$36])))/4096" office:value-type="float" office:value="0.109375">
            <text:p>0</text:p>
          </table:table-cell>
          <table:table-cell table:formula="of:=([.AI$20]*1024-[.$C$36]-([.AB35]*([.$P35]+[.$B$36])))/4096" office:value-type="float" office:value="0.25">
            <text:p>0</text:p>
          </table:table-cell>
          <table:table-cell table:formula="of:=([.AJ$20]*1024-[.$C$36]-([.AC35]*([.$P35]+[.$B$36])))/4096" office:value-type="float" office:value="0.53125">
            <text:p>1</text:p>
          </table:table-cell>
          <table:table-cell table:formula="of:=([.AK$20]*1024-[.$C$36]-([.AD35]*([.$P35]+[.$B$36])))/4096" office:value-type="float" office:value="1.09375">
            <text:p>1</text:p>
          </table:table-cell>
          <table:table-cell table:number-columns-repeated="987"/>
        </table:table-row>
        <table:table-row table:style-name="ro1">
          <table:table-cell office:value-type="float" office:value="256">
            <text:p>256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128">
            <text:p>128</text:p>
          </table:table-cell>
          <table:table-cell table:style-name="Default" table:number-columns-repeated="7"/>
          <table:table-cell/>
          <table:table-cell table:style-name="Default" office:value-type="string" table:number-columns-spanned="3" table:number-rows-spanned="1">
            <text:p>차이</text:p>
          </table:table-cell>
          <table:covered-table-cell table:number-columns-repeated="2" table:style-name="Default"/>
          <table:table-cell/>
          <table:table-cell table:style-name="ce30" office:value-type="float" office:value="8192">
            <text:p>8192</text:p>
          </table:table-cell>
          <table:table-cell table:formula="of:=(([.$Q$20]*1024) - (INT(([.$Q$20]*1024-[.$B$36]-[.$C$36])/[.$P36])*[.$P36])) / ([.$Q$20]*1024)" office:value-type="percentage" office:value="0.03125">
            <text:p>3.13%</text:p>
          </table:table-cell>
          <table:table-cell table:formula="of:=(([.R$20]*1024) - (INT(([.R$20]*1024-[.$C$36])/([.$P36]+[.$B$36]))*[.$P36])) / ([.R$20]*1024)" office:value-type="percentage" office:value="0.03125">
            <text:p>3.13%</text:p>
          </table:table-cell>
          <table:table-cell table:formula="of:=(([.S$20]*1024) - (INT(([.S$20]*1024-[.$C$36])/([.$P36]+[.$B$36]))*[.$P36])) / ([.S$20]*1024)" office:value-type="percentage" office:value="0.015625">
            <text:p>1.56%</text:p>
          </table:table-cell>
          <table:table-cell table:formula="of:=(([.T$20]*1024) - (INT(([.T$20]*1024-[.$C$36])/([.$P36]+[.$B$36]))*[.$P36])) / ([.T$20]*1024)" office:value-type="percentage" office:value="0.015625">
            <text:p>1.56%</text:p>
          </table:table-cell>
          <table:table-cell table:formula="of:=(([.U$20]*1024) - (INT(([.U$20]*1024-[.$C$36])/([.$P36]+[.$B$36]))*[.$P36])) / ([.U$20]*1024)" office:value-type="percentage" office:value="0.0078125">
            <text:p>0.78%</text:p>
          </table:table-cell>
          <table:table-cell table:formula="of:=(([.V$20]*1024) - (INT(([.V$20]*1024-[.$C$36])/([.$P36]+[.$B$36]))*[.$P36])) / ([.V$20]*1024)" office:value-type="percentage" office:value="0.0078125">
            <text:p>0.78%</text:p>
          </table:table-cell>
          <table:table-cell table:formula="of:=(([.W$20]*1024) - (INT(([.W$20]*1024-[.$C$36])/([.$P36]+[.$B$36]))*[.$P36])) / ([.W$20]*1024)" office:value-type="percentage" office:value="0.0078125">
            <text:p>0.78%</text:p>
          </table:table-cell>
          <table:table-cell table:formula="of:=INT(([.X$20]*1024-[.$B$36]-[.$C$36])/[.$P36])" office:value-type="float" office:value="31">
            <text:p>31</text:p>
          </table:table-cell>
          <table:table-cell table:formula="of:=INT(([.Y$20]*1024-[.$C$36])/([.$P36]+[.$B$36]))" office:value-type="float" office:value="31">
            <text:p>31</text:p>
          </table:table-cell>
          <table:table-cell table:formula="of:=INT(([.Z$20]*1024-[.$C$36])/([.$P36]+[.$B$36]))" office:value-type="float" office:value="63">
            <text:p>63</text:p>
          </table:table-cell>
          <table:table-cell table:formula="of:=INT(([.AA$20]*1024-[.$C$36])/([.$P36]+[.$B$36]))" office:value-type="float" office:value="126">
            <text:p>126</text:p>
          </table:table-cell>
          <table:table-cell table:formula="of:=INT(([.AB$20]*1024-[.$C$36])/([.$P36]+[.$B$36]))" office:value-type="float" office:value="254">
            <text:p>254</text:p>
          </table:table-cell>
          <table:table-cell table:formula="of:=INT(([.AC$20]*1024-[.$C$36])/([.$P36]+[.$B$36]))" office:value-type="float" office:value="508">
            <text:p>508</text:p>
          </table:table-cell>
          <table:table-cell table:formula="of:=INT(([.AD$20]*1024-[.$C$36])/([.$P36]+[.$B$36]))" office:value-type="float" office:value="1016">
            <text:p>1016</text:p>
          </table:table-cell>
          <table:table-cell table:formula="of:=([.AE$20]*1024-[.$B$36]-[.$C$36]-([.$X36]*[.$P36]))/4096" office:value-type="float" office:value="1.953125">
            <text:p>2</text:p>
          </table:table-cell>
          <table:table-cell table:formula="of:=([.AF$20]*1024-[.$C$36]-([.Y36]*([.$P36]+[.$B$36])))/4096" office:value-type="float" office:value="1.484375">
            <text:p>1</text:p>
          </table:table-cell>
          <table:table-cell table:formula="of:=([.AG$20]*1024-[.$C$36]-([.Z36]*([.$P36]+[.$B$36])))/4096" office:value-type="float" office:value="0.984375">
            <text:p>1</text:p>
          </table:table-cell>
          <table:table-cell table:formula="of:=([.AH$20]*1024-[.$C$36]-([.AA36]*([.$P36]+[.$B$36])))/4096" office:value-type="float" office:value="2">
            <text:p>2</text:p>
          </table:table-cell>
          <table:table-cell table:formula="of:=([.AI$20]*1024-[.$C$36]-([.AB36]*([.$P36]+[.$B$36])))/4096" office:value-type="float" office:value="0">
            <text:p>0</text:p>
          </table:table-cell>
          <table:table-cell table:formula="of:=([.AJ$20]*1024-[.$C$36]-([.AC36]*([.$P36]+[.$B$36])))/4096" office:value-type="float" office:value="0.03125">
            <text:p>0</text:p>
          </table:table-cell>
          <table:table-cell table:formula="of:=([.AK$20]*1024-[.$C$36]-([.AD36]*([.$P36]+[.$B$36])))/4096" office:value-type="float" office:value="0.09375">
            <text:p>0</text:p>
          </table:table-cell>
          <table:table-cell table:number-columns-repeated="987"/>
        </table:table-row>
        <table:table-row table:style-name="ro1">
          <table:table-cell/>
          <table:table-cell table:style-name="Default" office:value-type="string" table:number-columns-spanned="4" table:number-rows-spanned="1">
            <text:p>Type S</text:p>
          </table:table-cell>
          <table:covered-table-cell table:number-columns-repeated="3" table:style-name="Default"/>
          <table:table-cell table:style-name="Default"/>
          <table:table-cell table:style-name="Default" office:value-type="string" table:number-columns-spanned="3" table:number-rows-spanned="1">
            <text:p>Type N</text:p>
          </table:table-cell>
          <table:covered-table-cell table:number-columns-repeated="2" table:style-name="Default"/>
          <table:table-cell table:style-name="Default"/>
          <table:table-cell/>
          <table:table-cell table:style-name="Default" office:value-type="string">
            <text:p>소모율</text:p>
          </table:table-cell>
          <table:table-cell table:style-name="Default" office:value-type="string">
            <text:p>잉여공간</text:p>
          </table:table-cell>
          <table:table-cell table:style-name="Default" office:value-type="string">
            <text:p>남는페이지</text:p>
          </table:table-cell>
          <table:table-cell/>
          <table:table-cell office:value-type="float" office:value="8704">
            <text:p>8704</text:p>
          </table:table-cell>
          <table:table-cell table:formula="of:=(([.$Q$20]*1024) - (INT(([.$Q$20]*1024-[.$B$36]-[.$C$36])/[.$P37])*[.$P37])) / ([.$Q$20]*1024)" office:value-type="percentage" office:value="0.00390625">
            <text:p>0.39%</text:p>
          </table:table-cell>
          <table:table-cell table:formula="of:=(([.R$20]*1024) - (INT(([.R$20]*1024-[.$C$36])/([.$P37]+[.$B$36]))*[.$P37])) / ([.R$20]*1024)" office:value-type="percentage" office:value="0.037109375">
            <text:p>3.71%</text:p>
          </table:table-cell>
          <table:table-cell table:formula="of:=(([.S$20]*1024) - (INT(([.S$20]*1024-[.$C$36])/([.$P37]+[.$B$36]))*[.$P37])) / ([.S$20]*1024)" office:value-type="percentage" office:value="0.0205078125">
            <text:p>2.05%</text:p>
          </table:table-cell>
          <table:table-cell table:formula="of:=(([.T$20]*1024) - (INT(([.T$20]*1024-[.$C$36])/([.$P37]+[.$B$36]))*[.$P37])) / ([.T$20]*1024)" office:value-type="percentage" office:value="0.01220703125">
            <text:p>1.22%</text:p>
          </table:table-cell>
          <table:table-cell table:formula="of:=(([.U$20]*1024) - (INT(([.U$20]*1024-[.$C$36])/([.$P37]+[.$B$36]))*[.$P37])) / ([.U$20]*1024)" office:value-type="percentage" office:value="0.008056640625">
            <text:p>0.81%</text:p>
          </table:table-cell>
          <table:table-cell table:formula="of:=(([.V$20]*1024) - (INT(([.V$20]*1024-[.$C$36])/([.$P37]+[.$B$36]))*[.$P37])) / ([.V$20]*1024)" office:value-type="percentage" office:value="0.008056640625">
            <text:p>0.81%</text:p>
          </table:table-cell>
          <table:table-cell table:formula="of:=(([.W$20]*1024) - (INT(([.W$20]*1024-[.$C$36])/([.$P37]+[.$B$36]))*[.$P37])) / ([.W$20]*1024)" office:value-type="percentage" office:value="0.008056640625">
            <text:p>0.81%</text:p>
          </table:table-cell>
          <table:table-cell table:formula="of:=INT(([.X$20]*1024-[.$B$36]-[.$C$36])/[.$P37])" office:value-type="float" office:value="30">
            <text:p>30</text:p>
          </table:table-cell>
          <table:table-cell table:formula="of:=INT(([.Y$20]*1024-[.$C$36])/([.$P37]+[.$B$36]))" office:value-type="float" office:value="29">
            <text:p>29</text:p>
          </table:table-cell>
          <table:table-cell table:formula="of:=INT(([.Z$20]*1024-[.$C$36])/([.$P37]+[.$B$36]))" office:value-type="float" office:value="59">
            <text:p>59</text:p>
          </table:table-cell>
          <table:table-cell table:formula="of:=INT(([.AA$20]*1024-[.$C$36])/([.$P37]+[.$B$36]))" office:value-type="float" office:value="119">
            <text:p>119</text:p>
          </table:table-cell>
          <table:table-cell table:formula="of:=INT(([.AB$20]*1024-[.$C$36])/([.$P37]+[.$B$36]))" office:value-type="float" office:value="239">
            <text:p>239</text:p>
          </table:table-cell>
          <table:table-cell table:formula="of:=INT(([.AC$20]*1024-[.$C$36])/([.$P37]+[.$B$36]))" office:value-type="float" office:value="478">
            <text:p>478</text:p>
          </table:table-cell>
          <table:table-cell table:formula="of:=INT(([.AD$20]*1024-[.$C$36])/([.$P37]+[.$B$36]))" office:value-type="float" office:value="956">
            <text:p>956</text:p>
          </table:table-cell>
          <table:table-cell table:formula="of:=([.AE$20]*1024-[.$B$36]-[.$C$36]-([.$X37]*[.$P37]))/4096" office:value-type="float" office:value="0.203125">
            <text:p>0</text:p>
          </table:table-cell>
          <table:table-cell table:formula="of:=([.AF$20]*1024-[.$C$36]-([.Y37]*([.$P37]+[.$B$36])))/4096" office:value-type="float" office:value="1.890625">
            <text:p>2</text:p>
          </table:table-cell>
          <table:table-cell table:formula="of:=([.AG$20]*1024-[.$C$36]-([.Z37]*([.$P37]+[.$B$36])))/4096" office:value-type="float" office:value="1.671875">
            <text:p>2</text:p>
          </table:table-cell>
          <table:table-cell table:formula="of:=([.AH$20]*1024-[.$C$36]-([.AA37]*([.$P37]+[.$B$36])))/4096" office:value-type="float" office:value="1.234375">
            <text:p>1</text:p>
          </table:table-cell>
          <table:table-cell table:formula="of:=([.AI$20]*1024-[.$C$36]-([.AB37]*([.$P37]+[.$B$36])))/4096" office:value-type="float" office:value="0.359375">
            <text:p>0</text:p>
          </table:table-cell>
          <table:table-cell table:formula="of:=([.AJ$20]*1024-[.$C$36]-([.AC37]*([.$P37]+[.$B$36])))/4096" office:value-type="float" office:value="0.75">
            <text:p>1</text:p>
          </table:table-cell>
          <table:table-cell table:formula="of:=([.AK$20]*1024-[.$C$36]-([.AD37]*([.$P37]+[.$B$36])))/4096" office:value-type="float" office:value="1.53125">
            <text:p>2</text:p>
          </table:table-cell>
          <table:table-cell table:number-columns-repeated="987"/>
        </table:table-row>
        <table:table-row table:style-name="ro1">
          <table:table-cell table:style-name="ce2" office:value-type="string">
            <text:p>유닛크기</text:p>
          </table:table-cell>
          <table:table-cell table:style-name="ce2" office:value-type="string">
            <text:p>유닛수</text:p>
          </table:table-cell>
          <table:table-cell table:style-name="ce2" office:value-type="string">
            <text:p>소모(B)</text:p>
          </table:table-cell>
          <table:table-cell table:style-name="ce2" office:value-type="string">
            <text:p>소모율</text:p>
          </table:table-cell>
          <table:table-cell table:style-name="ce2" office:value-type="string">
            <text:p>잉여공간(B)</text:p>
          </table:table-cell>
          <table:table-cell table:style-name="ce10" office:value-type="string">
            <text:p>남는페이지</text:p>
          </table:table-cell>
          <table:table-cell table:style-name="ce2" office:value-type="string">
            <text:p>유닛수</text:p>
          </table:table-cell>
          <table:table-cell table:style-name="ce2" office:value-type="string">
            <text:p>소모(B)</text:p>
          </table:table-cell>
          <table:table-cell table:style-name="ce2" office:value-type="string">
            <text:p>소모율</text:p>
          </table:table-cell>
          <table:table-cell table:style-name="ce2" office:value-type="string">
            <text:p>잉여공간(B)</text:p>
          </table:table-cell>
          <table:table-cell table:style-name="ce10" office:value-type="string">
            <text:p>남는페이지</text:p>
          </table:table-cell>
          <table:table-cell table:number-columns-repeated="3" table:style-name="ce2" office:value-type="string">
            <text:p>N-S</text:p>
          </table:table-cell>
          <table:table-cell/>
          <table:table-cell office:value-type="float" office:value="9216">
            <text:p>9216</text:p>
          </table:table-cell>
          <table:table-cell table:formula="of:=(([.$Q$20]*1024) - (INT(([.$Q$20]*1024-[.$B$36]-[.$C$36])/[.$P38])*[.$P38])) / ([.$Q$20]*1024)" office:value-type="percentage" office:value="0.015625">
            <text:p>1.56%</text:p>
          </table:table-cell>
          <table:table-cell table:formula="of:=(([.R$20]*1024) - (INT(([.R$20]*1024-[.$C$36])/([.$P38]+[.$B$36]))*[.$P38])) / ([.R$20]*1024)" office:value-type="percentage" office:value="0.015625">
            <text:p>1.56%</text:p>
          </table:table-cell>
          <table:table-cell table:formula="of:=(([.S$20]*1024) - (INT(([.S$20]*1024-[.$C$36])/([.$P38]+[.$B$36]))*[.$P38])) / ([.S$20]*1024)" office:value-type="percentage" office:value="0.015625">
            <text:p>1.56%</text:p>
          </table:table-cell>
          <table:table-cell table:formula="of:=(([.T$20]*1024) - (INT(([.T$20]*1024-[.$C$36])/([.$P38]+[.$B$36]))*[.$P38])) / ([.T$20]*1024)" office:value-type="percentage" office:value="0.015625">
            <text:p>1.56%</text:p>
          </table:table-cell>
          <table:table-cell table:formula="of:=(([.U$20]*1024) - (INT(([.U$20]*1024-[.$C$36])/([.$P38]+[.$B$36]))*[.$P38])) / ([.U$20]*1024)" office:value-type="percentage" office:value="0.01123046875">
            <text:p>1.12%</text:p>
          </table:table-cell>
          <table:table-cell table:formula="of:=(([.V$20]*1024) - (INT(([.V$20]*1024-[.$C$36])/([.$P38]+[.$B$36]))*[.$P38])) / ([.V$20]*1024)" office:value-type="percentage" office:value="0.009033203125">
            <text:p>0.90%</text:p>
          </table:table-cell>
          <table:table-cell table:formula="of:=(([.W$20]*1024) - (INT(([.W$20]*1024-[.$C$36])/([.$P38]+[.$B$36]))*[.$P38])) / ([.W$20]*1024)" office:value-type="percentage" office:value="0.0079345703125">
            <text:p>0.79%</text:p>
          </table:table-cell>
          <table:table-cell table:formula="of:=INT(([.X$20]*1024-[.$B$36]-[.$C$36])/[.$P38])" office:value-type="float" office:value="28">
            <text:p>28</text:p>
          </table:table-cell>
          <table:table-cell table:formula="of:=INT(([.Y$20]*1024-[.$C$36])/([.$P38]+[.$B$36]))" office:value-type="float" office:value="28">
            <text:p>28</text:p>
          </table:table-cell>
          <table:table-cell table:formula="of:=INT(([.Z$20]*1024-[.$C$36])/([.$P38]+[.$B$36]))" office:value-type="float" office:value="56">
            <text:p>56</text:p>
          </table:table-cell>
          <table:table-cell table:formula="of:=INT(([.AA$20]*1024-[.$C$36])/([.$P38]+[.$B$36]))" office:value-type="float" office:value="112">
            <text:p>112</text:p>
          </table:table-cell>
          <table:table-cell table:formula="of:=INT(([.AB$20]*1024-[.$C$36])/([.$P38]+[.$B$36]))" office:value-type="float" office:value="225">
            <text:p>225</text:p>
          </table:table-cell>
          <table:table-cell table:formula="of:=INT(([.AC$20]*1024-[.$C$36])/([.$P38]+[.$B$36]))" office:value-type="float" office:value="451">
            <text:p>451</text:p>
          </table:table-cell>
          <table:table-cell table:formula="of:=INT(([.AD$20]*1024-[.$C$36])/([.$P38]+[.$B$36]))" office:value-type="float" office:value="903">
            <text:p>903</text:p>
          </table:table-cell>
          <table:table-cell table:formula="of:=([.AE$20]*1024-[.$B$36]-[.$C$36]-([.$X38]*[.$P38]))/4096" office:value-type="float" office:value="0.953125">
            <text:p>1</text:p>
          </table:table-cell>
          <table:table-cell table:formula="of:=([.AF$20]*1024-[.$C$36]-([.Y38]*([.$P38]+[.$B$36])))/4096" office:value-type="float" office:value="0.53125">
            <text:p>1</text:p>
          </table:table-cell>
          <table:table-cell table:formula="of:=([.AG$20]*1024-[.$C$36]-([.Z38]*([.$P38]+[.$B$36])))/4096" office:value-type="float" office:value="1.09375">
            <text:p>1</text:p>
          </table:table-cell>
          <table:table-cell table:formula="of:=([.AH$20]*1024-[.$C$36]-([.AA38]*([.$P38]+[.$B$36])))/4096" office:value-type="float" office:value="2.21875">
            <text:p>2</text:p>
          </table:table-cell>
          <table:table-cell table:formula="of:=([.AI$20]*1024-[.$C$36]-([.AB38]*([.$P38]+[.$B$36])))/4096" office:value-type="float" office:value="2.203125">
            <text:p>2</text:p>
          </table:table-cell>
          <table:table-cell table:formula="of:=([.AJ$20]*1024-[.$C$36]-([.AC38]*([.$P38]+[.$B$36])))/4096" office:value-type="float" office:value="2.171875">
            <text:p>2</text:p>
          </table:table-cell>
          <table:table-cell table:formula="of:=([.AK$20]*1024-[.$C$36]-([.AD38]*([.$P38]+[.$B$36])))/4096" office:value-type="float" office:value="2.109375">
            <text:p>2</text:p>
          </table:table-cell>
          <table:table-cell table:number-columns-repeated="987"/>
        </table:table-row>
        <table:table-row table:style-name="ro1">
          <table:table-cell table:style-name="ce1" office:value-type="float" office:value="2048">
            <text:p>2048</text:p>
          </table:table-cell>
          <table:table-cell table:style-name="ce1" table:formula="of:=INT(([.$A$36]*1024-[.$B$36]-[.$C$36]) / [.A39])" office:value-type="float" office:value="127">
            <text:p>127</text:p>
          </table:table-cell>
          <table:table-cell table:style-name="ce1" table:formula="of:=([.$A$36]*1024)-([.A39]*[.B39])" office:value-type="float" office:value="2048">
            <text:p>2048</text:p>
          </table:table-cell>
          <table:table-cell table:style-name="ce8" table:formula="of:=[.C39] / ([.$A$36]*1024)" office:value-type="percentage" office:value="0.0078125">
            <text:p>0.78%</text:p>
          </table:table-cell>
          <table:table-cell table:style-name="ce1" table:formula="of:=[.$A$36]*1024 -[.$B$36] -[.$C$36] -([.A39]*[.B39])" office:value-type="float" office:value="1856">
            <text:p>1856</text:p>
          </table:table-cell>
          <table:table-cell table:style-name="ce1" table:formula="of:=INT([.E39]/4096)" office:value-type="float" office:value="0">
            <text:p>0</text:p>
          </table:table-cell>
          <table:table-cell table:style-name="ce12" table:formula="of:=INT(([.$A$36]*1024-[.$C$36]) / ([.A39]+[.$B$36]))" office:value-type="float" office:value="124">
            <text:p>124</text:p>
          </table:table-cell>
          <table:table-cell table:style-name="ce1" table:formula="of:=([.$A$36]*1024)-([.A39]*[.G39])" office:value-type="float" office:value="8192">
            <text:p>8192</text:p>
          </table:table-cell>
          <table:table-cell table:style-name="ce8" table:formula="of:=[.H39] / ([.$A$36]*1024)" office:value-type="percentage" office:value="0.03125">
            <text:p>3.13%</text:p>
          </table:table-cell>
          <table:table-cell table:style-name="ce1" table:formula="of:=[.$A$36]*1024 -[.$C$36] -(([.A39]+[.$B$36])*[.G39])" office:value-type="float" office:value="128">
            <text:p>128</text:p>
          </table:table-cell>
          <table:table-cell table:style-name="ce1" table:formula="of:=INT([.J39]/4096)" office:value-type="float" office:value="0">
            <text:p>0</text:p>
          </table:table-cell>
          <table:table-cell table:style-name="ce25" table:formula="of:=[.I39]-[.D39]" office:value-type="percentage" office:value="0.0234375">
            <text:p>2.34%</text:p>
          </table:table-cell>
          <table:table-cell table:style-name="ce27" table:formula="of:=[.J39]-[.E39]" office:value-type="float" office:value="-1728">
            <text:p>-1728</text:p>
          </table:table-cell>
          <table:table-cell table:style-name="ce27" table:formula="of:=[.K39]-[.F39]" office:value-type="float" office:value="0">
            <text:p>0</text:p>
          </table:table-cell>
          <table:table-cell/>
          <table:table-cell office:value-type="float" office:value="9728">
            <text:p>9728</text:p>
          </table:table-cell>
          <table:table-cell table:formula="of:=(([.$Q$20]*1024) - (INT(([.$Q$20]*1024-[.$B$36]-[.$C$36])/[.$P39])*[.$P39])) / ([.$Q$20]*1024)" office:value-type="percentage" office:value="0.03515625">
            <text:p>3.52%</text:p>
          </table:table-cell>
          <table:table-cell table:formula="of:=(([.R$20]*1024) - (INT(([.R$20]*1024-[.$C$36])/([.$P39]+[.$B$36]))*[.$P39])) / ([.R$20]*1024)" office:value-type="percentage" office:value="0.03515625">
            <text:p>3.52%</text:p>
          </table:table-cell>
          <table:table-cell table:formula="of:=(([.S$20]*1024) - (INT(([.S$20]*1024-[.$C$36])/([.$P39]+[.$B$36]))*[.$P39])) / ([.S$20]*1024)" office:value-type="percentage" office:value="0.0166015625">
            <text:p>1.66%</text:p>
          </table:table-cell>
          <table:table-cell table:formula="of:=(([.T$20]*1024) - (INT(([.T$20]*1024-[.$C$36])/([.$P39]+[.$B$36]))*[.$P39])) / ([.T$20]*1024)" office:value-type="percentage" office:value="0.00732421875">
            <text:p>0.73%</text:p>
          </table:table-cell>
          <table:table-cell table:formula="of:=(([.U$20]*1024) - (INT(([.U$20]*1024-[.$C$36])/([.$P39]+[.$B$36]))*[.$P39])) / ([.U$20]*1024)" office:value-type="percentage" office:value="0.00732421875">
            <text:p>0.73%</text:p>
          </table:table-cell>
          <table:table-cell table:formula="of:=(([.V$20]*1024) - (INT(([.V$20]*1024-[.$C$36])/([.$P39]+[.$B$36]))*[.$P39])) / ([.V$20]*1024)" office:value-type="percentage" office:value="0.00732421875">
            <text:p>0.73%</text:p>
          </table:table-cell>
          <table:table-cell table:formula="of:=(([.W$20]*1024) - (INT(([.W$20]*1024-[.$C$36])/([.$P39]+[.$B$36]))*[.$P39])) / ([.W$20]*1024)" office:value-type="percentage" office:value="0.00732421875">
            <text:p>0.73%</text:p>
          </table:table-cell>
          <table:table-cell table:formula="of:=INT(([.X$20]*1024-[.$B$36]-[.$C$36])/[.$P39])" office:value-type="float" office:value="26">
            <text:p>26</text:p>
          </table:table-cell>
          <table:table-cell table:formula="of:=INT(([.Y$20]*1024-[.$C$36])/([.$P39]+[.$B$36]))" office:value-type="float" office:value="26">
            <text:p>26</text:p>
          </table:table-cell>
          <table:table-cell table:formula="of:=INT(([.Z$20]*1024-[.$C$36])/([.$P39]+[.$B$36]))" office:value-type="float" office:value="53">
            <text:p>53</text:p>
          </table:table-cell>
          <table:table-cell table:formula="of:=INT(([.AA$20]*1024-[.$C$36])/([.$P39]+[.$B$36]))" office:value-type="float" office:value="107">
            <text:p>107</text:p>
          </table:table-cell>
          <table:table-cell table:formula="of:=INT(([.AB$20]*1024-[.$C$36])/([.$P39]+[.$B$36]))" office:value-type="float" office:value="214">
            <text:p>214</text:p>
          </table:table-cell>
          <table:table-cell table:formula="of:=INT(([.AC$20]*1024-[.$C$36])/([.$P39]+[.$B$36]))" office:value-type="float" office:value="428">
            <text:p>428</text:p>
          </table:table-cell>
          <table:table-cell table:formula="of:=INT(([.AD$20]*1024-[.$C$36])/([.$P39]+[.$B$36]))" office:value-type="float" office:value="856">
            <text:p>856</text:p>
          </table:table-cell>
          <table:table-cell table:formula="of:=([.AE$20]*1024-[.$B$36]-[.$C$36]-([.$X39]*[.$P39]))/4096" office:value-type="float" office:value="2.203125">
            <text:p>2</text:p>
          </table:table-cell>
          <table:table-cell table:formula="of:=([.AF$20]*1024-[.$C$36]-([.Y39]*([.$P39]+[.$B$36])))/4096" office:value-type="float" office:value="1.8125">
            <text:p>2</text:p>
          </table:table-cell>
          <table:table-cell table:formula="of:=([.AG$20]*1024-[.$C$36]-([.Z39]*([.$P39]+[.$B$36])))/4096" office:value-type="float" office:value="1.265625">
            <text:p>1</text:p>
          </table:table-cell>
          <table:table-cell table:formula="of:=([.AH$20]*1024-[.$C$36]-([.AA39]*([.$P39]+[.$B$36])))/4096" office:value-type="float" office:value="0.171875">
            <text:p>0</text:p>
          </table:table-cell>
          <table:table-cell table:formula="of:=([.AI$20]*1024-[.$C$36]-([.AB39]*([.$P39]+[.$B$36])))/4096" office:value-type="float" office:value="0.375">
            <text:p>0</text:p>
          </table:table-cell>
          <table:table-cell table:formula="of:=([.AJ$20]*1024-[.$C$36]-([.AC39]*([.$P39]+[.$B$36])))/4096" office:value-type="float" office:value="0.78125">
            <text:p>1</text:p>
          </table:table-cell>
          <table:table-cell table:formula="of:=([.AK$20]*1024-[.$C$36]-([.AD39]*([.$P39]+[.$B$36])))/4096" office:value-type="float" office:value="1.59375">
            <text:p>2</text:p>
          </table:table-cell>
          <table:table-cell table:number-columns-repeated="987"/>
        </table:table-row>
        <table:table-row table:style-name="ro1">
          <table:table-cell office:value-type="float" office:value="2176">
            <text:p>2176</text:p>
          </table:table-cell>
          <table:table-cell table:formula="of:=INT(([.$A$36]*1024-[.$B$36]-[.$C$36]) / [.A40])" office:value-type="float" office:value="120">
            <text:p>120</text:p>
          </table:table-cell>
          <table:table-cell table:formula="of:=([.$A$36]*1024)-([.A40]*[.B40])" office:value-type="float" office:value="1024">
            <text:p>1024</text:p>
          </table:table-cell>
          <table:table-cell table:formula="of:=[.C40] / ([.$A$36]*1024)" office:value-type="percentage" office:value="0.00390625">
            <text:p>0.39%</text:p>
          </table:table-cell>
          <table:table-cell table:formula="of:=[.$A$36]*1024 -[.$B$36] -[.$C$36] -([.A40]*[.B40])" office:value-type="float" office:value="832">
            <text:p>832</text:p>
          </table:table-cell>
          <table:table-cell table:formula="of:=INT([.E40]/4096)" office:value-type="float" office:value="0">
            <text:p>0</text:p>
          </table:table-cell>
          <table:table-cell table:formula="of:=INT(([.$A$36]*1024-[.$C$36]) / ([.A40]+[.$B$36]))" office:value-type="float" office:value="116">
            <text:p>116</text:p>
          </table:table-cell>
          <table:table-cell table:formula="of:=([.$A$36]*1024)-([.A40]*[.G40])" office:value-type="float" office:value="9728">
            <text:p>9728</text:p>
          </table:table-cell>
          <table:table-cell table:formula="of:=[.H40] / ([.$A$36]*1024)" office:value-type="percentage" office:value="0.037109375">
            <text:p>3.71%</text:p>
          </table:table-cell>
          <table:table-cell table:formula="of:=[.$A$36]*1024 -[.$C$36] -(([.A40]+[.$B$36])*[.G40])" office:value-type="float" office:value="2176">
            <text:p>2176</text:p>
          </table:table-cell>
          <table:table-cell table:formula="of:=INT([.J40]/4096)" office:value-type="float" office:value="0">
            <text:p>0</text:p>
          </table:table-cell>
          <table:table-cell table:formula="of:=[.I40]-[.D40]" office:value-type="percentage" office:value="0.033203125">
            <text:p>3.32%</text:p>
          </table:table-cell>
          <table:table-cell table:formula="of:=[.J40]-[.E40]" office:value-type="float" office:value="1344">
            <text:p>1344</text:p>
          </table:table-cell>
          <table:table-cell table:formula="of:=[.K40]-[.F40]" office:value-type="float" office:value="0">
            <text:p>0</text:p>
          </table:table-cell>
          <table:table-cell/>
          <table:table-cell office:value-type="float" office:value="10240">
            <text:p>10240</text:p>
          </table:table-cell>
          <table:table-cell table:formula="of:=(([.$Q$20]*1024) - (INT(([.$Q$20]*1024-[.$B$36]-[.$C$36])/[.$P40])*[.$P40])) / ([.$Q$20]*1024)" office:value-type="percentage" office:value="0.0234375">
            <text:p>2.34%</text:p>
          </table:table-cell>
          <table:table-cell table:formula="of:=(([.R$20]*1024) - (INT(([.R$20]*1024-[.$C$36])/([.$P40]+[.$B$36]))*[.$P40])) / ([.R$20]*1024)" office:value-type="percentage" office:value="0.0234375">
            <text:p>2.34%</text:p>
          </table:table-cell>
          <table:table-cell table:formula="of:=(([.S$20]*1024) - (INT(([.S$20]*1024-[.$C$36])/([.$P40]+[.$B$36]))*[.$P40])) / ([.S$20]*1024)" office:value-type="percentage" office:value="0.0234375">
            <text:p>2.34%</text:p>
          </table:table-cell>
          <table:table-cell table:formula="of:=(([.T$20]*1024) - (INT(([.T$20]*1024-[.$C$36])/([.$P40]+[.$B$36]))*[.$P40])) / ([.T$20]*1024)" office:value-type="percentage" office:value="0.013671875">
            <text:p>1.37%</text:p>
          </table:table-cell>
          <table:table-cell table:formula="of:=(([.U$20]*1024) - (INT(([.U$20]*1024-[.$C$36])/([.$P40]+[.$B$36]))*[.$P40])) / ([.U$20]*1024)" office:value-type="percentage" office:value="0.0087890625">
            <text:p>0.88%</text:p>
          </table:table-cell>
          <table:table-cell table:formula="of:=(([.V$20]*1024) - (INT(([.V$20]*1024-[.$C$36])/([.$P40]+[.$B$36]))*[.$P40])) / ([.V$20]*1024)" office:value-type="percentage" office:value="0.00634765625">
            <text:p>0.63%</text:p>
          </table:table-cell>
          <table:table-cell table:formula="of:=(([.W$20]*1024) - (INT(([.W$20]*1024-[.$C$36])/([.$P40]+[.$B$36]))*[.$P40])) / ([.W$20]*1024)" office:value-type="percentage" office:value="0.00634765625">
            <text:p>0.63%</text:p>
          </table:table-cell>
          <table:table-cell table:formula="of:=INT(([.X$20]*1024-[.$B$36]-[.$C$36])/[.$P40])" office:value-type="float" office:value="25">
            <text:p>25</text:p>
          </table:table-cell>
          <table:table-cell table:formula="of:=INT(([.Y$20]*1024-[.$C$36])/([.$P40]+[.$B$36]))" office:value-type="float" office:value="25">
            <text:p>25</text:p>
          </table:table-cell>
          <table:table-cell table:formula="of:=INT(([.Z$20]*1024-[.$C$36])/([.$P40]+[.$B$36]))" office:value-type="float" office:value="50">
            <text:p>50</text:p>
          </table:table-cell>
          <table:table-cell table:formula="of:=INT(([.AA$20]*1024-[.$C$36])/([.$P40]+[.$B$36]))" office:value-type="float" office:value="101">
            <text:p>101</text:p>
          </table:table-cell>
          <table:table-cell table:formula="of:=INT(([.AB$20]*1024-[.$C$36])/([.$P40]+[.$B$36]))" office:value-type="float" office:value="203">
            <text:p>203</text:p>
          </table:table-cell>
          <table:table-cell table:formula="of:=INT(([.AC$20]*1024-[.$C$36])/([.$P40]+[.$B$36]))" office:value-type="float" office:value="407">
            <text:p>407</text:p>
          </table:table-cell>
          <table:table-cell table:formula="of:=INT(([.AD$20]*1024-[.$C$36])/([.$P40]+[.$B$36]))" office:value-type="float" office:value="814">
            <text:p>814</text:p>
          </table:table-cell>
          <table:table-cell table:formula="of:=([.AE$20]*1024-[.$B$36]-[.$C$36]-([.$X40]*[.$P40]))/4096" office:value-type="float" office:value="1.453125">
            <text:p>1</text:p>
          </table:table-cell>
          <table:table-cell table:formula="of:=([.AF$20]*1024-[.$C$36]-([.Y40]*([.$P40]+[.$B$36])))/4096" office:value-type="float" office:value="1.078125">
            <text:p>1</text:p>
          </table:table-cell>
          <table:table-cell table:formula="of:=([.AG$20]*1024-[.$C$36]-([.Z40]*([.$P40]+[.$B$36])))/4096" office:value-type="float" office:value="2.1875">
            <text:p>2</text:p>
          </table:table-cell>
          <table:table-cell table:formula="of:=([.AH$20]*1024-[.$C$36]-([.AA40]*([.$P40]+[.$B$36])))/4096" office:value-type="float" office:value="1.890625">
            <text:p>2</text:p>
          </table:table-cell>
          <table:table-cell table:formula="of:=([.AI$20]*1024-[.$C$36]-([.AB40]*([.$P40]+[.$B$36])))/4096" office:value-type="float" office:value="1.296875">
            <text:p>1</text:p>
          </table:table-cell>
          <table:table-cell table:formula="of:=([.AJ$20]*1024-[.$C$36]-([.AC40]*([.$P40]+[.$B$36])))/4096" office:value-type="float" office:value="0.109375">
            <text:p>0</text:p>
          </table:table-cell>
          <table:table-cell table:formula="of:=([.AK$20]*1024-[.$C$36]-([.AD40]*([.$P40]+[.$B$36])))/4096" office:value-type="float" office:value="0.25">
            <text:p>0</text:p>
          </table:table-cell>
          <table:table-cell table:number-columns-repeated="987"/>
        </table:table-row>
        <table:table-row table:style-name="ro1">
          <table:table-cell office:value-type="float" office:value="2304">
            <text:p>2304</text:p>
          </table:table-cell>
          <table:table-cell table:formula="of:=INT(([.$A$36]*1024-[.$B$36]-[.$C$36]) / [.A41])" office:value-type="float" office:value="113">
            <text:p>113</text:p>
          </table:table-cell>
          <table:table-cell table:formula="of:=([.$A$36]*1024)-([.A41]*[.B41])" office:value-type="float" office:value="1792">
            <text:p>1792</text:p>
          </table:table-cell>
          <table:table-cell table:formula="of:=[.C41] / ([.$A$36]*1024)" office:value-type="percentage" office:value="0.0068359375">
            <text:p>0.68%</text:p>
          </table:table-cell>
          <table:table-cell table:formula="of:=[.$A$36]*1024 -[.$B$36] -[.$C$36] -([.A41]*[.B41])" office:value-type="float" office:value="1600">
            <text:p>1600</text:p>
          </table:table-cell>
          <table:table-cell table:formula="of:=INT([.E41]/4096)" office:value-type="float" office:value="0">
            <text:p>0</text:p>
          </table:table-cell>
          <table:table-cell table:formula="of:=INT(([.$A$36]*1024-[.$C$36]) / ([.A41]+[.$B$36]))" office:value-type="float" office:value="110">
            <text:p>110</text:p>
          </table:table-cell>
          <table:table-cell table:formula="of:=([.$A$36]*1024)-([.A41]*[.G41])" office:value-type="float" office:value="8704">
            <text:p>8704</text:p>
          </table:table-cell>
          <table:table-cell table:formula="of:=[.H41] / ([.$A$36]*1024)" office:value-type="percentage" office:value="0.033203125">
            <text:p>3.32%</text:p>
          </table:table-cell>
          <table:table-cell table:formula="of:=[.$A$36]*1024 -[.$C$36] -(([.A41]+[.$B$36])*[.G41])" office:value-type="float" office:value="1536">
            <text:p>1536</text:p>
          </table:table-cell>
          <table:table-cell table:formula="of:=INT([.J41]/4096)" office:value-type="float" office:value="0">
            <text:p>0</text:p>
          </table:table-cell>
          <table:table-cell table:formula="of:=[.I41]-[.D41]" office:value-type="percentage" office:value="0.0263671875">
            <text:p>2.64%</text:p>
          </table:table-cell>
          <table:table-cell table:formula="of:=[.J41]-[.E41]" office:value-type="float" office:value="-64">
            <text:p>-64</text:p>
          </table:table-cell>
          <table:table-cell table:formula="of:=[.K41]-[.F41]" office:value-type="float" office:value="0">
            <text:p>0</text:p>
          </table:table-cell>
          <table:table-cell/>
          <table:table-cell office:value-type="float" office:value="10752">
            <text:p>10752</text:p>
          </table:table-cell>
          <table:table-cell table:formula="of:=(([.$Q$20]*1024) - (INT(([.$Q$20]*1024-[.$B$36]-[.$C$36])/[.$P41])*[.$P41])) / ([.$Q$20]*1024)" office:value-type="percentage" office:value="0.015625">
            <text:p>1.56%</text:p>
          </table:table-cell>
          <table:table-cell table:formula="of:=(([.R$20]*1024) - (INT(([.R$20]*1024-[.$C$36])/([.$P41]+[.$B$36]))*[.$P41])) / ([.R$20]*1024)" office:value-type="percentage" office:value="0.015625">
            <text:p>1.56%</text:p>
          </table:table-cell>
          <table:table-cell table:formula="of:=(([.S$20]*1024) - (INT(([.S$20]*1024-[.$C$36])/([.$P41]+[.$B$36]))*[.$P41])) / ([.S$20]*1024)" office:value-type="percentage" office:value="0.015625">
            <text:p>1.56%</text:p>
          </table:table-cell>
          <table:table-cell table:formula="of:=(([.T$20]*1024) - (INT(([.T$20]*1024-[.$C$36])/([.$P41]+[.$B$36]))*[.$P41])) / ([.T$20]*1024)" office:value-type="percentage" office:value="0.015625">
            <text:p>1.56%</text:p>
          </table:table-cell>
          <table:table-cell table:formula="of:=(([.U$20]*1024) - (INT(([.U$20]*1024-[.$C$36])/([.$P41]+[.$B$36]))*[.$P41])) / ([.U$20]*1024)" office:value-type="percentage" office:value="0.010498046875">
            <text:p>1.05%</text:p>
          </table:table-cell>
          <table:table-cell table:formula="of:=(([.V$20]*1024) - (INT(([.V$20]*1024-[.$C$36])/([.$P41]+[.$B$36]))*[.$P41])) / ([.V$20]*1024)" office:value-type="percentage" office:value="0.0079345703125">
            <text:p>0.79%</text:p>
          </table:table-cell>
          <table:table-cell table:formula="of:=(([.W$20]*1024) - (INT(([.W$20]*1024-[.$C$36])/([.$P41]+[.$B$36]))*[.$P41])) / ([.W$20]*1024)" office:value-type="percentage" office:value="0.00665283203125">
            <text:p>0.67%</text:p>
          </table:table-cell>
          <table:table-cell table:formula="of:=INT(([.X$20]*1024-[.$B$36]-[.$C$36])/[.$P41])" office:value-type="float" office:value="24">
            <text:p>24</text:p>
          </table:table-cell>
          <table:table-cell table:formula="of:=INT(([.Y$20]*1024-[.$C$36])/([.$P41]+[.$B$36]))" office:value-type="float" office:value="24">
            <text:p>24</text:p>
          </table:table-cell>
          <table:table-cell table:formula="of:=INT(([.Z$20]*1024-[.$C$36])/([.$P41]+[.$B$36]))" office:value-type="float" office:value="48">
            <text:p>48</text:p>
          </table:table-cell>
          <table:table-cell table:formula="of:=INT(([.AA$20]*1024-[.$C$36])/([.$P41]+[.$B$36]))" office:value-type="float" office:value="96">
            <text:p>96</text:p>
          </table:table-cell>
          <table:table-cell table:formula="of:=INT(([.AB$20]*1024-[.$C$36])/([.$P41]+[.$B$36]))" office:value-type="float" office:value="193">
            <text:p>193</text:p>
          </table:table-cell>
          <table:table-cell table:formula="of:=INT(([.AC$20]*1024-[.$C$36])/([.$P41]+[.$B$36]))" office:value-type="float" office:value="387">
            <text:p>387</text:p>
          </table:table-cell>
          <table:table-cell table:formula="of:=INT(([.AD$20]*1024-[.$C$36])/([.$P41]+[.$B$36]))" office:value-type="float" office:value="775">
            <text:p>775</text:p>
          </table:table-cell>
          <table:table-cell table:formula="of:=([.AE$20]*1024-[.$B$36]-[.$C$36]-([.$X41]*[.$P41]))/4096" office:value-type="float" office:value="0.953125">
            <text:p>1</text:p>
          </table:table-cell>
          <table:table-cell table:formula="of:=([.AF$20]*1024-[.$C$36]-([.Y41]*([.$P41]+[.$B$36])))/4096" office:value-type="float" office:value="0.59375">
            <text:p>1</text:p>
          </table:table-cell>
          <table:table-cell table:formula="of:=([.AG$20]*1024-[.$C$36]-([.Z41]*([.$P41]+[.$B$36])))/4096" office:value-type="float" office:value="1.21875">
            <text:p>1</text:p>
          </table:table-cell>
          <table:table-cell table:formula="of:=([.AH$20]*1024-[.$C$36]-([.AA41]*([.$P41]+[.$B$36])))/4096" office:value-type="float" office:value="2.46875">
            <text:p>2</text:p>
          </table:table-cell>
          <table:table-cell table:formula="of:=([.AI$20]*1024-[.$C$36]-([.AB41]*([.$P41]+[.$B$36])))/4096" office:value-type="float" office:value="2.328125">
            <text:p>2</text:p>
          </table:table-cell>
          <table:table-cell table:formula="of:=([.AJ$20]*1024-[.$C$36]-([.AC41]*([.$P41]+[.$B$36])))/4096" office:value-type="float" office:value="2.046875">
            <text:p>2</text:p>
          </table:table-cell>
          <table:table-cell table:formula="of:=([.AK$20]*1024-[.$C$36]-([.AD41]*([.$P41]+[.$B$36])))/4096" office:value-type="float" office:value="1.484375">
            <text:p>1</text:p>
          </table:table-cell>
          <table:table-cell table:number-columns-repeated="987"/>
        </table:table-row>
        <table:table-row table:style-name="ro1">
          <table:table-cell office:value-type="float" office:value="2432">
            <text:p>2432</text:p>
          </table:table-cell>
          <table:table-cell table:formula="of:=INT(([.$A$36]*1024-[.$B$36]-[.$C$36]) / [.A42])" office:value-type="float" office:value="107">
            <text:p>107</text:p>
          </table:table-cell>
          <table:table-cell table:formula="of:=([.$A$36]*1024)-([.A42]*[.B42])" office:value-type="float" office:value="1920">
            <text:p>1920</text:p>
          </table:table-cell>
          <table:table-cell table:formula="of:=[.C42] / ([.$A$36]*1024)" office:value-type="percentage" office:value="0.00732421875">
            <text:p>0.73%</text:p>
          </table:table-cell>
          <table:table-cell table:formula="of:=[.$A$36]*1024 -[.$B$36] -[.$C$36] -([.A42]*[.B42])" office:value-type="float" office:value="1728">
            <text:p>1728</text:p>
          </table:table-cell>
          <table:table-cell table:formula="of:=INT([.E42]/4096)" office:value-type="float" office:value="0">
            <text:p>0</text:p>
          </table:table-cell>
          <table:table-cell table:formula="of:=INT(([.$A$36]*1024-[.$C$36]) / ([.A42]+[.$B$36]))" office:value-type="float" office:value="104">
            <text:p>104</text:p>
          </table:table-cell>
          <table:table-cell table:formula="of:=([.$A$36]*1024)-([.A42]*[.G42])" office:value-type="float" office:value="9216">
            <text:p>9216</text:p>
          </table:table-cell>
          <table:table-cell table:formula="of:=[.H42] / ([.$A$36]*1024)" office:value-type="percentage" office:value="0.03515625">
            <text:p>3.52%</text:p>
          </table:table-cell>
          <table:table-cell table:formula="of:=[.$A$36]*1024 -[.$C$36] -(([.A42]+[.$B$36])*[.G42])" office:value-type="float" office:value="2432">
            <text:p>2432</text:p>
          </table:table-cell>
          <table:table-cell table:formula="of:=INT([.J42]/4096)" office:value-type="float" office:value="0">
            <text:p>0</text:p>
          </table:table-cell>
          <table:table-cell table:formula="of:=[.I42]-[.D42]" office:value-type="percentage" office:value="0.02783203125">
            <text:p>2.78%</text:p>
          </table:table-cell>
          <table:table-cell table:formula="of:=[.J42]-[.E42]" office:value-type="float" office:value="704">
            <text:p>704</text:p>
          </table:table-cell>
          <table:table-cell table:formula="of:=[.K42]-[.F42]" office:value-type="float" office:value="0">
            <text:p>0</text:p>
          </table:table-cell>
          <table:table-cell/>
          <table:table-cell office:value-type="float" office:value="11264">
            <text:p>11264</text:p>
          </table:table-cell>
          <table:table-cell table:formula="of:=(([.$Q$20]*1024) - (INT(([.$Q$20]*1024-[.$B$36]-[.$C$36])/[.$P42])*[.$P42])) / ([.$Q$20]*1024)" office:value-type="percentage" office:value="0.01171875">
            <text:p>1.17%</text:p>
          </table:table-cell>
          <table:table-cell table:formula="of:=(([.R$20]*1024) - (INT(([.R$20]*1024-[.$C$36])/([.$P42]+[.$B$36]))*[.$P42])) / ([.R$20]*1024)" office:value-type="percentage" office:value="0.01171875">
            <text:p>1.17%</text:p>
          </table:table-cell>
          <table:table-cell table:formula="of:=(([.S$20]*1024) - (INT(([.S$20]*1024-[.$C$36])/([.$P42]+[.$B$36]))*[.$P42])) / ([.S$20]*1024)" office:value-type="percentage" office:value="0.01171875">
            <text:p>1.17%</text:p>
          </table:table-cell>
          <table:table-cell table:formula="of:=(([.T$20]*1024) - (INT(([.T$20]*1024-[.$C$36])/([.$P42]+[.$B$36]))*[.$P42])) / ([.T$20]*1024)" office:value-type="percentage" office:value="0.01171875">
            <text:p>1.17%</text:p>
          </table:table-cell>
          <table:table-cell table:formula="of:=(([.U$20]*1024) - (INT(([.U$20]*1024-[.$C$36])/([.$P42]+[.$B$36]))*[.$P42])) / ([.U$20]*1024)" office:value-type="percentage" office:value="0.00634765625">
            <text:p>0.63%</text:p>
          </table:table-cell>
          <table:table-cell table:formula="of:=(([.V$20]*1024) - (INT(([.V$20]*1024-[.$C$36])/([.$P42]+[.$B$36]))*[.$P42])) / ([.V$20]*1024)" office:value-type="percentage" office:value="0.00634765625">
            <text:p>0.63%</text:p>
          </table:table-cell>
          <table:table-cell table:formula="of:=(([.W$20]*1024) - (INT(([.W$20]*1024-[.$C$36])/([.$P42]+[.$B$36]))*[.$P42])) / ([.W$20]*1024)" office:value-type="percentage" office:value="0.00634765625">
            <text:p>0.63%</text:p>
          </table:table-cell>
          <table:table-cell table:formula="of:=INT(([.X$20]*1024-[.$B$36]-[.$C$36])/[.$P42])" office:value-type="float" office:value="23">
            <text:p>23</text:p>
          </table:table-cell>
          <table:table-cell table:formula="of:=INT(([.Y$20]*1024-[.$C$36])/([.$P42]+[.$B$36]))" office:value-type="float" office:value="23">
            <text:p>23</text:p>
          </table:table-cell>
          <table:table-cell table:formula="of:=INT(([.Z$20]*1024-[.$C$36])/([.$P42]+[.$B$36]))" office:value-type="float" office:value="46">
            <text:p>46</text:p>
          </table:table-cell>
          <table:table-cell table:formula="of:=INT(([.AA$20]*1024-[.$C$36])/([.$P42]+[.$B$36]))" office:value-type="float" office:value="92">
            <text:p>92</text:p>
          </table:table-cell>
          <table:table-cell table:formula="of:=INT(([.AB$20]*1024-[.$C$36])/([.$P42]+[.$B$36]))" office:value-type="float" office:value="185">
            <text:p>185</text:p>
          </table:table-cell>
          <table:table-cell table:formula="of:=INT(([.AC$20]*1024-[.$C$36])/([.$P42]+[.$B$36]))" office:value-type="float" office:value="370">
            <text:p>370</text:p>
          </table:table-cell>
          <table:table-cell table:formula="of:=INT(([.AD$20]*1024-[.$C$36])/([.$P42]+[.$B$36]))" office:value-type="float" office:value="740">
            <text:p>740</text:p>
          </table:table-cell>
          <table:table-cell table:formula="of:=([.AE$20]*1024-[.$B$36]-[.$C$36]-([.$X42]*[.$P42]))/4096" office:value-type="float" office:value="0.703125">
            <text:p>1</text:p>
          </table:table-cell>
          <table:table-cell table:formula="of:=([.AF$20]*1024-[.$C$36]-([.Y42]*([.$P42]+[.$B$36])))/4096" office:value-type="float" office:value="0.359375">
            <text:p>0</text:p>
          </table:table-cell>
          <table:table-cell table:formula="of:=([.AG$20]*1024-[.$C$36]-([.Z42]*([.$P42]+[.$B$36])))/4096" office:value-type="float" office:value="0.75">
            <text:p>1</text:p>
          </table:table-cell>
          <table:table-cell table:formula="of:=([.AH$20]*1024-[.$C$36]-([.AA42]*([.$P42]+[.$B$36])))/4096" office:value-type="float" office:value="1.53125">
            <text:p>2</text:p>
          </table:table-cell>
          <table:table-cell table:formula="of:=([.AI$20]*1024-[.$C$36]-([.AB42]*([.$P42]+[.$B$36])))/4096" office:value-type="float" office:value="0.328125">
            <text:p>0</text:p>
          </table:table-cell>
          <table:table-cell table:formula="of:=([.AJ$20]*1024-[.$C$36]-([.AC42]*([.$P42]+[.$B$36])))/4096" office:value-type="float" office:value="0.6875">
            <text:p>1</text:p>
          </table:table-cell>
          <table:table-cell table:formula="of:=([.AK$20]*1024-[.$C$36]-([.AD42]*([.$P42]+[.$B$36])))/4096" office:value-type="float" office:value="1.40625">
            <text:p>1</text:p>
          </table:table-cell>
          <table:table-cell table:number-columns-repeated="987"/>
        </table:table-row>
        <table:table-row table:style-name="ro1">
          <table:table-cell office:value-type="float" office:value="2560">
            <text:p>2560</text:p>
          </table:table-cell>
          <table:table-cell table:formula="of:=INT(([.$A$36]*1024-[.$B$36]-[.$C$36]) / [.A43])" office:value-type="float" office:value="102">
            <text:p>102</text:p>
          </table:table-cell>
          <table:table-cell table:formula="of:=([.$A$36]*1024)-([.A43]*[.B43])" office:value-type="float" office:value="1024">
            <text:p>1024</text:p>
          </table:table-cell>
          <table:table-cell table:formula="of:=[.C43] / ([.$A$36]*1024)" office:value-type="percentage" office:value="0.00390625">
            <text:p>0.39%</text:p>
          </table:table-cell>
          <table:table-cell table:formula="of:=[.$A$36]*1024 -[.$B$36] -[.$C$36] -([.A43]*[.B43])" office:value-type="float" office:value="832">
            <text:p>832</text:p>
          </table:table-cell>
          <table:table-cell table:formula="of:=INT([.E43]/4096)" office:value-type="float" office:value="0">
            <text:p>0</text:p>
          </table:table-cell>
          <table:table-cell table:formula="of:=INT(([.$A$36]*1024-[.$C$36]) / ([.A43]+[.$B$36]))" office:value-type="float" office:value="99">
            <text:p>99</text:p>
          </table:table-cell>
          <table:table-cell table:formula="of:=([.$A$36]*1024)-([.A43]*[.G43])" office:value-type="float" office:value="8704">
            <text:p>8704</text:p>
          </table:table-cell>
          <table:table-cell table:formula="of:=[.H43] / ([.$A$36]*1024)" office:value-type="percentage" office:value="0.033203125">
            <text:p>3.32%</text:p>
          </table:table-cell>
          <table:table-cell table:formula="of:=[.$A$36]*1024 -[.$C$36] -(([.A43]+[.$B$36])*[.G43])" office:value-type="float" office:value="2240">
            <text:p>2240</text:p>
          </table:table-cell>
          <table:table-cell table:formula="of:=INT([.J43]/4096)" office:value-type="float" office:value="0">
            <text:p>0</text:p>
          </table:table-cell>
          <table:table-cell table:formula="of:=[.I43]-[.D43]" office:value-type="percentage" office:value="0.029296875">
            <text:p>2.93%</text:p>
          </table:table-cell>
          <table:table-cell table:formula="of:=[.J43]-[.E43]" office:value-type="float" office:value="1408">
            <text:p>1408</text:p>
          </table:table-cell>
          <table:table-cell table:formula="of:=[.K43]-[.F43]" office:value-type="float" office:value="0">
            <text:p>0</text:p>
          </table:table-cell>
          <table:table-cell/>
          <table:table-cell office:value-type="float" office:value="11776">
            <text:p>11776</text:p>
          </table:table-cell>
          <table:table-cell table:formula="of:=(([.$Q$20]*1024) - (INT(([.$Q$20]*1024-[.$B$36]-[.$C$36])/[.$P43])*[.$P43])) / ([.$Q$20]*1024)" office:value-type="percentage" office:value="0.01171875">
            <text:p>1.17%</text:p>
          </table:table-cell>
          <table:table-cell table:formula="of:=(([.R$20]*1024) - (INT(([.R$20]*1024-[.$C$36])/([.$P43]+[.$B$36]))*[.$P43])) / ([.R$20]*1024)" office:value-type="percentage" office:value="0.01171875">
            <text:p>1.17%</text:p>
          </table:table-cell>
          <table:table-cell table:formula="of:=(([.S$20]*1024) - (INT(([.S$20]*1024-[.$C$36])/([.$P43]+[.$B$36]))*[.$P43])) / ([.S$20]*1024)" office:value-type="percentage" office:value="0.01171875">
            <text:p>1.17%</text:p>
          </table:table-cell>
          <table:table-cell table:formula="of:=(([.T$20]*1024) - (INT(([.T$20]*1024-[.$C$36])/([.$P43]+[.$B$36]))*[.$P43])) / ([.T$20]*1024)" office:value-type="percentage" office:value="0.01171875">
            <text:p>1.17%</text:p>
          </table:table-cell>
          <table:table-cell table:formula="of:=(([.U$20]*1024) - (INT(([.U$20]*1024-[.$C$36])/([.$P43]+[.$B$36]))*[.$P43])) / ([.U$20]*1024)" office:value-type="percentage" office:value="0.006103515625">
            <text:p>0.61%</text:p>
          </table:table-cell>
          <table:table-cell table:formula="of:=(([.V$20]*1024) - (INT(([.V$20]*1024-[.$C$36])/([.$P43]+[.$B$36]))*[.$P43])) / ([.V$20]*1024)" office:value-type="percentage" office:value="0.006103515625">
            <text:p>0.61%</text:p>
          </table:table-cell>
          <table:table-cell table:formula="of:=(([.W$20]*1024) - (INT(([.W$20]*1024-[.$C$36])/([.$P43]+[.$B$36]))*[.$P43])) / ([.W$20]*1024)" office:value-type="percentage" office:value="0.006103515625">
            <text:p>0.61%</text:p>
          </table:table-cell>
          <table:table-cell table:formula="of:=INT(([.X$20]*1024-[.$B$36]-[.$C$36])/[.$P43])" office:value-type="float" office:value="22">
            <text:p>22</text:p>
          </table:table-cell>
          <table:table-cell table:formula="of:=INT(([.Y$20]*1024-[.$C$36])/([.$P43]+[.$B$36]))" office:value-type="float" office:value="22">
            <text:p>22</text:p>
          </table:table-cell>
          <table:table-cell table:formula="of:=INT(([.Z$20]*1024-[.$C$36])/([.$P43]+[.$B$36]))" office:value-type="float" office:value="44">
            <text:p>44</text:p>
          </table:table-cell>
          <table:table-cell table:formula="of:=INT(([.AA$20]*1024-[.$C$36])/([.$P43]+[.$B$36]))" office:value-type="float" office:value="88">
            <text:p>88</text:p>
          </table:table-cell>
          <table:table-cell table:formula="of:=INT(([.AB$20]*1024-[.$C$36])/([.$P43]+[.$B$36]))" office:value-type="float" office:value="177">
            <text:p>177</text:p>
          </table:table-cell>
          <table:table-cell table:formula="of:=INT(([.AC$20]*1024-[.$C$36])/([.$P43]+[.$B$36]))" office:value-type="float" office:value="354">
            <text:p>354</text:p>
          </table:table-cell>
          <table:table-cell table:formula="of:=INT(([.AD$20]*1024-[.$C$36])/([.$P43]+[.$B$36]))" office:value-type="float" office:value="708">
            <text:p>708</text:p>
          </table:table-cell>
          <table:table-cell table:formula="of:=([.AE$20]*1024-[.$B$36]-[.$C$36]-([.$X43]*[.$P43]))/4096" office:value-type="float" office:value="0.703125">
            <text:p>1</text:p>
          </table:table-cell>
          <table:table-cell table:formula="of:=([.AF$20]*1024-[.$C$36]-([.Y43]*([.$P43]+[.$B$36])))/4096" office:value-type="float" office:value="0.375">
            <text:p>0</text:p>
          </table:table-cell>
          <table:table-cell table:formula="of:=([.AG$20]*1024-[.$C$36]-([.Z43]*([.$P43]+[.$B$36])))/4096" office:value-type="float" office:value="0.78125">
            <text:p>1</text:p>
          </table:table-cell>
          <table:table-cell table:formula="of:=([.AH$20]*1024-[.$C$36]-([.AA43]*([.$P43]+[.$B$36])))/4096" office:value-type="float" office:value="1.59375">
            <text:p>2</text:p>
          </table:table-cell>
          <table:table-cell table:formula="of:=([.AI$20]*1024-[.$C$36]-([.AB43]*([.$P43]+[.$B$36])))/4096" office:value-type="float" office:value="0.328125">
            <text:p>0</text:p>
          </table:table-cell>
          <table:table-cell table:formula="of:=([.AJ$20]*1024-[.$C$36]-([.AC43]*([.$P43]+[.$B$36])))/4096" office:value-type="float" office:value="0.6875">
            <text:p>1</text:p>
          </table:table-cell>
          <table:table-cell table:formula="of:=([.AK$20]*1024-[.$C$36]-([.AD43]*([.$P43]+[.$B$36])))/4096" office:value-type="float" office:value="1.40625">
            <text:p>1</text:p>
          </table:table-cell>
          <table:table-cell table:number-columns-repeated="987"/>
        </table:table-row>
        <table:table-row table:style-name="ro1">
          <table:table-cell office:value-type="float" office:value="2688">
            <text:p>2688</text:p>
          </table:table-cell>
          <table:table-cell table:formula="of:=INT(([.$A$36]*1024-[.$B$36]-[.$C$36]) / [.A44])" office:value-type="float" office:value="97">
            <text:p>97</text:p>
          </table:table-cell>
          <table:table-cell table:formula="of:=([.$A$36]*1024)-([.A44]*[.B44])" office:value-type="float" office:value="1408">
            <text:p>1408</text:p>
          </table:table-cell>
          <table:table-cell table:formula="of:=[.C44] / ([.$A$36]*1024)" office:value-type="percentage" office:value="0.00537109375">
            <text:p>0.54%</text:p>
          </table:table-cell>
          <table:table-cell table:formula="of:=[.$A$36]*1024 -[.$B$36] -[.$C$36] -([.A44]*[.B44])" office:value-type="float" office:value="1216">
            <text:p>1216</text:p>
          </table:table-cell>
          <table:table-cell table:formula="of:=INT([.E44]/4096)" office:value-type="float" office:value="0">
            <text:p>0</text:p>
          </table:table-cell>
          <table:table-cell table:formula="of:=INT(([.$A$36]*1024-[.$C$36]) / ([.A44]+[.$B$36]))" office:value-type="float" office:value="95">
            <text:p>95</text:p>
          </table:table-cell>
          <table:table-cell table:formula="of:=([.$A$36]*1024)-([.A44]*[.G44])" office:value-type="float" office:value="6784">
            <text:p>6784</text:p>
          </table:table-cell>
          <table:table-cell table:formula="of:=[.H44] / ([.$A$36]*1024)" office:value-type="percentage" office:value="0.02587890625">
            <text:p>2.59%</text:p>
          </table:table-cell>
          <table:table-cell table:formula="of:=[.$A$36]*1024 -[.$C$36] -(([.A44]+[.$B$36])*[.G44])" office:value-type="float" office:value="576">
            <text:p>576</text:p>
          </table:table-cell>
          <table:table-cell table:formula="of:=INT([.J44]/4096)" office:value-type="float" office:value="0">
            <text:p>0</text:p>
          </table:table-cell>
          <table:table-cell table:formula="of:=[.I44]-[.D44]" office:value-type="percentage" office:value="0.0205078125">
            <text:p>2.05%</text:p>
          </table:table-cell>
          <table:table-cell table:formula="of:=[.J44]-[.E44]" office:value-type="float" office:value="-640">
            <text:p>-640</text:p>
          </table:table-cell>
          <table:table-cell table:formula="of:=[.K44]-[.F44]" office:value-type="float" office:value="0">
            <text:p>0</text:p>
          </table:table-cell>
          <table:table-cell/>
          <table:table-cell office:value-type="float" office:value="12288">
            <text:p>12288</text:p>
          </table:table-cell>
          <table:table-cell table:formula="of:=(([.$Q$20]*1024) - (INT(([.$Q$20]*1024-[.$B$36]-[.$C$36])/[.$P44])*[.$P44])) / ([.$Q$20]*1024)" office:value-type="percentage" office:value="0.015625">
            <text:p>1.56%</text:p>
          </table:table-cell>
          <table:table-cell table:formula="of:=(([.R$20]*1024) - (INT(([.R$20]*1024-[.$C$36])/([.$P44]+[.$B$36]))*[.$P44])) / ([.R$20]*1024)" office:value-type="percentage" office:value="0.015625">
            <text:p>1.56%</text:p>
          </table:table-cell>
          <table:table-cell table:formula="of:=(([.S$20]*1024) - (INT(([.S$20]*1024-[.$C$36])/([.$P44]+[.$B$36]))*[.$P44])) / ([.S$20]*1024)" office:value-type="percentage" office:value="0.015625">
            <text:p>1.56%</text:p>
          </table:table-cell>
          <table:table-cell table:formula="of:=(([.T$20]*1024) - (INT(([.T$20]*1024-[.$C$36])/([.$P44]+[.$B$36]))*[.$P44])) / ([.T$20]*1024)" office:value-type="percentage" office:value="0.015625">
            <text:p>1.56%</text:p>
          </table:table-cell>
          <table:table-cell table:formula="of:=(([.U$20]*1024) - (INT(([.U$20]*1024-[.$C$36])/([.$P44]+[.$B$36]))*[.$P44])) / ([.U$20]*1024)" office:value-type="percentage" office:value="0.009765625">
            <text:p>0.98%</text:p>
          </table:table-cell>
          <table:table-cell table:formula="of:=(([.V$20]*1024) - (INT(([.V$20]*1024-[.$C$36])/([.$P44]+[.$B$36]))*[.$P44])) / ([.V$20]*1024)" office:value-type="percentage" office:value="0.0068359375">
            <text:p>0.68%</text:p>
          </table:table-cell>
          <table:table-cell table:formula="of:=(([.W$20]*1024) - (INT(([.W$20]*1024-[.$C$36])/([.$P44]+[.$B$36]))*[.$P44])) / ([.W$20]*1024)" office:value-type="percentage" office:value="0.00537109375">
            <text:p>0.54%</text:p>
          </table:table-cell>
          <table:table-cell table:formula="of:=INT(([.X$20]*1024-[.$B$36]-[.$C$36])/[.$P44])" office:value-type="float" office:value="21">
            <text:p>21</text:p>
          </table:table-cell>
          <table:table-cell table:formula="of:=INT(([.Y$20]*1024-[.$C$36])/([.$P44]+[.$B$36]))" office:value-type="float" office:value="21">
            <text:p>21</text:p>
          </table:table-cell>
          <table:table-cell table:formula="of:=INT(([.Z$20]*1024-[.$C$36])/([.$P44]+[.$B$36]))" office:value-type="float" office:value="42">
            <text:p>42</text:p>
          </table:table-cell>
          <table:table-cell table:formula="of:=INT(([.AA$20]*1024-[.$C$36])/([.$P44]+[.$B$36]))" office:value-type="float" office:value="84">
            <text:p>84</text:p>
          </table:table-cell>
          <table:table-cell table:formula="of:=INT(([.AB$20]*1024-[.$C$36])/([.$P44]+[.$B$36]))" office:value-type="float" office:value="169">
            <text:p>169</text:p>
          </table:table-cell>
          <table:table-cell table:formula="of:=INT(([.AC$20]*1024-[.$C$36])/([.$P44]+[.$B$36]))" office:value-type="float" office:value="339">
            <text:p>339</text:p>
          </table:table-cell>
          <table:table-cell table:formula="of:=INT(([.AD$20]*1024-[.$C$36])/([.$P44]+[.$B$36]))" office:value-type="float" office:value="679">
            <text:p>679</text:p>
          </table:table-cell>
          <table:table-cell table:formula="of:=([.AE$20]*1024-[.$B$36]-[.$C$36]-([.$X44]*[.$P44]))/4096" office:value-type="float" office:value="0.953125">
            <text:p>1</text:p>
          </table:table-cell>
          <table:table-cell table:formula="of:=([.AF$20]*1024-[.$C$36]-([.Y44]*([.$P44]+[.$B$36])))/4096" office:value-type="float" office:value="0.640625">
            <text:p>1</text:p>
          </table:table-cell>
          <table:table-cell table:formula="of:=([.AG$20]*1024-[.$C$36]-([.Z44]*([.$P44]+[.$B$36])))/4096" office:value-type="float" office:value="1.3125">
            <text:p>1</text:p>
          </table:table-cell>
          <table:table-cell table:formula="of:=([.AH$20]*1024-[.$C$36]-([.AA44]*([.$P44]+[.$B$36])))/4096" office:value-type="float" office:value="2.65625">
            <text:p>3</text:p>
          </table:table-cell>
          <table:table-cell table:formula="of:=([.AI$20]*1024-[.$C$36]-([.AB44]*([.$P44]+[.$B$36])))/4096" office:value-type="float" office:value="2.328125">
            <text:p>2</text:p>
          </table:table-cell>
          <table:table-cell table:formula="of:=([.AJ$20]*1024-[.$C$36]-([.AC44]*([.$P44]+[.$B$36])))/4096" office:value-type="float" office:value="1.671875">
            <text:p>2</text:p>
          </table:table-cell>
          <table:table-cell table:formula="of:=([.AK$20]*1024-[.$C$36]-([.AD44]*([.$P44]+[.$B$36])))/4096" office:value-type="float" office:value="0.359375">
            <text:p>0</text:p>
          </table:table-cell>
          <table:table-cell table:number-columns-repeated="987"/>
        </table:table-row>
        <table:table-row table:style-name="ro1">
          <table:table-cell office:value-type="float" office:value="2816">
            <text:p>2816</text:p>
          </table:table-cell>
          <table:table-cell table:formula="of:=INT(([.$A$36]*1024-[.$B$36]-[.$C$36]) / [.A45])" office:value-type="float" office:value="93">
            <text:p>93</text:p>
          </table:table-cell>
          <table:table-cell table:formula="of:=([.$A$36]*1024)-([.A45]*[.B45])" office:value-type="float" office:value="256">
            <text:p>256</text:p>
          </table:table-cell>
          <table:table-cell table:formula="of:=[.C45] / ([.$A$36]*1024)" office:value-type="percentage" office:value="0.0009765625">
            <text:p>0.10%</text:p>
          </table:table-cell>
          <table:table-cell table:formula="of:=[.$A$36]*1024 -[.$B$36] -[.$C$36] -([.A45]*[.B45])" office:value-type="float" office:value="64">
            <text:p>64</text:p>
          </table:table-cell>
          <table:table-cell table:formula="of:=INT([.E45]/4096)" office:value-type="float" office:value="0">
            <text:p>0</text:p>
          </table:table-cell>
          <table:table-cell table:formula="of:=INT(([.$A$36]*1024-[.$C$36]) / ([.A45]+[.$B$36]))" office:value-type="float" office:value="90">
            <text:p>90</text:p>
          </table:table-cell>
          <table:table-cell table:formula="of:=([.$A$36]*1024)-([.A45]*[.G45])" office:value-type="float" office:value="8704">
            <text:p>8704</text:p>
          </table:table-cell>
          <table:table-cell table:formula="of:=[.H45] / ([.$A$36]*1024)" office:value-type="percentage" office:value="0.033203125">
            <text:p>3.32%</text:p>
          </table:table-cell>
          <table:table-cell table:formula="of:=[.$A$36]*1024 -[.$C$36] -(([.A45]+[.$B$36])*[.G45])" office:value-type="float" office:value="2816">
            <text:p>2816</text:p>
          </table:table-cell>
          <table:table-cell table:formula="of:=INT([.J45]/4096)" office:value-type="float" office:value="0">
            <text:p>0</text:p>
          </table:table-cell>
          <table:table-cell table:formula="of:=[.I45]-[.D45]" office:value-type="percentage" office:value="0.0322265625">
            <text:p>3.22%</text:p>
          </table:table-cell>
          <table:table-cell table:formula="of:=[.J45]-[.E45]" office:value-type="float" office:value="2752">
            <text:p>2752</text:p>
          </table:table-cell>
          <table:table-cell table:formula="of:=[.K45]-[.F45]" office:value-type="float" office:value="0">
            <text:p>0</text:p>
          </table:table-cell>
          <table:table-cell/>
          <table:table-cell office:value-type="float" office:value="12800">
            <text:p>12800</text:p>
          </table:table-cell>
          <table:table-cell table:formula="of:=(([.$Q$20]*1024) - (INT(([.$Q$20]*1024-[.$B$36]-[.$C$36])/[.$P45])*[.$P45])) / ([.$Q$20]*1024)" office:value-type="percentage" office:value="0.0234375">
            <text:p>2.34%</text:p>
          </table:table-cell>
          <table:table-cell table:formula="of:=(([.R$20]*1024) - (INT(([.R$20]*1024-[.$C$36])/([.$P45]+[.$B$36]))*[.$P45])) / ([.R$20]*1024)" office:value-type="percentage" office:value="0.0234375">
            <text:p>2.34%</text:p>
          </table:table-cell>
          <table:table-cell table:formula="of:=(([.S$20]*1024) - (INT(([.S$20]*1024-[.$C$36])/([.$P45]+[.$B$36]))*[.$P45])) / ([.S$20]*1024)" office:value-type="percentage" office:value="0.0234375">
            <text:p>2.34%</text:p>
          </table:table-cell>
          <table:table-cell table:formula="of:=(([.T$20]*1024) - (INT(([.T$20]*1024-[.$C$36])/([.$P45]+[.$B$36]))*[.$P45])) / ([.T$20]*1024)" office:value-type="percentage" office:value="0.01123046875">
            <text:p>1.12%</text:p>
          </table:table-cell>
          <table:table-cell table:formula="of:=(([.U$20]*1024) - (INT(([.U$20]*1024-[.$C$36])/([.$P45]+[.$B$36]))*[.$P45])) / ([.U$20]*1024)" office:value-type="percentage" office:value="0.005126953125">
            <text:p>0.51%</text:p>
          </table:table-cell>
          <table:table-cell table:formula="of:=(([.V$20]*1024) - (INT(([.V$20]*1024-[.$C$36])/([.$P45]+[.$B$36]))*[.$P45])) / ([.V$20]*1024)" office:value-type="percentage" office:value="0.005126953125">
            <text:p>0.51%</text:p>
          </table:table-cell>
          <table:table-cell table:formula="of:=(([.W$20]*1024) - (INT(([.W$20]*1024-[.$C$36])/([.$P45]+[.$B$36]))*[.$P45])) / ([.W$20]*1024)" office:value-type="percentage" office:value="0.005126953125">
            <text:p>0.51%</text:p>
          </table:table-cell>
          <table:table-cell table:formula="of:=INT(([.X$20]*1024-[.$B$36]-[.$C$36])/[.$P45])" office:value-type="float" office:value="20">
            <text:p>20</text:p>
          </table:table-cell>
          <table:table-cell table:formula="of:=INT(([.Y$20]*1024-[.$C$36])/([.$P45]+[.$B$36]))" office:value-type="float" office:value="20">
            <text:p>20</text:p>
          </table:table-cell>
          <table:table-cell table:formula="of:=INT(([.Z$20]*1024-[.$C$36])/([.$P45]+[.$B$36]))" office:value-type="float" office:value="40">
            <text:p>40</text:p>
          </table:table-cell>
          <table:table-cell table:formula="of:=INT(([.AA$20]*1024-[.$C$36])/([.$P45]+[.$B$36]))" office:value-type="float" office:value="81">
            <text:p>81</text:p>
          </table:table-cell>
          <table:table-cell table:formula="of:=INT(([.AB$20]*1024-[.$C$36])/([.$P45]+[.$B$36]))" office:value-type="float" office:value="163">
            <text:p>163</text:p>
          </table:table-cell>
          <table:table-cell table:formula="of:=INT(([.AC$20]*1024-[.$C$36])/([.$P45]+[.$B$36]))" office:value-type="float" office:value="326">
            <text:p>326</text:p>
          </table:table-cell>
          <table:table-cell table:formula="of:=INT(([.AD$20]*1024-[.$C$36])/([.$P45]+[.$B$36]))" office:value-type="float" office:value="652">
            <text:p>652</text:p>
          </table:table-cell>
          <table:table-cell table:formula="of:=([.AE$20]*1024-[.$B$36]-[.$C$36]-([.$X45]*[.$P45]))/4096" office:value-type="float" office:value="1.453125">
            <text:p>1</text:p>
          </table:table-cell>
          <table:table-cell table:formula="of:=([.AF$20]*1024-[.$C$36]-([.Y45]*([.$P45]+[.$B$36])))/4096" office:value-type="float" office:value="1.15625">
            <text:p>1</text:p>
          </table:table-cell>
          <table:table-cell table:formula="of:=([.AG$20]*1024-[.$C$36]-([.Z45]*([.$P45]+[.$B$36])))/4096" office:value-type="float" office:value="2.34375">
            <text:p>2</text:p>
          </table:table-cell>
          <table:table-cell table:formula="of:=([.AH$20]*1024-[.$C$36]-([.AA45]*([.$P45]+[.$B$36])))/4096" office:value-type="float" office:value="1.578125">
            <text:p>2</text:p>
          </table:table-cell>
          <table:table-cell table:formula="of:=([.AI$20]*1024-[.$C$36]-([.AB45]*([.$P45]+[.$B$36])))/4096" office:value-type="float" office:value="0.046875">
            <text:p>0</text:p>
          </table:table-cell>
          <table:table-cell table:formula="of:=([.AJ$20]*1024-[.$C$36]-([.AC45]*([.$P45]+[.$B$36])))/4096" office:value-type="float" office:value="0.125">
            <text:p>0</text:p>
          </table:table-cell>
          <table:table-cell table:formula="of:=([.AK$20]*1024-[.$C$36]-([.AD45]*([.$P45]+[.$B$36])))/4096" office:value-type="float" office:value="0.28125">
            <text:p>0</text:p>
          </table:table-cell>
          <table:table-cell table:number-columns-repeated="987"/>
        </table:table-row>
        <table:table-row table:style-name="ro1">
          <table:table-cell office:value-type="float" office:value="2944">
            <text:p>2944</text:p>
          </table:table-cell>
          <table:table-cell table:formula="of:=INT(([.$A$36]*1024-[.$B$36]-[.$C$36]) / [.A46])" office:value-type="float" office:value="88">
            <text:p>88</text:p>
          </table:table-cell>
          <table:table-cell table:formula="of:=([.$A$36]*1024)-([.A46]*[.B46])" office:value-type="float" office:value="3072">
            <text:p>3072</text:p>
          </table:table-cell>
          <table:table-cell table:formula="of:=[.C46] / ([.$A$36]*1024)" office:value-type="percentage" office:value="0.01171875">
            <text:p>1.17%</text:p>
          </table:table-cell>
          <table:table-cell table:formula="of:=[.$A$36]*1024 -[.$B$36] -[.$C$36] -([.A46]*[.B46])" office:value-type="float" office:value="2880">
            <text:p>2880</text:p>
          </table:table-cell>
          <table:table-cell table:formula="of:=INT([.E46]/4096)" office:value-type="float" office:value="0">
            <text:p>0</text:p>
          </table:table-cell>
          <table:table-cell table:formula="of:=INT(([.$A$36]*1024-[.$C$36]) / ([.A46]+[.$B$36]))" office:value-type="float" office:value="87">
            <text:p>87</text:p>
          </table:table-cell>
          <table:table-cell table:formula="of:=([.$A$36]*1024)-([.A46]*[.G46])" office:value-type="float" office:value="6016">
            <text:p>6016</text:p>
          </table:table-cell>
          <table:table-cell table:formula="of:=[.H46] / ([.$A$36]*1024)" office:value-type="percentage" office:value="0.02294921875">
            <text:p>2.29%</text:p>
          </table:table-cell>
          <table:table-cell table:formula="of:=[.$A$36]*1024 -[.$C$36] -(([.A46]+[.$B$36])*[.G46])" office:value-type="float" office:value="320">
            <text:p>320</text:p>
          </table:table-cell>
          <table:table-cell table:formula="of:=INT([.J46]/4096)" office:value-type="float" office:value="0">
            <text:p>0</text:p>
          </table:table-cell>
          <table:table-cell table:formula="of:=[.I46]-[.D46]" office:value-type="percentage" office:value="0.01123046875">
            <text:p>1.12%</text:p>
          </table:table-cell>
          <table:table-cell table:formula="of:=[.J46]-[.E46]" office:value-type="float" office:value="-2560">
            <text:p>-2560</text:p>
          </table:table-cell>
          <table:table-cell table:formula="of:=[.K46]-[.F46]" office:value-type="float" office:value="0">
            <text:p>0</text:p>
          </table:table-cell>
          <table:table-cell/>
          <table:table-cell office:value-type="float" office:value="13312">
            <text:p>13312</text:p>
          </table:table-cell>
          <table:table-cell table:formula="of:=(([.$Q$20]*1024) - (INT(([.$Q$20]*1024-[.$B$36]-[.$C$36])/[.$P46])*[.$P46])) / ([.$Q$20]*1024)" office:value-type="percentage" office:value="0.03515625">
            <text:p>3.52%</text:p>
          </table:table-cell>
          <table:table-cell table:formula="of:=(([.R$20]*1024) - (INT(([.R$20]*1024-[.$C$36])/([.$P46]+[.$B$36]))*[.$P46])) / ([.R$20]*1024)" office:value-type="percentage" office:value="0.03515625">
            <text:p>3.52%</text:p>
          </table:table-cell>
          <table:table-cell table:formula="of:=(([.S$20]*1024) - (INT(([.S$20]*1024-[.$C$36])/([.$P46]+[.$B$36]))*[.$P46])) / ([.S$20]*1024)" office:value-type="percentage" office:value="0.009765625">
            <text:p>0.98%</text:p>
          </table:table-cell>
          <table:table-cell table:formula="of:=(([.T$20]*1024) - (INT(([.T$20]*1024-[.$C$36])/([.$P46]+[.$B$36]))*[.$P46])) / ([.T$20]*1024)" office:value-type="percentage" office:value="0.009765625">
            <text:p>0.98%</text:p>
          </table:table-cell>
          <table:table-cell table:formula="of:=(([.U$20]*1024) - (INT(([.U$20]*1024-[.$C$36])/([.$P46]+[.$B$36]))*[.$P46])) / ([.U$20]*1024)" office:value-type="percentage" office:value="0.009765625">
            <text:p>0.98%</text:p>
          </table:table-cell>
          <table:table-cell table:formula="of:=(([.V$20]*1024) - (INT(([.V$20]*1024-[.$C$36])/([.$P46]+[.$B$36]))*[.$P46])) / ([.V$20]*1024)" office:value-type="percentage" office:value="0.006591796875">
            <text:p>0.66%</text:p>
          </table:table-cell>
          <table:table-cell table:formula="of:=(([.W$20]*1024) - (INT(([.W$20]*1024-[.$C$36])/([.$P46]+[.$B$36]))*[.$P46])) / ([.W$20]*1024)" office:value-type="percentage" office:value="0.0050048828125">
            <text:p>0.50%</text:p>
          </table:table-cell>
          <table:table-cell table:formula="of:=INT(([.X$20]*1024-[.$B$36]-[.$C$36])/[.$P46])" office:value-type="float" office:value="19">
            <text:p>19</text:p>
          </table:table-cell>
          <table:table-cell table:formula="of:=INT(([.Y$20]*1024-[.$C$36])/([.$P46]+[.$B$36]))" office:value-type="float" office:value="19">
            <text:p>19</text:p>
          </table:table-cell>
          <table:table-cell table:formula="of:=INT(([.Z$20]*1024-[.$C$36])/([.$P46]+[.$B$36]))" office:value-type="float" office:value="39">
            <text:p>39</text:p>
          </table:table-cell>
          <table:table-cell table:formula="of:=INT(([.AA$20]*1024-[.$C$36])/([.$P46]+[.$B$36]))" office:value-type="float" office:value="78">
            <text:p>78</text:p>
          </table:table-cell>
          <table:table-cell table:formula="of:=INT(([.AB$20]*1024-[.$C$36])/([.$P46]+[.$B$36]))" office:value-type="float" office:value="156">
            <text:p>156</text:p>
          </table:table-cell>
          <table:table-cell table:formula="of:=INT(([.AC$20]*1024-[.$C$36])/([.$P46]+[.$B$36]))" office:value-type="float" office:value="313">
            <text:p>313</text:p>
          </table:table-cell>
          <table:table-cell table:formula="of:=INT(([.AD$20]*1024-[.$C$36])/([.$P46]+[.$B$36]))" office:value-type="float" office:value="627">
            <text:p>627</text:p>
          </table:table-cell>
          <table:table-cell table:formula="of:=([.AE$20]*1024-[.$B$36]-[.$C$36]-([.$X46]*[.$P46]))/4096" office:value-type="float" office:value="2.203125">
            <text:p>2</text:p>
          </table:table-cell>
          <table:table-cell table:formula="of:=([.AF$20]*1024-[.$C$36]-([.Y46]*([.$P46]+[.$B$36])))/4096" office:value-type="float" office:value="1.921875">
            <text:p>2</text:p>
          </table:table-cell>
          <table:table-cell table:formula="of:=([.AG$20]*1024-[.$C$36]-([.Z46]*([.$P46]+[.$B$36])))/4096" office:value-type="float" office:value="0.609375">
            <text:p>1</text:p>
          </table:table-cell>
          <table:table-cell table:formula="of:=([.AH$20]*1024-[.$C$36]-([.AA46]*([.$P46]+[.$B$36])))/4096" office:value-type="float" office:value="1.25">
            <text:p>1</text:p>
          </table:table-cell>
          <table:table-cell table:formula="of:=([.AI$20]*1024-[.$C$36]-([.AB46]*([.$P46]+[.$B$36])))/4096" office:value-type="float" office:value="2.53125">
            <text:p>3</text:p>
          </table:table-cell>
          <table:table-cell table:formula="of:=([.AJ$20]*1024-[.$C$36]-([.AC46]*([.$P46]+[.$B$36])))/4096" office:value-type="float" office:value="1.828125">
            <text:p>2</text:p>
          </table:table-cell>
          <table:table-cell table:formula="of:=([.AK$20]*1024-[.$C$36]-([.AD46]*([.$P46]+[.$B$36])))/4096" office:value-type="float" office:value="0.421875">
            <text:p>0</text:p>
          </table:table-cell>
          <table:table-cell table:number-columns-repeated="987"/>
        </table:table-row>
        <table:table-row table:style-name="ro1">
          <table:table-cell office:value-type="float" office:value="3072">
            <text:p>3072</text:p>
          </table:table-cell>
          <table:table-cell table:formula="of:=INT(([.$A$36]*1024-[.$B$36]-[.$C$36]) / [.A47])" office:value-type="float" office:value="85">
            <text:p>85</text:p>
          </table:table-cell>
          <table:table-cell table:formula="of:=([.$A$36]*1024)-([.A47]*[.B47])" office:value-type="float" office:value="1024">
            <text:p>1024</text:p>
          </table:table-cell>
          <table:table-cell table:formula="of:=[.C47] / ([.$A$36]*1024)" office:value-type="percentage" office:value="0.00390625">
            <text:p>0.39%</text:p>
          </table:table-cell>
          <table:table-cell table:formula="of:=[.$A$36]*1024 -[.$B$36] -[.$C$36] -([.A47]*[.B47])" office:value-type="float" office:value="832">
            <text:p>832</text:p>
          </table:table-cell>
          <table:table-cell table:formula="of:=INT([.E47]/4096)" office:value-type="float" office:value="0">
            <text:p>0</text:p>
          </table:table-cell>
          <table:table-cell table:formula="of:=INT(([.$A$36]*1024-[.$C$36]) / ([.A47]+[.$B$36]))" office:value-type="float" office:value="83">
            <text:p>83</text:p>
          </table:table-cell>
          <table:table-cell table:formula="of:=([.$A$36]*1024)-([.A47]*[.G47])" office:value-type="float" office:value="7168">
            <text:p>7168</text:p>
          </table:table-cell>
          <table:table-cell table:formula="of:=[.H47] / ([.$A$36]*1024)" office:value-type="percentage" office:value="0.02734375">
            <text:p>2.73%</text:p>
          </table:table-cell>
          <table:table-cell table:formula="of:=[.$A$36]*1024 -[.$C$36] -(([.A47]+[.$B$36])*[.G47])" office:value-type="float" office:value="1728">
            <text:p>1728</text:p>
          </table:table-cell>
          <table:table-cell table:formula="of:=INT([.J47]/4096)" office:value-type="float" office:value="0">
            <text:p>0</text:p>
          </table:table-cell>
          <table:table-cell table:formula="of:=[.I47]-[.D47]" office:value-type="percentage" office:value="0.0234375">
            <text:p>2.34%</text:p>
          </table:table-cell>
          <table:table-cell table:formula="of:=[.J47]-[.E47]" office:value-type="float" office:value="896">
            <text:p>896</text:p>
          </table:table-cell>
          <table:table-cell table:formula="of:=[.K47]-[.F47]" office:value-type="float" office:value="0">
            <text:p>0</text:p>
          </table:table-cell>
          <table:table-cell/>
          <table:table-cell office:value-type="float" office:value="13824">
            <text:p>13824</text:p>
          </table:table-cell>
          <table:table-cell table:formula="of:=(([.$Q$20]*1024) - (INT(([.$Q$20]*1024-[.$B$36]-[.$C$36])/[.$P47])*[.$P47])) / ([.$Q$20]*1024)" office:value-type="percentage" office:value="0.05078125">
            <text:p>5.08%</text:p>
          </table:table-cell>
          <table:table-cell table:formula="of:=(([.R$20]*1024) - (INT(([.R$20]*1024-[.$C$36])/([.$P47]+[.$B$36]))*[.$P47])) / ([.R$20]*1024)" office:value-type="percentage" office:value="0.05078125">
            <text:p>5.08%</text:p>
          </table:table-cell>
          <table:table-cell table:formula="of:=(([.S$20]*1024) - (INT(([.S$20]*1024-[.$C$36])/([.$P47]+[.$B$36]))*[.$P47])) / ([.S$20]*1024)" office:value-type="percentage" office:value="0.0244140625">
            <text:p>2.44%</text:p>
          </table:table-cell>
          <table:table-cell table:formula="of:=(([.T$20]*1024) - (INT(([.T$20]*1024-[.$C$36])/([.$P47]+[.$B$36]))*[.$P47])) / ([.T$20]*1024)" office:value-type="percentage" office:value="0.01123046875">
            <text:p>1.12%</text:p>
          </table:table-cell>
          <table:table-cell table:formula="of:=(([.U$20]*1024) - (INT(([.U$20]*1024-[.$C$36])/([.$P47]+[.$B$36]))*[.$P47])) / ([.U$20]*1024)" office:value-type="percentage" office:value="0.01123046875">
            <text:p>1.12%</text:p>
          </table:table-cell>
          <table:table-cell table:formula="of:=(([.V$20]*1024) - (INT(([.V$20]*1024-[.$C$36])/([.$P47]+[.$B$36]))*[.$P47])) / ([.V$20]*1024)" office:value-type="percentage" office:value="0.004638671875">
            <text:p>0.46%</text:p>
          </table:table-cell>
          <table:table-cell table:formula="of:=(([.W$20]*1024) - (INT(([.W$20]*1024-[.$C$36])/([.$P47]+[.$B$36]))*[.$P47])) / ([.W$20]*1024)" office:value-type="percentage" office:value="0.004638671875">
            <text:p>0.46%</text:p>
          </table:table-cell>
          <table:table-cell table:formula="of:=INT(([.X$20]*1024-[.$B$36]-[.$C$36])/[.$P47])" office:value-type="float" office:value="18">
            <text:p>18</text:p>
          </table:table-cell>
          <table:table-cell table:formula="of:=INT(([.Y$20]*1024-[.$C$36])/([.$P47]+[.$B$36]))" office:value-type="float" office:value="18">
            <text:p>18</text:p>
          </table:table-cell>
          <table:table-cell table:formula="of:=INT(([.Z$20]*1024-[.$C$36])/([.$P47]+[.$B$36]))" office:value-type="float" office:value="37">
            <text:p>37</text:p>
          </table:table-cell>
          <table:table-cell table:formula="of:=INT(([.AA$20]*1024-[.$C$36])/([.$P47]+[.$B$36]))" office:value-type="float" office:value="75">
            <text:p>75</text:p>
          </table:table-cell>
          <table:table-cell table:formula="of:=INT(([.AB$20]*1024-[.$C$36])/([.$P47]+[.$B$36]))" office:value-type="float" office:value="150">
            <text:p>150</text:p>
          </table:table-cell>
          <table:table-cell table:formula="of:=INT(([.AC$20]*1024-[.$C$36])/([.$P47]+[.$B$36]))" office:value-type="float" office:value="302">
            <text:p>302</text:p>
          </table:table-cell>
          <table:table-cell table:formula="of:=INT(([.AD$20]*1024-[.$C$36])/([.$P47]+[.$B$36]))" office:value-type="float" office:value="604">
            <text:p>604</text:p>
          </table:table-cell>
          <table:table-cell table:formula="of:=([.AE$20]*1024-[.$B$36]-[.$C$36]-([.$X47]*[.$P47]))/4096" office:value-type="float" office:value="3.203125">
            <text:p>3</text:p>
          </table:table-cell>
          <table:table-cell table:formula="of:=([.AF$20]*1024-[.$C$36]-([.Y47]*([.$P47]+[.$B$36])))/4096" office:value-type="float" office:value="2.9375">
            <text:p>3</text:p>
          </table:table-cell>
          <table:table-cell table:formula="of:=([.AG$20]*1024-[.$C$36]-([.Z47]*([.$P47]+[.$B$36])))/4096" office:value-type="float" office:value="2.515625">
            <text:p>3</text:p>
          </table:table-cell>
          <table:table-cell table:formula="of:=([.AH$20]*1024-[.$C$36]-([.AA47]*([.$P47]+[.$B$36])))/4096" office:value-type="float" office:value="1.671875">
            <text:p>2</text:p>
          </table:table-cell>
          <table:table-cell table:formula="of:=([.AI$20]*1024-[.$C$36]-([.AB47]*([.$P47]+[.$B$36])))/4096" office:value-type="float" office:value="3.375">
            <text:p>3</text:p>
          </table:table-cell>
          <table:table-cell table:formula="of:=([.AJ$20]*1024-[.$C$36]-([.AC47]*([.$P47]+[.$B$36])))/4096" office:value-type="float" office:value="0">
            <text:p>0</text:p>
          </table:table-cell>
          <table:table-cell table:formula="of:=([.AK$20]*1024-[.$C$36]-([.AD47]*([.$P47]+[.$B$36])))/4096" office:value-type="float" office:value="0.03125">
            <text:p>0</text:p>
          </table:table-cell>
          <table:table-cell table:number-columns-repeated="987"/>
        </table:table-row>
        <table:table-row table:style-name="ro1">
          <table:table-cell office:value-type="float" office:value="3200">
            <text:p>3200</text:p>
          </table:table-cell>
          <table:table-cell table:formula="of:=INT(([.$A$36]*1024-[.$B$36]-[.$C$36]) / [.A48])" office:value-type="float" office:value="81">
            <text:p>81</text:p>
          </table:table-cell>
          <table:table-cell table:formula="of:=([.$A$36]*1024)-([.A48]*[.B48])" office:value-type="float" office:value="2944">
            <text:p>2944</text:p>
          </table:table-cell>
          <table:table-cell table:formula="of:=[.C48] / ([.$A$36]*1024)" office:value-type="percentage" office:value="0.01123046875">
            <text:p>1.12%</text:p>
          </table:table-cell>
          <table:table-cell table:formula="of:=[.$A$36]*1024 -[.$B$36] -[.$C$36] -([.A48]*[.B48])" office:value-type="float" office:value="2752">
            <text:p>2752</text:p>
          </table:table-cell>
          <table:table-cell table:formula="of:=INT([.E48]/4096)" office:value-type="float" office:value="0">
            <text:p>0</text:p>
          </table:table-cell>
          <table:table-cell table:formula="of:=INT(([.$A$36]*1024-[.$C$36]) / ([.A48]+[.$B$36]))" office:value-type="float" office:value="80">
            <text:p>80</text:p>
          </table:table-cell>
          <table:table-cell table:formula="of:=([.$A$36]*1024)-([.A48]*[.G48])" office:value-type="float" office:value="6144">
            <text:p>6144</text:p>
          </table:table-cell>
          <table:table-cell table:formula="of:=[.H48] / ([.$A$36]*1024)" office:value-type="percentage" office:value="0.0234375">
            <text:p>2.34%</text:p>
          </table:table-cell>
          <table:table-cell table:formula="of:=[.$A$36]*1024 -[.$C$36] -(([.A48]+[.$B$36])*[.G48])" office:value-type="float" office:value="896">
            <text:p>896</text:p>
          </table:table-cell>
          <table:table-cell table:formula="of:=INT([.J48]/4096)" office:value-type="float" office:value="0">
            <text:p>0</text:p>
          </table:table-cell>
          <table:table-cell table:formula="of:=[.I48]-[.D48]" office:value-type="percentage" office:value="0.01220703125">
            <text:p>1.22%</text:p>
          </table:table-cell>
          <table:table-cell table:formula="of:=[.J48]-[.E48]" office:value-type="float" office:value="-1856">
            <text:p>-1856</text:p>
          </table:table-cell>
          <table:table-cell table:formula="of:=[.K48]-[.F48]" office:value-type="float" office:value="0">
            <text:p>0</text:p>
          </table:table-cell>
          <table:table-cell/>
          <table:table-cell office:value-type="float" office:value="14336">
            <text:p>14336</text:p>
          </table:table-cell>
          <table:table-cell table:formula="of:=(([.$Q$20]*1024) - (INT(([.$Q$20]*1024-[.$B$36]-[.$C$36])/[.$P48])*[.$P48])) / ([.$Q$20]*1024)" office:value-type="percentage" office:value="0.015625">
            <text:p>1.56%</text:p>
          </table:table-cell>
          <table:table-cell table:formula="of:=(([.R$20]*1024) - (INT(([.R$20]*1024-[.$C$36])/([.$P48]+[.$B$36]))*[.$P48])) / ([.R$20]*1024)" office:value-type="percentage" office:value="0.015625">
            <text:p>1.56%</text:p>
          </table:table-cell>
          <table:table-cell table:formula="of:=(([.S$20]*1024) - (INT(([.S$20]*1024-[.$C$36])/([.$P48]+[.$B$36]))*[.$P48])) / ([.S$20]*1024)" office:value-type="percentage" office:value="0.015625">
            <text:p>1.56%</text:p>
          </table:table-cell>
          <table:table-cell table:formula="of:=(([.T$20]*1024) - (INT(([.T$20]*1024-[.$C$36])/([.$P48]+[.$B$36]))*[.$P48])) / ([.T$20]*1024)" office:value-type="percentage" office:value="0.015625">
            <text:p>1.56%</text:p>
          </table:table-cell>
          <table:table-cell table:formula="of:=(([.U$20]*1024) - (INT(([.U$20]*1024-[.$C$36])/([.$P48]+[.$B$36]))*[.$P48])) / ([.U$20]*1024)" office:value-type="percentage" office:value="0.0087890625">
            <text:p>0.88%</text:p>
          </table:table-cell>
          <table:table-cell table:formula="of:=(([.V$20]*1024) - (INT(([.V$20]*1024-[.$C$36])/([.$P48]+[.$B$36]))*[.$P48])) / ([.V$20]*1024)" office:value-type="percentage" office:value="0.00537109375">
            <text:p>0.54%</text:p>
          </table:table-cell>
          <table:table-cell table:formula="of:=(([.W$20]*1024) - (INT(([.W$20]*1024-[.$C$36])/([.$P48]+[.$B$36]))*[.$P48])) / ([.W$20]*1024)" office:value-type="percentage" office:value="0.00537109375">
            <text:p>0.54%</text:p>
          </table:table-cell>
          <table:table-cell table:formula="of:=INT(([.X$20]*1024-[.$B$36]-[.$C$36])/[.$P48])" office:value-type="float" office:value="18">
            <text:p>18</text:p>
          </table:table-cell>
          <table:table-cell table:formula="of:=INT(([.Y$20]*1024-[.$C$36])/([.$P48]+[.$B$36]))" office:value-type="float" office:value="18">
            <text:p>18</text:p>
          </table:table-cell>
          <table:table-cell table:formula="of:=INT(([.Z$20]*1024-[.$C$36])/([.$P48]+[.$B$36]))" office:value-type="float" office:value="36">
            <text:p>36</text:p>
          </table:table-cell>
          <table:table-cell table:formula="of:=INT(([.AA$20]*1024-[.$C$36])/([.$P48]+[.$B$36]))" office:value-type="float" office:value="72">
            <text:p>72</text:p>
          </table:table-cell>
          <table:table-cell table:formula="of:=INT(([.AB$20]*1024-[.$C$36])/([.$P48]+[.$B$36]))" office:value-type="float" office:value="145">
            <text:p>145</text:p>
          </table:table-cell>
          <table:table-cell table:formula="of:=INT(([.AC$20]*1024-[.$C$36])/([.$P48]+[.$B$36]))" office:value-type="float" office:value="291">
            <text:p>291</text:p>
          </table:table-cell>
          <table:table-cell table:formula="of:=INT(([.AD$20]*1024-[.$C$36])/([.$P48]+[.$B$36]))" office:value-type="float" office:value="582">
            <text:p>582</text:p>
          </table:table-cell>
          <table:table-cell table:formula="of:=([.AE$20]*1024-[.$B$36]-[.$C$36]-([.$X48]*[.$P48]))/4096" office:value-type="float" office:value="0.953125">
            <text:p>1</text:p>
          </table:table-cell>
          <table:table-cell table:formula="of:=([.AF$20]*1024-[.$C$36]-([.Y48]*([.$P48]+[.$B$36])))/4096" office:value-type="float" office:value="0.6875">
            <text:p>1</text:p>
          </table:table-cell>
          <table:table-cell table:formula="of:=([.AG$20]*1024-[.$C$36]-([.Z48]*([.$P48]+[.$B$36])))/4096" office:value-type="float" office:value="1.40625">
            <text:p>1</text:p>
          </table:table-cell>
          <table:table-cell table:formula="of:=([.AH$20]*1024-[.$C$36]-([.AA48]*([.$P48]+[.$B$36])))/4096" office:value-type="float" office:value="2.84375">
            <text:p>3</text:p>
          </table:table-cell>
          <table:table-cell table:formula="of:=([.AI$20]*1024-[.$C$36]-([.AB48]*([.$P48]+[.$B$36])))/4096" office:value-type="float" office:value="2.203125">
            <text:p>2</text:p>
          </table:table-cell>
          <table:table-cell table:formula="of:=([.AJ$20]*1024-[.$C$36]-([.AC48]*([.$P48]+[.$B$36])))/4096" office:value-type="float" office:value="0.921875">
            <text:p>1</text:p>
          </table:table-cell>
          <table:table-cell table:formula="of:=([.AK$20]*1024-[.$C$36]-([.AD48]*([.$P48]+[.$B$36])))/4096" office:value-type="float" office:value="1.875">
            <text:p>2</text:p>
          </table:table-cell>
          <table:table-cell table:number-columns-repeated="987"/>
        </table:table-row>
        <table:table-row table:style-name="ro1">
          <table:table-cell office:value-type="float" office:value="3328">
            <text:p>3328</text:p>
          </table:table-cell>
          <table:table-cell table:formula="of:=INT(([.$A$36]*1024-[.$B$36]-[.$C$36]) / [.A49])" office:value-type="float" office:value="78">
            <text:p>78</text:p>
          </table:table-cell>
          <table:table-cell table:formula="of:=([.$A$36]*1024)-([.A49]*[.B49])" office:value-type="float" office:value="2560">
            <text:p>2560</text:p>
          </table:table-cell>
          <table:table-cell table:formula="of:=[.C49] / ([.$A$36]*1024)" office:value-type="percentage" office:value="0.009765625">
            <text:p>0.98%</text:p>
          </table:table-cell>
          <table:table-cell table:formula="of:=[.$A$36]*1024 -[.$B$36] -[.$C$36] -([.A49]*[.B49])" office:value-type="float" office:value="2368">
            <text:p>2368</text:p>
          </table:table-cell>
          <table:table-cell table:formula="of:=INT([.E49]/4096)" office:value-type="float" office:value="0">
            <text:p>0</text:p>
          </table:table-cell>
          <table:table-cell table:formula="of:=INT(([.$A$36]*1024-[.$C$36]) / ([.A49]+[.$B$36]))" office:value-type="float" office:value="77">
            <text:p>77</text:p>
          </table:table-cell>
          <table:table-cell table:formula="of:=([.$A$36]*1024)-([.A49]*[.G49])" office:value-type="float" office:value="5888">
            <text:p>5888</text:p>
          </table:table-cell>
          <table:table-cell table:formula="of:=[.H49] / ([.$A$36]*1024)" office:value-type="percentage" office:value="0.0224609375">
            <text:p>2.25%</text:p>
          </table:table-cell>
          <table:table-cell table:formula="of:=[.$A$36]*1024 -[.$C$36] -(([.A49]+[.$B$36])*[.G49])" office:value-type="float" office:value="832">
            <text:p>832</text:p>
          </table:table-cell>
          <table:table-cell table:formula="of:=INT([.J49]/4096)" office:value-type="float" office:value="0">
            <text:p>0</text:p>
          </table:table-cell>
          <table:table-cell table:formula="of:=[.I49]-[.D49]" office:value-type="percentage" office:value="0.0126953125">
            <text:p>1.27%</text:p>
          </table:table-cell>
          <table:table-cell table:formula="of:=[.J49]-[.E49]" office:value-type="float" office:value="-1536">
            <text:p>-1536</text:p>
          </table:table-cell>
          <table:table-cell table:formula="of:=[.K49]-[.F49]" office:value-type="float" office:value="0">
            <text:p>0</text:p>
          </table:table-cell>
          <table:table-cell/>
          <table:table-cell office:value-type="float" office:value="14848">
            <text:p>14848</text:p>
          </table:table-cell>
          <table:table-cell table:formula="of:=(([.$Q$20]*1024) - (INT(([.$Q$20]*1024-[.$B$36]-[.$C$36])/[.$P49])*[.$P49])) / ([.$Q$20]*1024)" office:value-type="percentage" office:value="0.037109375">
            <text:p>3.71%</text:p>
          </table:table-cell>
          <table:table-cell table:formula="of:=(([.R$20]*1024) - (INT(([.R$20]*1024-[.$C$36])/([.$P49]+[.$B$36]))*[.$P49])) / ([.R$20]*1024)" office:value-type="percentage" office:value="0.037109375">
            <text:p>3.71%</text:p>
          </table:table-cell>
          <table:table-cell table:formula="of:=(([.S$20]*1024) - (INT(([.S$20]*1024-[.$C$36])/([.$P49]+[.$B$36]))*[.$P49])) / ([.S$20]*1024)" office:value-type="percentage" office:value="0.0087890625">
            <text:p>0.88%</text:p>
          </table:table-cell>
          <table:table-cell table:formula="of:=(([.T$20]*1024) - (INT(([.T$20]*1024-[.$C$36])/([.$P49]+[.$B$36]))*[.$P49])) / ([.T$20]*1024)" office:value-type="percentage" office:value="0.0087890625">
            <text:p>0.88%</text:p>
          </table:table-cell>
          <table:table-cell table:formula="of:=(([.U$20]*1024) - (INT(([.U$20]*1024-[.$C$36])/([.$P49]+[.$B$36]))*[.$P49])) / ([.U$20]*1024)" office:value-type="percentage" office:value="0.0087890625">
            <text:p>0.88%</text:p>
          </table:table-cell>
          <table:table-cell table:formula="of:=(([.V$20]*1024) - (INT(([.V$20]*1024-[.$C$36])/([.$P49]+[.$B$36]))*[.$P49])) / ([.V$20]*1024)" office:value-type="percentage" office:value="0.0052490234375">
            <text:p>0.52%</text:p>
          </table:table-cell>
          <table:table-cell table:formula="of:=(([.W$20]*1024) - (INT(([.W$20]*1024-[.$C$36])/([.$P49]+[.$B$36]))*[.$P49])) / ([.W$20]*1024)" office:value-type="percentage" office:value="0.0052490234375">
            <text:p>0.52%</text:p>
          </table:table-cell>
          <table:table-cell table:formula="of:=INT(([.X$20]*1024-[.$B$36]-[.$C$36])/[.$P49])" office:value-type="float" office:value="17">
            <text:p>17</text:p>
          </table:table-cell>
          <table:table-cell table:formula="of:=INT(([.Y$20]*1024-[.$C$36])/([.$P49]+[.$B$36]))" office:value-type="float" office:value="17">
            <text:p>17</text:p>
          </table:table-cell>
          <table:table-cell table:formula="of:=INT(([.Z$20]*1024-[.$C$36])/([.$P49]+[.$B$36]))" office:value-type="float" office:value="35">
            <text:p>35</text:p>
          </table:table-cell>
          <table:table-cell table:formula="of:=INT(([.AA$20]*1024-[.$C$36])/([.$P49]+[.$B$36]))" office:value-type="float" office:value="70">
            <text:p>70</text:p>
          </table:table-cell>
          <table:table-cell table:formula="of:=INT(([.AB$20]*1024-[.$C$36])/([.$P49]+[.$B$36]))" office:value-type="float" office:value="140">
            <text:p>140</text:p>
          </table:table-cell>
          <table:table-cell table:formula="of:=INT(([.AC$20]*1024-[.$C$36])/([.$P49]+[.$B$36]))" office:value-type="float" office:value="281">
            <text:p>281</text:p>
          </table:table-cell>
          <table:table-cell table:formula="of:=INT(([.AD$20]*1024-[.$C$36])/([.$P49]+[.$B$36]))" office:value-type="float" office:value="562">
            <text:p>562</text:p>
          </table:table-cell>
          <table:table-cell table:formula="of:=([.AE$20]*1024-[.$B$36]-[.$C$36]-([.$X49]*[.$P49]))/4096" office:value-type="float" office:value="2.328125">
            <text:p>2</text:p>
          </table:table-cell>
          <table:table-cell table:formula="of:=([.AF$20]*1024-[.$C$36]-([.Y49]*([.$P49]+[.$B$36])))/4096" office:value-type="float" office:value="2.078125">
            <text:p>2</text:p>
          </table:table-cell>
          <table:table-cell table:formula="of:=([.AG$20]*1024-[.$C$36]-([.Z49]*([.$P49]+[.$B$36])))/4096" office:value-type="float" office:value="0.546875">
            <text:p>1</text:p>
          </table:table-cell>
          <table:table-cell table:formula="of:=([.AH$20]*1024-[.$C$36]-([.AA49]*([.$P49]+[.$B$36])))/4096" office:value-type="float" office:value="1.125">
            <text:p>1</text:p>
          </table:table-cell>
          <table:table-cell table:formula="of:=([.AI$20]*1024-[.$C$36]-([.AB49]*([.$P49]+[.$B$36])))/4096" office:value-type="float" office:value="2.28125">
            <text:p>2</text:p>
          </table:table-cell>
          <table:table-cell table:formula="of:=([.AJ$20]*1024-[.$C$36]-([.AC49]*([.$P49]+[.$B$36])))/4096" office:value-type="float" office:value="0.953125">
            <text:p>1</text:p>
          </table:table-cell>
          <table:table-cell table:formula="of:=([.AK$20]*1024-[.$C$36]-([.AD49]*([.$P49]+[.$B$36])))/4096" office:value-type="float" office:value="1.9375">
            <text:p>2</text:p>
          </table:table-cell>
          <table:table-cell table:number-columns-repeated="987"/>
        </table:table-row>
        <table:table-row table:style-name="ro1">
          <table:table-cell office:value-type="float" office:value="3456">
            <text:p>3456</text:p>
          </table:table-cell>
          <table:table-cell table:formula="of:=INT(([.$A$36]*1024-[.$B$36]-[.$C$36]) / [.A50])" office:value-type="float" office:value="75">
            <text:p>75</text:p>
          </table:table-cell>
          <table:table-cell table:formula="of:=([.$A$36]*1024)-([.A50]*[.B50])" office:value-type="float" office:value="2944">
            <text:p>2944</text:p>
          </table:table-cell>
          <table:table-cell table:formula="of:=[.C50] / ([.$A$36]*1024)" office:value-type="percentage" office:value="0.01123046875">
            <text:p>1.12%</text:p>
          </table:table-cell>
          <table:table-cell table:formula="of:=[.$A$36]*1024 -[.$B$36] -[.$C$36] -([.A50]*[.B50])" office:value-type="float" office:value="2752">
            <text:p>2752</text:p>
          </table:table-cell>
          <table:table-cell table:formula="of:=INT([.E50]/4096)" office:value-type="float" office:value="0">
            <text:p>0</text:p>
          </table:table-cell>
          <table:table-cell table:formula="of:=INT(([.$A$36]*1024-[.$C$36]) / ([.A50]+[.$B$36]))" office:value-type="float" office:value="74">
            <text:p>74</text:p>
          </table:table-cell>
          <table:table-cell table:formula="of:=([.$A$36]*1024)-([.A50]*[.G50])" office:value-type="float" office:value="6400">
            <text:p>6400</text:p>
          </table:table-cell>
          <table:table-cell table:formula="of:=[.H50] / ([.$A$36]*1024)" office:value-type="percentage" office:value="0.0244140625">
            <text:p>2.44%</text:p>
          </table:table-cell>
          <table:table-cell table:formula="of:=[.$A$36]*1024 -[.$C$36] -(([.A50]+[.$B$36])*[.G50])" office:value-type="float" office:value="1536">
            <text:p>1536</text:p>
          </table:table-cell>
          <table:table-cell table:formula="of:=INT([.J50]/4096)" office:value-type="float" office:value="0">
            <text:p>0</text:p>
          </table:table-cell>
          <table:table-cell table:formula="of:=[.I50]-[.D50]" office:value-type="percentage" office:value="0.01318359375">
            <text:p>1.32%</text:p>
          </table:table-cell>
          <table:table-cell table:formula="of:=[.J50]-[.E50]" office:value-type="float" office:value="-1216">
            <text:p>-1216</text:p>
          </table:table-cell>
          <table:table-cell table:formula="of:=[.K50]-[.F50]" office:value-type="float" office:value="0">
            <text:p>0</text:p>
          </table:table-cell>
          <table:table-cell/>
          <table:table-cell office:value-type="float" office:value="15360">
            <text:p>15360</text:p>
          </table:table-cell>
          <table:table-cell table:formula="of:=(([.$Q$20]*1024) - (INT(([.$Q$20]*1024-[.$B$36]-[.$C$36])/[.$P50])*[.$P50])) / ([.$Q$20]*1024)" office:value-type="percentage" office:value="0.00390625">
            <text:p>0.39%</text:p>
          </table:table-cell>
          <table:table-cell table:formula="of:=(([.R$20]*1024) - (INT(([.R$20]*1024-[.$C$36])/([.$P50]+[.$B$36]))*[.$P50])) / ([.R$20]*1024)" office:value-type="percentage" office:value="0.0625">
            <text:p>6.25%</text:p>
          </table:table-cell>
          <table:table-cell table:formula="of:=(([.S$20]*1024) - (INT(([.S$20]*1024-[.$C$36])/([.$P50]+[.$B$36]))*[.$P50])) / ([.S$20]*1024)" office:value-type="percentage" office:value="0.033203125">
            <text:p>3.32%</text:p>
          </table:table-cell>
          <table:table-cell table:formula="of:=(([.T$20]*1024) - (INT(([.T$20]*1024-[.$C$36])/([.$P50]+[.$B$36]))*[.$P50])) / ([.T$20]*1024)" office:value-type="percentage" office:value="0.0185546875">
            <text:p>1.86%</text:p>
          </table:table-cell>
          <table:table-cell table:formula="of:=(([.U$20]*1024) - (INT(([.U$20]*1024-[.$C$36])/([.$P50]+[.$B$36]))*[.$P50])) / ([.U$20]*1024)" office:value-type="percentage" office:value="0.01123046875">
            <text:p>1.12%</text:p>
          </table:table-cell>
          <table:table-cell table:formula="of:=(([.V$20]*1024) - (INT(([.V$20]*1024-[.$C$36])/([.$P50]+[.$B$36]))*[.$P50])) / ([.V$20]*1024)" office:value-type="percentage" office:value="0.007568359375">
            <text:p>0.76%</text:p>
          </table:table-cell>
          <table:table-cell table:formula="of:=(([.W$20]*1024) - (INT(([.W$20]*1024-[.$C$36])/([.$P50]+[.$B$36]))*[.$P50])) / ([.W$20]*1024)" office:value-type="percentage" office:value="0.0057373046875">
            <text:p>0.57%</text:p>
          </table:table-cell>
          <table:table-cell table:formula="of:=INT(([.X$20]*1024-[.$B$36]-[.$C$36])/[.$P50])" office:value-type="float" office:value="17">
            <text:p>17</text:p>
          </table:table-cell>
          <table:table-cell table:formula="of:=INT(([.Y$20]*1024-[.$C$36])/([.$P50]+[.$B$36]))" office:value-type="float" office:value="16">
            <text:p>16</text:p>
          </table:table-cell>
          <table:table-cell table:formula="of:=INT(([.Z$20]*1024-[.$C$36])/([.$P50]+[.$B$36]))" office:value-type="float" office:value="33">
            <text:p>33</text:p>
          </table:table-cell>
          <table:table-cell table:formula="of:=INT(([.AA$20]*1024-[.$C$36])/([.$P50]+[.$B$36]))" office:value-type="float" office:value="67">
            <text:p>67</text:p>
          </table:table-cell>
          <table:table-cell table:formula="of:=INT(([.AB$20]*1024-[.$C$36])/([.$P50]+[.$B$36]))" office:value-type="float" office:value="135">
            <text:p>135</text:p>
          </table:table-cell>
          <table:table-cell table:formula="of:=INT(([.AC$20]*1024-[.$C$36])/([.$P50]+[.$B$36]))" office:value-type="float" office:value="271">
            <text:p>271</text:p>
          </table:table-cell>
          <table:table-cell table:formula="of:=INT(([.AD$20]*1024-[.$C$36])/([.$P50]+[.$B$36]))" office:value-type="float" office:value="543">
            <text:p>543</text:p>
          </table:table-cell>
          <table:table-cell table:formula="of:=([.AE$20]*1024-[.$B$36]-[.$C$36]-([.$X50]*[.$P50]))/4096" office:value-type="float" office:value="0.203125">
            <text:p>0</text:p>
          </table:table-cell>
          <table:table-cell table:formula="of:=([.AF$20]*1024-[.$C$36]-([.Y50]*([.$P50]+[.$B$36])))/4096" office:value-type="float" office:value="3.71875">
            <text:p>4</text:p>
          </table:table-cell>
          <table:table-cell table:formula="of:=([.AG$20]*1024-[.$C$36]-([.Z50]*([.$P50]+[.$B$36])))/4096" office:value-type="float" office:value="3.703125">
            <text:p>4</text:p>
          </table:table-cell>
          <table:table-cell table:formula="of:=([.AH$20]*1024-[.$C$36]-([.AA50]*([.$P50]+[.$B$36])))/4096" office:value-type="float" office:value="3.671875">
            <text:p>4</text:p>
          </table:table-cell>
          <table:table-cell table:formula="of:=([.AI$20]*1024-[.$C$36]-([.AB50]*([.$P50]+[.$B$36])))/4096" office:value-type="float" office:value="3.609375">
            <text:p>4</text:p>
          </table:table-cell>
          <table:table-cell table:formula="of:=([.AJ$20]*1024-[.$C$36]-([.AC50]*([.$P50]+[.$B$36])))/4096" office:value-type="float" office:value="3.484375">
            <text:p>3</text:p>
          </table:table-cell>
          <table:table-cell table:formula="of:=([.AK$20]*1024-[.$C$36]-([.AD50]*([.$P50]+[.$B$36])))/4096" office:value-type="float" office:value="3.234375">
            <text:p>3</text:p>
          </table:table-cell>
          <table:table-cell table:number-columns-repeated="987"/>
        </table:table-row>
        <table:table-row table:style-name="ro1">
          <table:table-cell office:value-type="float" office:value="3584">
            <text:p>3584</text:p>
          </table:table-cell>
          <table:table-cell table:formula="of:=INT(([.$A$36]*1024-[.$B$36]-[.$C$36]) / [.A51])" office:value-type="float" office:value="73">
            <text:p>73</text:p>
          </table:table-cell>
          <table:table-cell table:formula="of:=([.$A$36]*1024)-([.A51]*[.B51])" office:value-type="float" office:value="512">
            <text:p>512</text:p>
          </table:table-cell>
          <table:table-cell table:formula="of:=[.C51] / ([.$A$36]*1024)" office:value-type="percentage" office:value="0.001953125">
            <text:p>0.20%</text:p>
          </table:table-cell>
          <table:table-cell table:formula="of:=[.$A$36]*1024 -[.$B$36] -[.$C$36] -([.A51]*[.B51])" office:value-type="float" office:value="320">
            <text:p>320</text:p>
          </table:table-cell>
          <table:table-cell table:formula="of:=INT([.E51]/4096)" office:value-type="float" office:value="0">
            <text:p>0</text:p>
          </table:table-cell>
          <table:table-cell table:formula="of:=INT(([.$A$36]*1024-[.$C$36]) / ([.A51]+[.$B$36]))" office:value-type="float" office:value="71">
            <text:p>71</text:p>
          </table:table-cell>
          <table:table-cell table:formula="of:=([.$A$36]*1024)-([.A51]*[.G51])" office:value-type="float" office:value="7680">
            <text:p>7680</text:p>
          </table:table-cell>
          <table:table-cell table:formula="of:=[.H51] / ([.$A$36]*1024)" office:value-type="percentage" office:value="0.029296875">
            <text:p>2.93%</text:p>
          </table:table-cell>
          <table:table-cell table:formula="of:=[.$A$36]*1024 -[.$C$36] -(([.A51]+[.$B$36])*[.G51])" office:value-type="float" office:value="3008">
            <text:p>3008</text:p>
          </table:table-cell>
          <table:table-cell table:formula="of:=INT([.J51]/4096)" office:value-type="float" office:value="0">
            <text:p>0</text:p>
          </table:table-cell>
          <table:table-cell table:formula="of:=[.I51]-[.D51]" office:value-type="percentage" office:value="0.02734375">
            <text:p>2.73%</text:p>
          </table:table-cell>
          <table:table-cell table:formula="of:=[.J51]-[.E51]" office:value-type="float" office:value="2688">
            <text:p>2688</text:p>
          </table:table-cell>
          <table:table-cell table:formula="of:=[.K51]-[.F51]" office:value-type="float" office:value="0">
            <text:p>0</text:p>
          </table:table-cell>
          <table:table-cell/>
          <table:table-cell office:value-type="float" office:value="15872">
            <text:p>15872</text:p>
          </table:table-cell>
          <table:table-cell table:formula="of:=(([.$Q$20]*1024) - (INT(([.$Q$20]*1024-[.$B$36]-[.$C$36])/[.$P51])*[.$P51])) / ([.$Q$20]*1024)" office:value-type="percentage" office:value="0.03125">
            <text:p>3.13%</text:p>
          </table:table-cell>
          <table:table-cell table:formula="of:=(([.R$20]*1024) - (INT(([.R$20]*1024-[.$C$36])/([.$P51]+[.$B$36]))*[.$P51])) / ([.R$20]*1024)" office:value-type="percentage" office:value="0.03125">
            <text:p>3.13%</text:p>
          </table:table-cell>
          <table:table-cell table:formula="of:=(([.S$20]*1024) - (INT(([.S$20]*1024-[.$C$36])/([.$P51]+[.$B$36]))*[.$P51])) / ([.S$20]*1024)" office:value-type="percentage" office:value="0.03125">
            <text:p>3.13%</text:p>
          </table:table-cell>
          <table:table-cell table:formula="of:=(([.T$20]*1024) - (INT(([.T$20]*1024-[.$C$36])/([.$P51]+[.$B$36]))*[.$P51])) / ([.T$20]*1024)" office:value-type="percentage" office:value="0.01611328125">
            <text:p>1.61%</text:p>
          </table:table-cell>
          <table:table-cell table:formula="of:=(([.U$20]*1024) - (INT(([.U$20]*1024-[.$C$36])/([.$P51]+[.$B$36]))*[.$P51])) / ([.U$20]*1024)" office:value-type="percentage" office:value="0.008544921875">
            <text:p>0.85%</text:p>
          </table:table-cell>
          <table:table-cell table:formula="of:=(([.V$20]*1024) - (INT(([.V$20]*1024-[.$C$36])/([.$P51]+[.$B$36]))*[.$P51])) / ([.V$20]*1024)" office:value-type="percentage" office:value="0.0047607421875">
            <text:p>0.48%</text:p>
          </table:table-cell>
          <table:table-cell table:formula="of:=(([.W$20]*1024) - (INT(([.W$20]*1024-[.$C$36])/([.$P51]+[.$B$36]))*[.$P51])) / ([.W$20]*1024)" office:value-type="percentage" office:value="0.0047607421875">
            <text:p>0.48%</text:p>
          </table:table-cell>
          <table:table-cell table:formula="of:=INT(([.X$20]*1024-[.$B$36]-[.$C$36])/[.$P51])" office:value-type="float" office:value="16">
            <text:p>16</text:p>
          </table:table-cell>
          <table:table-cell table:formula="of:=INT(([.Y$20]*1024-[.$C$36])/([.$P51]+[.$B$36]))" office:value-type="float" office:value="16">
            <text:p>16</text:p>
          </table:table-cell>
          <table:table-cell table:formula="of:=INT(([.Z$20]*1024-[.$C$36])/([.$P51]+[.$B$36]))" office:value-type="float" office:value="32">
            <text:p>32</text:p>
          </table:table-cell>
          <table:table-cell table:formula="of:=INT(([.AA$20]*1024-[.$C$36])/([.$P51]+[.$B$36]))" office:value-type="float" office:value="65">
            <text:p>65</text:p>
          </table:table-cell>
          <table:table-cell table:formula="of:=INT(([.AB$20]*1024-[.$C$36])/([.$P51]+[.$B$36]))" office:value-type="float" office:value="131">
            <text:p>131</text:p>
          </table:table-cell>
          <table:table-cell table:formula="of:=INT(([.AC$20]*1024-[.$C$36])/([.$P51]+[.$B$36]))" office:value-type="float" office:value="263">
            <text:p>263</text:p>
          </table:table-cell>
          <table:table-cell table:formula="of:=INT(([.AD$20]*1024-[.$C$36])/([.$P51]+[.$B$36]))" office:value-type="float" office:value="526">
            <text:p>526</text:p>
          </table:table-cell>
          <table:table-cell table:formula="of:=([.AE$20]*1024-[.$B$36]-[.$C$36]-([.$X51]*[.$P51]))/4096" office:value-type="float" office:value="1.953125">
            <text:p>2</text:p>
          </table:table-cell>
          <table:table-cell table:formula="of:=([.AF$20]*1024-[.$C$36]-([.Y51]*([.$P51]+[.$B$36])))/4096" office:value-type="float" office:value="1.71875">
            <text:p>2</text:p>
          </table:table-cell>
          <table:table-cell table:formula="of:=([.AG$20]*1024-[.$C$36]-([.Z51]*([.$P51]+[.$B$36])))/4096" office:value-type="float" office:value="3.46875">
            <text:p>3</text:p>
          </table:table-cell>
          <table:table-cell table:formula="of:=([.AH$20]*1024-[.$C$36]-([.AA51]*([.$P51]+[.$B$36])))/4096" office:value-type="float" office:value="3.078125">
            <text:p>3</text:p>
          </table:table-cell>
          <table:table-cell table:formula="of:=([.AI$20]*1024-[.$C$36]-([.AB51]*([.$P51]+[.$B$36])))/4096" office:value-type="float" office:value="2.296875">
            <text:p>2</text:p>
          </table:table-cell>
          <table:table-cell table:formula="of:=([.AJ$20]*1024-[.$C$36]-([.AC51]*([.$P51]+[.$B$36])))/4096" office:value-type="float" office:value="0.734375">
            <text:p>1</text:p>
          </table:table-cell>
          <table:table-cell table:formula="of:=([.AK$20]*1024-[.$C$36]-([.AD51]*([.$P51]+[.$B$36])))/4096" office:value-type="float" office:value="1.5">
            <text:p>2</text:p>
          </table:table-cell>
          <table:table-cell table:number-columns-repeated="987"/>
        </table:table-row>
        <table:table-row table:style-name="ro1">
          <table:table-cell office:value-type="float" office:value="3712">
            <text:p>3712</text:p>
          </table:table-cell>
          <table:table-cell table:formula="of:=INT(([.$A$36]*1024-[.$B$36]-[.$C$36]) / [.A52])" office:value-type="float" office:value="70">
            <text:p>70</text:p>
          </table:table-cell>
          <table:table-cell table:formula="of:=([.$A$36]*1024)-([.A52]*[.B52])" office:value-type="float" office:value="2304">
            <text:p>2304</text:p>
          </table:table-cell>
          <table:table-cell table:formula="of:=[.C52] / ([.$A$36]*1024)" office:value-type="percentage" office:value="0.0087890625">
            <text:p>0.88%</text:p>
          </table:table-cell>
          <table:table-cell table:formula="of:=[.$A$36]*1024 -[.$B$36] -[.$C$36] -([.A52]*[.B52])" office:value-type="float" office:value="2112">
            <text:p>2112</text:p>
          </table:table-cell>
          <table:table-cell table:formula="of:=INT([.E52]/4096)" office:value-type="float" office:value="0">
            <text:p>0</text:p>
          </table:table-cell>
          <table:table-cell table:formula="of:=INT(([.$A$36]*1024-[.$C$36]) / ([.A52]+[.$B$36]))" office:value-type="float" office:value="69">
            <text:p>69</text:p>
          </table:table-cell>
          <table:table-cell table:formula="of:=([.$A$36]*1024)-([.A52]*[.G52])" office:value-type="float" office:value="6016">
            <text:p>6016</text:p>
          </table:table-cell>
          <table:table-cell table:formula="of:=[.H52] / ([.$A$36]*1024)" office:value-type="percentage" office:value="0.02294921875">
            <text:p>2.29%</text:p>
          </table:table-cell>
          <table:table-cell table:formula="of:=[.$A$36]*1024 -[.$C$36] -(([.A52]+[.$B$36])*[.G52])" office:value-type="float" office:value="1472">
            <text:p>1472</text:p>
          </table:table-cell>
          <table:table-cell table:formula="of:=INT([.J52]/4096)" office:value-type="float" office:value="0">
            <text:p>0</text:p>
          </table:table-cell>
          <table:table-cell table:formula="of:=[.I52]-[.D52]" office:value-type="percentage" office:value="0.01416015625">
            <text:p>1.42%</text:p>
          </table:table-cell>
          <table:table-cell table:formula="of:=[.J52]-[.E52]" office:value-type="float" office:value="-640">
            <text:p>-640</text:p>
          </table:table-cell>
          <table:table-cell table:formula="of:=[.K52]-[.F52]" office:value-type="float" office:value="0">
            <text:p>0</text:p>
          </table:table-cell>
          <table:table-cell/>
          <table:table-cell table:style-name="ce30" office:value-type="float" office:value="16384">
            <text:p>16384</text:p>
          </table:table-cell>
          <table:table-cell table:formula="of:=(([.$Q$20]*1024) - (INT(([.$Q$20]*1024-[.$B$36]-[.$C$36])/[.$P52])*[.$P52])) / ([.$Q$20]*1024)" office:value-type="percentage" office:value="0.0625">
            <text:p>6.25%</text:p>
          </table:table-cell>
          <table:table-cell table:formula="of:=(([.R$20]*1024) - (INT(([.R$20]*1024-[.$C$36])/([.$P52]+[.$B$36]))*[.$P52])) / ([.R$20]*1024)" office:value-type="percentage" office:value="0.0625">
            <text:p>6.25%</text:p>
          </table:table-cell>
          <table:table-cell table:formula="of:=(([.S$20]*1024) - (INT(([.S$20]*1024-[.$C$36])/([.$P52]+[.$B$36]))*[.$P52])) / ([.S$20]*1024)" office:value-type="percentage" office:value="0.03125">
            <text:p>3.13%</text:p>
          </table:table-cell>
          <table:table-cell table:formula="of:=(([.T$20]*1024) - (INT(([.T$20]*1024-[.$C$36])/([.$P52]+[.$B$36]))*[.$P52])) / ([.T$20]*1024)" office:value-type="percentage" office:value="0.015625">
            <text:p>1.56%</text:p>
          </table:table-cell>
          <table:table-cell table:formula="of:=(([.U$20]*1024) - (INT(([.U$20]*1024-[.$C$36])/([.$P52]+[.$B$36]))*[.$P52])) / ([.U$20]*1024)" office:value-type="percentage" office:value="0.0078125">
            <text:p>0.78%</text:p>
          </table:table-cell>
          <table:table-cell table:formula="of:=(([.V$20]*1024) - (INT(([.V$20]*1024-[.$C$36])/([.$P52]+[.$B$36]))*[.$P52])) / ([.V$20]*1024)" office:value-type="percentage" office:value="0.0078125">
            <text:p>0.78%</text:p>
          </table:table-cell>
          <table:table-cell table:formula="of:=(([.W$20]*1024) - (INT(([.W$20]*1024-[.$C$36])/([.$P52]+[.$B$36]))*[.$P52])) / ([.W$20]*1024)" office:value-type="percentage" office:value="0.00390625">
            <text:p>0.39%</text:p>
          </table:table-cell>
          <table:table-cell table:formula="of:=INT(([.X$20]*1024-[.$B$36]-[.$C$36])/[.$P52])" office:value-type="float" office:value="15">
            <text:p>15</text:p>
          </table:table-cell>
          <table:table-cell table:formula="of:=INT(([.Y$20]*1024-[.$C$36])/([.$P52]+[.$B$36]))" office:value-type="float" office:value="15">
            <text:p>15</text:p>
          </table:table-cell>
          <table:table-cell table:formula="of:=INT(([.Z$20]*1024-[.$C$36])/([.$P52]+[.$B$36]))" office:value-type="float" office:value="31">
            <text:p>31</text:p>
          </table:table-cell>
          <table:table-cell table:formula="of:=INT(([.AA$20]*1024-[.$C$36])/([.$P52]+[.$B$36]))" office:value-type="float" office:value="63">
            <text:p>63</text:p>
          </table:table-cell>
          <table:table-cell table:formula="of:=INT(([.AB$20]*1024-[.$C$36])/([.$P52]+[.$B$36]))" office:value-type="float" office:value="127">
            <text:p>127</text:p>
          </table:table-cell>
          <table:table-cell table:formula="of:=INT(([.AC$20]*1024-[.$C$36])/([.$P52]+[.$B$36]))" office:value-type="float" office:value="254">
            <text:p>254</text:p>
          </table:table-cell>
          <table:table-cell table:formula="of:=INT(([.AD$20]*1024-[.$C$36])/([.$P52]+[.$B$36]))" office:value-type="float" office:value="510">
            <text:p>510</text:p>
          </table:table-cell>
          <table:table-cell table:formula="of:=([.AE$20]*1024-[.$B$36]-[.$C$36]-([.$X52]*[.$P52]))/4096" office:value-type="float" office:value="3.953125">
            <text:p>4</text:p>
          </table:table-cell>
          <table:table-cell table:formula="of:=([.AF$20]*1024-[.$C$36]-([.Y52]*([.$P52]+[.$B$36])))/4096" office:value-type="float" office:value="3.734375">
            <text:p>4</text:p>
          </table:table-cell>
          <table:table-cell table:formula="of:=([.AG$20]*1024-[.$C$36]-([.Z52]*([.$P52]+[.$B$36])))/4096" office:value-type="float" office:value="3.484375">
            <text:p>3</text:p>
          </table:table-cell>
          <table:table-cell table:formula="of:=([.AH$20]*1024-[.$C$36]-([.AA52]*([.$P52]+[.$B$36])))/4096" office:value-type="float" office:value="2.984375">
            <text:p>3</text:p>
          </table:table-cell>
          <table:table-cell table:formula="of:=([.AI$20]*1024-[.$C$36]-([.AB52]*([.$P52]+[.$B$36])))/4096" office:value-type="float" office:value="1.984375">
            <text:p>2</text:p>
          </table:table-cell>
          <table:table-cell table:formula="of:=([.AJ$20]*1024-[.$C$36]-([.AC52]*([.$P52]+[.$B$36])))/4096" office:value-type="float" office:value="4">
            <text:p>4</text:p>
          </table:table-cell>
          <table:table-cell table:formula="of:=([.AK$20]*1024-[.$C$36]-([.AD52]*([.$P52]+[.$B$36])))/4096" office:value-type="float" office:value="0">
            <text:p>0</text:p>
          </table:table-cell>
          <table:table-cell table:number-columns-repeated="987"/>
        </table:table-row>
        <table:table-row table:style-name="ro1">
          <table:table-cell office:value-type="float" office:value="3840">
            <text:p>3840</text:p>
          </table:table-cell>
          <table:table-cell table:formula="of:=INT(([.$A$36]*1024-[.$B$36]-[.$C$36]) / [.A53])" office:value-type="float" office:value="68">
            <text:p>68</text:p>
          </table:table-cell>
          <table:table-cell table:formula="of:=([.$A$36]*1024)-([.A53]*[.B53])" office:value-type="float" office:value="1024">
            <text:p>1024</text:p>
          </table:table-cell>
          <table:table-cell table:formula="of:=[.C53] / ([.$A$36]*1024)" office:value-type="percentage" office:value="0.00390625">
            <text:p>0.39%</text:p>
          </table:table-cell>
          <table:table-cell table:formula="of:=[.$A$36]*1024 -[.$B$36] -[.$C$36] -([.A53]*[.B53])" office:value-type="float" office:value="832">
            <text:p>832</text:p>
          </table:table-cell>
          <table:table-cell table:formula="of:=INT([.E53]/4096)" office:value-type="float" office:value="0">
            <text:p>0</text:p>
          </table:table-cell>
          <table:table-cell table:formula="of:=INT(([.$A$36]*1024-[.$C$36]) / ([.A53]+[.$B$36]))" office:value-type="float" office:value="67">
            <text:p>67</text:p>
          </table:table-cell>
          <table:table-cell table:formula="of:=([.$A$36]*1024)-([.A53]*[.G53])" office:value-type="float" office:value="4864">
            <text:p>4864</text:p>
          </table:table-cell>
          <table:table-cell table:formula="of:=[.H53] / ([.$A$36]*1024)" office:value-type="percentage" office:value="0.0185546875">
            <text:p>1.86%</text:p>
          </table:table-cell>
          <table:table-cell table:formula="of:=[.$A$36]*1024 -[.$C$36] -(([.A53]+[.$B$36])*[.G53])" office:value-type="float" office:value="448">
            <text:p>448</text:p>
          </table:table-cell>
          <table:table-cell table:formula="of:=INT([.J53]/4096)" office:value-type="float" office:value="0">
            <text:p>0</text:p>
          </table:table-cell>
          <table:table-cell table:formula="of:=[.I53]-[.D53]" office:value-type="percentage" office:value="0.0146484375">
            <text:p>1.46%</text:p>
          </table:table-cell>
          <table:table-cell table:formula="of:=[.J53]-[.E53]" office:value-type="float" office:value="-384">
            <text:p>-384</text:p>
          </table:table-cell>
          <table:table-cell table:formula="of:=[.K53]-[.F53]" office:value-type="float" office:value="0">
            <text:p>0</text:p>
          </table:table-cell>
          <table:table-cell/>
          <table:table-cell office:value-type="float" office:value="17408">
            <text:p>17408</text:p>
          </table:table-cell>
          <table:table-cell table:formula="of:=(([.$Q$20]*1024) - (INT(([.$Q$20]*1024-[.$B$36]-[.$C$36])/[.$P53])*[.$P53])) / ([.$Q$20]*1024)" office:value-type="percentage" office:value="0.00390625">
            <text:p>0.39%</text:p>
          </table:table-cell>
          <table:table-cell table:formula="of:=(([.R$20]*1024) - (INT(([.R$20]*1024-[.$C$36])/([.$P53]+[.$B$36]))*[.$P53])) / ([.R$20]*1024)" office:value-type="percentage" office:value="0.0703125">
            <text:p>7.03%</text:p>
          </table:table-cell>
          <table:table-cell table:formula="of:=(([.S$20]*1024) - (INT(([.S$20]*1024-[.$C$36])/([.$P53]+[.$B$36]))*[.$P53])) / ([.S$20]*1024)" office:value-type="percentage" office:value="0.00390625">
            <text:p>0.39%</text:p>
          </table:table-cell>
          <table:table-cell table:formula="of:=(([.T$20]*1024) - (INT(([.T$20]*1024-[.$C$36])/([.$P53]+[.$B$36]))*[.$P53])) / ([.T$20]*1024)" office:value-type="percentage" office:value="0.00390625">
            <text:p>0.39%</text:p>
          </table:table-cell>
          <table:table-cell table:formula="of:=(([.U$20]*1024) - (INT(([.U$20]*1024-[.$C$36])/([.$P53]+[.$B$36]))*[.$P53])) / ([.U$20]*1024)" office:value-type="percentage" office:value="0.00390625">
            <text:p>0.39%</text:p>
          </table:table-cell>
          <table:table-cell table:formula="of:=(([.V$20]*1024) - (INT(([.V$20]*1024-[.$C$36])/([.$P53]+[.$B$36]))*[.$P53])) / ([.V$20]*1024)" office:value-type="percentage" office:value="0.00390625">
            <text:p>0.39%</text:p>
          </table:table-cell>
          <table:table-cell table:formula="of:=(([.W$20]*1024) - (INT(([.W$20]*1024-[.$C$36])/([.$P53]+[.$B$36]))*[.$P53])) / ([.W$20]*1024)" office:value-type="percentage" office:value="0.00390625">
            <text:p>0.39%</text:p>
          </table:table-cell>
          <table:table-cell table:formula="of:=INT(([.X$20]*1024-[.$B$36]-[.$C$36])/[.$P53])" office:value-type="float" office:value="15">
            <text:p>15</text:p>
          </table:table-cell>
          <table:table-cell table:formula="of:=INT(([.Y$20]*1024-[.$C$36])/([.$P53]+[.$B$36]))" office:value-type="float" office:value="14">
            <text:p>14</text:p>
          </table:table-cell>
          <table:table-cell table:formula="of:=INT(([.Z$20]*1024-[.$C$36])/([.$P53]+[.$B$36]))" office:value-type="float" office:value="30">
            <text:p>30</text:p>
          </table:table-cell>
          <table:table-cell table:formula="of:=INT(([.AA$20]*1024-[.$C$36])/([.$P53]+[.$B$36]))" office:value-type="float" office:value="60">
            <text:p>60</text:p>
          </table:table-cell>
          <table:table-cell table:formula="of:=INT(([.AB$20]*1024-[.$C$36])/([.$P53]+[.$B$36]))" office:value-type="float" office:value="120">
            <text:p>120</text:p>
          </table:table-cell>
          <table:table-cell table:formula="of:=INT(([.AC$20]*1024-[.$C$36])/([.$P53]+[.$B$36]))" office:value-type="float" office:value="240">
            <text:p>240</text:p>
          </table:table-cell>
          <table:table-cell table:formula="of:=INT(([.AD$20]*1024-[.$C$36])/([.$P53]+[.$B$36]))" office:value-type="float" office:value="480">
            <text:p>480</text:p>
          </table:table-cell>
          <table:table-cell table:formula="of:=([.AE$20]*1024-[.$B$36]-[.$C$36]-([.$X53]*[.$P53]))/4096" office:value-type="float" office:value="0.203125">
            <text:p>0</text:p>
          </table:table-cell>
          <table:table-cell table:formula="of:=([.AF$20]*1024-[.$C$36]-([.Y53]*([.$P53]+[.$B$36])))/4096" office:value-type="float" office:value="4.25">
            <text:p>4</text:p>
          </table:table-cell>
          <table:table-cell table:formula="of:=([.AG$20]*1024-[.$C$36]-([.Z53]*([.$P53]+[.$B$36])))/4096" office:value-type="float" office:value="0">
            <text:p>0</text:p>
          </table:table-cell>
          <table:table-cell table:formula="of:=([.AH$20]*1024-[.$C$36]-([.AA53]*([.$P53]+[.$B$36])))/4096" office:value-type="float" office:value="0.03125">
            <text:p>0</text:p>
          </table:table-cell>
          <table:table-cell table:formula="of:=([.AI$20]*1024-[.$C$36]-([.AB53]*([.$P53]+[.$B$36])))/4096" office:value-type="float" office:value="0.09375">
            <text:p>0</text:p>
          </table:table-cell>
          <table:table-cell table:formula="of:=([.AJ$20]*1024-[.$C$36]-([.AC53]*([.$P53]+[.$B$36])))/4096" office:value-type="float" office:value="0.21875">
            <text:p>0</text:p>
          </table:table-cell>
          <table:table-cell table:formula="of:=([.AK$20]*1024-[.$C$36]-([.AD53]*([.$P53]+[.$B$36])))/4096" office:value-type="float" office:value="0.46875">
            <text:p>0</text:p>
          </table:table-cell>
          <table:table-cell table:number-columns-repeated="987"/>
        </table:table-row>
        <table:table-row table:style-name="ro1">
          <table:table-cell office:value-type="float" office:value="3968">
            <text:p>3968</text:p>
          </table:table-cell>
          <table:table-cell table:formula="of:=INT(([.$A$36]*1024-[.$B$36]-[.$C$36]) / [.A54])" office:value-type="float" office:value="66">
            <text:p>66</text:p>
          </table:table-cell>
          <table:table-cell table:formula="of:=([.$A$36]*1024)-([.A54]*[.B54])" office:value-type="float" office:value="256">
            <text:p>256</text:p>
          </table:table-cell>
          <table:table-cell table:formula="of:=[.C54] / ([.$A$36]*1024)" office:value-type="percentage" office:value="0.0009765625">
            <text:p>0.10%</text:p>
          </table:table-cell>
          <table:table-cell table:formula="of:=[.$A$36]*1024 -[.$B$36] -[.$C$36] -([.A54]*[.B54])" office:value-type="float" office:value="64">
            <text:p>64</text:p>
          </table:table-cell>
          <table:table-cell table:formula="of:=INT([.E54]/4096)" office:value-type="float" office:value="0">
            <text:p>0</text:p>
          </table:table-cell>
          <table:table-cell table:formula="of:=INT(([.$A$36]*1024-[.$C$36]) / ([.A54]+[.$B$36]))" office:value-type="float" office:value="64">
            <text:p>64</text:p>
          </table:table-cell>
          <table:table-cell table:formula="of:=([.$A$36]*1024)-([.A54]*[.G54])" office:value-type="float" office:value="8192">
            <text:p>8192</text:p>
          </table:table-cell>
          <table:table-cell table:formula="of:=[.H54] / ([.$A$36]*1024)" office:value-type="percentage" office:value="0.03125">
            <text:p>3.13%</text:p>
          </table:table-cell>
          <table:table-cell table:formula="of:=[.$A$36]*1024 -[.$C$36] -(([.A54]+[.$B$36])*[.G54])" office:value-type="float" office:value="3968">
            <text:p>3968</text:p>
          </table:table-cell>
          <table:table-cell table:formula="of:=INT([.J54]/4096)" office:value-type="float" office:value="0">
            <text:p>0</text:p>
          </table:table-cell>
          <table:table-cell table:formula="of:=[.I54]-[.D54]" office:value-type="percentage" office:value="0.0302734375">
            <text:p>3.03%</text:p>
          </table:table-cell>
          <table:table-cell table:formula="of:=[.J54]-[.E54]" office:value-type="float" office:value="3904">
            <text:p>3904</text:p>
          </table:table-cell>
          <table:table-cell table:formula="of:=[.K54]-[.F54]" office:value-type="float" office:value="0">
            <text:p>0</text:p>
          </table:table-cell>
          <table:table-cell/>
          <table:table-cell office:value-type="float" office:value="18432">
            <text:p>18432</text:p>
          </table:table-cell>
          <table:table-cell table:formula="of:=(([.$Q$20]*1024) - (INT(([.$Q$20]*1024-[.$B$36]-[.$C$36])/[.$P54])*[.$P54])) / ([.$Q$20]*1024)" office:value-type="percentage" office:value="0.015625">
            <text:p>1.56%</text:p>
          </table:table-cell>
          <table:table-cell table:formula="of:=(([.R$20]*1024) - (INT(([.R$20]*1024-[.$C$36])/([.$P54]+[.$B$36]))*[.$P54])) / ([.R$20]*1024)" office:value-type="percentage" office:value="0.015625">
            <text:p>1.56%</text:p>
          </table:table-cell>
          <table:table-cell table:formula="of:=(([.S$20]*1024) - (INT(([.S$20]*1024-[.$C$36])/([.$P54]+[.$B$36]))*[.$P54])) / ([.S$20]*1024)" office:value-type="percentage" office:value="0.015625">
            <text:p>1.56%</text:p>
          </table:table-cell>
          <table:table-cell table:formula="of:=(([.T$20]*1024) - (INT(([.T$20]*1024-[.$C$36])/([.$P54]+[.$B$36]))*[.$P54])) / ([.T$20]*1024)" office:value-type="percentage" office:value="0.015625">
            <text:p>1.56%</text:p>
          </table:table-cell>
          <table:table-cell table:formula="of:=(([.U$20]*1024) - (INT(([.U$20]*1024-[.$C$36])/([.$P54]+[.$B$36]))*[.$P54])) / ([.U$20]*1024)" office:value-type="percentage" office:value="0.0068359375">
            <text:p>0.68%</text:p>
          </table:table-cell>
          <table:table-cell table:formula="of:=(([.V$20]*1024) - (INT(([.V$20]*1024-[.$C$36])/([.$P54]+[.$B$36]))*[.$P54])) / ([.V$20]*1024)" office:value-type="percentage" office:value="0.0068359375">
            <text:p>0.68%</text:p>
          </table:table-cell>
          <table:table-cell table:formula="of:=(([.W$20]*1024) - (INT(([.W$20]*1024-[.$C$36])/([.$P54]+[.$B$36]))*[.$P54])) / ([.W$20]*1024)" office:value-type="percentage" office:value="0.004638671875">
            <text:p>0.46%</text:p>
          </table:table-cell>
          <table:table-cell table:formula="of:=INT(([.X$20]*1024-[.$B$36]-[.$C$36])/[.$P54])" office:value-type="float" office:value="14">
            <text:p>14</text:p>
          </table:table-cell>
          <table:table-cell table:formula="of:=INT(([.Y$20]*1024-[.$C$36])/([.$P54]+[.$B$36]))" office:value-type="float" office:value="14">
            <text:p>14</text:p>
          </table:table-cell>
          <table:table-cell table:formula="of:=INT(([.Z$20]*1024-[.$C$36])/([.$P54]+[.$B$36]))" office:value-type="float" office:value="28">
            <text:p>28</text:p>
          </table:table-cell>
          <table:table-cell table:formula="of:=INT(([.AA$20]*1024-[.$C$36])/([.$P54]+[.$B$36]))" office:value-type="float" office:value="56">
            <text:p>56</text:p>
          </table:table-cell>
          <table:table-cell table:formula="of:=INT(([.AB$20]*1024-[.$C$36])/([.$P54]+[.$B$36]))" office:value-type="float" office:value="113">
            <text:p>113</text:p>
          </table:table-cell>
          <table:table-cell table:formula="of:=INT(([.AC$20]*1024-[.$C$36])/([.$P54]+[.$B$36]))" office:value-type="float" office:value="226">
            <text:p>226</text:p>
          </table:table-cell>
          <table:table-cell table:formula="of:=INT(([.AD$20]*1024-[.$C$36])/([.$P54]+[.$B$36]))" office:value-type="float" office:value="453">
            <text:p>453</text:p>
          </table:table-cell>
          <table:table-cell table:formula="of:=([.AE$20]*1024-[.$B$36]-[.$C$36]-([.$X54]*[.$P54]))/4096" office:value-type="float" office:value="0.953125">
            <text:p>1</text:p>
          </table:table-cell>
          <table:table-cell table:formula="of:=([.AF$20]*1024-[.$C$36]-([.Y54]*([.$P54]+[.$B$36])))/4096" office:value-type="float" office:value="0.75">
            <text:p>1</text:p>
          </table:table-cell>
          <table:table-cell table:formula="of:=([.AG$20]*1024-[.$C$36]-([.Z54]*([.$P54]+[.$B$36])))/4096" office:value-type="float" office:value="1.53125">
            <text:p>2</text:p>
          </table:table-cell>
          <table:table-cell table:formula="of:=([.AH$20]*1024-[.$C$36]-([.AA54]*([.$P54]+[.$B$36])))/4096" office:value-type="float" office:value="3.09375">
            <text:p>3</text:p>
          </table:table-cell>
          <table:table-cell table:formula="of:=([.AI$20]*1024-[.$C$36]-([.AB54]*([.$P54]+[.$B$36])))/4096" office:value-type="float" office:value="1.703125">
            <text:p>2</text:p>
          </table:table-cell>
          <table:table-cell table:formula="of:=([.AJ$20]*1024-[.$C$36]-([.AC54]*([.$P54]+[.$B$36])))/4096" office:value-type="float" office:value="3.4375">
            <text:p>3</text:p>
          </table:table-cell>
          <table:table-cell table:formula="of:=([.AK$20]*1024-[.$C$36]-([.AD54]*([.$P54]+[.$B$36])))/4096" office:value-type="float" office:value="2.390625">
            <text:p>2</text:p>
          </table:table-cell>
          <table:table-cell table:number-columns-repeated="987"/>
        </table:table-row>
        <table:table-row table:style-name="ro1">
          <table:table-cell table:style-name="ce1" office:value-type="float" office:value="4096">
            <text:p>4096</text:p>
          </table:table-cell>
          <table:table-cell table:style-name="ce1" table:formula="of:=INT(([.$A$36]*1024-[.$B$36]-[.$C$36]) / [.A55])" office:value-type="float" office:value="63">
            <text:p>63</text:p>
          </table:table-cell>
          <table:table-cell table:style-name="ce1" table:formula="of:=([.$A$36]*1024)-([.A55]*[.B55])" office:value-type="float" office:value="4096">
            <text:p>4096</text:p>
          </table:table-cell>
          <table:table-cell table:style-name="ce8" table:formula="of:=[.C55] / ([.$A$36]*1024)" office:value-type="percentage" office:value="0.015625">
            <text:p>1.56%</text:p>
          </table:table-cell>
          <table:table-cell table:style-name="ce1" table:formula="of:=[.$A$36]*1024 -[.$B$36] -[.$C$36] -([.A55]*[.B55])" office:value-type="float" office:value="3904">
            <text:p>3904</text:p>
          </table:table-cell>
          <table:table-cell table:style-name="ce1" table:formula="of:=INT([.E55]/4096)" office:value-type="float" office:value="0">
            <text:p>0</text:p>
          </table:table-cell>
          <table:table-cell table:style-name="ce12" table:formula="of:=INT(([.$A$36]*1024-[.$C$36]) / ([.A55]+[.$B$36]))" office:value-type="float" office:value="62">
            <text:p>62</text:p>
          </table:table-cell>
          <table:table-cell table:style-name="ce1" table:formula="of:=([.$A$36]*1024)-([.A55]*[.G55])" office:value-type="float" office:value="8192">
            <text:p>8192</text:p>
          </table:table-cell>
          <table:table-cell table:style-name="ce8" table:formula="of:=[.H55] / ([.$A$36]*1024)" office:value-type="percentage" office:value="0.03125">
            <text:p>3.13%</text:p>
          </table:table-cell>
          <table:table-cell table:style-name="ce1" table:formula="of:=[.$A$36]*1024 -[.$C$36] -(([.A55]+[.$B$36])*[.G55])" office:value-type="float" office:value="4096">
            <text:p>4096</text:p>
          </table:table-cell>
          <table:table-cell table:style-name="ce1" table:formula="of:=INT([.J55]/4096)" office:value-type="float" office:value="1">
            <text:p>1</text:p>
          </table:table-cell>
          <table:table-cell table:style-name="ce25" table:formula="of:=[.I55]-[.D55]" office:value-type="percentage" office:value="0.015625">
            <text:p>1.56%</text:p>
          </table:table-cell>
          <table:table-cell table:style-name="ce27" table:formula="of:=[.J55]-[.E55]" office:value-type="float" office:value="192">
            <text:p>192</text:p>
          </table:table-cell>
          <table:table-cell table:style-name="ce27" table:formula="of:=[.K55]-[.F55]" office:value-type="float" office:value="1">
            <text:p>1</text:p>
          </table:table-cell>
          <table:table-cell/>
          <table:table-cell office:value-type="float" office:value="19456">
            <text:p>19456</text:p>
          </table:table-cell>
          <table:table-cell table:formula="of:=(([.$Q$20]*1024) - (INT(([.$Q$20]*1024-[.$B$36]-[.$C$36])/[.$P55])*[.$P55])) / ([.$Q$20]*1024)" office:value-type="percentage" office:value="0.03515625">
            <text:p>3.52%</text:p>
          </table:table-cell>
          <table:table-cell table:formula="of:=(([.R$20]*1024) - (INT(([.R$20]*1024-[.$C$36])/([.$P55]+[.$B$36]))*[.$P55])) / ([.R$20]*1024)" office:value-type="percentage" office:value="0.03515625">
            <text:p>3.52%</text:p>
          </table:table-cell>
          <table:table-cell table:formula="of:=(([.S$20]*1024) - (INT(([.S$20]*1024-[.$C$36])/([.$P55]+[.$B$36]))*[.$P55])) / ([.S$20]*1024)" office:value-type="percentage" office:value="0.03515625">
            <text:p>3.52%</text:p>
          </table:table-cell>
          <table:table-cell table:formula="of:=(([.T$20]*1024) - (INT(([.T$20]*1024-[.$C$36])/([.$P55]+[.$B$36]))*[.$P55])) / ([.T$20]*1024)" office:value-type="percentage" office:value="0.0166015625">
            <text:p>1.66%</text:p>
          </table:table-cell>
          <table:table-cell table:formula="of:=(([.U$20]*1024) - (INT(([.U$20]*1024-[.$C$36])/([.$P55]+[.$B$36]))*[.$P55])) / ([.U$20]*1024)" office:value-type="percentage" office:value="0.00732421875">
            <text:p>0.73%</text:p>
          </table:table-cell>
          <table:table-cell table:formula="of:=(([.V$20]*1024) - (INT(([.V$20]*1024-[.$C$36])/([.$P55]+[.$B$36]))*[.$P55])) / ([.V$20]*1024)" office:value-type="percentage" office:value="0.00732421875">
            <text:p>0.73%</text:p>
          </table:table-cell>
          <table:table-cell table:formula="of:=(([.W$20]*1024) - (INT(([.W$20]*1024-[.$C$36])/([.$P55]+[.$B$36]))*[.$P55])) / ([.W$20]*1024)" office:value-type="percentage" office:value="0.0050048828125">
            <text:p>0.50%</text:p>
          </table:table-cell>
          <table:table-cell table:formula="of:=INT(([.X$20]*1024-[.$B$36]-[.$C$36])/[.$P55])" office:value-type="float" office:value="13">
            <text:p>13</text:p>
          </table:table-cell>
          <table:table-cell table:formula="of:=INT(([.Y$20]*1024-[.$C$36])/([.$P55]+[.$B$36]))" office:value-type="float" office:value="13">
            <text:p>13</text:p>
          </table:table-cell>
          <table:table-cell table:formula="of:=INT(([.Z$20]*1024-[.$C$36])/([.$P55]+[.$B$36]))" office:value-type="float" office:value="26">
            <text:p>26</text:p>
          </table:table-cell>
          <table:table-cell table:formula="of:=INT(([.AA$20]*1024-[.$C$36])/([.$P55]+[.$B$36]))" office:value-type="float" office:value="53">
            <text:p>53</text:p>
          </table:table-cell>
          <table:table-cell table:formula="of:=INT(([.AB$20]*1024-[.$C$36])/([.$P55]+[.$B$36]))" office:value-type="float" office:value="107">
            <text:p>107</text:p>
          </table:table-cell>
          <table:table-cell table:formula="of:=INT(([.AC$20]*1024-[.$C$36])/([.$P55]+[.$B$36]))" office:value-type="float" office:value="214">
            <text:p>214</text:p>
          </table:table-cell>
          <table:table-cell table:formula="of:=INT(([.AD$20]*1024-[.$C$36])/([.$P55]+[.$B$36]))" office:value-type="float" office:value="429">
            <text:p>429</text:p>
          </table:table-cell>
          <table:table-cell table:formula="of:=([.AE$20]*1024-[.$B$36]-[.$C$36]-([.$X55]*[.$P55]))/4096" office:value-type="float" office:value="2.203125">
            <text:p>2</text:p>
          </table:table-cell>
          <table:table-cell table:formula="of:=([.AF$20]*1024-[.$C$36]-([.Y55]*([.$P55]+[.$B$36])))/4096" office:value-type="float" office:value="2.015625">
            <text:p>2</text:p>
          </table:table-cell>
          <table:table-cell table:formula="of:=([.AG$20]*1024-[.$C$36]-([.Z55]*([.$P55]+[.$B$36])))/4096" office:value-type="float" office:value="4.0625">
            <text:p>4</text:p>
          </table:table-cell>
          <table:table-cell table:formula="of:=([.AH$20]*1024-[.$C$36]-([.AA55]*([.$P55]+[.$B$36])))/4096" office:value-type="float" office:value="3.390625">
            <text:p>3</text:p>
          </table:table-cell>
          <table:table-cell table:formula="of:=([.AI$20]*1024-[.$C$36]-([.AB55]*([.$P55]+[.$B$36])))/4096" office:value-type="float" office:value="2.046875">
            <text:p>2</text:p>
          </table:table-cell>
          <table:table-cell table:formula="of:=([.AJ$20]*1024-[.$C$36]-([.AC55]*([.$P55]+[.$B$36])))/4096" office:value-type="float" office:value="4.125">
            <text:p>4</text:p>
          </table:table-cell>
          <table:table-cell table:formula="of:=([.AK$20]*1024-[.$C$36]-([.AD55]*([.$P55]+[.$B$36])))/4096" office:value-type="float" office:value="3.515625">
            <text:p>4</text:p>
          </table:table-cell>
          <table:table-cell table:number-columns-repeated="987"/>
        </table:table-row>
        <table:table-row table:style-name="ro1">
          <table:table-cell office:value-type="float" office:value="4352">
            <text:p>4352</text:p>
          </table:table-cell>
          <table:table-cell table:formula="of:=INT(([.$A$36]*1024-[.$B$36]-[.$C$36]) / [.A56])" office:value-type="float" office:value="60">
            <text:p>60</text:p>
          </table:table-cell>
          <table:table-cell table:formula="of:=([.$A$36]*1024)-([.A56]*[.B56])" office:value-type="float" office:value="1024">
            <text:p>1024</text:p>
          </table:table-cell>
          <table:table-cell table:formula="of:=[.C56] / ([.$A$36]*1024)" office:value-type="percentage" office:value="0.00390625">
            <text:p>0.39%</text:p>
          </table:table-cell>
          <table:table-cell table:formula="of:=[.$A$36]*1024 -[.$B$36] -[.$C$36] -([.A56]*[.B56])" office:value-type="float" office:value="832">
            <text:p>832</text:p>
          </table:table-cell>
          <table:table-cell table:formula="of:=INT([.E56]/4096)" office:value-type="float" office:value="0">
            <text:p>0</text:p>
          </table:table-cell>
          <table:table-cell table:formula="of:=INT(([.$A$36]*1024-[.$C$36]) / ([.A56]+[.$B$36]))" office:value-type="float" office:value="59">
            <text:p>59</text:p>
          </table:table-cell>
          <table:table-cell table:formula="of:=([.$A$36]*1024)-([.A56]*[.G56])" office:value-type="float" office:value="5376">
            <text:p>5376</text:p>
          </table:table-cell>
          <table:table-cell table:formula="of:=[.H56] / ([.$A$36]*1024)" office:value-type="percentage" office:value="0.0205078125">
            <text:p>2.05%</text:p>
          </table:table-cell>
          <table:table-cell table:formula="of:=[.$A$36]*1024 -[.$C$36] -(([.A56]+[.$B$36])*[.G56])" office:value-type="float" office:value="1472">
            <text:p>1472</text:p>
          </table:table-cell>
          <table:table-cell table:formula="of:=INT([.J56]/4096)" office:value-type="float" office:value="0">
            <text:p>0</text:p>
          </table:table-cell>
          <table:table-cell table:formula="of:=[.I56]-[.D56]" office:value-type="percentage" office:value="0.0166015625">
            <text:p>1.66%</text:p>
          </table:table-cell>
          <table:table-cell table:formula="of:=[.J56]-[.E56]" office:value-type="float" office:value="640">
            <text:p>640</text:p>
          </table:table-cell>
          <table:table-cell table:formula="of:=[.K56]-[.F56]" office:value-type="float" office:value="0">
            <text:p>0</text:p>
          </table:table-cell>
          <table:table-cell/>
          <table:table-cell office:value-type="float" office:value="20480">
            <text:p>20480</text:p>
          </table:table-cell>
          <table:table-cell table:formula="of:=(([.$Q$20]*1024) - (INT(([.$Q$20]*1024-[.$B$36]-[.$C$36])/[.$P56])*[.$P56])) / ([.$Q$20]*1024)" office:value-type="percentage" office:value="0.0625">
            <text:p>6.25%</text:p>
          </table:table-cell>
          <table:table-cell table:formula="of:=(([.R$20]*1024) - (INT(([.R$20]*1024-[.$C$36])/([.$P56]+[.$B$36]))*[.$P56])) / ([.R$20]*1024)" office:value-type="percentage" office:value="0.0625">
            <text:p>6.25%</text:p>
          </table:table-cell>
          <table:table-cell table:formula="of:=(([.S$20]*1024) - (INT(([.S$20]*1024-[.$C$36])/([.$P56]+[.$B$36]))*[.$P56])) / ([.S$20]*1024)" office:value-type="percentage" office:value="0.0234375">
            <text:p>2.34%</text:p>
          </table:table-cell>
          <table:table-cell table:formula="of:=(([.T$20]*1024) - (INT(([.T$20]*1024-[.$C$36])/([.$P56]+[.$B$36]))*[.$P56])) / ([.T$20]*1024)" office:value-type="percentage" office:value="0.00390625">
            <text:p>0.39%</text:p>
          </table:table-cell>
          <table:table-cell table:formula="of:=(([.U$20]*1024) - (INT(([.U$20]*1024-[.$C$36])/([.$P56]+[.$B$36]))*[.$P56])) / ([.U$20]*1024)" office:value-type="percentage" office:value="0.00390625">
            <text:p>0.39%</text:p>
          </table:table-cell>
          <table:table-cell table:formula="of:=(([.V$20]*1024) - (INT(([.V$20]*1024-[.$C$36])/([.$P56]+[.$B$36]))*[.$P56])) / ([.V$20]*1024)" office:value-type="percentage" office:value="0.00390625">
            <text:p>0.39%</text:p>
          </table:table-cell>
          <table:table-cell table:formula="of:=(([.W$20]*1024) - (INT(([.W$20]*1024-[.$C$36])/([.$P56]+[.$B$36]))*[.$P56])) / ([.W$20]*1024)" office:value-type="percentage" office:value="0.00390625">
            <text:p>0.39%</text:p>
          </table:table-cell>
          <table:table-cell table:formula="of:=INT(([.X$20]*1024-[.$B$36]-[.$C$36])/[.$P56])" office:value-type="float" office:value="12">
            <text:p>12</text:p>
          </table:table-cell>
          <table:table-cell table:formula="of:=INT(([.Y$20]*1024-[.$C$36])/([.$P56]+[.$B$36]))" office:value-type="float" office:value="12">
            <text:p>12</text:p>
          </table:table-cell>
          <table:table-cell table:formula="of:=INT(([.Z$20]*1024-[.$C$36])/([.$P56]+[.$B$36]))" office:value-type="float" office:value="25">
            <text:p>25</text:p>
          </table:table-cell>
          <table:table-cell table:formula="of:=INT(([.AA$20]*1024-[.$C$36])/([.$P56]+[.$B$36]))" office:value-type="float" office:value="51">
            <text:p>51</text:p>
          </table:table-cell>
          <table:table-cell table:formula="of:=INT(([.AB$20]*1024-[.$C$36])/([.$P56]+[.$B$36]))" office:value-type="float" office:value="102">
            <text:p>102</text:p>
          </table:table-cell>
          <table:table-cell table:formula="of:=INT(([.AC$20]*1024-[.$C$36])/([.$P56]+[.$B$36]))" office:value-type="float" office:value="204">
            <text:p>204</text:p>
          </table:table-cell>
          <table:table-cell table:formula="of:=INT(([.AD$20]*1024-[.$C$36])/([.$P56]+[.$B$36]))" office:value-type="float" office:value="408">
            <text:p>408</text:p>
          </table:table-cell>
          <table:table-cell table:formula="of:=([.AE$20]*1024-[.$B$36]-[.$C$36]-([.$X56]*[.$P56]))/4096" office:value-type="float" office:value="3.953125">
            <text:p>4</text:p>
          </table:table-cell>
          <table:table-cell table:formula="of:=([.AF$20]*1024-[.$C$36]-([.Y56]*([.$P56]+[.$B$36])))/4096" office:value-type="float" office:value="3.78125">
            <text:p>4</text:p>
          </table:table-cell>
          <table:table-cell table:formula="of:=([.AG$20]*1024-[.$C$36]-([.Z56]*([.$P56]+[.$B$36])))/4096" office:value-type="float" office:value="2.578125">
            <text:p>3</text:p>
          </table:table-cell>
          <table:table-cell table:formula="of:=([.AH$20]*1024-[.$C$36]-([.AA56]*([.$P56]+[.$B$36])))/4096" office:value-type="float" office:value="0.171875">
            <text:p>0</text:p>
          </table:table-cell>
          <table:table-cell table:formula="of:=([.AI$20]*1024-[.$C$36]-([.AB56]*([.$P56]+[.$B$36])))/4096" office:value-type="float" office:value="0.375">
            <text:p>0</text:p>
          </table:table-cell>
          <table:table-cell table:formula="of:=([.AJ$20]*1024-[.$C$36]-([.AC56]*([.$P56]+[.$B$36])))/4096" office:value-type="float" office:value="0.78125">
            <text:p>1</text:p>
          </table:table-cell>
          <table:table-cell table:formula="of:=([.AK$20]*1024-[.$C$36]-([.AD56]*([.$P56]+[.$B$36])))/4096" office:value-type="float" office:value="1.59375">
            <text:p>2</text:p>
          </table:table-cell>
          <table:table-cell table:number-columns-repeated="987"/>
        </table:table-row>
        <table:table-row table:style-name="ro1">
          <table:table-cell office:value-type="float" office:value="4608">
            <text:p>4608</text:p>
          </table:table-cell>
          <table:table-cell table:formula="of:=INT(([.$A$36]*1024-[.$B$36]-[.$C$36]) / [.A57])" office:value-type="float" office:value="56">
            <text:p>56</text:p>
          </table:table-cell>
          <table:table-cell table:formula="of:=([.$A$36]*1024)-([.A57]*[.B57])" office:value-type="float" office:value="4096">
            <text:p>4096</text:p>
          </table:table-cell>
          <table:table-cell table:formula="of:=[.C57] / ([.$A$36]*1024)" office:value-type="percentage" office:value="0.015625">
            <text:p>1.56%</text:p>
          </table:table-cell>
          <table:table-cell table:formula="of:=[.$A$36]*1024 -[.$B$36] -[.$C$36] -([.A57]*[.B57])" office:value-type="float" office:value="3904">
            <text:p>3904</text:p>
          </table:table-cell>
          <table:table-cell table:formula="of:=INT([.E57]/4096)" office:value-type="float" office:value="0">
            <text:p>0</text:p>
          </table:table-cell>
          <table:table-cell table:formula="of:=INT(([.$A$36]*1024-[.$C$36]) / ([.A57]+[.$B$36]))" office:value-type="float" office:value="56">
            <text:p>56</text:p>
          </table:table-cell>
          <table:table-cell table:formula="of:=([.$A$36]*1024)-([.A57]*[.G57])" office:value-type="float" office:value="4096">
            <text:p>4096</text:p>
          </table:table-cell>
          <table:table-cell table:formula="of:=[.H57] / ([.$A$36]*1024)" office:value-type="percentage" office:value="0.015625">
            <text:p>1.56%</text:p>
          </table:table-cell>
          <table:table-cell table:formula="of:=[.$A$36]*1024 -[.$C$36] -(([.A57]+[.$B$36])*[.G57])" office:value-type="float" office:value="384">
            <text:p>384</text:p>
          </table:table-cell>
          <table:table-cell table:formula="of:=INT([.J57]/4096)" office:value-type="float" office:value="0">
            <text:p>0</text:p>
          </table:table-cell>
          <table:table-cell table:formula="of:=[.I57]-[.D57]" office:value-type="percentage" office:value="0">
            <text:p>0.00%</text:p>
          </table:table-cell>
          <table:table-cell table:formula="of:=[.J57]-[.E57]" office:value-type="float" office:value="-3520">
            <text:p>-3520</text:p>
          </table:table-cell>
          <table:table-cell table:formula="of:=[.K57]-[.F57]" office:value-type="float" office:value="0">
            <text:p>0</text:p>
          </table:table-cell>
          <table:table-cell/>
          <table:table-cell office:value-type="float" office:value="21504">
            <text:p>21504</text:p>
          </table:table-cell>
          <table:table-cell table:formula="of:=(([.$Q$20]*1024) - (INT(([.$Q$20]*1024-[.$B$36]-[.$C$36])/[.$P57])*[.$P57])) / ([.$Q$20]*1024)" office:value-type="percentage" office:value="0.015625">
            <text:p>1.56%</text:p>
          </table:table-cell>
          <table:table-cell table:formula="of:=(([.R$20]*1024) - (INT(([.R$20]*1024-[.$C$36])/([.$P57]+[.$B$36]))*[.$P57])) / ([.R$20]*1024)" office:value-type="percentage" office:value="0.015625">
            <text:p>1.56%</text:p>
          </table:table-cell>
          <table:table-cell table:formula="of:=(([.S$20]*1024) - (INT(([.S$20]*1024-[.$C$36])/([.$P57]+[.$B$36]))*[.$P57])) / ([.S$20]*1024)" office:value-type="percentage" office:value="0.015625">
            <text:p>1.56%</text:p>
          </table:table-cell>
          <table:table-cell table:formula="of:=(([.T$20]*1024) - (INT(([.T$20]*1024-[.$C$36])/([.$P57]+[.$B$36]))*[.$P57])) / ([.T$20]*1024)" office:value-type="percentage" office:value="0.015625">
            <text:p>1.56%</text:p>
          </table:table-cell>
          <table:table-cell table:formula="of:=(([.U$20]*1024) - (INT(([.U$20]*1024-[.$C$36])/([.$P57]+[.$B$36]))*[.$P57])) / ([.U$20]*1024)" office:value-type="percentage" office:value="0.00537109375">
            <text:p>0.54%</text:p>
          </table:table-cell>
          <table:table-cell table:formula="of:=(([.V$20]*1024) - (INT(([.V$20]*1024-[.$C$36])/([.$P57]+[.$B$36]))*[.$P57])) / ([.V$20]*1024)" office:value-type="percentage" office:value="0.00537109375">
            <text:p>0.54%</text:p>
          </table:table-cell>
          <table:table-cell table:formula="of:=(([.W$20]*1024) - (INT(([.W$20]*1024-[.$C$36])/([.$P57]+[.$B$36]))*[.$P57])) / ([.W$20]*1024)" office:value-type="percentage" office:value="0.00537109375">
            <text:p>0.54%</text:p>
          </table:table-cell>
          <table:table-cell table:formula="of:=INT(([.X$20]*1024-[.$B$36]-[.$C$36])/[.$P57])" office:value-type="float" office:value="12">
            <text:p>12</text:p>
          </table:table-cell>
          <table:table-cell table:formula="of:=INT(([.Y$20]*1024-[.$C$36])/([.$P57]+[.$B$36]))" office:value-type="float" office:value="12">
            <text:p>12</text:p>
          </table:table-cell>
          <table:table-cell table:formula="of:=INT(([.Z$20]*1024-[.$C$36])/([.$P57]+[.$B$36]))" office:value-type="float" office:value="24">
            <text:p>24</text:p>
          </table:table-cell>
          <table:table-cell table:formula="of:=INT(([.AA$20]*1024-[.$C$36])/([.$P57]+[.$B$36]))" office:value-type="float" office:value="48">
            <text:p>48</text:p>
          </table:table-cell>
          <table:table-cell table:formula="of:=INT(([.AB$20]*1024-[.$C$36])/([.$P57]+[.$B$36]))" office:value-type="float" office:value="97">
            <text:p>97</text:p>
          </table:table-cell>
          <table:table-cell table:formula="of:=INT(([.AC$20]*1024-[.$C$36])/([.$P57]+[.$B$36]))" office:value-type="float" office:value="194">
            <text:p>194</text:p>
          </table:table-cell>
          <table:table-cell table:formula="of:=INT(([.AD$20]*1024-[.$C$36])/([.$P57]+[.$B$36]))" office:value-type="float" office:value="388">
            <text:p>388</text:p>
          </table:table-cell>
          <table:table-cell table:formula="of:=([.AE$20]*1024-[.$B$36]-[.$C$36]-([.$X57]*[.$P57]))/4096" office:value-type="float" office:value="0.953125">
            <text:p>1</text:p>
          </table:table-cell>
          <table:table-cell table:formula="of:=([.AF$20]*1024-[.$C$36]-([.Y57]*([.$P57]+[.$B$36])))/4096" office:value-type="float" office:value="0.78125">
            <text:p>1</text:p>
          </table:table-cell>
          <table:table-cell table:formula="of:=([.AG$20]*1024-[.$C$36]-([.Z57]*([.$P57]+[.$B$36])))/4096" office:value-type="float" office:value="1.59375">
            <text:p>2</text:p>
          </table:table-cell>
          <table:table-cell table:formula="of:=([.AH$20]*1024-[.$C$36]-([.AA57]*([.$P57]+[.$B$36])))/4096" office:value-type="float" office:value="3.21875">
            <text:p>3</text:p>
          </table:table-cell>
          <table:table-cell table:formula="of:=([.AI$20]*1024-[.$C$36]-([.AB57]*([.$P57]+[.$B$36])))/4096" office:value-type="float" office:value="1.203125">
            <text:p>1</text:p>
          </table:table-cell>
          <table:table-cell table:formula="of:=([.AJ$20]*1024-[.$C$36]-([.AC57]*([.$P57]+[.$B$36])))/4096" office:value-type="float" office:value="2.4375">
            <text:p>2</text:p>
          </table:table-cell>
          <table:table-cell table:formula="of:=([.AK$20]*1024-[.$C$36]-([.AD57]*([.$P57]+[.$B$36])))/4096" office:value-type="float" office:value="4.90625">
            <text:p>5</text:p>
          </table:table-cell>
          <table:table-cell table:number-columns-repeated="987"/>
        </table:table-row>
        <table:table-row table:style-name="ro1">
          <table:table-cell office:value-type="float" office:value="4864">
            <text:p>4864</text:p>
          </table:table-cell>
          <table:table-cell table:formula="of:=INT(([.$A$36]*1024-[.$B$36]-[.$C$36]) / [.A58])" office:value-type="float" office:value="53">
            <text:p>53</text:p>
          </table:table-cell>
          <table:table-cell table:formula="of:=([.$A$36]*1024)-([.A58]*[.B58])" office:value-type="float" office:value="4352">
            <text:p>4352</text:p>
          </table:table-cell>
          <table:table-cell table:formula="of:=[.C58] / ([.$A$36]*1024)" office:value-type="percentage" office:value="0.0166015625">
            <text:p>1.66%</text:p>
          </table:table-cell>
          <table:table-cell table:formula="of:=[.$A$36]*1024 -[.$B$36] -[.$C$36] -([.A58]*[.B58])" office:value-type="float" office:value="4160">
            <text:p>4160</text:p>
          </table:table-cell>
          <table:table-cell table:formula="of:=INT([.E58]/4096)" office:value-type="float" office:value="1">
            <text:p>1</text:p>
          </table:table-cell>
          <table:table-cell table:formula="of:=INT(([.$A$36]*1024-[.$C$36]) / ([.A58]+[.$B$36]))" office:value-type="float" office:value="53">
            <text:p>53</text:p>
          </table:table-cell>
          <table:table-cell table:formula="of:=([.$A$36]*1024)-([.A58]*[.G58])" office:value-type="float" office:value="4352">
            <text:p>4352</text:p>
          </table:table-cell>
          <table:table-cell table:formula="of:=[.H58] / ([.$A$36]*1024)" office:value-type="percentage" office:value="0.0166015625">
            <text:p>1.66%</text:p>
          </table:table-cell>
          <table:table-cell table:formula="of:=[.$A$36]*1024 -[.$C$36] -(([.A58]+[.$B$36])*[.G58])" office:value-type="float" office:value="832">
            <text:p>832</text:p>
          </table:table-cell>
          <table:table-cell table:formula="of:=INT([.J58]/4096)" office:value-type="float" office:value="0">
            <text:p>0</text:p>
          </table:table-cell>
          <table:table-cell table:formula="of:=[.I58]-[.D58]" office:value-type="percentage" office:value="0">
            <text:p>0.00%</text:p>
          </table:table-cell>
          <table:table-cell table:formula="of:=[.J58]-[.E58]" office:value-type="float" office:value="-3328">
            <text:p>-3328</text:p>
          </table:table-cell>
          <table:table-cell table:formula="of:=[.K58]-[.F58]" office:value-type="float" office:value="-1">
            <text:p>-1</text:p>
          </table:table-cell>
          <table:table-cell/>
          <table:table-cell office:value-type="float" office:value="22528">
            <text:p>22528</text:p>
          </table:table-cell>
          <table:table-cell table:formula="of:=(([.$Q$20]*1024) - (INT(([.$Q$20]*1024-[.$B$36]-[.$C$36])/[.$P58])*[.$P58])) / ([.$Q$20]*1024)" office:value-type="percentage" office:value="0.0546875">
            <text:p>5.47%</text:p>
          </table:table-cell>
          <table:table-cell table:formula="of:=(([.R$20]*1024) - (INT(([.R$20]*1024-[.$C$36])/([.$P58]+[.$B$36]))*[.$P58])) / ([.R$20]*1024)" office:value-type="percentage" office:value="0.0546875">
            <text:p>5.47%</text:p>
          </table:table-cell>
          <table:table-cell table:formula="of:=(([.S$20]*1024) - (INT(([.S$20]*1024-[.$C$36])/([.$P58]+[.$B$36]))*[.$P58])) / ([.S$20]*1024)" office:value-type="percentage" office:value="0.01171875">
            <text:p>1.17%</text:p>
          </table:table-cell>
          <table:table-cell table:formula="of:=(([.T$20]*1024) - (INT(([.T$20]*1024-[.$C$36])/([.$P58]+[.$B$36]))*[.$P58])) / ([.T$20]*1024)" office:value-type="percentage" office:value="0.01171875">
            <text:p>1.17%</text:p>
          </table:table-cell>
          <table:table-cell table:formula="of:=(([.U$20]*1024) - (INT(([.U$20]*1024-[.$C$36])/([.$P58]+[.$B$36]))*[.$P58])) / ([.U$20]*1024)" office:value-type="percentage" office:value="0.01171875">
            <text:p>1.17%</text:p>
          </table:table-cell>
          <table:table-cell table:formula="of:=(([.V$20]*1024) - (INT(([.V$20]*1024-[.$C$36])/([.$P58]+[.$B$36]))*[.$P58])) / ([.V$20]*1024)" office:value-type="percentage" office:value="0.00634765625">
            <text:p>0.63%</text:p>
          </table:table-cell>
          <table:table-cell table:formula="of:=(([.W$20]*1024) - (INT(([.W$20]*1024-[.$C$36])/([.$P58]+[.$B$36]))*[.$P58])) / ([.W$20]*1024)" office:value-type="percentage" office:value="0.003662109375">
            <text:p>0.37%</text:p>
          </table:table-cell>
          <table:table-cell table:formula="of:=INT(([.X$20]*1024-[.$B$36]-[.$C$36])/[.$P58])" office:value-type="float" office:value="11">
            <text:p>11</text:p>
          </table:table-cell>
          <table:table-cell table:formula="of:=INT(([.Y$20]*1024-[.$C$36])/([.$P58]+[.$B$36]))" office:value-type="float" office:value="11">
            <text:p>11</text:p>
          </table:table-cell>
          <table:table-cell table:formula="of:=INT(([.Z$20]*1024-[.$C$36])/([.$P58]+[.$B$36]))" office:value-type="float" office:value="23">
            <text:p>23</text:p>
          </table:table-cell>
          <table:table-cell table:formula="of:=INT(([.AA$20]*1024-[.$C$36])/([.$P58]+[.$B$36]))" office:value-type="float" office:value="46">
            <text:p>46</text:p>
          </table:table-cell>
          <table:table-cell table:formula="of:=INT(([.AB$20]*1024-[.$C$36])/([.$P58]+[.$B$36]))" office:value-type="float" office:value="92">
            <text:p>92</text:p>
          </table:table-cell>
          <table:table-cell table:formula="of:=INT(([.AC$20]*1024-[.$C$36])/([.$P58]+[.$B$36]))" office:value-type="float" office:value="185">
            <text:p>185</text:p>
          </table:table-cell>
          <table:table-cell table:formula="of:=INT(([.AD$20]*1024-[.$C$36])/([.$P58]+[.$B$36]))" office:value-type="float" office:value="371">
            <text:p>371</text:p>
          </table:table-cell>
          <table:table-cell table:formula="of:=([.AE$20]*1024-[.$B$36]-[.$C$36]-([.$X58]*[.$P58]))/4096" office:value-type="float" office:value="3.453125">
            <text:p>3</text:p>
          </table:table-cell>
          <table:table-cell table:formula="of:=([.AF$20]*1024-[.$C$36]-([.Y58]*([.$P58]+[.$B$36])))/4096" office:value-type="float" office:value="3.296875">
            <text:p>3</text:p>
          </table:table-cell>
          <table:table-cell table:formula="of:=([.AG$20]*1024-[.$C$36]-([.Z58]*([.$P58]+[.$B$36])))/4096" office:value-type="float" office:value="1.109375">
            <text:p>1</text:p>
          </table:table-cell>
          <table:table-cell table:formula="of:=([.AH$20]*1024-[.$C$36]-([.AA58]*([.$P58]+[.$B$36])))/4096" office:value-type="float" office:value="2.25">
            <text:p>2</text:p>
          </table:table-cell>
          <table:table-cell table:formula="of:=([.AI$20]*1024-[.$C$36]-([.AB58]*([.$P58]+[.$B$36])))/4096" office:value-type="float" office:value="4.53125">
            <text:p>5</text:p>
          </table:table-cell>
          <table:table-cell table:formula="of:=([.AJ$20]*1024-[.$C$36]-([.AC58]*([.$P58]+[.$B$36])))/4096" office:value-type="float" office:value="3.578125">
            <text:p>4</text:p>
          </table:table-cell>
          <table:table-cell table:formula="of:=([.AK$20]*1024-[.$C$36]-([.AD58]*([.$P58]+[.$B$36])))/4096" office:value-type="float" office:value="1.671875">
            <text:p>2</text:p>
          </table:table-cell>
          <table:table-cell table:number-columns-repeated="987"/>
        </table:table-row>
        <table:table-row table:style-name="ro1">
          <table:table-cell office:value-type="float" office:value="5120">
            <text:p>5120</text:p>
          </table:table-cell>
          <table:table-cell table:formula="of:=INT(([.$A$36]*1024-[.$B$36]-[.$C$36]) / [.A59])" office:value-type="float" office:value="51">
            <text:p>51</text:p>
          </table:table-cell>
          <table:table-cell table:formula="of:=([.$A$36]*1024)-([.A59]*[.B59])" office:value-type="float" office:value="1024">
            <text:p>1024</text:p>
          </table:table-cell>
          <table:table-cell table:formula="of:=[.C59] / ([.$A$36]*1024)" office:value-type="percentage" office:value="0.00390625">
            <text:p>0.39%</text:p>
          </table:table-cell>
          <table:table-cell table:formula="of:=[.$A$36]*1024 -[.$B$36] -[.$C$36] -([.A59]*[.B59])" office:value-type="float" office:value="832">
            <text:p>832</text:p>
          </table:table-cell>
          <table:table-cell table:formula="of:=INT([.E59]/4096)" office:value-type="float" office:value="0">
            <text:p>0</text:p>
          </table:table-cell>
          <table:table-cell table:formula="of:=INT(([.$A$36]*1024-[.$C$36]) / ([.A59]+[.$B$36]))" office:value-type="float" office:value="50">
            <text:p>50</text:p>
          </table:table-cell>
          <table:table-cell table:formula="of:=([.$A$36]*1024)-([.A59]*[.G59])" office:value-type="float" office:value="6144">
            <text:p>6144</text:p>
          </table:table-cell>
          <table:table-cell table:formula="of:=[.H59] / ([.$A$36]*1024)" office:value-type="percentage" office:value="0.0234375">
            <text:p>2.34%</text:p>
          </table:table-cell>
          <table:table-cell table:formula="of:=[.$A$36]*1024 -[.$C$36] -(([.A59]+[.$B$36])*[.G59])" office:value-type="float" office:value="2816">
            <text:p>2816</text:p>
          </table:table-cell>
          <table:table-cell table:formula="of:=INT([.J59]/4096)" office:value-type="float" office:value="0">
            <text:p>0</text:p>
          </table:table-cell>
          <table:table-cell table:formula="of:=[.I59]-[.D59]" office:value-type="percentage" office:value="0.01953125">
            <text:p>1.95%</text:p>
          </table:table-cell>
          <table:table-cell table:formula="of:=[.J59]-[.E59]" office:value-type="float" office:value="1984">
            <text:p>1984</text:p>
          </table:table-cell>
          <table:table-cell table:formula="of:=[.K59]-[.F59]" office:value-type="float" office:value="0">
            <text:p>0</text:p>
          </table:table-cell>
          <table:table-cell/>
          <table:table-cell office:value-type="float" office:value="23552">
            <text:p>23552</text:p>
          </table:table-cell>
          <table:table-cell table:formula="of:=(([.$Q$20]*1024) - (INT(([.$Q$20]*1024-[.$B$36]-[.$C$36])/[.$P59])*[.$P59])) / ([.$Q$20]*1024)" office:value-type="percentage" office:value="0.01171875">
            <text:p>1.17%</text:p>
          </table:table-cell>
          <table:table-cell table:formula="of:=(([.R$20]*1024) - (INT(([.R$20]*1024-[.$C$36])/([.$P59]+[.$B$36]))*[.$P59])) / ([.R$20]*1024)" office:value-type="percentage" office:value="0.01171875">
            <text:p>1.17%</text:p>
          </table:table-cell>
          <table:table-cell table:formula="of:=(([.S$20]*1024) - (INT(([.S$20]*1024-[.$C$36])/([.$P59]+[.$B$36]))*[.$P59])) / ([.S$20]*1024)" office:value-type="percentage" office:value="0.01171875">
            <text:p>1.17%</text:p>
          </table:table-cell>
          <table:table-cell table:formula="of:=(([.T$20]*1024) - (INT(([.T$20]*1024-[.$C$36])/([.$P59]+[.$B$36]))*[.$P59])) / ([.T$20]*1024)" office:value-type="percentage" office:value="0.01171875">
            <text:p>1.17%</text:p>
          </table:table-cell>
          <table:table-cell table:formula="of:=(([.U$20]*1024) - (INT(([.U$20]*1024-[.$C$36])/([.$P59]+[.$B$36]))*[.$P59])) / ([.U$20]*1024)" office:value-type="percentage" office:value="0.01171875">
            <text:p>1.17%</text:p>
          </table:table-cell>
          <table:table-cell table:formula="of:=(([.V$20]*1024) - (INT(([.V$20]*1024-[.$C$36])/([.$P59]+[.$B$36]))*[.$P59])) / ([.V$20]*1024)" office:value-type="percentage" office:value="0.006103515625">
            <text:p>0.61%</text:p>
          </table:table-cell>
          <table:table-cell table:formula="of:=(([.W$20]*1024) - (INT(([.W$20]*1024-[.$C$36])/([.$P59]+[.$B$36]))*[.$P59])) / ([.W$20]*1024)" office:value-type="percentage" office:value="0.0032958984375">
            <text:p>0.33%</text:p>
          </table:table-cell>
          <table:table-cell table:formula="of:=INT(([.X$20]*1024-[.$B$36]-[.$C$36])/[.$P59])" office:value-type="float" office:value="11">
            <text:p>11</text:p>
          </table:table-cell>
          <table:table-cell table:formula="of:=INT(([.Y$20]*1024-[.$C$36])/([.$P59]+[.$B$36]))" office:value-type="float" office:value="11">
            <text:p>11</text:p>
          </table:table-cell>
          <table:table-cell table:formula="of:=INT(([.Z$20]*1024-[.$C$36])/([.$P59]+[.$B$36]))" office:value-type="float" office:value="22">
            <text:p>22</text:p>
          </table:table-cell>
          <table:table-cell table:formula="of:=INT(([.AA$20]*1024-[.$C$36])/([.$P59]+[.$B$36]))" office:value-type="float" office:value="44">
            <text:p>44</text:p>
          </table:table-cell>
          <table:table-cell table:formula="of:=INT(([.AB$20]*1024-[.$C$36])/([.$P59]+[.$B$36]))" office:value-type="float" office:value="88">
            <text:p>88</text:p>
          </table:table-cell>
          <table:table-cell table:formula="of:=INT(([.AC$20]*1024-[.$C$36])/([.$P59]+[.$B$36]))" office:value-type="float" office:value="177">
            <text:p>177</text:p>
          </table:table-cell>
          <table:table-cell table:formula="of:=INT(([.AD$20]*1024-[.$C$36])/([.$P59]+[.$B$36]))" office:value-type="float" office:value="355">
            <text:p>355</text:p>
          </table:table-cell>
          <table:table-cell table:formula="of:=([.AE$20]*1024-[.$B$36]-[.$C$36]-([.$X59]*[.$P59]))/4096" office:value-type="float" office:value="0.703125">
            <text:p>1</text:p>
          </table:table-cell>
          <table:table-cell table:formula="of:=([.AF$20]*1024-[.$C$36]-([.Y59]*([.$P59]+[.$B$36])))/4096" office:value-type="float" office:value="0.546875">
            <text:p>1</text:p>
          </table:table-cell>
          <table:table-cell table:formula="of:=([.AG$20]*1024-[.$C$36]-([.Z59]*([.$P59]+[.$B$36])))/4096" office:value-type="float" office:value="1.125">
            <text:p>1</text:p>
          </table:table-cell>
          <table:table-cell table:formula="of:=([.AH$20]*1024-[.$C$36]-([.AA59]*([.$P59]+[.$B$36])))/4096" office:value-type="float" office:value="2.28125">
            <text:p>2</text:p>
          </table:table-cell>
          <table:table-cell table:formula="of:=([.AI$20]*1024-[.$C$36]-([.AB59]*([.$P59]+[.$B$36])))/4096" office:value-type="float" office:value="4.59375">
            <text:p>5</text:p>
          </table:table-cell>
          <table:table-cell table:formula="of:=([.AJ$20]*1024-[.$C$36]-([.AC59]*([.$P59]+[.$B$36])))/4096" office:value-type="float" office:value="3.453125">
            <text:p>3</text:p>
          </table:table-cell>
          <table:table-cell table:formula="of:=([.AK$20]*1024-[.$C$36]-([.AD59]*([.$P59]+[.$B$36])))/4096" office:value-type="float" office:value="1.171875">
            <text:p>1</text:p>
          </table:table-cell>
          <table:table-cell table:number-columns-repeated="987"/>
        </table:table-row>
        <table:table-row table:style-name="ro1">
          <table:table-cell office:value-type="float" office:value="5376">
            <text:p>5376</text:p>
          </table:table-cell>
          <table:table-cell table:formula="of:=INT(([.$A$36]*1024-[.$B$36]-[.$C$36]) / [.A60])" office:value-type="float" office:value="48">
            <text:p>48</text:p>
          </table:table-cell>
          <table:table-cell table:formula="of:=([.$A$36]*1024)-([.A60]*[.B60])" office:value-type="float" office:value="4096">
            <text:p>4096</text:p>
          </table:table-cell>
          <table:table-cell table:formula="of:=[.C60] / ([.$A$36]*1024)" office:value-type="percentage" office:value="0.015625">
            <text:p>1.56%</text:p>
          </table:table-cell>
          <table:table-cell table:formula="of:=[.$A$36]*1024 -[.$B$36] -[.$C$36] -([.A60]*[.B60])" office:value-type="float" office:value="3904">
            <text:p>3904</text:p>
          </table:table-cell>
          <table:table-cell table:formula="of:=INT([.E60]/4096)" office:value-type="float" office:value="0">
            <text:p>0</text:p>
          </table:table-cell>
          <table:table-cell table:formula="of:=INT(([.$A$36]*1024-[.$C$36]) / ([.A60]+[.$B$36]))" office:value-type="float" office:value="48">
            <text:p>48</text:p>
          </table:table-cell>
          <table:table-cell table:formula="of:=([.$A$36]*1024)-([.A60]*[.G60])" office:value-type="float" office:value="4096">
            <text:p>4096</text:p>
          </table:table-cell>
          <table:table-cell table:formula="of:=[.H60] / ([.$A$36]*1024)" office:value-type="percentage" office:value="0.015625">
            <text:p>1.56%</text:p>
          </table:table-cell>
          <table:table-cell table:formula="of:=[.$A$36]*1024 -[.$C$36] -(([.A60]+[.$B$36])*[.G60])" office:value-type="float" office:value="896">
            <text:p>896</text:p>
          </table:table-cell>
          <table:table-cell table:formula="of:=INT([.J60]/4096)" office:value-type="float" office:value="0">
            <text:p>0</text:p>
          </table:table-cell>
          <table:table-cell table:formula="of:=[.I60]-[.D60]" office:value-type="percentage" office:value="0">
            <text:p>0.00%</text:p>
          </table:table-cell>
          <table:table-cell table:formula="of:=[.J60]-[.E60]" office:value-type="float" office:value="-3008">
            <text:p>-3008</text:p>
          </table:table-cell>
          <table:table-cell table:formula="of:=[.K60]-[.F60]" office:value-type="float" office:value="0">
            <text:p>0</text:p>
          </table:table-cell>
          <table:table-cell/>
          <table:table-cell office:value-type="float" office:value="24576">
            <text:p>24576</text:p>
          </table:table-cell>
          <table:table-cell table:formula="of:=(([.$Q$20]*1024) - (INT(([.$Q$20]*1024-[.$B$36]-[.$C$36])/[.$P60])*[.$P60])) / ([.$Q$20]*1024)" office:value-type="percentage" office:value="0.0625">
            <text:p>6.25%</text:p>
          </table:table-cell>
          <table:table-cell table:formula="of:=(([.R$20]*1024) - (INT(([.R$20]*1024-[.$C$36])/([.$P60]+[.$B$36]))*[.$P60])) / ([.R$20]*1024)" office:value-type="percentage" office:value="0.0625">
            <text:p>6.25%</text:p>
          </table:table-cell>
          <table:table-cell table:formula="of:=(([.S$20]*1024) - (INT(([.S$20]*1024-[.$C$36])/([.$P60]+[.$B$36]))*[.$P60])) / ([.S$20]*1024)" office:value-type="percentage" office:value="0.015625">
            <text:p>1.56%</text:p>
          </table:table-cell>
          <table:table-cell table:formula="of:=(([.T$20]*1024) - (INT(([.T$20]*1024-[.$C$36])/([.$P60]+[.$B$36]))*[.$P60])) / ([.T$20]*1024)" office:value-type="percentage" office:value="0.015625">
            <text:p>1.56%</text:p>
          </table:table-cell>
          <table:table-cell table:formula="of:=(([.U$20]*1024) - (INT(([.U$20]*1024-[.$C$36])/([.$P60]+[.$B$36]))*[.$P60])) / ([.U$20]*1024)" office:value-type="percentage" office:value="0.00390625">
            <text:p>0.39%</text:p>
          </table:table-cell>
          <table:table-cell table:formula="of:=(([.V$20]*1024) - (INT(([.V$20]*1024-[.$C$36])/([.$P60]+[.$B$36]))*[.$P60])) / ([.V$20]*1024)" office:value-type="percentage" office:value="0.00390625">
            <text:p>0.39%</text:p>
          </table:table-cell>
          <table:table-cell table:formula="of:=(([.W$20]*1024) - (INT(([.W$20]*1024-[.$C$36])/([.$P60]+[.$B$36]))*[.$P60])) / ([.W$20]*1024)" office:value-type="percentage" office:value="0.00390625">
            <text:p>0.39%</text:p>
          </table:table-cell>
          <table:table-cell table:formula="of:=INT(([.X$20]*1024-[.$B$36]-[.$C$36])/[.$P60])" office:value-type="float" office:value="10">
            <text:p>10</text:p>
          </table:table-cell>
          <table:table-cell table:formula="of:=INT(([.Y$20]*1024-[.$C$36])/([.$P60]+[.$B$36]))" office:value-type="float" office:value="10">
            <text:p>10</text:p>
          </table:table-cell>
          <table:table-cell table:formula="of:=INT(([.Z$20]*1024-[.$C$36])/([.$P60]+[.$B$36]))" office:value-type="float" office:value="21">
            <text:p>21</text:p>
          </table:table-cell>
          <table:table-cell table:formula="of:=INT(([.AA$20]*1024-[.$C$36])/([.$P60]+[.$B$36]))" office:value-type="float" office:value="42">
            <text:p>42</text:p>
          </table:table-cell>
          <table:table-cell table:formula="of:=INT(([.AB$20]*1024-[.$C$36])/([.$P60]+[.$B$36]))" office:value-type="float" office:value="85">
            <text:p>85</text:p>
          </table:table-cell>
          <table:table-cell table:formula="of:=INT(([.AC$20]*1024-[.$C$36])/([.$P60]+[.$B$36]))" office:value-type="float" office:value="170">
            <text:p>170</text:p>
          </table:table-cell>
          <table:table-cell table:formula="of:=INT(([.AD$20]*1024-[.$C$36])/([.$P60]+[.$B$36]))" office:value-type="float" office:value="340">
            <text:p>340</text:p>
          </table:table-cell>
          <table:table-cell table:formula="of:=([.AE$20]*1024-[.$B$36]-[.$C$36]-([.$X60]*[.$P60]))/4096" office:value-type="float" office:value="3.953125">
            <text:p>4</text:p>
          </table:table-cell>
          <table:table-cell table:formula="of:=([.AF$20]*1024-[.$C$36]-([.Y60]*([.$P60]+[.$B$36])))/4096" office:value-type="float" office:value="3.8125">
            <text:p>4</text:p>
          </table:table-cell>
          <table:table-cell table:formula="of:=([.AG$20]*1024-[.$C$36]-([.Z60]*([.$P60]+[.$B$36])))/4096" office:value-type="float" office:value="1.640625">
            <text:p>2</text:p>
          </table:table-cell>
          <table:table-cell table:formula="of:=([.AH$20]*1024-[.$C$36]-([.AA60]*([.$P60]+[.$B$36])))/4096" office:value-type="float" office:value="3.3125">
            <text:p>3</text:p>
          </table:table-cell>
          <table:table-cell table:formula="of:=([.AI$20]*1024-[.$C$36]-([.AB60]*([.$P60]+[.$B$36])))/4096" office:value-type="float" office:value="0.640625">
            <text:p>1</text:p>
          </table:table-cell>
          <table:table-cell table:formula="of:=([.AJ$20]*1024-[.$C$36]-([.AC60]*([.$P60]+[.$B$36])))/4096" office:value-type="float" office:value="1.3125">
            <text:p>1</text:p>
          </table:table-cell>
          <table:table-cell table:formula="of:=([.AK$20]*1024-[.$C$36]-([.AD60]*([.$P60]+[.$B$36])))/4096" office:value-type="float" office:value="2.65625">
            <text:p>3</text:p>
          </table:table-cell>
          <table:table-cell table:number-columns-repeated="987"/>
        </table:table-row>
        <table:table-row table:style-name="ro1">
          <table:table-cell office:value-type="float" office:value="5632">
            <text:p>5632</text:p>
          </table:table-cell>
          <table:table-cell table:formula="of:=INT(([.$A$36]*1024-[.$B$36]-[.$C$36]) / [.A61])" office:value-type="float" office:value="46">
            <text:p>46</text:p>
          </table:table-cell>
          <table:table-cell table:formula="of:=([.$A$36]*1024)-([.A61]*[.B61])" office:value-type="float" office:value="3072">
            <text:p>3072</text:p>
          </table:table-cell>
          <table:table-cell table:formula="of:=[.C61] / ([.$A$36]*1024)" office:value-type="percentage" office:value="0.01171875">
            <text:p>1.17%</text:p>
          </table:table-cell>
          <table:table-cell table:formula="of:=[.$A$36]*1024 -[.$B$36] -[.$C$36] -([.A61]*[.B61])" office:value-type="float" office:value="2880">
            <text:p>2880</text:p>
          </table:table-cell>
          <table:table-cell table:formula="of:=INT([.E61]/4096)" office:value-type="float" office:value="0">
            <text:p>0</text:p>
          </table:table-cell>
          <table:table-cell table:formula="of:=INT(([.$A$36]*1024-[.$C$36]) / ([.A61]+[.$B$36]))" office:value-type="float" office:value="46">
            <text:p>46</text:p>
          </table:table-cell>
          <table:table-cell table:formula="of:=([.$A$36]*1024)-([.A61]*[.G61])" office:value-type="float" office:value="3072">
            <text:p>3072</text:p>
          </table:table-cell>
          <table:table-cell table:formula="of:=[.H61] / ([.$A$36]*1024)" office:value-type="percentage" office:value="0.01171875">
            <text:p>1.17%</text:p>
          </table:table-cell>
          <table:table-cell table:formula="of:=[.$A$36]*1024 -[.$C$36] -(([.A61]+[.$B$36])*[.G61])" office:value-type="float" office:value="0">
            <text:p>0</text:p>
          </table:table-cell>
          <table:table-cell table:formula="of:=INT([.J61]/4096)" office:value-type="float" office:value="0">
            <text:p>0</text:p>
          </table:table-cell>
          <table:table-cell table:formula="of:=[.I61]-[.D61]" office:value-type="percentage" office:value="0">
            <text:p>0.00%</text:p>
          </table:table-cell>
          <table:table-cell table:formula="of:=[.J61]-[.E61]" office:value-type="float" office:value="-2880">
            <text:p>-2880</text:p>
          </table:table-cell>
          <table:table-cell table:formula="of:=[.K61]-[.F61]" office:value-type="float" office:value="0">
            <text:p>0</text:p>
          </table:table-cell>
          <table:table-cell/>
          <table:table-cell office:value-type="float" office:value="25600">
            <text:p>25600</text:p>
          </table:table-cell>
          <table:table-cell table:formula="of:=(([.$Q$20]*1024) - (INT(([.$Q$20]*1024-[.$B$36]-[.$C$36])/[.$P61])*[.$P61])) / ([.$Q$20]*1024)" office:value-type="percentage" office:value="0.0234375">
            <text:p>2.34%</text:p>
          </table:table-cell>
          <table:table-cell table:formula="of:=(([.R$20]*1024) - (INT(([.R$20]*1024-[.$C$36])/([.$P61]+[.$B$36]))*[.$P61])) / ([.R$20]*1024)" office:value-type="percentage" office:value="0.0234375">
            <text:p>2.34%</text:p>
          </table:table-cell>
          <table:table-cell table:formula="of:=(([.S$20]*1024) - (INT(([.S$20]*1024-[.$C$36])/([.$P61]+[.$B$36]))*[.$P61])) / ([.S$20]*1024)" office:value-type="percentage" office:value="0.0234375">
            <text:p>2.34%</text:p>
          </table:table-cell>
          <table:table-cell table:formula="of:=(([.T$20]*1024) - (INT(([.T$20]*1024-[.$C$36])/([.$P61]+[.$B$36]))*[.$P61])) / ([.T$20]*1024)" office:value-type="percentage" office:value="0.0234375">
            <text:p>2.34%</text:p>
          </table:table-cell>
          <table:table-cell table:formula="of:=(([.U$20]*1024) - (INT(([.U$20]*1024-[.$C$36])/([.$P61]+[.$B$36]))*[.$P61])) / ([.U$20]*1024)" office:value-type="percentage" office:value="0.01123046875">
            <text:p>1.12%</text:p>
          </table:table-cell>
          <table:table-cell table:formula="of:=(([.V$20]*1024) - (INT(([.V$20]*1024-[.$C$36])/([.$P61]+[.$B$36]))*[.$P61])) / ([.V$20]*1024)" office:value-type="percentage" office:value="0.005126953125">
            <text:p>0.51%</text:p>
          </table:table-cell>
          <table:table-cell table:formula="of:=(([.W$20]*1024) - (INT(([.W$20]*1024-[.$C$36])/([.$P61]+[.$B$36]))*[.$P61])) / ([.W$20]*1024)" office:value-type="percentage" office:value="0.005126953125">
            <text:p>0.51%</text:p>
          </table:table-cell>
          <table:table-cell table:formula="of:=INT(([.X$20]*1024-[.$B$36]-[.$C$36])/[.$P61])" office:value-type="float" office:value="10">
            <text:p>10</text:p>
          </table:table-cell>
          <table:table-cell table:formula="of:=INT(([.Y$20]*1024-[.$C$36])/([.$P61]+[.$B$36]))" office:value-type="float" office:value="10">
            <text:p>10</text:p>
          </table:table-cell>
          <table:table-cell table:formula="of:=INT(([.Z$20]*1024-[.$C$36])/([.$P61]+[.$B$36]))" office:value-type="float" office:value="20">
            <text:p>20</text:p>
          </table:table-cell>
          <table:table-cell table:formula="of:=INT(([.AA$20]*1024-[.$C$36])/([.$P61]+[.$B$36]))" office:value-type="float" office:value="40">
            <text:p>40</text:p>
          </table:table-cell>
          <table:table-cell table:formula="of:=INT(([.AB$20]*1024-[.$C$36])/([.$P61]+[.$B$36]))" office:value-type="float" office:value="81">
            <text:p>81</text:p>
          </table:table-cell>
          <table:table-cell table:formula="of:=INT(([.AC$20]*1024-[.$C$36])/([.$P61]+[.$B$36]))" office:value-type="float" office:value="163">
            <text:p>163</text:p>
          </table:table-cell>
          <table:table-cell table:formula="of:=INT(([.AD$20]*1024-[.$C$36])/([.$P61]+[.$B$36]))" office:value-type="float" office:value="326">
            <text:p>326</text:p>
          </table:table-cell>
          <table:table-cell table:formula="of:=([.AE$20]*1024-[.$B$36]-[.$C$36]-([.$X61]*[.$P61]))/4096" office:value-type="float" office:value="1.453125">
            <text:p>1</text:p>
          </table:table-cell>
          <table:table-cell table:formula="of:=([.AF$20]*1024-[.$C$36]-([.Y61]*([.$P61]+[.$B$36])))/4096" office:value-type="float" office:value="1.3125">
            <text:p>1</text:p>
          </table:table-cell>
          <table:table-cell table:formula="of:=([.AG$20]*1024-[.$C$36]-([.Z61]*([.$P61]+[.$B$36])))/4096" office:value-type="float" office:value="2.65625">
            <text:p>3</text:p>
          </table:table-cell>
          <table:table-cell table:formula="of:=([.AH$20]*1024-[.$C$36]-([.AA61]*([.$P61]+[.$B$36])))/4096" office:value-type="float" office:value="5.34375">
            <text:p>5</text:p>
          </table:table-cell>
          <table:table-cell table:formula="of:=([.AI$20]*1024-[.$C$36]-([.AB61]*([.$P61]+[.$B$36])))/4096" office:value-type="float" office:value="4.453125">
            <text:p>4</text:p>
          </table:table-cell>
          <table:table-cell table:formula="of:=([.AJ$20]*1024-[.$C$36]-([.AC61]*([.$P61]+[.$B$36])))/4096" office:value-type="float" office:value="2.671875">
            <text:p>3</text:p>
          </table:table-cell>
          <table:table-cell table:formula="of:=([.AK$20]*1024-[.$C$36]-([.AD61]*([.$P61]+[.$B$36])))/4096" office:value-type="float" office:value="5.375">
            <text:p>5</text:p>
          </table:table-cell>
          <table:table-cell table:number-columns-repeated="987"/>
        </table:table-row>
        <table:table-row table:style-name="ro1">
          <table:table-cell office:value-type="float" office:value="5888">
            <text:p>5888</text:p>
          </table:table-cell>
          <table:table-cell table:formula="of:=INT(([.$A$36]*1024-[.$B$36]-[.$C$36]) / [.A62])" office:value-type="float" office:value="44">
            <text:p>44</text:p>
          </table:table-cell>
          <table:table-cell table:formula="of:=([.$A$36]*1024)-([.A62]*[.B62])" office:value-type="float" office:value="3072">
            <text:p>3072</text:p>
          </table:table-cell>
          <table:table-cell table:formula="of:=[.C62] / ([.$A$36]*1024)" office:value-type="percentage" office:value="0.01171875">
            <text:p>1.17%</text:p>
          </table:table-cell>
          <table:table-cell table:formula="of:=[.$A$36]*1024 -[.$B$36] -[.$C$36] -([.A62]*[.B62])" office:value-type="float" office:value="2880">
            <text:p>2880</text:p>
          </table:table-cell>
          <table:table-cell table:formula="of:=INT([.E62]/4096)" office:value-type="float" office:value="0">
            <text:p>0</text:p>
          </table:table-cell>
          <table:table-cell table:formula="of:=INT(([.$A$36]*1024-[.$C$36]) / ([.A62]+[.$B$36]))" office:value-type="float" office:value="44">
            <text:p>44</text:p>
          </table:table-cell>
          <table:table-cell table:formula="of:=([.$A$36]*1024)-([.A62]*[.G62])" office:value-type="float" office:value="3072">
            <text:p>3072</text:p>
          </table:table-cell>
          <table:table-cell table:formula="of:=[.H62] / ([.$A$36]*1024)" office:value-type="percentage" office:value="0.01171875">
            <text:p>1.17%</text:p>
          </table:table-cell>
          <table:table-cell table:formula="of:=[.$A$36]*1024 -[.$C$36] -(([.A62]+[.$B$36])*[.G62])" office:value-type="float" office:value="128">
            <text:p>128</text:p>
          </table:table-cell>
          <table:table-cell table:formula="of:=INT([.J62]/4096)" office:value-type="float" office:value="0">
            <text:p>0</text:p>
          </table:table-cell>
          <table:table-cell table:formula="of:=[.I62]-[.D62]" office:value-type="percentage" office:value="0">
            <text:p>0.00%</text:p>
          </table:table-cell>
          <table:table-cell table:formula="of:=[.J62]-[.E62]" office:value-type="float" office:value="-2752">
            <text:p>-2752</text:p>
          </table:table-cell>
          <table:table-cell table:formula="of:=[.K62]-[.F62]" office:value-type="float" office:value="0">
            <text:p>0</text:p>
          </table:table-cell>
          <table:table-cell/>
          <table:table-cell office:value-type="float" office:value="26624">
            <text:p>26624</text:p>
          </table:table-cell>
          <table:table-cell table:formula="of:=(([.$Q$20]*1024) - (INT(([.$Q$20]*1024-[.$B$36]-[.$C$36])/[.$P62])*[.$P62])) / ([.$Q$20]*1024)" office:value-type="percentage" office:value="0.0859375">
            <text:p>8.59%</text:p>
          </table:table-cell>
          <table:table-cell table:formula="of:=(([.R$20]*1024) - (INT(([.R$20]*1024-[.$C$36])/([.$P62]+[.$B$36]))*[.$P62])) / ([.R$20]*1024)" office:value-type="percentage" office:value="0.0859375">
            <text:p>8.59%</text:p>
          </table:table-cell>
          <table:table-cell table:formula="of:=(([.S$20]*1024) - (INT(([.S$20]*1024-[.$C$36])/([.$P62]+[.$B$36]))*[.$P62])) / ([.S$20]*1024)" office:value-type="percentage" office:value="0.03515625">
            <text:p>3.52%</text:p>
          </table:table-cell>
          <table:table-cell table:formula="of:=(([.T$20]*1024) - (INT(([.T$20]*1024-[.$C$36])/([.$P62]+[.$B$36]))*[.$P62])) / ([.T$20]*1024)" office:value-type="percentage" office:value="0.009765625">
            <text:p>0.98%</text:p>
          </table:table-cell>
          <table:table-cell table:formula="of:=(([.U$20]*1024) - (INT(([.U$20]*1024-[.$C$36])/([.$P62]+[.$B$36]))*[.$P62])) / ([.U$20]*1024)" office:value-type="percentage" office:value="0.009765625">
            <text:p>0.98%</text:p>
          </table:table-cell>
          <table:table-cell table:formula="of:=(([.V$20]*1024) - (INT(([.V$20]*1024-[.$C$36])/([.$P62]+[.$B$36]))*[.$P62])) / ([.V$20]*1024)" office:value-type="percentage" office:value="0.00341796875">
            <text:p>0.34%</text:p>
          </table:table-cell>
          <table:table-cell table:formula="of:=(([.W$20]*1024) - (INT(([.W$20]*1024-[.$C$36])/([.$P62]+[.$B$36]))*[.$P62])) / ([.W$20]*1024)" office:value-type="percentage" office:value="0.00341796875">
            <text:p>0.34%</text:p>
          </table:table-cell>
          <table:table-cell table:formula="of:=INT(([.X$20]*1024-[.$B$36]-[.$C$36])/[.$P62])" office:value-type="float" office:value="9">
            <text:p>9</text:p>
          </table:table-cell>
          <table:table-cell table:formula="of:=INT(([.Y$20]*1024-[.$C$36])/([.$P62]+[.$B$36]))" office:value-type="float" office:value="9">
            <text:p>9</text:p>
          </table:table-cell>
          <table:table-cell table:formula="of:=INT(([.Z$20]*1024-[.$C$36])/([.$P62]+[.$B$36]))" office:value-type="float" office:value="19">
            <text:p>19</text:p>
          </table:table-cell>
          <table:table-cell table:formula="of:=INT(([.AA$20]*1024-[.$C$36])/([.$P62]+[.$B$36]))" office:value-type="float" office:value="39">
            <text:p>39</text:p>
          </table:table-cell>
          <table:table-cell table:formula="of:=INT(([.AB$20]*1024-[.$C$36])/([.$P62]+[.$B$36]))" office:value-type="float" office:value="78">
            <text:p>78</text:p>
          </table:table-cell>
          <table:table-cell table:formula="of:=INT(([.AC$20]*1024-[.$C$36])/([.$P62]+[.$B$36]))" office:value-type="float" office:value="157">
            <text:p>157</text:p>
          </table:table-cell>
          <table:table-cell table:formula="of:=INT(([.AD$20]*1024-[.$C$36])/([.$P62]+[.$B$36]))" office:value-type="float" office:value="314">
            <text:p>314</text:p>
          </table:table-cell>
          <table:table-cell table:formula="of:=([.AE$20]*1024-[.$B$36]-[.$C$36]-([.$X62]*[.$P62]))/4096" office:value-type="float" office:value="5.453125">
            <text:p>5</text:p>
          </table:table-cell>
          <table:table-cell table:formula="of:=([.AF$20]*1024-[.$C$36]-([.Y62]*([.$P62]+[.$B$36])))/4096" office:value-type="float" office:value="5.328125">
            <text:p>5</text:p>
          </table:table-cell>
          <table:table-cell table:formula="of:=([.AG$20]*1024-[.$C$36]-([.Z62]*([.$P62]+[.$B$36])))/4096" office:value-type="float" office:value="4.171875">
            <text:p>4</text:p>
          </table:table-cell>
          <table:table-cell table:formula="of:=([.AH$20]*1024-[.$C$36]-([.AA62]*([.$P62]+[.$B$36])))/4096" office:value-type="float" office:value="1.859375">
            <text:p>2</text:p>
          </table:table-cell>
          <table:table-cell table:formula="of:=([.AI$20]*1024-[.$C$36]-([.AB62]*([.$P62]+[.$B$36])))/4096" office:value-type="float" office:value="3.75">
            <text:p>4</text:p>
          </table:table-cell>
          <table:table-cell table:formula="of:=([.AJ$20]*1024-[.$C$36]-([.AC62]*([.$P62]+[.$B$36])))/4096" office:value-type="float" office:value="1.015625">
            <text:p>1</text:p>
          </table:table-cell>
          <table:table-cell table:formula="of:=([.AK$20]*1024-[.$C$36]-([.AD62]*([.$P62]+[.$B$36])))/4096" office:value-type="float" office:value="2.0625">
            <text:p>2</text:p>
          </table:table-cell>
          <table:table-cell table:number-columns-repeated="987"/>
        </table:table-row>
        <table:table-row table:style-name="ro1">
          <table:table-cell office:value-type="float" office:value="6144">
            <text:p>6144</text:p>
          </table:table-cell>
          <table:table-cell table:formula="of:=INT(([.$A$36]*1024-[.$B$36]-[.$C$36]) / [.A63])" office:value-type="float" office:value="42">
            <text:p>42</text:p>
          </table:table-cell>
          <table:table-cell table:formula="of:=([.$A$36]*1024)-([.A63]*[.B63])" office:value-type="float" office:value="4096">
            <text:p>4096</text:p>
          </table:table-cell>
          <table:table-cell table:formula="of:=[.C63] / ([.$A$36]*1024)" office:value-type="percentage" office:value="0.015625">
            <text:p>1.56%</text:p>
          </table:table-cell>
          <table:table-cell table:formula="of:=[.$A$36]*1024 -[.$B$36] -[.$C$36] -([.A63]*[.B63])" office:value-type="float" office:value="3904">
            <text:p>3904</text:p>
          </table:table-cell>
          <table:table-cell table:formula="of:=INT([.E63]/4096)" office:value-type="float" office:value="0">
            <text:p>0</text:p>
          </table:table-cell>
          <table:table-cell table:formula="of:=INT(([.$A$36]*1024-[.$C$36]) / ([.A63]+[.$B$36]))" office:value-type="float" office:value="42">
            <text:p>42</text:p>
          </table:table-cell>
          <table:table-cell table:formula="of:=([.$A$36]*1024)-([.A63]*[.G63])" office:value-type="float" office:value="4096">
            <text:p>4096</text:p>
          </table:table-cell>
          <table:table-cell table:formula="of:=[.H63] / ([.$A$36]*1024)" office:value-type="percentage" office:value="0.015625">
            <text:p>1.56%</text:p>
          </table:table-cell>
          <table:table-cell table:formula="of:=[.$A$36]*1024 -[.$C$36] -(([.A63]+[.$B$36])*[.G63])" office:value-type="float" office:value="1280">
            <text:p>1280</text:p>
          </table:table-cell>
          <table:table-cell table:formula="of:=INT([.J63]/4096)" office:value-type="float" office:value="0">
            <text:p>0</text:p>
          </table:table-cell>
          <table:table-cell table:formula="of:=[.I63]-[.D63]" office:value-type="percentage" office:value="0">
            <text:p>0.00%</text:p>
          </table:table-cell>
          <table:table-cell table:formula="of:=[.J63]-[.E63]" office:value-type="float" office:value="-2624">
            <text:p>-2624</text:p>
          </table:table-cell>
          <table:table-cell table:formula="of:=[.K63]-[.F63]" office:value-type="float" office:value="0">
            <text:p>0</text:p>
          </table:table-cell>
          <table:table-cell/>
          <table:table-cell office:value-type="float" office:value="27648">
            <text:p>27648</text:p>
          </table:table-cell>
          <table:table-cell table:formula="of:=(([.$Q$20]*1024) - (INT(([.$Q$20]*1024-[.$B$36]-[.$C$36])/[.$P63])*[.$P63])) / ([.$Q$20]*1024)" office:value-type="percentage" office:value="0.05078125">
            <text:p>5.08%</text:p>
          </table:table-cell>
          <table:table-cell table:formula="of:=(([.R$20]*1024) - (INT(([.R$20]*1024-[.$C$36])/([.$P63]+[.$B$36]))*[.$P63])) / ([.R$20]*1024)" office:value-type="percentage" office:value="0.05078125">
            <text:p>5.08%</text:p>
          </table:table-cell>
          <table:table-cell table:formula="of:=(([.S$20]*1024) - (INT(([.S$20]*1024-[.$C$36])/([.$P63]+[.$B$36]))*[.$P63])) / ([.S$20]*1024)" office:value-type="percentage" office:value="0.05078125">
            <text:p>5.08%</text:p>
          </table:table-cell>
          <table:table-cell table:formula="of:=(([.T$20]*1024) - (INT(([.T$20]*1024-[.$C$36])/([.$P63]+[.$B$36]))*[.$P63])) / ([.T$20]*1024)" office:value-type="percentage" office:value="0.0244140625">
            <text:p>2.44%</text:p>
          </table:table-cell>
          <table:table-cell table:formula="of:=(([.U$20]*1024) - (INT(([.U$20]*1024-[.$C$36])/([.$P63]+[.$B$36]))*[.$P63])) / ([.U$20]*1024)" office:value-type="percentage" office:value="0.01123046875">
            <text:p>1.12%</text:p>
          </table:table-cell>
          <table:table-cell table:formula="of:=(([.V$20]*1024) - (INT(([.V$20]*1024-[.$C$36])/([.$P63]+[.$B$36]))*[.$P63])) / ([.V$20]*1024)" office:value-type="percentage" office:value="0.004638671875">
            <text:p>0.46%</text:p>
          </table:table-cell>
          <table:table-cell table:formula="of:=(([.W$20]*1024) - (INT(([.W$20]*1024-[.$C$36])/([.$P63]+[.$B$36]))*[.$P63])) / ([.W$20]*1024)" office:value-type="percentage" office:value="0.004638671875">
            <text:p>0.46%</text:p>
          </table:table-cell>
          <table:table-cell table:formula="of:=INT(([.X$20]*1024-[.$B$36]-[.$C$36])/[.$P63])" office:value-type="float" office:value="9">
            <text:p>9</text:p>
          </table:table-cell>
          <table:table-cell table:formula="of:=INT(([.Y$20]*1024-[.$C$36])/([.$P63]+[.$B$36]))" office:value-type="float" office:value="9">
            <text:p>9</text:p>
          </table:table-cell>
          <table:table-cell table:formula="of:=INT(([.Z$20]*1024-[.$C$36])/([.$P63]+[.$B$36]))" office:value-type="float" office:value="18">
            <text:p>18</text:p>
          </table:table-cell>
          <table:table-cell table:formula="of:=INT(([.AA$20]*1024-[.$C$36])/([.$P63]+[.$B$36]))" office:value-type="float" office:value="37">
            <text:p>37</text:p>
          </table:table-cell>
          <table:table-cell table:formula="of:=INT(([.AB$20]*1024-[.$C$36])/([.$P63]+[.$B$36]))" office:value-type="float" office:value="75">
            <text:p>75</text:p>
          </table:table-cell>
          <table:table-cell table:formula="of:=INT(([.AC$20]*1024-[.$C$36])/([.$P63]+[.$B$36]))" office:value-type="float" office:value="151">
            <text:p>151</text:p>
          </table:table-cell>
          <table:table-cell table:formula="of:=INT(([.AD$20]*1024-[.$C$36])/([.$P63]+[.$B$36]))" office:value-type="float" office:value="302">
            <text:p>302</text:p>
          </table:table-cell>
          <table:table-cell table:formula="of:=([.AE$20]*1024-[.$B$36]-[.$C$36]-([.$X63]*[.$P63]))/4096" office:value-type="float" office:value="3.203125">
            <text:p>3</text:p>
          </table:table-cell>
          <table:table-cell table:formula="of:=([.AF$20]*1024-[.$C$36]-([.Y63]*([.$P63]+[.$B$36])))/4096" office:value-type="float" office:value="3.078125">
            <text:p>3</text:p>
          </table:table-cell>
          <table:table-cell table:formula="of:=([.AG$20]*1024-[.$C$36]-([.Z63]*([.$P63]+[.$B$36])))/4096" office:value-type="float" office:value="6.1875">
            <text:p>6</text:p>
          </table:table-cell>
          <table:table-cell table:formula="of:=([.AH$20]*1024-[.$C$36]-([.AA63]*([.$P63]+[.$B$36])))/4096" office:value-type="float" office:value="5.640625">
            <text:p>6</text:p>
          </table:table-cell>
          <table:table-cell table:formula="of:=([.AI$20]*1024-[.$C$36]-([.AB63]*([.$P63]+[.$B$36])))/4096" office:value-type="float" office:value="4.546875">
            <text:p>5</text:p>
          </table:table-cell>
          <table:table-cell table:formula="of:=([.AJ$20]*1024-[.$C$36]-([.AC63]*([.$P63]+[.$B$36])))/4096" office:value-type="float" office:value="2.359375">
            <text:p>2</text:p>
          </table:table-cell>
          <table:table-cell table:formula="of:=([.AK$20]*1024-[.$C$36]-([.AD63]*([.$P63]+[.$B$36])))/4096" office:value-type="float" office:value="4.75">
            <text:p>5</text:p>
          </table:table-cell>
          <table:table-cell table:number-columns-repeated="987"/>
        </table:table-row>
        <table:table-row table:style-name="ro1">
          <table:table-cell office:value-type="float" office:value="6400">
            <text:p>6400</text:p>
          </table:table-cell>
          <table:table-cell table:formula="of:=INT(([.$A$36]*1024-[.$B$36]-[.$C$36]) / [.A64])" office:value-type="float" office:value="40">
            <text:p>40</text:p>
          </table:table-cell>
          <table:table-cell table:formula="of:=([.$A$36]*1024)-([.A64]*[.B64])" office:value-type="float" office:value="6144">
            <text:p>6144</text:p>
          </table:table-cell>
          <table:table-cell table:formula="of:=[.C64] / ([.$A$36]*1024)" office:value-type="percentage" office:value="0.0234375">
            <text:p>2.34%</text:p>
          </table:table-cell>
          <table:table-cell table:formula="of:=[.$A$36]*1024 -[.$B$36] -[.$C$36] -([.A64]*[.B64])" office:value-type="float" office:value="5952">
            <text:p>5952</text:p>
          </table:table-cell>
          <table:table-cell table:formula="of:=INT([.E64]/4096)" office:value-type="float" office:value="1">
            <text:p>1</text:p>
          </table:table-cell>
          <table:table-cell table:formula="of:=INT(([.$A$36]*1024-[.$C$36]) / ([.A64]+[.$B$36]))" office:value-type="float" office:value="40">
            <text:p>40</text:p>
          </table:table-cell>
          <table:table-cell table:formula="of:=([.$A$36]*1024)-([.A64]*[.G64])" office:value-type="float" office:value="6144">
            <text:p>6144</text:p>
          </table:table-cell>
          <table:table-cell table:formula="of:=[.H64] / ([.$A$36]*1024)" office:value-type="percentage" office:value="0.0234375">
            <text:p>2.34%</text:p>
          </table:table-cell>
          <table:table-cell table:formula="of:=[.$A$36]*1024 -[.$C$36] -(([.A64]+[.$B$36])*[.G64])" office:value-type="float" office:value="3456">
            <text:p>3456</text:p>
          </table:table-cell>
          <table:table-cell table:formula="of:=INT([.J64]/4096)" office:value-type="float" office:value="0">
            <text:p>0</text:p>
          </table:table-cell>
          <table:table-cell table:formula="of:=[.I64]-[.D64]" office:value-type="percentage" office:value="0">
            <text:p>0.00%</text:p>
          </table:table-cell>
          <table:table-cell table:formula="of:=[.J64]-[.E64]" office:value-type="float" office:value="-2496">
            <text:p>-2496</text:p>
          </table:table-cell>
          <table:table-cell table:formula="of:=[.K64]-[.F64]" office:value-type="float" office:value="-1">
            <text:p>-1</text:p>
          </table:table-cell>
          <table:table-cell/>
          <table:table-cell office:value-type="float" office:value="28672">
            <text:p>28672</text:p>
          </table:table-cell>
          <table:table-cell table:formula="of:=(([.$Q$20]*1024) - (INT(([.$Q$20]*1024-[.$B$36]-[.$C$36])/[.$P64])*[.$P64])) / ([.$Q$20]*1024)" office:value-type="percentage" office:value="0.015625">
            <text:p>1.56%</text:p>
          </table:table-cell>
          <table:table-cell table:formula="of:=(([.R$20]*1024) - (INT(([.R$20]*1024-[.$C$36])/([.$P64]+[.$B$36]))*[.$P64])) / ([.R$20]*1024)" office:value-type="percentage" office:value="0.015625">
            <text:p>1.56%</text:p>
          </table:table-cell>
          <table:table-cell table:formula="of:=(([.S$20]*1024) - (INT(([.S$20]*1024-[.$C$36])/([.$P64]+[.$B$36]))*[.$P64])) / ([.S$20]*1024)" office:value-type="percentage" office:value="0.015625">
            <text:p>1.56%</text:p>
          </table:table-cell>
          <table:table-cell table:formula="of:=(([.T$20]*1024) - (INT(([.T$20]*1024-[.$C$36])/([.$P64]+[.$B$36]))*[.$P64])) / ([.T$20]*1024)" office:value-type="percentage" office:value="0.015625">
            <text:p>1.56%</text:p>
          </table:table-cell>
          <table:table-cell table:formula="of:=(([.U$20]*1024) - (INT(([.U$20]*1024-[.$C$36])/([.$P64]+[.$B$36]))*[.$P64])) / ([.U$20]*1024)" office:value-type="percentage" office:value="0.015625">
            <text:p>1.56%</text:p>
          </table:table-cell>
          <table:table-cell table:formula="of:=(([.V$20]*1024) - (INT(([.V$20]*1024-[.$C$36])/([.$P64]+[.$B$36]))*[.$P64])) / ([.V$20]*1024)" office:value-type="percentage" office:value="0.0087890625">
            <text:p>0.88%</text:p>
          </table:table-cell>
          <table:table-cell table:formula="of:=(([.W$20]*1024) - (INT(([.W$20]*1024-[.$C$36])/([.$P64]+[.$B$36]))*[.$P64])) / ([.W$20]*1024)" office:value-type="percentage" office:value="0.00537109375">
            <text:p>0.54%</text:p>
          </table:table-cell>
          <table:table-cell table:formula="of:=INT(([.X$20]*1024-[.$B$36]-[.$C$36])/[.$P64])" office:value-type="float" office:value="9">
            <text:p>9</text:p>
          </table:table-cell>
          <table:table-cell table:formula="of:=INT(([.Y$20]*1024-[.$C$36])/([.$P64]+[.$B$36]))" office:value-type="float" office:value="9">
            <text:p>9</text:p>
          </table:table-cell>
          <table:table-cell table:formula="of:=INT(([.Z$20]*1024-[.$C$36])/([.$P64]+[.$B$36]))" office:value-type="float" office:value="18">
            <text:p>18</text:p>
          </table:table-cell>
          <table:table-cell table:formula="of:=INT(([.AA$20]*1024-[.$C$36])/([.$P64]+[.$B$36]))" office:value-type="float" office:value="36">
            <text:p>36</text:p>
          </table:table-cell>
          <table:table-cell table:formula="of:=INT(([.AB$20]*1024-[.$C$36])/([.$P64]+[.$B$36]))" office:value-type="float" office:value="72">
            <text:p>72</text:p>
          </table:table-cell>
          <table:table-cell table:formula="of:=INT(([.AC$20]*1024-[.$C$36])/([.$P64]+[.$B$36]))" office:value-type="float" office:value="145">
            <text:p>145</text:p>
          </table:table-cell>
          <table:table-cell table:formula="of:=INT(([.AD$20]*1024-[.$C$36])/([.$P64]+[.$B$36]))" office:value-type="float" office:value="291">
            <text:p>291</text:p>
          </table:table-cell>
          <table:table-cell table:formula="of:=([.AE$20]*1024-[.$B$36]-[.$C$36]-([.$X64]*[.$P64]))/4096" office:value-type="float" office:value="0.953125">
            <text:p>1</text:p>
          </table:table-cell>
          <table:table-cell table:formula="of:=([.AF$20]*1024-[.$C$36]-([.Y64]*([.$P64]+[.$B$36])))/4096" office:value-type="float" office:value="0.828125">
            <text:p>1</text:p>
          </table:table-cell>
          <table:table-cell table:formula="of:=([.AG$20]*1024-[.$C$36]-([.Z64]*([.$P64]+[.$B$36])))/4096" office:value-type="float" office:value="1.6875">
            <text:p>2</text:p>
          </table:table-cell>
          <table:table-cell table:formula="of:=([.AH$20]*1024-[.$C$36]-([.AA64]*([.$P64]+[.$B$36])))/4096" office:value-type="float" office:value="3.40625">
            <text:p>3</text:p>
          </table:table-cell>
          <table:table-cell table:formula="of:=([.AI$20]*1024-[.$C$36]-([.AB64]*([.$P64]+[.$B$36])))/4096" office:value-type="float" office:value="6.84375">
            <text:p>7</text:p>
          </table:table-cell>
          <table:table-cell table:formula="of:=([.AJ$20]*1024-[.$C$36]-([.AC64]*([.$P64]+[.$B$36])))/4096" office:value-type="float" office:value="6.703125">
            <text:p>7</text:p>
          </table:table-cell>
          <table:table-cell table:formula="of:=([.AK$20]*1024-[.$C$36]-([.AD64]*([.$P64]+[.$B$36])))/4096" office:value-type="float" office:value="6.421875">
            <text:p>6</text:p>
          </table:table-cell>
          <table:table-cell table:number-columns-repeated="987"/>
        </table:table-row>
        <table:table-row table:style-name="ro1">
          <table:table-cell office:value-type="float" office:value="6656">
            <text:p>6656</text:p>
          </table:table-cell>
          <table:table-cell table:formula="of:=INT(([.$A$36]*1024-[.$B$36]-[.$C$36]) / [.A65])" office:value-type="float" office:value="39">
            <text:p>39</text:p>
          </table:table-cell>
          <table:table-cell table:formula="of:=([.$A$36]*1024)-([.A65]*[.B65])" office:value-type="float" office:value="2560">
            <text:p>2560</text:p>
          </table:table-cell>
          <table:table-cell table:formula="of:=[.C65] / ([.$A$36]*1024)" office:value-type="percentage" office:value="0.009765625">
            <text:p>0.98%</text:p>
          </table:table-cell>
          <table:table-cell table:formula="of:=[.$A$36]*1024 -[.$B$36] -[.$C$36] -([.A65]*[.B65])" office:value-type="float" office:value="2368">
            <text:p>2368</text:p>
          </table:table-cell>
          <table:table-cell table:formula="of:=INT([.E65]/4096)" office:value-type="float" office:value="0">
            <text:p>0</text:p>
          </table:table-cell>
          <table:table-cell table:formula="of:=INT(([.$A$36]*1024-[.$C$36]) / ([.A65]+[.$B$36]))" office:value-type="float" office:value="38">
            <text:p>38</text:p>
          </table:table-cell>
          <table:table-cell table:formula="of:=([.$A$36]*1024)-([.A65]*[.G65])" office:value-type="float" office:value="9216">
            <text:p>9216</text:p>
          </table:table-cell>
          <table:table-cell table:formula="of:=[.H65] / ([.$A$36]*1024)" office:value-type="percentage" office:value="0.03515625">
            <text:p>3.52%</text:p>
          </table:table-cell>
          <table:table-cell table:formula="of:=[.$A$36]*1024 -[.$C$36] -(([.A65]+[.$B$36])*[.G65])" office:value-type="float" office:value="6656">
            <text:p>6656</text:p>
          </table:table-cell>
          <table:table-cell table:formula="of:=INT([.J65]/4096)" office:value-type="float" office:value="1">
            <text:p>1</text:p>
          </table:table-cell>
          <table:table-cell table:formula="of:=[.I65]-[.D65]" office:value-type="percentage" office:value="0.025390625">
            <text:p>2.54%</text:p>
          </table:table-cell>
          <table:table-cell table:formula="of:=[.J65]-[.E65]" office:value-type="float" office:value="4288">
            <text:p>4288</text:p>
          </table:table-cell>
          <table:table-cell table:formula="of:=[.K65]-[.F65]" office:value-type="float" office:value="1">
            <text:p>1</text:p>
          </table:table-cell>
          <table:table-cell/>
          <table:table-cell office:value-type="float" office:value="29696">
            <text:p>29696</text:p>
          </table:table-cell>
          <table:table-cell table:formula="of:=(([.$Q$20]*1024) - (INT(([.$Q$20]*1024-[.$B$36]-[.$C$36])/[.$P65])*[.$P65])) / ([.$Q$20]*1024)" office:value-type="percentage" office:value="0.09375">
            <text:p>9.38%</text:p>
          </table:table-cell>
          <table:table-cell table:formula="of:=(([.R$20]*1024) - (INT(([.R$20]*1024-[.$C$36])/([.$P65]+[.$B$36]))*[.$P65])) / ([.R$20]*1024)" office:value-type="percentage" office:value="0.09375">
            <text:p>9.38%</text:p>
          </table:table-cell>
          <table:table-cell table:formula="of:=(([.S$20]*1024) - (INT(([.S$20]*1024-[.$C$36])/([.$P65]+[.$B$36]))*[.$P65])) / ([.S$20]*1024)" office:value-type="percentage" office:value="0.037109375">
            <text:p>3.71%</text:p>
          </table:table-cell>
          <table:table-cell table:formula="of:=(([.T$20]*1024) - (INT(([.T$20]*1024-[.$C$36])/([.$P65]+[.$B$36]))*[.$P65])) / ([.T$20]*1024)" office:value-type="percentage" office:value="0.0087890625">
            <text:p>0.88%</text:p>
          </table:table-cell>
          <table:table-cell table:formula="of:=(([.U$20]*1024) - (INT(([.U$20]*1024-[.$C$36])/([.$P65]+[.$B$36]))*[.$P65])) / ([.U$20]*1024)" office:value-type="percentage" office:value="0.0087890625">
            <text:p>0.88%</text:p>
          </table:table-cell>
          <table:table-cell table:formula="of:=(([.V$20]*1024) - (INT(([.V$20]*1024-[.$C$36])/([.$P65]+[.$B$36]))*[.$P65])) / ([.V$20]*1024)" office:value-type="percentage" office:value="0.0087890625">
            <text:p>0.88%</text:p>
          </table:table-cell>
          <table:table-cell table:formula="of:=(([.W$20]*1024) - (INT(([.W$20]*1024-[.$C$36])/([.$P65]+[.$B$36]))*[.$P65])) / ([.W$20]*1024)" office:value-type="percentage" office:value="0.0052490234375">
            <text:p>0.52%</text:p>
          </table:table-cell>
          <table:table-cell table:formula="of:=INT(([.X$20]*1024-[.$B$36]-[.$C$36])/[.$P65])" office:value-type="float" office:value="8">
            <text:p>8</text:p>
          </table:table-cell>
          <table:table-cell table:formula="of:=INT(([.Y$20]*1024-[.$C$36])/([.$P65]+[.$B$36]))" office:value-type="float" office:value="8">
            <text:p>8</text:p>
          </table:table-cell>
          <table:table-cell table:formula="of:=INT(([.Z$20]*1024-[.$C$36])/([.$P65]+[.$B$36]))" office:value-type="float" office:value="17">
            <text:p>17</text:p>
          </table:table-cell>
          <table:table-cell table:formula="of:=INT(([.AA$20]*1024-[.$C$36])/([.$P65]+[.$B$36]))" office:value-type="float" office:value="35">
            <text:p>35</text:p>
          </table:table-cell>
          <table:table-cell table:formula="of:=INT(([.AB$20]*1024-[.$C$36])/([.$P65]+[.$B$36]))" office:value-type="float" office:value="70">
            <text:p>70</text:p>
          </table:table-cell>
          <table:table-cell table:formula="of:=INT(([.AC$20]*1024-[.$C$36])/([.$P65]+[.$B$36]))" office:value-type="float" office:value="140">
            <text:p>140</text:p>
          </table:table-cell>
          <table:table-cell table:formula="of:=INT(([.AD$20]*1024-[.$C$36])/([.$P65]+[.$B$36]))" office:value-type="float" office:value="281">
            <text:p>281</text:p>
          </table:table-cell>
          <table:table-cell table:formula="of:=([.AE$20]*1024-[.$B$36]-[.$C$36]-([.$X65]*[.$P65]))/4096" office:value-type="float" office:value="5.953125">
            <text:p>6</text:p>
          </table:table-cell>
          <table:table-cell table:formula="of:=([.AF$20]*1024-[.$C$36]-([.Y65]*([.$P65]+[.$B$36])))/4096" office:value-type="float" office:value="5.84375">
            <text:p>6</text:p>
          </table:table-cell>
          <table:table-cell table:formula="of:=([.AG$20]*1024-[.$C$36]-([.Z65]*([.$P65]+[.$B$36])))/4096" office:value-type="float" office:value="4.453125">
            <text:p>4</text:p>
          </table:table-cell>
          <table:table-cell table:formula="of:=([.AH$20]*1024-[.$C$36]-([.AA65]*([.$P65]+[.$B$36])))/4096" office:value-type="float" office:value="1.671875">
            <text:p>2</text:p>
          </table:table-cell>
          <table:table-cell table:formula="of:=([.AI$20]*1024-[.$C$36]-([.AB65]*([.$P65]+[.$B$36])))/4096" office:value-type="float" office:value="3.375">
            <text:p>3</text:p>
          </table:table-cell>
          <table:table-cell table:formula="of:=([.AJ$20]*1024-[.$C$36]-([.AC65]*([.$P65]+[.$B$36])))/4096" office:value-type="float" office:value="6.78125">
            <text:p>7</text:p>
          </table:table-cell>
          <table:table-cell table:formula="of:=([.AK$20]*1024-[.$C$36]-([.AD65]*([.$P65]+[.$B$36])))/4096" office:value-type="float" office:value="6.328125">
            <text:p>6</text:p>
          </table:table-cell>
          <table:table-cell table:number-columns-repeated="987"/>
        </table:table-row>
        <table:table-row table:style-name="ro1">
          <table:table-cell office:value-type="float" office:value="6912">
            <text:p>6912</text:p>
          </table:table-cell>
          <table:table-cell table:formula="of:=INT(([.$A$36]*1024-[.$B$36]-[.$C$36]) / [.A66])" office:value-type="float" office:value="37">
            <text:p>37</text:p>
          </table:table-cell>
          <table:table-cell table:formula="of:=([.$A$36]*1024)-([.A66]*[.B66])" office:value-type="float" office:value="6400">
            <text:p>6400</text:p>
          </table:table-cell>
          <table:table-cell table:formula="of:=[.C66] / ([.$A$36]*1024)" office:value-type="percentage" office:value="0.0244140625">
            <text:p>2.44%</text:p>
          </table:table-cell>
          <table:table-cell table:formula="of:=[.$A$36]*1024 -[.$B$36] -[.$C$36] -([.A66]*[.B66])" office:value-type="float" office:value="6208">
            <text:p>6208</text:p>
          </table:table-cell>
          <table:table-cell table:formula="of:=INT([.E66]/4096)" office:value-type="float" office:value="1">
            <text:p>1</text:p>
          </table:table-cell>
          <table:table-cell table:formula="of:=INT(([.$A$36]*1024-[.$C$36]) / ([.A66]+[.$B$36]))" office:value-type="float" office:value="37">
            <text:p>37</text:p>
          </table:table-cell>
          <table:table-cell table:formula="of:=([.$A$36]*1024)-([.A66]*[.G66])" office:value-type="float" office:value="6400">
            <text:p>6400</text:p>
          </table:table-cell>
          <table:table-cell table:formula="of:=[.H66] / ([.$A$36]*1024)" office:value-type="percentage" office:value="0.0244140625">
            <text:p>2.44%</text:p>
          </table:table-cell>
          <table:table-cell table:formula="of:=[.$A$36]*1024 -[.$C$36] -(([.A66]+[.$B$36])*[.G66])" office:value-type="float" office:value="3904">
            <text:p>3904</text:p>
          </table:table-cell>
          <table:table-cell table:formula="of:=INT([.J66]/4096)" office:value-type="float" office:value="0">
            <text:p>0</text:p>
          </table:table-cell>
          <table:table-cell table:formula="of:=[.I66]-[.D66]" office:value-type="percentage" office:value="0">
            <text:p>0.00%</text:p>
          </table:table-cell>
          <table:table-cell table:formula="of:=[.J66]-[.E66]" office:value-type="float" office:value="-2304">
            <text:p>-2304</text:p>
          </table:table-cell>
          <table:table-cell table:formula="of:=[.K66]-[.F66]" office:value-type="float" office:value="-1">
            <text:p>-1</text:p>
          </table:table-cell>
          <table:table-cell/>
          <table:table-cell office:value-type="float" office:value="30720">
            <text:p>30720</text:p>
          </table:table-cell>
          <table:table-cell table:formula="of:=(([.$Q$20]*1024) - (INT(([.$Q$20]*1024-[.$B$36]-[.$C$36])/[.$P66])*[.$P66])) / ([.$Q$20]*1024)" office:value-type="percentage" office:value="0.0625">
            <text:p>6.25%</text:p>
          </table:table-cell>
          <table:table-cell table:formula="of:=(([.R$20]*1024) - (INT(([.R$20]*1024-[.$C$36])/([.$P66]+[.$B$36]))*[.$P66])) / ([.R$20]*1024)" office:value-type="percentage" office:value="0.0625">
            <text:p>6.25%</text:p>
          </table:table-cell>
          <table:table-cell table:formula="of:=(([.S$20]*1024) - (INT(([.S$20]*1024-[.$C$36])/([.$P66]+[.$B$36]))*[.$P66])) / ([.S$20]*1024)" office:value-type="percentage" office:value="0.00390625">
            <text:p>0.39%</text:p>
          </table:table-cell>
          <table:table-cell table:formula="of:=(([.T$20]*1024) - (INT(([.T$20]*1024-[.$C$36])/([.$P66]+[.$B$36]))*[.$P66])) / ([.T$20]*1024)" office:value-type="percentage" office:value="0.00390625">
            <text:p>0.39%</text:p>
          </table:table-cell>
          <table:table-cell table:formula="of:=(([.U$20]*1024) - (INT(([.U$20]*1024-[.$C$36])/([.$P66]+[.$B$36]))*[.$P66])) / ([.U$20]*1024)" office:value-type="percentage" office:value="0.00390625">
            <text:p>0.39%</text:p>
          </table:table-cell>
          <table:table-cell table:formula="of:=(([.V$20]*1024) - (INT(([.V$20]*1024-[.$C$36])/([.$P66]+[.$B$36]))*[.$P66])) / ([.V$20]*1024)" office:value-type="percentage" office:value="0.00390625">
            <text:p>0.39%</text:p>
          </table:table-cell>
          <table:table-cell table:formula="of:=(([.W$20]*1024) - (INT(([.W$20]*1024-[.$C$36])/([.$P66]+[.$B$36]))*[.$P66])) / ([.W$20]*1024)" office:value-type="percentage" office:value="0.00390625">
            <text:p>0.39%</text:p>
          </table:table-cell>
          <table:table-cell table:formula="of:=INT(([.X$20]*1024-[.$B$36]-[.$C$36])/[.$P66])" office:value-type="float" office:value="8">
            <text:p>8</text:p>
          </table:table-cell>
          <table:table-cell table:formula="of:=INT(([.Y$20]*1024-[.$C$36])/([.$P66]+[.$B$36]))" office:value-type="float" office:value="8">
            <text:p>8</text:p>
          </table:table-cell>
          <table:table-cell table:formula="of:=INT(([.Z$20]*1024-[.$C$36])/([.$P66]+[.$B$36]))" office:value-type="float" office:value="17">
            <text:p>17</text:p>
          </table:table-cell>
          <table:table-cell table:formula="of:=INT(([.AA$20]*1024-[.$C$36])/([.$P66]+[.$B$36]))" office:value-type="float" office:value="34">
            <text:p>34</text:p>
          </table:table-cell>
          <table:table-cell table:formula="of:=INT(([.AB$20]*1024-[.$C$36])/([.$P66]+[.$B$36]))" office:value-type="float" office:value="68">
            <text:p>68</text:p>
          </table:table-cell>
          <table:table-cell table:formula="of:=INT(([.AC$20]*1024-[.$C$36])/([.$P66]+[.$B$36]))" office:value-type="float" office:value="136">
            <text:p>136</text:p>
          </table:table-cell>
          <table:table-cell table:formula="of:=INT(([.AD$20]*1024-[.$C$36])/([.$P66]+[.$B$36]))" office:value-type="float" office:value="272">
            <text:p>272</text:p>
          </table:table-cell>
          <table:table-cell table:formula="of:=([.AE$20]*1024-[.$B$36]-[.$C$36]-([.$X66]*[.$P66]))/4096" office:value-type="float" office:value="3.953125">
            <text:p>4</text:p>
          </table:table-cell>
          <table:table-cell table:formula="of:=([.AF$20]*1024-[.$C$36]-([.Y66]*([.$P66]+[.$B$36])))/4096" office:value-type="float" office:value="3.84375">
            <text:p>4</text:p>
          </table:table-cell>
          <table:table-cell table:formula="of:=([.AG$20]*1024-[.$C$36]-([.Z66]*([.$P66]+[.$B$36])))/4096" office:value-type="float" office:value="0.203125">
            <text:p>0</text:p>
          </table:table-cell>
          <table:table-cell table:formula="of:=([.AH$20]*1024-[.$C$36]-([.AA66]*([.$P66]+[.$B$36])))/4096" office:value-type="float" office:value="0.4375">
            <text:p>0</text:p>
          </table:table-cell>
          <table:table-cell table:formula="of:=([.AI$20]*1024-[.$C$36]-([.AB66]*([.$P66]+[.$B$36])))/4096" office:value-type="float" office:value="0.90625">
            <text:p>1</text:p>
          </table:table-cell>
          <table:table-cell table:formula="of:=([.AJ$20]*1024-[.$C$36]-([.AC66]*([.$P66]+[.$B$36])))/4096" office:value-type="float" office:value="1.84375">
            <text:p>2</text:p>
          </table:table-cell>
          <table:table-cell table:formula="of:=([.AK$20]*1024-[.$C$36]-([.AD66]*([.$P66]+[.$B$36])))/4096" office:value-type="float" office:value="3.71875">
            <text:p>4</text:p>
          </table:table-cell>
          <table:table-cell table:number-columns-repeated="987"/>
        </table:table-row>
        <table:table-row table:style-name="ro1">
          <table:table-cell office:value-type="float" office:value="7168">
            <text:p>7168</text:p>
          </table:table-cell>
          <table:table-cell table:formula="of:=INT(([.$A$36]*1024-[.$B$36]-[.$C$36]) / [.A67])" office:value-type="float" office:value="36">
            <text:p>36</text:p>
          </table:table-cell>
          <table:table-cell table:formula="of:=([.$A$36]*1024)-([.A67]*[.B67])" office:value-type="float" office:value="4096">
            <text:p>4096</text:p>
          </table:table-cell>
          <table:table-cell table:formula="of:=[.C67] / ([.$A$36]*1024)" office:value-type="percentage" office:value="0.015625">
            <text:p>1.56%</text:p>
          </table:table-cell>
          <table:table-cell table:formula="of:=[.$A$36]*1024 -[.$B$36] -[.$C$36] -([.A67]*[.B67])" office:value-type="float" office:value="3904">
            <text:p>3904</text:p>
          </table:table-cell>
          <table:table-cell table:formula="of:=INT([.E67]/4096)" office:value-type="float" office:value="0">
            <text:p>0</text:p>
          </table:table-cell>
          <table:table-cell table:formula="of:=INT(([.$A$36]*1024-[.$C$36]) / ([.A67]+[.$B$36]))" office:value-type="float" office:value="36">
            <text:p>36</text:p>
          </table:table-cell>
          <table:table-cell table:formula="of:=([.$A$36]*1024)-([.A67]*[.G67])" office:value-type="float" office:value="4096">
            <text:p>4096</text:p>
          </table:table-cell>
          <table:table-cell table:formula="of:=[.H67] / ([.$A$36]*1024)" office:value-type="percentage" office:value="0.015625">
            <text:p>1.56%</text:p>
          </table:table-cell>
          <table:table-cell table:formula="of:=[.$A$36]*1024 -[.$C$36] -(([.A67]+[.$B$36])*[.G67])" office:value-type="float" office:value="1664">
            <text:p>1664</text:p>
          </table:table-cell>
          <table:table-cell table:formula="of:=INT([.J67]/4096)" office:value-type="float" office:value="0">
            <text:p>0</text:p>
          </table:table-cell>
          <table:table-cell table:formula="of:=[.I67]-[.D67]" office:value-type="percentage" office:value="0">
            <text:p>0.00%</text:p>
          </table:table-cell>
          <table:table-cell table:formula="of:=[.J67]-[.E67]" office:value-type="float" office:value="-2240">
            <text:p>-2240</text:p>
          </table:table-cell>
          <table:table-cell table:formula="of:=[.K67]-[.F67]" office:value-type="float" office:value="0">
            <text:p>0</text:p>
          </table:table-cell>
          <table:table-cell/>
          <table:table-cell office:value-type="float" office:value="31744">
            <text:p>31744</text:p>
          </table:table-cell>
          <table:table-cell table:formula="of:=(([.$Q$20]*1024) - (INT(([.$Q$20]*1024-[.$B$36]-[.$C$36])/[.$P67])*[.$P67])) / ([.$Q$20]*1024)" office:value-type="percentage" office:value="0.03125">
            <text:p>3.13%</text:p>
          </table:table-cell>
          <table:table-cell table:formula="of:=(([.R$20]*1024) - (INT(([.R$20]*1024-[.$C$36])/([.$P67]+[.$B$36]))*[.$P67])) / ([.R$20]*1024)" office:value-type="percentage" office:value="0.03125">
            <text:p>3.13%</text:p>
          </table:table-cell>
          <table:table-cell table:formula="of:=(([.S$20]*1024) - (INT(([.S$20]*1024-[.$C$36])/([.$P67]+[.$B$36]))*[.$P67])) / ([.S$20]*1024)" office:value-type="percentage" office:value="0.03125">
            <text:p>3.13%</text:p>
          </table:table-cell>
          <table:table-cell table:formula="of:=(([.T$20]*1024) - (INT(([.T$20]*1024-[.$C$36])/([.$P67]+[.$B$36]))*[.$P67])) / ([.T$20]*1024)" office:value-type="percentage" office:value="0.03125">
            <text:p>3.13%</text:p>
          </table:table-cell>
          <table:table-cell table:formula="of:=(([.U$20]*1024) - (INT(([.U$20]*1024-[.$C$36])/([.$P67]+[.$B$36]))*[.$P67])) / ([.U$20]*1024)" office:value-type="percentage" office:value="0.01611328125">
            <text:p>1.61%</text:p>
          </table:table-cell>
          <table:table-cell table:formula="of:=(([.V$20]*1024) - (INT(([.V$20]*1024-[.$C$36])/([.$P67]+[.$B$36]))*[.$P67])) / ([.V$20]*1024)" office:value-type="percentage" office:value="0.008544921875">
            <text:p>0.85%</text:p>
          </table:table-cell>
          <table:table-cell table:formula="of:=(([.W$20]*1024) - (INT(([.W$20]*1024-[.$C$36])/([.$P67]+[.$B$36]))*[.$P67])) / ([.W$20]*1024)" office:value-type="percentage" office:value="0.0047607421875">
            <text:p>0.48%</text:p>
          </table:table-cell>
          <table:table-cell table:formula="of:=INT(([.X$20]*1024-[.$B$36]-[.$C$36])/[.$P67])" office:value-type="float" office:value="8">
            <text:p>8</text:p>
          </table:table-cell>
          <table:table-cell table:formula="of:=INT(([.Y$20]*1024-[.$C$36])/([.$P67]+[.$B$36]))" office:value-type="float" office:value="8">
            <text:p>8</text:p>
          </table:table-cell>
          <table:table-cell table:formula="of:=INT(([.Z$20]*1024-[.$C$36])/([.$P67]+[.$B$36]))" office:value-type="float" office:value="16">
            <text:p>16</text:p>
          </table:table-cell>
          <table:table-cell table:formula="of:=INT(([.AA$20]*1024-[.$C$36])/([.$P67]+[.$B$36]))" office:value-type="float" office:value="32">
            <text:p>32</text:p>
          </table:table-cell>
          <table:table-cell table:formula="of:=INT(([.AB$20]*1024-[.$C$36])/([.$P67]+[.$B$36]))" office:value-type="float" office:value="65">
            <text:p>65</text:p>
          </table:table-cell>
          <table:table-cell table:formula="of:=INT(([.AC$20]*1024-[.$C$36])/([.$P67]+[.$B$36]))" office:value-type="float" office:value="131">
            <text:p>131</text:p>
          </table:table-cell>
          <table:table-cell table:formula="of:=INT(([.AD$20]*1024-[.$C$36])/([.$P67]+[.$B$36]))" office:value-type="float" office:value="263">
            <text:p>263</text:p>
          </table:table-cell>
          <table:table-cell table:formula="of:=([.AE$20]*1024-[.$B$36]-[.$C$36]-([.$X67]*[.$P67]))/4096" office:value-type="float" office:value="1.953125">
            <text:p>2</text:p>
          </table:table-cell>
          <table:table-cell table:formula="of:=([.AF$20]*1024-[.$C$36]-([.Y67]*([.$P67]+[.$B$36])))/4096" office:value-type="float" office:value="1.84375">
            <text:p>2</text:p>
          </table:table-cell>
          <table:table-cell table:formula="of:=([.AG$20]*1024-[.$C$36]-([.Z67]*([.$P67]+[.$B$36])))/4096" office:value-type="float" office:value="3.71875">
            <text:p>4</text:p>
          </table:table-cell>
          <table:table-cell table:formula="of:=([.AH$20]*1024-[.$C$36]-([.AA67]*([.$P67]+[.$B$36])))/4096" office:value-type="float" office:value="7.46875">
            <text:p>7</text:p>
          </table:table-cell>
          <table:table-cell table:formula="of:=([.AI$20]*1024-[.$C$36]-([.AB67]*([.$P67]+[.$B$36])))/4096" office:value-type="float" office:value="7.203125">
            <text:p>7</text:p>
          </table:table-cell>
          <table:table-cell table:formula="of:=([.AJ$20]*1024-[.$C$36]-([.AC67]*([.$P67]+[.$B$36])))/4096" office:value-type="float" office:value="6.671875">
            <text:p>7</text:p>
          </table:table-cell>
          <table:table-cell table:formula="of:=([.AK$20]*1024-[.$C$36]-([.AD67]*([.$P67]+[.$B$36])))/4096" office:value-type="float" office:value="5.609375">
            <text:p>6</text:p>
          </table:table-cell>
          <table:table-cell table:number-columns-repeated="987"/>
        </table:table-row>
        <table:table-row table:style-name="ro1">
          <table:table-cell office:value-type="float" office:value="7424">
            <text:p>7424</text:p>
          </table:table-cell>
          <table:table-cell table:formula="of:=INT(([.$A$36]*1024-[.$B$36]-[.$C$36]) / [.A68])" office:value-type="float" office:value="35">
            <text:p>35</text:p>
          </table:table-cell>
          <table:table-cell table:formula="of:=([.$A$36]*1024)-([.A68]*[.B68])" office:value-type="float" office:value="2304">
            <text:p>2304</text:p>
          </table:table-cell>
          <table:table-cell table:formula="of:=[.C68] / ([.$A$36]*1024)" office:value-type="percentage" office:value="0.0087890625">
            <text:p>0.88%</text:p>
          </table:table-cell>
          <table:table-cell table:formula="of:=[.$A$36]*1024 -[.$B$36] -[.$C$36] -([.A68]*[.B68])" office:value-type="float" office:value="2112">
            <text:p>2112</text:p>
          </table:table-cell>
          <table:table-cell table:formula="of:=INT([.E68]/4096)" office:value-type="float" office:value="0">
            <text:p>0</text:p>
          </table:table-cell>
          <table:table-cell table:formula="of:=INT(([.$A$36]*1024-[.$C$36]) / ([.A68]+[.$B$36]))" office:value-type="float" office:value="34">
            <text:p>34</text:p>
          </table:table-cell>
          <table:table-cell table:formula="of:=([.$A$36]*1024)-([.A68]*[.G68])" office:value-type="float" office:value="9728">
            <text:p>9728</text:p>
          </table:table-cell>
          <table:table-cell table:formula="of:=[.H68] / ([.$A$36]*1024)" office:value-type="percentage" office:value="0.037109375">
            <text:p>3.71%</text:p>
          </table:table-cell>
          <table:table-cell table:formula="of:=[.$A$36]*1024 -[.$C$36] -(([.A68]+[.$B$36])*[.G68])" office:value-type="float" office:value="7424">
            <text:p>7424</text:p>
          </table:table-cell>
          <table:table-cell table:formula="of:=INT([.J68]/4096)" office:value-type="float" office:value="1">
            <text:p>1</text:p>
          </table:table-cell>
          <table:table-cell table:formula="of:=[.I68]-[.D68]" office:value-type="percentage" office:value="0.0283203125">
            <text:p>2.83%</text:p>
          </table:table-cell>
          <table:table-cell table:formula="of:=[.J68]-[.E68]" office:value-type="float" office:value="5312">
            <text:p>5312</text:p>
          </table:table-cell>
          <table:table-cell table:formula="of:=[.K68]-[.F68]" office:value-type="float" office:value="1">
            <text:p>1</text:p>
          </table:table-cell>
          <table:table-cell/>
          <table:table-cell office:value-type="float" office:value="32768">
            <text:p>32768</text:p>
          </table:table-cell>
          <table:table-cell table:formula="of:=(([.$Q$20]*1024) - (INT(([.$Q$20]*1024-[.$B$36]-[.$C$36])/[.$P68])*[.$P68])) / ([.$Q$20]*1024)" office:value-type="percentage" office:value="0.125">
            <text:p>12.50%</text:p>
          </table:table-cell>
          <table:table-cell table:formula="of:=(([.R$20]*1024) - (INT(([.R$20]*1024-[.$C$36])/([.$P68]+[.$B$36]))*[.$P68])) / ([.R$20]*1024)" office:value-type="percentage" office:value="0.125">
            <text:p>12.50%</text:p>
          </table:table-cell>
          <table:table-cell table:formula="of:=(([.S$20]*1024) - (INT(([.S$20]*1024-[.$C$36])/([.$P68]+[.$B$36]))*[.$P68])) / ([.S$20]*1024)" office:value-type="percentage" office:value="0.0625">
            <text:p>6.25%</text:p>
          </table:table-cell>
          <table:table-cell table:formula="of:=(([.T$20]*1024) - (INT(([.T$20]*1024-[.$C$36])/([.$P68]+[.$B$36]))*[.$P68])) / ([.T$20]*1024)" office:value-type="percentage" office:value="0.03125">
            <text:p>3.13%</text:p>
          </table:table-cell>
          <table:table-cell table:formula="of:=(([.U$20]*1024) - (INT(([.U$20]*1024-[.$C$36])/([.$P68]+[.$B$36]))*[.$P68])) / ([.U$20]*1024)" office:value-type="percentage" office:value="0.015625">
            <text:p>1.56%</text:p>
          </table:table-cell>
          <table:table-cell table:formula="of:=(([.V$20]*1024) - (INT(([.V$20]*1024-[.$C$36])/([.$P68]+[.$B$36]))*[.$P68])) / ([.V$20]*1024)" office:value-type="percentage" office:value="0.0078125">
            <text:p>0.78%</text:p>
          </table:table-cell>
          <table:table-cell table:formula="of:=(([.W$20]*1024) - (INT(([.W$20]*1024-[.$C$36])/([.$P68]+[.$B$36]))*[.$P68])) / ([.W$20]*1024)" office:value-type="percentage" office:value="0.00390625">
            <text:p>0.39%</text:p>
          </table:table-cell>
          <table:table-cell table:formula="of:=INT(([.X$20]*1024-[.$B$36]-[.$C$36])/[.$P68])" office:value-type="float" office:value="7">
            <text:p>7</text:p>
          </table:table-cell>
          <table:table-cell table:formula="of:=INT(([.Y$20]*1024-[.$C$36])/([.$P68]+[.$B$36]))" office:value-type="float" office:value="7">
            <text:p>7</text:p>
          </table:table-cell>
          <table:table-cell table:formula="of:=INT(([.Z$20]*1024-[.$C$36])/([.$P68]+[.$B$36]))" office:value-type="float" office:value="15">
            <text:p>15</text:p>
          </table:table-cell>
          <table:table-cell table:formula="of:=INT(([.AA$20]*1024-[.$C$36])/([.$P68]+[.$B$36]))" office:value-type="float" office:value="31">
            <text:p>31</text:p>
          </table:table-cell>
          <table:table-cell table:formula="of:=INT(([.AB$20]*1024-[.$C$36])/([.$P68]+[.$B$36]))" office:value-type="float" office:value="63">
            <text:p>63</text:p>
          </table:table-cell>
          <table:table-cell table:formula="of:=INT(([.AC$20]*1024-[.$C$36])/([.$P68]+[.$B$36]))" office:value-type="float" office:value="127">
            <text:p>127</text:p>
          </table:table-cell>
          <table:table-cell table:formula="of:=INT(([.AD$20]*1024-[.$C$36])/([.$P68]+[.$B$36]))" office:value-type="float" office:value="255">
            <text:p>255</text:p>
          </table:table-cell>
          <table:table-cell table:formula="of:=([.AE$20]*1024-[.$B$36]-[.$C$36]-([.$X68]*[.$P68]))/4096" office:value-type="float" office:value="7.953125">
            <text:p>8</text:p>
          </table:table-cell>
          <table:table-cell table:formula="of:=([.AF$20]*1024-[.$C$36]-([.Y68]*([.$P68]+[.$B$36])))/4096" office:value-type="float" office:value="7.859375">
            <text:p>8</text:p>
          </table:table-cell>
          <table:table-cell table:formula="of:=([.AG$20]*1024-[.$C$36]-([.Z68]*([.$P68]+[.$B$36])))/4096" office:value-type="float" office:value="7.734375">
            <text:p>8</text:p>
          </table:table-cell>
          <table:table-cell table:formula="of:=([.AH$20]*1024-[.$C$36]-([.AA68]*([.$P68]+[.$B$36])))/4096" office:value-type="float" office:value="7.484375">
            <text:p>7</text:p>
          </table:table-cell>
          <table:table-cell table:formula="of:=([.AI$20]*1024-[.$C$36]-([.AB68]*([.$P68]+[.$B$36])))/4096" office:value-type="float" office:value="6.984375">
            <text:p>7</text:p>
          </table:table-cell>
          <table:table-cell table:formula="of:=([.AJ$20]*1024-[.$C$36]-([.AC68]*([.$P68]+[.$B$36])))/4096" office:value-type="float" office:value="5.984375">
            <text:p>6</text:p>
          </table:table-cell>
          <table:table-cell table:formula="of:=([.AK$20]*1024-[.$C$36]-([.AD68]*([.$P68]+[.$B$36])))/4096" office:value-type="float" office:value="3.984375">
            <text:p>4</text:p>
          </table:table-cell>
          <table:table-cell table:number-columns-repeated="987"/>
        </table:table-row>
        <table:table-row table:style-name="ro1">
          <table:table-cell office:value-type="float" office:value="7680">
            <text:p>7680</text:p>
          </table:table-cell>
          <table:table-cell table:formula="of:=INT(([.$A$36]*1024-[.$B$36]-[.$C$36]) / [.A69])" office:value-type="float" office:value="34">
            <text:p>34</text:p>
          </table:table-cell>
          <table:table-cell table:formula="of:=([.$A$36]*1024)-([.A69]*[.B69])" office:value-type="float" office:value="1024">
            <text:p>1024</text:p>
          </table:table-cell>
          <table:table-cell table:formula="of:=[.C69] / ([.$A$36]*1024)" office:value-type="percentage" office:value="0.00390625">
            <text:p>0.39%</text:p>
          </table:table-cell>
          <table:table-cell table:formula="of:=[.$A$36]*1024 -[.$B$36] -[.$C$36] -([.A69]*[.B69])" office:value-type="float" office:value="832">
            <text:p>832</text:p>
          </table:table-cell>
          <table:table-cell table:formula="of:=INT([.E69]/4096)" office:value-type="float" office:value="0">
            <text:p>0</text:p>
          </table:table-cell>
          <table:table-cell table:formula="of:=INT(([.$A$36]*1024-[.$C$36]) / ([.A69]+[.$B$36]))" office:value-type="float" office:value="33">
            <text:p>33</text:p>
          </table:table-cell>
          <table:table-cell table:formula="of:=([.$A$36]*1024)-([.A69]*[.G69])" office:value-type="float" office:value="8704">
            <text:p>8704</text:p>
          </table:table-cell>
          <table:table-cell table:formula="of:=[.H69] / ([.$A$36]*1024)" office:value-type="percentage" office:value="0.033203125">
            <text:p>3.32%</text:p>
          </table:table-cell>
          <table:table-cell table:formula="of:=[.$A$36]*1024 -[.$C$36] -(([.A69]+[.$B$36])*[.G69])" office:value-type="float" office:value="6464">
            <text:p>6464</text:p>
          </table:table-cell>
          <table:table-cell table:formula="of:=INT([.J69]/4096)" office:value-type="float" office:value="1">
            <text:p>1</text:p>
          </table:table-cell>
          <table:table-cell table:formula="of:=[.I69]-[.D69]" office:value-type="percentage" office:value="0.029296875">
            <text:p>2.93%</text:p>
          </table:table-cell>
          <table:table-cell table:formula="of:=[.J69]-[.E69]" office:value-type="float" office:value="5632">
            <text:p>5632</text:p>
          </table:table-cell>
          <table:table-cell table:formula="of:=[.K69]-[.F69]" office:value-type="float" office:value="1">
            <text:p>1</text:p>
          </table:table-cell>
          <table:table-cell/>
          <table:table-cell office:value-type="float" office:value="33792">
            <text:p>33792</text:p>
          </table:table-cell>
          <table:table-cell table:formula="of:=(([.$Q$20]*1024) - (INT(([.$Q$20]*1024-[.$B$36]-[.$C$36])/[.$P69])*[.$P69])) / ([.$Q$20]*1024)" office:value-type="percentage" office:value="0.09765625">
            <text:p>9.77%</text:p>
          </table:table-cell>
          <table:table-cell table:formula="of:=(([.R$20]*1024) - (INT(([.R$20]*1024-[.$C$36])/([.$P69]+[.$B$36]))*[.$P69])) / ([.R$20]*1024)" office:value-type="percentage" office:value="0.09765625">
            <text:p>9.77%</text:p>
          </table:table-cell>
          <table:table-cell table:formula="of:=(([.S$20]*1024) - (INT(([.S$20]*1024-[.$C$36])/([.$P69]+[.$B$36]))*[.$P69])) / ([.S$20]*1024)" office:value-type="percentage" office:value="0.033203125">
            <text:p>3.32%</text:p>
          </table:table-cell>
          <table:table-cell table:formula="of:=(([.T$20]*1024) - (INT(([.T$20]*1024-[.$C$36])/([.$P69]+[.$B$36]))*[.$P69])) / ([.T$20]*1024)" office:value-type="percentage" office:value="0.033203125">
            <text:p>3.32%</text:p>
          </table:table-cell>
          <table:table-cell table:formula="of:=(([.U$20]*1024) - (INT(([.U$20]*1024-[.$C$36])/([.$P69]+[.$B$36]))*[.$P69])) / ([.U$20]*1024)" office:value-type="percentage" office:value="0.01708984375">
            <text:p>1.71%</text:p>
          </table:table-cell>
          <table:table-cell table:formula="of:=(([.V$20]*1024) - (INT(([.V$20]*1024-[.$C$36])/([.$P69]+[.$B$36]))*[.$P69])) / ([.V$20]*1024)" office:value-type="percentage" office:value="0.009033203125">
            <text:p>0.90%</text:p>
          </table:table-cell>
          <table:table-cell table:formula="of:=(([.W$20]*1024) - (INT(([.W$20]*1024-[.$C$36])/([.$P69]+[.$B$36]))*[.$P69])) / ([.W$20]*1024)" office:value-type="percentage" office:value="0.0050048828125">
            <text:p>0.50%</text:p>
          </table:table-cell>
          <table:table-cell table:formula="of:=INT(([.X$20]*1024-[.$B$36]-[.$C$36])/[.$P69])" office:value-type="float" office:value="7">
            <text:p>7</text:p>
          </table:table-cell>
          <table:table-cell table:formula="of:=INT(([.Y$20]*1024-[.$C$36])/([.$P69]+[.$B$36]))" office:value-type="float" office:value="7">
            <text:p>7</text:p>
          </table:table-cell>
          <table:table-cell table:formula="of:=INT(([.Z$20]*1024-[.$C$36])/([.$P69]+[.$B$36]))" office:value-type="float" office:value="15">
            <text:p>15</text:p>
          </table:table-cell>
          <table:table-cell table:formula="of:=INT(([.AA$20]*1024-[.$C$36])/([.$P69]+[.$B$36]))" office:value-type="float" office:value="30">
            <text:p>30</text:p>
          </table:table-cell>
          <table:table-cell table:formula="of:=INT(([.AB$20]*1024-[.$C$36])/([.$P69]+[.$B$36]))" office:value-type="float" office:value="61">
            <text:p>61</text:p>
          </table:table-cell>
          <table:table-cell table:formula="of:=INT(([.AC$20]*1024-[.$C$36])/([.$P69]+[.$B$36]))" office:value-type="float" office:value="123">
            <text:p>123</text:p>
          </table:table-cell>
          <table:table-cell table:formula="of:=INT(([.AD$20]*1024-[.$C$36])/([.$P69]+[.$B$36]))" office:value-type="float" office:value="247">
            <text:p>247</text:p>
          </table:table-cell>
          <table:table-cell table:formula="of:=([.AE$20]*1024-[.$B$36]-[.$C$36]-([.$X69]*[.$P69]))/4096" office:value-type="float" office:value="6.203125">
            <text:p>6</text:p>
          </table:table-cell>
          <table:table-cell table:formula="of:=([.AF$20]*1024-[.$C$36]-([.Y69]*([.$P69]+[.$B$36])))/4096" office:value-type="float" office:value="6.109375">
            <text:p>6</text:p>
          </table:table-cell>
          <table:table-cell table:formula="of:=([.AG$20]*1024-[.$C$36]-([.Z69]*([.$P69]+[.$B$36])))/4096" office:value-type="float" office:value="3.984375">
            <text:p>4</text:p>
          </table:table-cell>
          <table:table-cell table:formula="of:=([.AH$20]*1024-[.$C$36]-([.AA69]*([.$P69]+[.$B$36])))/4096" office:value-type="float" office:value="8">
            <text:p>8</text:p>
          </table:table-cell>
          <table:table-cell table:formula="of:=([.AI$20]*1024-[.$C$36]-([.AB69]*([.$P69]+[.$B$36])))/4096" office:value-type="float" office:value="7.765625">
            <text:p>8</text:p>
          </table:table-cell>
          <table:table-cell table:formula="of:=([.AJ$20]*1024-[.$C$36]-([.AC69]*([.$P69]+[.$B$36])))/4096" office:value-type="float" office:value="7.296875">
            <text:p>7</text:p>
          </table:table-cell>
          <table:table-cell table:formula="of:=([.AK$20]*1024-[.$C$36]-([.AD69]*([.$P69]+[.$B$36])))/4096" office:value-type="float" office:value="6.359375">
            <text:p>6</text:p>
          </table:table-cell>
          <table:table-cell table:number-columns-repeated="987"/>
        </table:table-row>
        <table:table-row table:style-name="ro1">
          <table:table-cell office:value-type="float" office:value="7936">
            <text:p>7936</text:p>
          </table:table-cell>
          <table:table-cell table:formula="of:=INT(([.$A$36]*1024-[.$B$36]-[.$C$36]) / [.A70])" office:value-type="float" office:value="33">
            <text:p>33</text:p>
          </table:table-cell>
          <table:table-cell table:formula="of:=([.$A$36]*1024)-([.A70]*[.B70])" office:value-type="float" office:value="256">
            <text:p>256</text:p>
          </table:table-cell>
          <table:table-cell table:formula="of:=[.C70] / ([.$A$36]*1024)" office:value-type="percentage" office:value="0.0009765625">
            <text:p>0.10%</text:p>
          </table:table-cell>
          <table:table-cell table:formula="of:=[.$A$36]*1024 -[.$B$36] -[.$C$36] -([.A70]*[.B70])" office:value-type="float" office:value="64">
            <text:p>64</text:p>
          </table:table-cell>
          <table:table-cell table:formula="of:=INT([.E70]/4096)" office:value-type="float" office:value="0">
            <text:p>0</text:p>
          </table:table-cell>
          <table:table-cell table:formula="of:=INT(([.$A$36]*1024-[.$C$36]) / ([.A70]+[.$B$36]))" office:value-type="float" office:value="32">
            <text:p>32</text:p>
          </table:table-cell>
          <table:table-cell table:formula="of:=([.$A$36]*1024)-([.A70]*[.G70])" office:value-type="float" office:value="8192">
            <text:p>8192</text:p>
          </table:table-cell>
          <table:table-cell table:formula="of:=[.H70] / ([.$A$36]*1024)" office:value-type="percentage" office:value="0.03125">
            <text:p>3.13%</text:p>
          </table:table-cell>
          <table:table-cell table:formula="of:=[.$A$36]*1024 -[.$C$36] -(([.A70]+[.$B$36])*[.G70])" office:value-type="float" office:value="6016">
            <text:p>6016</text:p>
          </table:table-cell>
          <table:table-cell table:formula="of:=INT([.J70]/4096)" office:value-type="float" office:value="1">
            <text:p>1</text:p>
          </table:table-cell>
          <table:table-cell table:formula="of:=[.I70]-[.D70]" office:value-type="percentage" office:value="0.0302734375">
            <text:p>3.03%</text:p>
          </table:table-cell>
          <table:table-cell table:formula="of:=[.J70]-[.E70]" office:value-type="float" office:value="5952">
            <text:p>5952</text:p>
          </table:table-cell>
          <table:table-cell table:formula="of:=[.K70]-[.F70]" office:value-type="float" office:value="1">
            <text:p>1</text:p>
          </table:table-cell>
          <table:table-cell/>
          <table:table-cell office:value-type="float" office:value="34816">
            <text:p>34816</text:p>
          </table:table-cell>
          <table:table-cell table:formula="of:=(([.$Q$20]*1024) - (INT(([.$Q$20]*1024-[.$B$36]-[.$C$36])/[.$P70])*[.$P70])) / ([.$Q$20]*1024)" office:value-type="percentage" office:value="0.0703125">
            <text:p>7.03%</text:p>
          </table:table-cell>
          <table:table-cell table:formula="of:=(([.R$20]*1024) - (INT(([.R$20]*1024-[.$C$36])/([.$P70]+[.$B$36]))*[.$P70])) / ([.R$20]*1024)" office:value-type="percentage" office:value="0.0703125">
            <text:p>7.03%</text:p>
          </table:table-cell>
          <table:table-cell table:formula="of:=(([.S$20]*1024) - (INT(([.S$20]*1024-[.$C$36])/([.$P70]+[.$B$36]))*[.$P70])) / ([.S$20]*1024)" office:value-type="percentage" office:value="0.00390625">
            <text:p>0.39%</text:p>
          </table:table-cell>
          <table:table-cell table:formula="of:=(([.T$20]*1024) - (INT(([.T$20]*1024-[.$C$36])/([.$P70]+[.$B$36]))*[.$P70])) / ([.T$20]*1024)" office:value-type="percentage" office:value="0.00390625">
            <text:p>0.39%</text:p>
          </table:table-cell>
          <table:table-cell table:formula="of:=(([.U$20]*1024) - (INT(([.U$20]*1024-[.$C$36])/([.$P70]+[.$B$36]))*[.$P70])) / ([.U$20]*1024)" office:value-type="percentage" office:value="0.00390625">
            <text:p>0.39%</text:p>
          </table:table-cell>
          <table:table-cell table:formula="of:=(([.V$20]*1024) - (INT(([.V$20]*1024-[.$C$36])/([.$P70]+[.$B$36]))*[.$P70])) / ([.V$20]*1024)" office:value-type="percentage" office:value="0.00390625">
            <text:p>0.39%</text:p>
          </table:table-cell>
          <table:table-cell table:formula="of:=(([.W$20]*1024) - (INT(([.W$20]*1024-[.$C$36])/([.$P70]+[.$B$36]))*[.$P70])) / ([.W$20]*1024)" office:value-type="percentage" office:value="0.00390625">
            <text:p>0.39%</text:p>
          </table:table-cell>
          <table:table-cell table:formula="of:=INT(([.X$20]*1024-[.$B$36]-[.$C$36])/[.$P70])" office:value-type="float" office:value="7">
            <text:p>7</text:p>
          </table:table-cell>
          <table:table-cell table:formula="of:=INT(([.Y$20]*1024-[.$C$36])/([.$P70]+[.$B$36]))" office:value-type="float" office:value="7">
            <text:p>7</text:p>
          </table:table-cell>
          <table:table-cell table:formula="of:=INT(([.Z$20]*1024-[.$C$36])/([.$P70]+[.$B$36]))" office:value-type="float" office:value="15">
            <text:p>15</text:p>
          </table:table-cell>
          <table:table-cell table:formula="of:=INT(([.AA$20]*1024-[.$C$36])/([.$P70]+[.$B$36]))" office:value-type="float" office:value="30">
            <text:p>30</text:p>
          </table:table-cell>
          <table:table-cell table:formula="of:=INT(([.AB$20]*1024-[.$C$36])/([.$P70]+[.$B$36]))" office:value-type="float" office:value="60">
            <text:p>60</text:p>
          </table:table-cell>
          <table:table-cell table:formula="of:=INT(([.AC$20]*1024-[.$C$36])/([.$P70]+[.$B$36]))" office:value-type="float" office:value="120">
            <text:p>120</text:p>
          </table:table-cell>
          <table:table-cell table:formula="of:=INT(([.AD$20]*1024-[.$C$36])/([.$P70]+[.$B$36]))" office:value-type="float" office:value="240">
            <text:p>240</text:p>
          </table:table-cell>
          <table:table-cell table:formula="of:=([.AE$20]*1024-[.$B$36]-[.$C$36]-([.$X70]*[.$P70]))/4096" office:value-type="float" office:value="4.453125">
            <text:p>4</text:p>
          </table:table-cell>
          <table:table-cell table:formula="of:=([.AF$20]*1024-[.$C$36]-([.Y70]*([.$P70]+[.$B$36])))/4096" office:value-type="float" office:value="4.359375">
            <text:p>4</text:p>
          </table:table-cell>
          <table:table-cell table:formula="of:=([.AG$20]*1024-[.$C$36]-([.Z70]*([.$P70]+[.$B$36])))/4096" office:value-type="float" office:value="0.234375">
            <text:p>0</text:p>
          </table:table-cell>
          <table:table-cell table:formula="of:=([.AH$20]*1024-[.$C$36]-([.AA70]*([.$P70]+[.$B$36])))/4096" office:value-type="float" office:value="0.5">
            <text:p>1</text:p>
          </table:table-cell>
          <table:table-cell table:formula="of:=([.AI$20]*1024-[.$C$36]-([.AB70]*([.$P70]+[.$B$36])))/4096" office:value-type="float" office:value="1.03125">
            <text:p>1</text:p>
          </table:table-cell>
          <table:table-cell table:formula="of:=([.AJ$20]*1024-[.$C$36]-([.AC70]*([.$P70]+[.$B$36])))/4096" office:value-type="float" office:value="2.09375">
            <text:p>2</text:p>
          </table:table-cell>
          <table:table-cell table:formula="of:=([.AK$20]*1024-[.$C$36]-([.AD70]*([.$P70]+[.$B$36])))/4096" office:value-type="float" office:value="4.21875">
            <text:p>4</text:p>
          </table:table-cell>
          <table:table-cell table:number-columns-repeated="987"/>
        </table:table-row>
        <table:table-row table:style-name="ro1">
          <table:table-cell table:style-name="ce1" office:value-type="float" office:value="8192">
            <text:p>8192</text:p>
          </table:table-cell>
          <table:table-cell table:style-name="ce1" table:formula="of:=INT(([.$A$36]*1024-[.$B$36]-[.$C$36]) / [.A71])" office:value-type="float" office:value="31">
            <text:p>31</text:p>
          </table:table-cell>
          <table:table-cell table:style-name="ce1" table:formula="of:=([.$A$36]*1024)-([.A71]*[.B71])" office:value-type="float" office:value="8192">
            <text:p>8192</text:p>
          </table:table-cell>
          <table:table-cell table:style-name="ce8" table:formula="of:=[.C71] / ([.$A$36]*1024)" office:value-type="percentage" office:value="0.03125">
            <text:p>3.13%</text:p>
          </table:table-cell>
          <table:table-cell table:style-name="ce1" table:formula="of:=[.$A$36]*1024 -[.$B$36] -[.$C$36] -([.A71]*[.B71])" office:value-type="float" office:value="8000">
            <text:p>8000</text:p>
          </table:table-cell>
          <table:table-cell table:style-name="ce1" table:formula="of:=INT([.E71]/4096)" office:value-type="float" office:value="1">
            <text:p>1</text:p>
          </table:table-cell>
          <table:table-cell table:style-name="ce12" table:formula="of:=INT(([.$A$36]*1024-[.$C$36]) / ([.A71]+[.$B$36]))" office:value-type="float" office:value="31">
            <text:p>31</text:p>
          </table:table-cell>
          <table:table-cell table:style-name="ce1" table:formula="of:=([.$A$36]*1024)-([.A71]*[.G71])" office:value-type="float" office:value="8192">
            <text:p>8192</text:p>
          </table:table-cell>
          <table:table-cell table:style-name="ce8" table:formula="of:=[.H71] / ([.$A$36]*1024)" office:value-type="percentage" office:value="0.03125">
            <text:p>3.13%</text:p>
          </table:table-cell>
          <table:table-cell table:style-name="ce1" table:formula="of:=[.$A$36]*1024 -[.$C$36] -(([.A71]+[.$B$36])*[.G71])" office:value-type="float" office:value="6080">
            <text:p>6080</text:p>
          </table:table-cell>
          <table:table-cell table:style-name="ce1" table:formula="of:=INT([.J71]/4096)" office:value-type="float" office:value="1">
            <text:p>1</text:p>
          </table:table-cell>
          <table:table-cell table:style-name="ce25" table:formula="of:=[.I71]-[.D71]" office:value-type="percentage" office:value="0">
            <text:p>0.00%</text:p>
          </table:table-cell>
          <table:table-cell table:style-name="ce27" table:formula="of:=[.J71]-[.E71]" office:value-type="float" office:value="-1920">
            <text:p>-1920</text:p>
          </table:table-cell>
          <table:table-cell table:style-name="ce27" table:formula="of:=[.K71]-[.F71]" office:value-type="float" office:value="0">
            <text:p>0</text:p>
          </table:table-cell>
          <table:table-cell/>
          <table:table-cell office:value-type="float" office:value="35840">
            <text:p>35840</text:p>
          </table:table-cell>
          <table:table-cell table:formula="of:=(([.$Q$20]*1024) - (INT(([.$Q$20]*1024-[.$B$36]-[.$C$36])/[.$P71])*[.$P71])) / ([.$Q$20]*1024)" office:value-type="percentage" office:value="0.04296875">
            <text:p>4.30%</text:p>
          </table:table-cell>
          <table:table-cell table:formula="of:=(([.R$20]*1024) - (INT(([.R$20]*1024-[.$C$36])/([.$P71]+[.$B$36]))*[.$P71])) / ([.R$20]*1024)" office:value-type="percentage" office:value="0.04296875">
            <text:p>4.30%</text:p>
          </table:table-cell>
          <table:table-cell table:formula="of:=(([.S$20]*1024) - (INT(([.S$20]*1024-[.$C$36])/([.$P71]+[.$B$36]))*[.$P71])) / ([.S$20]*1024)" office:value-type="percentage" office:value="0.04296875">
            <text:p>4.30%</text:p>
          </table:table-cell>
          <table:table-cell table:formula="of:=(([.T$20]*1024) - (INT(([.T$20]*1024-[.$C$36])/([.$P71]+[.$B$36]))*[.$P71])) / ([.T$20]*1024)" office:value-type="percentage" office:value="0.0087890625">
            <text:p>0.88%</text:p>
          </table:table-cell>
          <table:table-cell table:formula="of:=(([.U$20]*1024) - (INT(([.U$20]*1024-[.$C$36])/([.$P71]+[.$B$36]))*[.$P71])) / ([.U$20]*1024)" office:value-type="percentage" office:value="0.0087890625">
            <text:p>0.88%</text:p>
          </table:table-cell>
          <table:table-cell table:formula="of:=(([.V$20]*1024) - (INT(([.V$20]*1024-[.$C$36])/([.$P71]+[.$B$36]))*[.$P71])) / ([.V$20]*1024)" office:value-type="percentage" office:value="0.0087890625">
            <text:p>0.88%</text:p>
          </table:table-cell>
          <table:table-cell table:formula="of:=(([.W$20]*1024) - (INT(([.W$20]*1024-[.$C$36])/([.$P71]+[.$B$36]))*[.$P71])) / ([.W$20]*1024)" office:value-type="percentage" office:value="0.0045166015625">
            <text:p>0.45%</text:p>
          </table:table-cell>
          <table:table-cell table:formula="of:=INT(([.X$20]*1024-[.$B$36]-[.$C$36])/[.$P71])" office:value-type="float" office:value="7">
            <text:p>7</text:p>
          </table:table-cell>
          <table:table-cell table:formula="of:=INT(([.Y$20]*1024-[.$C$36])/([.$P71]+[.$B$36]))" office:value-type="float" office:value="7">
            <text:p>7</text:p>
          </table:table-cell>
          <table:table-cell table:formula="of:=INT(([.Z$20]*1024-[.$C$36])/([.$P71]+[.$B$36]))" office:value-type="float" office:value="14">
            <text:p>14</text:p>
          </table:table-cell>
          <table:table-cell table:formula="of:=INT(([.AA$20]*1024-[.$C$36])/([.$P71]+[.$B$36]))" office:value-type="float" office:value="29">
            <text:p>29</text:p>
          </table:table-cell>
          <table:table-cell table:formula="of:=INT(([.AB$20]*1024-[.$C$36])/([.$P71]+[.$B$36]))" office:value-type="float" office:value="58">
            <text:p>58</text:p>
          </table:table-cell>
          <table:table-cell table:formula="of:=INT(([.AC$20]*1024-[.$C$36])/([.$P71]+[.$B$36]))" office:value-type="float" office:value="116">
            <text:p>116</text:p>
          </table:table-cell>
          <table:table-cell table:formula="of:=INT(([.AD$20]*1024-[.$C$36])/([.$P71]+[.$B$36]))" office:value-type="float" office:value="233">
            <text:p>233</text:p>
          </table:table-cell>
          <table:table-cell table:formula="of:=([.AE$20]*1024-[.$B$36]-[.$C$36]-([.$X71]*[.$P71]))/4096" office:value-type="float" office:value="2.703125">
            <text:p>3</text:p>
          </table:table-cell>
          <table:table-cell table:formula="of:=([.AF$20]*1024-[.$C$36]-([.Y71]*([.$P71]+[.$B$36])))/4096" office:value-type="float" office:value="2.609375">
            <text:p>3</text:p>
          </table:table-cell>
          <table:table-cell table:formula="of:=([.AG$20]*1024-[.$C$36]-([.Z71]*([.$P71]+[.$B$36])))/4096" office:value-type="float" office:value="5.25">
            <text:p>5</text:p>
          </table:table-cell>
          <table:table-cell table:formula="of:=([.AH$20]*1024-[.$C$36]-([.AA71]*([.$P71]+[.$B$36])))/4096" office:value-type="float" office:value="1.765625">
            <text:p>2</text:p>
          </table:table-cell>
          <table:table-cell table:formula="of:=([.AI$20]*1024-[.$C$36]-([.AB71]*([.$P71]+[.$B$36])))/4096" office:value-type="float" office:value="3.5625">
            <text:p>4</text:p>
          </table:table-cell>
          <table:table-cell table:formula="of:=([.AJ$20]*1024-[.$C$36]-([.AC71]*([.$P71]+[.$B$36])))/4096" office:value-type="float" office:value="7.15625">
            <text:p>7</text:p>
          </table:table-cell>
          <table:table-cell table:formula="of:=([.AK$20]*1024-[.$C$36]-([.AD71]*([.$P71]+[.$B$36])))/4096" office:value-type="float" office:value="5.578125">
            <text:p>6</text:p>
          </table:table-cell>
          <table:table-cell table:number-columns-repeated="987"/>
        </table:table-row>
        <table:table-row table:style-name="ro1">
          <table:table-cell office:value-type="float" office:value="8704">
            <text:p>8704</text:p>
          </table:table-cell>
          <table:table-cell table:formula="of:=INT(([.$A$36]*1024-[.$B$36]-[.$C$36]) / [.A72])" office:value-type="float" office:value="30">
            <text:p>30</text:p>
          </table:table-cell>
          <table:table-cell table:formula="of:=([.$A$36]*1024)-([.A72]*[.B72])" office:value-type="float" office:value="1024">
            <text:p>1024</text:p>
          </table:table-cell>
          <table:table-cell table:formula="of:=[.C72] / ([.$A$36]*1024)" office:value-type="percentage" office:value="0.00390625">
            <text:p>0.39%</text:p>
          </table:table-cell>
          <table:table-cell table:formula="of:=[.$A$36]*1024 -[.$B$36] -[.$C$36] -([.A72]*[.B72])" office:value-type="float" office:value="832">
            <text:p>832</text:p>
          </table:table-cell>
          <table:table-cell table:formula="of:=INT([.E72]/4096)" office:value-type="float" office:value="0">
            <text:p>0</text:p>
          </table:table-cell>
          <table:table-cell table:formula="of:=INT(([.$A$36]*1024-[.$C$36]) / ([.A72]+[.$B$36]))" office:value-type="float" office:value="29">
            <text:p>29</text:p>
          </table:table-cell>
          <table:table-cell table:formula="of:=([.$A$36]*1024)-([.A72]*[.G72])" office:value-type="float" office:value="9728">
            <text:p>9728</text:p>
          </table:table-cell>
          <table:table-cell table:formula="of:=[.H72] / ([.$A$36]*1024)" office:value-type="percentage" office:value="0.037109375">
            <text:p>3.71%</text:p>
          </table:table-cell>
          <table:table-cell table:formula="of:=[.$A$36]*1024 -[.$C$36] -(([.A72]+[.$B$36])*[.G72])" office:value-type="float" office:value="7744">
            <text:p>7744</text:p>
          </table:table-cell>
          <table:table-cell table:formula="of:=INT([.J72]/4096)" office:value-type="float" office:value="1">
            <text:p>1</text:p>
          </table:table-cell>
          <table:table-cell table:formula="of:=[.I72]-[.D72]" office:value-type="percentage" office:value="0.033203125">
            <text:p>3.32%</text:p>
          </table:table-cell>
          <table:table-cell table:formula="of:=[.J72]-[.E72]" office:value-type="float" office:value="6912">
            <text:p>6912</text:p>
          </table:table-cell>
          <table:table-cell table:formula="of:=[.K72]-[.F72]" office:value-type="float" office:value="1">
            <text:p>1</text:p>
          </table:table-cell>
          <table:table-cell/>
          <table:table-cell office:value-type="float" office:value="36864">
            <text:p>36864</text:p>
          </table:table-cell>
          <table:table-cell table:formula="of:=(([.$Q$20]*1024) - (INT(([.$Q$20]*1024-[.$B$36]-[.$C$36])/[.$P72])*[.$P72])) / ([.$Q$20]*1024)" office:value-type="percentage" office:value="0.015625">
            <text:p>1.56%</text:p>
          </table:table-cell>
          <table:table-cell table:formula="of:=(([.R$20]*1024) - (INT(([.R$20]*1024-[.$C$36])/([.$P72]+[.$B$36]))*[.$P72])) / ([.R$20]*1024)" office:value-type="percentage" office:value="0.015625">
            <text:p>1.56%</text:p>
          </table:table-cell>
          <table:table-cell table:formula="of:=(([.S$20]*1024) - (INT(([.S$20]*1024-[.$C$36])/([.$P72]+[.$B$36]))*[.$P72])) / ([.S$20]*1024)" office:value-type="percentage" office:value="0.015625">
            <text:p>1.56%</text:p>
          </table:table-cell>
          <table:table-cell table:formula="of:=(([.T$20]*1024) - (INT(([.T$20]*1024-[.$C$36])/([.$P72]+[.$B$36]))*[.$P72])) / ([.T$20]*1024)" office:value-type="percentage" office:value="0.015625">
            <text:p>1.56%</text:p>
          </table:table-cell>
          <table:table-cell table:formula="of:=(([.U$20]*1024) - (INT(([.U$20]*1024-[.$C$36])/([.$P72]+[.$B$36]))*[.$P72])) / ([.U$20]*1024)" office:value-type="percentage" office:value="0.015625">
            <text:p>1.56%</text:p>
          </table:table-cell>
          <table:table-cell table:formula="of:=(([.V$20]*1024) - (INT(([.V$20]*1024-[.$C$36])/([.$P72]+[.$B$36]))*[.$P72])) / ([.V$20]*1024)" office:value-type="percentage" office:value="0.0068359375">
            <text:p>0.68%</text:p>
          </table:table-cell>
          <table:table-cell table:formula="of:=(([.W$20]*1024) - (INT(([.W$20]*1024-[.$C$36])/([.$P72]+[.$B$36]))*[.$P72])) / ([.W$20]*1024)" office:value-type="percentage" office:value="0.00244140625">
            <text:p>0.24%</text:p>
          </table:table-cell>
          <table:table-cell table:formula="of:=INT(([.X$20]*1024-[.$B$36]-[.$C$36])/[.$P72])" office:value-type="float" office:value="7">
            <text:p>7</text:p>
          </table:table-cell>
          <table:table-cell table:formula="of:=INT(([.Y$20]*1024-[.$C$36])/([.$P72]+[.$B$36]))" office:value-type="float" office:value="7">
            <text:p>7</text:p>
          </table:table-cell>
          <table:table-cell table:formula="of:=INT(([.Z$20]*1024-[.$C$36])/([.$P72]+[.$B$36]))" office:value-type="float" office:value="14">
            <text:p>14</text:p>
          </table:table-cell>
          <table:table-cell table:formula="of:=INT(([.AA$20]*1024-[.$C$36])/([.$P72]+[.$B$36]))" office:value-type="float" office:value="28">
            <text:p>28</text:p>
          </table:table-cell>
          <table:table-cell table:formula="of:=INT(([.AB$20]*1024-[.$C$36])/([.$P72]+[.$B$36]))" office:value-type="float" office:value="56">
            <text:p>56</text:p>
          </table:table-cell>
          <table:table-cell table:formula="of:=INT(([.AC$20]*1024-[.$C$36])/([.$P72]+[.$B$36]))" office:value-type="float" office:value="113">
            <text:p>113</text:p>
          </table:table-cell>
          <table:table-cell table:formula="of:=INT(([.AD$20]*1024-[.$C$36])/([.$P72]+[.$B$36]))" office:value-type="float" office:value="227">
            <text:p>227</text:p>
          </table:table-cell>
          <table:table-cell table:formula="of:=([.AE$20]*1024-[.$B$36]-[.$C$36]-([.$X72]*[.$P72]))/4096" office:value-type="float" office:value="0.953125">
            <text:p>1</text:p>
          </table:table-cell>
          <table:table-cell table:formula="of:=([.AF$20]*1024-[.$C$36]-([.Y72]*([.$P72]+[.$B$36])))/4096" office:value-type="float" office:value="0.859375">
            <text:p>1</text:p>
          </table:table-cell>
          <table:table-cell table:formula="of:=([.AG$20]*1024-[.$C$36]-([.Z72]*([.$P72]+[.$B$36])))/4096" office:value-type="float" office:value="1.75">
            <text:p>2</text:p>
          </table:table-cell>
          <table:table-cell table:formula="of:=([.AH$20]*1024-[.$C$36]-([.AA72]*([.$P72]+[.$B$36])))/4096" office:value-type="float" office:value="3.53125">
            <text:p>4</text:p>
          </table:table-cell>
          <table:table-cell table:formula="of:=([.AI$20]*1024-[.$C$36]-([.AB72]*([.$P72]+[.$B$36])))/4096" office:value-type="float" office:value="7.09375">
            <text:p>7</text:p>
          </table:table-cell>
          <table:table-cell table:formula="of:=([.AJ$20]*1024-[.$C$36]-([.AC72]*([.$P72]+[.$B$36])))/4096" office:value-type="float" office:value="5.203125">
            <text:p>5</text:p>
          </table:table-cell>
          <table:table-cell table:formula="of:=([.AK$20]*1024-[.$C$36]-([.AD72]*([.$P72]+[.$B$36])))/4096" office:value-type="float" office:value="1.421875">
            <text:p>1</text:p>
          </table:table-cell>
          <table:table-cell table:number-columns-repeated="987"/>
        </table:table-row>
        <table:table-row table:style-name="ro1">
          <table:table-cell office:value-type="float" office:value="9216">
            <text:p>9216</text:p>
          </table:table-cell>
          <table:table-cell table:formula="of:=INT(([.$A$36]*1024-[.$B$36]-[.$C$36]) / [.A73])" office:value-type="float" office:value="28">
            <text:p>28</text:p>
          </table:table-cell>
          <table:table-cell table:formula="of:=([.$A$36]*1024)-([.A73]*[.B73])" office:value-type="float" office:value="4096">
            <text:p>4096</text:p>
          </table:table-cell>
          <table:table-cell table:formula="of:=[.C73] / ([.$A$36]*1024)" office:value-type="percentage" office:value="0.015625">
            <text:p>1.56%</text:p>
          </table:table-cell>
          <table:table-cell table:formula="of:=[.$A$36]*1024 -[.$B$36] -[.$C$36] -([.A73]*[.B73])" office:value-type="float" office:value="3904">
            <text:p>3904</text:p>
          </table:table-cell>
          <table:table-cell table:formula="of:=INT([.E73]/4096)" office:value-type="float" office:value="0">
            <text:p>0</text:p>
          </table:table-cell>
          <table:table-cell table:formula="of:=INT(([.$A$36]*1024-[.$C$36]) / ([.A73]+[.$B$36]))" office:value-type="float" office:value="28">
            <text:p>28</text:p>
          </table:table-cell>
          <table:table-cell table:formula="of:=([.$A$36]*1024)-([.A73]*[.G73])" office:value-type="float" office:value="4096">
            <text:p>4096</text:p>
          </table:table-cell>
          <table:table-cell table:formula="of:=[.H73] / ([.$A$36]*1024)" office:value-type="percentage" office:value="0.015625">
            <text:p>1.56%</text:p>
          </table:table-cell>
          <table:table-cell table:formula="of:=[.$A$36]*1024 -[.$C$36] -(([.A73]+[.$B$36])*[.G73])" office:value-type="float" office:value="2176">
            <text:p>2176</text:p>
          </table:table-cell>
          <table:table-cell table:formula="of:=INT([.J73]/4096)" office:value-type="float" office:value="0">
            <text:p>0</text:p>
          </table:table-cell>
          <table:table-cell table:formula="of:=[.I73]-[.D73]" office:value-type="percentage" office:value="0">
            <text:p>0.00%</text:p>
          </table:table-cell>
          <table:table-cell table:formula="of:=[.J73]-[.E73]" office:value-type="float" office:value="-1728">
            <text:p>-1728</text:p>
          </table:table-cell>
          <table:table-cell table:formula="of:=[.K73]-[.F73]" office:value-type="float" office:value="0">
            <text:p>0</text:p>
          </table:table-cell>
          <table:table-cell/>
          <table:table-cell office:value-type="float" office:value="37888">
            <text:p>37888</text:p>
          </table:table-cell>
          <table:table-cell table:formula="of:=(([.$Q$20]*1024) - (INT(([.$Q$20]*1024-[.$B$36]-[.$C$36])/[.$P73])*[.$P73])) / ([.$Q$20]*1024)" office:value-type="percentage" office:value="0.1328125">
            <text:p>13.28%</text:p>
          </table:table-cell>
          <table:table-cell table:formula="of:=(([.R$20]*1024) - (INT(([.R$20]*1024-[.$C$36])/([.$P73]+[.$B$36]))*[.$P73])) / ([.R$20]*1024)" office:value-type="percentage" office:value="0.1328125">
            <text:p>13.28%</text:p>
          </table:table-cell>
          <table:table-cell table:formula="of:=(([.S$20]*1024) - (INT(([.S$20]*1024-[.$C$36])/([.$P73]+[.$B$36]))*[.$P73])) / ([.S$20]*1024)" office:value-type="percentage" office:value="0.060546875">
            <text:p>6.05%</text:p>
          </table:table-cell>
          <table:table-cell table:formula="of:=(([.T$20]*1024) - (INT(([.T$20]*1024-[.$C$36])/([.$P73]+[.$B$36]))*[.$P73])) / ([.T$20]*1024)" office:value-type="percentage" office:value="0.0244140625">
            <text:p>2.44%</text:p>
          </table:table-cell>
          <table:table-cell table:formula="of:=(([.U$20]*1024) - (INT(([.U$20]*1024-[.$C$36])/([.$P73]+[.$B$36]))*[.$P73])) / ([.U$20]*1024)" office:value-type="percentage" office:value="0.00634765625">
            <text:p>0.63%</text:p>
          </table:table-cell>
          <table:table-cell table:formula="of:=(([.V$20]*1024) - (INT(([.V$20]*1024-[.$C$36])/([.$P73]+[.$B$36]))*[.$P73])) / ([.V$20]*1024)" office:value-type="percentage" office:value="0.00634765625">
            <text:p>0.63%</text:p>
          </table:table-cell>
          <table:table-cell table:formula="of:=(([.W$20]*1024) - (INT(([.W$20]*1024-[.$C$36])/([.$P73]+[.$B$36]))*[.$P73])) / ([.W$20]*1024)" office:value-type="percentage" office:value="0.0018310546875">
            <text:p>0.18%</text:p>
          </table:table-cell>
          <table:table-cell table:formula="of:=INT(([.X$20]*1024-[.$B$36]-[.$C$36])/[.$P73])" office:value-type="float" office:value="6">
            <text:p>6</text:p>
          </table:table-cell>
          <table:table-cell table:formula="of:=INT(([.Y$20]*1024-[.$C$36])/([.$P73]+[.$B$36]))" office:value-type="float" office:value="6">
            <text:p>6</text:p>
          </table:table-cell>
          <table:table-cell table:formula="of:=INT(([.Z$20]*1024-[.$C$36])/([.$P73]+[.$B$36]))" office:value-type="float" office:value="13">
            <text:p>13</text:p>
          </table:table-cell>
          <table:table-cell table:formula="of:=INT(([.AA$20]*1024-[.$C$36])/([.$P73]+[.$B$36]))" office:value-type="float" office:value="27">
            <text:p>27</text:p>
          </table:table-cell>
          <table:table-cell table:formula="of:=INT(([.AB$20]*1024-[.$C$36])/([.$P73]+[.$B$36]))" office:value-type="float" office:value="55">
            <text:p>55</text:p>
          </table:table-cell>
          <table:table-cell table:formula="of:=INT(([.AC$20]*1024-[.$C$36])/([.$P73]+[.$B$36]))" office:value-type="float" office:value="110">
            <text:p>110</text:p>
          </table:table-cell>
          <table:table-cell table:formula="of:=INT(([.AD$20]*1024-[.$C$36])/([.$P73]+[.$B$36]))" office:value-type="float" office:value="221">
            <text:p>221</text:p>
          </table:table-cell>
          <table:table-cell table:formula="of:=([.AE$20]*1024-[.$B$36]-[.$C$36]-([.$X73]*[.$P73]))/4096" office:value-type="float" office:value="8.453125">
            <text:p>8</text:p>
          </table:table-cell>
          <table:table-cell table:formula="of:=([.AF$20]*1024-[.$C$36]-([.Y73]*([.$P73]+[.$B$36])))/4096" office:value-type="float" office:value="8.375">
            <text:p>8</text:p>
          </table:table-cell>
          <table:table-cell table:formula="of:=([.AG$20]*1024-[.$C$36]-([.Z73]*([.$P73]+[.$B$36])))/4096" office:value-type="float" office:value="7.515625">
            <text:p>8</text:p>
          </table:table-cell>
          <table:table-cell table:formula="of:=([.AH$20]*1024-[.$C$36]-([.AA73]*([.$P73]+[.$B$36])))/4096" office:value-type="float" office:value="5.796875">
            <text:p>6</text:p>
          </table:table-cell>
          <table:table-cell table:formula="of:=([.AI$20]*1024-[.$C$36]-([.AB73]*([.$P73]+[.$B$36])))/4096" office:value-type="float" office:value="2.359375">
            <text:p>2</text:p>
          </table:table-cell>
          <table:table-cell table:formula="of:=([.AJ$20]*1024-[.$C$36]-([.AC73]*([.$P73]+[.$B$36])))/4096" office:value-type="float" office:value="4.75">
            <text:p>5</text:p>
          </table:table-cell>
          <table:table-cell table:formula="of:=([.AK$20]*1024-[.$C$36]-([.AD73]*([.$P73]+[.$B$36])))/4096" office:value-type="float" office:value="0.265625">
            <text:p>0</text:p>
          </table:table-cell>
          <table:table-cell table:number-columns-repeated="987"/>
        </table:table-row>
        <table:table-row table:style-name="ro1">
          <table:table-cell office:value-type="float" office:value="9728">
            <text:p>9728</text:p>
          </table:table-cell>
          <table:table-cell table:formula="of:=INT(([.$A$36]*1024-[.$B$36]-[.$C$36]) / [.A74])" office:value-type="float" office:value="26">
            <text:p>26</text:p>
          </table:table-cell>
          <table:table-cell table:formula="of:=([.$A$36]*1024)-([.A74]*[.B74])" office:value-type="float" office:value="9216">
            <text:p>9216</text:p>
          </table:table-cell>
          <table:table-cell table:formula="of:=[.C74] / ([.$A$36]*1024)" office:value-type="percentage" office:value="0.03515625">
            <text:p>3.52%</text:p>
          </table:table-cell>
          <table:table-cell table:formula="of:=[.$A$36]*1024 -[.$B$36] -[.$C$36] -([.A74]*[.B74])" office:value-type="float" office:value="9024">
            <text:p>9024</text:p>
          </table:table-cell>
          <table:table-cell table:formula="of:=INT([.E74]/4096)" office:value-type="float" office:value="2">
            <text:p>2</text:p>
          </table:table-cell>
          <table:table-cell table:formula="of:=INT(([.$A$36]*1024-[.$C$36]) / ([.A74]+[.$B$36]))" office:value-type="float" office:value="26">
            <text:p>26</text:p>
          </table:table-cell>
          <table:table-cell table:formula="of:=([.$A$36]*1024)-([.A74]*[.G74])" office:value-type="float" office:value="9216">
            <text:p>9216</text:p>
          </table:table-cell>
          <table:table-cell table:formula="of:=[.H74] / ([.$A$36]*1024)" office:value-type="percentage" office:value="0.03515625">
            <text:p>3.52%</text:p>
          </table:table-cell>
          <table:table-cell table:formula="of:=[.$A$36]*1024 -[.$C$36] -(([.A74]+[.$B$36])*[.G74])" office:value-type="float" office:value="7424">
            <text:p>7424</text:p>
          </table:table-cell>
          <table:table-cell table:formula="of:=INT([.J74]/4096)" office:value-type="float" office:value="1">
            <text:p>1</text:p>
          </table:table-cell>
          <table:table-cell table:formula="of:=[.I74]-[.D74]" office:value-type="percentage" office:value="0">
            <text:p>0.00%</text:p>
          </table:table-cell>
          <table:table-cell table:formula="of:=[.J74]-[.E74]" office:value-type="float" office:value="-1600">
            <text:p>-1600</text:p>
          </table:table-cell>
          <table:table-cell table:formula="of:=[.K74]-[.F74]" office:value-type="float" office:value="-1">
            <text:p>-1</text:p>
          </table:table-cell>
          <table:table-cell/>
          <table:table-cell office:value-type="float" office:value="38912">
            <text:p>38912</text:p>
          </table:table-cell>
          <table:table-cell table:formula="of:=(([.$Q$20]*1024) - (INT(([.$Q$20]*1024-[.$B$36]-[.$C$36])/[.$P74])*[.$P74])) / ([.$Q$20]*1024)" office:value-type="percentage" office:value="0.109375">
            <text:p>10.94%</text:p>
          </table:table-cell>
          <table:table-cell table:formula="of:=(([.R$20]*1024) - (INT(([.R$20]*1024-[.$C$36])/([.$P74]+[.$B$36]))*[.$P74])) / ([.R$20]*1024)" office:value-type="percentage" office:value="0.109375">
            <text:p>10.94%</text:p>
          </table:table-cell>
          <table:table-cell table:formula="of:=(([.S$20]*1024) - (INT(([.S$20]*1024-[.$C$36])/([.$P74]+[.$B$36]))*[.$P74])) / ([.S$20]*1024)" office:value-type="percentage" office:value="0.03515625">
            <text:p>3.52%</text:p>
          </table:table-cell>
          <table:table-cell table:formula="of:=(([.T$20]*1024) - (INT(([.T$20]*1024-[.$C$36])/([.$P74]+[.$B$36]))*[.$P74])) / ([.T$20]*1024)" office:value-type="percentage" office:value="0.03515625">
            <text:p>3.52%</text:p>
          </table:table-cell>
          <table:table-cell table:formula="of:=(([.U$20]*1024) - (INT(([.U$20]*1024-[.$C$36])/([.$P74]+[.$B$36]))*[.$P74])) / ([.U$20]*1024)" office:value-type="percentage" office:value="0.0166015625">
            <text:p>1.66%</text:p>
          </table:table-cell>
          <table:table-cell table:formula="of:=(([.V$20]*1024) - (INT(([.V$20]*1024-[.$C$36])/([.$P74]+[.$B$36]))*[.$P74])) / ([.V$20]*1024)" office:value-type="percentage" office:value="0.00732421875">
            <text:p>0.73%</text:p>
          </table:table-cell>
          <table:table-cell table:formula="of:=(([.W$20]*1024) - (INT(([.W$20]*1024-[.$C$36])/([.$P74]+[.$B$36]))*[.$P74])) / ([.W$20]*1024)" office:value-type="percentage" office:value="0.002685546875">
            <text:p>0.27%</text:p>
          </table:table-cell>
          <table:table-cell table:formula="of:=INT(([.X$20]*1024-[.$B$36]-[.$C$36])/[.$P74])" office:value-type="float" office:value="6">
            <text:p>6</text:p>
          </table:table-cell>
          <table:table-cell table:formula="of:=INT(([.Y$20]*1024-[.$C$36])/([.$P74]+[.$B$36]))" office:value-type="float" office:value="6">
            <text:p>6</text:p>
          </table:table-cell>
          <table:table-cell table:formula="of:=INT(([.Z$20]*1024-[.$C$36])/([.$P74]+[.$B$36]))" office:value-type="float" office:value="13">
            <text:p>13</text:p>
          </table:table-cell>
          <table:table-cell table:formula="of:=INT(([.AA$20]*1024-[.$C$36])/([.$P74]+[.$B$36]))" office:value-type="float" office:value="26">
            <text:p>26</text:p>
          </table:table-cell>
          <table:table-cell table:formula="of:=INT(([.AB$20]*1024-[.$C$36])/([.$P74]+[.$B$36]))" office:value-type="float" office:value="53">
            <text:p>53</text:p>
          </table:table-cell>
          <table:table-cell table:formula="of:=INT(([.AC$20]*1024-[.$C$36])/([.$P74]+[.$B$36]))" office:value-type="float" office:value="107">
            <text:p>107</text:p>
          </table:table-cell>
          <table:table-cell table:formula="of:=INT(([.AD$20]*1024-[.$C$36])/([.$P74]+[.$B$36]))" office:value-type="float" office:value="215">
            <text:p>215</text:p>
          </table:table-cell>
          <table:table-cell table:formula="of:=([.AE$20]*1024-[.$B$36]-[.$C$36]-([.$X74]*[.$P74]))/4096" office:value-type="float" office:value="6.953125">
            <text:p>7</text:p>
          </table:table-cell>
          <table:table-cell table:formula="of:=([.AF$20]*1024-[.$C$36]-([.Y74]*([.$P74]+[.$B$36])))/4096" office:value-type="float" office:value="6.875">
            <text:p>7</text:p>
          </table:table-cell>
          <table:table-cell table:formula="of:=([.AG$20]*1024-[.$C$36]-([.Z74]*([.$P74]+[.$B$36])))/4096" office:value-type="float" office:value="4.265625">
            <text:p>4</text:p>
          </table:table-cell>
          <table:table-cell table:formula="of:=([.AH$20]*1024-[.$C$36]-([.AA74]*([.$P74]+[.$B$36])))/4096" office:value-type="float" office:value="8.5625">
            <text:p>9</text:p>
          </table:table-cell>
          <table:table-cell table:formula="of:=([.AI$20]*1024-[.$C$36]-([.AB74]*([.$P74]+[.$B$36])))/4096" office:value-type="float" office:value="7.640625">
            <text:p>8</text:p>
          </table:table-cell>
          <table:table-cell table:formula="of:=([.AJ$20]*1024-[.$C$36]-([.AC74]*([.$P74]+[.$B$36])))/4096" office:value-type="float" office:value="5.796875">
            <text:p>6</text:p>
          </table:table-cell>
          <table:table-cell table:formula="of:=([.AK$20]*1024-[.$C$36]-([.AD74]*([.$P74]+[.$B$36])))/4096" office:value-type="float" office:value="2.109375">
            <text:p>2</text:p>
          </table:table-cell>
          <table:table-cell table:number-columns-repeated="987"/>
        </table:table-row>
        <table:table-row table:style-name="ro1">
          <table:table-cell office:value-type="float" office:value="10240">
            <text:p>10240</text:p>
          </table:table-cell>
          <table:table-cell table:formula="of:=INT(([.$A$36]*1024-[.$B$36]-[.$C$36]) / [.A75])" office:value-type="float" office:value="25">
            <text:p>25</text:p>
          </table:table-cell>
          <table:table-cell table:formula="of:=([.$A$36]*1024)-([.A75]*[.B75])" office:value-type="float" office:value="6144">
            <text:p>6144</text:p>
          </table:table-cell>
          <table:table-cell table:formula="of:=[.C75] / ([.$A$36]*1024)" office:value-type="percentage" office:value="0.0234375">
            <text:p>2.34%</text:p>
          </table:table-cell>
          <table:table-cell table:formula="of:=[.$A$36]*1024 -[.$B$36] -[.$C$36] -([.A75]*[.B75])" office:value-type="float" office:value="5952">
            <text:p>5952</text:p>
          </table:table-cell>
          <table:table-cell table:formula="of:=INT([.E75]/4096)" office:value-type="float" office:value="1">
            <text:p>1</text:p>
          </table:table-cell>
          <table:table-cell table:formula="of:=INT(([.$A$36]*1024-[.$C$36]) / ([.A75]+[.$B$36]))" office:value-type="float" office:value="25">
            <text:p>25</text:p>
          </table:table-cell>
          <table:table-cell table:formula="of:=([.$A$36]*1024)-([.A75]*[.G75])" office:value-type="float" office:value="6144">
            <text:p>6144</text:p>
          </table:table-cell>
          <table:table-cell table:formula="of:=[.H75] / ([.$A$36]*1024)" office:value-type="percentage" office:value="0.0234375">
            <text:p>2.34%</text:p>
          </table:table-cell>
          <table:table-cell table:formula="of:=[.$A$36]*1024 -[.$C$36] -(([.A75]+[.$B$36])*[.G75])" office:value-type="float" office:value="4416">
            <text:p>4416</text:p>
          </table:table-cell>
          <table:table-cell table:formula="of:=INT([.J75]/4096)" office:value-type="float" office:value="1">
            <text:p>1</text:p>
          </table:table-cell>
          <table:table-cell table:formula="of:=[.I75]-[.D75]" office:value-type="percentage" office:value="0">
            <text:p>0.00%</text:p>
          </table:table-cell>
          <table:table-cell table:formula="of:=[.J75]-[.E75]" office:value-type="float" office:value="-1536">
            <text:p>-1536</text:p>
          </table:table-cell>
          <table:table-cell table:formula="of:=[.K75]-[.F75]" office:value-type="float" office:value="0">
            <text:p>0</text:p>
          </table:table-cell>
          <table:table-cell/>
          <table:table-cell office:value-type="float" office:value="39936">
            <text:p>39936</text:p>
          </table:table-cell>
          <table:table-cell table:formula="of:=(([.$Q$20]*1024) - (INT(([.$Q$20]*1024-[.$B$36]-[.$C$36])/[.$P75])*[.$P75])) / ([.$Q$20]*1024)" office:value-type="percentage" office:value="0.0859375">
            <text:p>8.59%</text:p>
          </table:table-cell>
          <table:table-cell table:formula="of:=(([.R$20]*1024) - (INT(([.R$20]*1024-[.$C$36])/([.$P75]+[.$B$36]))*[.$P75])) / ([.R$20]*1024)" office:value-type="percentage" office:value="0.0859375">
            <text:p>8.59%</text:p>
          </table:table-cell>
          <table:table-cell table:formula="of:=(([.S$20]*1024) - (INT(([.S$20]*1024-[.$C$36])/([.$P75]+[.$B$36]))*[.$P75])) / ([.S$20]*1024)" office:value-type="percentage" office:value="0.009765625">
            <text:p>0.98%</text:p>
          </table:table-cell>
          <table:table-cell table:formula="of:=(([.T$20]*1024) - (INT(([.T$20]*1024-[.$C$36])/([.$P75]+[.$B$36]))*[.$P75])) / ([.T$20]*1024)" office:value-type="percentage" office:value="0.009765625">
            <text:p>0.98%</text:p>
          </table:table-cell>
          <table:table-cell table:formula="of:=(([.U$20]*1024) - (INT(([.U$20]*1024-[.$C$36])/([.$P75]+[.$B$36]))*[.$P75])) / ([.U$20]*1024)" office:value-type="percentage" office:value="0.009765625">
            <text:p>0.98%</text:p>
          </table:table-cell>
          <table:table-cell table:formula="of:=(([.V$20]*1024) - (INT(([.V$20]*1024-[.$C$36])/([.$P75]+[.$B$36]))*[.$P75])) / ([.V$20]*1024)" office:value-type="percentage" office:value="0.009765625">
            <text:p>0.98%</text:p>
          </table:table-cell>
          <table:table-cell table:formula="of:=(([.W$20]*1024) - (INT(([.W$20]*1024-[.$C$36])/([.$P75]+[.$B$36]))*[.$P75])) / ([.W$20]*1024)" office:value-type="percentage" office:value="0.0050048828125">
            <text:p>0.50%</text:p>
          </table:table-cell>
          <table:table-cell table:formula="of:=INT(([.X$20]*1024-[.$B$36]-[.$C$36])/[.$P75])" office:value-type="float" office:value="6">
            <text:p>6</text:p>
          </table:table-cell>
          <table:table-cell table:formula="of:=INT(([.Y$20]*1024-[.$C$36])/([.$P75]+[.$B$36]))" office:value-type="float" office:value="6">
            <text:p>6</text:p>
          </table:table-cell>
          <table:table-cell table:formula="of:=INT(([.Z$20]*1024-[.$C$36])/([.$P75]+[.$B$36]))" office:value-type="float" office:value="13">
            <text:p>13</text:p>
          </table:table-cell>
          <table:table-cell table:formula="of:=INT(([.AA$20]*1024-[.$C$36])/([.$P75]+[.$B$36]))" office:value-type="float" office:value="26">
            <text:p>26</text:p>
          </table:table-cell>
          <table:table-cell table:formula="of:=INT(([.AB$20]*1024-[.$C$36])/([.$P75]+[.$B$36]))" office:value-type="float" office:value="52">
            <text:p>52</text:p>
          </table:table-cell>
          <table:table-cell table:formula="of:=INT(([.AC$20]*1024-[.$C$36])/([.$P75]+[.$B$36]))" office:value-type="float" office:value="104">
            <text:p>104</text:p>
          </table:table-cell>
          <table:table-cell table:formula="of:=INT(([.AD$20]*1024-[.$C$36])/([.$P75]+[.$B$36]))" office:value-type="float" office:value="209">
            <text:p>209</text:p>
          </table:table-cell>
          <table:table-cell table:formula="of:=([.AE$20]*1024-[.$B$36]-[.$C$36]-([.$X75]*[.$P75]))/4096" office:value-type="float" office:value="5.453125">
            <text:p>5</text:p>
          </table:table-cell>
          <table:table-cell table:formula="of:=([.AF$20]*1024-[.$C$36]-([.Y75]*([.$P75]+[.$B$36])))/4096" office:value-type="float" office:value="5.375">
            <text:p>5</text:p>
          </table:table-cell>
          <table:table-cell table:formula="of:=([.AG$20]*1024-[.$C$36]-([.Z75]*([.$P75]+[.$B$36])))/4096" office:value-type="float" office:value="1.015625">
            <text:p>1</text:p>
          </table:table-cell>
          <table:table-cell table:formula="of:=([.AH$20]*1024-[.$C$36]-([.AA75]*([.$P75]+[.$B$36])))/4096" office:value-type="float" office:value="2.0625">
            <text:p>2</text:p>
          </table:table-cell>
          <table:table-cell table:formula="of:=([.AI$20]*1024-[.$C$36]-([.AB75]*([.$P75]+[.$B$36])))/4096" office:value-type="float" office:value="4.15625">
            <text:p>4</text:p>
          </table:table-cell>
          <table:table-cell table:formula="of:=([.AJ$20]*1024-[.$C$36]-([.AC75]*([.$P75]+[.$B$36])))/4096" office:value-type="float" office:value="8.34375">
            <text:p>8</text:p>
          </table:table-cell>
          <table:table-cell table:formula="of:=([.AK$20]*1024-[.$C$36]-([.AD75]*([.$P75]+[.$B$36])))/4096" office:value-type="float" office:value="6.953125">
            <text:p>7</text:p>
          </table:table-cell>
          <table:table-cell table:number-columns-repeated="987"/>
        </table:table-row>
        <table:table-row table:style-name="ro1">
          <table:table-cell office:value-type="float" office:value="10752">
            <text:p>10752</text:p>
          </table:table-cell>
          <table:table-cell table:formula="of:=INT(([.$A$36]*1024-[.$B$36]-[.$C$36]) / [.A76])" office:value-type="float" office:value="24">
            <text:p>24</text:p>
          </table:table-cell>
          <table:table-cell table:formula="of:=([.$A$36]*1024)-([.A76]*[.B76])" office:value-type="float" office:value="4096">
            <text:p>4096</text:p>
          </table:table-cell>
          <table:table-cell table:formula="of:=[.C76] / ([.$A$36]*1024)" office:value-type="percentage" office:value="0.015625">
            <text:p>1.56%</text:p>
          </table:table-cell>
          <table:table-cell table:formula="of:=[.$A$36]*1024 -[.$B$36] -[.$C$36] -([.A76]*[.B76])" office:value-type="float" office:value="3904">
            <text:p>3904</text:p>
          </table:table-cell>
          <table:table-cell table:formula="of:=INT([.E76]/4096)" office:value-type="float" office:value="0">
            <text:p>0</text:p>
          </table:table-cell>
          <table:table-cell table:formula="of:=INT(([.$A$36]*1024-[.$C$36]) / ([.A76]+[.$B$36]))" office:value-type="float" office:value="24">
            <text:p>24</text:p>
          </table:table-cell>
          <table:table-cell table:formula="of:=([.$A$36]*1024)-([.A76]*[.G76])" office:value-type="float" office:value="4096">
            <text:p>4096</text:p>
          </table:table-cell>
          <table:table-cell table:formula="of:=[.H76] / ([.$A$36]*1024)" office:value-type="percentage" office:value="0.015625">
            <text:p>1.56%</text:p>
          </table:table-cell>
          <table:table-cell table:formula="of:=[.$A$36]*1024 -[.$C$36] -(([.A76]+[.$B$36])*[.G76])" office:value-type="float" office:value="2432">
            <text:p>2432</text:p>
          </table:table-cell>
          <table:table-cell table:formula="of:=INT([.J76]/4096)" office:value-type="float" office:value="0">
            <text:p>0</text:p>
          </table:table-cell>
          <table:table-cell table:formula="of:=[.I76]-[.D76]" office:value-type="percentage" office:value="0">
            <text:p>0.00%</text:p>
          </table:table-cell>
          <table:table-cell table:formula="of:=[.J76]-[.E76]" office:value-type="float" office:value="-1472">
            <text:p>-1472</text:p>
          </table:table-cell>
          <table:table-cell table:formula="of:=[.K76]-[.F76]" office:value-type="float" office:value="0">
            <text:p>0</text:p>
          </table:table-cell>
          <table:table-cell/>
          <table:table-cell office:value-type="float" office:value="40960">
            <text:p>40960</text:p>
          </table:table-cell>
          <table:table-cell table:formula="of:=(([.$Q$20]*1024) - (INT(([.$Q$20]*1024-[.$B$36]-[.$C$36])/[.$P76])*[.$P76])) / ([.$Q$20]*1024)" office:value-type="percentage" office:value="0.0625">
            <text:p>6.25%</text:p>
          </table:table-cell>
          <table:table-cell table:formula="of:=(([.R$20]*1024) - (INT(([.R$20]*1024-[.$C$36])/([.$P76]+[.$B$36]))*[.$P76])) / ([.R$20]*1024)" office:value-type="percentage" office:value="0.0625">
            <text:p>6.25%</text:p>
          </table:table-cell>
          <table:table-cell table:formula="of:=(([.S$20]*1024) - (INT(([.S$20]*1024-[.$C$36])/([.$P76]+[.$B$36]))*[.$P76])) / ([.S$20]*1024)" office:value-type="percentage" office:value="0.0625">
            <text:p>6.25%</text:p>
          </table:table-cell>
          <table:table-cell table:formula="of:=(([.T$20]*1024) - (INT(([.T$20]*1024-[.$C$36])/([.$P76]+[.$B$36]))*[.$P76])) / ([.T$20]*1024)" office:value-type="percentage" office:value="0.0234375">
            <text:p>2.34%</text:p>
          </table:table-cell>
          <table:table-cell table:formula="of:=(([.U$20]*1024) - (INT(([.U$20]*1024-[.$C$36])/([.$P76]+[.$B$36]))*[.$P76])) / ([.U$20]*1024)" office:value-type="percentage" office:value="0.00390625">
            <text:p>0.39%</text:p>
          </table:table-cell>
          <table:table-cell table:formula="of:=(([.V$20]*1024) - (INT(([.V$20]*1024-[.$C$36])/([.$P76]+[.$B$36]))*[.$P76])) / ([.V$20]*1024)" office:value-type="percentage" office:value="0.00390625">
            <text:p>0.39%</text:p>
          </table:table-cell>
          <table:table-cell table:formula="of:=(([.W$20]*1024) - (INT(([.W$20]*1024-[.$C$36])/([.$P76]+[.$B$36]))*[.$P76])) / ([.W$20]*1024)" office:value-type="percentage" office:value="0.00390625">
            <text:p>0.39%</text:p>
          </table:table-cell>
          <table:table-cell table:formula="of:=INT(([.X$20]*1024-[.$B$36]-[.$C$36])/[.$P76])" office:value-type="float" office:value="6">
            <text:p>6</text:p>
          </table:table-cell>
          <table:table-cell table:formula="of:=INT(([.Y$20]*1024-[.$C$36])/([.$P76]+[.$B$36]))" office:value-type="float" office:value="6">
            <text:p>6</text:p>
          </table:table-cell>
          <table:table-cell table:formula="of:=INT(([.Z$20]*1024-[.$C$36])/([.$P76]+[.$B$36]))" office:value-type="float" office:value="12">
            <text:p>12</text:p>
          </table:table-cell>
          <table:table-cell table:formula="of:=INT(([.AA$20]*1024-[.$C$36])/([.$P76]+[.$B$36]))" office:value-type="float" office:value="25">
            <text:p>25</text:p>
          </table:table-cell>
          <table:table-cell table:formula="of:=INT(([.AB$20]*1024-[.$C$36])/([.$P76]+[.$B$36]))" office:value-type="float" office:value="51">
            <text:p>51</text:p>
          </table:table-cell>
          <table:table-cell table:formula="of:=INT(([.AC$20]*1024-[.$C$36])/([.$P76]+[.$B$36]))" office:value-type="float" office:value="102">
            <text:p>102</text:p>
          </table:table-cell>
          <table:table-cell table:formula="of:=INT(([.AD$20]*1024-[.$C$36])/([.$P76]+[.$B$36]))" office:value-type="float" office:value="204">
            <text:p>204</text:p>
          </table:table-cell>
          <table:table-cell table:formula="of:=([.AE$20]*1024-[.$B$36]-[.$C$36]-([.$X76]*[.$P76]))/4096" office:value-type="float" office:value="3.953125">
            <text:p>4</text:p>
          </table:table-cell>
          <table:table-cell table:formula="of:=([.AF$20]*1024-[.$C$36]-([.Y76]*([.$P76]+[.$B$36])))/4096" office:value-type="float" office:value="3.875">
            <text:p>4</text:p>
          </table:table-cell>
          <table:table-cell table:formula="of:=([.AG$20]*1024-[.$C$36]-([.Z76]*([.$P76]+[.$B$36])))/4096" office:value-type="float" office:value="7.78125">
            <text:p>8</text:p>
          </table:table-cell>
          <table:table-cell table:formula="of:=([.AH$20]*1024-[.$C$36]-([.AA76]*([.$P76]+[.$B$36])))/4096" office:value-type="float" office:value="5.578125">
            <text:p>6</text:p>
          </table:table-cell>
          <table:table-cell table:formula="of:=([.AI$20]*1024-[.$C$36]-([.AB76]*([.$P76]+[.$B$36])))/4096" office:value-type="float" office:value="1.171875">
            <text:p>1</text:p>
          </table:table-cell>
          <table:table-cell table:formula="of:=([.AJ$20]*1024-[.$C$36]-([.AC76]*([.$P76]+[.$B$36])))/4096" office:value-type="float" office:value="2.375">
            <text:p>2</text:p>
          </table:table-cell>
          <table:table-cell table:formula="of:=([.AK$20]*1024-[.$C$36]-([.AD76]*([.$P76]+[.$B$36])))/4096" office:value-type="float" office:value="4.78125">
            <text:p>5</text:p>
          </table:table-cell>
          <table:table-cell table:number-columns-repeated="987"/>
        </table:table-row>
        <table:table-row table:style-name="ro1">
          <table:table-cell office:value-type="float" office:value="11264">
            <text:p>11264</text:p>
          </table:table-cell>
          <table:table-cell table:formula="of:=INT(([.$A$36]*1024-[.$B$36]-[.$C$36]) / [.A77])" office:value-type="float" office:value="23">
            <text:p>23</text:p>
          </table:table-cell>
          <table:table-cell table:formula="of:=([.$A$36]*1024)-([.A77]*[.B77])" office:value-type="float" office:value="3072">
            <text:p>3072</text:p>
          </table:table-cell>
          <table:table-cell table:formula="of:=[.C77] / ([.$A$36]*1024)" office:value-type="percentage" office:value="0.01171875">
            <text:p>1.17%</text:p>
          </table:table-cell>
          <table:table-cell table:formula="of:=[.$A$36]*1024 -[.$B$36] -[.$C$36] -([.A77]*[.B77])" office:value-type="float" office:value="2880">
            <text:p>2880</text:p>
          </table:table-cell>
          <table:table-cell table:formula="of:=INT([.E77]/4096)" office:value-type="float" office:value="0">
            <text:p>0</text:p>
          </table:table-cell>
          <table:table-cell table:formula="of:=INT(([.$A$36]*1024-[.$C$36]) / ([.A77]+[.$B$36]))" office:value-type="float" office:value="23">
            <text:p>23</text:p>
          </table:table-cell>
          <table:table-cell table:formula="of:=([.$A$36]*1024)-([.A77]*[.G77])" office:value-type="float" office:value="3072">
            <text:p>3072</text:p>
          </table:table-cell>
          <table:table-cell table:formula="of:=[.H77] / ([.$A$36]*1024)" office:value-type="percentage" office:value="0.01171875">
            <text:p>1.17%</text:p>
          </table:table-cell>
          <table:table-cell table:formula="of:=[.$A$36]*1024 -[.$C$36] -(([.A77]+[.$B$36])*[.G77])" office:value-type="float" office:value="1472">
            <text:p>1472</text:p>
          </table:table-cell>
          <table:table-cell table:formula="of:=INT([.J77]/4096)" office:value-type="float" office:value="0">
            <text:p>0</text:p>
          </table:table-cell>
          <table:table-cell table:formula="of:=[.I77]-[.D77]" office:value-type="percentage" office:value="0">
            <text:p>0.00%</text:p>
          </table:table-cell>
          <table:table-cell table:formula="of:=[.J77]-[.E77]" office:value-type="float" office:value="-1408">
            <text:p>-1408</text:p>
          </table:table-cell>
          <table:table-cell table:formula="of:=[.K77]-[.F77]" office:value-type="float" office:value="0">
            <text:p>0</text:p>
          </table:table-cell>
          <table:table-cell/>
          <table:table-cell office:value-type="float" office:value="41984">
            <text:p>41984</text:p>
          </table:table-cell>
          <table:table-cell table:formula="of:=(([.$Q$20]*1024) - (INT(([.$Q$20]*1024-[.$B$36]-[.$C$36])/[.$P77])*[.$P77])) / ([.$Q$20]*1024)" office:value-type="percentage" office:value="0.0390625">
            <text:p>3.91%</text:p>
          </table:table-cell>
          <table:table-cell table:formula="of:=(([.R$20]*1024) - (INT(([.R$20]*1024-[.$C$36])/([.$P77]+[.$B$36]))*[.$P77])) / ([.R$20]*1024)" office:value-type="percentage" office:value="0.0390625">
            <text:p>3.91%</text:p>
          </table:table-cell>
          <table:table-cell table:formula="of:=(([.S$20]*1024) - (INT(([.S$20]*1024-[.$C$36])/([.$P77]+[.$B$36]))*[.$P77])) / ([.S$20]*1024)" office:value-type="percentage" office:value="0.0390625">
            <text:p>3.91%</text:p>
          </table:table-cell>
          <table:table-cell table:formula="of:=(([.T$20]*1024) - (INT(([.T$20]*1024-[.$C$36])/([.$P77]+[.$B$36]))*[.$P77])) / ([.T$20]*1024)" office:value-type="percentage" office:value="0.0390625">
            <text:p>3.91%</text:p>
          </table:table-cell>
          <table:table-cell table:formula="of:=(([.U$20]*1024) - (INT(([.U$20]*1024-[.$C$36])/([.$P77]+[.$B$36]))*[.$P77])) / ([.U$20]*1024)" office:value-type="percentage" office:value="0.01904296875">
            <text:p>1.90%</text:p>
          </table:table-cell>
          <table:table-cell table:formula="of:=(([.V$20]*1024) - (INT(([.V$20]*1024-[.$C$36])/([.$P77]+[.$B$36]))*[.$P77])) / ([.V$20]*1024)" office:value-type="percentage" office:value="0.009033203125">
            <text:p>0.90%</text:p>
          </table:table-cell>
          <table:table-cell table:formula="of:=(([.W$20]*1024) - (INT(([.W$20]*1024-[.$C$36])/([.$P77]+[.$B$36]))*[.$P77])) / ([.W$20]*1024)" office:value-type="percentage" office:value="0.0040283203125">
            <text:p>0.40%</text:p>
          </table:table-cell>
          <table:table-cell table:formula="of:=INT(([.X$20]*1024-[.$B$36]-[.$C$36])/[.$P77])" office:value-type="float" office:value="6">
            <text:p>6</text:p>
          </table:table-cell>
          <table:table-cell table:formula="of:=INT(([.Y$20]*1024-[.$C$36])/([.$P77]+[.$B$36]))" office:value-type="float" office:value="6">
            <text:p>6</text:p>
          </table:table-cell>
          <table:table-cell table:formula="of:=INT(([.Z$20]*1024-[.$C$36])/([.$P77]+[.$B$36]))" office:value-type="float" office:value="12">
            <text:p>12</text:p>
          </table:table-cell>
          <table:table-cell table:formula="of:=INT(([.AA$20]*1024-[.$C$36])/([.$P77]+[.$B$36]))" office:value-type="float" office:value="24">
            <text:p>24</text:p>
          </table:table-cell>
          <table:table-cell table:formula="of:=INT(([.AB$20]*1024-[.$C$36])/([.$P77]+[.$B$36]))" office:value-type="float" office:value="49">
            <text:p>49</text:p>
          </table:table-cell>
          <table:table-cell table:formula="of:=INT(([.AC$20]*1024-[.$C$36])/([.$P77]+[.$B$36]))" office:value-type="float" office:value="99">
            <text:p>99</text:p>
          </table:table-cell>
          <table:table-cell table:formula="of:=INT(([.AD$20]*1024-[.$C$36])/([.$P77]+[.$B$36]))" office:value-type="float" office:value="199">
            <text:p>199</text:p>
          </table:table-cell>
          <table:table-cell table:formula="of:=([.AE$20]*1024-[.$B$36]-[.$C$36]-([.$X77]*[.$P77]))/4096" office:value-type="float" office:value="2.453125">
            <text:p>2</text:p>
          </table:table-cell>
          <table:table-cell table:formula="of:=([.AF$20]*1024-[.$C$36]-([.Y77]*([.$P77]+[.$B$36])))/4096" office:value-type="float" office:value="2.375">
            <text:p>2</text:p>
          </table:table-cell>
          <table:table-cell table:formula="of:=([.AG$20]*1024-[.$C$36]-([.Z77]*([.$P77]+[.$B$36])))/4096" office:value-type="float" office:value="4.78125">
            <text:p>5</text:p>
          </table:table-cell>
          <table:table-cell table:formula="of:=([.AH$20]*1024-[.$C$36]-([.AA77]*([.$P77]+[.$B$36])))/4096" office:value-type="float" office:value="9.59375">
            <text:p>10</text:p>
          </table:table-cell>
          <table:table-cell table:formula="of:=([.AI$20]*1024-[.$C$36]-([.AB77]*([.$P77]+[.$B$36])))/4096" office:value-type="float" office:value="8.953125">
            <text:p>9</text:p>
          </table:table-cell>
          <table:table-cell table:formula="of:=([.AJ$20]*1024-[.$C$36]-([.AC77]*([.$P77]+[.$B$36])))/4096" office:value-type="float" office:value="7.671875">
            <text:p>8</text:p>
          </table:table-cell>
          <table:table-cell table:formula="of:=([.AK$20]*1024-[.$C$36]-([.AD77]*([.$P77]+[.$B$36])))/4096" office:value-type="float" office:value="5.109375">
            <text:p>5</text:p>
          </table:table-cell>
          <table:table-cell table:number-columns-repeated="987"/>
        </table:table-row>
        <table:table-row table:style-name="ro1">
          <table:table-cell office:value-type="float" office:value="11776">
            <text:p>11776</text:p>
          </table:table-cell>
          <table:table-cell table:formula="of:=INT(([.$A$36]*1024-[.$B$36]-[.$C$36]) / [.A78])" office:value-type="float" office:value="22">
            <text:p>22</text:p>
          </table:table-cell>
          <table:table-cell table:formula="of:=([.$A$36]*1024)-([.A78]*[.B78])" office:value-type="float" office:value="3072">
            <text:p>3072</text:p>
          </table:table-cell>
          <table:table-cell table:formula="of:=[.C78] / ([.$A$36]*1024)" office:value-type="percentage" office:value="0.01171875">
            <text:p>1.17%</text:p>
          </table:table-cell>
          <table:table-cell table:formula="of:=[.$A$36]*1024 -[.$B$36] -[.$C$36] -([.A78]*[.B78])" office:value-type="float" office:value="2880">
            <text:p>2880</text:p>
          </table:table-cell>
          <table:table-cell table:formula="of:=INT([.E78]/4096)" office:value-type="float" office:value="0">
            <text:p>0</text:p>
          </table:table-cell>
          <table:table-cell table:formula="of:=INT(([.$A$36]*1024-[.$C$36]) / ([.A78]+[.$B$36]))" office:value-type="float" office:value="22">
            <text:p>22</text:p>
          </table:table-cell>
          <table:table-cell table:formula="of:=([.$A$36]*1024)-([.A78]*[.G78])" office:value-type="float" office:value="3072">
            <text:p>3072</text:p>
          </table:table-cell>
          <table:table-cell table:formula="of:=[.H78] / ([.$A$36]*1024)" office:value-type="percentage" office:value="0.01171875">
            <text:p>1.17%</text:p>
          </table:table-cell>
          <table:table-cell table:formula="of:=[.$A$36]*1024 -[.$C$36] -(([.A78]+[.$B$36])*[.G78])" office:value-type="float" office:value="1536">
            <text:p>1536</text:p>
          </table:table-cell>
          <table:table-cell table:formula="of:=INT([.J78]/4096)" office:value-type="float" office:value="0">
            <text:p>0</text:p>
          </table:table-cell>
          <table:table-cell table:formula="of:=[.I78]-[.D78]" office:value-type="percentage" office:value="0">
            <text:p>0.00%</text:p>
          </table:table-cell>
          <table:table-cell table:formula="of:=[.J78]-[.E78]" office:value-type="float" office:value="-1344">
            <text:p>-1344</text:p>
          </table:table-cell>
          <table:table-cell table:formula="of:=[.K78]-[.F78]" office:value-type="float" office:value="0">
            <text:p>0</text:p>
          </table:table-cell>
          <table:table-cell/>
          <table:table-cell office:value-type="float" office:value="43008">
            <text:p>43008</text:p>
          </table:table-cell>
          <table:table-cell table:formula="of:=(([.$Q$20]*1024) - (INT(([.$Q$20]*1024-[.$B$36]-[.$C$36])/[.$P78])*[.$P78])) / ([.$Q$20]*1024)" office:value-type="percentage" office:value="0.015625">
            <text:p>1.56%</text:p>
          </table:table-cell>
          <table:table-cell table:formula="of:=(([.R$20]*1024) - (INT(([.R$20]*1024-[.$C$36])/([.$P78]+[.$B$36]))*[.$P78])) / ([.R$20]*1024)" office:value-type="percentage" office:value="0.015625">
            <text:p>1.56%</text:p>
          </table:table-cell>
          <table:table-cell table:formula="of:=(([.S$20]*1024) - (INT(([.S$20]*1024-[.$C$36])/([.$P78]+[.$B$36]))*[.$P78])) / ([.S$20]*1024)" office:value-type="percentage" office:value="0.015625">
            <text:p>1.56%</text:p>
          </table:table-cell>
          <table:table-cell table:formula="of:=(([.T$20]*1024) - (INT(([.T$20]*1024-[.$C$36])/([.$P78]+[.$B$36]))*[.$P78])) / ([.T$20]*1024)" office:value-type="percentage" office:value="0.015625">
            <text:p>1.56%</text:p>
          </table:table-cell>
          <table:table-cell table:formula="of:=(([.U$20]*1024) - (INT(([.U$20]*1024-[.$C$36])/([.$P78]+[.$B$36]))*[.$P78])) / ([.U$20]*1024)" office:value-type="percentage" office:value="0.015625">
            <text:p>1.56%</text:p>
          </table:table-cell>
          <table:table-cell table:formula="of:=(([.V$20]*1024) - (INT(([.V$20]*1024-[.$C$36])/([.$P78]+[.$B$36]))*[.$P78])) / ([.V$20]*1024)" office:value-type="percentage" office:value="0.00537109375">
            <text:p>0.54%</text:p>
          </table:table-cell>
          <table:table-cell table:formula="of:=(([.W$20]*1024) - (INT(([.W$20]*1024-[.$C$36])/([.$P78]+[.$B$36]))*[.$P78])) / ([.W$20]*1024)" office:value-type="percentage" office:value="0.00537109375">
            <text:p>0.54%</text:p>
          </table:table-cell>
          <table:table-cell table:formula="of:=INT(([.X$20]*1024-[.$B$36]-[.$C$36])/[.$P78])" office:value-type="float" office:value="6">
            <text:p>6</text:p>
          </table:table-cell>
          <table:table-cell table:formula="of:=INT(([.Y$20]*1024-[.$C$36])/([.$P78]+[.$B$36]))" office:value-type="float" office:value="6">
            <text:p>6</text:p>
          </table:table-cell>
          <table:table-cell table:formula="of:=INT(([.Z$20]*1024-[.$C$36])/([.$P78]+[.$B$36]))" office:value-type="float" office:value="12">
            <text:p>12</text:p>
          </table:table-cell>
          <table:table-cell table:formula="of:=INT(([.AA$20]*1024-[.$C$36])/([.$P78]+[.$B$36]))" office:value-type="float" office:value="24">
            <text:p>24</text:p>
          </table:table-cell>
          <table:table-cell table:formula="of:=INT(([.AB$20]*1024-[.$C$36])/([.$P78]+[.$B$36]))" office:value-type="float" office:value="48">
            <text:p>48</text:p>
          </table:table-cell>
          <table:table-cell table:formula="of:=INT(([.AC$20]*1024-[.$C$36])/([.$P78]+[.$B$36]))" office:value-type="float" office:value="97">
            <text:p>97</text:p>
          </table:table-cell>
          <table:table-cell table:formula="of:=INT(([.AD$20]*1024-[.$C$36])/([.$P78]+[.$B$36]))" office:value-type="float" office:value="194">
            <text:p>194</text:p>
          </table:table-cell>
          <table:table-cell table:formula="of:=([.AE$20]*1024-[.$B$36]-[.$C$36]-([.$X78]*[.$P78]))/4096" office:value-type="float" office:value="0.953125">
            <text:p>1</text:p>
          </table:table-cell>
          <table:table-cell table:formula="of:=([.AF$20]*1024-[.$C$36]-([.Y78]*([.$P78]+[.$B$36])))/4096" office:value-type="float" office:value="0.875">
            <text:p>1</text:p>
          </table:table-cell>
          <table:table-cell table:formula="of:=([.AG$20]*1024-[.$C$36]-([.Z78]*([.$P78]+[.$B$36])))/4096" office:value-type="float" office:value="1.78125">
            <text:p>2</text:p>
          </table:table-cell>
          <table:table-cell table:formula="of:=([.AH$20]*1024-[.$C$36]-([.AA78]*([.$P78]+[.$B$36])))/4096" office:value-type="float" office:value="3.59375">
            <text:p>4</text:p>
          </table:table-cell>
          <table:table-cell table:formula="of:=([.AI$20]*1024-[.$C$36]-([.AB78]*([.$P78]+[.$B$36])))/4096" office:value-type="float" office:value="7.21875">
            <text:p>7</text:p>
          </table:table-cell>
          <table:table-cell table:formula="of:=([.AJ$20]*1024-[.$C$36]-([.AC78]*([.$P78]+[.$B$36])))/4096" office:value-type="float" office:value="3.953125">
            <text:p>4</text:p>
          </table:table-cell>
          <table:table-cell table:formula="of:=([.AK$20]*1024-[.$C$36]-([.AD78]*([.$P78]+[.$B$36])))/4096" office:value-type="float" office:value="7.9375">
            <text:p>8</text:p>
          </table:table-cell>
          <table:table-cell table:number-columns-repeated="987"/>
        </table:table-row>
        <table:table-row table:style-name="ro1">
          <table:table-cell office:value-type="float" office:value="12288">
            <text:p>12288</text:p>
          </table:table-cell>
          <table:table-cell table:formula="of:=INT(([.$A$36]*1024-[.$B$36]-[.$C$36]) / [.A79])" office:value-type="float" office:value="21">
            <text:p>21</text:p>
          </table:table-cell>
          <table:table-cell table:formula="of:=([.$A$36]*1024)-([.A79]*[.B79])" office:value-type="float" office:value="4096">
            <text:p>4096</text:p>
          </table:table-cell>
          <table:table-cell table:formula="of:=[.C79] / ([.$A$36]*1024)" office:value-type="percentage" office:value="0.015625">
            <text:p>1.56%</text:p>
          </table:table-cell>
          <table:table-cell table:formula="of:=[.$A$36]*1024 -[.$B$36] -[.$C$36] -([.A79]*[.B79])" office:value-type="float" office:value="3904">
            <text:p>3904</text:p>
          </table:table-cell>
          <table:table-cell table:formula="of:=INT([.E79]/4096)" office:value-type="float" office:value="0">
            <text:p>0</text:p>
          </table:table-cell>
          <table:table-cell table:formula="of:=INT(([.$A$36]*1024-[.$C$36]) / ([.A79]+[.$B$36]))" office:value-type="float" office:value="21">
            <text:p>21</text:p>
          </table:table-cell>
          <table:table-cell table:formula="of:=([.$A$36]*1024)-([.A79]*[.G79])" office:value-type="float" office:value="4096">
            <text:p>4096</text:p>
          </table:table-cell>
          <table:table-cell table:formula="of:=[.H79] / ([.$A$36]*1024)" office:value-type="percentage" office:value="0.015625">
            <text:p>1.56%</text:p>
          </table:table-cell>
          <table:table-cell table:formula="of:=[.$A$36]*1024 -[.$C$36] -(([.A79]+[.$B$36])*[.G79])" office:value-type="float" office:value="2624">
            <text:p>2624</text:p>
          </table:table-cell>
          <table:table-cell table:formula="of:=INT([.J79]/4096)" office:value-type="float" office:value="0">
            <text:p>0</text:p>
          </table:table-cell>
          <table:table-cell table:formula="of:=[.I79]-[.D79]" office:value-type="percentage" office:value="0">
            <text:p>0.00%</text:p>
          </table:table-cell>
          <table:table-cell table:formula="of:=[.J79]-[.E79]" office:value-type="float" office:value="-1280">
            <text:p>-1280</text:p>
          </table:table-cell>
          <table:table-cell table:formula="of:=[.K79]-[.F79]" office:value-type="float" office:value="0">
            <text:p>0</text:p>
          </table:table-cell>
          <table:table-cell/>
          <table:table-cell office:value-type="float" office:value="44032">
            <text:p>44032</text:p>
          </table:table-cell>
          <table:table-cell table:formula="of:=(([.$Q$20]*1024) - (INT(([.$Q$20]*1024-[.$B$36]-[.$C$36])/[.$P79])*[.$P79])) / ([.$Q$20]*1024)" office:value-type="percentage" office:value="0.16015625">
            <text:p>16.02%</text:p>
          </table:table-cell>
          <table:table-cell table:formula="of:=(([.R$20]*1024) - (INT(([.R$20]*1024-[.$C$36])/([.$P79]+[.$B$36]))*[.$P79])) / ([.R$20]*1024)" office:value-type="percentage" office:value="0.16015625">
            <text:p>16.02%</text:p>
          </table:table-cell>
          <table:table-cell table:formula="of:=(([.S$20]*1024) - (INT(([.S$20]*1024-[.$C$36])/([.$P79]+[.$B$36]))*[.$P79])) / ([.S$20]*1024)" office:value-type="percentage" office:value="0.076171875">
            <text:p>7.62%</text:p>
          </table:table-cell>
          <table:table-cell table:formula="of:=(([.T$20]*1024) - (INT(([.T$20]*1024-[.$C$36])/([.$P79]+[.$B$36]))*[.$P79])) / ([.T$20]*1024)" office:value-type="percentage" office:value="0.0341796875">
            <text:p>3.42%</text:p>
          </table:table-cell>
          <table:table-cell table:formula="of:=(([.U$20]*1024) - (INT(([.U$20]*1024-[.$C$36])/([.$P79]+[.$B$36]))*[.$P79])) / ([.U$20]*1024)" office:value-type="percentage" office:value="0.01318359375">
            <text:p>1.32%</text:p>
          </table:table-cell>
          <table:table-cell table:formula="of:=(([.V$20]*1024) - (INT(([.V$20]*1024-[.$C$36])/([.$P79]+[.$B$36]))*[.$P79])) / ([.V$20]*1024)" office:value-type="percentage" office:value="0.002685546875">
            <text:p>0.27%</text:p>
          </table:table-cell>
          <table:table-cell table:formula="of:=(([.W$20]*1024) - (INT(([.W$20]*1024-[.$C$36])/([.$P79]+[.$B$36]))*[.$P79])) / ([.W$20]*1024)" office:value-type="percentage" office:value="0.002685546875">
            <text:p>0.27%</text:p>
          </table:table-cell>
          <table:table-cell table:formula="of:=INT(([.X$20]*1024-[.$B$36]-[.$C$36])/[.$P79])" office:value-type="float" office:value="5">
            <text:p>5</text:p>
          </table:table-cell>
          <table:table-cell table:formula="of:=INT(([.Y$20]*1024-[.$C$36])/([.$P79]+[.$B$36]))" office:value-type="float" office:value="5">
            <text:p>5</text:p>
          </table:table-cell>
          <table:table-cell table:formula="of:=INT(([.Z$20]*1024-[.$C$36])/([.$P79]+[.$B$36]))" office:value-type="float" office:value="11">
            <text:p>11</text:p>
          </table:table-cell>
          <table:table-cell table:formula="of:=INT(([.AA$20]*1024-[.$C$36])/([.$P79]+[.$B$36]))" office:value-type="float" office:value="23">
            <text:p>23</text:p>
          </table:table-cell>
          <table:table-cell table:formula="of:=INT(([.AB$20]*1024-[.$C$36])/([.$P79]+[.$B$36]))" office:value-type="float" office:value="47">
            <text:p>47</text:p>
          </table:table-cell>
          <table:table-cell table:formula="of:=INT(([.AC$20]*1024-[.$C$36])/([.$P79]+[.$B$36]))" office:value-type="float" office:value="95">
            <text:p>95</text:p>
          </table:table-cell>
          <table:table-cell table:formula="of:=INT(([.AD$20]*1024-[.$C$36])/([.$P79]+[.$B$36]))" office:value-type="float" office:value="190">
            <text:p>190</text:p>
          </table:table-cell>
          <table:table-cell table:formula="of:=([.AE$20]*1024-[.$B$36]-[.$C$36]-([.$X79]*[.$P79]))/4096" office:value-type="float" office:value="10.203125">
            <text:p>10</text:p>
          </table:table-cell>
          <table:table-cell table:formula="of:=([.AF$20]*1024-[.$C$36]-([.Y79]*([.$P79]+[.$B$36])))/4096" office:value-type="float" office:value="10.140625">
            <text:p>10</text:p>
          </table:table-cell>
          <table:table-cell table:formula="of:=([.AG$20]*1024-[.$C$36]-([.Z79]*([.$P79]+[.$B$36])))/4096" office:value-type="float" office:value="9.546875">
            <text:p>10</text:p>
          </table:table-cell>
          <table:table-cell table:formula="of:=([.AH$20]*1024-[.$C$36]-([.AA79]*([.$P79]+[.$B$36])))/4096" office:value-type="float" office:value="8.359375">
            <text:p>8</text:p>
          </table:table-cell>
          <table:table-cell table:formula="of:=([.AI$20]*1024-[.$C$36]-([.AB79]*([.$P79]+[.$B$36])))/4096" office:value-type="float" office:value="5.984375">
            <text:p>6</text:p>
          </table:table-cell>
          <table:table-cell table:formula="of:=([.AJ$20]*1024-[.$C$36]-([.AC79]*([.$P79]+[.$B$36])))/4096" office:value-type="float" office:value="1.234375">
            <text:p>1</text:p>
          </table:table-cell>
          <table:table-cell table:formula="of:=([.AK$20]*1024-[.$C$36]-([.AD79]*([.$P79]+[.$B$36])))/4096" office:value-type="float" office:value="2.5">
            <text:p>3</text:p>
          </table:table-cell>
          <table:table-cell table:number-columns-repeated="987"/>
        </table:table-row>
        <table:table-row table:style-name="ro1">
          <table:table-cell office:value-type="float" office:value="12800">
            <text:p>12800</text:p>
          </table:table-cell>
          <table:table-cell table:formula="of:=INT(([.$A$36]*1024-[.$B$36]-[.$C$36]) / [.A80])" office:value-type="float" office:value="20">
            <text:p>20</text:p>
          </table:table-cell>
          <table:table-cell table:formula="of:=([.$A$36]*1024)-([.A80]*[.B80])" office:value-type="float" office:value="6144">
            <text:p>6144</text:p>
          </table:table-cell>
          <table:table-cell table:formula="of:=[.C80] / ([.$A$36]*1024)" office:value-type="percentage" office:value="0.0234375">
            <text:p>2.34%</text:p>
          </table:table-cell>
          <table:table-cell table:formula="of:=[.$A$36]*1024 -[.$B$36] -[.$C$36] -([.A80]*[.B80])" office:value-type="float" office:value="5952">
            <text:p>5952</text:p>
          </table:table-cell>
          <table:table-cell table:formula="of:=INT([.E80]/4096)" office:value-type="float" office:value="1">
            <text:p>1</text:p>
          </table:table-cell>
          <table:table-cell table:formula="of:=INT(([.$A$36]*1024-[.$C$36]) / ([.A80]+[.$B$36]))" office:value-type="float" office:value="20">
            <text:p>20</text:p>
          </table:table-cell>
          <table:table-cell table:formula="of:=([.$A$36]*1024)-([.A80]*[.G80])" office:value-type="float" office:value="6144">
            <text:p>6144</text:p>
          </table:table-cell>
          <table:table-cell table:formula="of:=[.H80] / ([.$A$36]*1024)" office:value-type="percentage" office:value="0.0234375">
            <text:p>2.34%</text:p>
          </table:table-cell>
          <table:table-cell table:formula="of:=[.$A$36]*1024 -[.$C$36] -(([.A80]+[.$B$36])*[.G80])" office:value-type="float" office:value="4736">
            <text:p>4736</text:p>
          </table:table-cell>
          <table:table-cell table:formula="of:=INT([.J80]/4096)" office:value-type="float" office:value="1">
            <text:p>1</text:p>
          </table:table-cell>
          <table:table-cell table:formula="of:=[.I80]-[.D80]" office:value-type="percentage" office:value="0">
            <text:p>0.00%</text:p>
          </table:table-cell>
          <table:table-cell table:formula="of:=[.J80]-[.E80]" office:value-type="float" office:value="-1216">
            <text:p>-1216</text:p>
          </table:table-cell>
          <table:table-cell table:formula="of:=[.K80]-[.F80]" office:value-type="float" office:value="0">
            <text:p>0</text:p>
          </table:table-cell>
          <table:table-cell/>
          <table:table-cell office:value-type="float" office:value="45056">
            <text:p>45056</text:p>
          </table:table-cell>
          <table:table-cell table:formula="of:=(([.$Q$20]*1024) - (INT(([.$Q$20]*1024-[.$B$36]-[.$C$36])/[.$P80])*[.$P80])) / ([.$Q$20]*1024)" office:value-type="percentage" office:value="0.140625">
            <text:p>14.06%</text:p>
          </table:table-cell>
          <table:table-cell table:formula="of:=(([.R$20]*1024) - (INT(([.R$20]*1024-[.$C$36])/([.$P80]+[.$B$36]))*[.$P80])) / ([.R$20]*1024)" office:value-type="percentage" office:value="0.140625">
            <text:p>14.06%</text:p>
          </table:table-cell>
          <table:table-cell table:formula="of:=(([.S$20]*1024) - (INT(([.S$20]*1024-[.$C$36])/([.$P80]+[.$B$36]))*[.$P80])) / ([.S$20]*1024)" office:value-type="percentage" office:value="0.0546875">
            <text:p>5.47%</text:p>
          </table:table-cell>
          <table:table-cell table:formula="of:=(([.T$20]*1024) - (INT(([.T$20]*1024-[.$C$36])/([.$P80]+[.$B$36]))*[.$P80])) / ([.T$20]*1024)" office:value-type="percentage" office:value="0.01171875">
            <text:p>1.17%</text:p>
          </table:table-cell>
          <table:table-cell table:formula="of:=(([.U$20]*1024) - (INT(([.U$20]*1024-[.$C$36])/([.$P80]+[.$B$36]))*[.$P80])) / ([.U$20]*1024)" office:value-type="percentage" office:value="0.01171875">
            <text:p>1.17%</text:p>
          </table:table-cell>
          <table:table-cell table:formula="of:=(([.V$20]*1024) - (INT(([.V$20]*1024-[.$C$36])/([.$P80]+[.$B$36]))*[.$P80])) / ([.V$20]*1024)" office:value-type="percentage" office:value="0.01171875">
            <text:p>1.17%</text:p>
          </table:table-cell>
          <table:table-cell table:formula="of:=(([.W$20]*1024) - (INT(([.W$20]*1024-[.$C$36])/([.$P80]+[.$B$36]))*[.$P80])) / ([.W$20]*1024)" office:value-type="percentage" office:value="0.00634765625">
            <text:p>0.63%</text:p>
          </table:table-cell>
          <table:table-cell table:formula="of:=INT(([.X$20]*1024-[.$B$36]-[.$C$36])/[.$P80])" office:value-type="float" office:value="5">
            <text:p>5</text:p>
          </table:table-cell>
          <table:table-cell table:formula="of:=INT(([.Y$20]*1024-[.$C$36])/([.$P80]+[.$B$36]))" office:value-type="float" office:value="5">
            <text:p>5</text:p>
          </table:table-cell>
          <table:table-cell table:formula="of:=INT(([.Z$20]*1024-[.$C$36])/([.$P80]+[.$B$36]))" office:value-type="float" office:value="11">
            <text:p>11</text:p>
          </table:table-cell>
          <table:table-cell table:formula="of:=INT(([.AA$20]*1024-[.$C$36])/([.$P80]+[.$B$36]))" office:value-type="float" office:value="23">
            <text:p>23</text:p>
          </table:table-cell>
          <table:table-cell table:formula="of:=INT(([.AB$20]*1024-[.$C$36])/([.$P80]+[.$B$36]))" office:value-type="float" office:value="46">
            <text:p>46</text:p>
          </table:table-cell>
          <table:table-cell table:formula="of:=INT(([.AC$20]*1024-[.$C$36])/([.$P80]+[.$B$36]))" office:value-type="float" office:value="92">
            <text:p>92</text:p>
          </table:table-cell>
          <table:table-cell table:formula="of:=INT(([.AD$20]*1024-[.$C$36])/([.$P80]+[.$B$36]))" office:value-type="float" office:value="185">
            <text:p>185</text:p>
          </table:table-cell>
          <table:table-cell table:formula="of:=([.AE$20]*1024-[.$B$36]-[.$C$36]-([.$X80]*[.$P80]))/4096" office:value-type="float" office:value="8.953125">
            <text:p>9</text:p>
          </table:table-cell>
          <table:table-cell table:formula="of:=([.AF$20]*1024-[.$C$36]-([.Y80]*([.$P80]+[.$B$36])))/4096" office:value-type="float" office:value="8.890625">
            <text:p>9</text:p>
          </table:table-cell>
          <table:table-cell table:formula="of:=([.AG$20]*1024-[.$C$36]-([.Z80]*([.$P80]+[.$B$36])))/4096" office:value-type="float" office:value="6.796875">
            <text:p>7</text:p>
          </table:table-cell>
          <table:table-cell table:formula="of:=([.AH$20]*1024-[.$C$36]-([.AA80]*([.$P80]+[.$B$36])))/4096" office:value-type="float" office:value="2.609375">
            <text:p>3</text:p>
          </table:table-cell>
          <table:table-cell table:formula="of:=([.AI$20]*1024-[.$C$36]-([.AB80]*([.$P80]+[.$B$36])))/4096" office:value-type="float" office:value="5.25">
            <text:p>5</text:p>
          </table:table-cell>
          <table:table-cell table:formula="of:=([.AJ$20]*1024-[.$C$36]-([.AC80]*([.$P80]+[.$B$36])))/4096" office:value-type="float" office:value="10.53125">
            <text:p>11</text:p>
          </table:table-cell>
          <table:table-cell table:formula="of:=([.AK$20]*1024-[.$C$36]-([.AD80]*([.$P80]+[.$B$36])))/4096" office:value-type="float" office:value="10.078125">
            <text:p>10</text:p>
          </table:table-cell>
          <table:table-cell table:number-columns-repeated="987"/>
        </table:table-row>
        <table:table-row table:style-name="ro1">
          <table:table-cell office:value-type="float" office:value="13312">
            <text:p>13312</text:p>
          </table:table-cell>
          <table:table-cell table:formula="of:=INT(([.$A$36]*1024-[.$B$36]-[.$C$36]) / [.A81])" office:value-type="float" office:value="19">
            <text:p>19</text:p>
          </table:table-cell>
          <table:table-cell table:formula="of:=([.$A$36]*1024)-([.A81]*[.B81])" office:value-type="float" office:value="9216">
            <text:p>9216</text:p>
          </table:table-cell>
          <table:table-cell table:formula="of:=[.C81] / ([.$A$36]*1024)" office:value-type="percentage" office:value="0.03515625">
            <text:p>3.52%</text:p>
          </table:table-cell>
          <table:table-cell table:formula="of:=[.$A$36]*1024 -[.$B$36] -[.$C$36] -([.A81]*[.B81])" office:value-type="float" office:value="9024">
            <text:p>9024</text:p>
          </table:table-cell>
          <table:table-cell table:formula="of:=INT([.E81]/4096)" office:value-type="float" office:value="2">
            <text:p>2</text:p>
          </table:table-cell>
          <table:table-cell table:formula="of:=INT(([.$A$36]*1024-[.$C$36]) / ([.A81]+[.$B$36]))" office:value-type="float" office:value="19">
            <text:p>19</text:p>
          </table:table-cell>
          <table:table-cell table:formula="of:=([.$A$36]*1024)-([.A81]*[.G81])" office:value-type="float" office:value="9216">
            <text:p>9216</text:p>
          </table:table-cell>
          <table:table-cell table:formula="of:=[.H81] / ([.$A$36]*1024)" office:value-type="percentage" office:value="0.03515625">
            <text:p>3.52%</text:p>
          </table:table-cell>
          <table:table-cell table:formula="of:=[.$A$36]*1024 -[.$C$36] -(([.A81]+[.$B$36])*[.G81])" office:value-type="float" office:value="7872">
            <text:p>7872</text:p>
          </table:table-cell>
          <table:table-cell table:formula="of:=INT([.J81]/4096)" office:value-type="float" office:value="1">
            <text:p>1</text:p>
          </table:table-cell>
          <table:table-cell table:formula="of:=[.I81]-[.D81]" office:value-type="percentage" office:value="0">
            <text:p>0.00%</text:p>
          </table:table-cell>
          <table:table-cell table:formula="of:=[.J81]-[.E81]" office:value-type="float" office:value="-1152">
            <text:p>-1152</text:p>
          </table:table-cell>
          <table:table-cell table:formula="of:=[.K81]-[.F81]" office:value-type="float" office:value="-1">
            <text:p>-1</text:p>
          </table:table-cell>
          <table:table-cell/>
          <table:table-cell office:value-type="float" office:value="46080">
            <text:p>46080</text:p>
          </table:table-cell>
          <table:table-cell table:formula="of:=(([.$Q$20]*1024) - (INT(([.$Q$20]*1024-[.$B$36]-[.$C$36])/[.$P81])*[.$P81])) / ([.$Q$20]*1024)" office:value-type="percentage" office:value="0.12109375">
            <text:p>12.11%</text:p>
          </table:table-cell>
          <table:table-cell table:formula="of:=(([.R$20]*1024) - (INT(([.R$20]*1024-[.$C$36])/([.$P81]+[.$B$36]))*[.$P81])) / ([.R$20]*1024)" office:value-type="percentage" office:value="0.12109375">
            <text:p>12.11%</text:p>
          </table:table-cell>
          <table:table-cell table:formula="of:=(([.S$20]*1024) - (INT(([.S$20]*1024-[.$C$36])/([.$P81]+[.$B$36]))*[.$P81])) / ([.S$20]*1024)" office:value-type="percentage" office:value="0.033203125">
            <text:p>3.32%</text:p>
          </table:table-cell>
          <table:table-cell table:formula="of:=(([.T$20]*1024) - (INT(([.T$20]*1024-[.$C$36])/([.$P81]+[.$B$36]))*[.$P81])) / ([.T$20]*1024)" office:value-type="percentage" office:value="0.033203125">
            <text:p>3.32%</text:p>
          </table:table-cell>
          <table:table-cell table:formula="of:=(([.U$20]*1024) - (INT(([.U$20]*1024-[.$C$36])/([.$P81]+[.$B$36]))*[.$P81])) / ([.U$20]*1024)" office:value-type="percentage" office:value="0.01123046875">
            <text:p>1.12%</text:p>
          </table:table-cell>
          <table:table-cell table:formula="of:=(([.V$20]*1024) - (INT(([.V$20]*1024-[.$C$36])/([.$P81]+[.$B$36]))*[.$P81])) / ([.V$20]*1024)" office:value-type="percentage" office:value="0.01123046875">
            <text:p>1.12%</text:p>
          </table:table-cell>
          <table:table-cell table:formula="of:=(([.W$20]*1024) - (INT(([.W$20]*1024-[.$C$36])/([.$P81]+[.$B$36]))*[.$P81])) / ([.W$20]*1024)" office:value-type="percentage" office:value="0.0057373046875">
            <text:p>0.57%</text:p>
          </table:table-cell>
          <table:table-cell table:formula="of:=INT(([.X$20]*1024-[.$B$36]-[.$C$36])/[.$P81])" office:value-type="float" office:value="5">
            <text:p>5</text:p>
          </table:table-cell>
          <table:table-cell table:formula="of:=INT(([.Y$20]*1024-[.$C$36])/([.$P81]+[.$B$36]))" office:value-type="float" office:value="5">
            <text:p>5</text:p>
          </table:table-cell>
          <table:table-cell table:formula="of:=INT(([.Z$20]*1024-[.$C$36])/([.$P81]+[.$B$36]))" office:value-type="float" office:value="11">
            <text:p>11</text:p>
          </table:table-cell>
          <table:table-cell table:formula="of:=INT(([.AA$20]*1024-[.$C$36])/([.$P81]+[.$B$36]))" office:value-type="float" office:value="22">
            <text:p>22</text:p>
          </table:table-cell>
          <table:table-cell table:formula="of:=INT(([.AB$20]*1024-[.$C$36])/([.$P81]+[.$B$36]))" office:value-type="float" office:value="45">
            <text:p>45</text:p>
          </table:table-cell>
          <table:table-cell table:formula="of:=INT(([.AC$20]*1024-[.$C$36])/([.$P81]+[.$B$36]))" office:value-type="float" office:value="90">
            <text:p>90</text:p>
          </table:table-cell>
          <table:table-cell table:formula="of:=INT(([.AD$20]*1024-[.$C$36])/([.$P81]+[.$B$36]))" office:value-type="float" office:value="181">
            <text:p>181</text:p>
          </table:table-cell>
          <table:table-cell table:formula="of:=([.AE$20]*1024-[.$B$36]-[.$C$36]-([.$X81]*[.$P81]))/4096" office:value-type="float" office:value="7.703125">
            <text:p>8</text:p>
          </table:table-cell>
          <table:table-cell table:formula="of:=([.AF$20]*1024-[.$C$36]-([.Y81]*([.$P81]+[.$B$36])))/4096" office:value-type="float" office:value="7.640625">
            <text:p>8</text:p>
          </table:table-cell>
          <table:table-cell table:formula="of:=([.AG$20]*1024-[.$C$36]-([.Z81]*([.$P81]+[.$B$36])))/4096" office:value-type="float" office:value="4.046875">
            <text:p>4</text:p>
          </table:table-cell>
          <table:table-cell table:formula="of:=([.AH$20]*1024-[.$C$36]-([.AA81]*([.$P81]+[.$B$36])))/4096" office:value-type="float" office:value="8.125">
            <text:p>8</text:p>
          </table:table-cell>
          <table:table-cell table:formula="of:=([.AI$20]*1024-[.$C$36]-([.AB81]*([.$P81]+[.$B$36])))/4096" office:value-type="float" office:value="5.015625">
            <text:p>5</text:p>
          </table:table-cell>
          <table:table-cell table:formula="of:=([.AJ$20]*1024-[.$C$36]-([.AC81]*([.$P81]+[.$B$36])))/4096" office:value-type="float" office:value="10.0625">
            <text:p>10</text:p>
          </table:table-cell>
          <table:table-cell table:formula="of:=([.AK$20]*1024-[.$C$36]-([.AD81]*([.$P81]+[.$B$36])))/4096" office:value-type="float" office:value="8.890625">
            <text:p>9</text:p>
          </table:table-cell>
          <table:table-cell table:number-columns-repeated="987"/>
        </table:table-row>
        <table:table-row table:style-name="ro1">
          <table:table-cell office:value-type="float" office:value="13824">
            <text:p>13824</text:p>
          </table:table-cell>
          <table:table-cell table:formula="of:=INT(([.$A$36]*1024-[.$B$36]-[.$C$36]) / [.A82])" office:value-type="float" office:value="18">
            <text:p>18</text:p>
          </table:table-cell>
          <table:table-cell table:formula="of:=([.$A$36]*1024)-([.A82]*[.B82])" office:value-type="float" office:value="13312">
            <text:p>13312</text:p>
          </table:table-cell>
          <table:table-cell table:formula="of:=[.C82] / ([.$A$36]*1024)" office:value-type="percentage" office:value="0.05078125">
            <text:p>5.08%</text:p>
          </table:table-cell>
          <table:table-cell table:formula="of:=[.$A$36]*1024 -[.$B$36] -[.$C$36] -([.A82]*[.B82])" office:value-type="float" office:value="13120">
            <text:p>13120</text:p>
          </table:table-cell>
          <table:table-cell table:formula="of:=INT([.E82]/4096)" office:value-type="float" office:value="3">
            <text:p>3</text:p>
          </table:table-cell>
          <table:table-cell table:formula="of:=INT(([.$A$36]*1024-[.$C$36]) / ([.A82]+[.$B$36]))" office:value-type="float" office:value="18">
            <text:p>18</text:p>
          </table:table-cell>
          <table:table-cell table:formula="of:=([.$A$36]*1024)-([.A82]*[.G82])" office:value-type="float" office:value="13312">
            <text:p>13312</text:p>
          </table:table-cell>
          <table:table-cell table:formula="of:=[.H82] / ([.$A$36]*1024)" office:value-type="percentage" office:value="0.05078125">
            <text:p>5.08%</text:p>
          </table:table-cell>
          <table:table-cell table:formula="of:=[.$A$36]*1024 -[.$C$36] -(([.A82]+[.$B$36])*[.G82])" office:value-type="float" office:value="12032">
            <text:p>12032</text:p>
          </table:table-cell>
          <table:table-cell table:formula="of:=INT([.J82]/4096)" office:value-type="float" office:value="2">
            <text:p>2</text:p>
          </table:table-cell>
          <table:table-cell table:formula="of:=[.I82]-[.D82]" office:value-type="percentage" office:value="0">
            <text:p>0.00%</text:p>
          </table:table-cell>
          <table:table-cell table:formula="of:=[.J82]-[.E82]" office:value-type="float" office:value="-1088">
            <text:p>-1088</text:p>
          </table:table-cell>
          <table:table-cell table:formula="of:=[.K82]-[.F82]" office:value-type="float" office:value="-1">
            <text:p>-1</text:p>
          </table:table-cell>
          <table:table-cell/>
          <table:table-cell office:value-type="float" office:value="47104">
            <text:p>47104</text:p>
          </table:table-cell>
          <table:table-cell table:formula="of:=(([.$Q$20]*1024) - (INT(([.$Q$20]*1024-[.$B$36]-[.$C$36])/[.$P82])*[.$P82])) / ([.$Q$20]*1024)" office:value-type="percentage" office:value="0.1015625">
            <text:p>10.16%</text:p>
          </table:table-cell>
          <table:table-cell table:formula="of:=(([.R$20]*1024) - (INT(([.R$20]*1024-[.$C$36])/([.$P82]+[.$B$36]))*[.$P82])) / ([.R$20]*1024)" office:value-type="percentage" office:value="0.1015625">
            <text:p>10.16%</text:p>
          </table:table-cell>
          <table:table-cell table:formula="of:=(([.S$20]*1024) - (INT(([.S$20]*1024-[.$C$36])/([.$P82]+[.$B$36]))*[.$P82])) / ([.S$20]*1024)" office:value-type="percentage" office:value="0.01171875">
            <text:p>1.17%</text:p>
          </table:table-cell>
          <table:table-cell table:formula="of:=(([.T$20]*1024) - (INT(([.T$20]*1024-[.$C$36])/([.$P82]+[.$B$36]))*[.$P82])) / ([.T$20]*1024)" office:value-type="percentage" office:value="0.01171875">
            <text:p>1.17%</text:p>
          </table:table-cell>
          <table:table-cell table:formula="of:=(([.U$20]*1024) - (INT(([.U$20]*1024-[.$C$36])/([.$P82]+[.$B$36]))*[.$P82])) / ([.U$20]*1024)" office:value-type="percentage" office:value="0.01171875">
            <text:p>1.17%</text:p>
          </table:table-cell>
          <table:table-cell table:formula="of:=(([.V$20]*1024) - (INT(([.V$20]*1024-[.$C$36])/([.$P82]+[.$B$36]))*[.$P82])) / ([.V$20]*1024)" office:value-type="percentage" office:value="0.01171875">
            <text:p>1.17%</text:p>
          </table:table-cell>
          <table:table-cell table:formula="of:=(([.W$20]*1024) - (INT(([.W$20]*1024-[.$C$36])/([.$P82]+[.$B$36]))*[.$P82])) / ([.W$20]*1024)" office:value-type="percentage" office:value="0.006103515625">
            <text:p>0.61%</text:p>
          </table:table-cell>
          <table:table-cell table:formula="of:=INT(([.X$20]*1024-[.$B$36]-[.$C$36])/[.$P82])" office:value-type="float" office:value="5">
            <text:p>5</text:p>
          </table:table-cell>
          <table:table-cell table:formula="of:=INT(([.Y$20]*1024-[.$C$36])/([.$P82]+[.$B$36]))" office:value-type="float" office:value="5">
            <text:p>5</text:p>
          </table:table-cell>
          <table:table-cell table:formula="of:=INT(([.Z$20]*1024-[.$C$36])/([.$P82]+[.$B$36]))" office:value-type="float" office:value="11">
            <text:p>11</text:p>
          </table:table-cell>
          <table:table-cell table:formula="of:=INT(([.AA$20]*1024-[.$C$36])/([.$P82]+[.$B$36]))" office:value-type="float" office:value="22">
            <text:p>22</text:p>
          </table:table-cell>
          <table:table-cell table:formula="of:=INT(([.AB$20]*1024-[.$C$36])/([.$P82]+[.$B$36]))" office:value-type="float" office:value="44">
            <text:p>44</text:p>
          </table:table-cell>
          <table:table-cell table:formula="of:=INT(([.AC$20]*1024-[.$C$36])/([.$P82]+[.$B$36]))" office:value-type="float" office:value="88">
            <text:p>88</text:p>
          </table:table-cell>
          <table:table-cell table:formula="of:=INT(([.AD$20]*1024-[.$C$36])/([.$P82]+[.$B$36]))" office:value-type="float" office:value="177">
            <text:p>177</text:p>
          </table:table-cell>
          <table:table-cell table:formula="of:=([.AE$20]*1024-[.$B$36]-[.$C$36]-([.$X82]*[.$P82]))/4096" office:value-type="float" office:value="6.453125">
            <text:p>6</text:p>
          </table:table-cell>
          <table:table-cell table:formula="of:=([.AF$20]*1024-[.$C$36]-([.Y82]*([.$P82]+[.$B$36])))/4096" office:value-type="float" office:value="6.390625">
            <text:p>6</text:p>
          </table:table-cell>
          <table:table-cell table:formula="of:=([.AG$20]*1024-[.$C$36]-([.Z82]*([.$P82]+[.$B$36])))/4096" office:value-type="float" office:value="1.296875">
            <text:p>1</text:p>
          </table:table-cell>
          <table:table-cell table:formula="of:=([.AH$20]*1024-[.$C$36]-([.AA82]*([.$P82]+[.$B$36])))/4096" office:value-type="float" office:value="2.625">
            <text:p>3</text:p>
          </table:table-cell>
          <table:table-cell table:formula="of:=([.AI$20]*1024-[.$C$36]-([.AB82]*([.$P82]+[.$B$36])))/4096" office:value-type="float" office:value="5.28125">
            <text:p>5</text:p>
          </table:table-cell>
          <table:table-cell table:formula="of:=([.AJ$20]*1024-[.$C$36]-([.AC82]*([.$P82]+[.$B$36])))/4096" office:value-type="float" office:value="10.59375">
            <text:p>11</text:p>
          </table:table-cell>
          <table:table-cell table:formula="of:=([.AK$20]*1024-[.$C$36]-([.AD82]*([.$P82]+[.$B$36])))/4096" office:value-type="float" office:value="9.703125">
            <text:p>10</text:p>
          </table:table-cell>
          <table:table-cell table:number-columns-repeated="987"/>
        </table:table-row>
        <table:table-row table:style-name="ro1">
          <table:table-cell office:value-type="float" office:value="14336">
            <text:p>14336</text:p>
          </table:table-cell>
          <table:table-cell table:formula="of:=INT(([.$A$36]*1024-[.$B$36]-[.$C$36]) / [.A83])" office:value-type="float" office:value="18">
            <text:p>18</text:p>
          </table:table-cell>
          <table:table-cell table:formula="of:=([.$A$36]*1024)-([.A83]*[.B83])" office:value-type="float" office:value="4096">
            <text:p>4096</text:p>
          </table:table-cell>
          <table:table-cell table:formula="of:=[.C83] / ([.$A$36]*1024)" office:value-type="percentage" office:value="0.015625">
            <text:p>1.56%</text:p>
          </table:table-cell>
          <table:table-cell table:formula="of:=[.$A$36]*1024 -[.$B$36] -[.$C$36] -([.A83]*[.B83])" office:value-type="float" office:value="3904">
            <text:p>3904</text:p>
          </table:table-cell>
          <table:table-cell table:formula="of:=INT([.E83]/4096)" office:value-type="float" office:value="0">
            <text:p>0</text:p>
          </table:table-cell>
          <table:table-cell table:formula="of:=INT(([.$A$36]*1024-[.$C$36]) / ([.A83]+[.$B$36]))" office:value-type="float" office:value="18">
            <text:p>18</text:p>
          </table:table-cell>
          <table:table-cell table:formula="of:=([.$A$36]*1024)-([.A83]*[.G83])" office:value-type="float" office:value="4096">
            <text:p>4096</text:p>
          </table:table-cell>
          <table:table-cell table:formula="of:=[.H83] / ([.$A$36]*1024)" office:value-type="percentage" office:value="0.015625">
            <text:p>1.56%</text:p>
          </table:table-cell>
          <table:table-cell table:formula="of:=[.$A$36]*1024 -[.$C$36] -(([.A83]+[.$B$36])*[.G83])" office:value-type="float" office:value="2816">
            <text:p>2816</text:p>
          </table:table-cell>
          <table:table-cell table:formula="of:=INT([.J83]/4096)" office:value-type="float" office:value="0">
            <text:p>0</text:p>
          </table:table-cell>
          <table:table-cell table:formula="of:=[.I83]-[.D83]" office:value-type="percentage" office:value="0">
            <text:p>0.00%</text:p>
          </table:table-cell>
          <table:table-cell table:formula="of:=[.J83]-[.E83]" office:value-type="float" office:value="-1088">
            <text:p>-1088</text:p>
          </table:table-cell>
          <table:table-cell table:formula="of:=[.K83]-[.F83]" office:value-type="float" office:value="0">
            <text:p>0</text:p>
          </table:table-cell>
          <table:table-cell/>
          <table:table-cell office:value-type="float" office:value="48128">
            <text:p>48128</text:p>
          </table:table-cell>
          <table:table-cell table:formula="of:=(([.$Q$20]*1024) - (INT(([.$Q$20]*1024-[.$B$36]-[.$C$36])/[.$P83])*[.$P83])) / ([.$Q$20]*1024)" office:value-type="percentage" office:value="0.08203125">
            <text:p>8.20%</text:p>
          </table:table-cell>
          <table:table-cell table:formula="of:=(([.R$20]*1024) - (INT(([.R$20]*1024-[.$C$36])/([.$P83]+[.$B$36]))*[.$P83])) / ([.R$20]*1024)" office:value-type="percentage" office:value="0.08203125">
            <text:p>8.20%</text:p>
          </table:table-cell>
          <table:table-cell table:formula="of:=(([.S$20]*1024) - (INT(([.S$20]*1024-[.$C$36])/([.$P83]+[.$B$36]))*[.$P83])) / ([.S$20]*1024)" office:value-type="percentage" office:value="0.08203125">
            <text:p>8.20%</text:p>
          </table:table-cell>
          <table:table-cell table:formula="of:=(([.T$20]*1024) - (INT(([.T$20]*1024-[.$C$36])/([.$P83]+[.$B$36]))*[.$P83])) / ([.T$20]*1024)" office:value-type="percentage" office:value="0.0361328125">
            <text:p>3.61%</text:p>
          </table:table-cell>
          <table:table-cell table:formula="of:=(([.U$20]*1024) - (INT(([.U$20]*1024-[.$C$36])/([.$P83]+[.$B$36]))*[.$P83])) / ([.U$20]*1024)" office:value-type="percentage" office:value="0.01318359375">
            <text:p>1.32%</text:p>
          </table:table-cell>
          <table:table-cell table:formula="of:=(([.V$20]*1024) - (INT(([.V$20]*1024-[.$C$36])/([.$P83]+[.$B$36]))*[.$P83])) / ([.V$20]*1024)" office:value-type="percentage" office:value="0.001708984375">
            <text:p>0.17%</text:p>
          </table:table-cell>
          <table:table-cell table:formula="of:=(([.W$20]*1024) - (INT(([.W$20]*1024-[.$C$36])/([.$P83]+[.$B$36]))*[.$P83])) / ([.W$20]*1024)" office:value-type="percentage" office:value="0.001708984375">
            <text:p>0.17%</text:p>
          </table:table-cell>
          <table:table-cell table:formula="of:=INT(([.X$20]*1024-[.$B$36]-[.$C$36])/[.$P83])" office:value-type="float" office:value="5">
            <text:p>5</text:p>
          </table:table-cell>
          <table:table-cell table:formula="of:=INT(([.Y$20]*1024-[.$C$36])/([.$P83]+[.$B$36]))" office:value-type="float" office:value="5">
            <text:p>5</text:p>
          </table:table-cell>
          <table:table-cell table:formula="of:=INT(([.Z$20]*1024-[.$C$36])/([.$P83]+[.$B$36]))" office:value-type="float" office:value="10">
            <text:p>10</text:p>
          </table:table-cell>
          <table:table-cell table:formula="of:=INT(([.AA$20]*1024-[.$C$36])/([.$P83]+[.$B$36]))" office:value-type="float" office:value="21">
            <text:p>21</text:p>
          </table:table-cell>
          <table:table-cell table:formula="of:=INT(([.AB$20]*1024-[.$C$36])/([.$P83]+[.$B$36]))" office:value-type="float" office:value="43">
            <text:p>43</text:p>
          </table:table-cell>
          <table:table-cell table:formula="of:=INT(([.AC$20]*1024-[.$C$36])/([.$P83]+[.$B$36]))" office:value-type="float" office:value="87">
            <text:p>87</text:p>
          </table:table-cell>
          <table:table-cell table:formula="of:=INT(([.AD$20]*1024-[.$C$36])/([.$P83]+[.$B$36]))" office:value-type="float" office:value="174">
            <text:p>174</text:p>
          </table:table-cell>
          <table:table-cell table:formula="of:=([.AE$20]*1024-[.$B$36]-[.$C$36]-([.$X83]*[.$P83]))/4096" office:value-type="float" office:value="5.203125">
            <text:p>5</text:p>
          </table:table-cell>
          <table:table-cell table:formula="of:=([.AF$20]*1024-[.$C$36]-([.Y83]*([.$P83]+[.$B$36])))/4096" office:value-type="float" office:value="5.140625">
            <text:p>5</text:p>
          </table:table-cell>
          <table:table-cell table:formula="of:=([.AG$20]*1024-[.$C$36]-([.Z83]*([.$P83]+[.$B$36])))/4096" office:value-type="float" office:value="10.3125">
            <text:p>10</text:p>
          </table:table-cell>
          <table:table-cell table:formula="of:=([.AH$20]*1024-[.$C$36]-([.AA83]*([.$P83]+[.$B$36])))/4096" office:value-type="float" office:value="8.890625">
            <text:p>9</text:p>
          </table:table-cell>
          <table:table-cell table:formula="of:=([.AI$20]*1024-[.$C$36]-([.AB83]*([.$P83]+[.$B$36])))/4096" office:value-type="float" office:value="6.046875">
            <text:p>6</text:p>
          </table:table-cell>
          <table:table-cell table:formula="of:=([.AJ$20]*1024-[.$C$36]-([.AC83]*([.$P83]+[.$B$36])))/4096" office:value-type="float" office:value="0.359375">
            <text:p>0</text:p>
          </table:table-cell>
          <table:table-cell table:formula="of:=([.AK$20]*1024-[.$C$36]-([.AD83]*([.$P83]+[.$B$36])))/4096" office:value-type="float" office:value="0.75">
            <text:p>1</text:p>
          </table:table-cell>
          <table:table-cell table:number-columns-repeated="987"/>
        </table:table-row>
        <table:table-row table:style-name="ro1">
          <table:table-cell office:value-type="float" office:value="14848">
            <text:p>14848</text:p>
          </table:table-cell>
          <table:table-cell table:formula="of:=INT(([.$A$36]*1024-[.$B$36]-[.$C$36]) / [.A84])" office:value-type="float" office:value="17">
            <text:p>17</text:p>
          </table:table-cell>
          <table:table-cell table:formula="of:=([.$A$36]*1024)-([.A84]*[.B84])" office:value-type="float" office:value="9728">
            <text:p>9728</text:p>
          </table:table-cell>
          <table:table-cell table:formula="of:=[.C84] / ([.$A$36]*1024)" office:value-type="percentage" office:value="0.037109375">
            <text:p>3.71%</text:p>
          </table:table-cell>
          <table:table-cell table:formula="of:=[.$A$36]*1024 -[.$B$36] -[.$C$36] -([.A84]*[.B84])" office:value-type="float" office:value="9536">
            <text:p>9536</text:p>
          </table:table-cell>
          <table:table-cell table:formula="of:=INT([.E84]/4096)" office:value-type="float" office:value="2">
            <text:p>2</text:p>
          </table:table-cell>
          <table:table-cell table:formula="of:=INT(([.$A$36]*1024-[.$C$36]) / ([.A84]+[.$B$36]))" office:value-type="float" office:value="17">
            <text:p>17</text:p>
          </table:table-cell>
          <table:table-cell table:formula="of:=([.$A$36]*1024)-([.A84]*[.G84])" office:value-type="float" office:value="9728">
            <text:p>9728</text:p>
          </table:table-cell>
          <table:table-cell table:formula="of:=[.H84] / ([.$A$36]*1024)" office:value-type="percentage" office:value="0.037109375">
            <text:p>3.71%</text:p>
          </table:table-cell>
          <table:table-cell table:formula="of:=[.$A$36]*1024 -[.$C$36] -(([.A84]+[.$B$36])*[.G84])" office:value-type="float" office:value="8512">
            <text:p>8512</text:p>
          </table:table-cell>
          <table:table-cell table:formula="of:=INT([.J84]/4096)" office:value-type="float" office:value="2">
            <text:p>2</text:p>
          </table:table-cell>
          <table:table-cell table:formula="of:=[.I84]-[.D84]" office:value-type="percentage" office:value="0">
            <text:p>0.00%</text:p>
          </table:table-cell>
          <table:table-cell table:formula="of:=[.J84]-[.E84]" office:value-type="float" office:value="-1024">
            <text:p>-1024</text:p>
          </table:table-cell>
          <table:table-cell table:formula="of:=[.K84]-[.F84]" office:value-type="float" office:value="0">
            <text:p>0</text:p>
          </table:table-cell>
          <table:table-cell/>
          <table:table-cell office:value-type="float" office:value="49152">
            <text:p>49152</text:p>
          </table:table-cell>
          <table:table-cell table:formula="of:=(([.$Q$20]*1024) - (INT(([.$Q$20]*1024-[.$B$36]-[.$C$36])/[.$P84])*[.$P84])) / ([.$Q$20]*1024)" office:value-type="percentage" office:value="0.0625">
            <text:p>6.25%</text:p>
          </table:table-cell>
          <table:table-cell table:formula="of:=(([.R$20]*1024) - (INT(([.R$20]*1024-[.$C$36])/([.$P84]+[.$B$36]))*[.$P84])) / ([.R$20]*1024)" office:value-type="percentage" office:value="0.0625">
            <text:p>6.25%</text:p>
          </table:table-cell>
          <table:table-cell table:formula="of:=(([.S$20]*1024) - (INT(([.S$20]*1024-[.$C$36])/([.$P84]+[.$B$36]))*[.$P84])) / ([.S$20]*1024)" office:value-type="percentage" office:value="0.0625">
            <text:p>6.25%</text:p>
          </table:table-cell>
          <table:table-cell table:formula="of:=(([.T$20]*1024) - (INT(([.T$20]*1024-[.$C$36])/([.$P84]+[.$B$36]))*[.$P84])) / ([.T$20]*1024)" office:value-type="percentage" office:value="0.015625">
            <text:p>1.56%</text:p>
          </table:table-cell>
          <table:table-cell table:formula="of:=(([.U$20]*1024) - (INT(([.U$20]*1024-[.$C$36])/([.$P84]+[.$B$36]))*[.$P84])) / ([.U$20]*1024)" office:value-type="percentage" office:value="0.015625">
            <text:p>1.56%</text:p>
          </table:table-cell>
          <table:table-cell table:formula="of:=(([.V$20]*1024) - (INT(([.V$20]*1024-[.$C$36])/([.$P84]+[.$B$36]))*[.$P84])) / ([.V$20]*1024)" office:value-type="percentage" office:value="0.00390625">
            <text:p>0.39%</text:p>
          </table:table-cell>
          <table:table-cell table:formula="of:=(([.W$20]*1024) - (INT(([.W$20]*1024-[.$C$36])/([.$P84]+[.$B$36]))*[.$P84])) / ([.W$20]*1024)" office:value-type="percentage" office:value="0.00390625">
            <text:p>0.39%</text:p>
          </table:table-cell>
          <table:table-cell table:formula="of:=INT(([.X$20]*1024-[.$B$36]-[.$C$36])/[.$P84])" office:value-type="float" office:value="5">
            <text:p>5</text:p>
          </table:table-cell>
          <table:table-cell table:formula="of:=INT(([.Y$20]*1024-[.$C$36])/([.$P84]+[.$B$36]))" office:value-type="float" office:value="5">
            <text:p>5</text:p>
          </table:table-cell>
          <table:table-cell table:formula="of:=INT(([.Z$20]*1024-[.$C$36])/([.$P84]+[.$B$36]))" office:value-type="float" office:value="10">
            <text:p>10</text:p>
          </table:table-cell>
          <table:table-cell table:formula="of:=INT(([.AA$20]*1024-[.$C$36])/([.$P84]+[.$B$36]))" office:value-type="float" office:value="21">
            <text:p>21</text:p>
          </table:table-cell>
          <table:table-cell table:formula="of:=INT(([.AB$20]*1024-[.$C$36])/([.$P84]+[.$B$36]))" office:value-type="float" office:value="42">
            <text:p>42</text:p>
          </table:table-cell>
          <table:table-cell table:formula="of:=INT(([.AC$20]*1024-[.$C$36])/([.$P84]+[.$B$36]))" office:value-type="float" office:value="85">
            <text:p>85</text:p>
          </table:table-cell>
          <table:table-cell table:formula="of:=INT(([.AD$20]*1024-[.$C$36])/([.$P84]+[.$B$36]))" office:value-type="float" office:value="170">
            <text:p>170</text:p>
          </table:table-cell>
          <table:table-cell table:formula="of:=([.AE$20]*1024-[.$B$36]-[.$C$36]-([.$X84]*[.$P84]))/4096" office:value-type="float" office:value="3.953125">
            <text:p>4</text:p>
          </table:table-cell>
          <table:table-cell table:formula="of:=([.AF$20]*1024-[.$C$36]-([.Y84]*([.$P84]+[.$B$36])))/4096" office:value-type="float" office:value="3.890625">
            <text:p>4</text:p>
          </table:table-cell>
          <table:table-cell table:formula="of:=([.AG$20]*1024-[.$C$36]-([.Z84]*([.$P84]+[.$B$36])))/4096" office:value-type="float" office:value="7.8125">
            <text:p>8</text:p>
          </table:table-cell>
          <table:table-cell table:formula="of:=([.AH$20]*1024-[.$C$36]-([.AA84]*([.$P84]+[.$B$36])))/4096" office:value-type="float" office:value="3.640625">
            <text:p>4</text:p>
          </table:table-cell>
          <table:table-cell table:formula="of:=([.AI$20]*1024-[.$C$36]-([.AB84]*([.$P84]+[.$B$36])))/4096" office:value-type="float" office:value="7.3125">
            <text:p>7</text:p>
          </table:table-cell>
          <table:table-cell table:formula="of:=([.AJ$20]*1024-[.$C$36]-([.AC84]*([.$P84]+[.$B$36])))/4096" office:value-type="float" office:value="2.640625">
            <text:p>3</text:p>
          </table:table-cell>
          <table:table-cell table:formula="of:=([.AK$20]*1024-[.$C$36]-([.AD84]*([.$P84]+[.$B$36])))/4096" office:value-type="float" office:value="5.3125">
            <text:p>5</text:p>
          </table:table-cell>
          <table:table-cell table:number-columns-repeated="987"/>
        </table:table-row>
        <table:table-row table:style-name="ro1">
          <table:table-cell office:value-type="float" office:value="15360">
            <text:p>15360</text:p>
          </table:table-cell>
          <table:table-cell table:formula="of:=INT(([.$A$36]*1024-[.$B$36]-[.$C$36]) / [.A85])" office:value-type="float" office:value="17">
            <text:p>17</text:p>
          </table:table-cell>
          <table:table-cell table:formula="of:=([.$A$36]*1024)-([.A85]*[.B85])" office:value-type="float" office:value="1024">
            <text:p>1024</text:p>
          </table:table-cell>
          <table:table-cell table:formula="of:=[.C85] / ([.$A$36]*1024)" office:value-type="percentage" office:value="0.00390625">
            <text:p>0.39%</text:p>
          </table:table-cell>
          <table:table-cell table:formula="of:=[.$A$36]*1024 -[.$B$36] -[.$C$36] -([.A85]*[.B85])" office:value-type="float" office:value="832">
            <text:p>832</text:p>
          </table:table-cell>
          <table:table-cell table:formula="of:=INT([.E85]/4096)" office:value-type="float" office:value="0">
            <text:p>0</text:p>
          </table:table-cell>
          <table:table-cell table:formula="of:=INT(([.$A$36]*1024-[.$C$36]) / ([.A85]+[.$B$36]))" office:value-type="float" office:value="16">
            <text:p>16</text:p>
          </table:table-cell>
          <table:table-cell table:formula="of:=([.$A$36]*1024)-([.A85]*[.G85])" office:value-type="float" office:value="16384">
            <text:p>16384</text:p>
          </table:table-cell>
          <table:table-cell table:formula="of:=[.H85] / ([.$A$36]*1024)" office:value-type="percentage" office:value="0.0625">
            <text:p>6.25%</text:p>
          </table:table-cell>
          <table:table-cell table:formula="of:=[.$A$36]*1024 -[.$C$36] -(([.A85]+[.$B$36])*[.G85])" office:value-type="float" office:value="15232">
            <text:p>15232</text:p>
          </table:table-cell>
          <table:table-cell table:formula="of:=INT([.J85]/4096)" office:value-type="float" office:value="3">
            <text:p>3</text:p>
          </table:table-cell>
          <table:table-cell table:formula="of:=[.I85]-[.D85]" office:value-type="percentage" office:value="0.05859375">
            <text:p>5.86%</text:p>
          </table:table-cell>
          <table:table-cell table:formula="of:=[.J85]-[.E85]" office:value-type="float" office:value="14400">
            <text:p>14400</text:p>
          </table:table-cell>
          <table:table-cell table:formula="of:=[.K85]-[.F85]" office:value-type="float" office:value="3">
            <text:p>3</text:p>
          </table:table-cell>
          <table:table-cell/>
          <table:table-cell office:value-type="float" office:value="50176">
            <text:p>50176</text:p>
          </table:table-cell>
          <table:table-cell table:formula="of:=(([.$Q$20]*1024) - (INT(([.$Q$20]*1024-[.$B$36]-[.$C$36])/[.$P85])*[.$P85])) / ([.$Q$20]*1024)" office:value-type="percentage" office:value="0.04296875">
            <text:p>4.30%</text:p>
          </table:table-cell>
          <table:table-cell table:formula="of:=(([.R$20]*1024) - (INT(([.R$20]*1024-[.$C$36])/([.$P85]+[.$B$36]))*[.$P85])) / ([.R$20]*1024)" office:value-type="percentage" office:value="0.04296875">
            <text:p>4.30%</text:p>
          </table:table-cell>
          <table:table-cell table:formula="of:=(([.S$20]*1024) - (INT(([.S$20]*1024-[.$C$36])/([.$P85]+[.$B$36]))*[.$P85])) / ([.S$20]*1024)" office:value-type="percentage" office:value="0.04296875">
            <text:p>4.30%</text:p>
          </table:table-cell>
          <table:table-cell table:formula="of:=(([.T$20]*1024) - (INT(([.T$20]*1024-[.$C$36])/([.$P85]+[.$B$36]))*[.$P85])) / ([.T$20]*1024)" office:value-type="percentage" office:value="0.04296875">
            <text:p>4.30%</text:p>
          </table:table-cell>
          <table:table-cell table:formula="of:=(([.U$20]*1024) - (INT(([.U$20]*1024-[.$C$36])/([.$P85]+[.$B$36]))*[.$P85])) / ([.U$20]*1024)" office:value-type="percentage" office:value="0.01904296875">
            <text:p>1.90%</text:p>
          </table:table-cell>
          <table:table-cell table:formula="of:=(([.V$20]*1024) - (INT(([.V$20]*1024-[.$C$36])/([.$P85]+[.$B$36]))*[.$P85])) / ([.V$20]*1024)" office:value-type="percentage" office:value="0.007080078125">
            <text:p>0.71%</text:p>
          </table:table-cell>
          <table:table-cell table:formula="of:=(([.W$20]*1024) - (INT(([.W$20]*1024-[.$C$36])/([.$P85]+[.$B$36]))*[.$P85])) / ([.W$20]*1024)" office:value-type="percentage" office:value="0.007080078125">
            <text:p>0.71%</text:p>
          </table:table-cell>
          <table:table-cell table:formula="of:=INT(([.X$20]*1024-[.$B$36]-[.$C$36])/[.$P85])" office:value-type="float" office:value="5">
            <text:p>5</text:p>
          </table:table-cell>
          <table:table-cell table:formula="of:=INT(([.Y$20]*1024-[.$C$36])/([.$P85]+[.$B$36]))" office:value-type="float" office:value="5">
            <text:p>5</text:p>
          </table:table-cell>
          <table:table-cell table:formula="of:=INT(([.Z$20]*1024-[.$C$36])/([.$P85]+[.$B$36]))" office:value-type="float" office:value="10">
            <text:p>10</text:p>
          </table:table-cell>
          <table:table-cell table:formula="of:=INT(([.AA$20]*1024-[.$C$36])/([.$P85]+[.$B$36]))" office:value-type="float" office:value="20">
            <text:p>20</text:p>
          </table:table-cell>
          <table:table-cell table:formula="of:=INT(([.AB$20]*1024-[.$C$36])/([.$P85]+[.$B$36]))" office:value-type="float" office:value="41">
            <text:p>41</text:p>
          </table:table-cell>
          <table:table-cell table:formula="of:=INT(([.AC$20]*1024-[.$C$36])/([.$P85]+[.$B$36]))" office:value-type="float" office:value="83">
            <text:p>83</text:p>
          </table:table-cell>
          <table:table-cell table:formula="of:=INT(([.AD$20]*1024-[.$C$36])/([.$P85]+[.$B$36]))" office:value-type="float" office:value="166">
            <text:p>166</text:p>
          </table:table-cell>
          <table:table-cell table:formula="of:=([.AE$20]*1024-[.$B$36]-[.$C$36]-([.$X85]*[.$P85]))/4096" office:value-type="float" office:value="2.703125">
            <text:p>3</text:p>
          </table:table-cell>
          <table:table-cell table:formula="of:=([.AF$20]*1024-[.$C$36]-([.Y85]*([.$P85]+[.$B$36])))/4096" office:value-type="float" office:value="2.640625">
            <text:p>3</text:p>
          </table:table-cell>
          <table:table-cell table:formula="of:=([.AG$20]*1024-[.$C$36]-([.Z85]*([.$P85]+[.$B$36])))/4096" office:value-type="float" office:value="5.3125">
            <text:p>5</text:p>
          </table:table-cell>
          <table:table-cell table:formula="of:=([.AH$20]*1024-[.$C$36]-([.AA85]*([.$P85]+[.$B$36])))/4096" office:value-type="float" office:value="10.65625">
            <text:p>11</text:p>
          </table:table-cell>
          <table:table-cell table:formula="of:=([.AI$20]*1024-[.$C$36]-([.AB85]*([.$P85]+[.$B$36])))/4096" office:value-type="float" office:value="9.078125">
            <text:p>9</text:p>
          </table:table-cell>
          <table:table-cell table:formula="of:=([.AJ$20]*1024-[.$C$36]-([.AC85]*([.$P85]+[.$B$36])))/4096" office:value-type="float" office:value="5.921875">
            <text:p>6</text:p>
          </table:table-cell>
          <table:table-cell table:formula="of:=([.AK$20]*1024-[.$C$36]-([.AD85]*([.$P85]+[.$B$36])))/4096" office:value-type="float" office:value="11.875">
            <text:p>12</text:p>
          </table:table-cell>
          <table:table-cell table:number-columns-repeated="987"/>
        </table:table-row>
        <table:table-row table:style-name="ro1">
          <table:table-cell office:value-type="float" office:value="15872">
            <text:p>15872</text:p>
          </table:table-cell>
          <table:table-cell table:formula="of:=INT(([.$A$36]*1024-[.$B$36]-[.$C$36]) / [.A86])" office:value-type="float" office:value="16">
            <text:p>16</text:p>
          </table:table-cell>
          <table:table-cell table:formula="of:=([.$A$36]*1024)-([.A86]*[.B86])" office:value-type="float" office:value="8192">
            <text:p>8192</text:p>
          </table:table-cell>
          <table:table-cell table:formula="of:=[.C86] / ([.$A$36]*1024)" office:value-type="percentage" office:value="0.03125">
            <text:p>3.13%</text:p>
          </table:table-cell>
          <table:table-cell table:formula="of:=[.$A$36]*1024 -[.$B$36] -[.$C$36] -([.A86]*[.B86])" office:value-type="float" office:value="8000">
            <text:p>8000</text:p>
          </table:table-cell>
          <table:table-cell table:formula="of:=INT([.E86]/4096)" office:value-type="float" office:value="1">
            <text:p>1</text:p>
          </table:table-cell>
          <table:table-cell table:formula="of:=INT(([.$A$36]*1024-[.$C$36]) / ([.A86]+[.$B$36]))" office:value-type="float" office:value="16">
            <text:p>16</text:p>
          </table:table-cell>
          <table:table-cell table:formula="of:=([.$A$36]*1024)-([.A86]*[.G86])" office:value-type="float" office:value="8192">
            <text:p>8192</text:p>
          </table:table-cell>
          <table:table-cell table:formula="of:=[.H86] / ([.$A$36]*1024)" office:value-type="percentage" office:value="0.03125">
            <text:p>3.13%</text:p>
          </table:table-cell>
          <table:table-cell table:formula="of:=[.$A$36]*1024 -[.$C$36] -(([.A86]+[.$B$36])*[.G86])" office:value-type="float" office:value="7040">
            <text:p>7040</text:p>
          </table:table-cell>
          <table:table-cell table:formula="of:=INT([.J86]/4096)" office:value-type="float" office:value="1">
            <text:p>1</text:p>
          </table:table-cell>
          <table:table-cell table:formula="of:=[.I86]-[.D86]" office:value-type="percentage" office:value="0">
            <text:p>0.00%</text:p>
          </table:table-cell>
          <table:table-cell table:formula="of:=[.J86]-[.E86]" office:value-type="float" office:value="-960">
            <text:p>-960</text:p>
          </table:table-cell>
          <table:table-cell table:formula="of:=[.K86]-[.F86]" office:value-type="float" office:value="0">
            <text:p>0</text:p>
          </table:table-cell>
          <table:table-cell/>
          <table:table-cell office:value-type="float" office:value="51200">
            <text:p>51200</text:p>
          </table:table-cell>
          <table:table-cell table:formula="of:=(([.$Q$20]*1024) - (INT(([.$Q$20]*1024-[.$B$36]-[.$C$36])/[.$P86])*[.$P86])) / ([.$Q$20]*1024)" office:value-type="percentage" office:value="0.0234375">
            <text:p>2.34%</text:p>
          </table:table-cell>
          <table:table-cell table:formula="of:=(([.R$20]*1024) - (INT(([.R$20]*1024-[.$C$36])/([.$P86]+[.$B$36]))*[.$P86])) / ([.R$20]*1024)" office:value-type="percentage" office:value="0.0234375">
            <text:p>2.34%</text:p>
          </table:table-cell>
          <table:table-cell table:formula="of:=(([.S$20]*1024) - (INT(([.S$20]*1024-[.$C$36])/([.$P86]+[.$B$36]))*[.$P86])) / ([.S$20]*1024)" office:value-type="percentage" office:value="0.0234375">
            <text:p>2.34%</text:p>
          </table:table-cell>
          <table:table-cell table:formula="of:=(([.T$20]*1024) - (INT(([.T$20]*1024-[.$C$36])/([.$P86]+[.$B$36]))*[.$P86])) / ([.T$20]*1024)" office:value-type="percentage" office:value="0.0234375">
            <text:p>2.34%</text:p>
          </table:table-cell>
          <table:table-cell table:formula="of:=(([.U$20]*1024) - (INT(([.U$20]*1024-[.$C$36])/([.$P86]+[.$B$36]))*[.$P86])) / ([.U$20]*1024)" office:value-type="percentage" office:value="0.0234375">
            <text:p>2.34%</text:p>
          </table:table-cell>
          <table:table-cell table:formula="of:=(([.V$20]*1024) - (INT(([.V$20]*1024-[.$C$36])/([.$P86]+[.$B$36]))*[.$P86])) / ([.V$20]*1024)" office:value-type="percentage" office:value="0.01123046875">
            <text:p>1.12%</text:p>
          </table:table-cell>
          <table:table-cell table:formula="of:=(([.W$20]*1024) - (INT(([.W$20]*1024-[.$C$36])/([.$P86]+[.$B$36]))*[.$P86])) / ([.W$20]*1024)" office:value-type="percentage" office:value="0.005126953125">
            <text:p>0.51%</text:p>
          </table:table-cell>
          <table:table-cell table:formula="of:=INT(([.X$20]*1024-[.$B$36]-[.$C$36])/[.$P86])" office:value-type="float" office:value="5">
            <text:p>5</text:p>
          </table:table-cell>
          <table:table-cell table:formula="of:=INT(([.Y$20]*1024-[.$C$36])/([.$P86]+[.$B$36]))" office:value-type="float" office:value="5">
            <text:p>5</text:p>
          </table:table-cell>
          <table:table-cell table:formula="of:=INT(([.Z$20]*1024-[.$C$36])/([.$P86]+[.$B$36]))" office:value-type="float" office:value="10">
            <text:p>10</text:p>
          </table:table-cell>
          <table:table-cell table:formula="of:=INT(([.AA$20]*1024-[.$C$36])/([.$P86]+[.$B$36]))" office:value-type="float" office:value="20">
            <text:p>20</text:p>
          </table:table-cell>
          <table:table-cell table:formula="of:=INT(([.AB$20]*1024-[.$C$36])/([.$P86]+[.$B$36]))" office:value-type="float" office:value="40">
            <text:p>40</text:p>
          </table:table-cell>
          <table:table-cell table:formula="of:=INT(([.AC$20]*1024-[.$C$36])/([.$P86]+[.$B$36]))" office:value-type="float" office:value="81">
            <text:p>81</text:p>
          </table:table-cell>
          <table:table-cell table:formula="of:=INT(([.AD$20]*1024-[.$C$36])/([.$P86]+[.$B$36]))" office:value-type="float" office:value="163">
            <text:p>163</text:p>
          </table:table-cell>
          <table:table-cell table:formula="of:=([.AE$20]*1024-[.$B$36]-[.$C$36]-([.$X86]*[.$P86]))/4096" office:value-type="float" office:value="1.453125">
            <text:p>1</text:p>
          </table:table-cell>
          <table:table-cell table:formula="of:=([.AF$20]*1024-[.$C$36]-([.Y86]*([.$P86]+[.$B$36])))/4096" office:value-type="float" office:value="1.390625">
            <text:p>1</text:p>
          </table:table-cell>
          <table:table-cell table:formula="of:=([.AG$20]*1024-[.$C$36]-([.Z86]*([.$P86]+[.$B$36])))/4096" office:value-type="float" office:value="2.8125">
            <text:p>3</text:p>
          </table:table-cell>
          <table:table-cell table:formula="of:=([.AH$20]*1024-[.$C$36]-([.AA86]*([.$P86]+[.$B$36])))/4096" office:value-type="float" office:value="5.65625">
            <text:p>6</text:p>
          </table:table-cell>
          <table:table-cell table:formula="of:=([.AI$20]*1024-[.$C$36]-([.AB86]*([.$P86]+[.$B$36])))/4096" office:value-type="float" office:value="11.34375">
            <text:p>11</text:p>
          </table:table-cell>
          <table:table-cell table:formula="of:=([.AJ$20]*1024-[.$C$36]-([.AC86]*([.$P86]+[.$B$36])))/4096" office:value-type="float" office:value="10.203125">
            <text:p>10</text:p>
          </table:table-cell>
          <table:table-cell table:formula="of:=([.AK$20]*1024-[.$C$36]-([.AD86]*([.$P86]+[.$B$36])))/4096" office:value-type="float" office:value="7.921875">
            <text:p>8</text:p>
          </table:table-cell>
          <table:table-cell table:number-columns-repeated="987"/>
        </table:table-row>
        <table:table-row table:style-name="ro1">
          <table:table-cell table:style-name="ce1" office:value-type="float" office:value="16384">
            <text:p>16384</text:p>
          </table:table-cell>
          <table:table-cell table:style-name="ce1" table:formula="of:=INT(([.$A$36]*1024-[.$B$36]-[.$C$36]) / [.A87])" office:value-type="float" office:value="15">
            <text:p>15</text:p>
          </table:table-cell>
          <table:table-cell table:style-name="ce1" table:formula="of:=([.$A$36]*1024)-([.A87]*[.B87])" office:value-type="float" office:value="16384">
            <text:p>16384</text:p>
          </table:table-cell>
          <table:table-cell table:style-name="ce8" table:formula="of:=[.C87] / ([.$A$36]*1024)" office:value-type="percentage" office:value="0.0625">
            <text:p>6.25%</text:p>
          </table:table-cell>
          <table:table-cell table:style-name="ce1" table:formula="of:=[.$A$36]*1024 -[.$B$36] -[.$C$36] -([.A87]*[.B87])" office:value-type="float" office:value="16192">
            <text:p>16192</text:p>
          </table:table-cell>
          <table:table-cell table:style-name="ce1" table:formula="of:=INT([.E87]/4096)" office:value-type="float" office:value="3">
            <text:p>3</text:p>
          </table:table-cell>
          <table:table-cell table:style-name="ce12" table:formula="of:=INT(([.$A$36]*1024-[.$C$36]) / ([.A87]+[.$B$36]))" office:value-type="float" office:value="15">
            <text:p>15</text:p>
          </table:table-cell>
          <table:table-cell table:style-name="ce1" table:formula="of:=([.$A$36]*1024)-([.A87]*[.G87])" office:value-type="float" office:value="16384">
            <text:p>16384</text:p>
          </table:table-cell>
          <table:table-cell table:style-name="ce8" table:formula="of:=[.H87] / ([.$A$36]*1024)" office:value-type="percentage" office:value="0.0625">
            <text:p>6.25%</text:p>
          </table:table-cell>
          <table:table-cell table:style-name="ce1" table:formula="of:=[.$A$36]*1024 -[.$C$36] -(([.A87]+[.$B$36])*[.G87])" office:value-type="float" office:value="15296">
            <text:p>15296</text:p>
          </table:table-cell>
          <table:table-cell table:style-name="ce1" table:formula="of:=INT([.J87]/4096)" office:value-type="float" office:value="3">
            <text:p>3</text:p>
          </table:table-cell>
          <table:table-cell table:style-name="ce25" table:formula="of:=[.I87]-[.D87]" office:value-type="percentage" office:value="0">
            <text:p>0.00%</text:p>
          </table:table-cell>
          <table:table-cell table:style-name="ce27" table:formula="of:=[.J87]-[.E87]" office:value-type="float" office:value="-896">
            <text:p>-896</text:p>
          </table:table-cell>
          <table:table-cell table:style-name="ce27" table:formula="of:=[.K87]-[.F87]" office:value-type="float" office:value="0">
            <text:p>0</text:p>
          </table:table-cell>
          <table:table-cell/>
          <table:table-cell office:value-type="float" office:value="52224">
            <text:p>52224</text:p>
          </table:table-cell>
          <table:table-cell table:formula="of:=(([.$Q$20]*1024) - (INT(([.$Q$20]*1024-[.$B$36]-[.$C$36])/[.$P87])*[.$P87])) / ([.$Q$20]*1024)" office:value-type="percentage" office:value="0.00390625">
            <text:p>0.39%</text:p>
          </table:table-cell>
          <table:table-cell table:formula="of:=(([.R$20]*1024) - (INT(([.R$20]*1024-[.$C$36])/([.$P87]+[.$B$36]))*[.$P87])) / ([.R$20]*1024)" office:value-type="percentage" office:value="0.00390625">
            <text:p>0.39%</text:p>
          </table:table-cell>
          <table:table-cell table:formula="of:=(([.S$20]*1024) - (INT(([.S$20]*1024-[.$C$36])/([.$P87]+[.$B$36]))*[.$P87])) / ([.S$20]*1024)" office:value-type="percentage" office:value="0.00390625">
            <text:p>0.39%</text:p>
          </table:table-cell>
          <table:table-cell table:formula="of:=(([.T$20]*1024) - (INT(([.T$20]*1024-[.$C$36])/([.$P87]+[.$B$36]))*[.$P87])) / ([.T$20]*1024)" office:value-type="percentage" office:value="0.00390625">
            <text:p>0.39%</text:p>
          </table:table-cell>
          <table:table-cell table:formula="of:=(([.U$20]*1024) - (INT(([.U$20]*1024-[.$C$36])/([.$P87]+[.$B$36]))*[.$P87])) / ([.U$20]*1024)" office:value-type="percentage" office:value="0.00390625">
            <text:p>0.39%</text:p>
          </table:table-cell>
          <table:table-cell table:formula="of:=(([.V$20]*1024) - (INT(([.V$20]*1024-[.$C$36])/([.$P87]+[.$B$36]))*[.$P87])) / ([.V$20]*1024)" office:value-type="percentage" office:value="0.00390625">
            <text:p>0.39%</text:p>
          </table:table-cell>
          <table:table-cell table:formula="of:=(([.W$20]*1024) - (INT(([.W$20]*1024-[.$C$36])/([.$P87]+[.$B$36]))*[.$P87])) / ([.W$20]*1024)" office:value-type="percentage" office:value="0.00390625">
            <text:p>0.39%</text:p>
          </table:table-cell>
          <table:table-cell table:formula="of:=INT(([.X$20]*1024-[.$B$36]-[.$C$36])/[.$P87])" office:value-type="float" office:value="5">
            <text:p>5</text:p>
          </table:table-cell>
          <table:table-cell table:formula="of:=INT(([.Y$20]*1024-[.$C$36])/([.$P87]+[.$B$36]))" office:value-type="float" office:value="5">
            <text:p>5</text:p>
          </table:table-cell>
          <table:table-cell table:formula="of:=INT(([.Z$20]*1024-[.$C$36])/([.$P87]+[.$B$36]))" office:value-type="float" office:value="10">
            <text:p>10</text:p>
          </table:table-cell>
          <table:table-cell table:formula="of:=INT(([.AA$20]*1024-[.$C$36])/([.$P87]+[.$B$36]))" office:value-type="float" office:value="20">
            <text:p>20</text:p>
          </table:table-cell>
          <table:table-cell table:formula="of:=INT(([.AB$20]*1024-[.$C$36])/([.$P87]+[.$B$36]))" office:value-type="float" office:value="40">
            <text:p>40</text:p>
          </table:table-cell>
          <table:table-cell table:formula="of:=INT(([.AC$20]*1024-[.$C$36])/([.$P87]+[.$B$36]))" office:value-type="float" office:value="80">
            <text:p>80</text:p>
          </table:table-cell>
          <table:table-cell table:formula="of:=INT(([.AD$20]*1024-[.$C$36])/([.$P87]+[.$B$36]))" office:value-type="float" office:value="160">
            <text:p>160</text:p>
          </table:table-cell>
          <table:table-cell table:formula="of:=([.AE$20]*1024-[.$B$36]-[.$C$36]-([.$X87]*[.$P87]))/4096" office:value-type="float" office:value="0.203125">
            <text:p>0</text:p>
          </table:table-cell>
          <table:table-cell table:formula="of:=([.AF$20]*1024-[.$C$36]-([.Y87]*([.$P87]+[.$B$36])))/4096" office:value-type="float" office:value="0.140625">
            <text:p>0</text:p>
          </table:table-cell>
          <table:table-cell table:formula="of:=([.AG$20]*1024-[.$C$36]-([.Z87]*([.$P87]+[.$B$36])))/4096" office:value-type="float" office:value="0.3125">
            <text:p>0</text:p>
          </table:table-cell>
          <table:table-cell table:formula="of:=([.AH$20]*1024-[.$C$36]-([.AA87]*([.$P87]+[.$B$36])))/4096" office:value-type="float" office:value="0.65625">
            <text:p>1</text:p>
          </table:table-cell>
          <table:table-cell table:formula="of:=([.AI$20]*1024-[.$C$36]-([.AB87]*([.$P87]+[.$B$36])))/4096" office:value-type="float" office:value="1.34375">
            <text:p>1</text:p>
          </table:table-cell>
          <table:table-cell table:formula="of:=([.AJ$20]*1024-[.$C$36]-([.AC87]*([.$P87]+[.$B$36])))/4096" office:value-type="float" office:value="2.71875">
            <text:p>3</text:p>
          </table:table-cell>
          <table:table-cell table:formula="of:=([.AK$20]*1024-[.$C$36]-([.AD87]*([.$P87]+[.$B$36])))/4096" office:value-type="float" office:value="5.46875">
            <text:p>5</text:p>
          </table:table-cell>
          <table:table-cell table:number-columns-repeated="987"/>
        </table:table-row>
        <table:table-row table:style-name="ro1">
          <table:table-cell office:value-type="float" office:value="17408">
            <text:p>17408</text:p>
          </table:table-cell>
          <table:table-cell table:formula="of:=INT(([.$A$36]*1024-[.$B$36]-[.$C$36]) / [.A88])" office:value-type="float" office:value="15">
            <text:p>15</text:p>
          </table:table-cell>
          <table:table-cell table:formula="of:=([.$A$36]*1024)-([.A88]*[.B88])" office:value-type="float" office:value="1024">
            <text:p>1024</text:p>
          </table:table-cell>
          <table:table-cell table:formula="of:=[.C88] / ([.$A$36]*1024)" office:value-type="percentage" office:value="0.00390625">
            <text:p>0.39%</text:p>
          </table:table-cell>
          <table:table-cell table:formula="of:=[.$A$36]*1024 -[.$B$36] -[.$C$36] -([.A88]*[.B88])" office:value-type="float" office:value="832">
            <text:p>832</text:p>
          </table:table-cell>
          <table:table-cell table:formula="of:=INT([.E88]/4096)" office:value-type="float" office:value="0">
            <text:p>0</text:p>
          </table:table-cell>
          <table:table-cell table:formula="of:=INT(([.$A$36]*1024-[.$C$36]) / ([.A88]+[.$B$36]))" office:value-type="float" office:value="14">
            <text:p>14</text:p>
          </table:table-cell>
          <table:table-cell table:formula="of:=([.$A$36]*1024)-([.A88]*[.G88])" office:value-type="float" office:value="18432">
            <text:p>18432</text:p>
          </table:table-cell>
          <table:table-cell table:formula="of:=[.H88] / ([.$A$36]*1024)" office:value-type="percentage" office:value="0.0703125">
            <text:p>7.03%</text:p>
          </table:table-cell>
          <table:table-cell table:formula="of:=[.$A$36]*1024 -[.$C$36] -(([.A88]+[.$B$36])*[.G88])" office:value-type="float" office:value="17408">
            <text:p>17408</text:p>
          </table:table-cell>
          <table:table-cell table:formula="of:=INT([.J88]/4096)" office:value-type="float" office:value="4">
            <text:p>4</text:p>
          </table:table-cell>
          <table:table-cell table:formula="of:=[.I88]-[.D88]" office:value-type="percentage" office:value="0.06640625">
            <text:p>6.64%</text:p>
          </table:table-cell>
          <table:table-cell table:formula="of:=[.J88]-[.E88]" office:value-type="float" office:value="16576">
            <text:p>16576</text:p>
          </table:table-cell>
          <table:table-cell table:formula="of:=[.K88]-[.F88]" office:value-type="float" office:value="4">
            <text:p>4</text:p>
          </table:table-cell>
          <table:table-cell/>
          <table:table-cell office:value-type="float" office:value="53248">
            <text:p>53248</text:p>
          </table:table-cell>
          <table:table-cell table:formula="of:=(([.$Q$20]*1024) - (INT(([.$Q$20]*1024-[.$B$36]-[.$C$36])/[.$P88])*[.$P88])) / ([.$Q$20]*1024)" office:value-type="percentage" office:value="0.1875">
            <text:p>18.75%</text:p>
          </table:table-cell>
          <table:table-cell table:formula="of:=(([.R$20]*1024) - (INT(([.R$20]*1024-[.$C$36])/([.$P88]+[.$B$36]))*[.$P88])) / ([.R$20]*1024)" office:value-type="percentage" office:value="0.1875">
            <text:p>18.75%</text:p>
          </table:table-cell>
          <table:table-cell table:formula="of:=(([.S$20]*1024) - (INT(([.S$20]*1024-[.$C$36])/([.$P88]+[.$B$36]))*[.$P88])) / ([.S$20]*1024)" office:value-type="percentage" office:value="0.0859375">
            <text:p>8.59%</text:p>
          </table:table-cell>
          <table:table-cell table:formula="of:=(([.T$20]*1024) - (INT(([.T$20]*1024-[.$C$36])/([.$P88]+[.$B$36]))*[.$P88])) / ([.T$20]*1024)" office:value-type="percentage" office:value="0.03515625">
            <text:p>3.52%</text:p>
          </table:table-cell>
          <table:table-cell table:formula="of:=(([.U$20]*1024) - (INT(([.U$20]*1024-[.$C$36])/([.$P88]+[.$B$36]))*[.$P88])) / ([.U$20]*1024)" office:value-type="percentage" office:value="0.009765625">
            <text:p>0.98%</text:p>
          </table:table-cell>
          <table:table-cell table:formula="of:=(([.V$20]*1024) - (INT(([.V$20]*1024-[.$C$36])/([.$P88]+[.$B$36]))*[.$P88])) / ([.V$20]*1024)" office:value-type="percentage" office:value="0.009765625">
            <text:p>0.98%</text:p>
          </table:table-cell>
          <table:table-cell table:formula="of:=(([.W$20]*1024) - (INT(([.W$20]*1024-[.$C$36])/([.$P88]+[.$B$36]))*[.$P88])) / ([.W$20]*1024)" office:value-type="percentage" office:value="0.00341796875">
            <text:p>0.34%</text:p>
          </table:table-cell>
          <table:table-cell table:formula="of:=INT(([.X$20]*1024-[.$B$36]-[.$C$36])/[.$P88])" office:value-type="float" office:value="4">
            <text:p>4</text:p>
          </table:table-cell>
          <table:table-cell table:formula="of:=INT(([.Y$20]*1024-[.$C$36])/([.$P88]+[.$B$36]))" office:value-type="float" office:value="4">
            <text:p>4</text:p>
          </table:table-cell>
          <table:table-cell table:formula="of:=INT(([.Z$20]*1024-[.$C$36])/([.$P88]+[.$B$36]))" office:value-type="float" office:value="9">
            <text:p>9</text:p>
          </table:table-cell>
          <table:table-cell table:formula="of:=INT(([.AA$20]*1024-[.$C$36])/([.$P88]+[.$B$36]))" office:value-type="float" office:value="19">
            <text:p>19</text:p>
          </table:table-cell>
          <table:table-cell table:formula="of:=INT(([.AB$20]*1024-[.$C$36])/([.$P88]+[.$B$36]))" office:value-type="float" office:value="39">
            <text:p>39</text:p>
          </table:table-cell>
          <table:table-cell table:formula="of:=INT(([.AC$20]*1024-[.$C$36])/([.$P88]+[.$B$36]))" office:value-type="float" office:value="78">
            <text:p>78</text:p>
          </table:table-cell>
          <table:table-cell table:formula="of:=INT(([.AD$20]*1024-[.$C$36])/([.$P88]+[.$B$36]))" office:value-type="float" office:value="157">
            <text:p>157</text:p>
          </table:table-cell>
          <table:table-cell table:formula="of:=([.AE$20]*1024-[.$B$36]-[.$C$36]-([.$X88]*[.$P88]))/4096" office:value-type="float" office:value="11.953125">
            <text:p>12</text:p>
          </table:table-cell>
          <table:table-cell table:formula="of:=([.AF$20]*1024-[.$C$36]-([.Y88]*([.$P88]+[.$B$36])))/4096" office:value-type="float" office:value="11.90625">
            <text:p>12</text:p>
          </table:table-cell>
          <table:table-cell table:formula="of:=([.AG$20]*1024-[.$C$36]-([.Z88]*([.$P88]+[.$B$36])))/4096" office:value-type="float" office:value="10.828125">
            <text:p>11</text:p>
          </table:table-cell>
          <table:table-cell table:formula="of:=([.AH$20]*1024-[.$C$36]-([.AA88]*([.$P88]+[.$B$36])))/4096" office:value-type="float" office:value="8.671875">
            <text:p>9</text:p>
          </table:table-cell>
          <table:table-cell table:formula="of:=([.AI$20]*1024-[.$C$36]-([.AB88]*([.$P88]+[.$B$36])))/4096" office:value-type="float" office:value="4.359375">
            <text:p>4</text:p>
          </table:table-cell>
          <table:table-cell table:formula="of:=([.AJ$20]*1024-[.$C$36]-([.AC88]*([.$P88]+[.$B$36])))/4096" office:value-type="float" office:value="8.75">
            <text:p>9</text:p>
          </table:table-cell>
          <table:table-cell table:formula="of:=([.AK$20]*1024-[.$C$36]-([.AD88]*([.$P88]+[.$B$36])))/4096" office:value-type="float" office:value="4.515625">
            <text:p>5</text:p>
          </table:table-cell>
          <table:table-cell table:number-columns-repeated="987"/>
        </table:table-row>
        <table:table-row table:style-name="ro1">
          <table:table-cell office:value-type="float" office:value="18432">
            <text:p>18432</text:p>
          </table:table-cell>
          <table:table-cell table:formula="of:=INT(([.$A$36]*1024-[.$B$36]-[.$C$36]) / [.A89])" office:value-type="float" office:value="14">
            <text:p>14</text:p>
          </table:table-cell>
          <table:table-cell table:formula="of:=([.$A$36]*1024)-([.A89]*[.B89])" office:value-type="float" office:value="4096">
            <text:p>4096</text:p>
          </table:table-cell>
          <table:table-cell table:formula="of:=[.C89] / ([.$A$36]*1024)" office:value-type="percentage" office:value="0.015625">
            <text:p>1.56%</text:p>
          </table:table-cell>
          <table:table-cell table:formula="of:=[.$A$36]*1024 -[.$B$36] -[.$C$36] -([.A89]*[.B89])" office:value-type="float" office:value="3904">
            <text:p>3904</text:p>
          </table:table-cell>
          <table:table-cell table:formula="of:=INT([.E89]/4096)" office:value-type="float" office:value="0">
            <text:p>0</text:p>
          </table:table-cell>
          <table:table-cell table:formula="of:=INT(([.$A$36]*1024-[.$C$36]) / ([.A89]+[.$B$36]))" office:value-type="float" office:value="14">
            <text:p>14</text:p>
          </table:table-cell>
          <table:table-cell table:formula="of:=([.$A$36]*1024)-([.A89]*[.G89])" office:value-type="float" office:value="4096">
            <text:p>4096</text:p>
          </table:table-cell>
          <table:table-cell table:formula="of:=[.H89] / ([.$A$36]*1024)" office:value-type="percentage" office:value="0.015625">
            <text:p>1.56%</text:p>
          </table:table-cell>
          <table:table-cell table:formula="of:=[.$A$36]*1024 -[.$C$36] -(([.A89]+[.$B$36])*[.G89])" office:value-type="float" office:value="3072">
            <text:p>3072</text:p>
          </table:table-cell>
          <table:table-cell table:formula="of:=INT([.J89]/4096)" office:value-type="float" office:value="0">
            <text:p>0</text:p>
          </table:table-cell>
          <table:table-cell table:formula="of:=[.I89]-[.D89]" office:value-type="percentage" office:value="0">
            <text:p>0.00%</text:p>
          </table:table-cell>
          <table:table-cell table:formula="of:=[.J89]-[.E89]" office:value-type="float" office:value="-832">
            <text:p>-832</text:p>
          </table:table-cell>
          <table:table-cell table:formula="of:=[.K89]-[.F89]" office:value-type="float" office:value="0">
            <text:p>0</text:p>
          </table:table-cell>
          <table:table-cell/>
          <table:table-cell office:value-type="float" office:value="54272">
            <text:p>54272</text:p>
          </table:table-cell>
          <table:table-cell table:formula="of:=(([.$Q$20]*1024) - (INT(([.$Q$20]*1024-[.$B$36]-[.$C$36])/[.$P89])*[.$P89])) / ([.$Q$20]*1024)" office:value-type="percentage" office:value="0.171875">
            <text:p>17.19%</text:p>
          </table:table-cell>
          <table:table-cell table:formula="of:=(([.R$20]*1024) - (INT(([.R$20]*1024-[.$C$36])/([.$P89]+[.$B$36]))*[.$P89])) / ([.R$20]*1024)" office:value-type="percentage" office:value="0.171875">
            <text:p>17.19%</text:p>
          </table:table-cell>
          <table:table-cell table:formula="of:=(([.S$20]*1024) - (INT(([.S$20]*1024-[.$C$36])/([.$P89]+[.$B$36]))*[.$P89])) / ([.S$20]*1024)" office:value-type="percentage" office:value="0.068359375">
            <text:p>6.84%</text:p>
          </table:table-cell>
          <table:table-cell table:formula="of:=(([.T$20]*1024) - (INT(([.T$20]*1024-[.$C$36])/([.$P89]+[.$B$36]))*[.$P89])) / ([.T$20]*1024)" office:value-type="percentage" office:value="0.0166015625">
            <text:p>1.66%</text:p>
          </table:table-cell>
          <table:table-cell table:formula="of:=(([.U$20]*1024) - (INT(([.U$20]*1024-[.$C$36])/([.$P89]+[.$B$36]))*[.$P89])) / ([.U$20]*1024)" office:value-type="percentage" office:value="0.0166015625">
            <text:p>1.66%</text:p>
          </table:table-cell>
          <table:table-cell table:formula="of:=(([.V$20]*1024) - (INT(([.V$20]*1024-[.$C$36])/([.$P89]+[.$B$36]))*[.$P89])) / ([.V$20]*1024)" office:value-type="percentage" office:value="0.003662109375">
            <text:p>0.37%</text:p>
          </table:table-cell>
          <table:table-cell table:formula="of:=(([.W$20]*1024) - (INT(([.W$20]*1024-[.$C$36])/([.$P89]+[.$B$36]))*[.$P89])) / ([.W$20]*1024)" office:value-type="percentage" office:value="0.003662109375">
            <text:p>0.37%</text:p>
          </table:table-cell>
          <table:table-cell table:formula="of:=INT(([.X$20]*1024-[.$B$36]-[.$C$36])/[.$P89])" office:value-type="float" office:value="4">
            <text:p>4</text:p>
          </table:table-cell>
          <table:table-cell table:formula="of:=INT(([.Y$20]*1024-[.$C$36])/([.$P89]+[.$B$36]))" office:value-type="float" office:value="4">
            <text:p>4</text:p>
          </table:table-cell>
          <table:table-cell table:formula="of:=INT(([.Z$20]*1024-[.$C$36])/([.$P89]+[.$B$36]))" office:value-type="float" office:value="9">
            <text:p>9</text:p>
          </table:table-cell>
          <table:table-cell table:formula="of:=INT(([.AA$20]*1024-[.$C$36])/([.$P89]+[.$B$36]))" office:value-type="float" office:value="19">
            <text:p>19</text:p>
          </table:table-cell>
          <table:table-cell table:formula="of:=INT(([.AB$20]*1024-[.$C$36])/([.$P89]+[.$B$36]))" office:value-type="float" office:value="38">
            <text:p>38</text:p>
          </table:table-cell>
          <table:table-cell table:formula="of:=INT(([.AC$20]*1024-[.$C$36])/([.$P89]+[.$B$36]))" office:value-type="float" office:value="77">
            <text:p>77</text:p>
          </table:table-cell>
          <table:table-cell table:formula="of:=INT(([.AD$20]*1024-[.$C$36])/([.$P89]+[.$B$36]))" office:value-type="float" office:value="154">
            <text:p>154</text:p>
          </table:table-cell>
          <table:table-cell table:formula="of:=([.AE$20]*1024-[.$B$36]-[.$C$36]-([.$X89]*[.$P89]))/4096" office:value-type="float" office:value="10.953125">
            <text:p>11</text:p>
          </table:table-cell>
          <table:table-cell table:formula="of:=([.AF$20]*1024-[.$C$36]-([.Y89]*([.$P89]+[.$B$36])))/4096" office:value-type="float" office:value="10.90625">
            <text:p>11</text:p>
          </table:table-cell>
          <table:table-cell table:formula="of:=([.AG$20]*1024-[.$C$36]-([.Z89]*([.$P89]+[.$B$36])))/4096" office:value-type="float" office:value="8.578125">
            <text:p>9</text:p>
          </table:table-cell>
          <table:table-cell table:formula="of:=([.AH$20]*1024-[.$C$36]-([.AA89]*([.$P89]+[.$B$36])))/4096" office:value-type="float" office:value="3.921875">
            <text:p>4</text:p>
          </table:table-cell>
          <table:table-cell table:formula="of:=([.AI$20]*1024-[.$C$36]-([.AB89]*([.$P89]+[.$B$36])))/4096" office:value-type="float" office:value="7.875">
            <text:p>8</text:p>
          </table:table-cell>
          <table:table-cell table:formula="of:=([.AJ$20]*1024-[.$C$36]-([.AC89]*([.$P89]+[.$B$36])))/4096" office:value-type="float" office:value="2.515625">
            <text:p>3</text:p>
          </table:table-cell>
          <table:table-cell table:formula="of:=([.AK$20]*1024-[.$C$36]-([.AD89]*([.$P89]+[.$B$36])))/4096" office:value-type="float" office:value="5.0625">
            <text:p>5</text:p>
          </table:table-cell>
          <table:table-cell table:number-columns-repeated="987"/>
        </table:table-row>
        <table:table-row table:style-name="ro1">
          <table:table-cell office:value-type="float" office:value="19456">
            <text:p>19456</text:p>
          </table:table-cell>
          <table:table-cell table:formula="of:=INT(([.$A$36]*1024-[.$B$36]-[.$C$36]) / [.A90])" office:value-type="float" office:value="13">
            <text:p>13</text:p>
          </table:table-cell>
          <table:table-cell table:formula="of:=([.$A$36]*1024)-([.A90]*[.B90])" office:value-type="float" office:value="9216">
            <text:p>9216</text:p>
          </table:table-cell>
          <table:table-cell table:formula="of:=[.C90] / ([.$A$36]*1024)" office:value-type="percentage" office:value="0.03515625">
            <text:p>3.52%</text:p>
          </table:table-cell>
          <table:table-cell table:formula="of:=[.$A$36]*1024 -[.$B$36] -[.$C$36] -([.A90]*[.B90])" office:value-type="float" office:value="9024">
            <text:p>9024</text:p>
          </table:table-cell>
          <table:table-cell table:formula="of:=INT([.E90]/4096)" office:value-type="float" office:value="2">
            <text:p>2</text:p>
          </table:table-cell>
          <table:table-cell table:formula="of:=INT(([.$A$36]*1024-[.$C$36]) / ([.A90]+[.$B$36]))" office:value-type="float" office:value="13">
            <text:p>13</text:p>
          </table:table-cell>
          <table:table-cell table:formula="of:=([.$A$36]*1024)-([.A90]*[.G90])" office:value-type="float" office:value="9216">
            <text:p>9216</text:p>
          </table:table-cell>
          <table:table-cell table:formula="of:=[.H90] / ([.$A$36]*1024)" office:value-type="percentage" office:value="0.03515625">
            <text:p>3.52%</text:p>
          </table:table-cell>
          <table:table-cell table:formula="of:=[.$A$36]*1024 -[.$C$36] -(([.A90]+[.$B$36])*[.G90])" office:value-type="float" office:value="8256">
            <text:p>8256</text:p>
          </table:table-cell>
          <table:table-cell table:formula="of:=INT([.J90]/4096)" office:value-type="float" office:value="2">
            <text:p>2</text:p>
          </table:table-cell>
          <table:table-cell table:formula="of:=[.I90]-[.D90]" office:value-type="percentage" office:value="0">
            <text:p>0.00%</text:p>
          </table:table-cell>
          <table:table-cell table:formula="of:=[.J90]-[.E90]" office:value-type="float" office:value="-768">
            <text:p>-768</text:p>
          </table:table-cell>
          <table:table-cell table:formula="of:=[.K90]-[.F90]" office:value-type="float" office:value="0">
            <text:p>0</text:p>
          </table:table-cell>
          <table:table-cell/>
          <table:table-cell office:value-type="float" office:value="55296">
            <text:p>55296</text:p>
          </table:table-cell>
          <table:table-cell table:formula="of:=(([.$Q$20]*1024) - (INT(([.$Q$20]*1024-[.$B$36]-[.$C$36])/[.$P90])*[.$P90])) / ([.$Q$20]*1024)" office:value-type="percentage" office:value="0.15625">
            <text:p>15.63%</text:p>
          </table:table-cell>
          <table:table-cell table:formula="of:=(([.R$20]*1024) - (INT(([.R$20]*1024-[.$C$36])/([.$P90]+[.$B$36]))*[.$P90])) / ([.R$20]*1024)" office:value-type="percentage" office:value="0.15625">
            <text:p>15.63%</text:p>
          </table:table-cell>
          <table:table-cell table:formula="of:=(([.S$20]*1024) - (INT(([.S$20]*1024-[.$C$36])/([.$P90]+[.$B$36]))*[.$P90])) / ([.S$20]*1024)" office:value-type="percentage" office:value="0.05078125">
            <text:p>5.08%</text:p>
          </table:table-cell>
          <table:table-cell table:formula="of:=(([.T$20]*1024) - (INT(([.T$20]*1024-[.$C$36])/([.$P90]+[.$B$36]))*[.$P90])) / ([.T$20]*1024)" office:value-type="percentage" office:value="0.05078125">
            <text:p>5.08%</text:p>
          </table:table-cell>
          <table:table-cell table:formula="of:=(([.U$20]*1024) - (INT(([.U$20]*1024-[.$C$36])/([.$P90]+[.$B$36]))*[.$P90])) / ([.U$20]*1024)" office:value-type="percentage" office:value="0.0244140625">
            <text:p>2.44%</text:p>
          </table:table-cell>
          <table:table-cell table:formula="of:=(([.V$20]*1024) - (INT(([.V$20]*1024-[.$C$36])/([.$P90]+[.$B$36]))*[.$P90])) / ([.V$20]*1024)" office:value-type="percentage" office:value="0.01123046875">
            <text:p>1.12%</text:p>
          </table:table-cell>
          <table:table-cell table:formula="of:=(([.W$20]*1024) - (INT(([.W$20]*1024-[.$C$36])/([.$P90]+[.$B$36]))*[.$P90])) / ([.W$20]*1024)" office:value-type="percentage" office:value="0.004638671875">
            <text:p>0.46%</text:p>
          </table:table-cell>
          <table:table-cell table:formula="of:=INT(([.X$20]*1024-[.$B$36]-[.$C$36])/[.$P90])" office:value-type="float" office:value="4">
            <text:p>4</text:p>
          </table:table-cell>
          <table:table-cell table:formula="of:=INT(([.Y$20]*1024-[.$C$36])/([.$P90]+[.$B$36]))" office:value-type="float" office:value="4">
            <text:p>4</text:p>
          </table:table-cell>
          <table:table-cell table:formula="of:=INT(([.Z$20]*1024-[.$C$36])/([.$P90]+[.$B$36]))" office:value-type="float" office:value="9">
            <text:p>9</text:p>
          </table:table-cell>
          <table:table-cell table:formula="of:=INT(([.AA$20]*1024-[.$C$36])/([.$P90]+[.$B$36]))" office:value-type="float" office:value="18">
            <text:p>18</text:p>
          </table:table-cell>
          <table:table-cell table:formula="of:=INT(([.AB$20]*1024-[.$C$36])/([.$P90]+[.$B$36]))" office:value-type="float" office:value="37">
            <text:p>37</text:p>
          </table:table-cell>
          <table:table-cell table:formula="of:=INT(([.AC$20]*1024-[.$C$36])/([.$P90]+[.$B$36]))" office:value-type="float" office:value="75">
            <text:p>75</text:p>
          </table:table-cell>
          <table:table-cell table:formula="of:=INT(([.AD$20]*1024-[.$C$36])/([.$P90]+[.$B$36]))" office:value-type="float" office:value="151">
            <text:p>151</text:p>
          </table:table-cell>
          <table:table-cell table:formula="of:=([.AE$20]*1024-[.$B$36]-[.$C$36]-([.$X90]*[.$P90]))/4096" office:value-type="float" office:value="9.953125">
            <text:p>10</text:p>
          </table:table-cell>
          <table:table-cell table:formula="of:=([.AF$20]*1024-[.$C$36]-([.Y90]*([.$P90]+[.$B$36])))/4096" office:value-type="float" office:value="9.90625">
            <text:p>10</text:p>
          </table:table-cell>
          <table:table-cell table:formula="of:=([.AG$20]*1024-[.$C$36]-([.Z90]*([.$P90]+[.$B$36])))/4096" office:value-type="float" office:value="6.328125">
            <text:p>6</text:p>
          </table:table-cell>
          <table:table-cell table:formula="of:=([.AH$20]*1024-[.$C$36]-([.AA90]*([.$P90]+[.$B$36])))/4096" office:value-type="float" office:value="12.6875">
            <text:p>13</text:p>
          </table:table-cell>
          <table:table-cell table:formula="of:=([.AI$20]*1024-[.$C$36]-([.AB90]*([.$P90]+[.$B$36])))/4096" office:value-type="float" office:value="11.890625">
            <text:p>12</text:p>
          </table:table-cell>
          <table:table-cell table:formula="of:=([.AJ$20]*1024-[.$C$36]-([.AC90]*([.$P90]+[.$B$36])))/4096" office:value-type="float" office:value="10.296875">
            <text:p>10</text:p>
          </table:table-cell>
          <table:table-cell table:formula="of:=([.AK$20]*1024-[.$C$36]-([.AD90]*([.$P90]+[.$B$36])))/4096" office:value-type="float" office:value="7.109375">
            <text:p>7</text:p>
          </table:table-cell>
          <table:table-cell table:number-columns-repeated="987"/>
        </table:table-row>
        <table:table-row table:style-name="ro1">
          <table:table-cell office:value-type="float" office:value="20480">
            <text:p>20480</text:p>
          </table:table-cell>
          <table:table-cell table:formula="of:=INT(([.$A$36]*1024-[.$B$36]-[.$C$36]) / [.A91])" office:value-type="float" office:value="12">
            <text:p>12</text:p>
          </table:table-cell>
          <table:table-cell table:formula="of:=([.$A$36]*1024)-([.A91]*[.B91])" office:value-type="float" office:value="16384">
            <text:p>16384</text:p>
          </table:table-cell>
          <table:table-cell table:formula="of:=[.C91] / ([.$A$36]*1024)" office:value-type="percentage" office:value="0.0625">
            <text:p>6.25%</text:p>
          </table:table-cell>
          <table:table-cell table:formula="of:=[.$A$36]*1024 -[.$B$36] -[.$C$36] -([.A91]*[.B91])" office:value-type="float" office:value="16192">
            <text:p>16192</text:p>
          </table:table-cell>
          <table:table-cell table:formula="of:=INT([.E91]/4096)" office:value-type="float" office:value="3">
            <text:p>3</text:p>
          </table:table-cell>
          <table:table-cell table:formula="of:=INT(([.$A$36]*1024-[.$C$36]) / ([.A91]+[.$B$36]))" office:value-type="float" office:value="12">
            <text:p>12</text:p>
          </table:table-cell>
          <table:table-cell table:formula="of:=([.$A$36]*1024)-([.A91]*[.G91])" office:value-type="float" office:value="16384">
            <text:p>16384</text:p>
          </table:table-cell>
          <table:table-cell table:formula="of:=[.H91] / ([.$A$36]*1024)" office:value-type="percentage" office:value="0.0625">
            <text:p>6.25%</text:p>
          </table:table-cell>
          <table:table-cell table:formula="of:=[.$A$36]*1024 -[.$C$36] -(([.A91]+[.$B$36])*[.G91])" office:value-type="float" office:value="15488">
            <text:p>15488</text:p>
          </table:table-cell>
          <table:table-cell table:formula="of:=INT([.J91]/4096)" office:value-type="float" office:value="3">
            <text:p>3</text:p>
          </table:table-cell>
          <table:table-cell table:formula="of:=[.I91]-[.D91]" office:value-type="percentage" office:value="0">
            <text:p>0.00%</text:p>
          </table:table-cell>
          <table:table-cell table:formula="of:=[.J91]-[.E91]" office:value-type="float" office:value="-704">
            <text:p>-704</text:p>
          </table:table-cell>
          <table:table-cell table:formula="of:=[.K91]-[.F91]" office:value-type="float" office:value="0">
            <text:p>0</text:p>
          </table:table-cell>
          <table:table-cell/>
          <table:table-cell office:value-type="float" office:value="56320">
            <text:p>56320</text:p>
          </table:table-cell>
          <table:table-cell table:formula="of:=(([.$Q$20]*1024) - (INT(([.$Q$20]*1024-[.$B$36]-[.$C$36])/[.$P91])*[.$P91])) / ([.$Q$20]*1024)" office:value-type="percentage" office:value="0.140625">
            <text:p>14.06%</text:p>
          </table:table-cell>
          <table:table-cell table:formula="of:=(([.R$20]*1024) - (INT(([.R$20]*1024-[.$C$36])/([.$P91]+[.$B$36]))*[.$P91])) / ([.R$20]*1024)" office:value-type="percentage" office:value="0.140625">
            <text:p>14.06%</text:p>
          </table:table-cell>
          <table:table-cell table:formula="of:=(([.S$20]*1024) - (INT(([.S$20]*1024-[.$C$36])/([.$P91]+[.$B$36]))*[.$P91])) / ([.S$20]*1024)" office:value-type="percentage" office:value="0.033203125">
            <text:p>3.32%</text:p>
          </table:table-cell>
          <table:table-cell table:formula="of:=(([.T$20]*1024) - (INT(([.T$20]*1024-[.$C$36])/([.$P91]+[.$B$36]))*[.$P91])) / ([.T$20]*1024)" office:value-type="percentage" office:value="0.033203125">
            <text:p>3.32%</text:p>
          </table:table-cell>
          <table:table-cell table:formula="of:=(([.U$20]*1024) - (INT(([.U$20]*1024-[.$C$36])/([.$P91]+[.$B$36]))*[.$P91])) / ([.U$20]*1024)" office:value-type="percentage" office:value="0.00634765625">
            <text:p>0.63%</text:p>
          </table:table-cell>
          <table:table-cell table:formula="of:=(([.V$20]*1024) - (INT(([.V$20]*1024-[.$C$36])/([.$P91]+[.$B$36]))*[.$P91])) / ([.V$20]*1024)" office:value-type="percentage" office:value="0.00634765625">
            <text:p>0.63%</text:p>
          </table:table-cell>
          <table:table-cell table:formula="of:=(([.W$20]*1024) - (INT(([.W$20]*1024-[.$C$36])/([.$P91]+[.$B$36]))*[.$P91])) / ([.W$20]*1024)" office:value-type="percentage" office:value="0.00634765625">
            <text:p>0.63%</text:p>
          </table:table-cell>
          <table:table-cell table:formula="of:=INT(([.X$20]*1024-[.$B$36]-[.$C$36])/[.$P91])" office:value-type="float" office:value="4">
            <text:p>4</text:p>
          </table:table-cell>
          <table:table-cell table:formula="of:=INT(([.Y$20]*1024-[.$C$36])/([.$P91]+[.$B$36]))" office:value-type="float" office:value="4">
            <text:p>4</text:p>
          </table:table-cell>
          <table:table-cell table:formula="of:=INT(([.Z$20]*1024-[.$C$36])/([.$P91]+[.$B$36]))" office:value-type="float" office:value="9">
            <text:p>9</text:p>
          </table:table-cell>
          <table:table-cell table:formula="of:=INT(([.AA$20]*1024-[.$C$36])/([.$P91]+[.$B$36]))" office:value-type="float" office:value="18">
            <text:p>18</text:p>
          </table:table-cell>
          <table:table-cell table:formula="of:=INT(([.AB$20]*1024-[.$C$36])/([.$P91]+[.$B$36]))" office:value-type="float" office:value="37">
            <text:p>37</text:p>
          </table:table-cell>
          <table:table-cell table:formula="of:=INT(([.AC$20]*1024-[.$C$36])/([.$P91]+[.$B$36]))" office:value-type="float" office:value="74">
            <text:p>74</text:p>
          </table:table-cell>
          <table:table-cell table:formula="of:=INT(([.AD$20]*1024-[.$C$36])/([.$P91]+[.$B$36]))" office:value-type="float" office:value="148">
            <text:p>148</text:p>
          </table:table-cell>
          <table:table-cell table:formula="of:=([.AE$20]*1024-[.$B$36]-[.$C$36]-([.$X91]*[.$P91]))/4096" office:value-type="float" office:value="8.953125">
            <text:p>9</text:p>
          </table:table-cell>
          <table:table-cell table:formula="of:=([.AF$20]*1024-[.$C$36]-([.Y91]*([.$P91]+[.$B$36])))/4096" office:value-type="float" office:value="8.90625">
            <text:p>9</text:p>
          </table:table-cell>
          <table:table-cell table:formula="of:=([.AG$20]*1024-[.$C$36]-([.Z91]*([.$P91]+[.$B$36])))/4096" office:value-type="float" office:value="4.078125">
            <text:p>4</text:p>
          </table:table-cell>
          <table:table-cell table:formula="of:=([.AH$20]*1024-[.$C$36]-([.AA91]*([.$P91]+[.$B$36])))/4096" office:value-type="float" office:value="8.1875">
            <text:p>8</text:p>
          </table:table-cell>
          <table:table-cell table:formula="of:=([.AI$20]*1024-[.$C$36]-([.AB91]*([.$P91]+[.$B$36])))/4096" office:value-type="float" office:value="2.640625">
            <text:p>3</text:p>
          </table:table-cell>
          <table:table-cell table:formula="of:=([.AJ$20]*1024-[.$C$36]-([.AC91]*([.$P91]+[.$B$36])))/4096" office:value-type="float" office:value="5.3125">
            <text:p>5</text:p>
          </table:table-cell>
          <table:table-cell table:formula="of:=([.AK$20]*1024-[.$C$36]-([.AD91]*([.$P91]+[.$B$36])))/4096" office:value-type="float" office:value="10.65625">
            <text:p>11</text:p>
          </table:table-cell>
          <table:table-cell table:number-columns-repeated="987"/>
        </table:table-row>
        <table:table-row table:style-name="ro1">
          <table:table-cell office:value-type="float" office:value="21504">
            <text:p>21504</text:p>
          </table:table-cell>
          <table:table-cell table:formula="of:=INT(([.$A$36]*1024-[.$B$36]-[.$C$36]) / [.A92])" office:value-type="float" office:value="12">
            <text:p>12</text:p>
          </table:table-cell>
          <table:table-cell table:formula="of:=([.$A$36]*1024)-([.A92]*[.B92])" office:value-type="float" office:value="4096">
            <text:p>4096</text:p>
          </table:table-cell>
          <table:table-cell table:formula="of:=[.C92] / ([.$A$36]*1024)" office:value-type="percentage" office:value="0.015625">
            <text:p>1.56%</text:p>
          </table:table-cell>
          <table:table-cell table:formula="of:=[.$A$36]*1024 -[.$B$36] -[.$C$36] -([.A92]*[.B92])" office:value-type="float" office:value="3904">
            <text:p>3904</text:p>
          </table:table-cell>
          <table:table-cell table:formula="of:=INT([.E92]/4096)" office:value-type="float" office:value="0">
            <text:p>0</text:p>
          </table:table-cell>
          <table:table-cell table:formula="of:=INT(([.$A$36]*1024-[.$C$36]) / ([.A92]+[.$B$36]))" office:value-type="float" office:value="12">
            <text:p>12</text:p>
          </table:table-cell>
          <table:table-cell table:formula="of:=([.$A$36]*1024)-([.A92]*[.G92])" office:value-type="float" office:value="4096">
            <text:p>4096</text:p>
          </table:table-cell>
          <table:table-cell table:formula="of:=[.H92] / ([.$A$36]*1024)" office:value-type="percentage" office:value="0.015625">
            <text:p>1.56%</text:p>
          </table:table-cell>
          <table:table-cell table:formula="of:=[.$A$36]*1024 -[.$C$36] -(([.A92]+[.$B$36])*[.G92])" office:value-type="float" office:value="3200">
            <text:p>3200</text:p>
          </table:table-cell>
          <table:table-cell table:formula="of:=INT([.J92]/4096)" office:value-type="float" office:value="0">
            <text:p>0</text:p>
          </table:table-cell>
          <table:table-cell table:formula="of:=[.I92]-[.D92]" office:value-type="percentage" office:value="0">
            <text:p>0.00%</text:p>
          </table:table-cell>
          <table:table-cell table:formula="of:=[.J92]-[.E92]" office:value-type="float" office:value="-704">
            <text:p>-704</text:p>
          </table:table-cell>
          <table:table-cell table:formula="of:=[.K92]-[.F92]" office:value-type="float" office:value="0">
            <text:p>0</text:p>
          </table:table-cell>
          <table:table-cell/>
          <table:table-cell office:value-type="float" office:value="57344">
            <text:p>57344</text:p>
          </table:table-cell>
          <table:table-cell table:formula="of:=(([.$Q$20]*1024) - (INT(([.$Q$20]*1024-[.$B$36]-[.$C$36])/[.$P92])*[.$P92])) / ([.$Q$20]*1024)" office:value-type="percentage" office:value="0.125">
            <text:p>12.50%</text:p>
          </table:table-cell>
          <table:table-cell table:formula="of:=(([.R$20]*1024) - (INT(([.R$20]*1024-[.$C$36])/([.$P92]+[.$B$36]))*[.$P92])) / ([.R$20]*1024)" office:value-type="percentage" office:value="0.125">
            <text:p>12.50%</text:p>
          </table:table-cell>
          <table:table-cell table:formula="of:=(([.S$20]*1024) - (INT(([.S$20]*1024-[.$C$36])/([.$P92]+[.$B$36]))*[.$P92])) / ([.S$20]*1024)" office:value-type="percentage" office:value="0.015625">
            <text:p>1.56%</text:p>
          </table:table-cell>
          <table:table-cell table:formula="of:=(([.T$20]*1024) - (INT(([.T$20]*1024-[.$C$36])/([.$P92]+[.$B$36]))*[.$P92])) / ([.T$20]*1024)" office:value-type="percentage" office:value="0.015625">
            <text:p>1.56%</text:p>
          </table:table-cell>
          <table:table-cell table:formula="of:=(([.U$20]*1024) - (INT(([.U$20]*1024-[.$C$36])/([.$P92]+[.$B$36]))*[.$P92])) / ([.U$20]*1024)" office:value-type="percentage" office:value="0.015625">
            <text:p>1.56%</text:p>
          </table:table-cell>
          <table:table-cell table:formula="of:=(([.V$20]*1024) - (INT(([.V$20]*1024-[.$C$36])/([.$P92]+[.$B$36]))*[.$P92])) / ([.V$20]*1024)" office:value-type="percentage" office:value="0.001953125">
            <text:p>0.20%</text:p>
          </table:table-cell>
          <table:table-cell table:formula="of:=(([.W$20]*1024) - (INT(([.W$20]*1024-[.$C$36])/([.$P92]+[.$B$36]))*[.$P92])) / ([.W$20]*1024)" office:value-type="percentage" office:value="0.001953125">
            <text:p>0.20%</text:p>
          </table:table-cell>
          <table:table-cell table:formula="of:=INT(([.X$20]*1024-[.$B$36]-[.$C$36])/[.$P92])" office:value-type="float" office:value="4">
            <text:p>4</text:p>
          </table:table-cell>
          <table:table-cell table:formula="of:=INT(([.Y$20]*1024-[.$C$36])/([.$P92]+[.$B$36]))" office:value-type="float" office:value="4">
            <text:p>4</text:p>
          </table:table-cell>
          <table:table-cell table:formula="of:=INT(([.Z$20]*1024-[.$C$36])/([.$P92]+[.$B$36]))" office:value-type="float" office:value="9">
            <text:p>9</text:p>
          </table:table-cell>
          <table:table-cell table:formula="of:=INT(([.AA$20]*1024-[.$C$36])/([.$P92]+[.$B$36]))" office:value-type="float" office:value="18">
            <text:p>18</text:p>
          </table:table-cell>
          <table:table-cell table:formula="of:=INT(([.AB$20]*1024-[.$C$36])/([.$P92]+[.$B$36]))" office:value-type="float" office:value="36">
            <text:p>36</text:p>
          </table:table-cell>
          <table:table-cell table:formula="of:=INT(([.AC$20]*1024-[.$C$36])/([.$P92]+[.$B$36]))" office:value-type="float" office:value="73">
            <text:p>73</text:p>
          </table:table-cell>
          <table:table-cell table:formula="of:=INT(([.AD$20]*1024-[.$C$36])/([.$P92]+[.$B$36]))" office:value-type="float" office:value="146">
            <text:p>146</text:p>
          </table:table-cell>
          <table:table-cell table:formula="of:=([.AE$20]*1024-[.$B$36]-[.$C$36]-([.$X92]*[.$P92]))/4096" office:value-type="float" office:value="7.953125">
            <text:p>8</text:p>
          </table:table-cell>
          <table:table-cell table:formula="of:=([.AF$20]*1024-[.$C$36]-([.Y92]*([.$P92]+[.$B$36])))/4096" office:value-type="float" office:value="7.90625">
            <text:p>8</text:p>
          </table:table-cell>
          <table:table-cell table:formula="of:=([.AG$20]*1024-[.$C$36]-([.Z92]*([.$P92]+[.$B$36])))/4096" office:value-type="float" office:value="1.828125">
            <text:p>2</text:p>
          </table:table-cell>
          <table:table-cell table:formula="of:=([.AH$20]*1024-[.$C$36]-([.AA92]*([.$P92]+[.$B$36])))/4096" office:value-type="float" office:value="3.6875">
            <text:p>4</text:p>
          </table:table-cell>
          <table:table-cell table:formula="of:=([.AI$20]*1024-[.$C$36]-([.AB92]*([.$P92]+[.$B$36])))/4096" office:value-type="float" office:value="7.40625">
            <text:p>7</text:p>
          </table:table-cell>
          <table:table-cell table:formula="of:=([.AJ$20]*1024-[.$C$36]-([.AC92]*([.$P92]+[.$B$36])))/4096" office:value-type="float" office:value="0.828125">
            <text:p>1</text:p>
          </table:table-cell>
          <table:table-cell table:formula="of:=([.AK$20]*1024-[.$C$36]-([.AD92]*([.$P92]+[.$B$36])))/4096" office:value-type="float" office:value="1.6875">
            <text:p>2</text:p>
          </table:table-cell>
          <table:table-cell table:number-columns-repeated="987"/>
        </table:table-row>
        <table:table-row table:style-name="ro1">
          <table:table-cell office:value-type="float" office:value="22528">
            <text:p>22528</text:p>
          </table:table-cell>
          <table:table-cell table:formula="of:=INT(([.$A$36]*1024-[.$B$36]-[.$C$36]) / [.A93])" office:value-type="float" office:value="11">
            <text:p>11</text:p>
          </table:table-cell>
          <table:table-cell table:formula="of:=([.$A$36]*1024)-([.A93]*[.B93])" office:value-type="float" office:value="14336">
            <text:p>14336</text:p>
          </table:table-cell>
          <table:table-cell table:formula="of:=[.C93] / ([.$A$36]*1024)" office:value-type="percentage" office:value="0.0546875">
            <text:p>5.47%</text:p>
          </table:table-cell>
          <table:table-cell table:formula="of:=[.$A$36]*1024 -[.$B$36] -[.$C$36] -([.A93]*[.B93])" office:value-type="float" office:value="14144">
            <text:p>14144</text:p>
          </table:table-cell>
          <table:table-cell table:formula="of:=INT([.E93]/4096)" office:value-type="float" office:value="3">
            <text:p>3</text:p>
          </table:table-cell>
          <table:table-cell table:formula="of:=INT(([.$A$36]*1024-[.$C$36]) / ([.A93]+[.$B$36]))" office:value-type="float" office:value="11">
            <text:p>11</text:p>
          </table:table-cell>
          <table:table-cell table:formula="of:=([.$A$36]*1024)-([.A93]*[.G93])" office:value-type="float" office:value="14336">
            <text:p>14336</text:p>
          </table:table-cell>
          <table:table-cell table:formula="of:=[.H93] / ([.$A$36]*1024)" office:value-type="percentage" office:value="0.0546875">
            <text:p>5.47%</text:p>
          </table:table-cell>
          <table:table-cell table:formula="of:=[.$A$36]*1024 -[.$C$36] -(([.A93]+[.$B$36])*[.G93])" office:value-type="float" office:value="13504">
            <text:p>13504</text:p>
          </table:table-cell>
          <table:table-cell table:formula="of:=INT([.J93]/4096)" office:value-type="float" office:value="3">
            <text:p>3</text:p>
          </table:table-cell>
          <table:table-cell table:formula="of:=[.I93]-[.D93]" office:value-type="percentage" office:value="0">
            <text:p>0.00%</text:p>
          </table:table-cell>
          <table:table-cell table:formula="of:=[.J93]-[.E93]" office:value-type="float" office:value="-640">
            <text:p>-640</text:p>
          </table:table-cell>
          <table:table-cell table:formula="of:=[.K93]-[.F93]" office:value-type="float" office:value="0">
            <text:p>0</text:p>
          </table:table-cell>
          <table:table-cell/>
          <table:table-cell office:value-type="float" office:value="58368">
            <text:p>58368</text:p>
          </table:table-cell>
          <table:table-cell table:formula="of:=(([.$Q$20]*1024) - (INT(([.$Q$20]*1024-[.$B$36]-[.$C$36])/[.$P93])*[.$P93])) / ([.$Q$20]*1024)" office:value-type="percentage" office:value="0.109375">
            <text:p>10.94%</text:p>
          </table:table-cell>
          <table:table-cell table:formula="of:=(([.R$20]*1024) - (INT(([.R$20]*1024-[.$C$36])/([.$P93]+[.$B$36]))*[.$P93])) / ([.R$20]*1024)" office:value-type="percentage" office:value="0.109375">
            <text:p>10.94%</text:p>
          </table:table-cell>
          <table:table-cell table:formula="of:=(([.S$20]*1024) - (INT(([.S$20]*1024-[.$C$36])/([.$P93]+[.$B$36]))*[.$P93])) / ([.S$20]*1024)" office:value-type="percentage" office:value="0.109375">
            <text:p>10.94%</text:p>
          </table:table-cell>
          <table:table-cell table:formula="of:=(([.T$20]*1024) - (INT(([.T$20]*1024-[.$C$36])/([.$P93]+[.$B$36]))*[.$P93])) / ([.T$20]*1024)" office:value-type="percentage" office:value="0.0537109375">
            <text:p>5.37%</text:p>
          </table:table-cell>
          <table:table-cell table:formula="of:=(([.U$20]*1024) - (INT(([.U$20]*1024-[.$C$36])/([.$P93]+[.$B$36]))*[.$P93])) / ([.U$20]*1024)" office:value-type="percentage" office:value="0.02587890625">
            <text:p>2.59%</text:p>
          </table:table-cell>
          <table:table-cell table:formula="of:=(([.V$20]*1024) - (INT(([.V$20]*1024-[.$C$36])/([.$P93]+[.$B$36]))*[.$P93])) / ([.V$20]*1024)" office:value-type="percentage" office:value="0.011962890625">
            <text:p>1.20%</text:p>
          </table:table-cell>
          <table:table-cell table:formula="of:=(([.W$20]*1024) - (INT(([.W$20]*1024-[.$C$36])/([.$P93]+[.$B$36]))*[.$P93])) / ([.W$20]*1024)" office:value-type="percentage" office:value="0.0050048828125">
            <text:p>0.50%</text:p>
          </table:table-cell>
          <table:table-cell table:formula="of:=INT(([.X$20]*1024-[.$B$36]-[.$C$36])/[.$P93])" office:value-type="float" office:value="4">
            <text:p>4</text:p>
          </table:table-cell>
          <table:table-cell table:formula="of:=INT(([.Y$20]*1024-[.$C$36])/([.$P93]+[.$B$36]))" office:value-type="float" office:value="4">
            <text:p>4</text:p>
          </table:table-cell>
          <table:table-cell table:formula="of:=INT(([.Z$20]*1024-[.$C$36])/([.$P93]+[.$B$36]))" office:value-type="float" office:value="8">
            <text:p>8</text:p>
          </table:table-cell>
          <table:table-cell table:formula="of:=INT(([.AA$20]*1024-[.$C$36])/([.$P93]+[.$B$36]))" office:value-type="float" office:value="17">
            <text:p>17</text:p>
          </table:table-cell>
          <table:table-cell table:formula="of:=INT(([.AB$20]*1024-[.$C$36])/([.$P93]+[.$B$36]))" office:value-type="float" office:value="35">
            <text:p>35</text:p>
          </table:table-cell>
          <table:table-cell table:formula="of:=INT(([.AC$20]*1024-[.$C$36])/([.$P93]+[.$B$36]))" office:value-type="float" office:value="71">
            <text:p>71</text:p>
          </table:table-cell>
          <table:table-cell table:formula="of:=INT(([.AD$20]*1024-[.$C$36])/([.$P93]+[.$B$36]))" office:value-type="float" office:value="143">
            <text:p>143</text:p>
          </table:table-cell>
          <table:table-cell table:formula="of:=([.AE$20]*1024-[.$B$36]-[.$C$36]-([.$X93]*[.$P93]))/4096" office:value-type="float" office:value="6.953125">
            <text:p>7</text:p>
          </table:table-cell>
          <table:table-cell table:formula="of:=([.AF$20]*1024-[.$C$36]-([.Y93]*([.$P93]+[.$B$36])))/4096" office:value-type="float" office:value="6.90625">
            <text:p>7</text:p>
          </table:table-cell>
          <table:table-cell table:formula="of:=([.AG$20]*1024-[.$C$36]-([.Z93]*([.$P93]+[.$B$36])))/4096" office:value-type="float" office:value="13.84375">
            <text:p>14</text:p>
          </table:table-cell>
          <table:table-cell table:formula="of:=([.AH$20]*1024-[.$C$36]-([.AA93]*([.$P93]+[.$B$36])))/4096" office:value-type="float" office:value="13.453125">
            <text:p>13</text:p>
          </table:table-cell>
          <table:table-cell table:formula="of:=([.AI$20]*1024-[.$C$36]-([.AB93]*([.$P93]+[.$B$36])))/4096" office:value-type="float" office:value="12.671875">
            <text:p>13</text:p>
          </table:table-cell>
          <table:table-cell table:formula="of:=([.AJ$20]*1024-[.$C$36]-([.AC93]*([.$P93]+[.$B$36])))/4096" office:value-type="float" office:value="11.109375">
            <text:p>11</text:p>
          </table:table-cell>
          <table:table-cell table:formula="of:=([.AK$20]*1024-[.$C$36]-([.AD93]*([.$P93]+[.$B$36])))/4096" office:value-type="float" office:value="7.984375">
            <text:p>8</text:p>
          </table:table-cell>
          <table:table-cell table:number-columns-repeated="987"/>
        </table:table-row>
        <table:table-row table:style-name="ro1">
          <table:table-cell office:value-type="float" office:value="23552">
            <text:p>23552</text:p>
          </table:table-cell>
          <table:table-cell table:formula="of:=INT(([.$A$36]*1024-[.$B$36]-[.$C$36]) / [.A94])" office:value-type="float" office:value="11">
            <text:p>11</text:p>
          </table:table-cell>
          <table:table-cell table:formula="of:=([.$A$36]*1024)-([.A94]*[.B94])" office:value-type="float" office:value="3072">
            <text:p>3072</text:p>
          </table:table-cell>
          <table:table-cell table:formula="of:=[.C94] / ([.$A$36]*1024)" office:value-type="percentage" office:value="0.01171875">
            <text:p>1.17%</text:p>
          </table:table-cell>
          <table:table-cell table:formula="of:=[.$A$36]*1024 -[.$B$36] -[.$C$36] -([.A94]*[.B94])" office:value-type="float" office:value="2880">
            <text:p>2880</text:p>
          </table:table-cell>
          <table:table-cell table:formula="of:=INT([.E94]/4096)" office:value-type="float" office:value="0">
            <text:p>0</text:p>
          </table:table-cell>
          <table:table-cell table:formula="of:=INT(([.$A$36]*1024-[.$C$36]) / ([.A94]+[.$B$36]))" office:value-type="float" office:value="11">
            <text:p>11</text:p>
          </table:table-cell>
          <table:table-cell table:formula="of:=([.$A$36]*1024)-([.A94]*[.G94])" office:value-type="float" office:value="3072">
            <text:p>3072</text:p>
          </table:table-cell>
          <table:table-cell table:formula="of:=[.H94] / ([.$A$36]*1024)" office:value-type="percentage" office:value="0.01171875">
            <text:p>1.17%</text:p>
          </table:table-cell>
          <table:table-cell table:formula="of:=[.$A$36]*1024 -[.$C$36] -(([.A94]+[.$B$36])*[.G94])" office:value-type="float" office:value="2240">
            <text:p>2240</text:p>
          </table:table-cell>
          <table:table-cell table:formula="of:=INT([.J94]/4096)" office:value-type="float" office:value="0">
            <text:p>0</text:p>
          </table:table-cell>
          <table:table-cell table:formula="of:=[.I94]-[.D94]" office:value-type="percentage" office:value="0">
            <text:p>0.00%</text:p>
          </table:table-cell>
          <table:table-cell table:formula="of:=[.J94]-[.E94]" office:value-type="float" office:value="-640">
            <text:p>-640</text:p>
          </table:table-cell>
          <table:table-cell table:formula="of:=[.K94]-[.F94]" office:value-type="float" office:value="0">
            <text:p>0</text:p>
          </table:table-cell>
          <table:table-cell/>
          <table:table-cell office:value-type="float" office:value="59392">
            <text:p>59392</text:p>
          </table:table-cell>
          <table:table-cell table:formula="of:=(([.$Q$20]*1024) - (INT(([.$Q$20]*1024-[.$B$36]-[.$C$36])/[.$P94])*[.$P94])) / ([.$Q$20]*1024)" office:value-type="percentage" office:value="0.09375">
            <text:p>9.38%</text:p>
          </table:table-cell>
          <table:table-cell table:formula="of:=(([.R$20]*1024) - (INT(([.R$20]*1024-[.$C$36])/([.$P94]+[.$B$36]))*[.$P94])) / ([.R$20]*1024)" office:value-type="percentage" office:value="0.09375">
            <text:p>9.38%</text:p>
          </table:table-cell>
          <table:table-cell table:formula="of:=(([.S$20]*1024) - (INT(([.S$20]*1024-[.$C$36])/([.$P94]+[.$B$36]))*[.$P94])) / ([.S$20]*1024)" office:value-type="percentage" office:value="0.09375">
            <text:p>9.38%</text:p>
          </table:table-cell>
          <table:table-cell table:formula="of:=(([.T$20]*1024) - (INT(([.T$20]*1024-[.$C$36])/([.$P94]+[.$B$36]))*[.$P94])) / ([.T$20]*1024)" office:value-type="percentage" office:value="0.037109375">
            <text:p>3.71%</text:p>
          </table:table-cell>
          <table:table-cell table:formula="of:=(([.U$20]*1024) - (INT(([.U$20]*1024-[.$C$36])/([.$P94]+[.$B$36]))*[.$P94])) / ([.U$20]*1024)" office:value-type="percentage" office:value="0.0087890625">
            <text:p>0.88%</text:p>
          </table:table-cell>
          <table:table-cell table:formula="of:=(([.V$20]*1024) - (INT(([.V$20]*1024-[.$C$36])/([.$P94]+[.$B$36]))*[.$P94])) / ([.V$20]*1024)" office:value-type="percentage" office:value="0.0087890625">
            <text:p>0.88%</text:p>
          </table:table-cell>
          <table:table-cell table:formula="of:=(([.W$20]*1024) - (INT(([.W$20]*1024-[.$C$36])/([.$P94]+[.$B$36]))*[.$P94])) / ([.W$20]*1024)" office:value-type="percentage" office:value="0.001708984375">
            <text:p>0.17%</text:p>
          </table:table-cell>
          <table:table-cell table:formula="of:=INT(([.X$20]*1024-[.$B$36]-[.$C$36])/[.$P94])" office:value-type="float" office:value="4">
            <text:p>4</text:p>
          </table:table-cell>
          <table:table-cell table:formula="of:=INT(([.Y$20]*1024-[.$C$36])/([.$P94]+[.$B$36]))" office:value-type="float" office:value="4">
            <text:p>4</text:p>
          </table:table-cell>
          <table:table-cell table:formula="of:=INT(([.Z$20]*1024-[.$C$36])/([.$P94]+[.$B$36]))" office:value-type="float" office:value="8">
            <text:p>8</text:p>
          </table:table-cell>
          <table:table-cell table:formula="of:=INT(([.AA$20]*1024-[.$C$36])/([.$P94]+[.$B$36]))" office:value-type="float" office:value="17">
            <text:p>17</text:p>
          </table:table-cell>
          <table:table-cell table:formula="of:=INT(([.AB$20]*1024-[.$C$36])/([.$P94]+[.$B$36]))" office:value-type="float" office:value="35">
            <text:p>35</text:p>
          </table:table-cell>
          <table:table-cell table:formula="of:=INT(([.AC$20]*1024-[.$C$36])/([.$P94]+[.$B$36]))" office:value-type="float" office:value="70">
            <text:p>70</text:p>
          </table:table-cell>
          <table:table-cell table:formula="of:=INT(([.AD$20]*1024-[.$C$36])/([.$P94]+[.$B$36]))" office:value-type="float" office:value="141">
            <text:p>141</text:p>
          </table:table-cell>
          <table:table-cell table:formula="of:=([.AE$20]*1024-[.$B$36]-[.$C$36]-([.$X94]*[.$P94]))/4096" office:value-type="float" office:value="5.953125">
            <text:p>6</text:p>
          </table:table-cell>
          <table:table-cell table:formula="of:=([.AF$20]*1024-[.$C$36]-([.Y94]*([.$P94]+[.$B$36])))/4096" office:value-type="float" office:value="5.90625">
            <text:p>6</text:p>
          </table:table-cell>
          <table:table-cell table:formula="of:=([.AG$20]*1024-[.$C$36]-([.Z94]*([.$P94]+[.$B$36])))/4096" office:value-type="float" office:value="11.84375">
            <text:p>12</text:p>
          </table:table-cell>
          <table:table-cell table:formula="of:=([.AH$20]*1024-[.$C$36]-([.AA94]*([.$P94]+[.$B$36])))/4096" office:value-type="float" office:value="9.203125">
            <text:p>9</text:p>
          </table:table-cell>
          <table:table-cell table:formula="of:=([.AI$20]*1024-[.$C$36]-([.AB94]*([.$P94]+[.$B$36])))/4096" office:value-type="float" office:value="3.921875">
            <text:p>4</text:p>
          </table:table-cell>
          <table:table-cell table:formula="of:=([.AJ$20]*1024-[.$C$36]-([.AC94]*([.$P94]+[.$B$36])))/4096" office:value-type="float" office:value="7.875">
            <text:p>8</text:p>
          </table:table-cell>
          <table:table-cell table:formula="of:=([.AK$20]*1024-[.$C$36]-([.AD94]*([.$P94]+[.$B$36])))/4096" office:value-type="float" office:value="1.265625">
            <text:p>1</text:p>
          </table:table-cell>
          <table:table-cell table:number-columns-repeated="987"/>
        </table:table-row>
        <table:table-row table:style-name="ro1">
          <table:table-cell office:value-type="float" office:value="24576">
            <text:p>24576</text:p>
          </table:table-cell>
          <table:table-cell table:formula="of:=INT(([.$A$36]*1024-[.$B$36]-[.$C$36]) / [.A95])" office:value-type="float" office:value="10">
            <text:p>10</text:p>
          </table:table-cell>
          <table:table-cell table:formula="of:=([.$A$36]*1024)-([.A95]*[.B95])" office:value-type="float" office:value="16384">
            <text:p>16384</text:p>
          </table:table-cell>
          <table:table-cell table:formula="of:=[.C95] / ([.$A$36]*1024)" office:value-type="percentage" office:value="0.0625">
            <text:p>6.25%</text:p>
          </table:table-cell>
          <table:table-cell table:formula="of:=[.$A$36]*1024 -[.$B$36] -[.$C$36] -([.A95]*[.B95])" office:value-type="float" office:value="16192">
            <text:p>16192</text:p>
          </table:table-cell>
          <table:table-cell table:formula="of:=INT([.E95]/4096)" office:value-type="float" office:value="3">
            <text:p>3</text:p>
          </table:table-cell>
          <table:table-cell table:formula="of:=INT(([.$A$36]*1024-[.$C$36]) / ([.A95]+[.$B$36]))" office:value-type="float" office:value="10">
            <text:p>10</text:p>
          </table:table-cell>
          <table:table-cell table:formula="of:=([.$A$36]*1024)-([.A95]*[.G95])" office:value-type="float" office:value="16384">
            <text:p>16384</text:p>
          </table:table-cell>
          <table:table-cell table:formula="of:=[.H95] / ([.$A$36]*1024)" office:value-type="percentage" office:value="0.0625">
            <text:p>6.25%</text:p>
          </table:table-cell>
          <table:table-cell table:formula="of:=[.$A$36]*1024 -[.$C$36] -(([.A95]+[.$B$36])*[.G95])" office:value-type="float" office:value="15616">
            <text:p>15616</text:p>
          </table:table-cell>
          <table:table-cell table:formula="of:=INT([.J95]/4096)" office:value-type="float" office:value="3">
            <text:p>3</text:p>
          </table:table-cell>
          <table:table-cell table:formula="of:=[.I95]-[.D95]" office:value-type="percentage" office:value="0">
            <text:p>0.00%</text:p>
          </table:table-cell>
          <table:table-cell table:formula="of:=[.J95]-[.E95]" office:value-type="float" office:value="-576">
            <text:p>-576</text:p>
          </table:table-cell>
          <table:table-cell table:formula="of:=[.K95]-[.F95]" office:value-type="float" office:value="0">
            <text:p>0</text:p>
          </table:table-cell>
          <table:table-cell/>
          <table:table-cell office:value-type="float" office:value="60416">
            <text:p>60416</text:p>
          </table:table-cell>
          <table:table-cell table:formula="of:=(([.$Q$20]*1024) - (INT(([.$Q$20]*1024-[.$B$36]-[.$C$36])/[.$P95])*[.$P95])) / ([.$Q$20]*1024)" office:value-type="percentage" office:value="0.078125">
            <text:p>7.81%</text:p>
          </table:table-cell>
          <table:table-cell table:formula="of:=(([.R$20]*1024) - (INT(([.R$20]*1024-[.$C$36])/([.$P95]+[.$B$36]))*[.$P95])) / ([.R$20]*1024)" office:value-type="percentage" office:value="0.078125">
            <text:p>7.81%</text:p>
          </table:table-cell>
          <table:table-cell table:formula="of:=(([.S$20]*1024) - (INT(([.S$20]*1024-[.$C$36])/([.$P95]+[.$B$36]))*[.$P95])) / ([.S$20]*1024)" office:value-type="percentage" office:value="0.078125">
            <text:p>7.81%</text:p>
          </table:table-cell>
          <table:table-cell table:formula="of:=(([.T$20]*1024) - (INT(([.T$20]*1024-[.$C$36])/([.$P95]+[.$B$36]))*[.$P95])) / ([.T$20]*1024)" office:value-type="percentage" office:value="0.0205078125">
            <text:p>2.05%</text:p>
          </table:table-cell>
          <table:table-cell table:formula="of:=(([.U$20]*1024) - (INT(([.U$20]*1024-[.$C$36])/([.$P95]+[.$B$36]))*[.$P95])) / ([.U$20]*1024)" office:value-type="percentage" office:value="0.0205078125">
            <text:p>2.05%</text:p>
          </table:table-cell>
          <table:table-cell table:formula="of:=(([.V$20]*1024) - (INT(([.V$20]*1024-[.$C$36])/([.$P95]+[.$B$36]))*[.$P95])) / ([.V$20]*1024)" office:value-type="percentage" office:value="0.006103515625">
            <text:p>0.61%</text:p>
          </table:table-cell>
          <table:table-cell table:formula="of:=(([.W$20]*1024) - (INT(([.W$20]*1024-[.$C$36])/([.$P95]+[.$B$36]))*[.$P95])) / ([.W$20]*1024)" office:value-type="percentage" office:value="0.006103515625">
            <text:p>0.61%</text:p>
          </table:table-cell>
          <table:table-cell table:formula="of:=INT(([.X$20]*1024-[.$B$36]-[.$C$36])/[.$P95])" office:value-type="float" office:value="4">
            <text:p>4</text:p>
          </table:table-cell>
          <table:table-cell table:formula="of:=INT(([.Y$20]*1024-[.$C$36])/([.$P95]+[.$B$36]))" office:value-type="float" office:value="4">
            <text:p>4</text:p>
          </table:table-cell>
          <table:table-cell table:formula="of:=INT(([.Z$20]*1024-[.$C$36])/([.$P95]+[.$B$36]))" office:value-type="float" office:value="8">
            <text:p>8</text:p>
          </table:table-cell>
          <table:table-cell table:formula="of:=INT(([.AA$20]*1024-[.$C$36])/([.$P95]+[.$B$36]))" office:value-type="float" office:value="17">
            <text:p>17</text:p>
          </table:table-cell>
          <table:table-cell table:formula="of:=INT(([.AB$20]*1024-[.$C$36])/([.$P95]+[.$B$36]))" office:value-type="float" office:value="34">
            <text:p>34</text:p>
          </table:table-cell>
          <table:table-cell table:formula="of:=INT(([.AC$20]*1024-[.$C$36])/([.$P95]+[.$B$36]))" office:value-type="float" office:value="69">
            <text:p>69</text:p>
          </table:table-cell>
          <table:table-cell table:formula="of:=INT(([.AD$20]*1024-[.$C$36])/([.$P95]+[.$B$36]))" office:value-type="float" office:value="138">
            <text:p>138</text:p>
          </table:table-cell>
          <table:table-cell table:formula="of:=([.AE$20]*1024-[.$B$36]-[.$C$36]-([.$X95]*[.$P95]))/4096" office:value-type="float" office:value="4.953125">
            <text:p>5</text:p>
          </table:table-cell>
          <table:table-cell table:formula="of:=([.AF$20]*1024-[.$C$36]-([.Y95]*([.$P95]+[.$B$36])))/4096" office:value-type="float" office:value="4.90625">
            <text:p>5</text:p>
          </table:table-cell>
          <table:table-cell table:formula="of:=([.AG$20]*1024-[.$C$36]-([.Z95]*([.$P95]+[.$B$36])))/4096" office:value-type="float" office:value="9.84375">
            <text:p>10</text:p>
          </table:table-cell>
          <table:table-cell table:formula="of:=([.AH$20]*1024-[.$C$36]-([.AA95]*([.$P95]+[.$B$36])))/4096" office:value-type="float" office:value="4.953125">
            <text:p>5</text:p>
          </table:table-cell>
          <table:table-cell table:formula="of:=([.AI$20]*1024-[.$C$36]-([.AB95]*([.$P95]+[.$B$36])))/4096" office:value-type="float" office:value="9.9375">
            <text:p>10</text:p>
          </table:table-cell>
          <table:table-cell table:formula="of:=([.AJ$20]*1024-[.$C$36]-([.AC95]*([.$P95]+[.$B$36])))/4096" office:value-type="float" office:value="5.140625">
            <text:p>5</text:p>
          </table:table-cell>
          <table:table-cell table:formula="of:=([.AK$20]*1024-[.$C$36]-([.AD95]*([.$P95]+[.$B$36])))/4096" office:value-type="float" office:value="10.3125">
            <text:p>10</text:p>
          </table:table-cell>
          <table:table-cell table:number-columns-repeated="987"/>
        </table:table-row>
        <table:table-row table:style-name="ro1">
          <table:table-cell office:value-type="float" office:value="25600">
            <text:p>25600</text:p>
          </table:table-cell>
          <table:table-cell table:formula="of:=INT(([.$A$36]*1024-[.$B$36]-[.$C$36]) / [.A96])" office:value-type="float" office:value="10">
            <text:p>10</text:p>
          </table:table-cell>
          <table:table-cell table:formula="of:=([.$A$36]*1024)-([.A96]*[.B96])" office:value-type="float" office:value="6144">
            <text:p>6144</text:p>
          </table:table-cell>
          <table:table-cell table:formula="of:=[.C96] / ([.$A$36]*1024)" office:value-type="percentage" office:value="0.0234375">
            <text:p>2.34%</text:p>
          </table:table-cell>
          <table:table-cell table:formula="of:=[.$A$36]*1024 -[.$B$36] -[.$C$36] -([.A96]*[.B96])" office:value-type="float" office:value="5952">
            <text:p>5952</text:p>
          </table:table-cell>
          <table:table-cell table:formula="of:=INT([.E96]/4096)" office:value-type="float" office:value="1">
            <text:p>1</text:p>
          </table:table-cell>
          <table:table-cell table:formula="of:=INT(([.$A$36]*1024-[.$C$36]) / ([.A96]+[.$B$36]))" office:value-type="float" office:value="10">
            <text:p>10</text:p>
          </table:table-cell>
          <table:table-cell table:formula="of:=([.$A$36]*1024)-([.A96]*[.G96])" office:value-type="float" office:value="6144">
            <text:p>6144</text:p>
          </table:table-cell>
          <table:table-cell table:formula="of:=[.H96] / ([.$A$36]*1024)" office:value-type="percentage" office:value="0.0234375">
            <text:p>2.34%</text:p>
          </table:table-cell>
          <table:table-cell table:formula="of:=[.$A$36]*1024 -[.$C$36] -(([.A96]+[.$B$36])*[.G96])" office:value-type="float" office:value="5376">
            <text:p>5376</text:p>
          </table:table-cell>
          <table:table-cell table:formula="of:=INT([.J96]/4096)" office:value-type="float" office:value="1">
            <text:p>1</text:p>
          </table:table-cell>
          <table:table-cell table:formula="of:=[.I96]-[.D96]" office:value-type="percentage" office:value="0">
            <text:p>0.00%</text:p>
          </table:table-cell>
          <table:table-cell table:formula="of:=[.J96]-[.E96]" office:value-type="float" office:value="-576">
            <text:p>-576</text:p>
          </table:table-cell>
          <table:table-cell table:formula="of:=[.K96]-[.F96]" office:value-type="float" office:value="0">
            <text:p>0</text:p>
          </table:table-cell>
          <table:table-cell/>
          <table:table-cell office:value-type="float" office:value="61440">
            <text:p>61440</text:p>
          </table:table-cell>
          <table:table-cell table:formula="of:=(([.$Q$20]*1024) - (INT(([.$Q$20]*1024-[.$B$36]-[.$C$36])/[.$P96])*[.$P96])) / ([.$Q$20]*1024)" office:value-type="percentage" office:value="0.0625">
            <text:p>6.25%</text:p>
          </table:table-cell>
          <table:table-cell table:formula="of:=(([.R$20]*1024) - (INT(([.R$20]*1024-[.$C$36])/([.$P96]+[.$B$36]))*[.$P96])) / ([.R$20]*1024)" office:value-type="percentage" office:value="0.0625">
            <text:p>6.25%</text:p>
          </table:table-cell>
          <table:table-cell table:formula="of:=(([.S$20]*1024) - (INT(([.S$20]*1024-[.$C$36])/([.$P96]+[.$B$36]))*[.$P96])) / ([.S$20]*1024)" office:value-type="percentage" office:value="0.0625">
            <text:p>6.25%</text:p>
          </table:table-cell>
          <table:table-cell table:formula="of:=(([.T$20]*1024) - (INT(([.T$20]*1024-[.$C$36])/([.$P96]+[.$B$36]))*[.$P96])) / ([.T$20]*1024)" office:value-type="percentage" office:value="0.00390625">
            <text:p>0.39%</text:p>
          </table:table-cell>
          <table:table-cell table:formula="of:=(([.U$20]*1024) - (INT(([.U$20]*1024-[.$C$36])/([.$P96]+[.$B$36]))*[.$P96])) / ([.U$20]*1024)" office:value-type="percentage" office:value="0.00390625">
            <text:p>0.39%</text:p>
          </table:table-cell>
          <table:table-cell table:formula="of:=(([.V$20]*1024) - (INT(([.V$20]*1024-[.$C$36])/([.$P96]+[.$B$36]))*[.$P96])) / ([.V$20]*1024)" office:value-type="percentage" office:value="0.00390625">
            <text:p>0.39%</text:p>
          </table:table-cell>
          <table:table-cell table:formula="of:=(([.W$20]*1024) - (INT(([.W$20]*1024-[.$C$36])/([.$P96]+[.$B$36]))*[.$P96])) / ([.W$20]*1024)" office:value-type="percentage" office:value="0.00390625">
            <text:p>0.39%</text:p>
          </table:table-cell>
          <table:table-cell table:formula="of:=INT(([.X$20]*1024-[.$B$36]-[.$C$36])/[.$P96])" office:value-type="float" office:value="4">
            <text:p>4</text:p>
          </table:table-cell>
          <table:table-cell table:formula="of:=INT(([.Y$20]*1024-[.$C$36])/([.$P96]+[.$B$36]))" office:value-type="float" office:value="4">
            <text:p>4</text:p>
          </table:table-cell>
          <table:table-cell table:formula="of:=INT(([.Z$20]*1024-[.$C$36])/([.$P96]+[.$B$36]))" office:value-type="float" office:value="8">
            <text:p>8</text:p>
          </table:table-cell>
          <table:table-cell table:formula="of:=INT(([.AA$20]*1024-[.$C$36])/([.$P96]+[.$B$36]))" office:value-type="float" office:value="17">
            <text:p>17</text:p>
          </table:table-cell>
          <table:table-cell table:formula="of:=INT(([.AB$20]*1024-[.$C$36])/([.$P96]+[.$B$36]))" office:value-type="float" office:value="34">
            <text:p>34</text:p>
          </table:table-cell>
          <table:table-cell table:formula="of:=INT(([.AC$20]*1024-[.$C$36])/([.$P96]+[.$B$36]))" office:value-type="float" office:value="68">
            <text:p>68</text:p>
          </table:table-cell>
          <table:table-cell table:formula="of:=INT(([.AD$20]*1024-[.$C$36])/([.$P96]+[.$B$36]))" office:value-type="float" office:value="136">
            <text:p>136</text:p>
          </table:table-cell>
          <table:table-cell table:formula="of:=([.AE$20]*1024-[.$B$36]-[.$C$36]-([.$X96]*[.$P96]))/4096" office:value-type="float" office:value="3.953125">
            <text:p>4</text:p>
          </table:table-cell>
          <table:table-cell table:formula="of:=([.AF$20]*1024-[.$C$36]-([.Y96]*([.$P96]+[.$B$36])))/4096" office:value-type="float" office:value="3.90625">
            <text:p>4</text:p>
          </table:table-cell>
          <table:table-cell table:formula="of:=([.AG$20]*1024-[.$C$36]-([.Z96]*([.$P96]+[.$B$36])))/4096" office:value-type="float" office:value="7.84375">
            <text:p>8</text:p>
          </table:table-cell>
          <table:table-cell table:formula="of:=([.AH$20]*1024-[.$C$36]-([.AA96]*([.$P96]+[.$B$36])))/4096" office:value-type="float" office:value="0.703125">
            <text:p>1</text:p>
          </table:table-cell>
          <table:table-cell table:formula="of:=([.AI$20]*1024-[.$C$36]-([.AB96]*([.$P96]+[.$B$36])))/4096" office:value-type="float" office:value="1.4375">
            <text:p>1</text:p>
          </table:table-cell>
          <table:table-cell table:formula="of:=([.AJ$20]*1024-[.$C$36]-([.AC96]*([.$P96]+[.$B$36])))/4096" office:value-type="float" office:value="2.90625">
            <text:p>3</text:p>
          </table:table-cell>
          <table:table-cell table:formula="of:=([.AK$20]*1024-[.$C$36]-([.AD96]*([.$P96]+[.$B$36])))/4096" office:value-type="float" office:value="5.84375">
            <text:p>6</text:p>
          </table:table-cell>
          <table:table-cell table:number-columns-repeated="987"/>
        </table:table-row>
        <table:table-row table:style-name="ro1">
          <table:table-cell office:value-type="float" office:value="26624">
            <text:p>26624</text:p>
          </table:table-cell>
          <table:table-cell table:formula="of:=INT(([.$A$36]*1024-[.$B$36]-[.$C$36]) / [.A97])" office:value-type="float" office:value="9">
            <text:p>9</text:p>
          </table:table-cell>
          <table:table-cell table:formula="of:=([.$A$36]*1024)-([.A97]*[.B97])" office:value-type="float" office:value="22528">
            <text:p>22528</text:p>
          </table:table-cell>
          <table:table-cell table:formula="of:=[.C97] / ([.$A$36]*1024)" office:value-type="percentage" office:value="0.0859375">
            <text:p>8.59%</text:p>
          </table:table-cell>
          <table:table-cell table:formula="of:=[.$A$36]*1024 -[.$B$36] -[.$C$36] -([.A97]*[.B97])" office:value-type="float" office:value="22336">
            <text:p>22336</text:p>
          </table:table-cell>
          <table:table-cell table:formula="of:=INT([.E97]/4096)" office:value-type="float" office:value="5">
            <text:p>5</text:p>
          </table:table-cell>
          <table:table-cell table:formula="of:=INT(([.$A$36]*1024-[.$C$36]) / ([.A97]+[.$B$36]))" office:value-type="float" office:value="9">
            <text:p>9</text:p>
          </table:table-cell>
          <table:table-cell table:formula="of:=([.$A$36]*1024)-([.A97]*[.G97])" office:value-type="float" office:value="22528">
            <text:p>22528</text:p>
          </table:table-cell>
          <table:table-cell table:formula="of:=[.H97] / ([.$A$36]*1024)" office:value-type="percentage" office:value="0.0859375">
            <text:p>8.59%</text:p>
          </table:table-cell>
          <table:table-cell table:formula="of:=[.$A$36]*1024 -[.$C$36] -(([.A97]+[.$B$36])*[.G97])" office:value-type="float" office:value="21824">
            <text:p>21824</text:p>
          </table:table-cell>
          <table:table-cell table:formula="of:=INT([.J97]/4096)" office:value-type="float" office:value="5">
            <text:p>5</text:p>
          </table:table-cell>
          <table:table-cell table:formula="of:=[.I97]-[.D97]" office:value-type="percentage" office:value="0">
            <text:p>0.00%</text:p>
          </table:table-cell>
          <table:table-cell table:formula="of:=[.J97]-[.E97]" office:value-type="float" office:value="-512">
            <text:p>-512</text:p>
          </table:table-cell>
          <table:table-cell table:formula="of:=[.K97]-[.F97]" office:value-type="float" office:value="0">
            <text:p>0</text:p>
          </table:table-cell>
          <table:table-cell/>
          <table:table-cell office:value-type="float" office:value="62464">
            <text:p>62464</text:p>
          </table:table-cell>
          <table:table-cell table:formula="of:=(([.$Q$20]*1024) - (INT(([.$Q$20]*1024-[.$B$36]-[.$C$36])/[.$P97])*[.$P97])) / ([.$Q$20]*1024)" office:value-type="percentage" office:value="0.046875">
            <text:p>4.69%</text:p>
          </table:table-cell>
          <table:table-cell table:formula="of:=(([.R$20]*1024) - (INT(([.R$20]*1024-[.$C$36])/([.$P97]+[.$B$36]))*[.$P97])) / ([.R$20]*1024)" office:value-type="percentage" office:value="0.046875">
            <text:p>4.69%</text:p>
          </table:table-cell>
          <table:table-cell table:formula="of:=(([.S$20]*1024) - (INT(([.S$20]*1024-[.$C$36])/([.$P97]+[.$B$36]))*[.$P97])) / ([.S$20]*1024)" office:value-type="percentage" office:value="0.046875">
            <text:p>4.69%</text:p>
          </table:table-cell>
          <table:table-cell table:formula="of:=(([.T$20]*1024) - (INT(([.T$20]*1024-[.$C$36])/([.$P97]+[.$B$36]))*[.$P97])) / ([.T$20]*1024)" office:value-type="percentage" office:value="0.046875">
            <text:p>4.69%</text:p>
          </table:table-cell>
          <table:table-cell table:formula="of:=(([.U$20]*1024) - (INT(([.U$20]*1024-[.$C$36])/([.$P97]+[.$B$36]))*[.$P97])) / ([.U$20]*1024)" office:value-type="percentage" office:value="0.01708984375">
            <text:p>1.71%</text:p>
          </table:table-cell>
          <table:table-cell table:formula="of:=(([.V$20]*1024) - (INT(([.V$20]*1024-[.$C$36])/([.$P97]+[.$B$36]))*[.$P97])) / ([.V$20]*1024)" office:value-type="percentage" office:value="0.002197265625">
            <text:p>0.22%</text:p>
          </table:table-cell>
          <table:table-cell table:formula="of:=(([.W$20]*1024) - (INT(([.W$20]*1024-[.$C$36])/([.$P97]+[.$B$36]))*[.$P97])) / ([.W$20]*1024)" office:value-type="percentage" office:value="0.002197265625">
            <text:p>0.22%</text:p>
          </table:table-cell>
          <table:table-cell table:formula="of:=INT(([.X$20]*1024-[.$B$36]-[.$C$36])/[.$P97])" office:value-type="float" office:value="4">
            <text:p>4</text:p>
          </table:table-cell>
          <table:table-cell table:formula="of:=INT(([.Y$20]*1024-[.$C$36])/([.$P97]+[.$B$36]))" office:value-type="float" office:value="4">
            <text:p>4</text:p>
          </table:table-cell>
          <table:table-cell table:formula="of:=INT(([.Z$20]*1024-[.$C$36])/([.$P97]+[.$B$36]))" office:value-type="float" office:value="8">
            <text:p>8</text:p>
          </table:table-cell>
          <table:table-cell table:formula="of:=INT(([.AA$20]*1024-[.$C$36])/([.$P97]+[.$B$36]))" office:value-type="float" office:value="16">
            <text:p>16</text:p>
          </table:table-cell>
          <table:table-cell table:formula="of:=INT(([.AB$20]*1024-[.$C$36])/([.$P97]+[.$B$36]))" office:value-type="float" office:value="33">
            <text:p>33</text:p>
          </table:table-cell>
          <table:table-cell table:formula="of:=INT(([.AC$20]*1024-[.$C$36])/([.$P97]+[.$B$36]))" office:value-type="float" office:value="67">
            <text:p>67</text:p>
          </table:table-cell>
          <table:table-cell table:formula="of:=INT(([.AD$20]*1024-[.$C$36])/([.$P97]+[.$B$36]))" office:value-type="float" office:value="134">
            <text:p>134</text:p>
          </table:table-cell>
          <table:table-cell table:formula="of:=([.AE$20]*1024-[.$B$36]-[.$C$36]-([.$X97]*[.$P97]))/4096" office:value-type="float" office:value="2.953125">
            <text:p>3</text:p>
          </table:table-cell>
          <table:table-cell table:formula="of:=([.AF$20]*1024-[.$C$36]-([.Y97]*([.$P97]+[.$B$36])))/4096" office:value-type="float" office:value="2.90625">
            <text:p>3</text:p>
          </table:table-cell>
          <table:table-cell table:formula="of:=([.AG$20]*1024-[.$C$36]-([.Z97]*([.$P97]+[.$B$36])))/4096" office:value-type="float" office:value="5.84375">
            <text:p>6</text:p>
          </table:table-cell>
          <table:table-cell table:formula="of:=([.AH$20]*1024-[.$C$36]-([.AA97]*([.$P97]+[.$B$36])))/4096" office:value-type="float" office:value="11.71875">
            <text:p>12</text:p>
          </table:table-cell>
          <table:table-cell table:formula="of:=([.AI$20]*1024-[.$C$36]-([.AB97]*([.$P97]+[.$B$36])))/4096" office:value-type="float" office:value="8.203125">
            <text:p>8</text:p>
          </table:table-cell>
          <table:table-cell table:formula="of:=([.AJ$20]*1024-[.$C$36]-([.AC97]*([.$P97]+[.$B$36])))/4096" office:value-type="float" office:value="1.171875">
            <text:p>1</text:p>
          </table:table-cell>
          <table:table-cell table:formula="of:=([.AK$20]*1024-[.$C$36]-([.AD97]*([.$P97]+[.$B$36])))/4096" office:value-type="float" office:value="2.375">
            <text:p>2</text:p>
          </table:table-cell>
          <table:table-cell table:number-columns-repeated="987"/>
        </table:table-row>
        <table:table-row table:style-name="ro1">
          <table:table-cell office:value-type="float" office:value="27648">
            <text:p>27648</text:p>
          </table:table-cell>
          <table:table-cell table:formula="of:=INT(([.$A$36]*1024-[.$B$36]-[.$C$36]) / [.A98])" office:value-type="float" office:value="9">
            <text:p>9</text:p>
          </table:table-cell>
          <table:table-cell table:formula="of:=([.$A$36]*1024)-([.A98]*[.B98])" office:value-type="float" office:value="13312">
            <text:p>13312</text:p>
          </table:table-cell>
          <table:table-cell table:formula="of:=[.C98] / ([.$A$36]*1024)" office:value-type="percentage" office:value="0.05078125">
            <text:p>5.08%</text:p>
          </table:table-cell>
          <table:table-cell table:formula="of:=[.$A$36]*1024 -[.$B$36] -[.$C$36] -([.A98]*[.B98])" office:value-type="float" office:value="13120">
            <text:p>13120</text:p>
          </table:table-cell>
          <table:table-cell table:formula="of:=INT([.E98]/4096)" office:value-type="float" office:value="3">
            <text:p>3</text:p>
          </table:table-cell>
          <table:table-cell table:formula="of:=INT(([.$A$36]*1024-[.$C$36]) / ([.A98]+[.$B$36]))" office:value-type="float" office:value="9">
            <text:p>9</text:p>
          </table:table-cell>
          <table:table-cell table:formula="of:=([.$A$36]*1024)-([.A98]*[.G98])" office:value-type="float" office:value="13312">
            <text:p>13312</text:p>
          </table:table-cell>
          <table:table-cell table:formula="of:=[.H98] / ([.$A$36]*1024)" office:value-type="percentage" office:value="0.05078125">
            <text:p>5.08%</text:p>
          </table:table-cell>
          <table:table-cell table:formula="of:=[.$A$36]*1024 -[.$C$36] -(([.A98]+[.$B$36])*[.G98])" office:value-type="float" office:value="12608">
            <text:p>12608</text:p>
          </table:table-cell>
          <table:table-cell table:formula="of:=INT([.J98]/4096)" office:value-type="float" office:value="3">
            <text:p>3</text:p>
          </table:table-cell>
          <table:table-cell table:formula="of:=[.I98]-[.D98]" office:value-type="percentage" office:value="0">
            <text:p>0.00%</text:p>
          </table:table-cell>
          <table:table-cell table:formula="of:=[.J98]-[.E98]" office:value-type="float" office:value="-512">
            <text:p>-512</text:p>
          </table:table-cell>
          <table:table-cell table:formula="of:=[.K98]-[.F98]" office:value-type="float" office:value="0">
            <text:p>0</text:p>
          </table:table-cell>
          <table:table-cell/>
          <table:table-cell office:value-type="float" office:value="63488">
            <text:p>63488</text:p>
          </table:table-cell>
          <table:table-cell table:formula="of:=(([.$Q$20]*1024) - (INT(([.$Q$20]*1024-[.$B$36]-[.$C$36])/[.$P98])*[.$P98])) / ([.$Q$20]*1024)" office:value-type="percentage" office:value="0.03125">
            <text:p>3.13%</text:p>
          </table:table-cell>
          <table:table-cell table:formula="of:=(([.R$20]*1024) - (INT(([.R$20]*1024-[.$C$36])/([.$P98]+[.$B$36]))*[.$P98])) / ([.R$20]*1024)" office:value-type="percentage" office:value="0.03125">
            <text:p>3.13%</text:p>
          </table:table-cell>
          <table:table-cell table:formula="of:=(([.S$20]*1024) - (INT(([.S$20]*1024-[.$C$36])/([.$P98]+[.$B$36]))*[.$P98])) / ([.S$20]*1024)" office:value-type="percentage" office:value="0.03125">
            <text:p>3.13%</text:p>
          </table:table-cell>
          <table:table-cell table:formula="of:=(([.T$20]*1024) - (INT(([.T$20]*1024-[.$C$36])/([.$P98]+[.$B$36]))*[.$P98])) / ([.T$20]*1024)" office:value-type="percentage" office:value="0.03125">
            <text:p>3.13%</text:p>
          </table:table-cell>
          <table:table-cell table:formula="of:=(([.U$20]*1024) - (INT(([.U$20]*1024-[.$C$36])/([.$P98]+[.$B$36]))*[.$P98])) / ([.U$20]*1024)" office:value-type="percentage" office:value="0.03125">
            <text:p>3.13%</text:p>
          </table:table-cell>
          <table:table-cell table:formula="of:=(([.V$20]*1024) - (INT(([.V$20]*1024-[.$C$36])/([.$P98]+[.$B$36]))*[.$P98])) / ([.V$20]*1024)" office:value-type="percentage" office:value="0.01611328125">
            <text:p>1.61%</text:p>
          </table:table-cell>
          <table:table-cell table:formula="of:=(([.W$20]*1024) - (INT(([.W$20]*1024-[.$C$36])/([.$P98]+[.$B$36]))*[.$P98])) / ([.W$20]*1024)" office:value-type="percentage" office:value="0.008544921875">
            <text:p>0.85%</text:p>
          </table:table-cell>
          <table:table-cell table:formula="of:=INT(([.X$20]*1024-[.$B$36]-[.$C$36])/[.$P98])" office:value-type="float" office:value="4">
            <text:p>4</text:p>
          </table:table-cell>
          <table:table-cell table:formula="of:=INT(([.Y$20]*1024-[.$C$36])/([.$P98]+[.$B$36]))" office:value-type="float" office:value="4">
            <text:p>4</text:p>
          </table:table-cell>
          <table:table-cell table:formula="of:=INT(([.Z$20]*1024-[.$C$36])/([.$P98]+[.$B$36]))" office:value-type="float" office:value="8">
            <text:p>8</text:p>
          </table:table-cell>
          <table:table-cell table:formula="of:=INT(([.AA$20]*1024-[.$C$36])/([.$P98]+[.$B$36]))" office:value-type="float" office:value="16">
            <text:p>16</text:p>
          </table:table-cell>
          <table:table-cell table:formula="of:=INT(([.AB$20]*1024-[.$C$36])/([.$P98]+[.$B$36]))" office:value-type="float" office:value="32">
            <text:p>32</text:p>
          </table:table-cell>
          <table:table-cell table:formula="of:=INT(([.AC$20]*1024-[.$C$36])/([.$P98]+[.$B$36]))" office:value-type="float" office:value="65">
            <text:p>65</text:p>
          </table:table-cell>
          <table:table-cell table:formula="of:=INT(([.AD$20]*1024-[.$C$36])/([.$P98]+[.$B$36]))" office:value-type="float" office:value="131">
            <text:p>131</text:p>
          </table:table-cell>
          <table:table-cell table:formula="of:=([.AE$20]*1024-[.$B$36]-[.$C$36]-([.$X98]*[.$P98]))/4096" office:value-type="float" office:value="1.953125">
            <text:p>2</text:p>
          </table:table-cell>
          <table:table-cell table:formula="of:=([.AF$20]*1024-[.$C$36]-([.Y98]*([.$P98]+[.$B$36])))/4096" office:value-type="float" office:value="1.90625">
            <text:p>2</text:p>
          </table:table-cell>
          <table:table-cell table:formula="of:=([.AG$20]*1024-[.$C$36]-([.Z98]*([.$P98]+[.$B$36])))/4096" office:value-type="float" office:value="3.84375">
            <text:p>4</text:p>
          </table:table-cell>
          <table:table-cell table:formula="of:=([.AH$20]*1024-[.$C$36]-([.AA98]*([.$P98]+[.$B$36])))/4096" office:value-type="float" office:value="7.71875">
            <text:p>8</text:p>
          </table:table-cell>
          <table:table-cell table:formula="of:=([.AI$20]*1024-[.$C$36]-([.AB98]*([.$P98]+[.$B$36])))/4096" office:value-type="float" office:value="15.46875">
            <text:p>15</text:p>
          </table:table-cell>
          <table:table-cell table:formula="of:=([.AJ$20]*1024-[.$C$36]-([.AC98]*([.$P98]+[.$B$36])))/4096" office:value-type="float" office:value="15.453125">
            <text:p>15</text:p>
          </table:table-cell>
          <table:table-cell table:formula="of:=([.AK$20]*1024-[.$C$36]-([.AD98]*([.$P98]+[.$B$36])))/4096" office:value-type="float" office:value="15.421875">
            <text:p>15</text:p>
          </table:table-cell>
          <table:table-cell table:number-columns-repeated="987"/>
        </table:table-row>
        <table:table-row table:style-name="ro1">
          <table:table-cell office:value-type="float" office:value="28672">
            <text:p>28672</text:p>
          </table:table-cell>
          <table:table-cell table:formula="of:=INT(([.$A$36]*1024-[.$B$36]-[.$C$36]) / [.A99])" office:value-type="float" office:value="9">
            <text:p>9</text:p>
          </table:table-cell>
          <table:table-cell table:formula="of:=([.$A$36]*1024)-([.A99]*[.B99])" office:value-type="float" office:value="4096">
            <text:p>4096</text:p>
          </table:table-cell>
          <table:table-cell table:formula="of:=[.C99] / ([.$A$36]*1024)" office:value-type="percentage" office:value="0.015625">
            <text:p>1.56%</text:p>
          </table:table-cell>
          <table:table-cell table:formula="of:=[.$A$36]*1024 -[.$B$36] -[.$C$36] -([.A99]*[.B99])" office:value-type="float" office:value="3904">
            <text:p>3904</text:p>
          </table:table-cell>
          <table:table-cell table:formula="of:=INT([.E99]/4096)" office:value-type="float" office:value="0">
            <text:p>0</text:p>
          </table:table-cell>
          <table:table-cell table:formula="of:=INT(([.$A$36]*1024-[.$C$36]) / ([.A99]+[.$B$36]))" office:value-type="float" office:value="9">
            <text:p>9</text:p>
          </table:table-cell>
          <table:table-cell table:formula="of:=([.$A$36]*1024)-([.A99]*[.G99])" office:value-type="float" office:value="4096">
            <text:p>4096</text:p>
          </table:table-cell>
          <table:table-cell table:formula="of:=[.H99] / ([.$A$36]*1024)" office:value-type="percentage" office:value="0.015625">
            <text:p>1.56%</text:p>
          </table:table-cell>
          <table:table-cell table:formula="of:=[.$A$36]*1024 -[.$C$36] -(([.A99]+[.$B$36])*[.G99])" office:value-type="float" office:value="3392">
            <text:p>3392</text:p>
          </table:table-cell>
          <table:table-cell table:formula="of:=INT([.J99]/4096)" office:value-type="float" office:value="0">
            <text:p>0</text:p>
          </table:table-cell>
          <table:table-cell table:formula="of:=[.I99]-[.D99]" office:value-type="percentage" office:value="0">
            <text:p>0.00%</text:p>
          </table:table-cell>
          <table:table-cell table:formula="of:=[.J99]-[.E99]" office:value-type="float" office:value="-512">
            <text:p>-512</text:p>
          </table:table-cell>
          <table:table-cell table:formula="of:=[.K99]-[.F99]" office:value-type="float" office:value="0">
            <text:p>0</text:p>
          </table:table-cell>
          <table:table-cell/>
          <table:table-cell office:value-type="float" office:value="64512">
            <text:p>64512</text:p>
          </table:table-cell>
          <table:table-cell table:formula="of:=(([.$Q$20]*1024) - (INT(([.$Q$20]*1024-[.$B$36]-[.$C$36])/[.$P99])*[.$P99])) / ([.$Q$20]*1024)" office:value-type="percentage" office:value="0.015625">
            <text:p>1.56%</text:p>
          </table:table-cell>
          <table:table-cell table:formula="of:=(([.R$20]*1024) - (INT(([.R$20]*1024-[.$C$36])/([.$P99]+[.$B$36]))*[.$P99])) / ([.R$20]*1024)" office:value-type="percentage" office:value="0.015625">
            <text:p>1.56%</text:p>
          </table:table-cell>
          <table:table-cell table:formula="of:=(([.S$20]*1024) - (INT(([.S$20]*1024-[.$C$36])/([.$P99]+[.$B$36]))*[.$P99])) / ([.S$20]*1024)" office:value-type="percentage" office:value="0.015625">
            <text:p>1.56%</text:p>
          </table:table-cell>
          <table:table-cell table:formula="of:=(([.T$20]*1024) - (INT(([.T$20]*1024-[.$C$36])/([.$P99]+[.$B$36]))*[.$P99])) / ([.T$20]*1024)" office:value-type="percentage" office:value="0.015625">
            <text:p>1.56%</text:p>
          </table:table-cell>
          <table:table-cell table:formula="of:=(([.U$20]*1024) - (INT(([.U$20]*1024-[.$C$36])/([.$P99]+[.$B$36]))*[.$P99])) / ([.U$20]*1024)" office:value-type="percentage" office:value="0.015625">
            <text:p>1.56%</text:p>
          </table:table-cell>
          <table:table-cell table:formula="of:=(([.V$20]*1024) - (INT(([.V$20]*1024-[.$C$36])/([.$P99]+[.$B$36]))*[.$P99])) / ([.V$20]*1024)" office:value-type="percentage" office:value="0.015625">
            <text:p>1.56%</text:p>
          </table:table-cell>
          <table:table-cell table:formula="of:=(([.W$20]*1024) - (INT(([.W$20]*1024-[.$C$36])/([.$P99]+[.$B$36]))*[.$P99])) / ([.W$20]*1024)" office:value-type="percentage" office:value="0.0079345703125">
            <text:p>0.79%</text:p>
          </table:table-cell>
          <table:table-cell table:formula="of:=INT(([.X$20]*1024-[.$B$36]-[.$C$36])/[.$P99])" office:value-type="float" office:value="4">
            <text:p>4</text:p>
          </table:table-cell>
          <table:table-cell table:formula="of:=INT(([.Y$20]*1024-[.$C$36])/([.$P99]+[.$B$36]))" office:value-type="float" office:value="4">
            <text:p>4</text:p>
          </table:table-cell>
          <table:table-cell table:formula="of:=INT(([.Z$20]*1024-[.$C$36])/([.$P99]+[.$B$36]))" office:value-type="float" office:value="8">
            <text:p>8</text:p>
          </table:table-cell>
          <table:table-cell table:formula="of:=INT(([.AA$20]*1024-[.$C$36])/([.$P99]+[.$B$36]))" office:value-type="float" office:value="16">
            <text:p>16</text:p>
          </table:table-cell>
          <table:table-cell table:formula="of:=INT(([.AB$20]*1024-[.$C$36])/([.$P99]+[.$B$36]))" office:value-type="float" office:value="32">
            <text:p>32</text:p>
          </table:table-cell>
          <table:table-cell table:formula="of:=INT(([.AC$20]*1024-[.$C$36])/([.$P99]+[.$B$36]))" office:value-type="float" office:value="64">
            <text:p>64</text:p>
          </table:table-cell>
          <table:table-cell table:formula="of:=INT(([.AD$20]*1024-[.$C$36])/([.$P99]+[.$B$36]))" office:value-type="float" office:value="129">
            <text:p>129</text:p>
          </table:table-cell>
          <table:table-cell table:formula="of:=([.AE$20]*1024-[.$B$36]-[.$C$36]-([.$X99]*[.$P99]))/4096" office:value-type="float" office:value="0.953125">
            <text:p>1</text:p>
          </table:table-cell>
          <table:table-cell table:formula="of:=([.AF$20]*1024-[.$C$36]-([.Y99]*([.$P99]+[.$B$36])))/4096" office:value-type="float" office:value="0.90625">
            <text:p>1</text:p>
          </table:table-cell>
          <table:table-cell table:formula="of:=([.AG$20]*1024-[.$C$36]-([.Z99]*([.$P99]+[.$B$36])))/4096" office:value-type="float" office:value="1.84375">
            <text:p>2</text:p>
          </table:table-cell>
          <table:table-cell table:formula="of:=([.AH$20]*1024-[.$C$36]-([.AA99]*([.$P99]+[.$B$36])))/4096" office:value-type="float" office:value="3.71875">
            <text:p>4</text:p>
          </table:table-cell>
          <table:table-cell table:formula="of:=([.AI$20]*1024-[.$C$36]-([.AB99]*([.$P99]+[.$B$36])))/4096" office:value-type="float" office:value="7.46875">
            <text:p>7</text:p>
          </table:table-cell>
          <table:table-cell table:formula="of:=([.AJ$20]*1024-[.$C$36]-([.AC99]*([.$P99]+[.$B$36])))/4096" office:value-type="float" office:value="14.96875">
            <text:p>15</text:p>
          </table:table-cell>
          <table:table-cell table:formula="of:=([.AK$20]*1024-[.$C$36]-([.AD99]*([.$P99]+[.$B$36])))/4096" office:value-type="float" office:value="14.203125">
            <text:p>14</text:p>
          </table:table-cell>
          <table:table-cell table:number-columns-repeated="987"/>
        </table:table-row>
        <table:table-row table:style-name="ro1">
          <table:table-cell office:value-type="float" office:value="29696">
            <text:p>29696</text:p>
          </table:table-cell>
          <table:table-cell table:formula="of:=INT(([.$A$36]*1024-[.$B$36]-[.$C$36]) / [.A100])" office:value-type="float" office:value="8">
            <text:p>8</text:p>
          </table:table-cell>
          <table:table-cell table:formula="of:=([.$A$36]*1024)-([.A100]*[.B100])" office:value-type="float" office:value="24576">
            <text:p>24576</text:p>
          </table:table-cell>
          <table:table-cell table:formula="of:=[.C100] / ([.$A$36]*1024)" office:value-type="percentage" office:value="0.09375">
            <text:p>9.38%</text:p>
          </table:table-cell>
          <table:table-cell table:formula="of:=[.$A$36]*1024 -[.$B$36] -[.$C$36] -([.A100]*[.B100])" office:value-type="float" office:value="24384">
            <text:p>24384</text:p>
          </table:table-cell>
          <table:table-cell table:formula="of:=INT([.E100]/4096)" office:value-type="float" office:value="5">
            <text:p>5</text:p>
          </table:table-cell>
          <table:table-cell table:formula="of:=INT(([.$A$36]*1024-[.$C$36]) / ([.A100]+[.$B$36]))" office:value-type="float" office:value="8">
            <text:p>8</text:p>
          </table:table-cell>
          <table:table-cell table:formula="of:=([.$A$36]*1024)-([.A100]*[.G100])" office:value-type="float" office:value="24576">
            <text:p>24576</text:p>
          </table:table-cell>
          <table:table-cell table:formula="of:=[.H100] / ([.$A$36]*1024)" office:value-type="percentage" office:value="0.09375">
            <text:p>9.38%</text:p>
          </table:table-cell>
          <table:table-cell table:formula="of:=[.$A$36]*1024 -[.$C$36] -(([.A100]+[.$B$36])*[.G100])" office:value-type="float" office:value="23936">
            <text:p>23936</text:p>
          </table:table-cell>
          <table:table-cell table:formula="of:=INT([.J100]/4096)" office:value-type="float" office:value="5">
            <text:p>5</text:p>
          </table:table-cell>
          <table:table-cell table:formula="of:=[.I100]-[.D100]" office:value-type="percentage" office:value="0">
            <text:p>0.00%</text:p>
          </table:table-cell>
          <table:table-cell table:formula="of:=[.J100]-[.E100]" office:value-type="float" office:value="-448">
            <text:p>-448</text:p>
          </table:table-cell>
          <table:table-cell table:formula="of:=[.K100]-[.F100]" office:value-type="float" office:value="0">
            <text:p>0</text:p>
          </table:table-cell>
          <table:table-cell/>
          <table:table-cell table:style-name="ce31" office:value-type="float" office:value="65536">
            <text:p>65536</text:p>
          </table:table-cell>
          <table:table-cell table:formula="of:=(([.$Q$20]*1024) - (INT(([.$Q$20]*1024-[.$B$36]-[.$C$36])/[.$P100])*[.$P100])) / ([.$Q$20]*1024)" office:value-type="percentage" office:value="0.25">
            <text:p>25.00%</text:p>
          </table:table-cell>
          <table:table-cell table:formula="of:=(([.R$20]*1024) - (INT(([.R$20]*1024-[.$C$36])/([.$P100]+[.$B$36]))*[.$P100])) / ([.R$20]*1024)" office:value-type="percentage" office:value="0.25">
            <text:p>25.00%</text:p>
          </table:table-cell>
          <table:table-cell table:formula="of:=(([.S$20]*1024) - (INT(([.S$20]*1024-[.$C$36])/([.$P100]+[.$B$36]))*[.$P100])) / ([.S$20]*1024)" office:value-type="percentage" office:value="0.125">
            <text:p>12.50%</text:p>
          </table:table-cell>
          <table:table-cell table:formula="of:=(([.T$20]*1024) - (INT(([.T$20]*1024-[.$C$36])/([.$P100]+[.$B$36]))*[.$P100])) / ([.T$20]*1024)" office:value-type="percentage" office:value="0.0625">
            <text:p>6.25%</text:p>
          </table:table-cell>
          <table:table-cell table:formula="of:=(([.U$20]*1024) - (INT(([.U$20]*1024-[.$C$36])/([.$P100]+[.$B$36]))*[.$P100])) / ([.U$20]*1024)" office:value-type="percentage" office:value="0.03125">
            <text:p>3.13%</text:p>
          </table:table-cell>
          <table:table-cell table:formula="of:=(([.V$20]*1024) - (INT(([.V$20]*1024-[.$C$36])/([.$P100]+[.$B$36]))*[.$P100])) / ([.V$20]*1024)" office:value-type="percentage" office:value="0.015625">
            <text:p>1.56%</text:p>
          </table:table-cell>
          <table:table-cell table:formula="of:=(([.W$20]*1024) - (INT(([.W$20]*1024-[.$C$36])/([.$P100]+[.$B$36]))*[.$P100])) / ([.W$20]*1024)" office:value-type="percentage" office:value="0.0078125">
            <text:p>0.78%</text:p>
          </table:table-cell>
          <table:table-cell table:formula="of:=INT(([.X$20]*1024-[.$B$36]-[.$C$36])/[.$P100])" office:value-type="float" office:value="3">
            <text:p>3</text:p>
          </table:table-cell>
          <table:table-cell table:formula="of:=INT(([.Y$20]*1024-[.$C$36])/([.$P100]+[.$B$36]))" office:value-type="float" office:value="3">
            <text:p>3</text:p>
          </table:table-cell>
          <table:table-cell table:formula="of:=INT(([.Z$20]*1024-[.$C$36])/([.$P100]+[.$B$36]))" office:value-type="float" office:value="7">
            <text:p>7</text:p>
          </table:table-cell>
          <table:table-cell table:formula="of:=INT(([.AA$20]*1024-[.$C$36])/([.$P100]+[.$B$36]))" office:value-type="float" office:value="15">
            <text:p>15</text:p>
          </table:table-cell>
          <table:table-cell table:formula="of:=INT(([.AB$20]*1024-[.$C$36])/([.$P100]+[.$B$36]))" office:value-type="float" office:value="31">
            <text:p>31</text:p>
          </table:table-cell>
          <table:table-cell table:formula="of:=INT(([.AC$20]*1024-[.$C$36])/([.$P100]+[.$B$36]))" office:value-type="float" office:value="63">
            <text:p>63</text:p>
          </table:table-cell>
          <table:table-cell table:formula="of:=INT(([.AD$20]*1024-[.$C$36])/([.$P100]+[.$B$36]))" office:value-type="float" office:value="127">
            <text:p>127</text:p>
          </table:table-cell>
          <table:table-cell table:formula="of:=([.AE$20]*1024-[.$B$36]-[.$C$36]-([.$X100]*[.$P100]))/4096" office:value-type="float" office:value="15.953125">
            <text:p>16</text:p>
          </table:table-cell>
          <table:table-cell table:formula="of:=([.AF$20]*1024-[.$C$36]-([.Y100]*([.$P100]+[.$B$36])))/4096" office:value-type="float" office:value="15.921875">
            <text:p>16</text:p>
          </table:table-cell>
          <table:table-cell table:formula="of:=([.AG$20]*1024-[.$C$36]-([.Z100]*([.$P100]+[.$B$36])))/4096" office:value-type="float" office:value="15.859375">
            <text:p>16</text:p>
          </table:table-cell>
          <table:table-cell table:formula="of:=([.AH$20]*1024-[.$C$36]-([.AA100]*([.$P100]+[.$B$36])))/4096" office:value-type="float" office:value="15.734375">
            <text:p>16</text:p>
          </table:table-cell>
          <table:table-cell table:formula="of:=([.AI$20]*1024-[.$C$36]-([.AB100]*([.$P100]+[.$B$36])))/4096" office:value-type="float" office:value="15.484375">
            <text:p>15</text:p>
          </table:table-cell>
          <table:table-cell table:formula="of:=([.AJ$20]*1024-[.$C$36]-([.AC100]*([.$P100]+[.$B$36])))/4096" office:value-type="float" office:value="14.984375">
            <text:p>15</text:p>
          </table:table-cell>
          <table:table-cell table:formula="of:=([.AK$20]*1024-[.$C$36]-([.AD100]*([.$P100]+[.$B$36])))/4096" office:value-type="float" office:value="13.984375">
            <text:p>14</text:p>
          </table:table-cell>
          <table:table-cell table:number-columns-repeated="987"/>
        </table:table-row>
        <table:table-row table:style-name="ro1">
          <table:table-cell office:value-type="float" office:value="30720">
            <text:p>30720</text:p>
          </table:table-cell>
          <table:table-cell table:formula="of:=INT(([.$A$36]*1024-[.$B$36]-[.$C$36]) / [.A101])" office:value-type="float" office:value="8">
            <text:p>8</text:p>
          </table:table-cell>
          <table:table-cell table:formula="of:=([.$A$36]*1024)-([.A101]*[.B101])" office:value-type="float" office:value="16384">
            <text:p>16384</text:p>
          </table:table-cell>
          <table:table-cell table:formula="of:=[.C101] / ([.$A$36]*1024)" office:value-type="percentage" office:value="0.0625">
            <text:p>6.25%</text:p>
          </table:table-cell>
          <table:table-cell table:formula="of:=[.$A$36]*1024 -[.$B$36] -[.$C$36] -([.A101]*[.B101])" office:value-type="float" office:value="16192">
            <text:p>16192</text:p>
          </table:table-cell>
          <table:table-cell table:formula="of:=INT([.E101]/4096)" office:value-type="float" office:value="3">
            <text:p>3</text:p>
          </table:table-cell>
          <table:table-cell table:formula="of:=INT(([.$A$36]*1024-[.$C$36]) / ([.A101]+[.$B$36]))" office:value-type="float" office:value="8">
            <text:p>8</text:p>
          </table:table-cell>
          <table:table-cell table:formula="of:=([.$A$36]*1024)-([.A101]*[.G101])" office:value-type="float" office:value="16384">
            <text:p>16384</text:p>
          </table:table-cell>
          <table:table-cell table:formula="of:=[.H101] / ([.$A$36]*1024)" office:value-type="percentage" office:value="0.0625">
            <text:p>6.25%</text:p>
          </table:table-cell>
          <table:table-cell table:formula="of:=[.$A$36]*1024 -[.$C$36] -(([.A101]+[.$B$36])*[.G101])" office:value-type="float" office:value="15744">
            <text:p>15744</text:p>
          </table:table-cell>
          <table:table-cell table:formula="of:=INT([.J101]/4096)" office:value-type="float" office:value="3">
            <text:p>3</text:p>
          </table:table-cell>
          <table:table-cell table:formula="of:=[.I101]-[.D101]" office:value-type="percentage" office:value="0">
            <text:p>0.00%</text:p>
          </table:table-cell>
          <table:table-cell table:formula="of:=[.J101]-[.E101]" office:value-type="float" office:value="-448">
            <text:p>-448</text:p>
          </table:table-cell>
          <table:table-cell table:formula="of:=[.K101]-[.F101]" office:value-type="float" office:value="0">
            <text:p>0</text:p>
          </table:table-cell>
          <table:table-cell table:number-columns-repeated="2"/>
          <table:table-cell table:style-name="Default" table:number-columns-repeated="21"/>
          <table:table-cell table:number-columns-repeated="987"/>
        </table:table-row>
        <table:table-row table:style-name="ro1">
          <table:table-cell office:value-type="float" office:value="31744">
            <text:p>31744</text:p>
          </table:table-cell>
          <table:table-cell table:formula="of:=INT(([.$A$36]*1024-[.$B$36]-[.$C$36]) / [.A102])" office:value-type="float" office:value="8">
            <text:p>8</text:p>
          </table:table-cell>
          <table:table-cell table:formula="of:=([.$A$36]*1024)-([.A102]*[.B102])" office:value-type="float" office:value="8192">
            <text:p>8192</text:p>
          </table:table-cell>
          <table:table-cell table:formula="of:=[.C102] / ([.$A$36]*1024)" office:value-type="percentage" office:value="0.03125">
            <text:p>3.13%</text:p>
          </table:table-cell>
          <table:table-cell table:formula="of:=[.$A$36]*1024 -[.$B$36] -[.$C$36] -([.A102]*[.B102])" office:value-type="float" office:value="8000">
            <text:p>8000</text:p>
          </table:table-cell>
          <table:table-cell table:formula="of:=INT([.E102]/4096)" office:value-type="float" office:value="1">
            <text:p>1</text:p>
          </table:table-cell>
          <table:table-cell table:formula="of:=INT(([.$A$36]*1024-[.$C$36]) / ([.A102]+[.$B$36]))" office:value-type="float" office:value="8">
            <text:p>8</text:p>
          </table:table-cell>
          <table:table-cell table:formula="of:=([.$A$36]*1024)-([.A102]*[.G102])" office:value-type="float" office:value="8192">
            <text:p>8192</text:p>
          </table:table-cell>
          <table:table-cell table:formula="of:=[.H102] / ([.$A$36]*1024)" office:value-type="percentage" office:value="0.03125">
            <text:p>3.13%</text:p>
          </table:table-cell>
          <table:table-cell table:formula="of:=[.$A$36]*1024 -[.$C$36] -(([.A102]+[.$B$36])*[.G102])" office:value-type="float" office:value="7552">
            <text:p>7552</text:p>
          </table:table-cell>
          <table:table-cell table:formula="of:=INT([.J102]/4096)" office:value-type="float" office:value="1">
            <text:p>1</text:p>
          </table:table-cell>
          <table:table-cell table:formula="of:=[.I102]-[.D102]" office:value-type="percentage" office:value="0">
            <text:p>0.00%</text:p>
          </table:table-cell>
          <table:table-cell table:formula="of:=[.J102]-[.E102]" office:value-type="float" office:value="-448">
            <text:p>-448</text:p>
          </table:table-cell>
          <table:table-cell table:formula="of:=[.K102]-[.F102]" office:value-type="float" office:value="0">
            <text:p>0</text:p>
          </table:table-cell>
          <table:table-cell table:number-columns-repeated="2"/>
          <table:table-cell table:style-name="Default" table:number-columns-repeated="21"/>
          <table:table-cell table:number-columns-repeated="987"/>
        </table:table-row>
        <table:table-row table:style-name="ro1">
          <table:table-cell office:value-type="float" office:value="32768">
            <text:p>32768</text:p>
          </table:table-cell>
          <table:table-cell table:formula="of:=INT(([.$A$36]*1024-[.$B$36]-[.$C$36]) / [.A103])" office:value-type="float" office:value="7">
            <text:p>7</text:p>
          </table:table-cell>
          <table:table-cell table:formula="of:=([.$A$36]*1024)-([.A103]*[.B103])" office:value-type="float" office:value="32768">
            <text:p>32768</text:p>
          </table:table-cell>
          <table:table-cell table:formula="of:=[.C103] / ([.$A$36]*1024)" office:value-type="percentage" office:value="0.125">
            <text:p>12.50%</text:p>
          </table:table-cell>
          <table:table-cell table:formula="of:=[.$A$36]*1024 -[.$B$36] -[.$C$36] -([.A103]*[.B103])" office:value-type="float" office:value="32576">
            <text:p>32576</text:p>
          </table:table-cell>
          <table:table-cell table:formula="of:=INT([.E103]/4096)" office:value-type="float" office:value="7">
            <text:p>7</text:p>
          </table:table-cell>
          <table:table-cell table:formula="of:=INT(([.$A$36]*1024-[.$C$36]) / ([.A103]+[.$B$36]))" office:value-type="float" office:value="7">
            <text:p>7</text:p>
          </table:table-cell>
          <table:table-cell table:formula="of:=([.$A$36]*1024)-([.A103]*[.G103])" office:value-type="float" office:value="32768">
            <text:p>32768</text:p>
          </table:table-cell>
          <table:table-cell table:formula="of:=[.H103] / ([.$A$36]*1024)" office:value-type="percentage" office:value="0.125">
            <text:p>12.50%</text:p>
          </table:table-cell>
          <table:table-cell table:formula="of:=[.$A$36]*1024 -[.$C$36] -(([.A103]+[.$B$36])*[.G103])" office:value-type="float" office:value="32192">
            <text:p>32192</text:p>
          </table:table-cell>
          <table:table-cell table:formula="of:=INT([.J103]/4096)" office:value-type="float" office:value="7">
            <text:p>7</text:p>
          </table:table-cell>
          <table:table-cell table:formula="of:=[.I103]-[.D103]" office:value-type="percentage" office:value="0">
            <text:p>0.00%</text:p>
          </table:table-cell>
          <table:table-cell table:formula="of:=[.J103]-[.E103]" office:value-type="float" office:value="-384">
            <text:p>-384</text:p>
          </table:table-cell>
          <table:table-cell table:formula="of:=[.K103]-[.F103]" office:value-type="float" office:value="0">
            <text:p>0</text:p>
          </table:table-cell>
          <table:table-cell table:number-columns-repeated="2"/>
          <table:table-cell table:style-name="Default"/>
          <table:table-cell table:style-name="ce34"/>
          <table:table-cell table:style-name="Default"/>
          <table:table-cell table:style-name="ce34"/>
          <table:table-cell table:style-name="Default"/>
          <table:table-cell table:style-name="ce34"/>
          <table:table-cell table:style-name="Default"/>
          <table:table-cell table:style-name="ce34"/>
          <table:table-cell table:style-name="Default"/>
          <table:table-cell table:style-name="ce34"/>
          <table:table-cell table:style-name="Default"/>
          <table:table-cell table:style-name="ce34"/>
          <table:table-cell table:style-name="Default"/>
          <table:table-cell table:style-name="ce34"/>
          <table:table-cell table:style-name="Default"/>
          <table:table-cell table:style-name="ce34"/>
          <table:table-cell table:style-name="Default"/>
          <table:table-cell table:style-name="ce34"/>
          <table:table-cell table:style-name="Default"/>
          <table:table-cell table:style-name="ce34"/>
          <table:table-cell table:style-name="Default"/>
          <table:table-cell table:style-name="ce34"/>
          <table:table-cell/>
          <table:table-cell table:style-name="ce34"/>
          <table:table-cell table:number-columns-repeated="984"/>
        </table:table-row>
        <table:table-row table:style-name="ro1">
          <table:table-cell office:value-type="float" office:value="33792">
            <text:p>33792</text:p>
          </table:table-cell>
          <table:table-cell table:formula="of:=INT(([.$A$36]*1024-[.$B$36]-[.$C$36]) / [.A104])" office:value-type="float" office:value="7">
            <text:p>7</text:p>
          </table:table-cell>
          <table:table-cell table:formula="of:=([.$A$36]*1024)-([.A104]*[.B104])" office:value-type="float" office:value="25600">
            <text:p>25600</text:p>
          </table:table-cell>
          <table:table-cell table:formula="of:=[.C104] / ([.$A$36]*1024)" office:value-type="percentage" office:value="0.09765625">
            <text:p>9.77%</text:p>
          </table:table-cell>
          <table:table-cell table:formula="of:=[.$A$36]*1024 -[.$B$36] -[.$C$36] -([.A104]*[.B104])" office:value-type="float" office:value="25408">
            <text:p>25408</text:p>
          </table:table-cell>
          <table:table-cell table:formula="of:=INT([.E104]/4096)" office:value-type="float" office:value="6">
            <text:p>6</text:p>
          </table:table-cell>
          <table:table-cell table:formula="of:=INT(([.$A$36]*1024-[.$C$36]) / ([.A104]+[.$B$36]))" office:value-type="float" office:value="7">
            <text:p>7</text:p>
          </table:table-cell>
          <table:table-cell table:formula="of:=([.$A$36]*1024)-([.A104]*[.G104])" office:value-type="float" office:value="25600">
            <text:p>25600</text:p>
          </table:table-cell>
          <table:table-cell table:formula="of:=[.H104] / ([.$A$36]*1024)" office:value-type="percentage" office:value="0.09765625">
            <text:p>9.77%</text:p>
          </table:table-cell>
          <table:table-cell table:formula="of:=[.$A$36]*1024 -[.$C$36] -(([.A104]+[.$B$36])*[.G104])" office:value-type="float" office:value="25024">
            <text:p>25024</text:p>
          </table:table-cell>
          <table:table-cell table:formula="of:=INT([.J104]/4096)" office:value-type="float" office:value="6">
            <text:p>6</text:p>
          </table:table-cell>
          <table:table-cell table:formula="of:=[.I104]-[.D104]" office:value-type="percentage" office:value="0">
            <text:p>0.00%</text:p>
          </table:table-cell>
          <table:table-cell table:formula="of:=[.J104]-[.E104]" office:value-type="float" office:value="-384">
            <text:p>-384</text:p>
          </table:table-cell>
          <table:table-cell table:formula="of:=[.K104]-[.F104]" office:value-type="float" office:value="0">
            <text:p>0</text:p>
          </table:table-cell>
          <table:table-cell table:number-columns-repeated="2"/>
          <table:table-cell table:style-name="Default" table:number-columns-repeated="21"/>
          <table:table-cell table:number-columns-repeated="987"/>
        </table:table-row>
        <table:table-row table:style-name="ro1">
          <table:table-cell office:value-type="float" office:value="34816">
            <text:p>34816</text:p>
          </table:table-cell>
          <table:table-cell table:formula="of:=INT(([.$A$36]*1024-[.$B$36]-[.$C$36]) / [.A105])" office:value-type="float" office:value="7">
            <text:p>7</text:p>
          </table:table-cell>
          <table:table-cell table:formula="of:=([.$A$36]*1024)-([.A105]*[.B105])" office:value-type="float" office:value="18432">
            <text:p>18432</text:p>
          </table:table-cell>
          <table:table-cell table:formula="of:=[.C105] / ([.$A$36]*1024)" office:value-type="percentage" office:value="0.0703125">
            <text:p>7.03%</text:p>
          </table:table-cell>
          <table:table-cell table:formula="of:=[.$A$36]*1024 -[.$B$36] -[.$C$36] -([.A105]*[.B105])" office:value-type="float" office:value="18240">
            <text:p>18240</text:p>
          </table:table-cell>
          <table:table-cell table:formula="of:=INT([.E105]/4096)" office:value-type="float" office:value="4">
            <text:p>4</text:p>
          </table:table-cell>
          <table:table-cell table:formula="of:=INT(([.$A$36]*1024-[.$C$36]) / ([.A105]+[.$B$36]))" office:value-type="float" office:value="7">
            <text:p>7</text:p>
          </table:table-cell>
          <table:table-cell table:formula="of:=([.$A$36]*1024)-([.A105]*[.G105])" office:value-type="float" office:value="18432">
            <text:p>18432</text:p>
          </table:table-cell>
          <table:table-cell table:formula="of:=[.H105] / ([.$A$36]*1024)" office:value-type="percentage" office:value="0.0703125">
            <text:p>7.03%</text:p>
          </table:table-cell>
          <table:table-cell table:formula="of:=[.$A$36]*1024 -[.$C$36] -(([.A105]+[.$B$36])*[.G105])" office:value-type="float" office:value="17856">
            <text:p>17856</text:p>
          </table:table-cell>
          <table:table-cell table:formula="of:=INT([.J105]/4096)" office:value-type="float" office:value="4">
            <text:p>4</text:p>
          </table:table-cell>
          <table:table-cell table:formula="of:=[.I105]-[.D105]" office:value-type="percentage" office:value="0">
            <text:p>0.00%</text:p>
          </table:table-cell>
          <table:table-cell table:formula="of:=[.J105]-[.E105]" office:value-type="float" office:value="-384">
            <text:p>-384</text:p>
          </table:table-cell>
          <table:table-cell table:formula="of:=[.K105]-[.F105]" office:value-type="float" office:value="0">
            <text:p>0</text:p>
          </table:table-cell>
          <table:table-cell table:number-columns-repeated="2"/>
          <table:table-cell table:style-name="Default" table:number-columns-repeated="21"/>
          <table:table-cell table:number-columns-repeated="987"/>
        </table:table-row>
        <table:table-row table:style-name="ro1">
          <table:table-cell office:value-type="float" office:value="35840">
            <text:p>35840</text:p>
          </table:table-cell>
          <table:table-cell table:formula="of:=INT(([.$A$36]*1024-[.$B$36]-[.$C$36]) / [.A106])" office:value-type="float" office:value="7">
            <text:p>7</text:p>
          </table:table-cell>
          <table:table-cell table:formula="of:=([.$A$36]*1024)-([.A106]*[.B106])" office:value-type="float" office:value="11264">
            <text:p>11264</text:p>
          </table:table-cell>
          <table:table-cell table:formula="of:=[.C106] / ([.$A$36]*1024)" office:value-type="percentage" office:value="0.04296875">
            <text:p>4.30%</text:p>
          </table:table-cell>
          <table:table-cell table:formula="of:=[.$A$36]*1024 -[.$B$36] -[.$C$36] -([.A106]*[.B106])" office:value-type="float" office:value="11072">
            <text:p>11072</text:p>
          </table:table-cell>
          <table:table-cell table:formula="of:=INT([.E106]/4096)" office:value-type="float" office:value="2">
            <text:p>2</text:p>
          </table:table-cell>
          <table:table-cell table:formula="of:=INT(([.$A$36]*1024-[.$C$36]) / ([.A106]+[.$B$36]))" office:value-type="float" office:value="7">
            <text:p>7</text:p>
          </table:table-cell>
          <table:table-cell table:formula="of:=([.$A$36]*1024)-([.A106]*[.G106])" office:value-type="float" office:value="11264">
            <text:p>11264</text:p>
          </table:table-cell>
          <table:table-cell table:formula="of:=[.H106] / ([.$A$36]*1024)" office:value-type="percentage" office:value="0.04296875">
            <text:p>4.30%</text:p>
          </table:table-cell>
          <table:table-cell table:formula="of:=[.$A$36]*1024 -[.$C$36] -(([.A106]+[.$B$36])*[.G106])" office:value-type="float" office:value="10688">
            <text:p>10688</text:p>
          </table:table-cell>
          <table:table-cell table:formula="of:=INT([.J106]/4096)" office:value-type="float" office:value="2">
            <text:p>2</text:p>
          </table:table-cell>
          <table:table-cell table:formula="of:=[.I106]-[.D106]" office:value-type="percentage" office:value="0">
            <text:p>0.00%</text:p>
          </table:table-cell>
          <table:table-cell table:formula="of:=[.J106]-[.E106]" office:value-type="float" office:value="-384">
            <text:p>-384</text:p>
          </table:table-cell>
          <table:table-cell table:formula="of:=[.K106]-[.F106]" office:value-type="float" office:value="0">
            <text:p>0</text:p>
          </table:table-cell>
          <table:table-cell table:number-columns-repeated="2"/>
          <table:table-cell table:style-name="Default" table:number-columns-repeated="21"/>
          <table:table-cell table:number-columns-repeated="987"/>
        </table:table-row>
        <table:table-row table:style-name="ro1">
          <table:table-cell office:value-type="float" office:value="36864">
            <text:p>36864</text:p>
          </table:table-cell>
          <table:table-cell table:formula="of:=INT(([.$A$36]*1024-[.$B$36]-[.$C$36]) / [.A107])" office:value-type="float" office:value="7">
            <text:p>7</text:p>
          </table:table-cell>
          <table:table-cell table:formula="of:=([.$A$36]*1024)-([.A107]*[.B107])" office:value-type="float" office:value="4096">
            <text:p>4096</text:p>
          </table:table-cell>
          <table:table-cell table:formula="of:=[.C107] / ([.$A$36]*1024)" office:value-type="percentage" office:value="0.015625">
            <text:p>1.56%</text:p>
          </table:table-cell>
          <table:table-cell table:formula="of:=[.$A$36]*1024 -[.$B$36] -[.$C$36] -([.A107]*[.B107])" office:value-type="float" office:value="3904">
            <text:p>3904</text:p>
          </table:table-cell>
          <table:table-cell table:formula="of:=INT([.E107]/4096)" office:value-type="float" office:value="0">
            <text:p>0</text:p>
          </table:table-cell>
          <table:table-cell table:formula="of:=INT(([.$A$36]*1024-[.$C$36]) / ([.A107]+[.$B$36]))" office:value-type="float" office:value="7">
            <text:p>7</text:p>
          </table:table-cell>
          <table:table-cell table:formula="of:=([.$A$36]*1024)-([.A107]*[.G107])" office:value-type="float" office:value="4096">
            <text:p>4096</text:p>
          </table:table-cell>
          <table:table-cell table:formula="of:=[.H107] / ([.$A$36]*1024)" office:value-type="percentage" office:value="0.015625">
            <text:p>1.56%</text:p>
          </table:table-cell>
          <table:table-cell table:formula="of:=[.$A$36]*1024 -[.$C$36] -(([.A107]+[.$B$36])*[.G107])" office:value-type="float" office:value="3520">
            <text:p>3520</text:p>
          </table:table-cell>
          <table:table-cell table:formula="of:=INT([.J107]/4096)" office:value-type="float" office:value="0">
            <text:p>0</text:p>
          </table:table-cell>
          <table:table-cell table:formula="of:=[.I107]-[.D107]" office:value-type="percentage" office:value="0">
            <text:p>0.00%</text:p>
          </table:table-cell>
          <table:table-cell table:formula="of:=[.J107]-[.E107]" office:value-type="float" office:value="-384">
            <text:p>-384</text:p>
          </table:table-cell>
          <table:table-cell table:formula="of:=[.K107]-[.F107]" office:value-type="float" office:value="0">
            <text:p>0</text:p>
          </table:table-cell>
          <table:table-cell table:number-columns-repeated="2"/>
          <table:table-cell table:style-name="Default" table:number-columns-repeated="21"/>
          <table:table-cell table:number-columns-repeated="987"/>
        </table:table-row>
        <table:table-row table:style-name="ro1">
          <table:table-cell office:value-type="float" office:value="37888">
            <text:p>37888</text:p>
          </table:table-cell>
          <table:table-cell table:formula="of:=INT(([.$A$36]*1024-[.$B$36]-[.$C$36]) / [.A108])" office:value-type="float" office:value="6">
            <text:p>6</text:p>
          </table:table-cell>
          <table:table-cell table:formula="of:=([.$A$36]*1024)-([.A108]*[.B108])" office:value-type="float" office:value="34816">
            <text:p>34816</text:p>
          </table:table-cell>
          <table:table-cell table:formula="of:=[.C108] / ([.$A$36]*1024)" office:value-type="percentage" office:value="0.1328125">
            <text:p>13.28%</text:p>
          </table:table-cell>
          <table:table-cell table:formula="of:=[.$A$36]*1024 -[.$B$36] -[.$C$36] -([.A108]*[.B108])" office:value-type="float" office:value="34624">
            <text:p>34624</text:p>
          </table:table-cell>
          <table:table-cell table:formula="of:=INT([.E108]/4096)" office:value-type="float" office:value="8">
            <text:p>8</text:p>
          </table:table-cell>
          <table:table-cell table:formula="of:=INT(([.$A$36]*1024-[.$C$36]) / ([.A108]+[.$B$36]))" office:value-type="float" office:value="6">
            <text:p>6</text:p>
          </table:table-cell>
          <table:table-cell table:formula="of:=([.$A$36]*1024)-([.A108]*[.G108])" office:value-type="float" office:value="34816">
            <text:p>34816</text:p>
          </table:table-cell>
          <table:table-cell table:formula="of:=[.H108] / ([.$A$36]*1024)" office:value-type="percentage" office:value="0.1328125">
            <text:p>13.28%</text:p>
          </table:table-cell>
          <table:table-cell table:formula="of:=[.$A$36]*1024 -[.$C$36] -(([.A108]+[.$B$36])*[.G108])" office:value-type="float" office:value="34304">
            <text:p>34304</text:p>
          </table:table-cell>
          <table:table-cell table:formula="of:=INT([.J108]/4096)" office:value-type="float" office:value="8">
            <text:p>8</text:p>
          </table:table-cell>
          <table:table-cell table:formula="of:=[.I108]-[.D108]" office:value-type="percentage" office:value="0">
            <text:p>0.00%</text:p>
          </table:table-cell>
          <table:table-cell table:formula="of:=[.J108]-[.E108]" office:value-type="float" office:value="-320">
            <text:p>-320</text:p>
          </table:table-cell>
          <table:table-cell table:formula="of:=[.K108]-[.F108]" office:value-type="float" office:value="0">
            <text:p>0</text:p>
          </table:table-cell>
          <table:table-cell table:number-columns-repeated="2"/>
          <table:table-cell table:style-name="Default" table:number-columns-repeated="21"/>
          <table:table-cell table:number-columns-repeated="987"/>
        </table:table-row>
        <table:table-row table:style-name="ro1">
          <table:table-cell office:value-type="float" office:value="38912">
            <text:p>38912</text:p>
          </table:table-cell>
          <table:table-cell table:formula="of:=INT(([.$A$36]*1024-[.$B$36]-[.$C$36]) / [.A109])" office:value-type="float" office:value="6">
            <text:p>6</text:p>
          </table:table-cell>
          <table:table-cell table:formula="of:=([.$A$36]*1024)-([.A109]*[.B109])" office:value-type="float" office:value="28672">
            <text:p>28672</text:p>
          </table:table-cell>
          <table:table-cell table:formula="of:=[.C109] / ([.$A$36]*1024)" office:value-type="percentage" office:value="0.109375">
            <text:p>10.94%</text:p>
          </table:table-cell>
          <table:table-cell table:formula="of:=[.$A$36]*1024 -[.$B$36] -[.$C$36] -([.A109]*[.B109])" office:value-type="float" office:value="28480">
            <text:p>28480</text:p>
          </table:table-cell>
          <table:table-cell table:formula="of:=INT([.E109]/4096)" office:value-type="float" office:value="6">
            <text:p>6</text:p>
          </table:table-cell>
          <table:table-cell table:formula="of:=INT(([.$A$36]*1024-[.$C$36]) / ([.A109]+[.$B$36]))" office:value-type="float" office:value="6">
            <text:p>6</text:p>
          </table:table-cell>
          <table:table-cell table:formula="of:=([.$A$36]*1024)-([.A109]*[.G109])" office:value-type="float" office:value="28672">
            <text:p>28672</text:p>
          </table:table-cell>
          <table:table-cell table:formula="of:=[.H109] / ([.$A$36]*1024)" office:value-type="percentage" office:value="0.109375">
            <text:p>10.94%</text:p>
          </table:table-cell>
          <table:table-cell table:formula="of:=[.$A$36]*1024 -[.$C$36] -(([.A109]+[.$B$36])*[.G109])" office:value-type="float" office:value="28160">
            <text:p>28160</text:p>
          </table:table-cell>
          <table:table-cell table:formula="of:=INT([.J109]/4096)" office:value-type="float" office:value="6">
            <text:p>6</text:p>
          </table:table-cell>
          <table:table-cell table:formula="of:=[.I109]-[.D109]" office:value-type="percentage" office:value="0">
            <text:p>0.00%</text:p>
          </table:table-cell>
          <table:table-cell table:formula="of:=[.J109]-[.E109]" office:value-type="float" office:value="-320">
            <text:p>-320</text:p>
          </table:table-cell>
          <table:table-cell table:formula="of:=[.K109]-[.F109]" office:value-type="float" office:value="0">
            <text:p>0</text:p>
          </table:table-cell>
          <table:table-cell table:number-columns-repeated="2"/>
          <table:table-cell table:style-name="Default" table:number-columns-repeated="21"/>
          <table:table-cell table:number-columns-repeated="987"/>
        </table:table-row>
        <table:table-row table:style-name="ro1">
          <table:table-cell office:value-type="float" office:value="39936">
            <text:p>39936</text:p>
          </table:table-cell>
          <table:table-cell table:formula="of:=INT(([.$A$36]*1024-[.$B$36]-[.$C$36]) / [.A110])" office:value-type="float" office:value="6">
            <text:p>6</text:p>
          </table:table-cell>
          <table:table-cell table:formula="of:=([.$A$36]*1024)-([.A110]*[.B110])" office:value-type="float" office:value="22528">
            <text:p>22528</text:p>
          </table:table-cell>
          <table:table-cell table:formula="of:=[.C110] / ([.$A$36]*1024)" office:value-type="percentage" office:value="0.0859375">
            <text:p>8.59%</text:p>
          </table:table-cell>
          <table:table-cell table:formula="of:=[.$A$36]*1024 -[.$B$36] -[.$C$36] -([.A110]*[.B110])" office:value-type="float" office:value="22336">
            <text:p>22336</text:p>
          </table:table-cell>
          <table:table-cell table:formula="of:=INT([.E110]/4096)" office:value-type="float" office:value="5">
            <text:p>5</text:p>
          </table:table-cell>
          <table:table-cell table:formula="of:=INT(([.$A$36]*1024-[.$C$36]) / ([.A110]+[.$B$36]))" office:value-type="float" office:value="6">
            <text:p>6</text:p>
          </table:table-cell>
          <table:table-cell table:formula="of:=([.$A$36]*1024)-([.A110]*[.G110])" office:value-type="float" office:value="22528">
            <text:p>22528</text:p>
          </table:table-cell>
          <table:table-cell table:formula="of:=[.H110] / ([.$A$36]*1024)" office:value-type="percentage" office:value="0.0859375">
            <text:p>8.59%</text:p>
          </table:table-cell>
          <table:table-cell table:formula="of:=[.$A$36]*1024 -[.$C$36] -(([.A110]+[.$B$36])*[.G110])" office:value-type="float" office:value="22016">
            <text:p>22016</text:p>
          </table:table-cell>
          <table:table-cell table:formula="of:=INT([.J110]/4096)" office:value-type="float" office:value="5">
            <text:p>5</text:p>
          </table:table-cell>
          <table:table-cell table:formula="of:=[.I110]-[.D110]" office:value-type="percentage" office:value="0">
            <text:p>0.00%</text:p>
          </table:table-cell>
          <table:table-cell table:formula="of:=[.J110]-[.E110]" office:value-type="float" office:value="-320">
            <text:p>-320</text:p>
          </table:table-cell>
          <table:table-cell table:formula="of:=[.K110]-[.F110]" office:value-type="float" office:value="0">
            <text:p>0</text:p>
          </table:table-cell>
          <table:table-cell table:number-columns-repeated="2"/>
          <table:table-cell table:style-name="Default" table:number-columns-repeated="21"/>
          <table:table-cell table:number-columns-repeated="987"/>
        </table:table-row>
        <table:table-row table:style-name="ro1">
          <table:table-cell office:value-type="float" office:value="40960">
            <text:p>40960</text:p>
          </table:table-cell>
          <table:table-cell table:formula="of:=INT(([.$A$36]*1024-[.$B$36]-[.$C$36]) / [.A111])" office:value-type="float" office:value="6">
            <text:p>6</text:p>
          </table:table-cell>
          <table:table-cell table:formula="of:=([.$A$36]*1024)-([.A111]*[.B111])" office:value-type="float" office:value="16384">
            <text:p>16384</text:p>
          </table:table-cell>
          <table:table-cell table:formula="of:=[.C111] / ([.$A$36]*1024)" office:value-type="percentage" office:value="0.0625">
            <text:p>6.25%</text:p>
          </table:table-cell>
          <table:table-cell table:formula="of:=[.$A$36]*1024 -[.$B$36] -[.$C$36] -([.A111]*[.B111])" office:value-type="float" office:value="16192">
            <text:p>16192</text:p>
          </table:table-cell>
          <table:table-cell table:formula="of:=INT([.E111]/4096)" office:value-type="float" office:value="3">
            <text:p>3</text:p>
          </table:table-cell>
          <table:table-cell table:formula="of:=INT(([.$A$36]*1024-[.$C$36]) / ([.A111]+[.$B$36]))" office:value-type="float" office:value="6">
            <text:p>6</text:p>
          </table:table-cell>
          <table:table-cell table:formula="of:=([.$A$36]*1024)-([.A111]*[.G111])" office:value-type="float" office:value="16384">
            <text:p>16384</text:p>
          </table:table-cell>
          <table:table-cell table:formula="of:=[.H111] / ([.$A$36]*1024)" office:value-type="percentage" office:value="0.0625">
            <text:p>6.25%</text:p>
          </table:table-cell>
          <table:table-cell table:formula="of:=[.$A$36]*1024 -[.$C$36] -(([.A111]+[.$B$36])*[.G111])" office:value-type="float" office:value="15872">
            <text:p>15872</text:p>
          </table:table-cell>
          <table:table-cell table:formula="of:=INT([.J111]/4096)" office:value-type="float" office:value="3">
            <text:p>3</text:p>
          </table:table-cell>
          <table:table-cell table:formula="of:=[.I111]-[.D111]" office:value-type="percentage" office:value="0">
            <text:p>0.00%</text:p>
          </table:table-cell>
          <table:table-cell table:formula="of:=[.J111]-[.E111]" office:value-type="float" office:value="-320">
            <text:p>-320</text:p>
          </table:table-cell>
          <table:table-cell table:formula="of:=[.K111]-[.F111]" office:value-type="float" office:value="0">
            <text:p>0</text:p>
          </table:table-cell>
          <table:table-cell table:number-columns-repeated="2"/>
          <table:table-cell table:style-name="Default" table:number-columns-repeated="21"/>
          <table:table-cell table:number-columns-repeated="987"/>
        </table:table-row>
        <table:table-row table:style-name="ro1">
          <table:table-cell office:value-type="float" office:value="41984">
            <text:p>41984</text:p>
          </table:table-cell>
          <table:table-cell table:formula="of:=INT(([.$A$36]*1024-[.$B$36]-[.$C$36]) / [.A112])" office:value-type="float" office:value="6">
            <text:p>6</text:p>
          </table:table-cell>
          <table:table-cell table:formula="of:=([.$A$36]*1024)-([.A112]*[.B112])" office:value-type="float" office:value="10240">
            <text:p>10240</text:p>
          </table:table-cell>
          <table:table-cell table:formula="of:=[.C112] / ([.$A$36]*1024)" office:value-type="percentage" office:value="0.0390625">
            <text:p>3.91%</text:p>
          </table:table-cell>
          <table:table-cell table:formula="of:=[.$A$36]*1024 -[.$B$36] -[.$C$36] -([.A112]*[.B112])" office:value-type="float" office:value="10048">
            <text:p>10048</text:p>
          </table:table-cell>
          <table:table-cell table:formula="of:=INT([.E112]/4096)" office:value-type="float" office:value="2">
            <text:p>2</text:p>
          </table:table-cell>
          <table:table-cell table:formula="of:=INT(([.$A$36]*1024-[.$C$36]) / ([.A112]+[.$B$36]))" office:value-type="float" office:value="6">
            <text:p>6</text:p>
          </table:table-cell>
          <table:table-cell table:formula="of:=([.$A$36]*1024)-([.A112]*[.G112])" office:value-type="float" office:value="10240">
            <text:p>10240</text:p>
          </table:table-cell>
          <table:table-cell table:formula="of:=[.H112] / ([.$A$36]*1024)" office:value-type="percentage" office:value="0.0390625">
            <text:p>3.91%</text:p>
          </table:table-cell>
          <table:table-cell table:formula="of:=[.$A$36]*1024 -[.$C$36] -(([.A112]+[.$B$36])*[.G112])" office:value-type="float" office:value="9728">
            <text:p>9728</text:p>
          </table:table-cell>
          <table:table-cell table:formula="of:=INT([.J112]/4096)" office:value-type="float" office:value="2">
            <text:p>2</text:p>
          </table:table-cell>
          <table:table-cell table:formula="of:=[.I112]-[.D112]" office:value-type="percentage" office:value="0">
            <text:p>0.00%</text:p>
          </table:table-cell>
          <table:table-cell table:formula="of:=[.J112]-[.E112]" office:value-type="float" office:value="-320">
            <text:p>-320</text:p>
          </table:table-cell>
          <table:table-cell table:formula="of:=[.K112]-[.F112]" office:value-type="float" office:value="0">
            <text:p>0</text:p>
          </table:table-cell>
          <table:table-cell table:number-columns-repeated="2"/>
          <table:table-cell table:style-name="Default" table:number-columns-repeated="21"/>
          <table:table-cell table:number-columns-repeated="987"/>
        </table:table-row>
        <table:table-row table:style-name="ro1">
          <table:table-cell office:value-type="float" office:value="43008">
            <text:p>43008</text:p>
          </table:table-cell>
          <table:table-cell table:formula="of:=INT(([.$A$36]*1024-[.$B$36]-[.$C$36]) / [.A113])" office:value-type="float" office:value="6">
            <text:p>6</text:p>
          </table:table-cell>
          <table:table-cell table:formula="of:=([.$A$36]*1024)-([.A113]*[.B113])" office:value-type="float" office:value="4096">
            <text:p>4096</text:p>
          </table:table-cell>
          <table:table-cell table:formula="of:=[.C113] / ([.$A$36]*1024)" office:value-type="percentage" office:value="0.015625">
            <text:p>1.56%</text:p>
          </table:table-cell>
          <table:table-cell table:formula="of:=[.$A$36]*1024 -[.$B$36] -[.$C$36] -([.A113]*[.B113])" office:value-type="float" office:value="3904">
            <text:p>3904</text:p>
          </table:table-cell>
          <table:table-cell table:formula="of:=INT([.E113]/4096)" office:value-type="float" office:value="0">
            <text:p>0</text:p>
          </table:table-cell>
          <table:table-cell table:formula="of:=INT(([.$A$36]*1024-[.$C$36]) / ([.A113]+[.$B$36]))" office:value-type="float" office:value="6">
            <text:p>6</text:p>
          </table:table-cell>
          <table:table-cell table:formula="of:=([.$A$36]*1024)-([.A113]*[.G113])" office:value-type="float" office:value="4096">
            <text:p>4096</text:p>
          </table:table-cell>
          <table:table-cell table:formula="of:=[.H113] / ([.$A$36]*1024)" office:value-type="percentage" office:value="0.015625">
            <text:p>1.56%</text:p>
          </table:table-cell>
          <table:table-cell table:formula="of:=[.$A$36]*1024 -[.$C$36] -(([.A113]+[.$B$36])*[.G113])" office:value-type="float" office:value="3584">
            <text:p>3584</text:p>
          </table:table-cell>
          <table:table-cell table:formula="of:=INT([.J113]/4096)" office:value-type="float" office:value="0">
            <text:p>0</text:p>
          </table:table-cell>
          <table:table-cell table:formula="of:=[.I113]-[.D113]" office:value-type="percentage" office:value="0">
            <text:p>0.00%</text:p>
          </table:table-cell>
          <table:table-cell table:formula="of:=[.J113]-[.E113]" office:value-type="float" office:value="-320">
            <text:p>-320</text:p>
          </table:table-cell>
          <table:table-cell table:formula="of:=[.K113]-[.F113]" office:value-type="float" office:value="0">
            <text:p>0</text:p>
          </table:table-cell>
          <table:table-cell table:number-columns-repeated="2"/>
          <table:table-cell table:style-name="Default" table:number-columns-repeated="21"/>
          <table:table-cell table:number-columns-repeated="987"/>
        </table:table-row>
        <table:table-row table:style-name="ro1">
          <table:table-cell office:value-type="float" office:value="44032">
            <text:p>44032</text:p>
          </table:table-cell>
          <table:table-cell table:formula="of:=INT(([.$A$36]*1024-[.$B$36]-[.$C$36]) / [.A114])" office:value-type="float" office:value="5">
            <text:p>5</text:p>
          </table:table-cell>
          <table:table-cell table:formula="of:=([.$A$36]*1024)-([.A114]*[.B114])" office:value-type="float" office:value="41984">
            <text:p>41984</text:p>
          </table:table-cell>
          <table:table-cell table:formula="of:=[.C114] / ([.$A$36]*1024)" office:value-type="percentage" office:value="0.16015625">
            <text:p>16.02%</text:p>
          </table:table-cell>
          <table:table-cell table:formula="of:=[.$A$36]*1024 -[.$B$36] -[.$C$36] -([.A114]*[.B114])" office:value-type="float" office:value="41792">
            <text:p>41792</text:p>
          </table:table-cell>
          <table:table-cell table:formula="of:=INT([.E114]/4096)" office:value-type="float" office:value="10">
            <text:p>10</text:p>
          </table:table-cell>
          <table:table-cell table:formula="of:=INT(([.$A$36]*1024-[.$C$36]) / ([.A114]+[.$B$36]))" office:value-type="float" office:value="5">
            <text:p>5</text:p>
          </table:table-cell>
          <table:table-cell table:formula="of:=([.$A$36]*1024)-([.A114]*[.G114])" office:value-type="float" office:value="41984">
            <text:p>41984</text:p>
          </table:table-cell>
          <table:table-cell table:formula="of:=[.H114] / ([.$A$36]*1024)" office:value-type="percentage" office:value="0.16015625">
            <text:p>16.02%</text:p>
          </table:table-cell>
          <table:table-cell table:formula="of:=[.$A$36]*1024 -[.$C$36] -(([.A114]+[.$B$36])*[.G114])" office:value-type="float" office:value="41536">
            <text:p>41536</text:p>
          </table:table-cell>
          <table:table-cell table:formula="of:=INT([.J114]/4096)" office:value-type="float" office:value="10">
            <text:p>10</text:p>
          </table:table-cell>
          <table:table-cell table:formula="of:=[.I114]-[.D114]" office:value-type="percentage" office:value="0">
            <text:p>0.00%</text:p>
          </table:table-cell>
          <table:table-cell table:formula="of:=[.J114]-[.E114]" office:value-type="float" office:value="-256">
            <text:p>-256</text:p>
          </table:table-cell>
          <table:table-cell table:formula="of:=[.K114]-[.F114]" office:value-type="float" office:value="0">
            <text:p>0</text:p>
          </table:table-cell>
          <table:table-cell table:number-columns-repeated="2"/>
          <table:table-cell table:style-name="Default" table:number-columns-repeated="21"/>
          <table:table-cell table:number-columns-repeated="987"/>
        </table:table-row>
        <table:table-row table:style-name="ro1">
          <table:table-cell office:value-type="float" office:value="45056">
            <text:p>45056</text:p>
          </table:table-cell>
          <table:table-cell table:formula="of:=INT(([.$A$36]*1024-[.$B$36]-[.$C$36]) / [.A115])" office:value-type="float" office:value="5">
            <text:p>5</text:p>
          </table:table-cell>
          <table:table-cell table:formula="of:=([.$A$36]*1024)-([.A115]*[.B115])" office:value-type="float" office:value="36864">
            <text:p>36864</text:p>
          </table:table-cell>
          <table:table-cell table:formula="of:=[.C115] / ([.$A$36]*1024)" office:value-type="percentage" office:value="0.140625">
            <text:p>14.06%</text:p>
          </table:table-cell>
          <table:table-cell table:formula="of:=[.$A$36]*1024 -[.$B$36] -[.$C$36] -([.A115]*[.B115])" office:value-type="float" office:value="36672">
            <text:p>36672</text:p>
          </table:table-cell>
          <table:table-cell table:formula="of:=INT([.E115]/4096)" office:value-type="float" office:value="8">
            <text:p>8</text:p>
          </table:table-cell>
          <table:table-cell table:formula="of:=INT(([.$A$36]*1024-[.$C$36]) / ([.A115]+[.$B$36]))" office:value-type="float" office:value="5">
            <text:p>5</text:p>
          </table:table-cell>
          <table:table-cell table:formula="of:=([.$A$36]*1024)-([.A115]*[.G115])" office:value-type="float" office:value="36864">
            <text:p>36864</text:p>
          </table:table-cell>
          <table:table-cell table:formula="of:=[.H115] / ([.$A$36]*1024)" office:value-type="percentage" office:value="0.140625">
            <text:p>14.06%</text:p>
          </table:table-cell>
          <table:table-cell table:formula="of:=[.$A$36]*1024 -[.$C$36] -(([.A115]+[.$B$36])*[.G115])" office:value-type="float" office:value="36416">
            <text:p>36416</text:p>
          </table:table-cell>
          <table:table-cell table:formula="of:=INT([.J115]/4096)" office:value-type="float" office:value="8">
            <text:p>8</text:p>
          </table:table-cell>
          <table:table-cell table:formula="of:=[.I115]-[.D115]" office:value-type="percentage" office:value="0">
            <text:p>0.00%</text:p>
          </table:table-cell>
          <table:table-cell table:formula="of:=[.J115]-[.E115]" office:value-type="float" office:value="-256">
            <text:p>-256</text:p>
          </table:table-cell>
          <table:table-cell table:formula="of:=[.K115]-[.F115]" office:value-type="float" office:value="0">
            <text:p>0</text:p>
          </table:table-cell>
          <table:table-cell table:number-columns-repeated="2"/>
          <table:table-cell table:style-name="Default" table:number-columns-repeated="21"/>
          <table:table-cell table:number-columns-repeated="987"/>
        </table:table-row>
        <table:table-row table:style-name="ro1">
          <table:table-cell office:value-type="float" office:value="46080">
            <text:p>46080</text:p>
          </table:table-cell>
          <table:table-cell table:formula="of:=INT(([.$A$36]*1024-[.$B$36]-[.$C$36]) / [.A116])" office:value-type="float" office:value="5">
            <text:p>5</text:p>
          </table:table-cell>
          <table:table-cell table:formula="of:=([.$A$36]*1024)-([.A116]*[.B116])" office:value-type="float" office:value="31744">
            <text:p>31744</text:p>
          </table:table-cell>
          <table:table-cell table:formula="of:=[.C116] / ([.$A$36]*1024)" office:value-type="percentage" office:value="0.12109375">
            <text:p>12.11%</text:p>
          </table:table-cell>
          <table:table-cell table:formula="of:=[.$A$36]*1024 -[.$B$36] -[.$C$36] -([.A116]*[.B116])" office:value-type="float" office:value="31552">
            <text:p>31552</text:p>
          </table:table-cell>
          <table:table-cell table:formula="of:=INT([.E116]/4096)" office:value-type="float" office:value="7">
            <text:p>7</text:p>
          </table:table-cell>
          <table:table-cell table:formula="of:=INT(([.$A$36]*1024-[.$C$36]) / ([.A116]+[.$B$36]))" office:value-type="float" office:value="5">
            <text:p>5</text:p>
          </table:table-cell>
          <table:table-cell table:formula="of:=([.$A$36]*1024)-([.A116]*[.G116])" office:value-type="float" office:value="31744">
            <text:p>31744</text:p>
          </table:table-cell>
          <table:table-cell table:formula="of:=[.H116] / ([.$A$36]*1024)" office:value-type="percentage" office:value="0.12109375">
            <text:p>12.11%</text:p>
          </table:table-cell>
          <table:table-cell table:formula="of:=[.$A$36]*1024 -[.$C$36] -(([.A116]+[.$B$36])*[.G116])" office:value-type="float" office:value="31296">
            <text:p>31296</text:p>
          </table:table-cell>
          <table:table-cell table:formula="of:=INT([.J116]/4096)" office:value-type="float" office:value="7">
            <text:p>7</text:p>
          </table:table-cell>
          <table:table-cell table:formula="of:=[.I116]-[.D116]" office:value-type="percentage" office:value="0">
            <text:p>0.00%</text:p>
          </table:table-cell>
          <table:table-cell table:formula="of:=[.J116]-[.E116]" office:value-type="float" office:value="-256">
            <text:p>-256</text:p>
          </table:table-cell>
          <table:table-cell table:formula="of:=[.K116]-[.F116]" office:value-type="float" office:value="0">
            <text:p>0</text:p>
          </table:table-cell>
          <table:table-cell table:number-columns-repeated="2"/>
          <table:table-cell table:style-name="Default" table:number-columns-repeated="21"/>
          <table:table-cell table:number-columns-repeated="987"/>
        </table:table-row>
        <table:table-row table:style-name="ro1">
          <table:table-cell office:value-type="float" office:value="47104">
            <text:p>47104</text:p>
          </table:table-cell>
          <table:table-cell table:formula="of:=INT(([.$A$36]*1024-[.$B$36]-[.$C$36]) / [.A117])" office:value-type="float" office:value="5">
            <text:p>5</text:p>
          </table:table-cell>
          <table:table-cell table:formula="of:=([.$A$36]*1024)-([.A117]*[.B117])" office:value-type="float" office:value="26624">
            <text:p>26624</text:p>
          </table:table-cell>
          <table:table-cell table:formula="of:=[.C117] / ([.$A$36]*1024)" office:value-type="percentage" office:value="0.1015625">
            <text:p>10.16%</text:p>
          </table:table-cell>
          <table:table-cell table:formula="of:=[.$A$36]*1024 -[.$B$36] -[.$C$36] -([.A117]*[.B117])" office:value-type="float" office:value="26432">
            <text:p>26432</text:p>
          </table:table-cell>
          <table:table-cell table:formula="of:=INT([.E117]/4096)" office:value-type="float" office:value="6">
            <text:p>6</text:p>
          </table:table-cell>
          <table:table-cell table:formula="of:=INT(([.$A$36]*1024-[.$C$36]) / ([.A117]+[.$B$36]))" office:value-type="float" office:value="5">
            <text:p>5</text:p>
          </table:table-cell>
          <table:table-cell table:formula="of:=([.$A$36]*1024)-([.A117]*[.G117])" office:value-type="float" office:value="26624">
            <text:p>26624</text:p>
          </table:table-cell>
          <table:table-cell table:formula="of:=[.H117] / ([.$A$36]*1024)" office:value-type="percentage" office:value="0.1015625">
            <text:p>10.16%</text:p>
          </table:table-cell>
          <table:table-cell table:formula="of:=[.$A$36]*1024 -[.$C$36] -(([.A117]+[.$B$36])*[.G117])" office:value-type="float" office:value="26176">
            <text:p>26176</text:p>
          </table:table-cell>
          <table:table-cell table:formula="of:=INT([.J117]/4096)" office:value-type="float" office:value="6">
            <text:p>6</text:p>
          </table:table-cell>
          <table:table-cell table:formula="of:=[.I117]-[.D117]" office:value-type="percentage" office:value="0">
            <text:p>0.00%</text:p>
          </table:table-cell>
          <table:table-cell table:formula="of:=[.J117]-[.E117]" office:value-type="float" office:value="-256">
            <text:p>-256</text:p>
          </table:table-cell>
          <table:table-cell table:formula="of:=[.K117]-[.F117]" office:value-type="float" office:value="0">
            <text:p>0</text:p>
          </table:table-cell>
          <table:table-cell table:number-columns-repeated="2"/>
          <table:table-cell table:style-name="Default" table:number-columns-repeated="21"/>
          <table:table-cell table:number-columns-repeated="987"/>
        </table:table-row>
        <table:table-row table:style-name="ro1">
          <table:table-cell office:value-type="float" office:value="48128">
            <text:p>48128</text:p>
          </table:table-cell>
          <table:table-cell table:formula="of:=INT(([.$A$36]*1024-[.$B$36]-[.$C$36]) / [.A118])" office:value-type="float" office:value="5">
            <text:p>5</text:p>
          </table:table-cell>
          <table:table-cell table:formula="of:=([.$A$36]*1024)-([.A118]*[.B118])" office:value-type="float" office:value="21504">
            <text:p>21504</text:p>
          </table:table-cell>
          <table:table-cell table:formula="of:=[.C118] / ([.$A$36]*1024)" office:value-type="percentage" office:value="0.08203125">
            <text:p>8.20%</text:p>
          </table:table-cell>
          <table:table-cell table:formula="of:=[.$A$36]*1024 -[.$B$36] -[.$C$36] -([.A118]*[.B118])" office:value-type="float" office:value="21312">
            <text:p>21312</text:p>
          </table:table-cell>
          <table:table-cell table:formula="of:=INT([.E118]/4096)" office:value-type="float" office:value="5">
            <text:p>5</text:p>
          </table:table-cell>
          <table:table-cell table:formula="of:=INT(([.$A$36]*1024-[.$C$36]) / ([.A118]+[.$B$36]))" office:value-type="float" office:value="5">
            <text:p>5</text:p>
          </table:table-cell>
          <table:table-cell table:formula="of:=([.$A$36]*1024)-([.A118]*[.G118])" office:value-type="float" office:value="21504">
            <text:p>21504</text:p>
          </table:table-cell>
          <table:table-cell table:formula="of:=[.H118] / ([.$A$36]*1024)" office:value-type="percentage" office:value="0.08203125">
            <text:p>8.20%</text:p>
          </table:table-cell>
          <table:table-cell table:formula="of:=[.$A$36]*1024 -[.$C$36] -(([.A118]+[.$B$36])*[.G118])" office:value-type="float" office:value="21056">
            <text:p>21056</text:p>
          </table:table-cell>
          <table:table-cell table:formula="of:=INT([.J118]/4096)" office:value-type="float" office:value="5">
            <text:p>5</text:p>
          </table:table-cell>
          <table:table-cell table:formula="of:=[.I118]-[.D118]" office:value-type="percentage" office:value="0">
            <text:p>0.00%</text:p>
          </table:table-cell>
          <table:table-cell table:formula="of:=[.J118]-[.E118]" office:value-type="float" office:value="-256">
            <text:p>-256</text:p>
          </table:table-cell>
          <table:table-cell table:formula="of:=[.K118]-[.F118]" office:value-type="float" office:value="0">
            <text:p>0</text:p>
          </table:table-cell>
          <table:table-cell table:number-columns-repeated="2"/>
          <table:table-cell table:style-name="Default" table:number-columns-repeated="21"/>
          <table:table-cell table:number-columns-repeated="987"/>
        </table:table-row>
        <table:table-row table:style-name="ro1">
          <table:table-cell office:value-type="float" office:value="49152">
            <text:p>49152</text:p>
          </table:table-cell>
          <table:table-cell table:formula="of:=INT(([.$A$36]*1024-[.$B$36]-[.$C$36]) / [.A119])" office:value-type="float" office:value="5">
            <text:p>5</text:p>
          </table:table-cell>
          <table:table-cell table:formula="of:=([.$A$36]*1024)-([.A119]*[.B119])" office:value-type="float" office:value="16384">
            <text:p>16384</text:p>
          </table:table-cell>
          <table:table-cell table:formula="of:=[.C119] / ([.$A$36]*1024)" office:value-type="percentage" office:value="0.0625">
            <text:p>6.25%</text:p>
          </table:table-cell>
          <table:table-cell table:formula="of:=[.$A$36]*1024 -[.$B$36] -[.$C$36] -([.A119]*[.B119])" office:value-type="float" office:value="16192">
            <text:p>16192</text:p>
          </table:table-cell>
          <table:table-cell table:formula="of:=INT([.E119]/4096)" office:value-type="float" office:value="3">
            <text:p>3</text:p>
          </table:table-cell>
          <table:table-cell table:formula="of:=INT(([.$A$36]*1024-[.$C$36]) / ([.A119]+[.$B$36]))" office:value-type="float" office:value="5">
            <text:p>5</text:p>
          </table:table-cell>
          <table:table-cell table:formula="of:=([.$A$36]*1024)-([.A119]*[.G119])" office:value-type="float" office:value="16384">
            <text:p>16384</text:p>
          </table:table-cell>
          <table:table-cell table:formula="of:=[.H119] / ([.$A$36]*1024)" office:value-type="percentage" office:value="0.0625">
            <text:p>6.25%</text:p>
          </table:table-cell>
          <table:table-cell table:formula="of:=[.$A$36]*1024 -[.$C$36] -(([.A119]+[.$B$36])*[.G119])" office:value-type="float" office:value="15936">
            <text:p>15936</text:p>
          </table:table-cell>
          <table:table-cell table:formula="of:=INT([.J119]/4096)" office:value-type="float" office:value="3">
            <text:p>3</text:p>
          </table:table-cell>
          <table:table-cell table:formula="of:=[.I119]-[.D119]" office:value-type="percentage" office:value="0">
            <text:p>0.00%</text:p>
          </table:table-cell>
          <table:table-cell table:formula="of:=[.J119]-[.E119]" office:value-type="float" office:value="-256">
            <text:p>-256</text:p>
          </table:table-cell>
          <table:table-cell table:formula="of:=[.K119]-[.F119]" office:value-type="float" office:value="0">
            <text:p>0</text:p>
          </table:table-cell>
          <table:table-cell table:number-columns-repeated="2"/>
          <table:table-cell table:style-name="Default" table:number-columns-repeated="21"/>
          <table:table-cell table:number-columns-repeated="987"/>
        </table:table-row>
        <table:table-row table:style-name="ro1">
          <table:table-cell office:value-type="float" office:value="50176">
            <text:p>50176</text:p>
          </table:table-cell>
          <table:table-cell table:formula="of:=INT(([.$A$36]*1024-[.$B$36]-[.$C$36]) / [.A120])" office:value-type="float" office:value="5">
            <text:p>5</text:p>
          </table:table-cell>
          <table:table-cell table:formula="of:=([.$A$36]*1024)-([.A120]*[.B120])" office:value-type="float" office:value="11264">
            <text:p>11264</text:p>
          </table:table-cell>
          <table:table-cell table:formula="of:=[.C120] / ([.$A$36]*1024)" office:value-type="percentage" office:value="0.04296875">
            <text:p>4.30%</text:p>
          </table:table-cell>
          <table:table-cell table:formula="of:=[.$A$36]*1024 -[.$B$36] -[.$C$36] -([.A120]*[.B120])" office:value-type="float" office:value="11072">
            <text:p>11072</text:p>
          </table:table-cell>
          <table:table-cell table:formula="of:=INT([.E120]/4096)" office:value-type="float" office:value="2">
            <text:p>2</text:p>
          </table:table-cell>
          <table:table-cell table:formula="of:=INT(([.$A$36]*1024-[.$C$36]) / ([.A120]+[.$B$36]))" office:value-type="float" office:value="5">
            <text:p>5</text:p>
          </table:table-cell>
          <table:table-cell table:formula="of:=([.$A$36]*1024)-([.A120]*[.G120])" office:value-type="float" office:value="11264">
            <text:p>11264</text:p>
          </table:table-cell>
          <table:table-cell table:formula="of:=[.H120] / ([.$A$36]*1024)" office:value-type="percentage" office:value="0.04296875">
            <text:p>4.30%</text:p>
          </table:table-cell>
          <table:table-cell table:formula="of:=[.$A$36]*1024 -[.$C$36] -(([.A120]+[.$B$36])*[.G120])" office:value-type="float" office:value="10816">
            <text:p>10816</text:p>
          </table:table-cell>
          <table:table-cell table:formula="of:=INT([.J120]/4096)" office:value-type="float" office:value="2">
            <text:p>2</text:p>
          </table:table-cell>
          <table:table-cell table:formula="of:=[.I120]-[.D120]" office:value-type="percentage" office:value="0">
            <text:p>0.00%</text:p>
          </table:table-cell>
          <table:table-cell table:formula="of:=[.J120]-[.E120]" office:value-type="float" office:value="-256">
            <text:p>-256</text:p>
          </table:table-cell>
          <table:table-cell table:formula="of:=[.K120]-[.F120]" office:value-type="float" office:value="0">
            <text:p>0</text:p>
          </table:table-cell>
          <table:table-cell table:number-columns-repeated="2"/>
          <table:table-cell table:style-name="Default" table:number-columns-repeated="21"/>
          <table:table-cell table:number-columns-repeated="987"/>
        </table:table-row>
        <table:table-row table:style-name="ro1">
          <table:table-cell office:value-type="float" office:value="51200">
            <text:p>51200</text:p>
          </table:table-cell>
          <table:table-cell table:formula="of:=INT(([.$A$36]*1024-[.$B$36]-[.$C$36]) / [.A121])" office:value-type="float" office:value="5">
            <text:p>5</text:p>
          </table:table-cell>
          <table:table-cell table:formula="of:=([.$A$36]*1024)-([.A121]*[.B121])" office:value-type="float" office:value="6144">
            <text:p>6144</text:p>
          </table:table-cell>
          <table:table-cell table:formula="of:=[.C121] / ([.$A$36]*1024)" office:value-type="percentage" office:value="0.0234375">
            <text:p>2.34%</text:p>
          </table:table-cell>
          <table:table-cell table:formula="of:=[.$A$36]*1024 -[.$B$36] -[.$C$36] -([.A121]*[.B121])" office:value-type="float" office:value="5952">
            <text:p>5952</text:p>
          </table:table-cell>
          <table:table-cell table:formula="of:=INT([.E121]/4096)" office:value-type="float" office:value="1">
            <text:p>1</text:p>
          </table:table-cell>
          <table:table-cell table:formula="of:=INT(([.$A$36]*1024-[.$C$36]) / ([.A121]+[.$B$36]))" office:value-type="float" office:value="5">
            <text:p>5</text:p>
          </table:table-cell>
          <table:table-cell table:formula="of:=([.$A$36]*1024)-([.A121]*[.G121])" office:value-type="float" office:value="6144">
            <text:p>6144</text:p>
          </table:table-cell>
          <table:table-cell table:formula="of:=[.H121] / ([.$A$36]*1024)" office:value-type="percentage" office:value="0.0234375">
            <text:p>2.34%</text:p>
          </table:table-cell>
          <table:table-cell table:formula="of:=[.$A$36]*1024 -[.$C$36] -(([.A121]+[.$B$36])*[.G121])" office:value-type="float" office:value="5696">
            <text:p>5696</text:p>
          </table:table-cell>
          <table:table-cell table:formula="of:=INT([.J121]/4096)" office:value-type="float" office:value="1">
            <text:p>1</text:p>
          </table:table-cell>
          <table:table-cell table:formula="of:=[.I121]-[.D121]" office:value-type="percentage" office:value="0">
            <text:p>0.00%</text:p>
          </table:table-cell>
          <table:table-cell table:formula="of:=[.J121]-[.E121]" office:value-type="float" office:value="-256">
            <text:p>-256</text:p>
          </table:table-cell>
          <table:table-cell table:formula="of:=[.K121]-[.F121]" office:value-type="float" office:value="0">
            <text:p>0</text:p>
          </table:table-cell>
          <table:table-cell table:number-columns-repeated="2"/>
          <table:table-cell table:style-name="Default" table:number-columns-repeated="21"/>
          <table:table-cell table:number-columns-repeated="987"/>
        </table:table-row>
        <table:table-row table:style-name="ro1">
          <table:table-cell office:value-type="float" office:value="52224">
            <text:p>52224</text:p>
          </table:table-cell>
          <table:table-cell table:formula="of:=INT(([.$A$36]*1024-[.$B$36]-[.$C$36]) / [.A122])" office:value-type="float" office:value="5">
            <text:p>5</text:p>
          </table:table-cell>
          <table:table-cell table:formula="of:=([.$A$36]*1024)-([.A122]*[.B122])" office:value-type="float" office:value="1024">
            <text:p>1024</text:p>
          </table:table-cell>
          <table:table-cell table:formula="of:=[.C122] / ([.$A$36]*1024)" office:value-type="percentage" office:value="0.00390625">
            <text:p>0.39%</text:p>
          </table:table-cell>
          <table:table-cell table:formula="of:=[.$A$36]*1024 -[.$B$36] -[.$C$36] -([.A122]*[.B122])" office:value-type="float" office:value="832">
            <text:p>832</text:p>
          </table:table-cell>
          <table:table-cell table:formula="of:=INT([.E122]/4096)" office:value-type="float" office:value="0">
            <text:p>0</text:p>
          </table:table-cell>
          <table:table-cell table:formula="of:=INT(([.$A$36]*1024-[.$C$36]) / ([.A122]+[.$B$36]))" office:value-type="float" office:value="5">
            <text:p>5</text:p>
          </table:table-cell>
          <table:table-cell table:formula="of:=([.$A$36]*1024)-([.A122]*[.G122])" office:value-type="float" office:value="1024">
            <text:p>1024</text:p>
          </table:table-cell>
          <table:table-cell table:formula="of:=[.H122] / ([.$A$36]*1024)" office:value-type="percentage" office:value="0.00390625">
            <text:p>0.39%</text:p>
          </table:table-cell>
          <table:table-cell table:formula="of:=[.$A$36]*1024 -[.$C$36] -(([.A122]+[.$B$36])*[.G122])" office:value-type="float" office:value="576">
            <text:p>576</text:p>
          </table:table-cell>
          <table:table-cell table:formula="of:=INT([.J122]/4096)" office:value-type="float" office:value="0">
            <text:p>0</text:p>
          </table:table-cell>
          <table:table-cell table:formula="of:=[.I122]-[.D122]" office:value-type="percentage" office:value="0">
            <text:p>0.00%</text:p>
          </table:table-cell>
          <table:table-cell table:formula="of:=[.J122]-[.E122]" office:value-type="float" office:value="-256">
            <text:p>-256</text:p>
          </table:table-cell>
          <table:table-cell table:formula="of:=[.K122]-[.F122]" office:value-type="float" office:value="0">
            <text:p>0</text:p>
          </table:table-cell>
          <table:table-cell table:number-columns-repeated="2"/>
          <table:table-cell table:style-name="Default" table:number-columns-repeated="21"/>
          <table:table-cell table:number-columns-repeated="987"/>
        </table:table-row>
        <table:table-row table:style-name="ro1">
          <table:table-cell office:value-type="float" office:value="53248">
            <text:p>53248</text:p>
          </table:table-cell>
          <table:table-cell table:formula="of:=INT(([.$A$36]*1024-[.$B$36]-[.$C$36]) / [.A123])" office:value-type="float" office:value="4">
            <text:p>4</text:p>
          </table:table-cell>
          <table:table-cell table:formula="of:=([.$A$36]*1024)-([.A123]*[.B123])" office:value-type="float" office:value="49152">
            <text:p>49152</text:p>
          </table:table-cell>
          <table:table-cell table:formula="of:=[.C123] / ([.$A$36]*1024)" office:value-type="percentage" office:value="0.1875">
            <text:p>18.75%</text:p>
          </table:table-cell>
          <table:table-cell table:formula="of:=[.$A$36]*1024 -[.$B$36] -[.$C$36] -([.A123]*[.B123])" office:value-type="float" office:value="48960">
            <text:p>48960</text:p>
          </table:table-cell>
          <table:table-cell table:formula="of:=INT([.E123]/4096)" office:value-type="float" office:value="11">
            <text:p>11</text:p>
          </table:table-cell>
          <table:table-cell table:formula="of:=INT(([.$A$36]*1024-[.$C$36]) / ([.A123]+[.$B$36]))" office:value-type="float" office:value="4">
            <text:p>4</text:p>
          </table:table-cell>
          <table:table-cell table:formula="of:=([.$A$36]*1024)-([.A123]*[.G123])" office:value-type="float" office:value="49152">
            <text:p>49152</text:p>
          </table:table-cell>
          <table:table-cell table:formula="of:=[.H123] / ([.$A$36]*1024)" office:value-type="percentage" office:value="0.1875">
            <text:p>18.75%</text:p>
          </table:table-cell>
          <table:table-cell table:formula="of:=[.$A$36]*1024 -[.$C$36] -(([.A123]+[.$B$36])*[.G123])" office:value-type="float" office:value="48768">
            <text:p>48768</text:p>
          </table:table-cell>
          <table:table-cell table:formula="of:=INT([.J123]/4096)" office:value-type="float" office:value="11">
            <text:p>11</text:p>
          </table:table-cell>
          <table:table-cell table:formula="of:=[.I123]-[.D123]" office:value-type="percentage" office:value="0">
            <text:p>0.00%</text:p>
          </table:table-cell>
          <table:table-cell table:formula="of:=[.J123]-[.E123]" office:value-type="float" office:value="-192">
            <text:p>-192</text:p>
          </table:table-cell>
          <table:table-cell table:formula="of:=[.K123]-[.F123]" office:value-type="float" office:value="0">
            <text:p>0</text:p>
          </table:table-cell>
          <table:table-cell table:number-columns-repeated="2"/>
          <table:table-cell table:style-name="Default" table:number-columns-repeated="21"/>
          <table:table-cell table:number-columns-repeated="987"/>
        </table:table-row>
        <table:table-row table:style-name="ro1">
          <table:table-cell office:value-type="float" office:value="54272">
            <text:p>54272</text:p>
          </table:table-cell>
          <table:table-cell table:formula="of:=INT(([.$A$36]*1024-[.$B$36]-[.$C$36]) / [.A124])" office:value-type="float" office:value="4">
            <text:p>4</text:p>
          </table:table-cell>
          <table:table-cell table:formula="of:=([.$A$36]*1024)-([.A124]*[.B124])" office:value-type="float" office:value="45056">
            <text:p>45056</text:p>
          </table:table-cell>
          <table:table-cell table:formula="of:=[.C124] / ([.$A$36]*1024)" office:value-type="percentage" office:value="0.171875">
            <text:p>17.19%</text:p>
          </table:table-cell>
          <table:table-cell table:formula="of:=[.$A$36]*1024 -[.$B$36] -[.$C$36] -([.A124]*[.B124])" office:value-type="float" office:value="44864">
            <text:p>44864</text:p>
          </table:table-cell>
          <table:table-cell table:formula="of:=INT([.E124]/4096)" office:value-type="float" office:value="10">
            <text:p>10</text:p>
          </table:table-cell>
          <table:table-cell table:formula="of:=INT(([.$A$36]*1024-[.$C$36]) / ([.A124]+[.$B$36]))" office:value-type="float" office:value="4">
            <text:p>4</text:p>
          </table:table-cell>
          <table:table-cell table:formula="of:=([.$A$36]*1024)-([.A124]*[.G124])" office:value-type="float" office:value="45056">
            <text:p>45056</text:p>
          </table:table-cell>
          <table:table-cell table:formula="of:=[.H124] / ([.$A$36]*1024)" office:value-type="percentage" office:value="0.171875">
            <text:p>17.19%</text:p>
          </table:table-cell>
          <table:table-cell table:formula="of:=[.$A$36]*1024 -[.$C$36] -(([.A124]+[.$B$36])*[.G124])" office:value-type="float" office:value="44672">
            <text:p>44672</text:p>
          </table:table-cell>
          <table:table-cell table:formula="of:=INT([.J124]/4096)" office:value-type="float" office:value="10">
            <text:p>10</text:p>
          </table:table-cell>
          <table:table-cell table:formula="of:=[.I124]-[.D124]" office:value-type="percentage" office:value="0">
            <text:p>0.00%</text:p>
          </table:table-cell>
          <table:table-cell table:formula="of:=[.J124]-[.E124]" office:value-type="float" office:value="-192">
            <text:p>-192</text:p>
          </table:table-cell>
          <table:table-cell table:formula="of:=[.K124]-[.F124]" office:value-type="float" office:value="0">
            <text:p>0</text:p>
          </table:table-cell>
          <table:table-cell table:number-columns-repeated="2"/>
          <table:table-cell table:style-name="Default" table:number-columns-repeated="21"/>
          <table:table-cell table:number-columns-repeated="987"/>
        </table:table-row>
        <table:table-row table:style-name="ro1">
          <table:table-cell office:value-type="float" office:value="55296">
            <text:p>55296</text:p>
          </table:table-cell>
          <table:table-cell table:formula="of:=INT(([.$A$36]*1024-[.$B$36]-[.$C$36]) / [.A125])" office:value-type="float" office:value="4">
            <text:p>4</text:p>
          </table:table-cell>
          <table:table-cell table:formula="of:=([.$A$36]*1024)-([.A125]*[.B125])" office:value-type="float" office:value="40960">
            <text:p>40960</text:p>
          </table:table-cell>
          <table:table-cell table:formula="of:=[.C125] / ([.$A$36]*1024)" office:value-type="percentage" office:value="0.15625">
            <text:p>15.63%</text:p>
          </table:table-cell>
          <table:table-cell table:formula="of:=[.$A$36]*1024 -[.$B$36] -[.$C$36] -([.A125]*[.B125])" office:value-type="float" office:value="40768">
            <text:p>40768</text:p>
          </table:table-cell>
          <table:table-cell table:formula="of:=INT([.E125]/4096)" office:value-type="float" office:value="9">
            <text:p>9</text:p>
          </table:table-cell>
          <table:table-cell table:formula="of:=INT(([.$A$36]*1024-[.$C$36]) / ([.A125]+[.$B$36]))" office:value-type="float" office:value="4">
            <text:p>4</text:p>
          </table:table-cell>
          <table:table-cell table:formula="of:=([.$A$36]*1024)-([.A125]*[.G125])" office:value-type="float" office:value="40960">
            <text:p>40960</text:p>
          </table:table-cell>
          <table:table-cell table:formula="of:=[.H125] / ([.$A$36]*1024)" office:value-type="percentage" office:value="0.15625">
            <text:p>15.63%</text:p>
          </table:table-cell>
          <table:table-cell table:formula="of:=[.$A$36]*1024 -[.$C$36] -(([.A125]+[.$B$36])*[.G125])" office:value-type="float" office:value="40576">
            <text:p>40576</text:p>
          </table:table-cell>
          <table:table-cell table:formula="of:=INT([.J125]/4096)" office:value-type="float" office:value="9">
            <text:p>9</text:p>
          </table:table-cell>
          <table:table-cell table:formula="of:=[.I125]-[.D125]" office:value-type="percentage" office:value="0">
            <text:p>0.00%</text:p>
          </table:table-cell>
          <table:table-cell table:formula="of:=[.J125]-[.E125]" office:value-type="float" office:value="-192">
            <text:p>-192</text:p>
          </table:table-cell>
          <table:table-cell table:formula="of:=[.K125]-[.F125]" office:value-type="float" office:value="0">
            <text:p>0</text:p>
          </table:table-cell>
          <table:table-cell table:number-columns-repeated="2"/>
          <table:table-cell table:style-name="Default" table:number-columns-repeated="21"/>
          <table:table-cell table:number-columns-repeated="987"/>
        </table:table-row>
        <table:table-row table:style-name="ro1">
          <table:table-cell office:value-type="float" office:value="56320">
            <text:p>56320</text:p>
          </table:table-cell>
          <table:table-cell table:formula="of:=INT(([.$A$36]*1024-[.$B$36]-[.$C$36]) / [.A126])" office:value-type="float" office:value="4">
            <text:p>4</text:p>
          </table:table-cell>
          <table:table-cell table:formula="of:=([.$A$36]*1024)-([.A126]*[.B126])" office:value-type="float" office:value="36864">
            <text:p>36864</text:p>
          </table:table-cell>
          <table:table-cell table:formula="of:=[.C126] / ([.$A$36]*1024)" office:value-type="percentage" office:value="0.140625">
            <text:p>14.06%</text:p>
          </table:table-cell>
          <table:table-cell table:formula="of:=[.$A$36]*1024 -[.$B$36] -[.$C$36] -([.A126]*[.B126])" office:value-type="float" office:value="36672">
            <text:p>36672</text:p>
          </table:table-cell>
          <table:table-cell table:formula="of:=INT([.E126]/4096)" office:value-type="float" office:value="8">
            <text:p>8</text:p>
          </table:table-cell>
          <table:table-cell table:formula="of:=INT(([.$A$36]*1024-[.$C$36]) / ([.A126]+[.$B$36]))" office:value-type="float" office:value="4">
            <text:p>4</text:p>
          </table:table-cell>
          <table:table-cell table:formula="of:=([.$A$36]*1024)-([.A126]*[.G126])" office:value-type="float" office:value="36864">
            <text:p>36864</text:p>
          </table:table-cell>
          <table:table-cell table:formula="of:=[.H126] / ([.$A$36]*1024)" office:value-type="percentage" office:value="0.140625">
            <text:p>14.06%</text:p>
          </table:table-cell>
          <table:table-cell table:formula="of:=[.$A$36]*1024 -[.$C$36] -(([.A126]+[.$B$36])*[.G126])" office:value-type="float" office:value="36480">
            <text:p>36480</text:p>
          </table:table-cell>
          <table:table-cell table:formula="of:=INT([.J126]/4096)" office:value-type="float" office:value="8">
            <text:p>8</text:p>
          </table:table-cell>
          <table:table-cell table:formula="of:=[.I126]-[.D126]" office:value-type="percentage" office:value="0">
            <text:p>0.00%</text:p>
          </table:table-cell>
          <table:table-cell table:formula="of:=[.J126]-[.E126]" office:value-type="float" office:value="-192">
            <text:p>-192</text:p>
          </table:table-cell>
          <table:table-cell table:formula="of:=[.K126]-[.F126]" office:value-type="float" office:value="0">
            <text:p>0</text:p>
          </table:table-cell>
          <table:table-cell table:number-columns-repeated="2"/>
          <table:table-cell table:style-name="Default" table:number-columns-repeated="21"/>
          <table:table-cell table:number-columns-repeated="987"/>
        </table:table-row>
        <table:table-row table:style-name="ro1">
          <table:table-cell office:value-type="float" office:value="57344">
            <text:p>57344</text:p>
          </table:table-cell>
          <table:table-cell table:formula="of:=INT(([.$A$36]*1024-[.$B$36]-[.$C$36]) / [.A127])" office:value-type="float" office:value="4">
            <text:p>4</text:p>
          </table:table-cell>
          <table:table-cell table:formula="of:=([.$A$36]*1024)-([.A127]*[.B127])" office:value-type="float" office:value="32768">
            <text:p>32768</text:p>
          </table:table-cell>
          <table:table-cell table:formula="of:=[.C127] / ([.$A$36]*1024)" office:value-type="percentage" office:value="0.125">
            <text:p>12.50%</text:p>
          </table:table-cell>
          <table:table-cell table:formula="of:=[.$A$36]*1024 -[.$B$36] -[.$C$36] -([.A127]*[.B127])" office:value-type="float" office:value="32576">
            <text:p>32576</text:p>
          </table:table-cell>
          <table:table-cell table:formula="of:=INT([.E127]/4096)" office:value-type="float" office:value="7">
            <text:p>7</text:p>
          </table:table-cell>
          <table:table-cell table:formula="of:=INT(([.$A$36]*1024-[.$C$36]) / ([.A127]+[.$B$36]))" office:value-type="float" office:value="4">
            <text:p>4</text:p>
          </table:table-cell>
          <table:table-cell table:formula="of:=([.$A$36]*1024)-([.A127]*[.G127])" office:value-type="float" office:value="32768">
            <text:p>32768</text:p>
          </table:table-cell>
          <table:table-cell table:formula="of:=[.H127] / ([.$A$36]*1024)" office:value-type="percentage" office:value="0.125">
            <text:p>12.50%</text:p>
          </table:table-cell>
          <table:table-cell table:formula="of:=[.$A$36]*1024 -[.$C$36] -(([.A127]+[.$B$36])*[.G127])" office:value-type="float" office:value="32384">
            <text:p>32384</text:p>
          </table:table-cell>
          <table:table-cell table:formula="of:=INT([.J127]/4096)" office:value-type="float" office:value="7">
            <text:p>7</text:p>
          </table:table-cell>
          <table:table-cell table:formula="of:=[.I127]-[.D127]" office:value-type="percentage" office:value="0">
            <text:p>0.00%</text:p>
          </table:table-cell>
          <table:table-cell table:formula="of:=[.J127]-[.E127]" office:value-type="float" office:value="-192">
            <text:p>-192</text:p>
          </table:table-cell>
          <table:table-cell table:formula="of:=[.K127]-[.F127]" office:value-type="float" office:value="0">
            <text:p>0</text:p>
          </table:table-cell>
          <table:table-cell table:number-columns-repeated="2"/>
          <table:table-cell table:style-name="Default" table:number-columns-repeated="21"/>
          <table:table-cell table:number-columns-repeated="987"/>
        </table:table-row>
        <table:table-row table:style-name="ro1">
          <table:table-cell office:value-type="float" office:value="58368">
            <text:p>58368</text:p>
          </table:table-cell>
          <table:table-cell table:formula="of:=INT(([.$A$36]*1024-[.$B$36]-[.$C$36]) / [.A128])" office:value-type="float" office:value="4">
            <text:p>4</text:p>
          </table:table-cell>
          <table:table-cell table:formula="of:=([.$A$36]*1024)-([.A128]*[.B128])" office:value-type="float" office:value="28672">
            <text:p>28672</text:p>
          </table:table-cell>
          <table:table-cell table:formula="of:=[.C128] / ([.$A$36]*1024)" office:value-type="percentage" office:value="0.109375">
            <text:p>10.94%</text:p>
          </table:table-cell>
          <table:table-cell table:formula="of:=[.$A$36]*1024 -[.$B$36] -[.$C$36] -([.A128]*[.B128])" office:value-type="float" office:value="28480">
            <text:p>28480</text:p>
          </table:table-cell>
          <table:table-cell table:formula="of:=INT([.E128]/4096)" office:value-type="float" office:value="6">
            <text:p>6</text:p>
          </table:table-cell>
          <table:table-cell table:formula="of:=INT(([.$A$36]*1024-[.$C$36]) / ([.A128]+[.$B$36]))" office:value-type="float" office:value="4">
            <text:p>4</text:p>
          </table:table-cell>
          <table:table-cell table:formula="of:=([.$A$36]*1024)-([.A128]*[.G128])" office:value-type="float" office:value="28672">
            <text:p>28672</text:p>
          </table:table-cell>
          <table:table-cell table:formula="of:=[.H128] / ([.$A$36]*1024)" office:value-type="percentage" office:value="0.109375">
            <text:p>10.94%</text:p>
          </table:table-cell>
          <table:table-cell table:formula="of:=[.$A$36]*1024 -[.$C$36] -(([.A128]+[.$B$36])*[.G128])" office:value-type="float" office:value="28288">
            <text:p>28288</text:p>
          </table:table-cell>
          <table:table-cell table:formula="of:=INT([.J128]/4096)" office:value-type="float" office:value="6">
            <text:p>6</text:p>
          </table:table-cell>
          <table:table-cell table:formula="of:=[.I128]-[.D128]" office:value-type="percentage" office:value="0">
            <text:p>0.00%</text:p>
          </table:table-cell>
          <table:table-cell table:formula="of:=[.J128]-[.E128]" office:value-type="float" office:value="-192">
            <text:p>-192</text:p>
          </table:table-cell>
          <table:table-cell table:formula="of:=[.K128]-[.F128]" office:value-type="float" office:value="0">
            <text:p>0</text:p>
          </table:table-cell>
          <table:table-cell table:number-columns-repeated="2"/>
          <table:table-cell table:style-name="Default" table:number-columns-repeated="21"/>
          <table:table-cell table:number-columns-repeated="987"/>
        </table:table-row>
        <table:table-row table:style-name="ro1">
          <table:table-cell office:value-type="float" office:value="59392">
            <text:p>59392</text:p>
          </table:table-cell>
          <table:table-cell table:formula="of:=INT(([.$A$36]*1024-[.$B$36]-[.$C$36]) / [.A129])" office:value-type="float" office:value="4">
            <text:p>4</text:p>
          </table:table-cell>
          <table:table-cell table:formula="of:=([.$A$36]*1024)-([.A129]*[.B129])" office:value-type="float" office:value="24576">
            <text:p>24576</text:p>
          </table:table-cell>
          <table:table-cell table:formula="of:=[.C129] / ([.$A$36]*1024)" office:value-type="percentage" office:value="0.09375">
            <text:p>9.38%</text:p>
          </table:table-cell>
          <table:table-cell table:formula="of:=[.$A$36]*1024 -[.$B$36] -[.$C$36] -([.A129]*[.B129])" office:value-type="float" office:value="24384">
            <text:p>24384</text:p>
          </table:table-cell>
          <table:table-cell table:formula="of:=INT([.E129]/4096)" office:value-type="float" office:value="5">
            <text:p>5</text:p>
          </table:table-cell>
          <table:table-cell table:formula="of:=INT(([.$A$36]*1024-[.$C$36]) / ([.A129]+[.$B$36]))" office:value-type="float" office:value="4">
            <text:p>4</text:p>
          </table:table-cell>
          <table:table-cell table:formula="of:=([.$A$36]*1024)-([.A129]*[.G129])" office:value-type="float" office:value="24576">
            <text:p>24576</text:p>
          </table:table-cell>
          <table:table-cell table:formula="of:=[.H129] / ([.$A$36]*1024)" office:value-type="percentage" office:value="0.09375">
            <text:p>9.38%</text:p>
          </table:table-cell>
          <table:table-cell table:formula="of:=[.$A$36]*1024 -[.$C$36] -(([.A129]+[.$B$36])*[.G129])" office:value-type="float" office:value="24192">
            <text:p>24192</text:p>
          </table:table-cell>
          <table:table-cell table:formula="of:=INT([.J129]/4096)" office:value-type="float" office:value="5">
            <text:p>5</text:p>
          </table:table-cell>
          <table:table-cell table:formula="of:=[.I129]-[.D129]" office:value-type="percentage" office:value="0">
            <text:p>0.00%</text:p>
          </table:table-cell>
          <table:table-cell table:formula="of:=[.J129]-[.E129]" office:value-type="float" office:value="-192">
            <text:p>-192</text:p>
          </table:table-cell>
          <table:table-cell table:formula="of:=[.K129]-[.F129]" office:value-type="float" office:value="0">
            <text:p>0</text:p>
          </table:table-cell>
          <table:table-cell table:number-columns-repeated="2"/>
          <table:table-cell table:style-name="Default" table:number-columns-repeated="21"/>
          <table:table-cell table:number-columns-repeated="987"/>
        </table:table-row>
        <table:table-row table:style-name="ro1">
          <table:table-cell office:value-type="float" office:value="60416">
            <text:p>60416</text:p>
          </table:table-cell>
          <table:table-cell table:formula="of:=INT(([.$A$36]*1024-[.$B$36]-[.$C$36]) / [.A130])" office:value-type="float" office:value="4">
            <text:p>4</text:p>
          </table:table-cell>
          <table:table-cell table:formula="of:=([.$A$36]*1024)-([.A130]*[.B130])" office:value-type="float" office:value="20480">
            <text:p>20480</text:p>
          </table:table-cell>
          <table:table-cell table:formula="of:=[.C130] / ([.$A$36]*1024)" office:value-type="percentage" office:value="0.078125">
            <text:p>7.81%</text:p>
          </table:table-cell>
          <table:table-cell table:formula="of:=[.$A$36]*1024 -[.$B$36] -[.$C$36] -([.A130]*[.B130])" office:value-type="float" office:value="20288">
            <text:p>20288</text:p>
          </table:table-cell>
          <table:table-cell table:formula="of:=INT([.E130]/4096)" office:value-type="float" office:value="4">
            <text:p>4</text:p>
          </table:table-cell>
          <table:table-cell table:formula="of:=INT(([.$A$36]*1024-[.$C$36]) / ([.A130]+[.$B$36]))" office:value-type="float" office:value="4">
            <text:p>4</text:p>
          </table:table-cell>
          <table:table-cell table:formula="of:=([.$A$36]*1024)-([.A130]*[.G130])" office:value-type="float" office:value="20480">
            <text:p>20480</text:p>
          </table:table-cell>
          <table:table-cell table:formula="of:=[.H130] / ([.$A$36]*1024)" office:value-type="percentage" office:value="0.078125">
            <text:p>7.81%</text:p>
          </table:table-cell>
          <table:table-cell table:formula="of:=[.$A$36]*1024 -[.$C$36] -(([.A130]+[.$B$36])*[.G130])" office:value-type="float" office:value="20096">
            <text:p>20096</text:p>
          </table:table-cell>
          <table:table-cell table:formula="of:=INT([.J130]/4096)" office:value-type="float" office:value="4">
            <text:p>4</text:p>
          </table:table-cell>
          <table:table-cell table:formula="of:=[.I130]-[.D130]" office:value-type="percentage" office:value="0">
            <text:p>0.00%</text:p>
          </table:table-cell>
          <table:table-cell table:formula="of:=[.J130]-[.E130]" office:value-type="float" office:value="-192">
            <text:p>-192</text:p>
          </table:table-cell>
          <table:table-cell table:formula="of:=[.K130]-[.F130]" office:value-type="float" office:value="0">
            <text:p>0</text:p>
          </table:table-cell>
          <table:table-cell table:number-columns-repeated="2"/>
          <table:table-cell table:style-name="Default" table:number-columns-repeated="21"/>
          <table:table-cell table:number-columns-repeated="987"/>
        </table:table-row>
        <table:table-row table:style-name="ro1">
          <table:table-cell office:value-type="float" office:value="61440">
            <text:p>61440</text:p>
          </table:table-cell>
          <table:table-cell table:formula="of:=INT(([.$A$36]*1024-[.$B$36]-[.$C$36]) / [.A131])" office:value-type="float" office:value="4">
            <text:p>4</text:p>
          </table:table-cell>
          <table:table-cell table:formula="of:=([.$A$36]*1024)-([.A131]*[.B131])" office:value-type="float" office:value="16384">
            <text:p>16384</text:p>
          </table:table-cell>
          <table:table-cell table:formula="of:=[.C131] / ([.$A$36]*1024)" office:value-type="percentage" office:value="0.0625">
            <text:p>6.25%</text:p>
          </table:table-cell>
          <table:table-cell table:formula="of:=[.$A$36]*1024 -[.$B$36] -[.$C$36] -([.A131]*[.B131])" office:value-type="float" office:value="16192">
            <text:p>16192</text:p>
          </table:table-cell>
          <table:table-cell table:formula="of:=INT([.E131]/4096)" office:value-type="float" office:value="3">
            <text:p>3</text:p>
          </table:table-cell>
          <table:table-cell table:formula="of:=INT(([.$A$36]*1024-[.$C$36]) / ([.A131]+[.$B$36]))" office:value-type="float" office:value="4">
            <text:p>4</text:p>
          </table:table-cell>
          <table:table-cell table:formula="of:=([.$A$36]*1024)-([.A131]*[.G131])" office:value-type="float" office:value="16384">
            <text:p>16384</text:p>
          </table:table-cell>
          <table:table-cell table:formula="of:=[.H131] / ([.$A$36]*1024)" office:value-type="percentage" office:value="0.0625">
            <text:p>6.25%</text:p>
          </table:table-cell>
          <table:table-cell table:formula="of:=[.$A$36]*1024 -[.$C$36] -(([.A131]+[.$B$36])*[.G131])" office:value-type="float" office:value="16000">
            <text:p>16000</text:p>
          </table:table-cell>
          <table:table-cell table:formula="of:=INT([.J131]/4096)" office:value-type="float" office:value="3">
            <text:p>3</text:p>
          </table:table-cell>
          <table:table-cell table:formula="of:=[.I131]-[.D131]" office:value-type="percentage" office:value="0">
            <text:p>0.00%</text:p>
          </table:table-cell>
          <table:table-cell table:formula="of:=[.J131]-[.E131]" office:value-type="float" office:value="-192">
            <text:p>-192</text:p>
          </table:table-cell>
          <table:table-cell table:formula="of:=[.K131]-[.F131]" office:value-type="float" office:value="0">
            <text:p>0</text:p>
          </table:table-cell>
          <table:table-cell table:number-columns-repeated="2"/>
          <table:table-cell table:style-name="Default" table:number-columns-repeated="21"/>
          <table:table-cell table:number-columns-repeated="987"/>
        </table:table-row>
        <table:table-row table:style-name="ro1">
          <table:table-cell office:value-type="float" office:value="62464">
            <text:p>62464</text:p>
          </table:table-cell>
          <table:table-cell table:formula="of:=INT(([.$A$36]*1024-[.$B$36]-[.$C$36]) / [.A132])" office:value-type="float" office:value="4">
            <text:p>4</text:p>
          </table:table-cell>
          <table:table-cell table:formula="of:=([.$A$36]*1024)-([.A132]*[.B132])" office:value-type="float" office:value="12288">
            <text:p>12288</text:p>
          </table:table-cell>
          <table:table-cell table:formula="of:=[.C132] / ([.$A$36]*1024)" office:value-type="percentage" office:value="0.046875">
            <text:p>4.69%</text:p>
          </table:table-cell>
          <table:table-cell table:formula="of:=[.$A$36]*1024 -[.$B$36] -[.$C$36] -([.A132]*[.B132])" office:value-type="float" office:value="12096">
            <text:p>12096</text:p>
          </table:table-cell>
          <table:table-cell table:formula="of:=INT([.E132]/4096)" office:value-type="float" office:value="2">
            <text:p>2</text:p>
          </table:table-cell>
          <table:table-cell table:formula="of:=INT(([.$A$36]*1024-[.$C$36]) / ([.A132]+[.$B$36]))" office:value-type="float" office:value="4">
            <text:p>4</text:p>
          </table:table-cell>
          <table:table-cell table:formula="of:=([.$A$36]*1024)-([.A132]*[.G132])" office:value-type="float" office:value="12288">
            <text:p>12288</text:p>
          </table:table-cell>
          <table:table-cell table:formula="of:=[.H132] / ([.$A$36]*1024)" office:value-type="percentage" office:value="0.046875">
            <text:p>4.69%</text:p>
          </table:table-cell>
          <table:table-cell table:formula="of:=[.$A$36]*1024 -[.$C$36] -(([.A132]+[.$B$36])*[.G132])" office:value-type="float" office:value="11904">
            <text:p>11904</text:p>
          </table:table-cell>
          <table:table-cell table:formula="of:=INT([.J132]/4096)" office:value-type="float" office:value="2">
            <text:p>2</text:p>
          </table:table-cell>
          <table:table-cell table:formula="of:=[.I132]-[.D132]" office:value-type="percentage" office:value="0">
            <text:p>0.00%</text:p>
          </table:table-cell>
          <table:table-cell table:formula="of:=[.J132]-[.E132]" office:value-type="float" office:value="-192">
            <text:p>-192</text:p>
          </table:table-cell>
          <table:table-cell table:formula="of:=[.K132]-[.F132]" office:value-type="float" office:value="0">
            <text:p>0</text:p>
          </table:table-cell>
          <table:table-cell table:number-columns-repeated="2"/>
          <table:table-cell table:style-name="Default" table:number-columns-repeated="21"/>
          <table:table-cell table:number-columns-repeated="987"/>
        </table:table-row>
        <table:table-row table:style-name="ro1">
          <table:table-cell office:value-type="float" office:value="63488">
            <text:p>63488</text:p>
          </table:table-cell>
          <table:table-cell table:formula="of:=INT(([.$A$36]*1024-[.$B$36]-[.$C$36]) / [.A133])" office:value-type="float" office:value="4">
            <text:p>4</text:p>
          </table:table-cell>
          <table:table-cell table:formula="of:=([.$A$36]*1024)-([.A133]*[.B133])" office:value-type="float" office:value="8192">
            <text:p>8192</text:p>
          </table:table-cell>
          <table:table-cell table:formula="of:=[.C133] / ([.$A$36]*1024)" office:value-type="percentage" office:value="0.03125">
            <text:p>3.13%</text:p>
          </table:table-cell>
          <table:table-cell table:formula="of:=[.$A$36]*1024 -[.$B$36] -[.$C$36] -([.A133]*[.B133])" office:value-type="float" office:value="8000">
            <text:p>8000</text:p>
          </table:table-cell>
          <table:table-cell table:formula="of:=INT([.E133]/4096)" office:value-type="float" office:value="1">
            <text:p>1</text:p>
          </table:table-cell>
          <table:table-cell table:formula="of:=INT(([.$A$36]*1024-[.$C$36]) / ([.A133]+[.$B$36]))" office:value-type="float" office:value="4">
            <text:p>4</text:p>
          </table:table-cell>
          <table:table-cell table:formula="of:=([.$A$36]*1024)-([.A133]*[.G133])" office:value-type="float" office:value="8192">
            <text:p>8192</text:p>
          </table:table-cell>
          <table:table-cell table:formula="of:=[.H133] / ([.$A$36]*1024)" office:value-type="percentage" office:value="0.03125">
            <text:p>3.13%</text:p>
          </table:table-cell>
          <table:table-cell table:formula="of:=[.$A$36]*1024 -[.$C$36] -(([.A133]+[.$B$36])*[.G133])" office:value-type="float" office:value="7808">
            <text:p>7808</text:p>
          </table:table-cell>
          <table:table-cell table:formula="of:=INT([.J133]/4096)" office:value-type="float" office:value="1">
            <text:p>1</text:p>
          </table:table-cell>
          <table:table-cell table:formula="of:=[.I133]-[.D133]" office:value-type="percentage" office:value="0">
            <text:p>0.00%</text:p>
          </table:table-cell>
          <table:table-cell table:formula="of:=[.J133]-[.E133]" office:value-type="float" office:value="-192">
            <text:p>-192</text:p>
          </table:table-cell>
          <table:table-cell table:formula="of:=[.K133]-[.F133]" office:value-type="float" office:value="0">
            <text:p>0</text:p>
          </table:table-cell>
          <table:table-cell table:number-columns-repeated="2"/>
          <table:table-cell table:style-name="Default" table:number-columns-repeated="21"/>
          <table:table-cell table:number-columns-repeated="987"/>
        </table:table-row>
        <table:table-row table:style-name="ro1">
          <table:table-cell office:value-type="float" office:value="64512">
            <text:p>64512</text:p>
          </table:table-cell>
          <table:table-cell table:formula="of:=INT(([.$A$36]*1024-[.$B$36]-[.$C$36]) / [.A134])" office:value-type="float" office:value="4">
            <text:p>4</text:p>
          </table:table-cell>
          <table:table-cell table:formula="of:=([.$A$36]*1024)-([.A134]*[.B134])" office:value-type="float" office:value="4096">
            <text:p>4096</text:p>
          </table:table-cell>
          <table:table-cell table:formula="of:=[.C134] / ([.$A$36]*1024)" office:value-type="percentage" office:value="0.015625">
            <text:p>1.56%</text:p>
          </table:table-cell>
          <table:table-cell table:formula="of:=[.$A$36]*1024 -[.$B$36] -[.$C$36] -([.A134]*[.B134])" office:value-type="float" office:value="3904">
            <text:p>3904</text:p>
          </table:table-cell>
          <table:table-cell table:formula="of:=INT([.E134]/4096)" office:value-type="float" office:value="0">
            <text:p>0</text:p>
          </table:table-cell>
          <table:table-cell table:formula="of:=INT(([.$A$36]*1024-[.$C$36]) / ([.A134]+[.$B$36]))" office:value-type="float" office:value="4">
            <text:p>4</text:p>
          </table:table-cell>
          <table:table-cell table:formula="of:=([.$A$36]*1024)-([.A134]*[.G134])" office:value-type="float" office:value="4096">
            <text:p>4096</text:p>
          </table:table-cell>
          <table:table-cell table:formula="of:=[.H134] / ([.$A$36]*1024)" office:value-type="percentage" office:value="0.015625">
            <text:p>1.56%</text:p>
          </table:table-cell>
          <table:table-cell table:formula="of:=[.$A$36]*1024 -[.$C$36] -(([.A134]+[.$B$36])*[.G134])" office:value-type="float" office:value="3712">
            <text:p>3712</text:p>
          </table:table-cell>
          <table:table-cell table:formula="of:=INT([.J134]/4096)" office:value-type="float" office:value="0">
            <text:p>0</text:p>
          </table:table-cell>
          <table:table-cell table:formula="of:=[.I134]-[.D134]" office:value-type="percentage" office:value="0">
            <text:p>0.00%</text:p>
          </table:table-cell>
          <table:table-cell table:formula="of:=[.J134]-[.E134]" office:value-type="float" office:value="-192">
            <text:p>-192</text:p>
          </table:table-cell>
          <table:table-cell table:formula="of:=[.K134]-[.F134]" office:value-type="float" office:value="0">
            <text:p>0</text:p>
          </table:table-cell>
          <table:table-cell table:number-columns-repeated="2"/>
          <table:table-cell table:style-name="Default" table:number-columns-repeated="21"/>
          <table:table-cell table:number-columns-repeated="987"/>
        </table:table-row>
        <table:table-row table:style-name="ro1">
          <table:table-cell office:value-type="float" office:value="65536">
            <text:p>65536</text:p>
          </table:table-cell>
          <table:table-cell table:formula="of:=INT(([.$A$36]*1024-[.$B$36]-[.$C$36]) / [.A135])" office:value-type="float" office:value="3">
            <text:p>3</text:p>
          </table:table-cell>
          <table:table-cell table:formula="of:=([.$A$36]*1024)-([.A135]*[.B135])" office:value-type="float" office:value="65536">
            <text:p>65536</text:p>
          </table:table-cell>
          <table:table-cell table:formula="of:=[.C135] / ([.$A$36]*1024)" office:value-type="percentage" office:value="0.25">
            <text:p>25.00%</text:p>
          </table:table-cell>
          <table:table-cell table:formula="of:=[.$A$36]*1024 -[.$B$36] -[.$C$36] -([.A135]*[.B135])" office:value-type="float" office:value="65344">
            <text:p>65344</text:p>
          </table:table-cell>
          <table:table-cell table:formula="of:=INT([.E135]/4096)" office:value-type="float" office:value="15">
            <text:p>15</text:p>
          </table:table-cell>
          <table:table-cell table:formula="of:=INT(([.$A$36]*1024-[.$C$36]) / ([.A135]+[.$B$36]))" office:value-type="float" office:value="3">
            <text:p>3</text:p>
          </table:table-cell>
          <table:table-cell table:formula="of:=([.$A$36]*1024)-([.A135]*[.G135])" office:value-type="float" office:value="65536">
            <text:p>65536</text:p>
          </table:table-cell>
          <table:table-cell table:formula="of:=[.H135] / ([.$A$36]*1024)" office:value-type="percentage" office:value="0.25">
            <text:p>25.00%</text:p>
          </table:table-cell>
          <table:table-cell table:formula="of:=[.$A$36]*1024 -[.$C$36] -(([.A135]+[.$B$36])*[.G135])" office:value-type="float" office:value="65216">
            <text:p>65216</text:p>
          </table:table-cell>
          <table:table-cell table:formula="of:=INT([.J135]/4096)" office:value-type="float" office:value="15">
            <text:p>15</text:p>
          </table:table-cell>
          <table:table-cell table:formula="of:=[.I135]-[.D135]" office:value-type="percentage" office:value="0">
            <text:p>0.00%</text:p>
          </table:table-cell>
          <table:table-cell table:formula="of:=[.J135]-[.E135]" office:value-type="float" office:value="-128">
            <text:p>-128</text:p>
          </table:table-cell>
          <table:table-cell table:formula="of:=[.K135]-[.F135]" office:value-type="float" office:value="0">
            <text:p>0</text:p>
          </table:table-cell>
          <table:table-cell table:number-columns-repeated="2"/>
          <table:table-cell table:style-name="Default" table:number-columns-repeated="21"/>
          <table:table-cell table:number-columns-repeated="987"/>
        </table:table-row>
      </table:table>
      <table:table table:name="시트2" table:style-name="ta1" table:print="false">
        <table:table-column table:style-name="co1" table:default-cell-style-name="ce40"/>
        <table:table-column table:style-name="co1" table:default-cell-style-name="ce42"/>
        <table:table-column table:style-name="co1" table:number-columns-repeated="3" table:default-cell-style-name="Default"/>
        <table:table-row table:style-name="ro1">
          <table:table-cell table:style-name="Default" office:value-type="string">
            <text:p>유닛크기KB</text:p>
          </table:table-cell>
          <table:table-cell table:style-name="Default" office:value-type="string">
            <text:p>유닛크기B</text:p>
          </table:table-cell>
          <table:table-cell table:number-columns-repeated="3"/>
        </table:table-row>
        <table:table-row table:style-name="ro1">
          <table:table-cell table:formula="of:=CONCATENATE(TEXT([.B2]/1024; &quot;0.##&quot;); &quot; KB&quot;)" office:value-type="string" office:string-value="0.01 KB">
            <text:p>0.01 KB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formula="of:=CONCATENATE(TEXT([.B3]/1024; &quot;0.##&quot;); &quot; KB&quot;)" office:value-type="string" office:string-value="0.02 KB">
            <text:p>0.02 KB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formula="of:=CONCATENATE(TEXT([.B4]/1024; &quot;0.##&quot;); &quot; KB&quot;)" office:value-type="string" office:string-value="0.02 KB">
            <text:p>0.02 KB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formula="of:=CONCATENATE(TEXT([.B5]/1024; &quot;0.##&quot;); &quot; KB&quot;)" office:value-type="string" office:string-value="0.03 KB">
            <text:p>0.03 KB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table:formula="of:=CONCATENATE(TEXT([.B6]/1024; &quot;0.##&quot;); &quot; KB&quot;)" office:value-type="string" office:string-value="0.04 KB">
            <text:p>0.04 KB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table:formula="of:=CONCATENATE(TEXT([.B7]/1024; &quot;0.##&quot;); &quot; KB&quot;)" office:value-type="string" office:string-value="0.05 KB">
            <text:p>0.05 KB</text:p>
          </table:table-cell>
          <table:table-cell office:value-type="float" office:value="48">
            <text:p>48</text:p>
          </table:table-cell>
          <table:table-cell table:number-columns-repeated="3"/>
        </table:table-row>
        <table:table-row table:style-name="ro1">
          <table:table-cell table:formula="of:=CONCATENATE(TEXT([.B8]/1024; &quot;0.##&quot;); &quot; KB&quot;)" office:value-type="string" office:string-value="0.05 KB">
            <text:p>0.05 KB</text:p>
          </table:table-cell>
          <table:table-cell office:value-type="float" office:value="56">
            <text:p>56</text:p>
          </table:table-cell>
          <table:table-cell table:number-columns-repeated="3"/>
        </table:table-row>
        <table:table-row table:style-name="ro1">
          <table:table-cell table:formula="of:=CONCATENATE(TEXT([.B9]/1024; &quot;0.##&quot;); &quot; KB&quot;)" office:value-type="string" office:string-value="0.06 KB">
            <text:p>0.06 KB</text:p>
          </table:table-cell>
          <table:table-cell office:value-type="float" office:value="64">
            <text:p>64</text:p>
          </table:table-cell>
          <table:table-cell table:number-columns-repeated="2"/>
          <table:table-cell table:style-name="ce34"/>
        </table:table-row>
        <table:table-row table:style-name="ro1">
          <table:table-cell table:formula="of:=CONCATENATE(TEXT([.B10]/1024; &quot;0.##&quot;); &quot; KB&quot;)" office:value-type="string" office:string-value="0.07 KB">
            <text:p>0.07 KB</text:p>
          </table:table-cell>
          <table:table-cell office:value-type="float" office:value="72">
            <text:p>72</text:p>
          </table:table-cell>
          <table:table-cell table:number-columns-repeated="3"/>
        </table:table-row>
        <table:table-row table:style-name="ro1">
          <table:table-cell table:formula="of:=CONCATENATE(TEXT([.B11]/1024; &quot;0.##&quot;); &quot; KB&quot;)" office:value-type="string" office:string-value="0.08 KB">
            <text:p>0.08 KB</text:p>
          </table:table-cell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 table:formula="of:=CONCATENATE(TEXT([.B12]/1024; &quot;0.##&quot;); &quot; KB&quot;)" office:value-type="string" office:string-value="0.09 KB">
            <text:p>0.09 KB</text:p>
          </table:table-cell>
          <table:table-cell office:value-type="float" office:value="88">
            <text:p>88</text:p>
          </table:table-cell>
          <table:table-cell table:number-columns-repeated="3"/>
        </table:table-row>
        <table:table-row table:style-name="ro1">
          <table:table-cell table:formula="of:=CONCATENATE(TEXT([.B13]/1024; &quot;0.##&quot;); &quot; KB&quot;)" office:value-type="string" office:string-value="0.09 KB">
            <text:p>0.09 KB</text:p>
          </table:table-cell>
          <table:table-cell office:value-type="float" office:value="96">
            <text:p>96</text:p>
          </table:table-cell>
          <table:table-cell table:number-columns-repeated="3"/>
        </table:table-row>
        <table:table-row table:style-name="ro1">
          <table:table-cell table:formula="of:=CONCATENATE(TEXT([.B14]/1024; &quot;0.##&quot;); &quot; KB&quot;)" office:value-type="string" office:string-value="0.1 KB">
            <text:p>0.1 KB</text:p>
          </table:table-cell>
          <table:table-cell office:value-type="float" office:value="104">
            <text:p>104</text:p>
          </table:table-cell>
          <table:table-cell table:number-columns-repeated="3"/>
        </table:table-row>
        <table:table-row table:style-name="ro1">
          <table:table-cell table:formula="of:=CONCATENATE(TEXT([.B15]/1024; &quot;0.##&quot;); &quot; KB&quot;)" office:value-type="string" office:string-value="0.11 KB">
            <text:p>0.11 KB</text:p>
          </table:table-cell>
          <table:table-cell office:value-type="float" office:value="112">
            <text:p>112</text:p>
          </table:table-cell>
          <table:table-cell table:number-columns-repeated="3"/>
        </table:table-row>
        <table:table-row table:style-name="ro1">
          <table:table-cell table:formula="of:=CONCATENATE(TEXT([.B16]/1024; &quot;0.##&quot;); &quot; KB&quot;)" office:value-type="string" office:string-value="0.12 KB">
            <text:p>0.12 KB</text:p>
          </table:table-cell>
          <table:table-cell office:value-type="float" office:value="120">
            <text:p>120</text:p>
          </table:table-cell>
          <table:table-cell table:number-columns-repeated="3"/>
        </table:table-row>
        <table:table-row table:style-name="ro1">
          <table:table-cell table:formula="of:=CONCATENATE(TEXT([.B17]/1024; &quot;0.##&quot;); &quot; KB&quot;)" office:value-type="string" office:string-value="0.13 KB">
            <text:p>0.13 KB</text:p>
          </table:table-cell>
          <table:table-cell office:value-type="float" office:value="128">
            <text:p>128</text:p>
          </table:table-cell>
          <table:table-cell table:number-columns-repeated="3"/>
        </table:table-row>
        <table:table-row table:style-name="ro1">
          <table:table-cell table:formula="of:=CONCATENATE(TEXT([.B18]/1024; &quot;0.##&quot;); &quot; KB&quot;)" office:value-type="string" office:string-value="0.13 KB">
            <text:p>0.13 KB</text:p>
          </table:table-cell>
          <table:table-cell office:value-type="float" office:value="136">
            <text:p>136</text:p>
          </table:table-cell>
          <table:table-cell table:number-columns-repeated="3"/>
        </table:table-row>
        <table:table-row table:style-name="ro1">
          <table:table-cell table:formula="of:=CONCATENATE(TEXT([.B19]/1024; &quot;0.##&quot;); &quot; KB&quot;)" office:value-type="string" office:string-value="0.14 KB">
            <text:p>0.14 KB</text:p>
          </table:table-cell>
          <table:table-cell office:value-type="float" office:value="144">
            <text:p>144</text:p>
          </table:table-cell>
          <table:table-cell table:number-columns-repeated="3"/>
        </table:table-row>
        <table:table-row table:style-name="ro1">
          <table:table-cell table:formula="of:=CONCATENATE(TEXT([.B20]/1024; &quot;0.##&quot;); &quot; KB&quot;)" office:value-type="string" office:string-value="0.15 KB">
            <text:p>0.15 KB</text:p>
          </table:table-cell>
          <table:table-cell office:value-type="float" office:value="152">
            <text:p>152</text:p>
          </table:table-cell>
          <table:table-cell table:number-columns-repeated="3"/>
        </table:table-row>
        <table:table-row table:style-name="ro1">
          <table:table-cell table:formula="of:=CONCATENATE(TEXT([.B21]/1024; &quot;0.##&quot;); &quot; KB&quot;)" office:value-type="string" office:string-value="0.16 KB">
            <text:p>0.16 KB</text:p>
          </table:table-cell>
          <table:table-cell office:value-type="float" office:value="160">
            <text:p>160</text:p>
          </table:table-cell>
          <table:table-cell table:number-columns-repeated="3"/>
        </table:table-row>
        <table:table-row table:style-name="ro1">
          <table:table-cell table:formula="of:=CONCATENATE(TEXT([.B22]/1024; &quot;0.##&quot;); &quot; KB&quot;)" office:value-type="string" office:string-value="0.16 KB">
            <text:p>0.16 KB</text:p>
          </table:table-cell>
          <table:table-cell office:value-type="float" office:value="168">
            <text:p>168</text:p>
          </table:table-cell>
          <table:table-cell table:number-columns-repeated="3"/>
        </table:table-row>
        <table:table-row table:style-name="ro1">
          <table:table-cell table:formula="of:=CONCATENATE(TEXT([.B23]/1024; &quot;0.##&quot;); &quot; KB&quot;)" office:value-type="string" office:string-value="0.17 KB">
            <text:p>0.17 KB</text:p>
          </table:table-cell>
          <table:table-cell office:value-type="float" office:value="176">
            <text:p>176</text:p>
          </table:table-cell>
          <table:table-cell table:number-columns-repeated="3"/>
        </table:table-row>
        <table:table-row table:style-name="ro1">
          <table:table-cell table:formula="of:=CONCATENATE(TEXT([.B24]/1024; &quot;0.##&quot;); &quot; KB&quot;)" office:value-type="string" office:string-value="0.18 KB">
            <text:p>0.18 KB</text:p>
          </table:table-cell>
          <table:table-cell office:value-type="float" office:value="184">
            <text:p>184</text:p>
          </table:table-cell>
          <table:table-cell table:number-columns-repeated="3"/>
        </table:table-row>
        <table:table-row table:style-name="ro1">
          <table:table-cell table:formula="of:=CONCATENATE(TEXT([.B25]/1024; &quot;0.##&quot;); &quot; KB&quot;)" office:value-type="string" office:string-value="0.19 KB">
            <text:p>0.19 KB</text:p>
          </table:table-cell>
          <table:table-cell office:value-type="float" office:value="192">
            <text:p>192</text:p>
          </table:table-cell>
          <table:table-cell table:number-columns-repeated="3"/>
        </table:table-row>
        <table:table-row table:style-name="ro1">
          <table:table-cell table:formula="of:=CONCATENATE(TEXT([.B26]/1024; &quot;0.##&quot;); &quot; KB&quot;)" office:value-type="string" office:string-value="0.2 KB">
            <text:p>0.2 KB</text:p>
          </table:table-cell>
          <table:table-cell office:value-type="float" office:value="200">
            <text:p>200</text:p>
          </table:table-cell>
          <table:table-cell table:number-columns-repeated="3"/>
        </table:table-row>
        <table:table-row table:style-name="ro1">
          <table:table-cell table:formula="of:=CONCATENATE(TEXT([.B27]/1024; &quot;0.##&quot;); &quot; KB&quot;)" office:value-type="string" office:string-value="0.2 KB">
            <text:p>0.2 KB</text:p>
          </table:table-cell>
          <table:table-cell office:value-type="float" office:value="208">
            <text:p>208</text:p>
          </table:table-cell>
          <table:table-cell table:number-columns-repeated="3"/>
        </table:table-row>
        <table:table-row table:style-name="ro1">
          <table:table-cell table:formula="of:=CONCATENATE(TEXT([.B28]/1024; &quot;0.##&quot;); &quot; KB&quot;)" office:value-type="string" office:string-value="0.21 KB">
            <text:p>0.21 KB</text:p>
          </table:table-cell>
          <table:table-cell office:value-type="float" office:value="216">
            <text:p>216</text:p>
          </table:table-cell>
          <table:table-cell table:number-columns-repeated="3"/>
        </table:table-row>
        <table:table-row table:style-name="ro1">
          <table:table-cell table:formula="of:=CONCATENATE(TEXT([.B29]/1024; &quot;0.##&quot;); &quot; KB&quot;)" office:value-type="string" office:string-value="0.22 KB">
            <text:p>0.22 KB</text:p>
          </table:table-cell>
          <table:table-cell office:value-type="float" office:value="224">
            <text:p>224</text:p>
          </table:table-cell>
          <table:table-cell table:number-columns-repeated="3"/>
        </table:table-row>
        <table:table-row table:style-name="ro1">
          <table:table-cell table:formula="of:=CONCATENATE(TEXT([.B30]/1024; &quot;0.##&quot;); &quot; KB&quot;)" office:value-type="string" office:string-value="0.23 KB">
            <text:p>0.23 KB</text:p>
          </table:table-cell>
          <table:table-cell office:value-type="float" office:value="232">
            <text:p>232</text:p>
          </table:table-cell>
          <table:table-cell table:number-columns-repeated="3"/>
        </table:table-row>
        <table:table-row table:style-name="ro1">
          <table:table-cell table:formula="of:=CONCATENATE(TEXT([.B31]/1024; &quot;0.##&quot;); &quot; KB&quot;)" office:value-type="string" office:string-value="0.23 KB">
            <text:p>0.23 KB</text:p>
          </table:table-cell>
          <table:table-cell office:value-type="float" office:value="240">
            <text:p>240</text:p>
          </table:table-cell>
          <table:table-cell table:number-columns-repeated="3"/>
        </table:table-row>
        <table:table-row table:style-name="ro1">
          <table:table-cell table:formula="of:=CONCATENATE(TEXT([.B32]/1024; &quot;0.##&quot;); &quot; KB&quot;)" office:value-type="string" office:string-value="0.24 KB">
            <text:p>0.24 KB</text:p>
          </table:table-cell>
          <table:table-cell office:value-type="float" office:value="248">
            <text:p>248</text:p>
          </table:table-cell>
          <table:table-cell table:number-columns-repeated="3"/>
        </table:table-row>
        <table:table-row table:style-name="ro1">
          <table:table-cell table:style-name="ce41" table:formula="of:=CONCATENATE(TEXT([.B33]/1024; &quot;0.##&quot;); &quot; KB&quot;)" office:value-type="string" office:string-value="0.25 KB">
            <text:p>0.25 KB</text:p>
          </table:table-cell>
          <table:table-cell table:style-name="ce43" office:value-type="float" office:value="256">
            <text:p>256</text:p>
          </table:table-cell>
          <table:table-cell table:number-columns-repeated="3"/>
        </table:table-row>
        <table:table-row table:style-name="ro1">
          <table:table-cell table:formula="of:=CONCATENATE(TEXT([.B34]/1024; &quot;0.##&quot;); &quot; KB&quot;)" office:value-type="string" office:string-value="0.27 KB">
            <text:p>0.27 KB</text:p>
          </table:table-cell>
          <table:table-cell office:value-type="float" office:value="272">
            <text:p>272</text:p>
          </table:table-cell>
          <table:table-cell table:number-columns-repeated="3"/>
        </table:table-row>
        <table:table-row table:style-name="ro1">
          <table:table-cell table:formula="of:=CONCATENATE(TEXT([.B35]/1024; &quot;0.##&quot;); &quot; KB&quot;)" office:value-type="string" office:string-value="0.28 KB">
            <text:p>0.28 KB</text:p>
          </table:table-cell>
          <table:table-cell office:value-type="float" office:value="288">
            <text:p>288</text:p>
          </table:table-cell>
          <table:table-cell table:number-columns-repeated="3"/>
        </table:table-row>
        <table:table-row table:style-name="ro1">
          <table:table-cell table:formula="of:=CONCATENATE(TEXT([.B36]/1024; &quot;0.##&quot;); &quot; KB&quot;)" office:value-type="string" office:string-value="0.3 KB">
            <text:p>0.3 KB</text:p>
          </table:table-cell>
          <table:table-cell office:value-type="float" office:value="304">
            <text:p>304</text:p>
          </table:table-cell>
          <table:table-cell table:number-columns-repeated="3"/>
        </table:table-row>
        <table:table-row table:style-name="ro1">
          <table:table-cell table:formula="of:=CONCATENATE(TEXT([.B37]/1024; &quot;0.##&quot;); &quot; KB&quot;)" office:value-type="string" office:string-value="0.31 KB">
            <text:p>0.31 KB</text:p>
          </table:table-cell>
          <table:table-cell office:value-type="float" office:value="320">
            <text:p>320</text:p>
          </table:table-cell>
          <table:table-cell table:number-columns-repeated="3"/>
        </table:table-row>
        <table:table-row table:style-name="ro1">
          <table:table-cell table:formula="of:=CONCATENATE(TEXT([.B38]/1024; &quot;0.##&quot;); &quot; KB&quot;)" office:value-type="string" office:string-value="0.33 KB">
            <text:p>0.33 KB</text:p>
          </table:table-cell>
          <table:table-cell office:value-type="float" office:value="336">
            <text:p>336</text:p>
          </table:table-cell>
          <table:table-cell table:number-columns-repeated="3"/>
        </table:table-row>
        <table:table-row table:style-name="ro1">
          <table:table-cell table:formula="of:=CONCATENATE(TEXT([.B39]/1024; &quot;0.##&quot;); &quot; KB&quot;)" office:value-type="string" office:string-value="0.34 KB">
            <text:p>0.34 KB</text:p>
          </table:table-cell>
          <table:table-cell office:value-type="float" office:value="352">
            <text:p>352</text:p>
          </table:table-cell>
          <table:table-cell table:number-columns-repeated="3"/>
        </table:table-row>
        <table:table-row table:style-name="ro1">
          <table:table-cell table:formula="of:=CONCATENATE(TEXT([.B40]/1024; &quot;0.##&quot;); &quot; KB&quot;)" office:value-type="string" office:string-value="0.36 KB">
            <text:p>0.36 KB</text:p>
          </table:table-cell>
          <table:table-cell office:value-type="float" office:value="368">
            <text:p>368</text:p>
          </table:table-cell>
          <table:table-cell table:number-columns-repeated="3"/>
        </table:table-row>
        <table:table-row table:style-name="ro1">
          <table:table-cell table:formula="of:=CONCATENATE(TEXT([.B41]/1024; &quot;0.##&quot;); &quot; KB&quot;)" office:value-type="string" office:string-value="0.38 KB">
            <text:p>0.38 KB</text:p>
          </table:table-cell>
          <table:table-cell office:value-type="float" office:value="384">
            <text:p>384</text:p>
          </table:table-cell>
          <table:table-cell table:number-columns-repeated="3"/>
        </table:table-row>
        <table:table-row table:style-name="ro1">
          <table:table-cell table:formula="of:=CONCATENATE(TEXT([.B42]/1024; &quot;0.##&quot;); &quot; KB&quot;)" office:value-type="string" office:string-value="0.39 KB">
            <text:p>0.39 KB</text:p>
          </table:table-cell>
          <table:table-cell office:value-type="float" office:value="400">
            <text:p>400</text:p>
          </table:table-cell>
          <table:table-cell table:number-columns-repeated="3"/>
        </table:table-row>
        <table:table-row table:style-name="ro1">
          <table:table-cell table:formula="of:=CONCATENATE(TEXT([.B43]/1024; &quot;0.##&quot;); &quot; KB&quot;)" office:value-type="string" office:string-value="0.41 KB">
            <text:p>0.41 KB</text:p>
          </table:table-cell>
          <table:table-cell office:value-type="float" office:value="416">
            <text:p>416</text:p>
          </table:table-cell>
          <table:table-cell table:number-columns-repeated="3"/>
        </table:table-row>
        <table:table-row table:style-name="ro1">
          <table:table-cell table:formula="of:=CONCATENATE(TEXT([.B44]/1024; &quot;0.##&quot;); &quot; KB&quot;)" office:value-type="string" office:string-value="0.42 KB">
            <text:p>0.42 KB</text:p>
          </table:table-cell>
          <table:table-cell office:value-type="float" office:value="432">
            <text:p>432</text:p>
          </table:table-cell>
          <table:table-cell table:number-columns-repeated="3"/>
        </table:table-row>
        <table:table-row table:style-name="ro1">
          <table:table-cell table:formula="of:=CONCATENATE(TEXT([.B45]/1024; &quot;0.##&quot;); &quot; KB&quot;)" office:value-type="string" office:string-value="0.44 KB">
            <text:p>0.44 KB</text:p>
          </table:table-cell>
          <table:table-cell office:value-type="float" office:value="448">
            <text:p>448</text:p>
          </table:table-cell>
          <table:table-cell table:number-columns-repeated="3"/>
        </table:table-row>
        <table:table-row table:style-name="ro1">
          <table:table-cell table:formula="of:=CONCATENATE(TEXT([.B46]/1024; &quot;0.##&quot;); &quot; KB&quot;)" office:value-type="string" office:string-value="0.45 KB">
            <text:p>0.45 KB</text:p>
          </table:table-cell>
          <table:table-cell office:value-type="float" office:value="464">
            <text:p>464</text:p>
          </table:table-cell>
          <table:table-cell table:number-columns-repeated="3"/>
        </table:table-row>
        <table:table-row table:style-name="ro1">
          <table:table-cell table:formula="of:=CONCATENATE(TEXT([.B47]/1024; &quot;0.##&quot;); &quot; KB&quot;)" office:value-type="string" office:string-value="0.47 KB">
            <text:p>0.47 KB</text:p>
          </table:table-cell>
          <table:table-cell office:value-type="float" office:value="480">
            <text:p>480</text:p>
          </table:table-cell>
          <table:table-cell table:number-columns-repeated="3"/>
        </table:table-row>
        <table:table-row table:style-name="ro1">
          <table:table-cell table:formula="of:=CONCATENATE(TEXT([.B48]/1024; &quot;0.##&quot;); &quot; KB&quot;)" office:value-type="string" office:string-value="0.48 KB">
            <text:p>0.48 KB</text:p>
          </table:table-cell>
          <table:table-cell office:value-type="float" office:value="496">
            <text:p>496</text:p>
          </table:table-cell>
          <table:table-cell table:number-columns-repeated="3"/>
        </table:table-row>
        <table:table-row table:style-name="ro1">
          <table:table-cell table:style-name="ce41" table:formula="of:=CONCATENATE(TEXT([.B49]/1024; &quot;0.##&quot;); &quot; KB&quot;)" office:value-type="string" office:string-value="0.5 KB">
            <text:p>0.5 KB</text:p>
          </table:table-cell>
          <table:table-cell table:style-name="ce43" office:value-type="float" office:value="512">
            <text:p>512</text:p>
          </table:table-cell>
          <table:table-cell table:number-columns-repeated="3"/>
        </table:table-row>
        <table:table-row table:style-name="ro1">
          <table:table-cell table:formula="of:=CONCATENATE(TEXT([.B50]/1024; &quot;0.##&quot;); &quot; KB&quot;)" office:value-type="string" office:string-value="0.53 KB">
            <text:p>0.53 KB</text:p>
          </table:table-cell>
          <table:table-cell office:value-type="float" office:value="544">
            <text:p>544</text:p>
          </table:table-cell>
          <table:table-cell table:number-columns-repeated="3"/>
        </table:table-row>
        <table:table-row table:style-name="ro1">
          <table:table-cell table:formula="of:=CONCATENATE(TEXT([.B51]/1024; &quot;0.##&quot;); &quot; KB&quot;)" office:value-type="string" office:string-value="0.56 KB">
            <text:p>0.56 KB</text:p>
          </table:table-cell>
          <table:table-cell office:value-type="float" office:value="576">
            <text:p>576</text:p>
          </table:table-cell>
          <table:table-cell table:number-columns-repeated="3"/>
        </table:table-row>
        <table:table-row table:style-name="ro1">
          <table:table-cell table:formula="of:=CONCATENATE(TEXT([.B52]/1024; &quot;0.##&quot;); &quot; KB&quot;)" office:value-type="string" office:string-value="0.59 KB">
            <text:p>0.59 KB</text:p>
          </table:table-cell>
          <table:table-cell office:value-type="float" office:value="608">
            <text:p>608</text:p>
          </table:table-cell>
          <table:table-cell table:number-columns-repeated="3"/>
        </table:table-row>
        <table:table-row table:style-name="ro1">
          <table:table-cell table:formula="of:=CONCATENATE(TEXT([.B53]/1024; &quot;0.##&quot;); &quot; KB&quot;)" office:value-type="string" office:string-value="0.63 KB">
            <text:p>0.63 KB</text:p>
          </table:table-cell>
          <table:table-cell office:value-type="float" office:value="640">
            <text:p>640</text:p>
          </table:table-cell>
          <table:table-cell table:number-columns-repeated="3"/>
        </table:table-row>
        <table:table-row table:style-name="ro1">
          <table:table-cell table:formula="of:=CONCATENATE(TEXT([.B54]/1024; &quot;0.##&quot;); &quot; KB&quot;)" office:value-type="string" office:string-value="0.66 KB">
            <text:p>0.66 KB</text:p>
          </table:table-cell>
          <table:table-cell office:value-type="float" office:value="672">
            <text:p>672</text:p>
          </table:table-cell>
          <table:table-cell table:number-columns-repeated="3"/>
        </table:table-row>
        <table:table-row table:style-name="ro1">
          <table:table-cell table:formula="of:=CONCATENATE(TEXT([.B55]/1024; &quot;0.##&quot;); &quot; KB&quot;)" office:value-type="string" office:string-value="0.69 KB">
            <text:p>0.69 KB</text:p>
          </table:table-cell>
          <table:table-cell office:value-type="float" office:value="704">
            <text:p>704</text:p>
          </table:table-cell>
          <table:table-cell table:number-columns-repeated="3"/>
        </table:table-row>
        <table:table-row table:style-name="ro1">
          <table:table-cell table:formula="of:=CONCATENATE(TEXT([.B56]/1024; &quot;0.##&quot;); &quot; KB&quot;)" office:value-type="string" office:string-value="0.72 KB">
            <text:p>0.72 KB</text:p>
          </table:table-cell>
          <table:table-cell office:value-type="float" office:value="736">
            <text:p>736</text:p>
          </table:table-cell>
          <table:table-cell table:number-columns-repeated="3"/>
        </table:table-row>
        <table:table-row table:style-name="ro1">
          <table:table-cell table:formula="of:=CONCATENATE(TEXT([.B57]/1024; &quot;0.##&quot;); &quot; KB&quot;)" office:value-type="string" office:string-value="0.75 KB">
            <text:p>0.75 KB</text:p>
          </table:table-cell>
          <table:table-cell office:value-type="float" office:value="768">
            <text:p>768</text:p>
          </table:table-cell>
          <table:table-cell table:number-columns-repeated="3"/>
        </table:table-row>
        <table:table-row table:style-name="ro1">
          <table:table-cell table:formula="of:=CONCATENATE(TEXT([.B58]/1024; &quot;0.##&quot;); &quot; KB&quot;)" office:value-type="string" office:string-value="0.78 KB">
            <text:p>0.78 KB</text:p>
          </table:table-cell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formula="of:=CONCATENATE(TEXT([.B59]/1024; &quot;0.##&quot;); &quot; KB&quot;)" office:value-type="string" office:string-value="0.81 KB">
            <text:p>0.81 KB</text:p>
          </table:table-cell>
          <table:table-cell office:value-type="float" office:value="832">
            <text:p>832</text:p>
          </table:table-cell>
          <table:table-cell table:number-columns-repeated="3"/>
        </table:table-row>
        <table:table-row table:style-name="ro1">
          <table:table-cell table:formula="of:=CONCATENATE(TEXT([.B60]/1024; &quot;0.##&quot;); &quot; KB&quot;)" office:value-type="string" office:string-value="0.84 KB">
            <text:p>0.84 KB</text:p>
          </table:table-cell>
          <table:table-cell office:value-type="float" office:value="864">
            <text:p>864</text:p>
          </table:table-cell>
          <table:table-cell table:number-columns-repeated="3"/>
        </table:table-row>
        <table:table-row table:style-name="ro1">
          <table:table-cell table:formula="of:=CONCATENATE(TEXT([.B61]/1024; &quot;0.##&quot;); &quot; KB&quot;)" office:value-type="string" office:string-value="0.88 KB">
            <text:p>0.88 KB</text:p>
          </table:table-cell>
          <table:table-cell office:value-type="float" office:value="896">
            <text:p>896</text:p>
          </table:table-cell>
          <table:table-cell table:number-columns-repeated="3"/>
        </table:table-row>
        <table:table-row table:style-name="ro1">
          <table:table-cell table:formula="of:=CONCATENATE(TEXT([.B62]/1024; &quot;0.##&quot;); &quot; KB&quot;)" office:value-type="string" office:string-value="0.91 KB">
            <text:p>0.91 KB</text:p>
          </table:table-cell>
          <table:table-cell office:value-type="float" office:value="928">
            <text:p>928</text:p>
          </table:table-cell>
          <table:table-cell table:number-columns-repeated="3"/>
        </table:table-row>
        <table:table-row table:style-name="ro1">
          <table:table-cell table:formula="of:=CONCATENATE(TEXT([.B63]/1024; &quot;0.##&quot;); &quot; KB&quot;)" office:value-type="string" office:string-value="0.94 KB">
            <text:p>0.94 KB</text:p>
          </table:table-cell>
          <table:table-cell office:value-type="float" office:value="960">
            <text:p>960</text:p>
          </table:table-cell>
          <table:table-cell table:number-columns-repeated="3"/>
        </table:table-row>
        <table:table-row table:style-name="ro1">
          <table:table-cell table:formula="of:=CONCATENATE(TEXT([.B64]/1024; &quot;0.##&quot;); &quot; KB&quot;)" office:value-type="string" office:string-value="0.97 KB">
            <text:p>0.97 KB</text:p>
          </table:table-cell>
          <table:table-cell office:value-type="float" office:value="992">
            <text:p>992</text:p>
          </table:table-cell>
          <table:table-cell table:number-columns-repeated="3"/>
        </table:table-row>
        <table:table-row table:style-name="ro1">
          <table:table-cell table:style-name="ce41" table:formula="of:=CONCATENATE(TEXT([.B65]/1024; &quot;0.##&quot;); &quot; KB&quot;)" office:value-type="string" office:string-value="1 KB">
            <text:p>1 KB</text:p>
          </table:table-cell>
          <table:table-cell table:style-name="ce43" office:value-type="float" office:value="1024">
            <text:p>1024</text:p>
          </table:table-cell>
          <table:table-cell table:number-columns-repeated="3"/>
        </table:table-row>
        <table:table-row table:style-name="ro1">
          <table:table-cell table:formula="of:=CONCATENATE(TEXT([.B66]/1024; &quot;0.##&quot;); &quot; KB&quot;)" office:value-type="string" office:string-value="1.06 KB">
            <text:p>1.06 KB</text:p>
          </table:table-cell>
          <table:table-cell office:value-type="float" office:value="1088">
            <text:p>1088</text:p>
          </table:table-cell>
          <table:table-cell table:number-columns-repeated="3"/>
        </table:table-row>
        <table:table-row table:style-name="ro1">
          <table:table-cell table:formula="of:=CONCATENATE(TEXT([.B67]/1024; &quot;0.##&quot;); &quot; KB&quot;)" office:value-type="string" office:string-value="1.13 KB">
            <text:p>1.13 KB</text:p>
          </table:table-cell>
          <table:table-cell office:value-type="float" office:value="1152">
            <text:p>1152</text:p>
          </table:table-cell>
          <table:table-cell table:number-columns-repeated="3"/>
        </table:table-row>
        <table:table-row table:style-name="ro1">
          <table:table-cell table:formula="of:=CONCATENATE(TEXT([.B68]/1024; &quot;0.##&quot;); &quot; KB&quot;)" office:value-type="string" office:string-value="1.19 KB">
            <text:p>1.19 KB</text:p>
          </table:table-cell>
          <table:table-cell office:value-type="float" office:value="1216">
            <text:p>1216</text:p>
          </table:table-cell>
          <table:table-cell table:number-columns-repeated="3"/>
        </table:table-row>
        <table:table-row table:style-name="ro1">
          <table:table-cell table:formula="of:=CONCATENATE(TEXT([.B69]/1024; &quot;0.##&quot;); &quot; KB&quot;)" office:value-type="string" office:string-value="1.25 KB">
            <text:p>1.25 KB</text:p>
          </table:table-cell>
          <table:table-cell office:value-type="float" office:value="1280">
            <text:p>1280</text:p>
          </table:table-cell>
          <table:table-cell table:number-columns-repeated="3"/>
        </table:table-row>
        <table:table-row table:style-name="ro1">
          <table:table-cell table:formula="of:=CONCATENATE(TEXT([.B70]/1024; &quot;0.##&quot;); &quot; KB&quot;)" office:value-type="string" office:string-value="1.31 KB">
            <text:p>1.31 KB</text:p>
          </table:table-cell>
          <table:table-cell office:value-type="float" office:value="1344">
            <text:p>1344</text:p>
          </table:table-cell>
          <table:table-cell table:number-columns-repeated="3"/>
        </table:table-row>
        <table:table-row table:style-name="ro1">
          <table:table-cell table:formula="of:=CONCATENATE(TEXT([.B71]/1024; &quot;0.##&quot;); &quot; KB&quot;)" office:value-type="string" office:string-value="1.38 KB">
            <text:p>1.38 KB</text:p>
          </table:table-cell>
          <table:table-cell office:value-type="float" office:value="1408">
            <text:p>1408</text:p>
          </table:table-cell>
          <table:table-cell table:number-columns-repeated="3"/>
        </table:table-row>
        <table:table-row table:style-name="ro1">
          <table:table-cell table:formula="of:=CONCATENATE(TEXT([.B72]/1024; &quot;0.##&quot;); &quot; KB&quot;)" office:value-type="string" office:string-value="1.44 KB">
            <text:p>1.44 KB</text:p>
          </table:table-cell>
          <table:table-cell office:value-type="float" office:value="1472">
            <text:p>1472</text:p>
          </table:table-cell>
          <table:table-cell table:number-columns-repeated="3"/>
        </table:table-row>
        <table:table-row table:style-name="ro1">
          <table:table-cell table:formula="of:=CONCATENATE(TEXT([.B73]/1024; &quot;0.##&quot;); &quot; KB&quot;)" office:value-type="string" office:string-value="1.5 KB">
            <text:p>1.5 KB</text:p>
          </table:table-cell>
          <table:table-cell office:value-type="float" office:value="1536">
            <text:p>1536</text:p>
          </table:table-cell>
          <table:table-cell table:number-columns-repeated="3"/>
        </table:table-row>
        <table:table-row table:style-name="ro1">
          <table:table-cell table:formula="of:=CONCATENATE(TEXT([.B74]/1024; &quot;0.##&quot;); &quot; KB&quot;)" office:value-type="string" office:string-value="1.56 KB">
            <text:p>1.56 KB</text:p>
          </table:table-cell>
          <table:table-cell office:value-type="float" office:value="1600">
            <text:p>1600</text:p>
          </table:table-cell>
          <table:table-cell table:number-columns-repeated="3"/>
        </table:table-row>
        <table:table-row table:style-name="ro1">
          <table:table-cell table:formula="of:=CONCATENATE(TEXT([.B75]/1024; &quot;0.##&quot;); &quot; KB&quot;)" office:value-type="string" office:string-value="1.63 KB">
            <text:p>1.63 KB</text:p>
          </table:table-cell>
          <table:table-cell office:value-type="float" office:value="1664">
            <text:p>1664</text:p>
          </table:table-cell>
          <table:table-cell table:number-columns-repeated="3"/>
        </table:table-row>
        <table:table-row table:style-name="ro1">
          <table:table-cell table:formula="of:=CONCATENATE(TEXT([.B76]/1024; &quot;0.##&quot;); &quot; KB&quot;)" office:value-type="string" office:string-value="1.69 KB">
            <text:p>1.69 KB</text:p>
          </table:table-cell>
          <table:table-cell office:value-type="float" office:value="1728">
            <text:p>1728</text:p>
          </table:table-cell>
          <table:table-cell table:number-columns-repeated="3"/>
        </table:table-row>
        <table:table-row table:style-name="ro1">
          <table:table-cell table:formula="of:=CONCATENATE(TEXT([.B77]/1024; &quot;0.##&quot;); &quot; KB&quot;)" office:value-type="string" office:string-value="1.75 KB">
            <text:p>1.75 KB</text:p>
          </table:table-cell>
          <table:table-cell office:value-type="float" office:value="1792">
            <text:p>1792</text:p>
          </table:table-cell>
          <table:table-cell table:number-columns-repeated="3"/>
        </table:table-row>
        <table:table-row table:style-name="ro1">
          <table:table-cell table:formula="of:=CONCATENATE(TEXT([.B78]/1024; &quot;0.##&quot;); &quot; KB&quot;)" office:value-type="string" office:string-value="1.81 KB">
            <text:p>1.81 KB</text:p>
          </table:table-cell>
          <table:table-cell office:value-type="float" office:value="1856">
            <text:p>1856</text:p>
          </table:table-cell>
          <table:table-cell table:number-columns-repeated="3"/>
        </table:table-row>
        <table:table-row table:style-name="ro1">
          <table:table-cell table:formula="of:=CONCATENATE(TEXT([.B79]/1024; &quot;0.##&quot;); &quot; KB&quot;)" office:value-type="string" office:string-value="1.88 KB">
            <text:p>1.88 KB</text:p>
          </table:table-cell>
          <table:table-cell office:value-type="float" office:value="1920">
            <text:p>1920</text:p>
          </table:table-cell>
          <table:table-cell table:number-columns-repeated="3"/>
        </table:table-row>
        <table:table-row table:style-name="ro1">
          <table:table-cell table:formula="of:=CONCATENATE(TEXT([.B80]/1024; &quot;0.##&quot;); &quot; KB&quot;)" office:value-type="string" office:string-value="1.94 KB">
            <text:p>1.94 KB</text:p>
          </table:table-cell>
          <table:table-cell office:value-type="float" office:value="1984">
            <text:p>1984</text:p>
          </table:table-cell>
          <table:table-cell table:number-columns-repeated="3"/>
        </table:table-row>
        <table:table-row table:style-name="ro1">
          <table:table-cell table:style-name="ce41" table:formula="of:=CONCATENATE(TEXT([.B81]/1024; &quot;0.##&quot;); &quot; KB&quot;)" office:value-type="string" office:string-value="2 KB">
            <text:p>2 KB</text:p>
          </table:table-cell>
          <table:table-cell table:style-name="ce43" office:value-type="float" office:value="2048">
            <text:p>2048</text:p>
          </table:table-cell>
          <table:table-cell table:number-columns-repeated="3"/>
        </table:table-row>
        <table:table-row table:style-name="ro1">
          <table:table-cell table:formula="of:=CONCATENATE(TEXT([.B82]/1024; &quot;0.##&quot;); &quot; KB&quot;)" office:value-type="string" office:string-value="2.13 KB">
            <text:p>2.13 KB</text:p>
          </table:table-cell>
          <table:table-cell office:value-type="float" office:value="2176">
            <text:p>2176</text:p>
          </table:table-cell>
          <table:table-cell table:number-columns-repeated="3"/>
        </table:table-row>
        <table:table-row table:style-name="ro1">
          <table:table-cell table:formula="of:=CONCATENATE(TEXT([.B83]/1024; &quot;0.##&quot;); &quot; KB&quot;)" office:value-type="string" office:string-value="2.25 KB">
            <text:p>2.25 KB</text:p>
          </table:table-cell>
          <table:table-cell office:value-type="float" office:value="2304">
            <text:p>2304</text:p>
          </table:table-cell>
          <table:table-cell table:number-columns-repeated="3"/>
        </table:table-row>
        <table:table-row table:style-name="ro1">
          <table:table-cell table:formula="of:=CONCATENATE(TEXT([.B84]/1024; &quot;0.##&quot;); &quot; KB&quot;)" office:value-type="string" office:string-value="2.38 KB">
            <text:p>2.38 KB</text:p>
          </table:table-cell>
          <table:table-cell office:value-type="float" office:value="2432">
            <text:p>2432</text:p>
          </table:table-cell>
          <table:table-cell table:number-columns-repeated="3"/>
        </table:table-row>
        <table:table-row table:style-name="ro1">
          <table:table-cell table:formula="of:=CONCATENATE(TEXT([.B85]/1024; &quot;0.##&quot;); &quot; KB&quot;)" office:value-type="string" office:string-value="2.5 KB">
            <text:p>2.5 KB</text:p>
          </table:table-cell>
          <table:table-cell office:value-type="float" office:value="2560">
            <text:p>2560</text:p>
          </table:table-cell>
          <table:table-cell table:number-columns-repeated="3"/>
        </table:table-row>
        <table:table-row table:style-name="ro1">
          <table:table-cell table:formula="of:=CONCATENATE(TEXT([.B86]/1024; &quot;0.##&quot;); &quot; KB&quot;)" office:value-type="string" office:string-value="2.63 KB">
            <text:p>2.63 KB</text:p>
          </table:table-cell>
          <table:table-cell office:value-type="float" office:value="2688">
            <text:p>2688</text:p>
          </table:table-cell>
          <table:table-cell table:number-columns-repeated="3"/>
        </table:table-row>
        <table:table-row table:style-name="ro1">
          <table:table-cell table:formula="of:=CONCATENATE(TEXT([.B87]/1024; &quot;0.##&quot;); &quot; KB&quot;)" office:value-type="string" office:string-value="2.75 KB">
            <text:p>2.75 KB</text:p>
          </table:table-cell>
          <table:table-cell office:value-type="float" office:value="2816">
            <text:p>2816</text:p>
          </table:table-cell>
          <table:table-cell table:number-columns-repeated="3"/>
        </table:table-row>
        <table:table-row table:style-name="ro1">
          <table:table-cell table:formula="of:=CONCATENATE(TEXT([.B88]/1024; &quot;0.##&quot;); &quot; KB&quot;)" office:value-type="string" office:string-value="2.88 KB">
            <text:p>2.88 KB</text:p>
          </table:table-cell>
          <table:table-cell office:value-type="float" office:value="2944">
            <text:p>2944</text:p>
          </table:table-cell>
          <table:table-cell table:number-columns-repeated="3"/>
        </table:table-row>
        <table:table-row table:style-name="ro1">
          <table:table-cell table:formula="of:=CONCATENATE(TEXT([.B89]/1024; &quot;0.##&quot;); &quot; KB&quot;)" office:value-type="string" office:string-value="3 KB">
            <text:p>3 KB</text:p>
          </table:table-cell>
          <table:table-cell office:value-type="float" office:value="3072">
            <text:p>3072</text:p>
          </table:table-cell>
          <table:table-cell table:number-columns-repeated="3"/>
        </table:table-row>
        <table:table-row table:style-name="ro1">
          <table:table-cell table:formula="of:=CONCATENATE(TEXT([.B90]/1024; &quot;0.##&quot;); &quot; KB&quot;)" office:value-type="string" office:string-value="3.13 KB">
            <text:p>3.13 KB</text:p>
          </table:table-cell>
          <table:table-cell office:value-type="float" office:value="3200">
            <text:p>3200</text:p>
          </table:table-cell>
          <table:table-cell table:number-columns-repeated="3"/>
        </table:table-row>
        <table:table-row table:style-name="ro1">
          <table:table-cell table:formula="of:=CONCATENATE(TEXT([.B91]/1024; &quot;0.##&quot;); &quot; KB&quot;)" office:value-type="string" office:string-value="3.25 KB">
            <text:p>3.25 KB</text:p>
          </table:table-cell>
          <table:table-cell office:value-type="float" office:value="3328">
            <text:p>3328</text:p>
          </table:table-cell>
          <table:table-cell table:number-columns-repeated="3"/>
        </table:table-row>
        <table:table-row table:style-name="ro1">
          <table:table-cell table:formula="of:=CONCATENATE(TEXT([.B92]/1024; &quot;0.##&quot;); &quot; KB&quot;)" office:value-type="string" office:string-value="3.38 KB">
            <text:p>3.38 KB</text:p>
          </table:table-cell>
          <table:table-cell office:value-type="float" office:value="3456">
            <text:p>3456</text:p>
          </table:table-cell>
          <table:table-cell table:number-columns-repeated="3"/>
        </table:table-row>
        <table:table-row table:style-name="ro1">
          <table:table-cell table:formula="of:=CONCATENATE(TEXT([.B93]/1024; &quot;0.##&quot;); &quot; KB&quot;)" office:value-type="string" office:string-value="3.5 KB">
            <text:p>3.5 KB</text:p>
          </table:table-cell>
          <table:table-cell office:value-type="float" office:value="3584">
            <text:p>3584</text:p>
          </table:table-cell>
          <table:table-cell table:number-columns-repeated="3"/>
        </table:table-row>
        <table:table-row table:style-name="ro1">
          <table:table-cell table:formula="of:=CONCATENATE(TEXT([.B94]/1024; &quot;0.##&quot;); &quot; KB&quot;)" office:value-type="string" office:string-value="3.63 KB">
            <text:p>3.63 KB</text:p>
          </table:table-cell>
          <table:table-cell office:value-type="float" office:value="3712">
            <text:p>3712</text:p>
          </table:table-cell>
          <table:table-cell table:number-columns-repeated="3"/>
        </table:table-row>
        <table:table-row table:style-name="ro1">
          <table:table-cell table:formula="of:=CONCATENATE(TEXT([.B95]/1024; &quot;0.##&quot;); &quot; KB&quot;)" office:value-type="string" office:string-value="3.75 KB">
            <text:p>3.75 KB</text:p>
          </table:table-cell>
          <table:table-cell office:value-type="float" office:value="3840">
            <text:p>3840</text:p>
          </table:table-cell>
          <table:table-cell table:number-columns-repeated="3"/>
        </table:table-row>
        <table:table-row table:style-name="ro1">
          <table:table-cell table:formula="of:=CONCATENATE(TEXT([.B96]/1024; &quot;0.##&quot;); &quot; KB&quot;)" office:value-type="string" office:string-value="3.88 KB">
            <text:p>3.88 KB</text:p>
          </table:table-cell>
          <table:table-cell office:value-type="float" office:value="3968">
            <text:p>3968</text:p>
          </table:table-cell>
          <table:table-cell table:number-columns-repeated="3"/>
        </table:table-row>
        <table:table-row table:style-name="ro1">
          <table:table-cell table:style-name="ce41" table:formula="of:=CONCATENATE(TEXT([.B97]/1024; &quot;0.##&quot;); &quot; KB&quot;)" office:value-type="string" office:string-value="4 KB">
            <text:p>4 KB</text:p>
          </table:table-cell>
          <table:table-cell table:style-name="ce43" office:value-type="float" office:value="4096">
            <text:p>4096</text:p>
          </table:table-cell>
          <table:table-cell table:number-columns-repeated="3"/>
        </table:table-row>
        <table:table-row table:style-name="ro1">
          <table:table-cell table:formula="of:=CONCATENATE(TEXT([.B98]/1024; &quot;0.##&quot;); &quot; KB&quot;)" office:value-type="string" office:string-value="4.25 KB">
            <text:p>4.25 KB</text:p>
          </table:table-cell>
          <table:table-cell office:value-type="float" office:value="4352">
            <text:p>4352</text:p>
          </table:table-cell>
          <table:table-cell table:number-columns-repeated="3"/>
        </table:table-row>
        <table:table-row table:style-name="ro1">
          <table:table-cell table:formula="of:=CONCATENATE(TEXT([.B99]/1024; &quot;0.##&quot;); &quot; KB&quot;)" office:value-type="string" office:string-value="4.5 KB">
            <text:p>4.5 KB</text:p>
          </table:table-cell>
          <table:table-cell office:value-type="float" office:value="4608">
            <text:p>4608</text:p>
          </table:table-cell>
          <table:table-cell table:number-columns-repeated="3"/>
        </table:table-row>
        <table:table-row table:style-name="ro1">
          <table:table-cell table:formula="of:=CONCATENATE(TEXT([.B100]/1024; &quot;0.##&quot;); &quot; KB&quot;)" office:value-type="string" office:string-value="4.75 KB">
            <text:p>4.75 KB</text:p>
          </table:table-cell>
          <table:table-cell office:value-type="float" office:value="4864">
            <text:p>4864</text:p>
          </table:table-cell>
          <table:table-cell table:number-columns-repeated="3"/>
        </table:table-row>
        <table:table-row table:style-name="ro1">
          <table:table-cell table:formula="of:=CONCATENATE(TEXT([.B101]/1024; &quot;0.##&quot;); &quot; KB&quot;)" office:value-type="string" office:string-value="5 KB">
            <text:p>5 KB</text:p>
          </table:table-cell>
          <table:table-cell office:value-type="float" office:value="5120">
            <text:p>5120</text:p>
          </table:table-cell>
          <table:table-cell table:number-columns-repeated="3"/>
        </table:table-row>
        <table:table-row table:style-name="ro1">
          <table:table-cell table:formula="of:=CONCATENATE(TEXT([.B102]/1024; &quot;0.##&quot;); &quot; KB&quot;)" office:value-type="string" office:string-value="5.25 KB">
            <text:p>5.25 KB</text:p>
          </table:table-cell>
          <table:table-cell office:value-type="float" office:value="5376">
            <text:p>5376</text:p>
          </table:table-cell>
          <table:table-cell table:number-columns-repeated="3"/>
        </table:table-row>
        <table:table-row table:style-name="ro1">
          <table:table-cell table:formula="of:=CONCATENATE(TEXT([.B103]/1024; &quot;0.##&quot;); &quot; KB&quot;)" office:value-type="string" office:string-value="5.5 KB">
            <text:p>5.5 KB</text:p>
          </table:table-cell>
          <table:table-cell office:value-type="float" office:value="5632">
            <text:p>5632</text:p>
          </table:table-cell>
          <table:table-cell table:number-columns-repeated="3"/>
        </table:table-row>
        <table:table-row table:style-name="ro1">
          <table:table-cell table:formula="of:=CONCATENATE(TEXT([.B104]/1024; &quot;0.##&quot;); &quot; KB&quot;)" office:value-type="string" office:string-value="5.75 KB">
            <text:p>5.75 KB</text:p>
          </table:table-cell>
          <table:table-cell office:value-type="float" office:value="5888">
            <text:p>5888</text:p>
          </table:table-cell>
          <table:table-cell table:number-columns-repeated="3"/>
        </table:table-row>
        <table:table-row table:style-name="ro1">
          <table:table-cell table:formula="of:=CONCATENATE(TEXT([.B105]/1024; &quot;0.##&quot;); &quot; KB&quot;)" office:value-type="string" office:string-value="6 KB">
            <text:p>6 KB</text:p>
          </table:table-cell>
          <table:table-cell office:value-type="float" office:value="6144">
            <text:p>6144</text:p>
          </table:table-cell>
          <table:table-cell table:number-columns-repeated="3"/>
        </table:table-row>
        <table:table-row table:style-name="ro1">
          <table:table-cell table:formula="of:=CONCATENATE(TEXT([.B106]/1024; &quot;0.##&quot;); &quot; KB&quot;)" office:value-type="string" office:string-value="6.25 KB">
            <text:p>6.25 KB</text:p>
          </table:table-cell>
          <table:table-cell office:value-type="float" office:value="6400">
            <text:p>6400</text:p>
          </table:table-cell>
          <table:table-cell table:number-columns-repeated="3"/>
        </table:table-row>
        <table:table-row table:style-name="ro1">
          <table:table-cell table:formula="of:=CONCATENATE(TEXT([.B107]/1024; &quot;0.##&quot;); &quot; KB&quot;)" office:value-type="string" office:string-value="6.5 KB">
            <text:p>6.5 KB</text:p>
          </table:table-cell>
          <table:table-cell office:value-type="float" office:value="6656">
            <text:p>6656</text:p>
          </table:table-cell>
          <table:table-cell table:number-columns-repeated="3"/>
        </table:table-row>
        <table:table-row table:style-name="ro1">
          <table:table-cell table:formula="of:=CONCATENATE(TEXT([.B108]/1024; &quot;0.##&quot;); &quot; KB&quot;)" office:value-type="string" office:string-value="6.75 KB">
            <text:p>6.75 KB</text:p>
          </table:table-cell>
          <table:table-cell office:value-type="float" office:value="6912">
            <text:p>6912</text:p>
          </table:table-cell>
          <table:table-cell table:number-columns-repeated="3"/>
        </table:table-row>
        <table:table-row table:style-name="ro1">
          <table:table-cell table:formula="of:=CONCATENATE(TEXT([.B109]/1024; &quot;0.##&quot;); &quot; KB&quot;)" office:value-type="string" office:string-value="7 KB">
            <text:p>7 KB</text:p>
          </table:table-cell>
          <table:table-cell office:value-type="float" office:value="7168">
            <text:p>7168</text:p>
          </table:table-cell>
          <table:table-cell table:number-columns-repeated="3"/>
        </table:table-row>
        <table:table-row table:style-name="ro1">
          <table:table-cell table:formula="of:=CONCATENATE(TEXT([.B110]/1024; &quot;0.##&quot;); &quot; KB&quot;)" office:value-type="string" office:string-value="7.25 KB">
            <text:p>7.25 KB</text:p>
          </table:table-cell>
          <table:table-cell office:value-type="float" office:value="7424">
            <text:p>7424</text:p>
          </table:table-cell>
          <table:table-cell table:number-columns-repeated="3"/>
        </table:table-row>
        <table:table-row table:style-name="ro1">
          <table:table-cell table:formula="of:=CONCATENATE(TEXT([.B111]/1024; &quot;0.##&quot;); &quot; KB&quot;)" office:value-type="string" office:string-value="7.5 KB">
            <text:p>7.5 KB</text:p>
          </table:table-cell>
          <table:table-cell office:value-type="float" office:value="7680">
            <text:p>7680</text:p>
          </table:table-cell>
          <table:table-cell table:number-columns-repeated="3"/>
        </table:table-row>
        <table:table-row table:style-name="ro1">
          <table:table-cell table:formula="of:=CONCATENATE(TEXT([.B112]/1024; &quot;0.##&quot;); &quot; KB&quot;)" office:value-type="string" office:string-value="7.75 KB">
            <text:p>7.75 KB</text:p>
          </table:table-cell>
          <table:table-cell office:value-type="float" office:value="7936">
            <text:p>7936</text:p>
          </table:table-cell>
          <table:table-cell table:number-columns-repeated="3"/>
        </table:table-row>
        <table:table-row table:style-name="ro1">
          <table:table-cell table:style-name="ce41" table:formula="of:=CONCATENATE(TEXT([.B113]/1024; &quot;0.##&quot;); &quot; KB&quot;)" office:value-type="string" office:string-value="8 KB">
            <text:p>8 KB</text:p>
          </table:table-cell>
          <table:table-cell table:style-name="ce43" office:value-type="float" office:value="8192">
            <text:p>8192</text:p>
          </table:table-cell>
          <table:table-cell table:number-columns-repeated="3"/>
        </table:table-row>
        <table:table-row table:style-name="ro1">
          <table:table-cell table:formula="of:=CONCATENATE(TEXT([.B114]/1024; &quot;0.##&quot;); &quot; KB&quot;)" office:value-type="string" office:string-value="8.5 KB">
            <text:p>8.5 KB</text:p>
          </table:table-cell>
          <table:table-cell office:value-type="float" office:value="8704">
            <text:p>8704</text:p>
          </table:table-cell>
          <table:table-cell table:number-columns-repeated="3"/>
        </table:table-row>
        <table:table-row table:style-name="ro1">
          <table:table-cell table:formula="of:=CONCATENATE(TEXT([.B115]/1024; &quot;0.##&quot;); &quot; KB&quot;)" office:value-type="string" office:string-value="9 KB">
            <text:p>9 KB</text:p>
          </table:table-cell>
          <table:table-cell office:value-type="float" office:value="9216">
            <text:p>9216</text:p>
          </table:table-cell>
          <table:table-cell table:number-columns-repeated="3"/>
        </table:table-row>
        <table:table-row table:style-name="ro1">
          <table:table-cell table:formula="of:=CONCATENATE(TEXT([.B116]/1024; &quot;0.##&quot;); &quot; KB&quot;)" office:value-type="string" office:string-value="9.5 KB">
            <text:p>9.5 KB</text:p>
          </table:table-cell>
          <table:table-cell office:value-type="float" office:value="9728">
            <text:p>9728</text:p>
          </table:table-cell>
          <table:table-cell table:number-columns-repeated="3"/>
        </table:table-row>
        <table:table-row table:style-name="ro1">
          <table:table-cell table:formula="of:=CONCATENATE(TEXT([.B117]/1024; &quot;0.##&quot;); &quot; KB&quot;)" office:value-type="string" office:string-value="10 KB">
            <text:p>10 KB</text:p>
          </table:table-cell>
          <table:table-cell office:value-type="float" office:value="10240">
            <text:p>10240</text:p>
          </table:table-cell>
          <table:table-cell table:number-columns-repeated="3"/>
        </table:table-row>
        <table:table-row table:style-name="ro1">
          <table:table-cell table:formula="of:=CONCATENATE(TEXT([.B118]/1024; &quot;0.##&quot;); &quot; KB&quot;)" office:value-type="string" office:string-value="10.5 KB">
            <text:p>10.5 KB</text:p>
          </table:table-cell>
          <table:table-cell office:value-type="float" office:value="10752">
            <text:p>10752</text:p>
          </table:table-cell>
          <table:table-cell table:number-columns-repeated="3"/>
        </table:table-row>
        <table:table-row table:style-name="ro1">
          <table:table-cell table:formula="of:=CONCATENATE(TEXT([.B119]/1024; &quot;0.##&quot;); &quot; KB&quot;)" office:value-type="string" office:string-value="11 KB">
            <text:p>11 KB</text:p>
          </table:table-cell>
          <table:table-cell office:value-type="float" office:value="11264">
            <text:p>11264</text:p>
          </table:table-cell>
          <table:table-cell table:number-columns-repeated="3"/>
        </table:table-row>
        <table:table-row table:style-name="ro1">
          <table:table-cell table:formula="of:=CONCATENATE(TEXT([.B120]/1024; &quot;0.##&quot;); &quot; KB&quot;)" office:value-type="string" office:string-value="11.5 KB">
            <text:p>11.5 KB</text:p>
          </table:table-cell>
          <table:table-cell office:value-type="float" office:value="11776">
            <text:p>11776</text:p>
          </table:table-cell>
          <table:table-cell table:number-columns-repeated="3"/>
        </table:table-row>
        <table:table-row table:style-name="ro1">
          <table:table-cell table:formula="of:=CONCATENATE(TEXT([.B121]/1024; &quot;0.##&quot;); &quot; KB&quot;)" office:value-type="string" office:string-value="12 KB">
            <text:p>12 KB</text:p>
          </table:table-cell>
          <table:table-cell office:value-type="float" office:value="12288">
            <text:p>12288</text:p>
          </table:table-cell>
          <table:table-cell table:number-columns-repeated="3"/>
        </table:table-row>
        <table:table-row table:style-name="ro1">
          <table:table-cell table:formula="of:=CONCATENATE(TEXT([.B122]/1024; &quot;0.##&quot;); &quot; KB&quot;)" office:value-type="string" office:string-value="12.5 KB">
            <text:p>12.5 KB</text:p>
          </table:table-cell>
          <table:table-cell office:value-type="float" office:value="12800">
            <text:p>12800</text:p>
          </table:table-cell>
          <table:table-cell table:number-columns-repeated="3"/>
        </table:table-row>
        <table:table-row table:style-name="ro1">
          <table:table-cell table:formula="of:=CONCATENATE(TEXT([.B123]/1024; &quot;0.##&quot;); &quot; KB&quot;)" office:value-type="string" office:string-value="13 KB">
            <text:p>13 KB</text:p>
          </table:table-cell>
          <table:table-cell office:value-type="float" office:value="13312">
            <text:p>13312</text:p>
          </table:table-cell>
          <table:table-cell table:number-columns-repeated="3"/>
        </table:table-row>
        <table:table-row table:style-name="ro1">
          <table:table-cell table:formula="of:=CONCATENATE(TEXT([.B124]/1024; &quot;0.##&quot;); &quot; KB&quot;)" office:value-type="string" office:string-value="13.5 KB">
            <text:p>13.5 KB</text:p>
          </table:table-cell>
          <table:table-cell office:value-type="float" office:value="13824">
            <text:p>13824</text:p>
          </table:table-cell>
          <table:table-cell table:number-columns-repeated="3"/>
        </table:table-row>
        <table:table-row table:style-name="ro1">
          <table:table-cell table:formula="of:=CONCATENATE(TEXT([.B125]/1024; &quot;0.##&quot;); &quot; KB&quot;)" office:value-type="string" office:string-value="14 KB">
            <text:p>14 KB</text:p>
          </table:table-cell>
          <table:table-cell office:value-type="float" office:value="14336">
            <text:p>14336</text:p>
          </table:table-cell>
          <table:table-cell table:number-columns-repeated="3"/>
        </table:table-row>
        <table:table-row table:style-name="ro1">
          <table:table-cell table:formula="of:=CONCATENATE(TEXT([.B126]/1024; &quot;0.##&quot;); &quot; KB&quot;)" office:value-type="string" office:string-value="14.5 KB">
            <text:p>14.5 KB</text:p>
          </table:table-cell>
          <table:table-cell office:value-type="float" office:value="14848">
            <text:p>14848</text:p>
          </table:table-cell>
          <table:table-cell table:number-columns-repeated="3"/>
        </table:table-row>
        <table:table-row table:style-name="ro1">
          <table:table-cell table:formula="of:=CONCATENATE(TEXT([.B127]/1024; &quot;0.##&quot;); &quot; KB&quot;)" office:value-type="string" office:string-value="15 KB">
            <text:p>15 KB</text:p>
          </table:table-cell>
          <table:table-cell office:value-type="float" office:value="15360">
            <text:p>15360</text:p>
          </table:table-cell>
          <table:table-cell table:number-columns-repeated="3"/>
        </table:table-row>
        <table:table-row table:style-name="ro1">
          <table:table-cell table:formula="of:=CONCATENATE(TEXT([.B128]/1024; &quot;0.##&quot;); &quot; KB&quot;)" office:value-type="string" office:string-value="15.5 KB">
            <text:p>15.5 KB</text:p>
          </table:table-cell>
          <table:table-cell office:value-type="float" office:value="15872">
            <text:p>15872</text:p>
          </table:table-cell>
          <table:table-cell table:number-columns-repeated="3"/>
        </table:table-row>
        <table:table-row table:style-name="ro1">
          <table:table-cell table:style-name="ce41" table:formula="of:=CONCATENATE(TEXT([.B129]/1024; &quot;0.##&quot;); &quot; KB&quot;)" office:value-type="string" office:string-value="16 KB">
            <text:p>16 KB</text:p>
          </table:table-cell>
          <table:table-cell table:style-name="ce43" office:value-type="float" office:value="16384">
            <text:p>16384</text:p>
          </table:table-cell>
          <table:table-cell table:number-columns-repeated="3"/>
        </table:table-row>
        <table:table-row table:style-name="ro1">
          <table:table-cell table:formula="of:=CONCATENATE(TEXT([.B130]/1024; &quot;0.##&quot;); &quot; KB&quot;)" office:value-type="string" office:string-value="17 KB">
            <text:p>17 KB</text:p>
          </table:table-cell>
          <table:table-cell office:value-type="float" office:value="17408">
            <text:p>17408</text:p>
          </table:table-cell>
          <table:table-cell table:number-columns-repeated="3"/>
        </table:table-row>
        <table:table-row table:style-name="ro1">
          <table:table-cell table:formula="of:=CONCATENATE(TEXT([.B131]/1024; &quot;0.##&quot;); &quot; KB&quot;)" office:value-type="string" office:string-value="18 KB">
            <text:p>18 KB</text:p>
          </table:table-cell>
          <table:table-cell office:value-type="float" office:value="18432">
            <text:p>18432</text:p>
          </table:table-cell>
          <table:table-cell table:number-columns-repeated="3"/>
        </table:table-row>
        <table:table-row table:style-name="ro1">
          <table:table-cell table:formula="of:=CONCATENATE(TEXT([.B132]/1024; &quot;0.##&quot;); &quot; KB&quot;)" office:value-type="string" office:string-value="19 KB">
            <text:p>19 KB</text:p>
          </table:table-cell>
          <table:table-cell office:value-type="float" office:value="19456">
            <text:p>19456</text:p>
          </table:table-cell>
          <table:table-cell table:number-columns-repeated="3"/>
        </table:table-row>
        <table:table-row table:style-name="ro1">
          <table:table-cell table:formula="of:=CONCATENATE(TEXT([.B133]/1024; &quot;0.##&quot;); &quot; KB&quot;)" office:value-type="string" office:string-value="20 KB">
            <text:p>20 KB</text:p>
          </table:table-cell>
          <table:table-cell office:value-type="float" office:value="20480">
            <text:p>20480</text:p>
          </table:table-cell>
          <table:table-cell table:number-columns-repeated="3"/>
        </table:table-row>
        <table:table-row table:style-name="ro1">
          <table:table-cell table:formula="of:=CONCATENATE(TEXT([.B134]/1024; &quot;0.##&quot;); &quot; KB&quot;)" office:value-type="string" office:string-value="21 KB">
            <text:p>21 KB</text:p>
          </table:table-cell>
          <table:table-cell office:value-type="float" office:value="21504">
            <text:p>21504</text:p>
          </table:table-cell>
          <table:table-cell table:number-columns-repeated="3"/>
        </table:table-row>
        <table:table-row table:style-name="ro1">
          <table:table-cell table:formula="of:=CONCATENATE(TEXT([.B135]/1024; &quot;0.##&quot;); &quot; KB&quot;)" office:value-type="string" office:string-value="22 KB">
            <text:p>22 KB</text:p>
          </table:table-cell>
          <table:table-cell office:value-type="float" office:value="22528">
            <text:p>22528</text:p>
          </table:table-cell>
          <table:table-cell table:number-columns-repeated="3"/>
        </table:table-row>
        <table:table-row table:style-name="ro1">
          <table:table-cell table:formula="of:=CONCATENATE(TEXT([.B136]/1024; &quot;0.##&quot;); &quot; KB&quot;)" office:value-type="string" office:string-value="23 KB">
            <text:p>23 KB</text:p>
          </table:table-cell>
          <table:table-cell office:value-type="float" office:value="23552">
            <text:p>23552</text:p>
          </table:table-cell>
          <table:table-cell table:number-columns-repeated="3"/>
        </table:table-row>
        <table:table-row table:style-name="ro1">
          <table:table-cell table:formula="of:=CONCATENATE(TEXT([.B137]/1024; &quot;0.##&quot;); &quot; KB&quot;)" office:value-type="string" office:string-value="24 KB">
            <text:p>24 KB</text:p>
          </table:table-cell>
          <table:table-cell office:value-type="float" office:value="24576">
            <text:p>24576</text:p>
          </table:table-cell>
          <table:table-cell table:number-columns-repeated="3"/>
        </table:table-row>
        <table:table-row table:style-name="ro1">
          <table:table-cell table:formula="of:=CONCATENATE(TEXT([.B138]/1024; &quot;0.##&quot;); &quot; KB&quot;)" office:value-type="string" office:string-value="25 KB">
            <text:p>25 KB</text:p>
          </table:table-cell>
          <table:table-cell office:value-type="float" office:value="25600">
            <text:p>25600</text:p>
          </table:table-cell>
          <table:table-cell table:number-columns-repeated="3"/>
        </table:table-row>
        <table:table-row table:style-name="ro1">
          <table:table-cell table:formula="of:=CONCATENATE(TEXT([.B139]/1024; &quot;0.##&quot;); &quot; KB&quot;)" office:value-type="string" office:string-value="26 KB">
            <text:p>26 KB</text:p>
          </table:table-cell>
          <table:table-cell office:value-type="float" office:value="26624">
            <text:p>26624</text:p>
          </table:table-cell>
          <table:table-cell table:number-columns-repeated="3"/>
        </table:table-row>
        <table:table-row table:style-name="ro1">
          <table:table-cell table:formula="of:=CONCATENATE(TEXT([.B140]/1024; &quot;0.##&quot;); &quot; KB&quot;)" office:value-type="string" office:string-value="27 KB">
            <text:p>27 KB</text:p>
          </table:table-cell>
          <table:table-cell office:value-type="float" office:value="27648">
            <text:p>27648</text:p>
          </table:table-cell>
          <table:table-cell table:number-columns-repeated="3"/>
        </table:table-row>
        <table:table-row table:style-name="ro1">
          <table:table-cell table:formula="of:=CONCATENATE(TEXT([.B141]/1024; &quot;0.##&quot;); &quot; KB&quot;)" office:value-type="string" office:string-value="28 KB">
            <text:p>28 KB</text:p>
          </table:table-cell>
          <table:table-cell office:value-type="float" office:value="28672">
            <text:p>28672</text:p>
          </table:table-cell>
          <table:table-cell table:number-columns-repeated="3"/>
        </table:table-row>
        <table:table-row table:style-name="ro1">
          <table:table-cell table:formula="of:=CONCATENATE(TEXT([.B142]/1024; &quot;0.##&quot;); &quot; KB&quot;)" office:value-type="string" office:string-value="29 KB">
            <text:p>29 KB</text:p>
          </table:table-cell>
          <table:table-cell office:value-type="float" office:value="29696">
            <text:p>29696</text:p>
          </table:table-cell>
          <table:table-cell table:number-columns-repeated="3"/>
        </table:table-row>
        <table:table-row table:style-name="ro1">
          <table:table-cell table:formula="of:=CONCATENATE(TEXT([.B143]/1024; &quot;0.##&quot;); &quot; KB&quot;)" office:value-type="string" office:string-value="30 KB">
            <text:p>30 KB</text:p>
          </table:table-cell>
          <table:table-cell office:value-type="float" office:value="30720">
            <text:p>30720</text:p>
          </table:table-cell>
          <table:table-cell table:number-columns-repeated="3"/>
        </table:table-row>
        <table:table-row table:style-name="ro1">
          <table:table-cell table:formula="of:=CONCATENATE(TEXT([.B144]/1024; &quot;0.##&quot;); &quot; KB&quot;)" office:value-type="string" office:string-value="31 KB">
            <text:p>31 KB</text:p>
          </table:table-cell>
          <table:table-cell office:value-type="float" office:value="31744">
            <text:p>31744</text:p>
          </table:table-cell>
          <table:table-cell table:number-columns-repeated="3"/>
        </table:table-row>
        <table:table-row table:style-name="ro1">
          <table:table-cell table:formula="of:=CONCATENATE(TEXT([.B145]/1024; &quot;0.##&quot;); &quot; KB&quot;)" office:value-type="string" office:string-value="32 KB">
            <text:p>32 KB</text:p>
          </table:table-cell>
          <table:table-cell office:value-type="float" office:value="32768">
            <text:p>32768</text:p>
          </table:table-cell>
          <table:table-cell table:number-columns-repeated="3"/>
        </table:table-row>
        <table:table-row table:style-name="ro1">
          <table:table-cell table:formula="of:=CONCATENATE(TEXT([.B146]/1024; &quot;0.##&quot;); &quot; KB&quot;)" office:value-type="string" office:string-value="33 KB">
            <text:p>33 KB</text:p>
          </table:table-cell>
          <table:table-cell office:value-type="float" office:value="33792">
            <text:p>33792</text:p>
          </table:table-cell>
          <table:table-cell table:number-columns-repeated="3"/>
        </table:table-row>
        <table:table-row table:style-name="ro1">
          <table:table-cell table:formula="of:=CONCATENATE(TEXT([.B147]/1024; &quot;0.##&quot;); &quot; KB&quot;)" office:value-type="string" office:string-value="34 KB">
            <text:p>34 KB</text:p>
          </table:table-cell>
          <table:table-cell office:value-type="float" office:value="34816">
            <text:p>34816</text:p>
          </table:table-cell>
          <table:table-cell table:number-columns-repeated="3"/>
        </table:table-row>
        <table:table-row table:style-name="ro1">
          <table:table-cell table:formula="of:=CONCATENATE(TEXT([.B148]/1024; &quot;0.##&quot;); &quot; KB&quot;)" office:value-type="string" office:string-value="35 KB">
            <text:p>35 KB</text:p>
          </table:table-cell>
          <table:table-cell office:value-type="float" office:value="35840">
            <text:p>35840</text:p>
          </table:table-cell>
          <table:table-cell table:number-columns-repeated="3"/>
        </table:table-row>
        <table:table-row table:style-name="ro1">
          <table:table-cell table:formula="of:=CONCATENATE(TEXT([.B149]/1024; &quot;0.##&quot;); &quot; KB&quot;)" office:value-type="string" office:string-value="36 KB">
            <text:p>36 KB</text:p>
          </table:table-cell>
          <table:table-cell office:value-type="float" office:value="36864">
            <text:p>36864</text:p>
          </table:table-cell>
          <table:table-cell table:number-columns-repeated="3"/>
        </table:table-row>
        <table:table-row table:style-name="ro1">
          <table:table-cell table:formula="of:=CONCATENATE(TEXT([.B150]/1024; &quot;0.##&quot;); &quot; KB&quot;)" office:value-type="string" office:string-value="37 KB">
            <text:p>37 KB</text:p>
          </table:table-cell>
          <table:table-cell office:value-type="float" office:value="37888">
            <text:p>37888</text:p>
          </table:table-cell>
          <table:table-cell table:number-columns-repeated="3"/>
        </table:table-row>
        <table:table-row table:style-name="ro1">
          <table:table-cell table:formula="of:=CONCATENATE(TEXT([.B151]/1024; &quot;0.##&quot;); &quot; KB&quot;)" office:value-type="string" office:string-value="38 KB">
            <text:p>38 KB</text:p>
          </table:table-cell>
          <table:table-cell office:value-type="float" office:value="38912">
            <text:p>38912</text:p>
          </table:table-cell>
          <table:table-cell table:number-columns-repeated="3"/>
        </table:table-row>
        <table:table-row table:style-name="ro1">
          <table:table-cell table:formula="of:=CONCATENATE(TEXT([.B152]/1024; &quot;0.##&quot;); &quot; KB&quot;)" office:value-type="string" office:string-value="39 KB">
            <text:p>39 KB</text:p>
          </table:table-cell>
          <table:table-cell office:value-type="float" office:value="39936">
            <text:p>39936</text:p>
          </table:table-cell>
          <table:table-cell table:number-columns-repeated="3"/>
        </table:table-row>
        <table:table-row table:style-name="ro1">
          <table:table-cell table:formula="of:=CONCATENATE(TEXT([.B153]/1024; &quot;0.##&quot;); &quot; KB&quot;)" office:value-type="string" office:string-value="40 KB">
            <text:p>40 KB</text:p>
          </table:table-cell>
          <table:table-cell office:value-type="float" office:value="40960">
            <text:p>40960</text:p>
          </table:table-cell>
          <table:table-cell table:number-columns-repeated="3"/>
        </table:table-row>
        <table:table-row table:style-name="ro1">
          <table:table-cell table:formula="of:=CONCATENATE(TEXT([.B154]/1024; &quot;0.##&quot;); &quot; KB&quot;)" office:value-type="string" office:string-value="41 KB">
            <text:p>41 KB</text:p>
          </table:table-cell>
          <table:table-cell office:value-type="float" office:value="41984">
            <text:p>41984</text:p>
          </table:table-cell>
          <table:table-cell table:number-columns-repeated="3"/>
        </table:table-row>
        <table:table-row table:style-name="ro1">
          <table:table-cell table:formula="of:=CONCATENATE(TEXT([.B155]/1024; &quot;0.##&quot;); &quot; KB&quot;)" office:value-type="string" office:string-value="42 KB">
            <text:p>42 KB</text:p>
          </table:table-cell>
          <table:table-cell office:value-type="float" office:value="43008">
            <text:p>43008</text:p>
          </table:table-cell>
          <table:table-cell table:number-columns-repeated="3"/>
        </table:table-row>
        <table:table-row table:style-name="ro1">
          <table:table-cell table:formula="of:=CONCATENATE(TEXT([.B156]/1024; &quot;0.##&quot;); &quot; KB&quot;)" office:value-type="string" office:string-value="43 KB">
            <text:p>43 KB</text:p>
          </table:table-cell>
          <table:table-cell office:value-type="float" office:value="44032">
            <text:p>44032</text:p>
          </table:table-cell>
          <table:table-cell table:number-columns-repeated="3"/>
        </table:table-row>
        <table:table-row table:style-name="ro1">
          <table:table-cell table:formula="of:=CONCATENATE(TEXT([.B157]/1024; &quot;0.##&quot;); &quot; KB&quot;)" office:value-type="string" office:string-value="44 KB">
            <text:p>44 KB</text:p>
          </table:table-cell>
          <table:table-cell office:value-type="float" office:value="45056">
            <text:p>45056</text:p>
          </table:table-cell>
          <table:table-cell table:number-columns-repeated="3"/>
        </table:table-row>
        <table:table-row table:style-name="ro1">
          <table:table-cell table:formula="of:=CONCATENATE(TEXT([.B158]/1024; &quot;0.##&quot;); &quot; KB&quot;)" office:value-type="string" office:string-value="45 KB">
            <text:p>45 KB</text:p>
          </table:table-cell>
          <table:table-cell office:value-type="float" office:value="46080">
            <text:p>46080</text:p>
          </table:table-cell>
          <table:table-cell table:number-columns-repeated="3"/>
        </table:table-row>
        <table:table-row table:style-name="ro1">
          <table:table-cell table:formula="of:=CONCATENATE(TEXT([.B159]/1024; &quot;0.##&quot;); &quot; KB&quot;)" office:value-type="string" office:string-value="46 KB">
            <text:p>46 KB</text:p>
          </table:table-cell>
          <table:table-cell office:value-type="float" office:value="47104">
            <text:p>47104</text:p>
          </table:table-cell>
          <table:table-cell table:number-columns-repeated="3"/>
        </table:table-row>
        <table:table-row table:style-name="ro1">
          <table:table-cell table:formula="of:=CONCATENATE(TEXT([.B160]/1024; &quot;0.##&quot;); &quot; KB&quot;)" office:value-type="string" office:string-value="47 KB">
            <text:p>47 KB</text:p>
          </table:table-cell>
          <table:table-cell office:value-type="float" office:value="48128">
            <text:p>48128</text:p>
          </table:table-cell>
          <table:table-cell table:number-columns-repeated="3"/>
        </table:table-row>
        <table:table-row table:style-name="ro1">
          <table:table-cell table:formula="of:=CONCATENATE(TEXT([.B161]/1024; &quot;0.##&quot;); &quot; KB&quot;)" office:value-type="string" office:string-value="48 KB">
            <text:p>48 KB</text:p>
          </table:table-cell>
          <table:table-cell office:value-type="float" office:value="49152">
            <text:p>49152</text:p>
          </table:table-cell>
          <table:table-cell table:number-columns-repeated="3"/>
        </table:table-row>
        <table:table-row table:style-name="ro1">
          <table:table-cell table:formula="of:=CONCATENATE(TEXT([.B162]/1024; &quot;0.##&quot;); &quot; KB&quot;)" office:value-type="string" office:string-value="49 KB">
            <text:p>49 KB</text:p>
          </table:table-cell>
          <table:table-cell office:value-type="float" office:value="50176">
            <text:p>50176</text:p>
          </table:table-cell>
          <table:table-cell table:number-columns-repeated="3"/>
        </table:table-row>
        <table:table-row table:style-name="ro1">
          <table:table-cell table:formula="of:=CONCATENATE(TEXT([.B163]/1024; &quot;0.##&quot;); &quot; KB&quot;)" office:value-type="string" office:string-value="50 KB">
            <text:p>50 KB</text:p>
          </table:table-cell>
          <table:table-cell office:value-type="float" office:value="51200">
            <text:p>51200</text:p>
          </table:table-cell>
          <table:table-cell table:number-columns-repeated="3"/>
        </table:table-row>
        <table:table-row table:style-name="ro1">
          <table:table-cell table:formula="of:=CONCATENATE(TEXT([.B164]/1024; &quot;0.##&quot;); &quot; KB&quot;)" office:value-type="string" office:string-value="51 KB">
            <text:p>51 KB</text:p>
          </table:table-cell>
          <table:table-cell office:value-type="float" office:value="52224">
            <text:p>52224</text:p>
          </table:table-cell>
          <table:table-cell table:number-columns-repeated="3"/>
        </table:table-row>
        <table:table-row table:style-name="ro1">
          <table:table-cell table:formula="of:=CONCATENATE(TEXT([.B165]/1024; &quot;0.##&quot;); &quot; KB&quot;)" office:value-type="string" office:string-value="52 KB">
            <text:p>52 KB</text:p>
          </table:table-cell>
          <table:table-cell office:value-type="float" office:value="53248">
            <text:p>53248</text:p>
          </table:table-cell>
          <table:table-cell table:number-columns-repeated="3"/>
        </table:table-row>
        <table:table-row table:style-name="ro1">
          <table:table-cell table:formula="of:=CONCATENATE(TEXT([.B166]/1024; &quot;0.##&quot;); &quot; KB&quot;)" office:value-type="string" office:string-value="53 KB">
            <text:p>53 KB</text:p>
          </table:table-cell>
          <table:table-cell office:value-type="float" office:value="54272">
            <text:p>54272</text:p>
          </table:table-cell>
          <table:table-cell table:number-columns-repeated="3"/>
        </table:table-row>
        <table:table-row table:style-name="ro1">
          <table:table-cell table:formula="of:=CONCATENATE(TEXT([.B167]/1024; &quot;0.##&quot;); &quot; KB&quot;)" office:value-type="string" office:string-value="54 KB">
            <text:p>54 KB</text:p>
          </table:table-cell>
          <table:table-cell office:value-type="float" office:value="55296">
            <text:p>55296</text:p>
          </table:table-cell>
          <table:table-cell table:number-columns-repeated="3"/>
        </table:table-row>
        <table:table-row table:style-name="ro1">
          <table:table-cell table:formula="of:=CONCATENATE(TEXT([.B168]/1024; &quot;0.##&quot;); &quot; KB&quot;)" office:value-type="string" office:string-value="55 KB">
            <text:p>55 KB</text:p>
          </table:table-cell>
          <table:table-cell office:value-type="float" office:value="56320">
            <text:p>56320</text:p>
          </table:table-cell>
          <table:table-cell table:number-columns-repeated="3"/>
        </table:table-row>
        <table:table-row table:style-name="ro1">
          <table:table-cell table:formula="of:=CONCATENATE(TEXT([.B169]/1024; &quot;0.##&quot;); &quot; KB&quot;)" office:value-type="string" office:string-value="56 KB">
            <text:p>56 KB</text:p>
          </table:table-cell>
          <table:table-cell office:value-type="float" office:value="57344">
            <text:p>57344</text:p>
          </table:table-cell>
          <table:table-cell table:number-columns-repeated="3"/>
        </table:table-row>
        <table:table-row table:style-name="ro1">
          <table:table-cell table:formula="of:=CONCATENATE(TEXT([.B170]/1024; &quot;0.##&quot;); &quot; KB&quot;)" office:value-type="string" office:string-value="57 KB">
            <text:p>57 KB</text:p>
          </table:table-cell>
          <table:table-cell office:value-type="float" office:value="58368">
            <text:p>58368</text:p>
          </table:table-cell>
          <table:table-cell table:number-columns-repeated="3"/>
        </table:table-row>
        <table:table-row table:style-name="ro1">
          <table:table-cell table:formula="of:=CONCATENATE(TEXT([.B171]/1024; &quot;0.##&quot;); &quot; KB&quot;)" office:value-type="string" office:string-value="58 KB">
            <text:p>58 KB</text:p>
          </table:table-cell>
          <table:table-cell office:value-type="float" office:value="59392">
            <text:p>59392</text:p>
          </table:table-cell>
          <table:table-cell table:number-columns-repeated="3"/>
        </table:table-row>
        <table:table-row table:style-name="ro1">
          <table:table-cell table:formula="of:=CONCATENATE(TEXT([.B172]/1024; &quot;0.##&quot;); &quot; KB&quot;)" office:value-type="string" office:string-value="59 KB">
            <text:p>59 KB</text:p>
          </table:table-cell>
          <table:table-cell office:value-type="float" office:value="60416">
            <text:p>60416</text:p>
          </table:table-cell>
          <table:table-cell table:number-columns-repeated="3"/>
        </table:table-row>
        <table:table-row table:style-name="ro1">
          <table:table-cell table:formula="of:=CONCATENATE(TEXT([.B173]/1024; &quot;0.##&quot;); &quot; KB&quot;)" office:value-type="string" office:string-value="60 KB">
            <text:p>60 KB</text:p>
          </table:table-cell>
          <table:table-cell office:value-type="float" office:value="61440">
            <text:p>61440</text:p>
          </table:table-cell>
          <table:table-cell table:number-columns-repeated="3"/>
        </table:table-row>
        <table:table-row table:style-name="ro1">
          <table:table-cell table:formula="of:=CONCATENATE(TEXT([.B174]/1024; &quot;0.##&quot;); &quot; KB&quot;)" office:value-type="string" office:string-value="61 KB">
            <text:p>61 KB</text:p>
          </table:table-cell>
          <table:table-cell office:value-type="float" office:value="62464">
            <text:p>62464</text:p>
          </table:table-cell>
          <table:table-cell table:number-columns-repeated="3"/>
        </table:table-row>
        <table:table-row table:style-name="ro1">
          <table:table-cell table:formula="of:=CONCATENATE(TEXT([.B175]/1024; &quot;0.##&quot;); &quot; KB&quot;)" office:value-type="string" office:string-value="62 KB">
            <text:p>62 KB</text:p>
          </table:table-cell>
          <table:table-cell office:value-type="float" office:value="63488">
            <text:p>63488</text:p>
          </table:table-cell>
          <table:table-cell table:number-columns-repeated="3"/>
        </table:table-row>
        <table:table-row table:style-name="ro1">
          <table:table-cell table:formula="of:=CONCATENATE(TEXT([.B176]/1024; &quot;0.##&quot;); &quot; KB&quot;)" office:value-type="string" office:string-value="63 KB">
            <text:p>63 KB</text:p>
          </table:table-cell>
          <table:table-cell office:value-type="float" office:value="64512">
            <text:p>64512</text:p>
          </table:table-cell>
          <table:table-cell table:number-columns-repeated="3"/>
        </table:table-row>
        <table:table-row table:style-name="ro1">
          <table:table-cell table:style-name="ce41" table:formula="of:=CONCATENATE(TEXT([.B177]/1024; &quot;0.##&quot;); &quot; KB&quot;)" office:value-type="string" office:string-value="64 KB">
            <text:p>64 KB</text:p>
          </table:table-cell>
          <table:table-cell table:style-name="ce43" office:value-type="float" office:value="65536">
            <text:p>65536</text:p>
          </table:table-cell>
          <table:table-cell table:number-columns-repeated="3"/>
        </table:table-row>
        <table:table-row table:style-name="ro1">
          <table:table-cell table:formula="of:=CONCATENATE(TEXT([.B178]/1024; &quot;0.##&quot;); &quot; KB&quot;)" office:value-type="string" office:string-value="72 KB">
            <text:p>72 KB</text:p>
          </table:table-cell>
          <table:table-cell office:value-type="float" office:value="73728">
            <text:p>73728</text:p>
          </table:table-cell>
          <table:table-cell table:number-columns-repeated="3"/>
        </table:table-row>
        <table:table-row table:style-name="ro1">
          <table:table-cell table:formula="of:=CONCATENATE(TEXT([.B179]/1024; &quot;0.##&quot;); &quot; KB&quot;)" office:value-type="string" office:string-value="80 KB">
            <text:p>80 KB</text:p>
          </table:table-cell>
          <table:table-cell office:value-type="float" office:value="81920">
            <text:p>81920</text:p>
          </table:table-cell>
          <table:table-cell table:number-columns-repeated="3"/>
        </table:table-row>
        <table:table-row table:style-name="ro1">
          <table:table-cell table:formula="of:=CONCATENATE(TEXT([.B180]/1024; &quot;0.##&quot;); &quot; KB&quot;)" office:value-type="string" office:string-value="88 KB">
            <text:p>88 KB</text:p>
          </table:table-cell>
          <table:table-cell office:value-type="float" office:value="90112">
            <text:p>90112</text:p>
          </table:table-cell>
          <table:table-cell table:number-columns-repeated="3"/>
        </table:table-row>
        <table:table-row table:style-name="ro1">
          <table:table-cell table:formula="of:=CONCATENATE(TEXT([.B181]/1024; &quot;0.##&quot;); &quot; KB&quot;)" office:value-type="string" office:string-value="96 KB">
            <text:p>96 KB</text:p>
          </table:table-cell>
          <table:table-cell office:value-type="float" office:value="98304">
            <text:p>98304</text:p>
          </table:table-cell>
          <table:table-cell table:number-columns-repeated="3"/>
        </table:table-row>
        <table:table-row table:style-name="ro1">
          <table:table-cell table:formula="of:=CONCATENATE(TEXT([.B182]/1024; &quot;0.##&quot;); &quot; KB&quot;)" office:value-type="string" office:string-value="104 KB">
            <text:p>104 KB</text:p>
          </table:table-cell>
          <table:table-cell office:value-type="float" office:value="106496">
            <text:p>106496</text:p>
          </table:table-cell>
          <table:table-cell table:number-columns-repeated="3"/>
        </table:table-row>
        <table:table-row table:style-name="ro1">
          <table:table-cell table:formula="of:=CONCATENATE(TEXT([.B183]/1024; &quot;0.##&quot;); &quot; KB&quot;)" office:value-type="string" office:string-value="112 KB">
            <text:p>112 KB</text:p>
          </table:table-cell>
          <table:table-cell office:value-type="float" office:value="114688">
            <text:p>114688</text:p>
          </table:table-cell>
          <table:table-cell table:number-columns-repeated="3"/>
        </table:table-row>
        <table:table-row table:style-name="ro1">
          <table:table-cell table:formula="of:=CONCATENATE(TEXT([.B184]/1024; &quot;0.##&quot;); &quot; KB&quot;)" office:value-type="string" office:string-value="120 KB">
            <text:p>120 KB</text:p>
          </table:table-cell>
          <table:table-cell office:value-type="float" office:value="122880">
            <text:p>122880</text:p>
          </table:table-cell>
          <table:table-cell table:number-columns-repeated="3"/>
        </table:table-row>
        <table:table-row table:style-name="ro1">
          <table:table-cell table:formula="of:=CONCATENATE(TEXT([.B185]/1024; &quot;0.##&quot;); &quot; KB&quot;)" office:value-type="string" office:string-value="128 KB">
            <text:p>128 KB</text:p>
          </table:table-cell>
          <table:table-cell office:value-type="float" office:value="131072">
            <text:p>131072</text:p>
          </table:table-cell>
          <table:table-cell table:number-columns-repeated="3"/>
        </table:table-row>
        <table:table-row table:style-name="ro1">
          <table:table-cell table:formula="of:=CONCATENATE(TEXT([.B186]/1024; &quot;0.##&quot;); &quot; KB&quot;)" office:value-type="string" office:string-value="136 KB">
            <text:p>136 KB</text:p>
          </table:table-cell>
          <table:table-cell office:value-type="float" office:value="139264">
            <text:p>139264</text:p>
          </table:table-cell>
          <table:table-cell table:number-columns-repeated="3"/>
        </table:table-row>
        <table:table-row table:style-name="ro1">
          <table:table-cell table:formula="of:=CONCATENATE(TEXT([.B187]/1024; &quot;0.##&quot;); &quot; KB&quot;)" office:value-type="string" office:string-value="144 KB">
            <text:p>144 KB</text:p>
          </table:table-cell>
          <table:table-cell office:value-type="float" office:value="147456">
            <text:p>147456</text:p>
          </table:table-cell>
          <table:table-cell table:number-columns-repeated="3"/>
        </table:table-row>
        <table:table-row table:style-name="ro1">
          <table:table-cell table:formula="of:=CONCATENATE(TEXT([.B188]/1024; &quot;0.##&quot;); &quot; KB&quot;)" office:value-type="string" office:string-value="152 KB">
            <text:p>152 KB</text:p>
          </table:table-cell>
          <table:table-cell office:value-type="float" office:value="155648">
            <text:p>155648</text:p>
          </table:table-cell>
          <table:table-cell table:number-columns-repeated="3"/>
        </table:table-row>
        <table:table-row table:style-name="ro1">
          <table:table-cell table:formula="of:=CONCATENATE(TEXT([.B189]/1024; &quot;0.##&quot;); &quot; KB&quot;)" office:value-type="string" office:string-value="160 KB">
            <text:p>160 KB</text:p>
          </table:table-cell>
          <table:table-cell office:value-type="float" office:value="163840">
            <text:p>163840</text:p>
          </table:table-cell>
          <table:table-cell table:number-columns-repeated="3"/>
        </table:table-row>
        <table:table-row table:style-name="ro1">
          <table:table-cell table:formula="of:=CONCATENATE(TEXT([.B190]/1024; &quot;0.##&quot;); &quot; KB&quot;)" office:value-type="string" office:string-value="168 KB">
            <text:p>168 KB</text:p>
          </table:table-cell>
          <table:table-cell office:value-type="float" office:value="172032">
            <text:p>172032</text:p>
          </table:table-cell>
          <table:table-cell table:number-columns-repeated="3"/>
        </table:table-row>
        <table:table-row table:style-name="ro1">
          <table:table-cell table:formula="of:=CONCATENATE(TEXT([.B191]/1024; &quot;0.##&quot;); &quot; KB&quot;)" office:value-type="string" office:string-value="176 KB">
            <text:p>176 KB</text:p>
          </table:table-cell>
          <table:table-cell office:value-type="float" office:value="180224">
            <text:p>180224</text:p>
          </table:table-cell>
          <table:table-cell table:number-columns-repeated="3"/>
        </table:table-row>
        <table:table-row table:style-name="ro1">
          <table:table-cell table:formula="of:=CONCATENATE(TEXT([.B192]/1024; &quot;0.##&quot;); &quot; KB&quot;)" office:value-type="string" office:string-value="184 KB">
            <text:p>184 KB</text:p>
          </table:table-cell>
          <table:table-cell office:value-type="float" office:value="188416">
            <text:p>188416</text:p>
          </table:table-cell>
          <table:table-cell table:number-columns-repeated="3"/>
        </table:table-row>
        <table:table-row table:style-name="ro1">
          <table:table-cell table:formula="of:=CONCATENATE(TEXT([.B193]/1024; &quot;0.##&quot;); &quot; KB&quot;)" office:value-type="string" office:string-value="192 KB">
            <text:p>192 KB</text:p>
          </table:table-cell>
          <table:table-cell office:value-type="float" office:value="196608">
            <text:p>196608</text:p>
          </table:table-cell>
          <table:table-cell table:number-columns-repeated="3"/>
        </table:table-row>
        <table:table-row table:style-name="ro1">
          <table:table-cell table:formula="of:=CONCATENATE(TEXT([.B194]/1024; &quot;0.##&quot;); &quot; KB&quot;)" office:value-type="string" office:string-value="200 KB">
            <text:p>200 KB</text:p>
          </table:table-cell>
          <table:table-cell office:value-type="float" office:value="204800">
            <text:p>204800</text:p>
          </table:table-cell>
          <table:table-cell table:number-columns-repeated="3"/>
        </table:table-row>
        <table:table-row table:style-name="ro1">
          <table:table-cell table:formula="of:=CONCATENATE(TEXT([.B195]/1024; &quot;0.##&quot;); &quot; KB&quot;)" office:value-type="string" office:string-value="208 KB">
            <text:p>208 KB</text:p>
          </table:table-cell>
          <table:table-cell office:value-type="float" office:value="212992">
            <text:p>212992</text:p>
          </table:table-cell>
          <table:table-cell table:number-columns-repeated="3"/>
        </table:table-row>
        <table:table-row table:style-name="ro1">
          <table:table-cell table:formula="of:=CONCATENATE(TEXT([.B196]/1024; &quot;0.##&quot;); &quot; KB&quot;)" office:value-type="string" office:string-value="216 KB">
            <text:p>216 KB</text:p>
          </table:table-cell>
          <table:table-cell office:value-type="float" office:value="221184">
            <text:p>221184</text:p>
          </table:table-cell>
          <table:table-cell table:number-columns-repeated="3"/>
        </table:table-row>
        <table:table-row table:style-name="ro1">
          <table:table-cell table:formula="of:=CONCATENATE(TEXT([.B197]/1024; &quot;0.##&quot;); &quot; KB&quot;)" office:value-type="string" office:string-value="224 KB">
            <text:p>224 KB</text:p>
          </table:table-cell>
          <table:table-cell office:value-type="float" office:value="229376">
            <text:p>229376</text:p>
          </table:table-cell>
          <table:table-cell table:number-columns-repeated="3"/>
        </table:table-row>
        <table:table-row table:style-name="ro1">
          <table:table-cell table:formula="of:=CONCATENATE(TEXT([.B198]/1024; &quot;0.##&quot;); &quot; KB&quot;)" office:value-type="string" office:string-value="232 KB">
            <text:p>232 KB</text:p>
          </table:table-cell>
          <table:table-cell office:value-type="float" office:value="237568">
            <text:p>237568</text:p>
          </table:table-cell>
          <table:table-cell table:number-columns-repeated="3"/>
        </table:table-row>
        <table:table-row table:style-name="ro1">
          <table:table-cell table:formula="of:=CONCATENATE(TEXT([.B199]/1024; &quot;0.##&quot;); &quot; KB&quot;)" office:value-type="string" office:string-value="240 KB">
            <text:p>240 KB</text:p>
          </table:table-cell>
          <table:table-cell office:value-type="float" office:value="245760">
            <text:p>245760</text:p>
          </table:table-cell>
          <table:table-cell table:number-columns-repeated="3"/>
        </table:table-row>
        <table:table-row table:style-name="ro1">
          <table:table-cell table:formula="of:=CONCATENATE(TEXT([.B200]/1024; &quot;0.##&quot;); &quot; KB&quot;)" office:value-type="string" office:string-value="248 KB">
            <text:p>248 KB</text:p>
          </table:table-cell>
          <table:table-cell office:value-type="float" office:value="253952">
            <text:p>253952</text:p>
          </table:table-cell>
          <table:table-cell table:number-columns-repeated="3"/>
        </table:table-row>
        <table:table-row table:style-name="ro1">
          <table:table-cell table:formula="of:=CONCATENATE(TEXT([.B201]/1024; &quot;0.##&quot;); &quot; KB&quot;)" office:value-type="string" office:string-value="256 KB">
            <text:p>256 KB</text:p>
          </table:table-cell>
          <table:table-cell office:value-type="float" office:value="262144">
            <text:p>262144</text:p>
          </table:table-cell>
          <table:table-cell table:number-columns-repeated="3"/>
        </table:table-row>
        <table:table-row table:style-name="ro1">
          <table:table-cell table:formula="of:=CONCATENATE(TEXT([.B202]/1024; &quot;0.##&quot;); &quot; KB&quot;)" office:value-type="string" office:string-value="264 KB">
            <text:p>264 KB</text:p>
          </table:table-cell>
          <table:table-cell office:value-type="float" office:value="270336">
            <text:p>270336</text:p>
          </table:table-cell>
          <table:table-cell table:number-columns-repeated="3"/>
        </table:table-row>
        <table:table-row table:style-name="ro1">
          <table:table-cell table:formula="of:=CONCATENATE(TEXT([.B203]/1024; &quot;0.##&quot;); &quot; KB&quot;)" office:value-type="string" office:string-value="272 KB">
            <text:p>272 KB</text:p>
          </table:table-cell>
          <table:table-cell office:value-type="float" office:value="278528">
            <text:p>278528</text:p>
          </table:table-cell>
          <table:table-cell table:number-columns-repeated="3"/>
        </table:table-row>
        <table:table-row table:style-name="ro1">
          <table:table-cell table:formula="of:=CONCATENATE(TEXT([.B204]/1024; &quot;0.##&quot;); &quot; KB&quot;)" office:value-type="string" office:string-value="280 KB">
            <text:p>280 KB</text:p>
          </table:table-cell>
          <table:table-cell office:value-type="float" office:value="286720">
            <text:p>286720</text:p>
          </table:table-cell>
          <table:table-cell table:number-columns-repeated="3"/>
        </table:table-row>
        <table:table-row table:style-name="ro1">
          <table:table-cell table:formula="of:=CONCATENATE(TEXT([.B205]/1024; &quot;0.##&quot;); &quot; KB&quot;)" office:value-type="string" office:string-value="288 KB">
            <text:p>288 KB</text:p>
          </table:table-cell>
          <table:table-cell office:value-type="float" office:value="294912">
            <text:p>294912</text:p>
          </table:table-cell>
          <table:table-cell table:number-columns-repeated="3"/>
        </table:table-row>
        <table:table-row table:style-name="ro1">
          <table:table-cell table:formula="of:=CONCATENATE(TEXT([.B206]/1024; &quot;0.##&quot;); &quot; KB&quot;)" office:value-type="string" office:string-value="296 KB">
            <text:p>296 KB</text:p>
          </table:table-cell>
          <table:table-cell office:value-type="float" office:value="303104">
            <text:p>303104</text:p>
          </table:table-cell>
          <table:table-cell table:number-columns-repeated="3"/>
        </table:table-row>
        <table:table-row table:style-name="ro1">
          <table:table-cell table:formula="of:=CONCATENATE(TEXT([.B207]/1024; &quot;0.##&quot;); &quot; KB&quot;)" office:value-type="string" office:string-value="304 KB">
            <text:p>304 KB</text:p>
          </table:table-cell>
          <table:table-cell office:value-type="float" office:value="311296">
            <text:p>311296</text:p>
          </table:table-cell>
          <table:table-cell table:number-columns-repeated="3"/>
        </table:table-row>
        <table:table-row table:style-name="ro1">
          <table:table-cell table:formula="of:=CONCATENATE(TEXT([.B208]/1024; &quot;0.##&quot;); &quot; KB&quot;)" office:value-type="string" office:string-value="312 KB">
            <text:p>312 KB</text:p>
          </table:table-cell>
          <table:table-cell office:value-type="float" office:value="319488">
            <text:p>319488</text:p>
          </table:table-cell>
          <table:table-cell table:number-columns-repeated="3"/>
        </table:table-row>
        <table:table-row table:style-name="ro1">
          <table:table-cell table:formula="of:=CONCATENATE(TEXT([.B209]/1024; &quot;0.##&quot;); &quot; KB&quot;)" office:value-type="string" office:string-value="320 KB">
            <text:p>320 KB</text:p>
          </table:table-cell>
          <table:table-cell office:value-type="float" office:value="327680">
            <text:p>327680</text:p>
          </table:table-cell>
          <table:table-cell table:number-columns-repeated="3"/>
        </table:table-row>
        <table:table-row table:style-name="ro1">
          <table:table-cell table:formula="of:=CONCATENATE(TEXT([.B210]/1024; &quot;0.##&quot;); &quot; KB&quot;)" office:value-type="string" office:string-value="328 KB">
            <text:p>328 KB</text:p>
          </table:table-cell>
          <table:table-cell office:value-type="float" office:value="335872">
            <text:p>335872</text:p>
          </table:table-cell>
          <table:table-cell table:number-columns-repeated="3"/>
        </table:table-row>
        <table:table-row table:style-name="ro1">
          <table:table-cell table:formula="of:=CONCATENATE(TEXT([.B211]/1024; &quot;0.##&quot;); &quot; KB&quot;)" office:value-type="string" office:string-value="336 KB">
            <text:p>336 KB</text:p>
          </table:table-cell>
          <table:table-cell office:value-type="float" office:value="344064">
            <text:p>344064</text:p>
          </table:table-cell>
          <table:table-cell table:number-columns-repeated="3"/>
        </table:table-row>
        <table:table-row table:style-name="ro1">
          <table:table-cell table:formula="of:=CONCATENATE(TEXT([.B212]/1024; &quot;0.##&quot;); &quot; KB&quot;)" office:value-type="string" office:string-value="344 KB">
            <text:p>344 KB</text:p>
          </table:table-cell>
          <table:table-cell office:value-type="float" office:value="352256">
            <text:p>352256</text:p>
          </table:table-cell>
          <table:table-cell table:number-columns-repeated="3"/>
        </table:table-row>
        <table:table-row table:style-name="ro1">
          <table:table-cell table:formula="of:=CONCATENATE(TEXT([.B213]/1024; &quot;0.##&quot;); &quot; KB&quot;)" office:value-type="string" office:string-value="352 KB">
            <text:p>352 KB</text:p>
          </table:table-cell>
          <table:table-cell office:value-type="float" office:value="360448">
            <text:p>360448</text:p>
          </table:table-cell>
          <table:table-cell table:number-columns-repeated="3"/>
        </table:table-row>
        <table:table-row table:style-name="ro1">
          <table:table-cell table:formula="of:=CONCATENATE(TEXT([.B214]/1024; &quot;0.##&quot;); &quot; KB&quot;)" office:value-type="string" office:string-value="360 KB">
            <text:p>360 KB</text:p>
          </table:table-cell>
          <table:table-cell office:value-type="float" office:value="368640">
            <text:p>368640</text:p>
          </table:table-cell>
          <table:table-cell table:number-columns-repeated="3"/>
        </table:table-row>
        <table:table-row table:style-name="ro1">
          <table:table-cell table:formula="of:=CONCATENATE(TEXT([.B215]/1024; &quot;0.##&quot;); &quot; KB&quot;)" office:value-type="string" office:string-value="368 KB">
            <text:p>368 KB</text:p>
          </table:table-cell>
          <table:table-cell office:value-type="float" office:value="376832">
            <text:p>376832</text:p>
          </table:table-cell>
          <table:table-cell table:number-columns-repeated="3"/>
        </table:table-row>
        <table:table-row table:style-name="ro1">
          <table:table-cell table:formula="of:=CONCATENATE(TEXT([.B216]/1024; &quot;0.##&quot;); &quot; KB&quot;)" office:value-type="string" office:string-value="376 KB">
            <text:p>376 KB</text:p>
          </table:table-cell>
          <table:table-cell office:value-type="float" office:value="385024">
            <text:p>385024</text:p>
          </table:table-cell>
          <table:table-cell table:number-columns-repeated="3"/>
        </table:table-row>
        <table:table-row table:style-name="ro1">
          <table:table-cell table:formula="of:=CONCATENATE(TEXT([.B217]/1024; &quot;0.##&quot;); &quot; KB&quot;)" office:value-type="string" office:string-value="384 KB">
            <text:p>384 KB</text:p>
          </table:table-cell>
          <table:table-cell office:value-type="float" office:value="393216">
            <text:p>393216</text:p>
          </table:table-cell>
          <table:table-cell table:number-columns-repeated="3"/>
        </table:table-row>
        <table:table-row table:style-name="ro1">
          <table:table-cell table:formula="of:=CONCATENATE(TEXT([.B218]/1024; &quot;0.##&quot;); &quot; KB&quot;)" office:value-type="string" office:string-value="392 KB">
            <text:p>392 KB</text:p>
          </table:table-cell>
          <table:table-cell office:value-type="float" office:value="401408">
            <text:p>401408</text:p>
          </table:table-cell>
          <table:table-cell table:number-columns-repeated="3"/>
        </table:table-row>
        <table:table-row table:style-name="ro1">
          <table:table-cell table:formula="of:=CONCATENATE(TEXT([.B219]/1024; &quot;0.##&quot;); &quot; KB&quot;)" office:value-type="string" office:string-value="400 KB">
            <text:p>400 KB</text:p>
          </table:table-cell>
          <table:table-cell office:value-type="float" office:value="409600">
            <text:p>409600</text:p>
          </table:table-cell>
          <table:table-cell table:number-columns-repeated="3"/>
        </table:table-row>
        <table:table-row table:style-name="ro1">
          <table:table-cell table:formula="of:=CONCATENATE(TEXT([.B220]/1024; &quot;0.##&quot;); &quot; KB&quot;)" office:value-type="string" office:string-value="408 KB">
            <text:p>408 KB</text:p>
          </table:table-cell>
          <table:table-cell office:value-type="float" office:value="417792">
            <text:p>417792</text:p>
          </table:table-cell>
          <table:table-cell table:number-columns-repeated="3"/>
        </table:table-row>
        <table:table-row table:style-name="ro1">
          <table:table-cell table:formula="of:=CONCATENATE(TEXT([.B221]/1024; &quot;0.##&quot;); &quot; KB&quot;)" office:value-type="string" office:string-value="416 KB">
            <text:p>416 KB</text:p>
          </table:table-cell>
          <table:table-cell office:value-type="float" office:value="425984">
            <text:p>425984</text:p>
          </table:table-cell>
          <table:table-cell table:number-columns-repeated="3"/>
        </table:table-row>
        <table:table-row table:style-name="ro1">
          <table:table-cell table:formula="of:=CONCATENATE(TEXT([.B222]/1024; &quot;0.##&quot;); &quot; KB&quot;)" office:value-type="string" office:string-value="424 KB">
            <text:p>424 KB</text:p>
          </table:table-cell>
          <table:table-cell office:value-type="float" office:value="434176">
            <text:p>434176</text:p>
          </table:table-cell>
          <table:table-cell table:number-columns-repeated="3"/>
        </table:table-row>
        <table:table-row table:style-name="ro1">
          <table:table-cell table:formula="of:=CONCATENATE(TEXT([.B223]/1024; &quot;0.##&quot;); &quot; KB&quot;)" office:value-type="string" office:string-value="432 KB">
            <text:p>432 KB</text:p>
          </table:table-cell>
          <table:table-cell office:value-type="float" office:value="442368">
            <text:p>442368</text:p>
          </table:table-cell>
          <table:table-cell table:number-columns-repeated="3"/>
        </table:table-row>
        <table:table-row table:style-name="ro1">
          <table:table-cell table:formula="of:=CONCATENATE(TEXT([.B224]/1024; &quot;0.##&quot;); &quot; KB&quot;)" office:value-type="string" office:string-value="440 KB">
            <text:p>440 KB</text:p>
          </table:table-cell>
          <table:table-cell office:value-type="float" office:value="450560">
            <text:p>450560</text:p>
          </table:table-cell>
          <table:table-cell table:number-columns-repeated="3"/>
        </table:table-row>
        <table:table-row table:style-name="ro1">
          <table:table-cell table:formula="of:=CONCATENATE(TEXT([.B225]/1024; &quot;0.##&quot;); &quot; KB&quot;)" office:value-type="string" office:string-value="448 KB">
            <text:p>448 KB</text:p>
          </table:table-cell>
          <table:table-cell office:value-type="float" office:value="458752">
            <text:p>458752</text:p>
          </table:table-cell>
          <table:table-cell table:number-columns-repeated="3"/>
        </table:table-row>
        <table:table-row table:style-name="ro1">
          <table:table-cell table:formula="of:=CONCATENATE(TEXT([.B226]/1024; &quot;0.##&quot;); &quot; KB&quot;)" office:value-type="string" office:string-value="456 KB">
            <text:p>456 KB</text:p>
          </table:table-cell>
          <table:table-cell office:value-type="float" office:value="466944">
            <text:p>466944</text:p>
          </table:table-cell>
          <table:table-cell table:number-columns-repeated="3"/>
        </table:table-row>
        <table:table-row table:style-name="ro1">
          <table:table-cell table:formula="of:=CONCATENATE(TEXT([.B227]/1024; &quot;0.##&quot;); &quot; KB&quot;)" office:value-type="string" office:string-value="464 KB">
            <text:p>464 KB</text:p>
          </table:table-cell>
          <table:table-cell office:value-type="float" office:value="475136">
            <text:p>475136</text:p>
          </table:table-cell>
          <table:table-cell table:number-columns-repeated="3"/>
        </table:table-row>
        <table:table-row table:style-name="ro1">
          <table:table-cell table:formula="of:=CONCATENATE(TEXT([.B228]/1024; &quot;0.##&quot;); &quot; KB&quot;)" office:value-type="string" office:string-value="472 KB">
            <text:p>472 KB</text:p>
          </table:table-cell>
          <table:table-cell office:value-type="float" office:value="483328">
            <text:p>483328</text:p>
          </table:table-cell>
          <table:table-cell table:number-columns-repeated="3"/>
        </table:table-row>
        <table:table-row table:style-name="ro1">
          <table:table-cell table:formula="of:=CONCATENATE(TEXT([.B229]/1024; &quot;0.##&quot;); &quot; KB&quot;)" office:value-type="string" office:string-value="480 KB">
            <text:p>480 KB</text:p>
          </table:table-cell>
          <table:table-cell office:value-type="float" office:value="491520">
            <text:p>491520</text:p>
          </table:table-cell>
          <table:table-cell table:number-columns-repeated="3"/>
        </table:table-row>
        <table:table-row table:style-name="ro1">
          <table:table-cell table:formula="of:=CONCATENATE(TEXT([.B230]/1024; &quot;0.##&quot;); &quot; KB&quot;)" office:value-type="string" office:string-value="488 KB">
            <text:p>488 KB</text:p>
          </table:table-cell>
          <table:table-cell office:value-type="float" office:value="499712">
            <text:p>499712</text:p>
          </table:table-cell>
          <table:table-cell table:number-columns-repeated="3"/>
        </table:table-row>
        <table:table-row table:style-name="ro1">
          <table:table-cell table:formula="of:=CONCATENATE(TEXT([.B231]/1024; &quot;0.##&quot;); &quot; KB&quot;)" office:value-type="string" office:string-value="496 KB">
            <text:p>496 KB</text:p>
          </table:table-cell>
          <table:table-cell office:value-type="float" office:value="507904">
            <text:p>507904</text:p>
          </table:table-cell>
          <table:table-cell table:number-columns-repeated="3"/>
        </table:table-row>
        <table:table-row table:style-name="ro1">
          <table:table-cell table:formula="of:=CONCATENATE(TEXT([.B232]/1024; &quot;0.##&quot;); &quot; KB&quot;)" office:value-type="string" office:string-value="504 KB">
            <text:p>504 KB</text:p>
          </table:table-cell>
          <table:table-cell office:value-type="float" office:value="516096">
            <text:p>516096</text:p>
          </table:table-cell>
          <table:table-cell table:number-columns-repeated="3"/>
        </table:table-row>
        <table:table-row table:style-name="ro1">
          <table:table-cell table:style-name="ce41" table:formula="of:=CONCATENATE(TEXT([.B233]/1024; &quot;0.##&quot;); &quot; KB&quot;)" office:value-type="string" office:string-value="512 KB">
            <text:p>512 KB</text:p>
          </table:table-cell>
          <table:table-cell table:style-name="ce43" office:value-type="float" office:value="524288">
            <text:p>524288</text:p>
          </table:table-cell>
          <table:table-cell table:number-columns-repeated="3"/>
        </table:table-row>
        <table:table-row table:style-name="ro1">
          <table:table-cell table:formula="of:=CONCATENATE(TEXT([.B234]/1024; &quot;0.##&quot;); &quot; KB&quot;)" office:value-type="string" office:string-value="576 KB">
            <text:p>576 KB</text:p>
          </table:table-cell>
          <table:table-cell office:value-type="float" office:value="589824">
            <text:p>589824</text:p>
          </table:table-cell>
          <table:table-cell table:number-columns-repeated="3"/>
        </table:table-row>
        <table:table-row table:style-name="ro1">
          <table:table-cell table:formula="of:=CONCATENATE(TEXT([.B235]/1024; &quot;0.##&quot;); &quot; KB&quot;)" office:value-type="string" office:string-value="640 KB">
            <text:p>640 KB</text:p>
          </table:table-cell>
          <table:table-cell office:value-type="float" office:value="655360">
            <text:p>655360</text:p>
          </table:table-cell>
          <table:table-cell table:number-columns-repeated="3"/>
        </table:table-row>
        <table:table-row table:style-name="ro1">
          <table:table-cell table:formula="of:=CONCATENATE(TEXT([.B236]/1024; &quot;0.##&quot;); &quot; KB&quot;)" office:value-type="string" office:string-value="704 KB">
            <text:p>704 KB</text:p>
          </table:table-cell>
          <table:table-cell office:value-type="float" office:value="720896">
            <text:p>720896</text:p>
          </table:table-cell>
          <table:table-cell table:number-columns-repeated="3"/>
        </table:table-row>
        <table:table-row table:style-name="ro1">
          <table:table-cell table:formula="of:=CONCATENATE(TEXT([.B237]/1024; &quot;0.##&quot;); &quot; KB&quot;)" office:value-type="string" office:string-value="768 KB">
            <text:p>768 KB</text:p>
          </table:table-cell>
          <table:table-cell office:value-type="float" office:value="786432">
            <text:p>786432</text:p>
          </table:table-cell>
          <table:table-cell table:number-columns-repeated="3"/>
        </table:table-row>
        <table:table-row table:style-name="ro1">
          <table:table-cell table:formula="of:=CONCATENATE(TEXT([.B238]/1024; &quot;0.##&quot;); &quot; KB&quot;)" office:value-type="string" office:string-value="832 KB">
            <text:p>832 KB</text:p>
          </table:table-cell>
          <table:table-cell office:value-type="float" office:value="851968">
            <text:p>851968</text:p>
          </table:table-cell>
          <table:table-cell table:number-columns-repeated="3"/>
        </table:table-row>
        <table:table-row table:style-name="ro1">
          <table:table-cell table:formula="of:=CONCATENATE(TEXT([.B239]/1024; &quot;0.##&quot;); &quot; KB&quot;)" office:value-type="string" office:string-value="896 KB">
            <text:p>896 KB</text:p>
          </table:table-cell>
          <table:table-cell office:value-type="float" office:value="917504">
            <text:p>917504</text:p>
          </table:table-cell>
          <table:table-cell table:number-columns-repeated="3"/>
        </table:table-row>
        <table:table-row table:style-name="ro1">
          <table:table-cell table:formula="of:=CONCATENATE(TEXT([.B240]/1024; &quot;0.##&quot;); &quot; KB&quot;)" office:value-type="string" office:string-value="960 KB">
            <text:p>960 KB</text:p>
          </table:table-cell>
          <table:table-cell office:value-type="float" office:value="983040">
            <text:p>983040</text:p>
          </table:table-cell>
          <table:table-cell table:number-columns-repeated="3"/>
        </table:table-row>
        <table:table-row table:style-name="ro1">
          <table:table-cell table:style-name="ce41" table:formula="of:=CONCATENATE(TEXT([.B241]/1024; &quot;0.##&quot;); &quot; KB&quot;)" office:value-type="string" office:string-value="1024 KB">
            <text:p>1024 KB</text:p>
          </table:table-cell>
          <table:table-cell table:style-name="ce43" office:value-type="float" office:value="1048576">
            <text:p>1048576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48">
      <number:number number:decimal-places="4" number:min-integer-digits="1"/>
      <number:text>%</number:text>
    </number:percentage-style>
    <number:percentage-style style:name="N149">
      <number:number number:decimal-places="6" number:min-integer-digits="1"/>
      <number:text>%</number:text>
    </number:percentage-style>
    <style:style style:name="Default" style:family="table-cell">
      <style:text-properties style:font-name="돋움" style:font-name-asian="돋움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제목_20_없음1" style:display-name="제목 없음1" style:family="table-cell" style:parent-style-name="Default">
      <style:table-cell-properties fo:background-color="transparent"/>
      <style:text-properties fo:color="#ff3333"/>
    </style:style>
    <style:style style:name="제목_20_없음2" style:display-name="제목 없음2" style:family="table-cell" style:parent-style-name="Default">
      <style:table-cell-properties fo:background-color="#ffff66"/>
      <style:text-properties fo:color="#ff3333"/>
    </style:style>
    <style:style style:name="제목_20_없음3" style:display-name="제목 없음3" style:family="table-cell" style:parent-style-name="Default">
      <style:text-properties fo:color="#ff6666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2016-07-08</text:date>, <text:time>17:16:51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st Penguin</meta:initial-creator>
    <meta:creation-date>2016-06-10T07:42:18.02</meta:creation-date>
    <dc:date>2016-07-08T17:16:51.76</dc:date>
    <dc:creator>Last Penguin</dc:creator>
    <meta:editing-duration>PT14H2M14S</meta:editing-duration>
    <meta:editing-cycles>70</meta:editing-cycles>
    <meta:generator>OpenOffice/4.1.2$Win32 OpenOffice.org_project/412m3$Build-9782</meta:generator>
    <meta:document-statistic meta:table-count="2" meta:cell-count="3955" meta:object-count="0"/>
  </office:meta>
</office:document-meta>
</file>